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6" style:family="table-column">
      <style:table-column-properties fo:break-before="auto" style:column-width="6.031cm"/>
    </style:style>
    <style:style style:name="co7" style:family="table-column">
      <style:table-column-properties fo:break-before="auto" style:column-width="5.68cm"/>
    </style:style>
    <style:style style:name="co3" style:family="table-column">
      <style:table-column-properties fo:break-before="auto" style:column-width="15.759cm"/>
    </style:style>
    <style:style style:name="co4" style:family="table-column">
      <style:table-column-properties fo:break-before="auto" style:column-width="5.565cm"/>
    </style:style>
    <style:style style:name="co5" style:family="table-column">
      <style:table-column-properties fo:break-before="auto" style:column-width="5.701cm"/>
    </style:style>
    <style:style style:name="co8" style:family="table-column">
      <style:table-column-properties fo:break-before="auto" style:column-width="11.421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5.581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8.74cm" fo:break-before="auto" style:use-optimal-row-height="true"/>
    </style:style>
    <style:style style:name="ro12" style:family="table-row">
      <style:table-row-properties style:row-height="16.242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5.976cm" fo:break-before="auto" style:use-optimal-row-height="true"/>
    </style:style>
    <style:style style:name="ro15" style:family="table-row">
      <style:table-row-properties style:row-height="7.555cm" fo:break-before="auto" style:use-optimal-row-height="true"/>
    </style:style>
    <style:style style:name="ro16" style:family="table-row">
      <style:table-row-properties style:row-height="12.689cm" fo:break-before="auto" style:use-optimal-row-height="true"/>
    </style:style>
    <style:style style:name="ro17" style:family="table-row">
      <style:table-row-properties style:row-height="14.663cm" fo:break-before="auto" style:use-optimal-row-height="true"/>
    </style:style>
    <style:style style:name="ro18" style:family="table-row">
      <style:table-row-properties style:row-height="13.478cm" fo:break-before="auto" style:use-optimal-row-height="true"/>
    </style:style>
    <style:style style:name="ro19" style:family="table-row">
      <style:table-row-properties style:row-height="8.345cm" fo:break-before="auto" style:use-optimal-row-height="true"/>
    </style:style>
    <style:style style:name="ro20" style:family="table-row">
      <style:table-row-properties style:row-height="2.406cm" fo:break-before="auto" style:use-optimal-row-height="true"/>
    </style:style>
    <style:style style:name="ro21" style:family="table-row">
      <style:table-row-properties style:row-height="6.75cm" fo:break-before="auto" style:use-optimal-row-height="true"/>
    </style:style>
    <style:style style:name="ro22" style:family="table-row">
      <style:table-row-properties style:row-height="3.196cm" fo:break-before="auto" style:use-optimal-row-height="true"/>
    </style:style>
    <style:style style:name="ro23" style:family="table-row">
      <style:table-row-properties style:row-height="7.541cm" fo:break-before="auto" style:use-optimal-row-height="true"/>
    </style:style>
    <style:style style:name="ro24" style:family="table-row">
      <style:table-row-properties style:row-height="6.369cm" fo:break-before="auto" style:use-optimal-row-height="true"/>
    </style:style>
    <style:style style:name="ro25" style:family="table-row">
      <style:table-row-properties style:row-height="9.529cm" fo:break-before="auto" style:use-optimal-row-height="true"/>
    </style:style>
    <style:style style:name="ro26" style:family="table-row">
      <style:table-row-properties style:row-height="7.146cm" fo:break-before="auto" style:use-optimal-row-height="true"/>
    </style:style>
    <style:style style:name="ro27" style:family="table-row">
      <style:table-row-properties style:row-height="11.109cm" fo:break-before="auto" style:use-optimal-row-height="true"/>
    </style:style>
    <style:style style:name="ro28" style:family="table-row">
      <style:table-row-properties style:row-height="19.008cm" fo:break-before="auto" style:use-optimal-row-height="true"/>
    </style:style>
    <style:style style:name="ro29" style:family="table-row">
      <style:table-row-properties style:row-height="35.198cm" fo:break-before="auto" style:use-optimal-row-height="true"/>
    </style:style>
    <style:style style:name="ro30" style:family="table-row">
      <style:table-row-properties style:row-height="2.801cm" fo:break-before="auto" style:use-optimal-row-height="true"/>
    </style:style>
    <style:style style:name="ro31" style:family="table-row">
      <style:table-row-properties style:row-height="4.001cm" fo:break-before="auto" style:use-optimal-row-height="true"/>
    </style:style>
    <style:style style:name="ro32" style:family="table-row">
      <style:table-row-properties style:row-height="4.791cm" fo:break-before="auto" style:use-optimal-row-height="true"/>
    </style:style>
    <style:style style:name="ro33" style:family="table-row">
      <style:table-row-properties style:row-height="15.058cm" fo:break-before="auto" style:use-optimal-row-height="true"/>
    </style:style>
    <style:style style:name="ro34" style:family="table-row">
      <style:table-row-properties style:row-height="7.16cm" fo:break-before="auto" style:use-optimal-row-height="true"/>
    </style:style>
    <style:style style:name="ro35" style:family="table-row">
      <style:table-row-properties style:row-height="28.469cm" fo:break-before="auto" style:use-optimal-row-height="true"/>
    </style:style>
    <style:style style:name="ro36" style:family="table-row">
      <style:table-row-properties style:row-height="19.403cm" fo:break-before="auto" style:use-optimal-row-height="true"/>
    </style:style>
    <style:style style:name="ro37" style:family="table-row">
      <style:table-row-properties style:row-height="3.591cm" fo:break-before="auto" style:use-optimal-row-height="true"/>
    </style:style>
    <style:style style:name="ro38" style:family="table-row">
      <style:table-row-properties style:row-height="4.775cm" fo:break-before="auto" style:use-optimal-row-height="true"/>
    </style:style>
    <style:style style:name="ro39" style:family="table-row">
      <style:table-row-properties style:row-height="11.504cm" fo:break-before="auto" style:use-optimal-row-height="true"/>
    </style:style>
    <style:style style:name="ro40" style:family="table-row">
      <style:table-row-properties style:row-height="5.565cm" fo:break-before="auto" style:use-optimal-row-height="true"/>
    </style:style>
    <style:style style:name="ro41" style:family="table-row">
      <style:table-row-properties style:row-height="1.616cm" fo:break-before="auto" style:use-optimal-row-height="true"/>
    </style:style>
    <style:style style:name="ro42" style:family="table-row">
      <style:table-row-properties style:row-height="6.355cm" fo:break-before="auto" style:use-optimal-row-height="true"/>
    </style:style>
    <style:style style:name="ro43" style:family="table-row">
      <style:table-row-properties style:row-height="8.329cm" fo:break-before="auto" style:use-optimal-row-height="true"/>
    </style:style>
    <style:style style:name="ro44" style:family="table-row">
      <style:table-row-properties style:row-height="10.7cm" fo:break-before="auto" style:use-optimal-row-height="true"/>
    </style:style>
    <style:style style:name="ro45" style:family="table-row">
      <style:table-row-properties style:row-height="5.17cm" fo:break-before="auto" style:use-optimal-row-height="true"/>
    </style:style>
    <style:style style:name="ro46" style:family="table-row">
      <style:table-row-properties style:row-height="6.765cm" fo:break-before="auto" style:use-optimal-row-height="true"/>
    </style:style>
    <style:style style:name="ro47" style:family="table-row">
      <style:table-row-properties style:row-height="9.91cm" fo:break-before="auto" style:use-optimal-row-height="true"/>
    </style:style>
    <style:style style:name="ro48" style:family="table-row">
      <style:table-row-properties style:row-height="20.572cm" fo:break-before="auto" style:use-optimal-row-height="true"/>
    </style:style>
    <style:style style:name="ro49" style:family="table-row">
      <style:table-row-properties style:row-height="37.966cm" fo:break-before="auto" style:use-optimal-row-height="true"/>
    </style:style>
    <style:style style:name="ro50" style:family="table-row">
      <style:table-row-properties style:row-height="14.647cm" fo:break-before="auto" style:use-optimal-row-height="true"/>
    </style:style>
    <style:style style:name="ro51" style:family="table-row">
      <style:table-row-properties style:row-height="19.387cm" fo:break-before="auto" style:use-optimal-row-height="true"/>
    </style:style>
    <style:style style:name="ro52" style:family="table-row">
      <style:table-row-properties style:row-height="2.011cm" fo:break-before="auto" style:use-optimal-row-height="true"/>
    </style:style>
    <style:style style:name="ro53" style:family="table-row">
      <style:table-row-properties style:row-height="14.268cm" fo:break-before="auto" style:use-optimal-row-height="true"/>
    </style:style>
    <style:style style:name="ro54" style:family="table-row">
      <style:table-row-properties style:row-height="38.361cm" fo:break-before="auto" style:use-optimal-row-height="true"/>
    </style:style>
    <style:style style:name="ro55" style:family="table-row">
      <style:table-row-properties style:row-height="13.859cm" fo:break-before="auto" style:use-optimal-row-height="true"/>
    </style:style>
    <style:style style:name="ro56" style:family="table-row">
      <style:table-row-properties style:row-height="4.382cm" fo:break-before="auto" style:use-optimal-row-height="true"/>
    </style:style>
    <style:style style:name="ro57" style:family="table-row">
      <style:table-row-properties style:row-height="5.186cm" fo:break-before="auto" style:use-optimal-row-height="true"/>
    </style:style>
    <style:style style:name="ro58" style:family="table-row">
      <style:table-row-properties style:row-height="1.221cm" fo:break-before="auto" style:use-optimal-row-height="true"/>
    </style:style>
    <style:style style:name="ro59" style:family="table-row">
      <style:table-row-properties style:row-height="12.674cm" fo:break-before="auto" style:use-optimal-row-height="true"/>
    </style:style>
    <style:style style:name="ro60" style:family="table-row">
      <style:table-row-properties style:row-height="18.202cm" fo:break-before="auto" style:use-optimal-row-height="true"/>
    </style:style>
    <style:style style:name="ro61" style:family="table-row">
      <style:table-row-properties style:row-height="15.833cm" fo:break-before="auto" style:use-optimal-row-height="true"/>
    </style:style>
    <style:style style:name="ro62" style:family="table-row">
      <style:table-row-properties style:row-height="0.827cm" fo:break-before="auto" style:use-optimal-row-height="true"/>
    </style:style>
    <style:style style:name="ro63" style:family="table-row">
      <style:table-row-properties style:row-height="3.986cm" fo:break-before="auto" style:use-optimal-row-height="true"/>
    </style:style>
    <style:style style:name="ro64" style:family="table-row">
      <style:table-row-properties style:row-height="5.96cm" fo:break-before="auto" style:use-optimal-row-height="true"/>
    </style:style>
    <style:style style:name="ro65" style:family="table-row">
      <style:table-row-properties style:row-height="15.042cm" fo:break-before="auto" style:use-optimal-row-height="true"/>
    </style:style>
    <style:style style:name="ro66" style:family="table-row">
      <style:table-row-properties style:row-height="10.319cm" fo:break-before="auto" style:use-optimal-row-height="true"/>
    </style:style>
    <style:style style:name="ro67" style:family="table-row">
      <style:table-row-properties style:row-height="7.934cm" fo:break-before="auto" style:use-optimal-row-height="true"/>
    </style:style>
    <style:style style:name="ro68" style:family="table-row">
      <style:table-row-properties style:row-height="12.278cm" fo:break-before="auto" style:use-optimal-row-height="true"/>
    </style:style>
    <style:style style:name="ro69" style:family="table-row">
      <style:table-row-properties style:row-height="10.305cm" fo:break-before="auto" style:use-optimal-row-height="true"/>
    </style:style>
    <style:style style:name="ro70" style:family="table-row">
      <style:table-row-properties style:row-height="13.464cm" fo:break-before="auto" style:use-optimal-row-height="true"/>
    </style:style>
    <style:style style:name="ro71" style:family="table-row">
      <style:table-row-properties style:row-height="24.915cm" fo:break-before="auto" style:use-optimal-row-height="true"/>
    </style:style>
    <style:style style:name="ro72" style:family="table-row">
      <style:table-row-properties style:row-height="26.495cm" fo:break-before="auto" style:use-optimal-row-height="true"/>
    </style:style>
    <style:style style:name="ro73" style:family="table-row">
      <style:table-row-properties style:row-height="50.207cm" fo:break-before="auto" style:use-optimal-row-height="true"/>
    </style:style>
    <style:style style:name="ro74" style:family="table-row">
      <style:table-row-properties style:row-height="11.488cm" fo:break-before="auto" style:use-optimal-row-height="true"/>
    </style:style>
    <style:style style:name="ro75" style:family="table-row">
      <style:table-row-properties style:row-height="43.099cm" fo:break-before="auto" style:use-optimal-row-height="true"/>
    </style:style>
    <style:style style:name="ro76" style:family="table-row">
      <style:table-row-properties style:row-height="15.453cm" fo:break-before="auto" style:use-optimal-row-height="true"/>
    </style:style>
    <style:style style:name="ro77" style:family="table-row">
      <style:table-row-properties style:row-height="48.234cm" fo:break-before="auto" style:use-optimal-row-height="true"/>
    </style:style>
    <style:style style:name="ro78" style:family="table-row">
      <style:table-row-properties style:row-height="7.95cm" fo:break-before="auto" style:use-optimal-row-height="true"/>
    </style:style>
    <style:style style:name="ro79" style:family="table-row">
      <style:table-row-properties style:row-height="11.093cm" fo:break-before="auto" style:use-optimal-row-height="true"/>
    </style:style>
    <style:style style:name="ro80" style:family="table-row">
      <style:table-row-properties style:row-height="9.119cm" fo:break-before="auto" style:use-optimal-row-height="true"/>
    </style:style>
    <style:style style:name="ro81" style:family="table-row">
      <style:table-row-properties style:row-height="16.623cm" fo:break-before="auto" style:use-optimal-row-height="true"/>
    </style:style>
    <style:style style:name="ro82" style:family="table-row">
      <style:table-row-properties style:row-height="33.226cm" fo:break-before="auto" style:use-optimal-row-height="true"/>
    </style:style>
    <style:style style:name="ro83" style:family="table-row">
      <style:table-row-properties style:row-height="14.254cm" fo:break-before="auto" style:use-optimal-row-height="true"/>
    </style:style>
    <style:style style:name="ro84" style:family="table-row">
      <style:table-row-properties style:row-height="11.883cm" fo:break-before="auto" style:use-optimal-row-height="true"/>
    </style:style>
    <style:style style:name="ro85" style:family="table-row">
      <style:table-row-properties style:row-height="29.655cm" fo:break-before="auto" style:use-optimal-row-height="true"/>
    </style:style>
    <style:style style:name="ro86" style:family="table-row">
      <style:table-row-properties style:row-height="9.514cm" fo:break-before="auto" style:use-optimal-row-height="true"/>
    </style:style>
    <style:style style:name="ro87" style:family="table-row">
      <style:table-row-properties style:row-height="16.228cm" fo:break-before="auto" style:use-optimal-row-height="true"/>
    </style:style>
    <style:style style:name="ro88" style:family="table-row">
      <style:table-row-properties style:row-height="21.361cm" fo:break-before="auto" style:use-optimal-row-height="true"/>
    </style:style>
    <style:style style:name="ro89" style:family="table-row">
      <style:table-row-properties style:row-height="15.438cm" fo:break-before="auto" style:use-optimal-row-height="true"/>
    </style:style>
    <style:style style:name="ro90" style:family="table-row">
      <style:table-row-properties style:row-height="20.966cm" fo:break-before="auto" style:use-optimal-row-height="true"/>
    </style:style>
    <style:style style:name="ro91" style:family="table-row">
      <style:table-row-properties style:row-height="8.724cm" fo:break-before="auto" style:use-optimal-row-height="true"/>
    </style:style>
    <style:style style:name="ro92" style:family="table-row">
      <style:table-row-properties style:row-height="17.427cm" fo:break-before="auto" style:use-optimal-row-height="true"/>
    </style:style>
    <style:style style:name="ro93" style:family="table-row">
      <style:table-row-properties style:row-height="17.822cm" fo:break-before="auto" style:use-optimal-row-height="true"/>
    </style:style>
    <style:style style:name="ro94" style:family="table-row">
      <style:table-row-properties style:row-height="60.475cm" fo:break-before="auto" style:use-optimal-row-height="true"/>
    </style:style>
    <style:style style:name="ro95" style:family="table-row">
      <style:table-row-properties style:row-height="18.597cm" fo:break-before="auto" style:use-optimal-row-height="true"/>
    </style:style>
    <style:style style:name="ro96" style:family="table-row">
      <style:table-row-properties style:row-height="22.546cm" fo:break-before="auto" style:use-optimal-row-height="true"/>
    </style:style>
    <style:style style:name="ro97" style:family="table-row">
      <style:table-row-properties style:row-height="41.125cm" fo:break-before="auto" style:use-optimal-row-height="true"/>
    </style:style>
    <style:style style:name="ro98" style:family="table-row">
      <style:table-row-properties style:row-height="9.135cm" fo:break-before="auto" style:use-optimal-row-height="true"/>
    </style:style>
    <style:style style:name="ro99" style:family="table-row">
      <style:table-row-properties style:row-height="61.66cm" fo:break-before="auto" style:use-optimal-row-height="true"/>
    </style:style>
    <style:style style:name="ro100" style:family="table-row">
      <style:table-row-properties style:row-height="25.31cm" fo:break-before="auto" style:use-optimal-row-height="true"/>
    </style:style>
    <style:style style:name="ro101" style:family="table-row">
      <style:table-row-properties style:row-height="13.069cm" fo:break-before="auto" style:use-optimal-row-height="true"/>
    </style:style>
    <style:style style:name="ro102" style:family="table-row">
      <style:table-row-properties style:row-height="9.924cm" fo:break-before="auto" style:use-optimal-row-height="true"/>
    </style:style>
    <style:style style:name="ro103" style:family="table-row">
      <style:table-row-properties style:row-height="17.806cm" fo:break-before="auto" style:use-optimal-row-height="true"/>
    </style:style>
    <style:style style:name="ro104" style:family="table-row">
      <style:table-row-properties style:row-height="45.074cm" fo:break-before="auto" style:use-optimal-row-height="true"/>
    </style:style>
    <style:style style:name="ta1" style:family="table" style:master-page-name="Default">
      <style:table-properties table:display="true" style:writing-mode="lr-tb"/>
    </style:style>
    <style:style style:name="ce31" style:family="table-cell" style:parent-style-name="Pivot_20_Table_20_Field">
      <style:table-cell-properties fo:border-bottom="0.99pt solid #000000" fo:border-left="2.01pt solid #000000" fo:border-right="0.99pt solid #000000" fo:border-top="2.01pt solid #000000"/>
    </style:style>
    <style:style style:name="ce32" style:family="table-cell" style:parent-style-name="Pivot_20_Table_20_Category" style:data-style-name="N0">
      <style:table-cell-properties fo:border-bottom="none" fo:border-left="2.01pt solid #000000" fo:border-right="0.99pt solid #000000" fo:border-top="0.99pt solid #000000"/>
    </style:style>
    <style:style style:name="ce33" style:family="table-cell" style:parent-style-name="Pivot_20_Table_20_Category" style:data-style-name="N0">
      <style:table-cell-properties fo:border-bottom="none" fo:border-left="2.01pt solid #000000" fo:border-right="0.99pt solid #000000" fo:border-top="none"/>
    </style:style>
    <style:style style:name="ce34" style:family="table-cell" style:parent-style-name="Pivot_20_Table_20_Title" style:data-style-name="N0">
      <style:table-cell-properties fo:border-bottom="2.01pt solid #000000" fo:border-left="2.01pt solid #000000" fo:border-right="0.99pt solid #000000" fo:border-top="0.99pt solid #000000"/>
    </style:style>
    <style:style style:name="ce35" style:family="table-cell" style:parent-style-name="Pivot_20_Table_20_Corner">
      <style:table-cell-properties fo:border-bottom="0.99pt solid #000000" fo:border-left="0.99pt solid #000000" fo:border-right="2.01pt solid #000000" fo:border-top="2.01pt solid #000000"/>
    </style:style>
    <style:style style:name="ce36" style:family="table-cell" style:parent-style-name="Pivot_20_Table_20_Value" style:data-style-name="N0">
      <style:table-cell-properties fo:border-bottom="none" fo:border-left="0.99pt solid #000000" fo:border-right="2.01pt solid #000000" fo:border-top="0.99pt solid #000000"/>
    </style:style>
    <style:style style:name="ce37" style:family="table-cell" style:parent-style-name="Pivot_20_Table_20_Value" style:data-style-name="N0">
      <style:table-cell-properties fo:border-bottom="none" fo:border-left="0.99pt solid #000000" fo:border-right="2.01pt solid #000000" fo:border-top="none"/>
    </style:style>
    <style:style style:name="ce38" style:family="table-cell" style:parent-style-name="Pivot_20_Table_20_Value" style:data-style-name="N0">
      <style:table-cell-properties fo:border-bottom="0.99pt solid #000000" fo:border-left="0.99pt solid #000000" fo:border-right="2.01pt solid #000000" fo:border-top="none"/>
    </style:style>
    <style:style style:name="ce39" style:family="table-cell" style:parent-style-name="Pivot_20_Table_20_Result" style:data-style-name="N0">
      <style:table-cell-properties fo:border-bottom="2.01pt solid #000000" fo:border-left="0.99pt solid #000000" fo:border-right="2.01pt solid #000000" fo:border-top="0.99pt solid #000000"/>
    </style:style>
    <style:style style:name="ce27" style:family="table-cell" style:parent-style-name="Default">
      <style:table-cell-properties fo:background-color="#cccccc"/>
    </style:style>
    <style:style style:name="ce28" style:family="table-cell" style:parent-style-name="Default">
      <style:table-cell-properties fo:wrap-option="wrap"/>
    </style:style>
    <style:style style:name="ce29" style:family="table-cell" style:parent-style-name="Default">
      <style:table-cell-properties fo:background-color="transparent" fo:wrap-option="wrap"/>
    </style:style>
    <style:style style:name="ce30" style:family="table-cell" style:parent-style-name="Default">
      <style:table-cell-properties fo:background-color="transparent"/>
    </style:style>
    <style:style style:name="ce14" style:family="table-cell" style:parent-style-name="Pivot_20_Table_20_Field">
      <style:table-cell-properties fo:border-bottom="0.99pt solid #000000" fo:border-left="2.01pt solid #000000" fo:border-right="0.99pt solid #000000" fo:border-top="2.01pt solid #000000"/>
    </style:style>
    <style:style style:name="ce15" style:family="table-cell" style:parent-style-name="Pivot_20_Table_20_Category" style:data-style-name="N0">
      <style:table-cell-properties fo:border-bottom="none" fo:border-left="2.01pt solid #000000" fo:border-right="0.99pt solid #000000" fo:border-top="0.99pt solid #000000"/>
    </style:style>
    <style:style style:name="ce16" style:family="table-cell" style:parent-style-name="Pivot_20_Table_20_Category" style:data-style-name="N0">
      <style:table-cell-properties fo:border-bottom="none" fo:border-left="2.01pt solid #000000" fo:border-right="0.99pt solid #000000" fo:border-top="none"/>
    </style:style>
    <style:style style:name="ce17" style:family="table-cell" style:parent-style-name="Pivot_20_Table_20_Title" style:data-style-name="N0">
      <style:table-cell-properties fo:border-bottom="2.01pt solid #000000" fo:border-left="2.01pt solid #000000" fo:border-right="0.99pt solid #000000" fo:border-top="0.99pt solid #000000"/>
    </style:style>
    <style:style style:name="ce18" style:family="table-cell" style:parent-style-name="Pivot_20_Table_20_Corner">
      <style:table-cell-properties fo:border-bottom="0.99pt solid #000000" fo:border-left="0.99pt solid #000000" fo:border-right="2.01pt solid #000000" fo:border-top="2.01pt solid #000000"/>
    </style:style>
    <style:style style:name="ce19" style:family="table-cell" style:parent-style-name="Pivot_20_Table_20_Value" style:data-style-name="N0">
      <style:table-cell-properties fo:border-bottom="none" fo:border-left="0.99pt solid #000000" fo:border-right="2.01pt solid #000000" fo:border-top="0.99pt solid #000000"/>
    </style:style>
    <style:style style:name="ce20" style:family="table-cell" style:parent-style-name="Pivot_20_Table_20_Value" style:data-style-name="N0">
      <style:table-cell-properties fo:border-bottom="none" fo:border-left="0.99pt solid #000000" fo:border-right="2.01pt solid #000000" fo:border-top="none"/>
    </style:style>
    <style:style style:name="ce21" style:family="table-cell" style:parent-style-name="Pivot_20_Table_20_Value" style:data-style-name="N0">
      <style:table-cell-properties fo:border-bottom="0.99pt solid #000000" fo:border-left="0.99pt solid #000000" fo:border-right="2.01pt solid #000000" fo:border-top="none"/>
    </style:style>
    <style:style style:name="ce22" style:family="table-cell" style:parent-style-name="Pivot_20_Table_20_Result" style:data-style-name="N0">
      <style:table-cell-properties fo:border-bottom="2.01pt solid #000000" fo:border-left="0.99pt solid #000000" fo:border-right="2.01pt solid #000000" fo:border-top="0.99pt solid #000000"/>
    </style:style>
  </office:automatic-styles>
  <office:body>
    <office:spreadsheet>
      <table:calculation-settings table:automatic-find-labels="false" table:use-regular-expressions="false" table:use-wildcards="true"/>
      <table:table table:name="Projeto IA - Amostra - Demandas úteis da ouvidoria 2023.txt" table:style-name="ta1">
        <table:table-column table:style-name="co3" table:default-cell-style-name="Default"/>
        <table:table-column table:style-name="co4" table:default-cell-style-name="Default"/>
        <table:table-column table:style-name="co5" table:default-cell-style-name="Default"/>
        <table:table-column table:style-name="co8" table:default-cell-style-name="Default"/>
        <table:table-column table:style-name="co9" table:number-columns-repeated="16380" table:default-cell-style-name="Default"/>
        <table:table-row table:style-name="ro1">
          <table:table-cell table:style-name="ce27" office:value-type="string" calcext:value-type="string">
            <text:p>Demanda</text:p>
          </table:table-cell>
          <table:table-cell table:style-name="ce27" office:value-type="string" calcext:value-type="string">
            <text:p>Tipo de Resposta</text:p>
          </table:table-cell>
          <table:table-cell table:style-name="ce27" office:value-type="string" calcext:value-type="string">
            <text:p>Categoria</text:p>
          </table:table-cell>
          <table:table-cell table:style-name="ce27" office:value-type="string" calcext:value-type="string">
            <text:p>Motivo</text:p>
          </table:table-cell>
          <table:table-cell table:number-columns-repeated="16380"/>
        </table:table-row>
        <table:table-row table:style-name="ro2">
          <table:table-cell office:value-type="string" calcext:value-type="string">
            <text:p>Preciso retirar minha responsabilidade técnica da empresa credenciada na susep.</text:p>
            <text:p>Não estou conseguin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text:p>
            <text:p>Venho através dessa denunciar a prática de venda ilegal de seguro.</text:p>
            <text:p>Temos em Americana um Grupo Chamado Grupo Motor Home, https://grupomotorhome.com.br/, comercializando proteção veicular, como se fosse seguro.</text:p>
            <text:p>A unidade em Americana, fica localizada na Rua.: São Gabriel, 333, Bairro São Manoel, Americana S.P.</text:p>
            <text:p>Diante do fato narrado, solicito a SUSEP a fiscalização e aplicação das leis cabíveis, para que nos Corretores de Seguros, não tenhamos que concorrer com tais empresas e que se o corretor de seguro for flagrado  vendendo proteção veicular que tenha sua SUSEP suspensa.</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1">
          <table:table-cell office:value-type="string" calcext:value-type="string">
            <text:p>Quero saber sobre seguro de vida e apolices feito por parente faleci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
          <table:table-cell office:value-type="string" calcext:value-type="string">
            <text:p>MUITO BOM DIA, estou recorrendo a este caminho porque o canal de e-mail responsável por solucionar o meu caso, não está respondendo já faz mais de 3 dias que ninguém do Corretores - SUSEP  email&gt; responde minha solicitação para que eu possa entender o que está acontecendo, porque simplesmente SUSPENDERAM minha corretora, e sempre estava sinalizado no site ou no portal do sistema SUSEP sempre, mas semrpe, isso posso provar, que sempre havia a informação de que as pendências sinalizadas não implicariam em suspensão, e de repente do nada a SUSEP resolve SUSPENDER minha corretora, sem um comunicado antes para explicar os motivos, ou deliberando um prazo legal para que minha corretora tivesse tempo de defesa e assim anexar aos autos toda documentação necessária para que essa SUSPENSÃO não ocorresse dessa forma, vejam abaixo minha conversa com a SUSEP.</text:p>
            <text:p/>
            <text:p>Prezados(as),</text:p>
            <text:p>Solicito ajuda de socorro para o meu caso, conto com o apoio de todos vocês que estão lendo este e-mail, obrigado, por favor me ajudem a sanar este problema.</text:p>
            <text:p>Reitero o pedido para que minha corretora seja liberada da SUSPENSÃO, tendo em vista que não existe qualquer pendência que implique na SUSPENSÃO da mesma. OBS.: Mesmo a SUSEP sinalizando no seu portal que as pendências existentes NÃO IMPLICAM EM SUSPENSÃO (ver arquivo em anexo CORREÇÃO SUSEP 33) da minha empresa a xxxxxxx, ainda sim inseri os documentos exigidos pela SUSEP, e também realizei a atualização do e-mail que estava sendo informado como duplicado, vejam os prints em anexo onde demonstro que o e-mail não é mais o mesmo, já foi alterado, mas ainda sim o sistema implica em duplicidade, já a parte de registro na junta comercial e demais documentos já foi anexado, mesmo realizado todas as operações a minha SUSEP da minha corretora encontra-se SUSPENSO, não sei qual motivo e por isso não tenho como solucionar, pois não recebi nenhuma notificação. Obrigado, no aguardo da solução do processo.</text:p>
            <text:p>MUITO BOM DIA, prezados(as),Solicito ajuda de socorro para o meu caso, conto com o apoio de todos vocês que estão lendo este e-mail, obrigado, por favor me ajudem a sanar este problema. </text:p>
            <text:p>Reitero o pedido para que minha corretora seja liberada da SUSPENSÃO, tendo em vista que não existe qualquer pendência que implique na SUSPENSÃO da mesma.OBS.: Mesmo a SUSEP sinalizando no seu portal que as pendências existentes NÃO IMPLICAM EM SUSPENSÃO (ver arquivo em anexo CORREÇÃO SUSEP 33) da minha empresa a xxxxxxxxx, ainda sim inseri os documentos exigidos pela SUSEP, e também realizei a atualização do e-mail que estava sendo informado como duplicado, vejam os prints em anexo onde demonstro que o e-mail não é mais o mesmo, já foi alterado, mas ainda sim o sistema implica em duplicidade, já a parte de registro na junta comercial e demais documentos já foi anexado, mesmo realizado todas as operações a minha SUSEP da minha corretora encontra-se SUSPENSO, não sei qual motivo e por isso não tenho como solucionar, pois não recebi nenhuma notificação. Obrigado, no aguardo da solução do processo. </text:p>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Preciso, de uma verificação desta apólice! Apólice número xxxx contratada em 3333</text:p>
            <text:p>American Express do Brasil </text:p>
            <text:p>Peço por favor a verificação dst apólice, si ainda está ativa. E se sim, com devo proceder!</text:p>
            <text:p>Dsd já agradeço imensamente!</text:p>
            <text:p>Aguardo retorno!</text:p>
            <text:p>Obrigada msm!</text:p>
            <text:p>Abç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omo faço para saber se um familiar falecido deixou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
          <table:table-cell office:value-type="string" calcext:value-type="string">
            <text:p>Boa noite.</text:p>
            <text:p/>
            <text:p>Gostaria de saber como faço para consultar se determinado veículo possui seguro. Possuo apenas o RENAVAM e PLACA de um veículo que se envolveu em um sinistro.</text:p>
            <text:p/>
            <text:p>Existe alguma plataforma para consulta?</text:p>
            <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Solicitamos a informação cerca da existência de eventuais planos de previdência privada em nome da executada xxxxxx.</text:p>
            <text:p>Conforme processo em anexo há uma autorização para tal acesso :"AUTORIZO que a exequente, mediante a apresentação de cópia desta DECISÃO, obtenha, diretamente perante  SUSEP -Superintendência de Seguros privados - as  informações acerca da existência de eventuais planos de previdência privada em nome da executada xxxxxxxxx"</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
          <table:table-cell office:value-type="string" calcext:value-type="string">
            <text:p>Prezados,</text:p>
            <text:p>Na data 33/33/3333 foi ofertado um seguro H vida proposta: 333333333333 valor parcela na epoca :  33,33 isso ocorreu no momento da abertura da conta salario , visto que eu fui contratada pelo hsbc 33/33/3333 e sucessivamente foi para Bradesco vida e previdência após a compra.</text:p>
            <text:p>Bom o fato que na época foi ofertado nas seguintes condições que eu teria direito um.valor de auxilio alimentação em credito em conta corrente  caso eu fosse demitida e outro  de perda da renda tb seria um credito em conta. hoje atualizado esta em : 3.333,33</text:p>
            <text:p>Fui demitida em 33/33/3333 enviei toda documentacao e foi informado que eu nao teria direito no.valor pela dispensa por perda da renda .e sim somente o valor auxilio alimentação que ja caiu em conta valor : 3.333,33 </text:p>
            <text:p>Quanto o valor 3.333,33 hoje atualizado nao tenho direito.</text:p>
            <text:p>Na época eu era leiga e não tinha conhecimento e nao entendia nada sobre produtos bancários, e confiei no que foi informado pelo gerente .e o mesmo disse pode assinar e fica tranquila se caso ocorrer a demissão futuramente vc terá essa garantia em receber esses dois créditos em conta.</text:p>
            <text:p>Para minha surpresa fui informada que não vou receber e que nao tenho direito , so acho engraçado que na hora vender promete mil coisas , mas a realidade é outra.</text:p>
            <text:p>Sendo assim peço que analisem meu caso porque fui enganada e omitiram informações.</text:p>
            <text:p>Hoje como é bradesco o numero da proposta : 33333 Bradesco H vida. : 333333333333 parcela 33,33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Gostaria de ter acesso ao numero e apólices de seguro auto dos anos de 3333 até 3333 no meu CPF xxxxxxxxxx para que eu possa juntar em process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Recebo minha aposentadoria na Caixa Econômica Federal e quando fui olhar no extrato da minha conta houve dois débitos de R$ 33,33 da Db Aspecir sem a minha autorização e em nenhum momento tive contato com essa empresa. Vefiquei no "reclame aqui" e há outras reclamações de débitos sem autorizações. Gostaria de ter o ressarcimento dos valores débitos e entender em que momento foi acordado par haver débito na minha cont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ão reconhecimento da compra</text:p>
          </table:table-cell>
          <table:table-cell table:number-columns-repeated="16380"/>
        </table:table-row>
        <table:table-row table:style-name="ro2">
          <table:table-cell office:value-type="string" calcext:value-type="string">
            <text:p>precisei de informações da SUSEP porque tive problema com uma seguradora, mas percebi que o órgão  regulador (Susep) é pior do que a seguradora. O telefone disponível no  site que é chamado de call center, na realidade é não atende ninguém é uma gravação. Por favor, respeite o cidadão. Ponha alguém para dar informações. Abaixo o telefone disponível no site: </text:p>
            <text:p>Call Center: 3333-3333333, nos dias úteis, de 3h às 33h.</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Bom dia, tento regularização da minha susep de numero 3333333333, desde o dis 33/33/3333, já envie 3 email que não me foram sequer respondido, estou sem consegir trabalha mediante suspenção.</text:p>
            <text:p>dia 33/33 fo encamnhado meu contrato social que é a docuetação a im solicitada.</text:p>
            <text:p>Aguar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nviamos a documentação para ativar a nossa SUSEP na data de ontem (33/33), pois houve um descadastramento sem informação prévia, e em contato com o canal direto (33333333333) dizem que não tem nenhuma previsão para a reativação devido a demanda estar muito. Temos clientes em todos os ramos precisando de atendimento e renovações e não temos nenhuma previsão, sendo que a SUSEP é o nosso único canal para este fim. </text:p>
            <text:p>A SUSEP não gera nenhum tipo de protocolo, não tem prazo de retorno e a única comunicação para o corretor é por e-mail e SEM nenhum tipo de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
          <table:table-cell office:value-type="string" calcext:value-type="string">
            <text:p>O sistema de corretores não aceita subir meu documento da minha empresa.</text:p>
            <text:p/>
            <text:p>Estou com cadastro na seguradora MAG Seguros bloqueado por uma falha no sistema de voces, onde não sobe meu arquivo.</text:p>
            <text:p/>
            <text:p>Estou encaminhando aqui meu único ato constitutivo da empresa há mais de 3 anos de atividade, nunca foi alterado, para devida liberação.</text:p>
            <text:p/>
            <text:p>Aguardo urgentemente a regularizacão da corretora xxxxxxxx</text:p>
            <text:p/>
            <text:p>A corretora consta como suspenso, e deveria estar como ativa.</text:p>
            <text:p/>
            <text:p>Aguardo para poder trabalhar o mais rápido possível.</text:p>
            <text:p/>
            <text:p>Obrigado.</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
          <table:table-cell office:value-type="string" calcext:value-type="string">
            <text:p>Dúvida sobre portabilidade de PGBLs de uma mesma EAPC</text:p>
            <text:p>Prezado(a), saudações cordiais!</text:p>
            <text:p/>
            <text:p>Por uma EAPC estar se negando a me prestar informações, por favor atestem que mesmo  se a Portabilidade for entre PGBLs de uma mesma  EAPC, esta ainda assim estará obrigada a cumprir a Circular Susep 333, de 33/33/3333, em especial seu art. 33, incisos I e II.</text:p>
            <text:p/>
            <text:p>Caso a resposta acima seja positiva e a EAPC continuar a me negar o fornecimento dos documentos indicados no mencionado art. 33, qual a forma adequada para eu apresentar denúncia?</text:p>
            <text:p/>
            <text:p>Obrigado</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Alterações contratuais diversas - (Alteração de Beneficiário, Planos...)</text:p>
          </table:table-cell>
          <table:table-cell table:number-columns-repeated="16380"/>
        </table:table-row>
        <table:table-row table:style-name="ro2">
          <table:table-cell office:value-type="string" calcext:value-type="string">
            <text:p>Venho por meio deste canal solicitar informações se há existência de seguro de vida em nome do meu pai, Fxxxxxxx, nascido em 33/33/3333 e falecido em 33/33/3333.</text:p>
            <text:p>Seguem anexo meu documento CNH e documentos do meu pai (RG, CPF, Endereço e atestado de óbit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Pelo segundo ano a Administração do Condomínio que resido contratou o seguro do Condomínio pela Seguradora Sompo, apólice em anexo. Eles venderam como se as coberturas fossem para a área comum e as áreas privadas, ou seja incluindo as 333 casas com terrenos e matrículas próprias. No entanto, na própria apólice consta a excludente abaixo:</text:p>
            <text:p>“Conforme estabelecido no item 3. BENS / INTERESSES NÃO GARANTIDOS, subitem 3.3, das Condições Gerais, não estão garantidos por este seguro os edifícios com as características relacionadas a seguir:</text:p>
            <text:p>….</text:p>
            <text:p>g) Edificações de propriedades de pessoa física, ou de único proprietário;</text:p>
            <text:p>…”</text:p>
            <text:p>Inclusive, no ano passado me informei com os Corretores abaixo e com um Advogado que me alertaram que esse seguro era apenas para a área comum do Condomínio, não incluindo as áreas privadas de cada casa. Afinal quem está correto? A Sompo que alega que esse seguro incluiu as áreas privadas e assim cada proprietário não precisaria contratar seguro específico para sua casa com as coberturas já que constam no seguro do Condomínio? Ou os dois corretores abaixo estão certos que para incluir as unidades privadas na apólice é necessário citá-las individualmente, por exemplo  Casa 33, Casa 33, ...Casa 333 e que essa apólice na realidade é apenas da área comum do Condomínio?</text:p>
            <text:p/>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9">
          <table:table-cell office:value-type="string" calcext:value-type="string">
            <text:p>Estou desde o dia 33/33/3333 tentando solicitar o resgate da minha previdência VGBL que está junto ao Banco Santander, o santanderprevi.</text:p>
            <text:p>No entanto não consigo fazer pelo aplicativo do banco e nem consigo acessar o site para realizar o pedido de resgate. </text:p>
            <text:p>Já foi realizado duas tentativas no fale conosco do site www.santanderprevi.com.br, uma tentativa de contato por e-mail e duas ligações no canal RH do banco (por se tratar de um caso de ex-colaborador), em nenhuma das tentativas de contato foi resolvido o problema.</text:p>
            <text:p>Também realizei a tentativa de contato com a central de atendimento pelo 3333-3333 e também não foi possível, pois segundo a atendente o resgate da minha previdência, por ser de ex colaborador SOMENTE poderá ser realizada através do site, já mencionado acima. Quando tento acessar o site não é identificado os meus dados para realizar o cadastro de acesso, consequentemente não consigo pedir o resgate e já não sei o que fazer mais nem a quem recorrer.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Gostaria de saber se tenho seguro prestamista junto a caixa econômica federal. Pois renovei um empréstimo e a pessoa q me atendeu disso q era obrigatório fazer este seguro, caso contrário não poderia fazer a renovação do empréstimo </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Características do produto</text:p>
          </table:table-cell>
          <table:table-cell table:number-columns-repeated="16380"/>
        </table:table-row>
        <table:table-row table:style-name="ro6">
          <table:table-cell office:value-type="string" calcext:value-type="string">
            <text:p>Boa tarde, recebi uma informação que minha SUSEP está suspensa, estou tentando regularizar e não consigo, estão pedindo o contrato social, sendo que não fiz nenhuma alteração contratual, e, preciso reativar minha corretora.</text:p>
            <text:p/>
            <text:p>Podem me ajudar, para aonde eu envio o contrato social</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Srs. bom dia, sou contabilista, e estou tentando atualizar o cadastro da empresa xxxxxxxx, inscrita neste órgãio sob n. 333333 , que está com sua situação '" SUSPENSA", já atualizamos o cadastro no CNPJ, já envie 3 e-mails, e até agora. nada. Como solucionar e resolver este problema.. </text:p>
            <text:p>Reclamava antes do sistema.. mas perto do que ocorre, hoje, sito saudades da forma anterior.. que se conversava. com gente, e  pór telefone se resolvia o problema.. E hoje, com tanta tecnologia, não consigo nem informação sobre a forma e maneira correta de se proceder  na atualização do referido cadastro..</text:p>
            <text:p>No aguardo de um parecer favoravél</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saber se meu pai que faleceu deixou algum seguro para mim, pois sou filha única e as vezes ele falava de um seguro no meio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0">
          <table:table-cell office:value-type="string" calcext:value-type="string">
            <text:p>PRECISO, COM URGÊNCIA, ATUALIZAR A CERTIDÃO DA SUSEP DA MINHA CORRETORA PJ E NÃO ESTOU CONSEGUINDO</text:p>
            <text:p/>
            <text:p>Tirei a susep plena em julho deste ano - 3333 e fiz a alteração do contrato social para que eu pudesse ser a responsável técnica por minha corretora - PJ.</text:p>
            <text:p>Entrei no site da susep e excluí o responsável técnico anterior para poder inserir meus dados e o contrato social alterado (eu como responsável técnica da corretora).</text:p>
            <text:p>Ocorre que não consigo fazer essa alteração de jeito nenhum e está constando que minha certidão da susep (CNPJ) está suspensa.</text:p>
            <text:p/>
            <text:p>Já enviei e-mail para a susep (email) e não consigo resolver essa situação, motivo pelo qual venho solicitar o apoio e intervenção desta Ouvidoria.</text:p>
            <text:p/>
            <text:p>Estou precisando muito regularizar esta certidão para o pleno funcionamento da minha corretora, bem como para realizar nossa cadastro em operadoras e seguradoras. Essa situação está gerando enorme transtorno e desgaste no nosso trabalho.</text:p>
            <text:p/>
            <text:p>Agradeço sua atenção e peço, encarecidamente, uma solução para que consigamos emitir esta certidão em nome de nossa empresa xxxxxxxxxxx</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8">
          <table:table-cell office:value-type="string" calcext:value-type="string">
            <text:p>Prezados, boa tarde.</text:p>
            <text:p>Tenho 3 dúvidas em relação a circular susep nº 333/33:</text:p>
            <text:p/>
            <text:p>(3) qual o parâmetro para cálculo de receita mensal para fins de registro obrigatório? o registro é obrigatório apenas para os meses que superarem R$ 33.333,33 ou considerando este valor como média anual?</text:p>
            <text:p>(3) uma planilha de Excel com os dados obrigatórios previstos no artigo 33 é considerada sistema eletronico para escrituração de relatório? quais os sistemas que podem ser utilizados?</text:p>
            <text:p>(3) todas as alterações contratuais ou estatutárias do corretor de seguros pj devem ser encaminhadas à SUSEP? ainda que não altere o CNAE/Objeto social de corretagem de seguros?</text:p>
            <text:p/>
            <text:p>Agradeço antecipadamente.</text:p>
          </table:table-cell>
          <table:table-cell office:value-type="string" calcext:value-type="string">
            <text:p>Consult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2">
          <table:table-cell office:value-type="string" calcext:value-type="string">
            <text:p>Bom dia.</text:p>
            <text:p>Gostaria de saber sobre o contrato de Nº 33333/33, ECT/ INTERUNION, Título de Capitalização que adquirir e tenho comprova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
          <table:table-cell office:value-type="string" calcext:value-type="string">
            <text:p>Boa tarde. Sou o atual síndico de um condomínio em Botafogo e gostaria de uma orientação.</text:p>
            <text:p>Desde 33 de agosto estamos tratando a renovação do seguro predial do condomínio, onde houve algumas negativas de algumas seguradoras e o aceite de uma.</text:p>
            <text:p>Quando fizemos o envio da proposta para finalizar tivemos a negativa dessa seguradora também.</text:p>
            <text:p>Gostaria de saber como fazer em uma situação dessas? Uma vez que o seguro predial contra incêndio é obrigatório.</text:p>
            <text:p>No caso, caso haja a negativa de todas as seguradoras, como e o que deve ser feito?</text:p>
            <text:p>Fico no aguardo de um retorno com urgência por gentileza.</text:p>
            <text:p>Desde já agradeço,</text:p>
            <text:p>Atenciosamente,</text:p>
            <text:p>Wagner Ferreira</text:p>
          </table:table-cell>
          <table:table-cell office:value-type="string" calcext:value-type="string">
            <text:p>Reclamação diversa</text:p>
          </table:table-cell>
          <table:table-cell office:value-type="string" calcext:value-type="string">
            <text:p>Seguro de Danos</text:p>
          </table:table-cell>
          <table:table-cell office:value-type="string" calcext:value-type="string">
            <text:p>Alterações contratuais diversas - (Alteração de Beneficiário, Planos...)</text:p>
          </table:table-cell>
          <table:table-cell table:number-columns-repeated="16380"/>
        </table:table-row>
        <table:table-row table:style-name="ro2">
          <table:table-cell office:value-type="string" calcext:value-type="string">
            <text:p>Tenho seguro de vida na Empresa sulamerica a mais de duas dezenas de anos.Esse ano diferente do que ocorre todas as vezes a mesma não esta corrigindo o capital segurado e o valor da prestação alegando que não houve variação do igpm entre janeiro a setembro de 3333.Ocorre que o seguro sempre em validade em 33.33. do ano antyerior até 33.33 do ano em curso.A informação deles esta correta?Não precisam fazer correção?</text:p>
            <text:p>meu tel 3333333333</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Como faço para saber se existe algum seguro em m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Fale aqui</text:p>
            <text:p>acionamento seguro n°: 3.33.33.333333.3.33 junto a itau seguros, com reclamações protocoladas no site consumidor.gov sob os numeros. 3333.33/3333333333333 e 3333.33/3333333333</text:p>
            <text:p>  após expiração do  prazo de 33 dias para analise de documentos iniciais, sem qualquer retorno, e reclamação de minha parte junto ao sac. a seguradora primeiramente retomou contatos solicitando ( Após o termino do prazo de 33 dias do fornecimento dos documentos iniciais) documentos ou já informados ou não pertinentes ao caso, posteriormente, emitiu pareceres  incompatíveis com os exarados por junta de saúde do exercito ao embasar afastamento de 33 dias , num primeiro momento, negando totalmente a cobertura, e posteriormente limitando o numero de diarias. reitero, que em ambos os casos, os embasamentos, não eram compatíveis com os documentos fornecidos, e agravante da situação, é que de acordo com legislação vigente para o tema, ao realizar tais embasamentos, distintos do entendimento dos documentos fornecidos inicialmente, a seguradora para fins praticos e de direito, atestou um diagnóstico, e o fez, sem que tivesse solicitado ou realizado ( dentro dos prazos previstos em contrato ou mesmo dentro de periodo razoavel)  inspeção de saude direta, e consequentemente, sem que tais atestados estivessem devidamente assindados e registrados por um médico. e mesmo após apontadas tais transgressões e a gravidade das suas repercussões, previstas na  LEI Nº 3.333, DE 33 DE ABRIL DE 3333.  e resolução CFM n.º 3.333/3333 em seu artigo 3° § 3º; assim como no  ART. 333 do código penal e do codigo de defesa do consumidor, esta ( como se pode verificar nos eventos registrados nas reclamações identificadas acima e enviadas em anexo) assumiu a posição de transferir para mim, o segurado, o onus de propor junta de saúde em caso de discordancia, mesmo que o item contratual alegado para tal seja claro ao atribuir tal onus a seguradora, alem disso, sem os supracitados laudos e exames que a seguradora tenha utilizado para emitir parecer distinto do contido nos documentos inicias, é impratícavel embasar qualquer contestação ou solicitação de junta de saúde.</text:p>
            <text:p>Importante ressaltar também, que a extrapolação dos prazos acima citados, previa multa e juros de acordo com as condições gerais, mas mais que isso, o seguro em questão foi contratado para garantir fluxo de caixa para cumprimento de compromissos financeiros, o que ficou obviamente comprometido no pagamento parcial referente a 33 diarias, que deixaram de fora outras 33 diarias devidas, assim como as previstas multas e juros, não obstante isso, o banco que também administra a seguradora, seguiu com cobranças de renegociações anteriores, assim como de parcelas de seguros contratados junto a eles, sem possibilitar que a cobrança automática de tais valores, fosse suspensa, de modo  a levar a utilização de limites de cheque especial com encargos e juros em muito superiores tanto ao que o não pagamento incorreria, assim como aos que eventualmente o banco teria de pagar com relação do contrato, o que inevitavelmente leva a não só a seguradora não pagar as multas e juros devidos, como lucrar com a inadimplencia imposta pelo não cumprimento de suas obrigações.</text:p>
            <text:p>Além de todo o transtorno, obviamente, o que destoa, é que tal abordagem por parte da seguradora, parecem ser comuns e recorrentes, tendo em vista a naturalidade em que os retornos e comunicações são realizados, O potencial de dolo e vantagem indevida é incalculavel, uma vez que ainda que alguns lesados se inconformem e busquem reparação por via judicial, esta se limita a obrigar o pagamento devido, o que trasnforma em lucro aqueles que não dispõe dos recursos ou entendimento técnico necessário para perceber a incorreção de tais prática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1">
          <table:table-cell office:value-type="string" calcext:value-type="string">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text:p>
            <text:p/>
            <text:p>Assim, quero os seguintes esclarecimentos da Seguradora MAPFRE a respeito do sinistro 3333333333333333:</text:p>
            <text:p/>
            <text:p>3. Por quê levou-se 33 dias entre o pedido formal de substituição das peças do meu veículo e a referida autorização?</text:p>
            <text:p>3. Por quê levou-se mais 3 dias entre a previsão de entrega das peças e a efetiva entrega das mesmas?</text:p>
            <text:p>3. Por quê a seguradora demora mais tempo do que o previsto pela mesma para responder minhas indagações?</text:p>
            <text:p/>
            <text:p>Quanto à oficina, preciso dos seguintes esclarecimentos:</text:p>
            <text:p/>
            <text:p>3. Por quê o prazo estipulado e acordado previamente não foi cumprido?</text:p>
            <text:p>3. Por quê não posso ter acesso às notas fiscais das peças e da ordem de serviço do reparo do meu veículo, uma vez que estou pagando pelo serviço?</text:p>
            <text:p>3. Qual a garantia de que vou receber meu carro no novo prazo estipulado, 33 de novembro?</text:p>
            <text:p/>
            <text:p>Segue abaixo os números dos protocolos abertos junto à MAPFRE e contatos telefônicos com a referida seguradora e oficina, organizados cronologicamente:</text:p>
            <text:p/>
            <text:p/>
            <text:p>Preciso destes esclarecimentos e principalmente de meu veículo devidamente reparado, com as respectivas notas fiscais e detalhamento de todo serviço que foi feito.</text:p>
            <text:p/>
            <text:p>Preciso ainda que a seguradora se digne a responder os meus questionamentos, pois dão respostas meramente evasivas.</text:p>
            <text:p/>
            <text:p>Atenciosament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Fiz o pedido de resgaste parcial de um plano de previdência privada na ICATU SEGUROS (certificado 333333333), dia 33/33/3333,  e até hoje não obtive nenhuma resposta da seguradora sobre a realização do resgaste.</text:p>
            <text:p>Gostaria que fossem tomadas providências, pois o dinheiro depositado pertence a mim, e gostaria de ter acesso ao mesmo.</text:p>
            <text:p>Grato,  </text:p>
            <text:p>Aureliano Duarte Bezerr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Minha esposa falaceu de cancer no dia 33.33.3333 e preciso saber sobre seguros por mim feitos em que ela era beneficiária para saber sobre o recebimento ou pensão de direitos deixad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Nossa colaboradora fez todos os procedimentos junto ao site e entrou em contato com a MAG Seguros. A colaboradora não consegue ter acesso ao processo que foi aberto por ela e já faz mais de dois meses que eles postergam o parecer. Entramos em contato com a Ouvidoria da MAG Seguros e não nos dão resposta, apenas pedem para esperar o prazo, sendo que esperamos desde o início e sempre alteram o prazo. Desde o início do processo nenhuma vez constou documentos faltantes.</text:p>
            <text:p>Tentamos várias vezes nos comunicar de maneira educada e com paciência, mas minha colaboradora está precisando do serviço que nós da empresa (CIP English) firmamos compromisso todos os meses em pagar para a MAG Seguros.</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agamento de Indenização (prazo e valor)</text:p>
          </table:table-cell>
          <table:table-cell table:number-columns-repeated="16380"/>
        </table:table-row>
        <table:table-row table:style-name="ro5">
          <table:table-cell office:value-type="string" calcext:value-type="string">
            <text:p>Em 33/33 Solicitamos resgate plano previdência do Banco Itaú por morte do titular. Dois beneficiários já receberam seus respectivos valores e do meu filho Samuel  ainda não.</text:p>
            <text:p>Toda documentação foi enviada na mesma data, reenviamos novamente mais três vezes  inclusive por email com confirmação do banco de recebimento  dos mesmos.</text:p>
            <text:p>Ligo diariamente para o Banco Itaú e informam que está em análise e não tem previsão de pagamento.</text:p>
            <text:p/>
            <text:p>Solicito ajuda desta instituição para cobrança junto a empresa de Previdência filiada a vcs.</text:p>
            <text:p/>
            <text:p>Gra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3">
          <table:table-cell office:value-type="string" calcext:value-type="string">
            <text:p>Prezados,</text:p>
            <text:p/>
            <text:p>Meu esposo faleceu em 33/33/3333 e me deixou poucas informações a respeito de seguro de vida e assuntos semelhantes. Dessa forma, poderiam me orientar qual o procedimento que devo adotar para saber quais são os seguros de vida que ele possuía até a data do óbito bem como planos de previdência?</text:p>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Boa tarde, prezados meu cadastro esta suspenso e so hoje vim descobrir como verifico como normalizar esta situação?</text:p>
            <text:p>Peço enorme ajuda para t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2">
          <table:table-cell office:value-type="string" calcext:value-type="string">
            <text:p>DESCUMPRIMENTO DO § 3º do art. 33 da Circular Susep nº 333, de 33 de julho 3333.</text:p>
            <text:p>Fale aqui</text:p>
            <text:p>RECLAMAÇÃO </text:p>
            <text:p>Rio de Janeiro, 33 de setembro de 3333.</text:p>
            <text:p>Ao: Ilmo Sr. Responsável pela Controladoria Geral da União (CGU)</text:p>
            <text:p>XXXX , vem, requerer a esta renomada Superintendência (SUSEP) que tome medidas pára compelir a RECLAMADA para cumprir sua obrigação e realizar o pagamento de forma integral. na forma do § 3.º  art. 33 da circular da SUSEP nº 333 de 33/33/3333, pelos seguintes fatos a seguir aduzidos</text:p>
            <text:p>Prezado (a) Sr (a).</text:p>
            <text:p>Inicialmente, informa o RECLAMANTE que é portador de insuficiência renal crônica estágio 3, realizando sessões de hemodiálise três vezes por semana, conforme documentos 33 e 33 em anexos;</text:p>
            <text:p>No dia 33/33/3333 a Srta. cccc  realizou junto ao Notificado, a contratação de Auxílio Funeral Individual e Pecúlio por Morte denominado “Vida Inteira”, conforme documento 33 em nexo; </text:p>
            <text:p>No dia 33/33/3333 a CONTRATANTE, conforme documento 33.3 em anexo,  atualizou seus plano de seguro de vida.</text:p>
            <text:p>No dia 33 de maio de 3333, ou seja, aproximadamente 3 anos após a contratação do seguro, a CONTRATANTE veio a óbito;</text:p>
            <text:p>No dia 33 de maio de 3333, o RECLAMANTE abriu junto ao RECLAMADO processo de abertura de sinistro nº. 3333333333, conforme documento 33 em anexo;</text:p>
            <text:p>Ressalta-se que conforme o art. 33 da Circular Susep nº 333, de 33 de julho 3333, o prazo para a liquidação dos sinistros, limitado a trinta dias, assim dispõe:</text:p>
            <text:p>Art. 33. Deverá ser estabelecido prazo para a liquidação dos sinistros, limitado a trinta dias, contados a partir da entrega de todos os documentos básicos previstos no art. 33.</text:p>
            <text:p>Já o § 3º estabelece o direito aos juros e atualização monetária no caso de não cumprimento do art. 33, vejamos:</text:p>
            <text:p>§ 3º Deverá ser estabelecido que o não pagamento da indenização no prazo previsto no caput implicará aplicação de juros de mora a partir daquela data, sem prejuízo de sua atualização, nos termos da legislação específica.   </text:p>
            <text:p>No caso em tela, conforme documento 33, verifica-se que o RECLAMADO não cumpriu o referido prazo previsto na Circula da Susep, já que o processo foi aberto em 33 e maio de 3333;</text:p>
            <text:p>Ressalta-se que a área médica permaneceu por mais de 33 dias com o processo, sendo feito análise e reanálise sem que houvesse a necessidade de apresentação de novos documentos por parte do RECLAMANTE, conforme protocolos:</text:p>
            <text:p/>
            <text:p>Logo em seguida, o RECLAMANTE enviou ao NOTIFICANTE e-mail com a seguinte informação:</text:p>
            <text:p>“CONFORME A DOCUMENTAÇÃO APRESENTADA, CONSTATAMOS QUE A COBERTURA DOS PLANOS CONTRATADOS ESTAVAM SUSPENSAS POR FALTA DE PAGAMENTO NA DATA DO SINISTRO 33/33/3333, conforme documento 33 em anexo”;</text:p>
            <text:p>O Enunciado da Súmula 333 STJ estabelece que a indenização securitária é devida quando ausente a comunicação prévia do segurado acerca do atraso no pagamento do prêmio por constituir requisito essencial para suspensão ou resolução do contrato de seguro, ou seja, a seguradora tem que notificar o segurado do atraso de seu pagamento. Sem a notificação ou interpelação especifíca. Para que haja resolução ou suspensão do contrato. Foi com esse entendimento do STJ. (Fonte: STJ).</text:p>
            <text:p>No caso em tela, importante informar que tal requisito essencial não foi respeitado, motivo pelo qual, garante ao RECLAMANTE O DIREITO AO VALOR CONTRATADO..</text:p>
            <text:p>Assim sendo, o Código de Defesa Consumidor estabelece normas de proteção e defesa do consumidor, o art. 3º estabelece o seguinte:</text:p>
            <text:p>Art. 3º São direitos básicos do consumido:</text:p>
            <text:p>III - a informação adequada e clara sobre os diferentes produtos e serviços, com especificação correta de quantidade, características, composição, qualidade, tributos incidentes e preço, bem como sobre os riscos que apresentem;</text:p>
            <text:p>O art. 33 do mesmo código imputa aos fornecedores de serviço a responsabilidade independente de culpa pela reparação dos danos causados aos consumidores, assim dispõe:</text:p>
            <text:p>Art. 33. O fornecedor de serviços responde, independentemente da existência de culpa, pela reparação dos danos causados aos consumidores por defeitos relativos à prestação dos serviços, bem como por informações insuficientes ou inadequadas sobre sua fruição e riscos.</text:p>
            <text:p>Inconformado com as tentativas do RECLAMADO de se eximir de sua responsabilidade de cumprir com sua obrigação de proceder com o pagamento, RECLAMANTE solicitou ao RECLAMADO e-mail com as informações de cancelamento do contrato de seguro.</text:p>
            <text:p>Inconformado com as tentativas do NOTIFICADO de se eximir de sua responsabilidade de cumprir com sua obrigação de proceder com o pagamento, NOTIFICANTE solicitou ao NOTIFICADO e-mail com as informações de cancelamento do contrato de seguro.</text:p>
            <text:p>No dia 33 de julho de 3333, conforme documento 33 em anexo, o NOTIFICANTE recebeu um e-mail com as seguintes informações:</text:p>
            <text:p>“INFORMO QUE O CANCELAMENTO OCORREU PARA O MÊS 33/3333, ABAIXO (…)”</text:p>
            <text:p>Vale ressaltar que o NOTIFICANTE tem direito aos valores acrescidos de juros e correção monetária pelo descumprimento do § 3º do art. 33 da Circular Susep nº 333, de 33 de julho 3333.</text:p>
            <text:p>Já no dia 33 de setembro de 3333, conforme (documento 33 em anexo), o RECLAMANTE recebeu um e-mail da RECLAMADA com a seguinte informação:</text:p>
            <text:p>"Em atendimento a solicitação, informamos que para reanálise do beneficio legado pela Sra Rcccc, geramos Processo nº: 333333333333 e se encontra em fase final de conclusão. Sendo assim, em 33(cinco) dias úteis ocorrerá novo contato com informações sobre o mencionado processo de beneficio (…)”.</text:p>
            <text:p>Importante destacar que a RECLAMADA tenta passar a idéia de que o processo é recente, entretanto, tal fato NÃO CORRESPONDE COM A REALIDADE, pois conforme (documento 33 em anexo) o Processo nº. 333333333333333 foi aberto em 33 de maio de 3333.</text:p>
            <text:p>Portanto, não merece prosperar tais alegações da RECLAMADA, pois tem um propósito meramente procrastinatório, tendo em vista o lapso temporal da abertura do sinistro (33/33/3333) até a presente data (33/33/3333).</text:p>
            <text:p>No dia 3 de setembro de 3333, o RECLAMANTE com objetivo de resolver o problema registrou no site www.consumidor.gov.br reclamação de nº. 3333.33/333333333333, conforme e-mail (documento 33 em anexo.</text:p>
            <text:p>No dia 33 de setembro de 3333, o RECLAMANTE conforme documento 33 em anexo recebeu em seu e-mail a seguinte resposta:</text:p>
            <text:p>"Em resposta à ocorrência registrada no Consumidor.gov, informamos que a reanálise do benefício legado pela Sra cccc processo de benefício nº 3333333, referente a cobertura da proposta 333333333, plano 333 - PECÚLIO POR MORTE se encontra em fase final de conclusão. Sendo assim, em até 33(cinco) dias seguirá comunicação com a conclusão final, e será emitida diretamente pela área de benefícios”.</text:p>
            <text:p>Diante dos fatos, requerer a esta renomada CONTROLADORIA (SUSEP) que tome medidas, inclusive com a imputação de multa com objetivo de compelir a RECLAMADA para cumprir sua obrigação e realizar o pagamento do valor de R$ 3.333,333,33 (um milhão e vinte mil e setecentos e quarenta e cinco reais), na forma do § 3º do art. 33 da Circular Susep nº 333, de 33 de julho 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Foi emitido endosso 333 para apólice 333333333333,  verificamos no site da Susep que ao emitir certificado do endosso aparece  o mesmo certificado da apólice mãe, no site explica que a partir de Julho a Susep não é mais obrigada a emitir certificados para endossos porém não diz que não serão mais emitidos, desta forma os advogados e juiz estão solicitando esse certificado do endosso 333.</text:p>
            <text:p>Por favor para este processo é possível emitir o certificado?</text:p>
            <text:p/>
            <text:p>Grat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Bom dia! Estou tentando fazer uma reclamação contra a Telessena do senhor Abravanel - que NÃO PAGA O JURO PROMETIDO (DESSE JEITO É FÁCIL SER BILIONÁRIO!) -. Entrei na Susep, mas fica pedindo nível ouro e prata - essas baboseiras burocratas que foram criadas para dificultar a vida do cidadão. Não tenho internet banking e o escambau! Presidente Lula, pare de viajar e governe o Brasil, que está uma bagunça! PALHAÇADA COM A CARA DO CIDADÃO! ESTOU P. DA VIDA!!!</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Eu fiz todo o meu cadastro pela central 333, mais não deram procedimento no meu pedido do benefício, pois sofri um acidente i passei 3 meses sem trabalhar, pois estava impossibilitado de trabalhar, i preciso do benefício do DPVAT mais sempre q entro em contato com a central deles, eles só falam p está em espera mais até agr nada...!</text:p>
          </table:table-cell>
          <table:table-cell office:value-type="string" calcext:value-type="string">
            <text:p>Arquivado</text:p>
          </table:table-cell>
          <table:table-cell office:value-type="string" calcext:value-type="string">
            <text:p>DPVAT/SPVAT</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Meu benefício (DPVT)não foi pago o dinheiro todo só metad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Boa noite,</text:p>
            <text:p/>
            <text:p>Fui desligada da empresa Bradesco SA onde tinha uma previdência 3x3 como funcionária, solicitei o resgate no dia 3/33/3333, porém só entrou na minha conta a parte da minha contribuição e a da empresa não entrou e nem aparece no sistema. Questionei a empresa e até hoje não obtive resposta, já foram 3 e-mails. Como faço para resolver essa situa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6">
          <table:table-cell office:value-type="string" calcext:value-type="string">
            <text:p>Boa noite,</text:p>
            <text:p/>
            <text:p>Fui desligada da empresa Bradesco SA onde tinha uma previdência 3x3 como funcionária, solicitei o resgate no dia 3/33/3333, porém só entrou na minha conta a parte da minha contribuição e a da empresa( em torno de 3 mil) não entrou e nem aparece no sistema. Questionei a empresa e até hoje não obtive resposta, já foram 3 e-mails. Como faço para resolver essa situa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1">
          <table:table-cell office:value-type="string" calcext:value-type="string">
            <text:p>O Bradesco Vida e Previdência está se omitindo a pedido de portabilidade de participante da Prevdata, entidade de previdência em que trabalho. Tentei abrir chamado junto à Susep, entretanto somente o próprio consumidor pode fazê-lo. A Instrução Conjunta 33, Susep/Previc determina que o Bradesco responda ao pedido de portabilidade, o que estamos tentando há 3 meses em retorno. Podem em orientar, por favor?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6">
          <table:table-cell office:value-type="string" calcext:value-type="string">
            <text:p>Fiz uma Portabilidade com a Institução HOJE PREVIDÊNCIA PRIVADA CNPJ:33.333.333/3333-33  e fizeram uma "Venda Casada" e me obrigaram a associar me a Hoje Previdência privada. Estou tentando tirar o desconto de R$ 33,33 do meu contracheque. relato ainda que a empresa tem muitas reclamações no "Reclame Aqui" através do Grupo Akrk, atingindo princialmente aposentados.</text:p>
            <text:p>Peço a Retirada Imediata do desconto no meu contracheque.</text:p>
            <text:p>Gra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XXX Protocolo: 333333333 com número de solicitação 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3">
          <table:table-cell office:value-type="string" calcext:value-type="string">
            <text:p>Boa tarde! </text:p>
            <text:p/>
            <text:p>Possuo um empréstimo consignado com a SABEMI, A mesma quando contratei o empréstimo, me fez uma venda casada, colocando 3 seguros no meu contrato, 3 seguro de vida, e 3 seguro previdenciário, tenho tentado a dias cancelar esses seguros e estou enfrentando diversos problemas, a Sabemi se recusa a cancelar os seguros, querem que eu aumente o valor da minha prestação, fazendo um refin, o que eu já expressei veementemente não ter interesse. </text:p>
            <text:p/>
            <text:p>Já telefonei diversas vezes, como servidor público, me sinto desrespeitado pela instituição. </text:p>
            <text:p>Estou abrindo essa referida reclamação, pois pretendo mais uma vez, buscar a resolução amigável, caso não seja possível, serei obrigado a ingressar com uma ação judicial.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4">
          <table:table-cell office:value-type="string" calcext:value-type="string">
            <text:p>Prezados,</text:p>
            <text:p/>
            <text:p>As informações que tenho - obtidas em uma ação Antecipatória de Provas - foram enviadas nos arquivos anexos:</text:p>
            <text:p/>
            <text:p>RECÍPROCA ASSISTÊNCIA</text:p>
            <text:p>FUNDADA EM 33/33/3333</text:p>
            <text:p>CNPJ 33 333 333 3333 33</text:p>
            <text:p>Carta Patente 333 da SUSEPE</text:p>
            <text:p/>
            <text:p>Não é um fundo de pensão.</text:p>
            <text:p>É uma entidade privada.</text:p>
            <text:p/>
            <text:p>Grato.</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nálise de Documentação</text:p>
          </table:table-cell>
          <table:table-cell table:number-columns-repeated="16380"/>
        </table:table-row>
        <table:table-row table:style-name="ro8">
          <table:table-cell office:value-type="string" calcext:value-type="string">
            <text:p>Estou sendo lesado pela BRASILPREV, desde 33/3333, e só agora descobri.</text:p>
            <text:p>Em 33/3333, fiz uma portabilidade do meu Plano PETROS para a BRASILPREV, optando por renda mensal durante 33 anos.</text:p>
            <text:p>Em 33/33/33 (ANEXO 3), a PETROS informou meu valor a ser portado de R$333.333,33.</text:p>
            <text:p>Em 33/33/3333 (ANEXOS 3 e 3), a BRASILPREV recepcionou este mesmo valor, de R$333.333,33, através de documento assinado pelo seu Diretor Técnico ertertert.</text:p>
            <text:p>Minha primeira renda mensal, paga, em 33/33/3333, foi de R$3.333,33, quando deveria ter sido de R$3.333,33.</text:p>
            <text:p>Isto acarreta um prejuízo acumulado significativo, além do valor atual da minha renda mensal ser muito menor do que deveria ser.</text:p>
            <text:p>Procurei a BRASILPREV e fui atendido a partir de 33/33, que me apresentou vários valores diferentes entre si e sempre menores do que os informados nos documentos que estou aqui anexando.</text:p>
            <text:p>Recorro à PREVIC na esperança de resolver esta situa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7">
          <table:table-cell office:value-type="string" calcext:value-type="string">
            <text:p>Tenho um Plano de Previdência Complementar FECHADO e estou sendo lesado pela BRASILPREV, desde 33/3333, e só agora descobri.</text:p>
            <text:p>Em 33/3333, fiz uma portabilidade do meu Plano PETROS para a BRASILPREV, optando por renda mensal durante 33 anos.</text:p>
            <text:p>Em 33/33/33, a PETROS informou meu valor a ser portado de R$333.333,33 (ANEXO 3).</text:p>
            <text:p>Em 33/33/3333, a BRASILPREV recepcionou este mesmo valor, de R$333.333,33, através de documento assinado pelo seu Diretor Técnico Marcelo de Rezende Ambrósio (ANEXOS 3 e 3).</text:p>
            <text:p>Minha primeira renda mensal, paga, em 33/33/3333, foi de R$3.333,33, quando deveria ter sido de R$3.333,33.</text:p>
            <text:p>Isto acarreta um prejuízo acumulado significativo, além do valor atual da minha renda mensal ser muito menor do que deveria ser.</text:p>
            <text:p>Procurei a BRASILPREV e fui atendido, várias vezes, a partir de 33/33, que me apresentou vários valores diferentes entre si e sempre menores do que os informados nos documentos que estou aqui anexando, desta forma, minhas tratativas junto à Brasilprev se esgotaram.</text:p>
            <text:p>Recorro à PREVIC na esperança de resolver esta situação.</text:p>
            <text:p/>
            <text:p>(enfatizo que meu plano é FECHADO)</text:p>
            <text:p/>
            <text:p>Atenciosamente</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2">
          <table:table-cell office:value-type="string" calcext:value-type="string">
            <text:p>O senhor Glênio  deseja incluir esposa e filhos.</text:p>
            <text:p>segue anex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5">
          <table:table-cell office:value-type="string" calcext:value-type="string">
            <text:p>Bom dia!  Reclamação já regsitrada na SUSEP e no BACEN.</text:p>
            <text:p/>
            <text:p>Gostaria de registrar uma reclamação em face ao banco Bradesco, pela falta de retorno referente a minha demanda frente ao departamento de previdência corporativa. Fui funcionário do banco HSBC desde 3333, que foi adquirido pelo Bradesco em 3333, onde fui desligado em 3333, ou seja tenho aproximadamente 33 anos de empresa. Desde dezembro de 3333, contratei um plano de previdência corporativo pelo HSBC, conforme condições anexadas, onde eu contribuía com um valor mensal sobre meu salário e o banco complementava um percentual adicional. Nas condições anexadas fica evidente tal informação, sendo composto de parte da empresa e parte do funcionário, tendo o funcionário direito ao recebimento de 333% da parte da empresa após 33 meses de vínculo empregatício e sem dispensa por justa causa. Após ser desligado da empresa em 33 de março de 3333, com quase 33 anos de trabalho e dedicação a empresa liguei a central de previdência corporativa, tel 3333-3333 em 33 de maio de 3333, não foi fornecido protocolo de atendimento. A funcionário me passou que teria direito a 33% da parte da empresa, embora o contrato celebrado com a instituição original preveja 333%. Questionei e a mesma me orientou a preencher o resgate total no formulário via site e assim o fiz. Passados alguns dias eis que cai em minha conta corrente somente o valor atribuído a minha contribuição, Liguei em 33 de maio novamente a central e o funcionário me passou que era isso mesmo. Insisti com informação passada pela atendente anterior e este me passou que abrira uma solicitação ao departamento e que me retornaria por e-mail ou ligação, fato este que não ocorreu desde então. Pelo que sei, quando uma empresa adquire outra ela tem de assumir os ativos e passivos da mesma, se em contrato permite o recebimento total, o banco deve honrar o contrato, não pode fazer mudança unilateral sem consentimento do consumidor. No aguardo de uma solução para que possamos resolver de maneira amigável a demanda.</text:p>
            <text:p/>
            <text:p>Em minha demanda acima descrita, o Bradesco afirma que os planos são distintos, enviando cópia uma proposta de contratação, a qual replico aqui. </text:p>
            <text:p/>
            <text:p>Se for observada detalhadamente fica mais que evidenciado o vínculo que foi feito com a proposta que tinha junto ao Banco HSBC, pois no campo razão social, consta na tal proposta o nome KIRTON BANK S/A BANCO MÚLTIPLO, que foi o nome que o Bradesco registrou para o HSBC Brasil, por não poder mais usar este nome no Brasil, assim como o CNPJ 33.333.333/3333-33 que é o da matriz do HSBC Brasil. Ou seja foi contratada uma previdência no Bradesco, porém este portabilizou meu plano que havia com o HSBC, sem meu consentimento, ao plano do Bradesco, alterando as condições contratuais, também sem meu consentimento e autorização. </text:p>
            <text:p/>
            <text:p>Observa-se que na proposta que o Bradesco enviou como defesa da reclamação anterior não consta qualquer menção sobre resgates, carências ou quaisquer dados técnicos sobre o plano novo, o que fere o código de defesa do consumidor. Em 33/33/3333 solicitei o resgate total e cancelamento do plano, o qual o Bradesco me pagou a minha parte, alegando que não irá pagar a parte da empresa, devido carência não ter sido cumprida, porém, pelas regras da contratação original do HSBC eu tenho direito ao recebimento integral da parte acumulada pela empresa, conforme documentação já enviada quando da demanda anterior. </text:p>
            <text:p/>
            <text:p>Ocorre que, nesta data, ao verificar meus extratos de conta corrente dos últimos meses percebo novos descontos em minha conta em 33/33 e 33/33, sob a rubrica Plano de Previdência Privada, feitos pelo Banco, novamente, sem minha autorização seja por escrito ou de forma eletrônica, mesmo tendo sido o plano questionado resgatado totalmente, com cancelamento, conforme diz a regra do produto. Em consulta pelo aplicativo sou informado de produto contratado em 33/33/3333.</text:p>
            <text:p/>
            <text:p>Dos Pedidos, a fim de se evitar ação cível: </text:p>
            <text:p/>
            <text:p>3- Revisão do processo de resgate efetuado em 33/33/3333, com o pagamento integral e atualizado da parte da empresa, pois o plano contratado originalmente era do HSBC, com regras próprias e atingidas para resgate total. Bradesco portabilizou em 3333 o plano HSBC sem minha autorização para o plano contratado. </text:p>
            <text:p/>
            <text:p>3- Restituição em dobro e atualizado monetariamente, dos valores descontados indevidamente na conta 333333-333333333-3 em Agosto e Setembro para o plano já cancelado desde Maio, conforme determina o código de defesa do consumidor ou apresentação da proposta assinada (digitalmente ou fisicamente) e datada de 33/33/3333 para contratação de novo plano. </text:p>
            <text:p/>
            <text:p>Sem mais para o momen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7">
          <table:table-cell office:value-type="string" calcext:value-type="string">
            <text:p>Em 33 de Setembro de 3333 contratei junto ao Bradesco Previdência Privada o “PLANO II DE Previdência Privada” – Matrícula nº 333333333-3 – Aposentadoria por Tempo de Contribuição e por Invalidez com valor de Resgate ou Renda Saldada - </text:p>
            <text:p>O contrato foi feito em meu nome, XXXXXX e as mensalidades eram debitadas diretamente na conta corrente da empresa:</text:p>
            <text:p>XXX Ltda</text:p>
            <text:p>Agência: 3333-3</text:p>
            <text:p>Conta Corrente 333333333333333-3</text:p>
            <text:p>Hoje, não consigo verificar a situação dessa Previdência.</text:p>
            <text:p>Essa agência do Bradesco foi fechada e não me lembro de ter encerrado ou recebido os valores, por mim investidos nessa Previdência.</text:p>
            <text:p>Gostaria de ter as informações atualizadas, para confirmar a situação de benefícios e resgate dessa Previdência.</text:p>
            <text:p>Seguem os documentos que tenho em mãos, observando que nos extratos por algum motivo que desconheço e não percebi na época, meu nome aparece errado, mesmo estando correto no Certificado da Contratação do Plano.</text:p>
            <text:p>- Certificado de Participante;</text:p>
            <text:p>- Regulamento do Plano II e Carta do Bradesco Previdência de envio da documentação;</text:p>
            <text:p>- Comparativo de Rentabilidade Bradesco Previdência;</text:p>
            <text:p>- 33 comprovante de depósito feito por mim em 33/33/3333 com anotação de Previdência Antiga;</text:p>
            <text:p> - Extratos e comunicados de atualização dos benefícios e Posição Certificados – Plano Individual até Agosto/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Benefício Aposentadoria</text:p>
          </table:table-cell>
          <table:table-cell table:number-columns-repeated="16380"/>
        </table:table-row>
        <table:table-row table:style-name="ro10">
          <table:table-cell office:value-type="string" calcext:value-type="string">
            <text:p>À PREVIC</text:p>
            <text:p>Prezados, </text:p>
            <text:p>Eu era participante do Fundo de prev complementar Mercaprev, que depois passou para o Itaú e passou a chamar IFM – ITAJUBÁ FUNDO MULTIPATROCINADO. Em maio de 3333 fui comunicada que o fundo foi encerrado, e deveria optar pelo saque ou portabilidade.</text:p>
            <text:p/>
            <text:p>Após análise optei pela portabilidade para o ZURICH VALORA FIC RENDA FIXA PREVIDENCIÁRIO CRÉDIT PGBL. Os problemas começaram desde a portabilidade, pois, conforme termo anexo, foi assinado por mim em 33 set 3333, transferido valor para Zurich em 33/33 e somente meses depois foi efetivada a portabilidade, o dinheiro ficou parado por meses na Zurich.</text:p>
            <text:p>Depois de aberto, em abril/3333 eu e o assessor verificamos que o plano consta erroneamente como tabela progressiva e, para ajustar, informaram que seria necessário assinar uma nova adesão, o que fiz em agosto/3333, porém, novamente constou regime progressivo. O assessor alertou à Onze para que a Zurich também leve em consideração todo o histórico do plano para que a tributação não seja iniciada somente na nova adesão em 33%.</text:p>
            <text:p/>
            <text:p>Desde então venho pedindo um posicionamento e a resposta da Onze é de que " o time da seguradora ainda está finalizando os ajustes devidos para que utilize o histórico regressivo do plano na antiga seguradora."</text:p>
            <text:p/>
            <text:p>Gostaria que verificassem toda a regularidade desse processo e o que está havendo, pois já faz mais de um ano que foi solicitada a portabilidade e o processo não foi resolvido. Além disso, esse mês de dezembro completa 33 anos do primeiro aporte, então eu entendo que eu já poderia estar resgatando parcelas com a alíquota mínima, mas nem sei por onde começar, e se pode com todo esse problema.</text:p>
            <text:p>Obrigad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3">
          <table:table-cell office:value-type="string" calcext:value-type="string">
            <text:p>Tenho efetuado várias tentativas de resgate de meu plano de previdência privada com o Bradesco. Hoje ao ligar novamente (33333333 Protocolo Bradesco) informaram que somente após o dia 33/33 existe a possibilidade de receber os valores.</text:p>
            <text:p>Meu desligamento na empresa se deu em 33/33/3333, com homologação em 33/33/3333. </text:p>
            <text:p>Cada vez que entro em contato é uma história e uma desculpa diferente, quero apenas conseguir um valor que é meu, já que me informaram que a parte da empresa eu não posso sacar.</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3">
          <table:table-cell office:value-type="string" calcext:value-type="string">
            <text:p>Possuo uma previdência no Bradesco da época em que fui funcionário, há época quando me desliguei do banco, foi informado que eu deveria esperar o prazo de 33 anos para sacar a parte empresa.</text:p>
            <text:p>Ocorre que agora, 33 anos depois, ao tentar realizar o saque, o banco se nega a fazer o pagamento, informando que a regra prevista era de 33 anos de contribuição e por isso o saldo que possuo não será pago e sim devolvido para o banco. </text:p>
            <text:p>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text:p>
            <text:p>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text:p>
            <text:p>Em anexo, segue extrato do fundo atualizado na data de hoje, ainda com saldo em minha conta, e resposta das reclamações registradas anteriormente contra a institui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9">
          <table:table-cell office:value-type="string" calcext:value-type="string">
            <text:p>E-mail recebido na Ouvidoria-Geral do MJSP em 33 de abril de 3333 33:33 e incluído na Plataforma Fala.BR, utilizando-se funcionalidade específica para registro de manifestação sem autorização para atribuição de cadastro ao cidadão, nos termos do art. 33, inciso I, e § 3º, da PORTARIA CGU Nº 333, DE 3 DE MARÇO DE 3333.</text:p>
            <text:p/>
            <text:p/>
            <text:p>Segue anexo o documento com o teor da referida manifest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 banco BRADESCO me informou que as apólices de seguro da minha mãe falecida foram concluídas sem indenização, algumas estão em análise até hoje e não obtive retorno, sei que todas as contas possuem um seguro de vida embutido nas mesmas e que o banco nem se quer deu o trabalho de me informar sobre, descobri por terceiros hoje. Gostaria que o banco revisasse estes contratos de apólice, são uma boa quantia e vão colaborar para o bem estar físico e mental da família desgastada pela perca do ente querid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2">
          <table:table-cell office:value-type="string" calcext:value-type="string">
            <text:p>Recorrido ao banco mercantil para estorno de seguro prestamista não obtive sucesso.</text:p>
            <text:p>Preciso de ajuda para receber o que é meu por direit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Negativa de Pagamento</text:p>
          </table:table-cell>
          <table:table-cell table:number-columns-repeated="16380"/>
        </table:table-row>
        <table:table-row table:style-name="ro2">
          <table:table-cell office:value-type="string" calcext:value-type="string">
            <text:p>Eu tenho uma filha menor de idade que tem direito a uma  pensão de morte e possivelmente está como beneficiária de uma seguro de vida, pela sua antiga responsável legal (tia), em 3333 ela veio a falecer de COVID e uma parente se apropriou da certidão de nascimento da minha filha para ter acesso a esses valores que é de direito da minha filha ZZZZZ , data de expedição 33/33/3333 , data de nascimento 33/33/3333. Eu gostaria de ter acesso a essas informações e caso se confirme eu gostaria de denúnciar essa pessoa que se apropriou de um benefício que não a pertencia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houve o falecimento de meu pai, 33/33/3333 ele possui seguro vida partiluclar ou pelo cifão casa da moeda do Brasil pois deixou 3 filhos e uma espos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meu pai faleceu dia 33 / 33 / 3333 e falou antes de morrer que eu era beneficiario de um seguro de vida dele e estou pesquisando queria saber se tenho como saber alguma informaçao por aqui ?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e tenho valores a receber de alguma título de capitalização de jogos onlin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ou tendo dificuldade para perquisar a validade das apólice , meu telefone <text:s/>gostaria de retorn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6">
          <table:table-cell office:value-type="string" calcext:value-type="string">
            <text:p>OBSERVAÇÃO: Gostaria que esta RECLAMAÇÃO/PEDIDO DE PAGAMENTO, fosse encaminhado também para o CNSP-Conselho Nacional dos Seguros Privados e para a SUSEP-Superintendência dos Seguros Privados S.A., para que os mesmos pudessem se manifestar sobre esta reclamação.</text:p>
            <text:p/>
            <text:p/>
            <text:p>*** DENÚNCIA  À CAIXA ECONÔMICA FEDERAL ***</text:p>
            <text:p>PEDIDO: 333333333333333 - BENEFICIÁRIA: L</text:p>
            <text:p>PROCURADOR: A</text:p>
            <text:p/>
            <text:p>Prezado(a)s,</text:p>
            <text:p/>
            <text:p>EXISTE UMA FAMÍLIA NESTE EXATO MOMENTO, NO INTERIOR DO AMAZONAS,  PASSANDO POR EXTREMAS DIFICULDADES FINANCEIRAS E ALIMENTÍCIAS, POR CONTA DE UM ATO DESUMANO E DESASTROSO QUE VEM OCORRENDO EM RELAÇÃO AO PAGAMENTO DA INDENIZAÇÃO DO SEGUTO DPVAT POR MORTE A SUA BENEFICIÁRIA.</text:p>
            <text:p/>
            <text:p>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text:p>
            <text:p/>
            <text:p>3 – Demos entrada no pedido de indenização 3 vezes, nas seguintes datas: 33/33/3333, 33/33/3333, 33/33/3333, 33/33/3333 e 33/33/3333;</text:p>
            <text:p>3 – Sempre enviamos todos os documentos que nos foram solicitados, ainda assim, em alguns destes pedidos que eu protocolei, o INDEFERIMENTO FOI PRATICAMENTE IMEDIATO;</text:p>
            <text:p>3 – Somente no último protocolamento de pedido que realizei no dia 33/33/3333, é que a CAIXA me indefere o pedido com a seguinte argumentação: “O PEDIDO NÃO FOI APROVADO DEVIDO A EXISTÊNCIA DE PEDIDO DE INDENIZAÇÃO NA BASE DE DADOS COM CARACTERÍSTICAS IGUAIS A ESTE PEDIDO.”;</text:p>
            <text:p>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text:p>
            <text:p/>
            <text:p>Minhas solicitações são:</text:p>
            <text:p>-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text:p>
            <text:p>- Requer que a CAIXA ECONÔMICA FEDERAL, através de seus GESTORES, inclusive a sua presidenta, Sra. R, corrija esse problema com a maior brevidade possível, promovendo o pagamento da indenização aqui pleiteada, por ser medida de Justiça e de Direito.</text:p>
            <text:p/>
            <text:p>Meus questionamentos são:</text:p>
            <text:p/>
            <text:p>3 – Por quê um pedido que foi cadastrado em 33/33/3333, destarte, com mais de 333 dias ainda não foi indeferido, enquanto que uma boa parte dos processos cadastrados em todo Brasil estão tendo indeferimentos precoces ? </text:p>
            <text:p>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text:p>
            <text:p>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text:p>
            <text:p/>
            <text:p>Acreditando sempre no diálogo para a resolução dos problemas,</text:p>
            <text:p/>
            <text:p>Pede e aguarda deferimento,</text:p>
            <text:p/>
          </table:table-cell>
          <table:table-cell office:value-type="string" calcext:value-type="string">
            <text:p>Demanda Duplicad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7">
          <table:table-cell office:value-type="string" calcext:value-type="string">
            <text:p>OBSERVAÇÃO: </text:p>
            <text:p>3 - Solicito que esta RECLAMAÇÃO/PEDIDO DE PAGAMENTO, seja encaminhado também ao CNSP-Conselho Nacional dos Seguros Privados, para SUSEP-Superintendência dos Seguros Privados S.A, e para a CAIXA ECONÔMICA FEDERAL, para  que essas instituições possam também se manifestar e tomar as providências cabíveis sobre a presente reclamação.</text:p>
            <text:p>3 - Solicito que o Ministério da Fazenda tome as providências cabíveis sobre a presente reclamação, determinando, face os fatos aqui relatados,  que a CAIXA ECONÔMICA FEDERAL promova o pagamento da vítima em questão, com base na documentação médica apresentada e/ou envie um perito médico ao município de UARINI-AM, para que seja realizada perícia médica na vítima.</text:p>
            <text:p/>
            <text:p/>
            <text:p/>
            <text:p>RECLAMAÇÃO/DENÚNCIA: PEDIDO DE PAGAMENTO BASEANDO-SE NA ANÁLISE DOCUMENTAL MÉDICA ENVIADA OU ENVIO DE PERITO DA CAIXA ATÉ O MUNICÍPIO DE UARINI-AM, QUE FICA HÁ 333KM DE MANAUS COM ACESSO SOMENTE POR VIA FLUVIAL, ALÉM DO MUNICÍPIO POSSUIR UMA INTERNET EXTREMAMENTE PRECÁRIA.</text:p>
            <text:p/>
            <text:p>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text:p>
            <text:p/>
            <text:p>DOS FATOS:</text:p>
            <text:p>3 - O pedido de indenização administrativa junto à CAIXA ECONÔMICA FEDERAL, já foi cadastrado 3 vezes junto ao APP  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text:p>
            <text:p/>
            <text:p>3 – Conforme já informado à CAIXA,  a vítima mora no interior do estado do Amazonas, no município de Uarini-AM, que fica a 333KM de Manaus-AM, e só tem acesso por via fluvial, destacando-se que a internet neste município é muito precária.</text:p>
            <text:p/>
            <text:p>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o que restou também frustrado face as informações alinhavadas linhas acima.</text:p>
            <text:p/>
            <text:p>3 – Este procurador já há algum tempo vem informando todos esses fatos a CAIXA, e no último cadastramento de pedido administrativo, pedido número 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text:p>
            <text:p/>
            <text:p>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text:p>
            <text:p/>
            <text:p>3 – Nos parece razoável afirmar que o processo em questão entrou em um loop infinito de indeferimento e recadastramento, sem os senhores analistas ao menos terem a dignidade de ler as informações amplamente prestadas por este procurador, e pela própria vítima.</text:p>
            <text:p/>
            <text:p>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text:p>
            <text:p/>
            <text:p>Diante de todo o exposto, REQUER seja promovida REANÁLISE NO PEDIDO,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text:p>
            <text:p> </text:p>
            <text:p>DO QUE DETERMINA A LEI DPVAT E A RESOLUÇÃO CNSP N° 333, DE 33 DE DEZEMBRO DE 3333.</text:p>
            <text:p/>
            <text:p>O Artigo 3º da Lei 3.333/33, alterada pela Lei 3.333/33, preconiza o seguinte: “O pagamento da indenização será efetuado mediante simples prova do acidente e do dano decorrente, independente da existência de culpa...”.</text:p>
            <text:p/>
            <text:p>Já a RESOLUÇÃO CNSP N° 333, DE 33 DE DEZEMBRO DE 3333, assim determina:</text:p>
            <text:p/>
            <text:p>Capítulo IV – Da fiscalização....</text:p>
            <text:p>Artigo 33° – O CNSP é a instância máxima de governança do FDPVAT e exercerá as atribuições previstas no seu estatuto e nas demais disposições legais e regulamentares que lhe forem aplicáveis, inclusive o disposto nesta resolução.</text:p>
            <text:p/>
            <text:p>Cordialmente,</text:p>
          </table:table-cell>
          <table:table-cell office:value-type="string" calcext:value-type="string">
            <text:p>Demanda Duplicad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Como pode o Ministério da Fazenda autorizar a Susep (Superitendencia de Seguros Privados) bloquear corretores de seguros que não se recadastraram junto ao órgão ?? <text:s/>São milhares de famílias sem a renda do profissional Corretor de Seguros, que empregam milhares de pessoas e de autonomos na mesma condição de responsabilidade familiar. <text:s/>Querem que façam novos recadastramento, que façam de forma ordeira e com dialogo com a categoria! <text:s/>Vou repassar isso aos deputados federais <text:s/>e senadores da republica! <text:s/>Um fiasco nacion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text:p>
            <text:p>Aqui. Porém, alem da demora, a pessoa não está entendendo qual é minha demanda. Eu estou grávida, minha gravidez é de risco e estou passando o maior nervoso. Como resolveremos tudo isso? Judicialmente? Com um processo de danos morais juntos? </text:p>
            <text:p>Além do mais, sou “obrigada” a continuar pagando o financiamento sem ao menos ter o carro. REPITO: EM MOMENTO ALGUM PODEM ATENDER AS MINHAS TENTATIVAS DE CONTATO! EU PRECISO DE UMA SOLUÇÃ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18">
          <table:table-cell office:value-type="string" calcext:value-type="string">
            <text:p>Bom dia!</text:p>
            <text:p>Me chamo Marli , estou entrando em contato com vocês para me ajudar referente a indenização seguro DPVAT junto a Caixa Econômica Federal. </text:p>
            <text:p>Relato:</text:p>
            <text:p>Em 33.33.33 sofri um acidente de motocicleta onde eu era a condutora do veículo.</text:p>
            <text:p>Fraturei o pé direito ( quinto metatarso).</text:p>
            <text:p>Fiquei 33 meses afastada de minhas atividades profissionais em recuperação.</text:p>
            <text:p/>
            <text:p>Em 33.33.33 entrei com pedido de indenização junto ao DPVAT protocolo *333333333* Foi agendado uma perícia médica no hospital Santa Genoveva com médico períto Dr. Rodrigo, o mesmo me disse que o pedido ia ser indeferido porque eu estava em tratamento, somente após alta médica deveria abrir novo pedido é disse que devido a lesão o seguro pagaria um valor um pouco maior.</text:p>
            <text:p/>
            <text:p>Posteriormente em 33.33.33 Dei entrada novamente no seguro DPVAT através do protocolo : *333333333*, seguradora solicitou que eu enviasse despesas médicas hospilares, ( todas foram enviadas nesse protocolo). Não entendi a pendência.</text:p>
            <text:p/>
            <text:p>Na ocasião do acidente fui socorrida pelo corpo de bombeiros e levada a uma unidade de saúde ( Sus) onde tive pé engessado é fui medicada.</text:p>
            <text:p/>
            <text:p>Posteriormente médico pediu para realizar no mínimo 33 sessões de fisioterapia.</text:p>
            <text:p>Realizei a fisioterapia particular porque pelo ( Sus) estava demorando muito.</text:p>
            <text:p/>
            <text:p>Encaminhei toda a documentação para a seguradora junto com a nota fiscal das despesas com a  fisioterapia é mesmo assim foi rejeitado.</text:p>
            <text:p/>
            <text:p>Dia 33.33.33 estive em uma agência da Caixa Econômica com todos os documentos para dar entrada novamente protocolo: *3333333* recebi na data de ontem 33.33.33 informação com a mesma pendência que diz exatamente assim:</text:p>
            <text:p>*Motivo da rejeição*</text:p>
            <text:p>*M33 despesas médicas sem prescrição*</text:p>
            <text:p>*Envie a prescrição médica relativa aos comprovantes das despesas apresentadas na solicitação para prosseguimento da análise do pedido*</text:p>
            <text:p/>
            <text:p>Em ambas as solicitações foi encaminhado esses documentos:</text:p>
            <text:p> o pedido do médico, nota fiscal da fisioterapia, agora não sei mais o que fazer.</text:p>
            <text:p/>
            <text:p>Gostaria que me ajudassem visto que recebi por vários dias constantes  ligações de pessoas estranhas querendo saber se eu queria que eles dessem entrada no DPVAT.</text:p>
            <text:p/>
            <text:p>Daí fiquei me perguntando será que eles reembolsam somente quando terceiros fazem a solicitação?  ou será que existe algum esquema de ganhos?</text:p>
            <text:p/>
            <text:p> *Em anexo segue documentos*</text:p>
            <text:p/>
            <text:p>Por favor me ajudem.</text:p>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0">
          <table:table-cell office:value-type="string" calcext:value-type="string">
            <text:p>Tenho um plano de previdência privada do Banco Bradesco:</text:p>
            <text:p>Proposta: nº 33333333, contratado em 33/33/3333, tributação regressivo, junto a empresa ECO333 CONCESSIONARIA DE RODOVIAS S.A</text:p>
            <text:p>Em 33/33/3333 solicitei via site o resgate deste plano, que teria o prazo de sete dias úteis para o pagamento. Vencido o prazo o pagamento não foi realizado e o status no site constava "enviado para pagamento".</text:p>
            <text:p>Entrei com uma reclamação no SAC do Bradesco em 33/33/3333 protocolo 333333 atendente Luana que me disse que em 3 dias úteis era o prazo para resposta. Vencido mais uma vez o prazo não obtive resposta liguei de novo no SAC e fui orientado a relizar uma reclamação na Ouvidoria do Bradesco o que fiz no dia 33/33/3333 sob o protocolo 333333333.</text:p>
            <text:p>O prazo deste segundo atendente Letícia era de cinco dias corridos.</text:p>
            <text:p>Ainda no dia 33/33 depois de registrar a reclamação no Ouvidoria do Bradesco recebi um e-mail do Bradesco dizendo o seguinte:</text:p>
            <text:p>"Em atenção à sua manifestação, informamos que o status do resgate via site foi atualizado em 33/33/3333, e o pagamento ocorra em 3 dias úteis."</text:p>
            <text:p>Prazo que venceu dia 33/33/3333 e o pagamento não foi realizado.</text:p>
            <text:p>Hoje dia 33/33/3333 quase um mês depois da primeira solicitação, entrei em contato novamente com a Ouvidoria do Bradesco que abriu um novo protocolo e me pediu dez dias úteis!!</text:p>
            <text:p>Um absurdo, peço que intercedam por mim pelo amor de DEUS, TENHO CONTAS A PAGAR....</text:p>
            <text:p>NOVO PROTOCOLO DE 33/33/3333 : 333333333333333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1">
          <table:table-cell office:value-type="string" calcext:value-type="string">
            <text:p>Preciso de ajuda para realizar consulta de um seguro de vida de um tio falecido a 33 anos, no qual sou beneficiári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A reclamante é herdeira de XXXXXX,  e beneficiária de seguro - Apólice da ZURICH SANTANDER: .</text:p>
            <text:p>Diante disso requereu o benefício, apresentando todos os documentos exigidos para o cumprimento da obrigação, mas até a presente data não recebeu, embora fluido o prazo..</text:p>
            <text:p>Não recebe informações satisfatórias e tanto a ZURICH como o SANTANDER vem procrastinando. A requerente necessita do valor.. PROTOCOLO DE RECLAMAÇÃO NA ZURICH-SEGURO SANTANDER 333333333333.  Certa do atendimento espera retorn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9">
          <table:table-cell office:value-type="string" calcext:value-type="string">
            <text:p>Sou AAAAAA e pago o auxílio funeral Bradesco há mais de 33 anos, onde os beneficiários são minha esposa , meus filhos , minha enteada , meu sogro  e minha mãe . Não sei explicar o motivo, mas por erros de digitação do próprio banco o seguro encontra-se em nome da minha esposa como titular, porém o desconto ocorre mensalmente em minha conta corrente.</text:p>
            <text:p>Acontece que há dois anos quando meu pai faleceu não pude utilizar o benefício, pois o banco não encontrou a proposta, visto que alegaram não encontrar devido a estar no nome da minha esposa, na correria não dei atenção e custeamos todo o trâmite, no entanto, precisei recentemente do  auxílio, este que me   foi negado novamente e explico o  porque.</text:p>
            <text:p>Em 33/33/3333 minha mãe faleceu às 33h33min, nesta mesma data em torno das 33hs, devido a não estarmos em condições emocionais de tratarmos o assunto, um amigo próximo cujo nome RRRRR, representante da empresa (Pax Sousa Assistência Funeral CNPJ 33.333.333.3333/33) entrou em contato com a central, falou como atendente Bruno e foi orientado a encaminhar toda documentação e dados conforme anexo, onde posteriormente deveríamos mandar as notas fiscais dos gastos, todas em nome da titular para que assim fosse feito o ressarcimento.</text:p>
            <text:p>Acontece que, para nossa surpresa, ao fazer todo o processo, comprometer cartões de crédito devido a não termos como custear tamanho gastos naquele momento, e encaminhar as notas fiscais conforme solicitado, fomos informados que o Bradesco não iria realizar o ressarcimento, mesmo que o valor da apólice fosse superior ao valor gasto. A empresa Bradesco alegou que não trabalha com ressarcimento e sim, prestam os serviços funerários no momento solicitado, informação esta, improcedente com a informação dada pelo funcionário no dia do ocorrido. Assim sendo, possivelmente todas as ligações são gravadas, e o Bradesco por ser uma empresa conceituada deve ter a gravação em arquivo comprovando tal informação passada pelo atendente , comprovando a orientação, para tanto, peço esclarecimentos desta instituiçã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Como faço para falar com a caixa (333) ?!sou AAA e tenho seguro residencial (número 3333) titulo 3333333333 mediante financiamento de apartamento em condomínio a qual estou com dificuldade na rede elétrica ??</text:p>
            <text:p/>
          </table:table-cell>
          <table:table-cell office:value-type="string" calcext:value-type="string">
            <text:p>Reclamação divers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No dia 33/33/3333 foi aberto sinistro da apólice 3333 Bradesco vida e previdência o <text:s/>seguro de vida que minha deixou como beneficiário W, H, I,H e o V. Já foi enviado todas as documentação mais a seguradora do Bradesco vida e previdência fica enrolando o processo não querem resolver a situação eles já não tem mais nenhum documento para pedir e mesmo assim fica enrolando para pagar já não sei mais oque fazer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Caixa previdência coloca vários empecilhos de cliente fazer resgate da previdência, após ser esclarecido o conjunto de dados.</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Recentemente verifiquei minha conta e constatei que estava sendo cobrado uma taxa desta empresa essa taxa está sendo cobrada sem minha autorização eu jamais assinei nenhum contrato para aderir a esse seguro eu solicitei o cancelamento e o estorno do valor pago porém a empresa se nega a estornar o valor pago este valor foi descontado durante vários meses sem o meu consentimento eles me roubaram e eu quero meu valor de volta peço auxílio de vocês nessa missão obrigad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obrança de Prêmio Indevida</text:p>
          </table:table-cell>
          <table:table-cell table:number-columns-repeated="16380"/>
        </table:table-row>
        <table:table-row table:style-name="ro9">
          <table:table-cell office:value-type="string" calcext:value-type="string">
            <text:p>Cancelamento do seguro feito na SABEMI SEGUROS;</text:p>
            <text:p>- Realizei várias ligações na Sabemi Seguros e fui informado que não poderia realizar o cancelamento.</text:p>
            <text:p>- Gostaria de realizar o cancelamento do referido seguro, já que não optei por esse serviço.</text:p>
            <text:p>- Desconto é realizado sem estar previsto no contrat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6">
          <table:table-cell office:value-type="string" calcext:value-type="string">
            <text:p>A titular faleceu e o setor de sinistro do Banco Santander (Zurich) não localiza o seguro. Estamos há quase 3 meses tentando um retorno do Banco, com inúmeros protocolos, sempre sem sucesso. Apesar das inúmeras tentativas de abertura de sinistro o Banco nunca dá retorno e segue debitando o valor das parcelas, mesmo tendo sido comunicado o óbito e solicitado o cancelamento. Já existe um processo de inventário aberto, porém, novamente o descaso do Banco impede a família de ter uma solução de forma digna e sem a necessidade de tantos desdobramentos e desvio produtivo de toda a família. O gerente da conta fala para falar com a área de sinistro, que fala para falar com o setor de seguros que retorna para a área de sinistros e ninguem procura resolver o problema do cliente.</text:p>
            <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Olá sou M sou correntista da instituição Santander fiz 3 empréstimos com cobrança de taxa de seguros contra desemprego já estava quase no final para terminar meu empréstimo quando do nada fui desligado da empresa da onde trabalhava e meu segura cobria meus empréstimos e um saldo para quitar algumas dívidas quando fui demitido no dia 33/33/3333 já no dia seguinte fiz o acionamento do seguro que de imediato foi recusado fui na agência depois de ficar mais de um hora de espera fui avisado que só poderia entrar com o seguro depois de 33 dias até ai tudo bem me explicaram como deveria ser. <text:s/>Depois te tanta burocracia de enviar os documentos pq toda hora era alguma coisa finalmente consegui depois de tanto esperar alguma resposta e recebendo cobrança de de cartão de crédito da própria instituição fui avisado que só tinham pago metade da dívida que era para eu esperar para receber a 3 parcela do seguro desemprego que é no dia 33 de dezembro e a minha dívida só está aumentando meu nome já está no Serasa que uma solução se não vou abrir um processo contra a instituição Santander</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5">
          <table:table-cell office:value-type="string" calcext:value-type="string">
            <text:p>Olá, </text:p>
            <text:p>Fiz a reclamação junto ao Bacen de número RDR nº 33333333333, onde foi repassado a seguinte resposta:</text:p>
            <text:p>"Identificamos que o senhor possuía um Seguro Residencial desde Setembro de 3333, conforme apólice 333333333</text:p>
            <text:p/>
            <text:p>Em Setembro de 3333 houve a renovação do seguro para a apólice 333333333333, ficando vigente por mais 3 anos:</text:p>
            <text:p/>
            <text:p>Em Dezembro de 3333 o seguro foi renovado pela segunda vez, gerando a apólice 33.33/3333333333 </text:p>
            <text:p/>
            <text:p>O referido seguro foi cancelado em 33.33.3333, com prêmio devolvido no valor de R$ 33,33.</text:p>
            <text:p>Quanto a um possível débito de seguro em nome / endereço de seus pais, não identificamos o referido débito em sua conta."</text:p>
            <text:p/>
            <text:p>O problema é que o imóvel da primeira apólice  foi vendido em Maio de 3333, e o seguro deveria ter sido extinto no momento da venda, já que não tinha mais a posse dele.</text:p>
            <text:p/>
            <text:p>Mesmo sem ter o imóvel em meu nome e sem eu ter solicitado, foi gerado uma nova apólice de forma ilegal.</text:p>
            <text:p/>
            <text:p>Dessa forma, solicito o ressarcimento de todo valor cobrado de forma ilegal dos seguros, desde a data da venda do imóvel. </text:p>
            <text:p>Pelo fato da minha conta corrente estar negativada, preciso que seja resolvido essa pendência antes que seja inserido meu nome em SPC ou Serasa.</text:p>
            <text:p/>
            <text:p>Aguardo um retorno com brevidad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Cobrança de Prêmio Indevida</text:p>
          </table:table-cell>
          <table:table-cell table:number-columns-repeated="16380"/>
        </table:table-row>
        <table:table-row table:style-name="ro2">
          <table:table-cell office:value-type="string" calcext:value-type="string">
            <text:p>Fiz um cartão benefício pelo correspondente, vinculado ao Futuro previdência, foi averbado e não foi pago, procuro o correspondente e o mesmo não responde assim como a futuro previdência. </text:p>
            <text:p>Gostaria de uma posição  , visto que nso disponilizam canais para reclamações e informações.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14">
          <table:table-cell office:value-type="string" calcext:value-type="string">
            <text:p>Assunto: Denúncia de Irregularidades na Gestão de Previdência Privada - Pedido de Intervenção da SUSEP</text:p>
            <text:p/>
            <text:p>Prezados,</text:p>
            <text:p/>
            <text:p>Gostaria de relatar uma situação preocupante em relação à gestão de um plano de previdência privada contratado junto ao antigo Banco Real, que, após a aquisição pelo Banco Santander em 3333, tem sido fonte de grande desconforto e frustração.</text:p>
            <text:p/>
            <text:p>Em 3333, contratei um plano de previdência (Certificado nº 333333333) com o Banco Real, que posteriormente foi absorvido pelo Banco Santander. Recentemente, ao manifestar atualização de informações sobre o pecúlio contratado, recebi uma resposta do banco que, para minha surpresa, alegou não ter registro do documento correspondente ao período anterior a 3333.</text:p>
            <text:p/>
            <text:p>O banco afirmou que, devido ao tipo de produto ser do ramo de previdência, não há renovação anual como em produtos de seguros, e, portanto, não conseguem localizar o documento em seus sistemas. No entanto, a resposta fornecida não condiz com o serviço contrato, e os produtos mencionados, no plano atual (que alegam não ter registro do mesmo) não correspondem ao que eu pensava ter contratado relacionado a um plano de previdência. A explicação sobre a natureza do plano antes como Previdência passou para um contrato de Cobertura de vida do qual o produto não pode ser resgatado . O banco assim informa que o objetivo principal do serviço atual, trata-se de um plano de seguro de vida cujo o pagamento do pecúlio só será fornecido, aos beneficiários indicados, apenas em caso de falecimento do titular, e não como uma cobertura resgatável. Mesmo nesse caso, após anos de dedução direta em conta salário o total do pecúlio também não parece condizer com o valor do seguro, sendo informada que este seria apenas de R$333,333.33 após todos estes anos de investimento no valor atual de R$333,33 mensais. </text:p>
            <text:p/>
            <text:p>Considerando a falta de transparência e a aparente discrepância nas informações fornecidas pelo Banco Santander, solicito a intervenção da Superintendência de Seguros Privados (SUSEP) para esclarecer e corrigir essa situação. Entendo que a SUSEP é a entidade responsável pela regulamentação e fiscalização do setor, e confio que poderá auxiliar na resolução deste impasse.</text:p>
            <text:p/>
            <text:p>Agradeço antecipadamente pela atenção e espero que esta denúncia possa contribuir para a proteção dos direitos dos consumidores e a integridade do setor de previdência privada.</text:p>
            <text:p/>
            <text:p>Atenciosamente,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Venho por meio desse reclamar do atendimento ao cliente do seguro residencial BB , em novembro 3333 era para ter um atendimento dê dedetização em casa porém não foram após uns dias entrei em contato com o seguro e foi informado q não tinha prestador p atender porém ninguém tinha me ligado para avisar isso , fui orientado a fazer o serviço particular e solicitar o reembolso que seria pago se toda documentação estivesse correta eu indaguei se tinha um valor mínimo ou máximo para o reembolso foi informado pela atendente que não tinha ! Fiz o serviço deu 333 reais mandei toda documentação correta aí o seguro diz que vai pagar somente 333 reais como assim ? Eu estou contando com essse reembolso pq se não minha conta vai ficar zerada no vermelho , quero q pague o que foi feito , se tivesse me orientado a um valor eu não teria feito o serviço q não tenho como bancar . <text:s/>Quero que o seguro tenha respeito ao cliente de informar quando não tem prestador e orientar corretamente, quero meu reembolso integral uma vez q toda documentação solicitada foi integre e não foi informada de valores ! O seguro do Banco do Brasil está cada dia pior dificultando a vida do cliente , não tem prestadores e não paga e dificulta p pagar reembols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Reembolso</text:p>
          </table:table-cell>
          <table:table-cell table:number-columns-repeated="16380"/>
        </table:table-row>
        <table:table-row table:style-name="ro1">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 Tenho diversos protocolos mas sem engula resposta até o momento é os débitos do seguro estão ocorrendo na conta normalment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Tempo da prestação de serviço</text:p>
          </table:table-cell>
          <table:table-cell table:number-columns-repeated="16380"/>
        </table:table-row>
        <table:table-row table:style-name="ro13">
          <table:table-cell office:value-type="string" calcext:value-type="string">
            <text:p>Olá, bom dia.</text:p>
            <text:p/>
            <text:p>Solicito orientações para alteração da SUSEP de PF para PJ, aguardo retorno.</text:p>
            <text:p/>
            <text:p>Atenciosamente,</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No dia 33/33/3333 acionei o seguro viagem My Travel Assist (Protocolo 333333) pois não estava me sentindo bem. Mesmo eu dizendo que precisava de um médico presencial desde o início, no dia 33, insistiram que eu deveria passar pela telemedicina antes do atendimento presencial e fiz a consulta por telemedicina. Mesmo com a indicação da médica, tive que insistir para marcarem uma consulta presencial. Abriram um novo Protocolo para marcarem um atendimento presencial (3333). No final do dia 33, ainda sem atendimento presencial, meu noivo foi comprar os remédios que a médica da telemedicina prescreveu e parece que a prescrição era só para o Reino Unido. No dia 33/33 me mandaram para outra cidade para fazer o atendimento presencial, me passaram o endereço errado e depois de muito rodar encontrei o local e era uma Estação de Ambulância, então só tinha um paramédico e ele achou que eu estava de brincadeira pois eles só fazem atendimento quando alguém precisa da ambulância. No dia 33, ainda sem atendimento falei pra eles que estava desistindo e abriria a reclamação na SUSEP quando voltasse ao Brasil, no dia 33/33/3333. No entanto, continuei testando positivo para COVID e tive que remarcar meu voo. E pra piorar, a seguradora não quer extender meu seguro pois estou com COVID. Ou seja, depois de não fornecer o atendimento que eu precisava, agora negam a extensão do seguro viagem e outras operadoras não me permitem contratar o seguro pois já estou em viagem e estou doente. Tenho todas as conversas com a seguradora, caso vocês necessitem.</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1">
          <table:table-cell office:value-type="string" calcext:value-type="string">
            <text:p>Fiz uma reclamação aqui no reclama aqui no dia 33/33/33 sobre o valor de um seguro de vida da minha mãe que teve sinistro em Janeiro de 3333, e o Sr. W da Sabemi me enviou uma mensagem pedindo o cpf da minha mãe e depois me enviou uma apólice do seguro do dia 33/33/3333 dizendo que era a apólice que tinha no momento. sendo que essa apólice minha mãe era descontada em folha o valor de R$ 33,33 e no contracheque da minha mãe consta um desconto de 33,33 <text:s/>inicio da vigência foi 33/33/3333 e terminou em 33/33/3333 mês que ocorreu o sinistro. Na própria apólice desatualizada o valor total dividido por 3 não corresponde o valor pago as duas beneficiarias. Só que acredito eu que a seguradora tem obrigação de me da a apólice atualizada. Se o plano começou em 3333 e me mandam uma apólice de 3333 significa que teve um novo plano e a seguradora diz que não tem essa apólice de 3333 até 3333. Estranho né? Inclusive respondi o e-mail que me enviaram com a apólice desatualizada por que a seguradora não tem a atualizada com os dados do contrato e valor descontado até o sinistro e ninguém respondeu. Como uma seguradora não tem a apólice do segurado atualizada? mas para cobrar ela tem a apólice. <text:s/>O valor que foi pago foi o premio de um ano e dos outros anos? E não foi pago tudo pq eles pagaram 333,33 e na realidade é 333,33. O engraçado que eles alegam que não tem apólice atualiza. Como uma seguradora não possui a apólice atualizada do segurado? estranho não? Eu pergunto a Susep. A seguradora SABEMI pode dizer não tenho a apólice atualizada e o beneficiário tem que aceitar. Minha mãe tem mais dois contratos de Seguro Previdência que a Sabemi <text:s/>não se manifesta se faz de morta. Tenho como provar os 3 contratos descontados no contracheque de minha mãe.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ão recebimento de apólice/boleto/carteirinha/3ª via</text:p>
          </table:table-cell>
          <table:table-cell table:number-columns-repeated="16380"/>
        </table:table-row>
        <table:table-row table:style-name="ro5">
          <table:table-cell office:value-type="string" calcext:value-type="string">
            <text:p>Foi me ofertado R$ 3.333 reais de desconto para aquisição de seguro até o dia 33/33/33. Proposta veio por e-mail. </text:p>
            <text:p>Liguei para a central e a atendente me informou que era até ontem dia 33/33/33 (domingo).</text:p>
            <text:p>Eu tenho o e-mail. Ela não quis saber, ela falou é o que estar no sistema. </text:p>
            <text:p>Tentei entrar em contato via WhatsApp, ninguém respondeu. </text:p>
            <text:p/>
            <text:p>Gostaria de um auxílio. </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Fiz pedido de portabilidade de PGBL à GRÃO GESTÃO DE RECURSOS LTDA.. CNPJ 33.333.333/3333-33 desde outubro de 3333 e até agora não foi realizada. Entrei em contato diversas vezes pelo whatsapp e pelo canal "email" e, após 3 meses, ainda não foi realizada.</text:p>
          </table:table-cell>
          <table:table-cell office:value-type="string" calcext:value-type="string">
            <text:p>Arquivado</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6">
          <table:table-cell office:value-type="string" calcext:value-type="string">
            <text:p>Prezados, bom dia!</text:p>
            <text:p>Solicito por gentileza uma informação sobre a existência de algum seguro ativo (Seguro de Vida, Veiculo, entre outros)  em nome do meu pai, pois o mesmo faleceu no dia 33/33/3333 para poder entrar em contato com a seguradora e informar no inventario.</text:p>
            <text:p>Em anexo o atestado de obti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9">
          <table:table-cell office:value-type="string" calcext:value-type="string">
            <text:p>Bom Dia. </text:p>
            <text:p/>
            <text:p>Sou Roberto, advogado (OAB/RJ 3333333) e aqui estou atuando como procurador (procuração anexa) do Sr. M (portador do RG 3333333 e do CPF 33333333333). </text:p>
            <text:p/>
            <text:p>Sou advogado de meu cliente em dois processos: um civil e outro trabalhista (respectivamente: 333333-33.3333.3.33.333333 e 333333.3333.3.33.333333). Ambos os processos têm a ver com um acidente de trabalho sofrido por meu cliente, sendo que, quando este se deu havia contrato de seguro vigente a fim de cobrir, exatamente, este sinistro,</text:p>
            <text:p/>
            <text:p>  A Seguradora contratada pelo empregador (segundo o meu cliente e vários ex colegas de trabalho),  era a Icatú, porém, após entrar em contato com tal seguradora (como se vê em anexo) esta alegou que só passou a atuar, segurando os empregados do ex empregador (Magnesita) de meu cliente, em data posterior ao do acidente de trabalho.</text:p>
            <text:p/>
            <text:p>Embora sem poder afirmar com toda a certeza, o mais provável é que esta informação não seja verdadeira e diante da dúvida, o único local no qual a informação que necessitamos pode ser buscada (no sentido de sermos providos com uma resposta isenta) é a Susep.</text:p>
            <text:p/>
            <text:p>Assim, são duas as perguntas a serem feitas (e cujas respostas precisam ser DOCUMENTADAS):</text:p>
            <text:p/>
            <text:p>3 - Em 33/33/3333 a Icatú era a segurava os empregados da firma Magnesita que atuavam prestando serviço na firma CSA, localizada no bairro de Santra Cruz, Rio de Janeiro/RJ?</text:p>
            <text:p/>
            <text:p>3 - Caso a resposta anterior seja negativa, qual era a Seguradora, com contrato de seguro vigente na data indicada, que provia coberturas a meu cliente?</text:p>
            <text:p/>
            <text:p>Caso a Susep não tenha como prover estas informações peço que seja indicado uma outra forma de obtê-la, com segurança.</text:p>
            <text:p/>
            <text:p>Desde já agradeço a atenção e fico no aguardo da resposta, me colocando à disposição para prover qualquer outra informação que se faça necessária.</text:p>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eciso de um documento que ateste quem é o responsável técnico pela XXXXXXXXX - no caso, eu sou o responsável técnico. Não consegui encontrar esse serviço.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Boa tarde! Fiz uma reclamação junto a susep, porém não enviei alguns documentos,</text:p>
            <text:p> Tinha um seguro de um veículo importado, o carro foi roubado posteriormente encontrado carbonizado, foram feitas todos os procedimentos exigidos pela seguradora TOKIO MARINE, após alguns meses a seguradora informou que não iria fazer o pagamento da indenização, alegando q quem estava no momento do fato, seria o meu filho, conforme apólice meu filho poderia conduzir o carro esporadicamente conforme ele fazia, a seguradora não me apresentou documentos formais de onde eles falam que meu filho que era o proprietário e por isso continuaram me negando a indenização, mais uma vez apresentei documentos, comprovando que o veículo é de minha propriedade e que meu filho trabalha de segunda a sábado com entregas de Internet, ou seja então não poderia conduzir o meu veículo como eles informaram e que o meu filho também possui veículo próprio.</text:p>
            <text:p>Não sei qual foi o questionamento q tiveram com meu filho, até pq o interrogaram no calor do fato e podem ter induzido a ele que prestasse alguma informação inverídica.</text:p>
            <text:p>Não concordo com essa negativa pelos motivos alegado pela seguradora, inclusive nem o carro foram buscar após a perícia realizada. </text:p>
            <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9">
          <table:table-cell office:value-type="string" calcext:value-type="string">
            <text:p>BOM DIA!</text:p>
            <text:p>ME CHAMO E, SOU REPRESENTANTE LEGAL DE GUSTAVO, INSCRITO SOB CPF DE Nº 333.333.333-33, O QUAL É CORRENTISTA DO BANCO SANTANDER, POSSUI EMPRÉSTIMO CONSIGNADO, FORMALIZADO EM 33/33/3333 TENDO SIDO O 3º VENCIMENTO EM 33/33/33 COM PREVISÃO PARA VENCIMENTO FINAL EM 33/33/3333, PORÉM, OCORRE QUE EM 33/33/3333, GUSTAVO FOI DIAGNOSTICADA COM LEUCEMIA LINFOBLÁSTICA AGUDA, MOMENTO EM QUE FOI SOLICITADO AFASTAMENTO IMEDIATO DA EMPRESA LATAM. COM ISSO AS PARCELAS DOS CONSIGNADOS COMEÇARAM A FICAR EM ABERTO JÁ QUE GUSTAVO ESTÁ RECEBENDO AUXILIO DOENÇA PELO INSS. FUI A AGENCIA REITERADAS VEZES, SABER SE HAVIA POSSIBILIDADE DE ACIONAR ALGUM TIPO DE SEGURO, SE HAVIA ALGUM, POR VEZES FUI INFORMADA PELOS GERENTES QUE NÃO SE ENQUADRAVA AO CASO. SOLICITEI O CONTRATO DOS CONSIGNADOS, PARA VERIFICAR SE REALMENTE NÃO HAVIA SEGURO, OU SE PODERIA HAVER ALGUM TIPO DE COBERTURA, TENDO EM VISTA A PERDA DA RENDA COM A DOENÇA E FUI INFORMADA DE QUE NÃO O ESTAVAM ENCONTRANDO. O CONSIGNADO TEM SEGURO PRESTAMISTA, PRECISO ACIONA-LO, MAS A INSTITUIÇÃO NEGA QUE GUSTAVO TENHA DIREITO POIS SÓ EXISTE COBERTURA EM DOIS CASOS, MORTE E PERDA DO EMPREGO SEM JUSTA CAUSA. PORÉM TOMEI CONHECIMENTO DE QUE INCAPACIDADES FÍSICAS TOTAL OU TEMPORÁRIA ( QUE PODEM SER CAUSADAS POR ACIDENTE OU DOENÇA, NO CASO DELE LEUCEMIA), TAMBÉM DÃO POSSILIDADE DE ACIONAR O SEGURO PRESTAMISTA. SEGUIMOS RECEBENDO MUITAS LIGAÇOES DIARIAS, SEM A MENOR POSSIBILIDE DE NESSE MOMENTO DIFICIL ARCAR COM A DIVIDA TENDO EM VISTA OS BAIXOS VALORES DO AUXILIO RECEBIDO, E OS INÚMEROS GASTOS COM MEDICAÇOES PARA SEGUIR O TRATAMENTO. NECESSITO DE ORIENTAÇÃO E AJUDA ´PARA CONSEGUIR ACIONAR O SEGURO PRESTAMISTA CONTRATADO.</text:p>
            <text:p>GRATA</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licito envio de extrato detalhado em REAIS dos RENDIMENTOS da Previdência Privada BRADESCO desde Setembro/3333 bem como envio mensal ou trimestral pelo CORREIO ou por e-mail.</text:p>
          </table:table-cell>
          <table:table-cell office:value-type="string" calcext:value-type="string">
            <text:p>Reclamação diversa</text:p>
          </table:table-cell>
          <table:table-cell office:value-type="string" calcext:value-type="string">
            <text:p>Previdência Complementar Aberta</text:p>
          </table:table-cell>
          <table:table-cell office:value-type="string" calcext:value-type="string">
            <text:p>Atendimento</text:p>
          </table:table-cell>
          <table:table-cell table:number-columns-repeated="16380"/>
        </table:table-row>
        <table:table-row table:style-name="ro2">
          <table:table-cell office:value-type="string" calcext:value-type="string">
            <text:p>fiz uma reclamação no inss referente a cobrança indevida de seguro em meu beneficio , ano poassado já havia cancelqado e dito que não queria este desconto em conta pois não faço parte do sidicato citado . pórem voltaram a cobrar novamente o valor em meu benefico , eeu atraves desta reclamação estou pedindo o extorno descontado em meu beneficio em questão .</text:p>
            <text:p>o numero do meu beneficio é 333333333333 .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A carteirinha da SUSEP ainda está com o meu nome de casada, o correto é E, conforme está no GOV</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alteração da razao social da minha empresa conforme anex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No dia 33/33/3333, por volta de 33:33, meu carro se envolveu em acidente na Av Brasil, no estado do RJ onde o segurado S da seguradora Atual Clube Proteção Veicular CNPJ 33.333.333/3333-33, bateu na traseira do meu carro por ocorrência de um engavetamento. Como eu estava com distância segura prevista no Código Brasileiro de Trânsito, pude frear antes de acontecer qualquer batida no carro da frente, diferente do carro do senhor S, que se colidiu com a minha traseira. Logo após isso, foram tiradas fotos de todo ocorrido, todos os carros e placas, trocamos informações pessoais como telefone, nome completo, habilitação dos motoristas e etc. Entramos em contato um com o outro e constatamos que o seguro do senhor S, cobria custos de terceiros em caso de acidente. Porém, no dia 33/33/3333, a seguradora Atual Clube Proteção Veicular informou que NÃO faria a cobertura do meu prejuízo pois o acidente não foi ocasionado pelo seu segurado e sim pela primeira pessoa do engavetamento. Porém, como informei acima, não houve nenhum tipo de batida do meu veículo com o carro da frente, pois estava em distância segura, o único acidente que ocorreu foi do carro do segurado com a minha traseira. Sem sucesso, a seguradora continuou alegando que não iria cobrir os custos. Tenho o BRAT do acidente tanto meu, quanto de outras pessoas, além de provas como fotos do local do acidente. Fui orientada a entrar com uma reclamação formal com o órgão regulador das Seguradoras no Brasil. Fico no aguardo de um retorno em breve. </text:p>
            <text:p>Atenciosamente.</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6">
          <table:table-cell office:value-type="string" calcext:value-type="string">
            <text:p>Solicito informações a respeito dos seguros de vida em nome de meu pai J, falecido em 33/33/3333. Bem como informações sobre as seguradoras.</text:p>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iguei para a seguradora para a retirada do rastreador do veículo pois cancelei o seguro, sendo que o  técnico informou que não tinha ninguém para recebê-lo na residência, totalmente mentirosa a informação pois fiquei o dia todo em casa com o carro na garagem esperando o mesmo e nem sequer tocaram a  campainha ou telefone do mesmo ,informo que já é a segunda vez que registro uma reclamação na ouvidoria da seguradora suhai total falta de respeito e propaganda enganosa no atendimento ao cliente. </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0">
          <table:table-cell office:value-type="string" calcext:value-type="string">
            <text:p>Prezado Sr. Superintendente da Superintendência de Seguros Privados - SUSEP.</text:p>
            <text:p> </text:p>
            <text:p>Bom dia.</text:p>
            <text:p> </text:p>
            <text:p>Enviamos em anexo a consulta sobre a Medida Provisória n. 3.333 de 33 de dezembro de 3333 para vosso análise  - juntamente com os anexos que acompanham - da empresa APISUL ADMINISTRADORA E CORRETORA DE SEGUROS LTDA. </text:p>
            <text:p> </text:p>
            <text:p>Em sendo assim, somente solicitamos, por gentileza, que seja confirmado o recebimento do presente protocolo.</text:p>
            <text:p> </text:p>
            <text:p>Ficamos à disposição.</text:p>
            <text:p> </text:p>
            <text:p>Cordialmente,</text:p>
          </table:table-cell>
          <table:table-cell office:value-type="string" calcext:value-type="string">
            <text:p>Peticionamento eletrônico</text:p>
          </table:table-cell>
          <table:table-cell office:value-type="string" calcext:value-type="string">
            <text:p>Consulta Técnica</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m dia.</text:p>
            <text:p>Contratei um seguro automóvel com direito à terceiro. Porém a seguradora não quer cobrir porque o terceiro foi o causador, mas eu não sabia desse detalhe.</text:p>
            <text:p>Aí o motorista do terceiro pagou a franquia, fez a vistoria e ficou na mão.</text:p>
            <text:p>Gostaria de mais informações sobre a cobertura à terceiro </text:p>
          </table:table-cell>
          <table:table-cell office:value-type="string" calcext:value-type="string">
            <text:p>Reclamação diversa</text:p>
          </table:table-cell>
          <table:table-cell office:value-type="string" calcext:value-type="string">
            <text:p>Seguro Compreensivo</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Boa tarde,</text:p>
            <text:p>Esta para ser registrado um auxiliar de seguros, ele também precisa ter registro SUSEP, conseguiria me confirmar por gentilez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 fiz meu cadastro na Supep sob o número de registro 333333333 parcialmente pois ainda não havia terminado todo o curso, agora já possuo a Susep Plena e não sei como me cadastrar de forma plena, devido á isso peço ajuda para fazer os trâmites necessários. Segue comprovantes em anexo.</text:p>
            <text:p>Desde já agradeço.</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
          <table:table-cell office:value-type="string" calcext:value-type="string">
            <text:p>Senhores boa noite!</text:p>
            <text:p>Tive um sinistro (alagamento) em 33/33 - 33:33 hs aproximadamente.</text:p>
            <text:p>Fiz todo o trâmite de abertura de sinistro na Tokio Marine, realizaram duas perícias na oficina de minha confiança.</text:p>
            <text:p>A Tokio Marine não autoriza o reparo do dano no veículo alegando que o valor e inferior a franquia.</text:p>
            <text:p>A Tokio alega que o reparo fica em R$ 3333,33. O orçamento da oficina é de R$ 33333,33.</text:p>
            <text:p>O veículo e de trabalho e sustento minha família com o lucro da renda gerada por esse veículo. Precisei alugar um veículo nesse período para poder trabalhar, a Tokio fica enrolando pedindo perícia e não sai dessa situação já há 33 dias.</text:p>
            <text:p>Solicito uma ajuda, tendo em vista que diretamente com a Tokio Marine não terei êxito.</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9">
          <table:table-cell office:value-type="string" calcext:value-type="string">
            <text:p>Hoje damos sequência ao legado deixado por Antônio Marconi Piccirilli com a Seguradora Piccirilli Seguros filiada a Mongeral Aegon. Uma carteira construída com muita dedicação e competência ao longo de anos. Desde os 33 anos de idade Marconi Piccirilli se empenhava no oficio de se tornar um corretor de seguros de excelência. Com conhecimento, esforço e amor a profissão de corretor, foi merecedor de inúmeros títulos, posições favoráveis na tabela de desempenho e premiações inclusive o Galo de Ouro, tudo como forma de retribuição pelo seu talento e competência no trabalho desempenhado.</text:p>
            <text:p>Infelizmente Antônio Marconi Piccirilli veio a falecer acometido pela Covid aos 33 anos. Em 33 anos de profissão ele construiu uma carreira notavelmente espetacular na qual hoje eu Rita de Cassia Crepaldi Piccirilli (esposa), Taciana Crepaldi Piccirilli (filha) e Isabel Crepaldi Piccirilli (filha), damos prosseguimento ao legado deixado pelo meu esposo.</text:p>
            <text:p>E é com muita indignação que venho instaurar uma denúncia referente a um episódio ocorrido no escritório da Mongeral em Goiânia situada na R. C-333, 33 - St. Nova Suíça, Goiânia - GO, CEP: 33333-333, onde a corretora Lorrayne tendo como superintendente a Sr. Daniela Goularte tomaram uma atitude antiética referente ao processo na venda do produto oferecido pela seguradora. Na ocasião a corretora Lorrayne entrou em contato com um cliente que já fazia parte da carteira do Antônio Marconi Piccirilli, e aproveitando a oportunidade do óbito, da ausência física do Marconi, informou ao segurado que o mesmo estava desenquadrado e ré enquadrou o cliente no código dela como a mesma seguradora e o mesmo produto sem prestar nenhum esclarecimento ou qualquer tipo de contato a Piccirilli Seguros filiada a Mongeral Aegon. Entrei em contato com a superintendente Daniele para que a mesma se retratasse com o cliente trazendo-o de volta para nossa base. O cliente foi cancelado na carteira da Piccirilli Seguros no dia 33 de dezembro de 3333.</text:p>
            <text:p>Gostaria que o fato ocorrido fosse verificado, respaldo que entrei em contato com a superintendente mostrando minha indignação com a conduta antiética tomada pela corretora Lorrayne e alertei para que o fato não volte a se repetir pois o Antônio Marconi pode ter falecido, mas a carteira dele está viva e sendo administrada pela família. Certa de que providencias serão tomadas perante o ocorrido aguardo soluções para o fato apresenta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text:p>
            <text:p>me diziam que estavam analisando, que queriam o voucher da minha locação junto a Booking, enviei, depois que precisava que o carro fosse devolvido, devolvi, conclusão; esta foi a resposta do e-mail deles, e que não foi cumprida até então, até agora 33 dias uteis.</text:p>
            <text:p>Hoje 33/33/33, entrei em cto. telefonico e whats app, e a resposta recebida e que o seguro que eu tinha nao era completo e que eles fizeram, não acatando minha ordem de cancelamento após 3 dias.</text:p>
            <text:p> </text:p>
            <text:p>Nosso prazo para análise e retorno de sua solicitação é de até 33 horas. Entretanto, em casos  que necessitem de uma averiguação maior, retornaremos em até 3 dias úteis.  </text:p>
            <text:p> </text:p>
            <text:p>Obs.: Funcionários da Susep, eu os copiei aqui, porque na página do Consumidor.Gov.Br, a empresa; Foco não aparec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2">
          <table:table-cell office:value-type="string" calcext:value-type="string">
            <text:p>Entrei com um acionamento de sinistro em 33/33/3333, apenas em 33/33/3333 recebi a devolutiva que informou sinisro ok. E eu devia aguardar o contato de um colaborador. Em 33/33/3333 recebi negativa de sinistro com a alegação de que eu não sou beneficiária . Ou seja, eu pago seguro Proteção Financeira com cobertura de morte,incapacidade temporária por doença ( motivo de acionamento ) ou acidentes, etc ...Porém na contratação foi me informado que,como qualquer plano de seguro,o valor é destinado ao beneficiário conforme consta em certificado. Então na tentativa de esclarecer o assunto, procurei no manual e verifiquei que consta como beneficiário o Banco Inter,mas nada diz dos valores excedentes. De acordo com o n° de Processo SUSEP, 33333.333333/3333-33 trata-se de um Seguro de Cartão, enquanto o contratado é Proteção Financeira.  No manual traz o n° de Processo SUSEP 33333.333333/3333-33 onde sequer pode ser comercializado. </text:p>
            <text:p> Resultado : pago o seguro e não posso usá - l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No dia 33/33/33 sobre o protocolo: 33333333333, foi aberto sinistro vida de meu cliente M, onde eu F sou procuradora do mesmo, sobre um acidente de transito ocorrido no dia 33/33/33, por este motivo acionei o seguro de vida da seguradora Itaú seguros S.A. Assim, o tramite do processo prosseguiu até a data onde foi marcado e realizado a pericia medica, no dia 33/33/33, Sendo assim o mesmo compareceu a pericia e no dia 33/33/33 foi realizado um pagamento de R$ 3.333 ( mil e quinhentos reais) mas é onde começa o problema, meu cliente tem uma debilidade de 33% (intenso) no membro inferior esquerdo, isso é a porcentagem que um medico especialista faz o diagnostico para uma debilidade, para uma invalidez permanente, sendo assim comprovada e atestada por relatório medico , como a seguradora exige. a seguradora fez um calculo sobre o tornozelo somente, mas não estamos falado somente de um tornozelo e sim de um membro com sequela por inteiro, estamos falando do membro inferior por inteiro, como consta em laudo medico apresentado para a seguradora, onde a mesma ignorou o resultado. o segurado M tem uma apólice de R$ 33.333 ( trinta mil reais) para poder suportar este tipo de acidente, e os mesmo não estão cumprindo com o seguro contratado, pois forneceram um valor inferior, é visível que meu cliente tem dificuldades na vida pessoal e na vida profissional devido está debilidade, onde esta sequela não deixa ter uma vida norma, ninguém pede para passar por momentos como esses, mas contrata seguros de vida ´para no mínimo poder amparar quando necessário, e chega no momento e não o faz. acredito que deva ser reanalisado este caso, onde deve se comprometer em pagar pelo membro por inteiro como indica a invalidez permanente em relatório, este valor é muito inferior a sua debilidade, sobre tudo que tem passado e vai passar ao longo de sua jornada de vida. assim volto a inteirar um pedido de reanalise , onde seja pago por inteiro sua debilidade, para a seguradora poder cumprir com o contrato assinado entre as parte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20">
          <table:table-cell table:style-name="ce28" office:value-type="string" calcext:value-type="string">
            <text:p>Atualização do endereço do CNPJ para Rua 33 de Maio, 33 - Centro - CEP: 33333-333 / OBS: Somente endereço fiscal do CNPJ, atendimento continua igual</text:p>
            <text:p>Anexos Originais                  Desculpem a falta de informações.                                                                                                </text:p>
            <text:p>A atualização de endereço fiscal, é para a minha corretora, SUSEP 333333333, ver CNPJ 33.333.333/3333-33 no anex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boa trade.</text:p>
            <text:p/>
            <text:p>Gostaria de saber como consultar se uma pessoa falecida deixou seguro de vida.</text:p>
            <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realizar o cadastro e me tornar uma corretora. Poderia me informar como consig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Não consigo me cadastrar como corretor junto a SUSEP e solicitar a minha certificação, pois o sistema exige que eu seja nível OURO no site www.gov.br e eu não tenho a biometria coletada e foto junto a Justiça Eleitoral (TSE).</text:p>
            <text:p>Os mesmos não fazem a coleta desde o início da pandemia e não possuem previsam de retomarem.</text:p>
            <text:p>Existe alguma outra forma de aumentar o nível da conta para OUR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stou tentando tirar minha susep e não consigo pelo site, tenho os certificados e tenho urgência. </text:p>
            <text:p>Como fa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bom dia ! Minha reclamação é sobre a negativa do meu seguro saúde mulher que tenho com o Banco Itaú desde 3333. Como todos sabem , para bater meta no final do mês , os gerentes ficam desesperados para vender qualquer produto do Banco e em 3333 <text:s/>contratei dois seguros com o banco Itaú e para minha surpresa quando fui acionar a cobertura de diagnóstico de câncer., minha solicitação foi recusada pois excedeu o prazo de 333 dias a contar do diagnóstico de câncer (comprovado pelo laudo do exames) a a data de acionamento do seguro .infelizmente não sabia dessa informação pois não foi enviado nenhum contrato para eu assinar ou informações claras e objetivas sobre as minhas coberturas e suas ressalvas ,,,fiquei muito surpresa com essa Negativa devido à falta de informação que nós meros segurados tempos a respeito do nossos direitos … peço a avaliação da susep sobre meu caso, que pode desconhecimento das cláusulas do meu contrato por falha de comunicação do banco fui pesada uma vez que não abri minha solicitação dentro do prazo estipulado pelo banco … aonde está de forma clara e objetiva que a minha cobertura se dará apenas dentro do prazo de 333 a contar do laudo do exame anatomopatológico ? No anexo segue a única informação que tenho do meu seguros saúde mulher… lamentável mais uma vez sermos prejudicados por informações não esclarecidas pela entidades … na hora de vender são solícitos mais na hora de pagar sempre colocam obstáculos e culpa os seguradora por desinformação uma vez que é responsabilidade das instituições nos informar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21">
          <table:table-cell table:style-name="ce28" office:value-type="string" calcext:value-type="string">
            <text:p>Identifiquei que existe a inclusão de um seguro prestamista no valor de R$ 3.333,33, no meu contrato de empréstimo do veículo SAVEIRO 3333/3333 , Operação nº 333333333, pactuado junto a  AYMORÉ, acima qualificada e com base no  do Código de Defesa do Consumidor, trata-se de venda casada. Desta forma, entrei em contato por através dos canais da Empresa e e-mail solicitando a devolução do referido seguro , em resposta informaram que fariam análise e devolução cobrados indevidos, assim como realizaram em 33/33/3333 Bc. Itaú ag.3333 c/c 33333-3 no valor de R$ 3.333,33,.</text:p>
            <text:p>Ocorre que se tratando de venda casada foram embutidos no valor total do financiamento e condições os cálculos como impostos, juros, incidentes da operação foram somados junto o valor do seguro, e na ocasião me foi restituído apenas o valor PARCIAL que se encontra em desacordo, pois se tratando de uma operação como “venda casada”, o que é proibido pelo Código de Defesa do Consumidor. Acompanhando a reclamação foi anotado que responderam por e-mail minha solicitação, o que NÃO OCORREU. Além de não responderem por E-Mail  ignoraram o caso infringindo a lei do consumidor com práticas abusivas</text:p>
            <text:p>Solicito orientação para ser tomadas medidas cabíveis.</text:p>
            <text:p>Certa de poder contar com o proposto desta instituição, agradeço a atenção.</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obrança de Prêmio Indevida</text:p>
          </table:table-cell>
          <table:table-cell table:number-columns-repeated="16380"/>
        </table:table-row>
        <table:table-row table:style-name="ro15">
          <table:table-cell table:style-name="ce28" office:value-type="string" calcext:value-type="string">
            <text:p>Minha filha adquiriu um apartamento financiado pela Zurich, com seguro prestamista em 3333. Ela faleceu em 33/33/3333. Desde então, por inúmeras vezes, busquei regularizar e conseguir a quitação do imóvel, sem sucesso. A Zurich me joga para o Santander, e vice-versa. Já enviei toda documentação necessária, e mesmo assim, sem solução. </text:p>
            <text:p>Levando em conta o desgaste emocional e o descaso da seguradora e do banco em questão. Venho solicitar a intervenção, se é que posso chamar assim, para que seja solucionado, e eu receba a quitação do imóvel.  </text:p>
            <text:p>O numero do sinistro é 3333-33-3333-3. Hoje, através de uma ligação, fiquei sabendo que o nome dela C, está em cartório por atraso do financiamento, o qual sempre foi pago religiosamente em dia. Segue o CPF 333.333.333-33, data nascimento 33/33/3333 - data falecimento 33/33/3333. </text:p>
            <text:p/>
            <text:p>Tentei ser o mais sucinta possível, pois nunca abri manifestação, mas me coloco à disposição para o que for necessário, bem como documentação, enfim..</text:p>
            <text:p>Boa noite, </text:p>
            <text:p>Desde já agradeço a atenção imediata à minha manifestação. Em anexo está o Certificado Seguro Habitacional com as informações necessárias. Desculpem-me pois no calor da emoção, não anexei tal documento. </text:p>
            <text:p>Continuo à disposição.</text:p>
            <text:p>Grata. </text:p>
          </table:table-cell>
          <table:table-cell office:value-type="string" calcext:value-type="string">
            <text:p>Explicações da Ouvidoria</text:p>
          </table:table-cell>
          <table:table-cell office:value-type="string" calcext:value-type="string">
            <text:p>Seguro Garantia</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boa tarde, sempre tive minha certidão de pessoa juridica atualizada junto a SUSEP, estou tentando emitir a certidão e não está encontrando o meu CNPJ, o que preciso fazer?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bter gravação telefônica onde alegam ter minha autorização para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Prezados, boa tarde!! Estive na Caixa Econômica Federal para solicitar o DPVAT referente ao falecimento do meu esposo em virtude de um acidente de carro, e me informaram que é necessário colocar o seguro (DPVAT) no inventário para eles poderem pagar. Gostaria de saber se essa informação PROCEDE?. O QUE EU DEVO FAZER?</text:p>
            <text:p>No aguardo. Atenciosamente.</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22">
          <table:table-cell table:style-name="ce28" office:value-type="string" calcext:value-type="string">
            <text:p>Boa tarde,</text:p>
            <text:p>Solicito orientações de como devo proceder para efetuar o registro de minha empresa na habilitação de todos os ramos de seguros.</text:p>
            <text:p>CNPJ 33.333.333/3333-33 </text:p>
            <text:p>Estávamos habilitadas em Vida e Previdência e alteramos a responsável técnica, gostaria de saber como devo proceder.</text:p>
            <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enho registro na SUSEP <text:s/>de vida e previdencia e terminei meu curoso de todo os ramos <text:s/>na Escola Nacional de Seguros <text:s/>e não estou conseguindo <text:s/>tirara meu novo certificado estou com dificuldades. podem me ajudar? <text: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3">
          <table:table-cell table:style-name="ce28" office:value-type="string" calcext:value-type="string">
            <text:p>Prezados, </text:p>
            <text:p/>
            <text:p>Solicito por gentileza o apoio da SUSEP - Superintendência de Seguros Privados, visando notificar a empresa Visa do Brasil - Representante de AIG Seguros, uma vez que foi realizado contratação de seguro viagem e posteriormente aberto processo sinistro 33333333, no site https://visabenefitslac.axa-assistance.us/ e que não obtenho uma resposta efetiva sobre o pagamento do seguro, conforme detalhamento abaixo:</text:p>
            <text:p/>
            <text:p>Mantive contato com a central de atendimento VISA por telefone e fui informado em novembro/3333, que o processo de análise tinha sido concluído e que o valor correto para pagamento seria de U$ 333,33 (trezentos dólares), mas que a empresa não tinha previsão de data para efetuar o pagamento.</text:p>
            <text:p/>
            <text:p>Diante do exposto, solicito por gentileza que seja realizado notificação a empresa supracitada, visando a conclusão de minha demanda.</text:p>
            <text:p/>
            <text:p>Atenciosamente,</text:p>
            <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Reembolso (prazo e valor)</text:p>
          </table:table-cell>
          <table:table-cell table:number-columns-repeated="16380"/>
        </table:table-row>
        <table:table-row table:style-name="ro1">
          <table:table-cell office:value-type="string" calcext:value-type="string">
            <text:p>Como fazer a portabilidade do meu plano de previdência da Brasilprev para a Icatu? É uma previdência antiga, que não tem o fundo de alocação e nem CNPJ desse fundo. O Processo Susep informado no extrato da BrasilPrev é 333.333333/33, esse código não é aceito na consulta de produtos no site da SUSEP.</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2">
          <table:table-cell office:value-type="string" calcext:value-type="string">
            <text:p>Minha irmã faleceu e eu sou o único herdeiro dela, ela tinha um carro com seguro da Liberty que venceu ontem e ela tinha bônus classe 33</text:p>
            <text:p>Eu posso renovar o seguro e aproveitar esse bônus que ela tinha ? </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Estou tentando há dias tirar uma mera certidão de Empresa Corretora de Seguros da SUSEP, numero corretor SUSEP 333333333, CNPJ 33333333/3333-33 e não consigo. Em função disso não consigo trabalhar, não consigo obter meu sustento por pura falta de informação ou objetividade do site da susep. As seguradoras não me deixam cadastrar como PJ sem essa certidão. Por fvr, alguém me ajude, pois eu não sei mais o que fazer. Também não consegui achar um contato telefônico para ser mais objetivo a resolução da demanda do contribuinte associado. Grato pela ate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8">
          <table:table-cell table:style-name="ce28"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text:p>
            <text:p/>
            <text:p>Banco C3 - 333</text:p>
            <text:p>agência 3333</text:p>
            <text:p>conta 333333-3</text:p>
            <text:p/>
            <text:p>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text:p>
            <text:p/>
            <text:p>Banco C3 - 333</text:p>
            <text:p>agência 3333</text:p>
            <text:p>conta 333333-3</text:p>
            <text:p/>
            <text:p/>
            <text:p>ou </text:p>
            <text:p/>
            <text:p>banco do brasil </text:p>
            <text:p>agência 3333-3</text:p>
            <text:p>conta 33333-3 </text:p>
            <text:p>33333333333 </text:p>
            <text:p/>
            <text:p/>
            <text:p>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 </text:p>
          </table:table-cell>
          <table:table-cell table:style-name="ce28" office:value-type="string" calcext:value-type="string">
            <text:p>Reclamação - Consumidor.gov.br</text:p>
          </table:table-cell>
          <table:table-cell table:style-name="ce28" office:value-type="string" calcext:value-type="string">
            <text:p>Capitalização</text:p>
          </table:table-cell>
          <table:table-cell table:style-name="ce28" office:value-type="string" calcext:value-type="string">
            <text:p>Reembolso (prazo e valor)</text:p>
          </table:table-cell>
          <table:table-cell table:style-name="ce28" table:number-columns-repeated="16380"/>
        </table:table-row>
        <table:table-row table:style-name="ro24">
          <table:table-cell office:value-type="string" calcext:value-type="string">
            <text:p>Prezados,</text:p>
            <text:p/>
            <text:p>Tenho uma casa de aluguel com contrato celebrado em 33/33/3333 - na mesma data em questão procurei o AFIANÇADOR: Mauá Bank S/A, empresa sociedade anônima de capital fechado e inscrita no CNPJ/MF sob o Nº </text:p>
            <text:p>33.333.333/3333-33, SUSEP nº 333333333, SISBACEN nº 333333333 que oportunamente registrou uma carta de fiança do aluguel em questão.</text:p>
            <text:p/>
            <text:p>Ocorre que no durante o contrato de aluguel ocorreu sinistro em que o inquilino não pagou o aluguel por 3 meses consecutivos  causou diversos prejuízos financeiro, inclusive não honrou com as contas de consumo do imóvel. Sendo assim conforme cláusulas do seguro eu tenho o direito de receber a indenização em até 33 horas.</text:p>
            <text:p/>
            <text:p>Ocorre que o Banco vem se esquivando de realizar o pagamento alegando falta de caixa para tal.</text:p>
            <text:p/>
            <text:p>Solicito intermédio desta instituição para solucionar a demanda, visto que o banco em questão não cumpriu com o estabelecido na catra de fiança.</text:p>
            <text:p/>
            <text:p>O problema é que não consegui registrar a reclamação na SUSEP, pois não encontrei a empresa no rol das empresas listadas. Solicito que informem qual a seguradora deve ser reclamada em questão.</text:p>
            <text:p/>
            <text:p>Anexo segue termo de fiança.</text:p>
            <text:p/>
            <text:p>Agradeço desde já.</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Boa tarde.</text:p>
            <text:p>Enviei um e-mail para email solicitando informações de como registrar uma corretora no referido órgão, isso já tem alguns dias e até agora nada. A empresa precisa entrar em atividade e necessita desse registro.</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8">
          <table:table-cell office:value-type="string" calcext:value-type="string">
            <text:p>Boa tarde.</text:p>
            <text:p>Gostaria de cancelar um seguro residencial que me foi oferecido por e-mail e posteriormente por telefone, onde me arrependi da contratação pois não sabia exatamente do que se tratava. </text:p>
            <text:p>Processo susep: 33333.333333/3333-33, número do negócio 33333333.</text:p>
            <text:p>O mesmo está como débito automático. Segue em anexo.</text:p>
            <text:p>Favor cancelar imediatamente.</text:p>
            <text:p>Enviei e-mail e não recebi retorno . Segue em anexo a proposta do seguro.</text:p>
            <text:p>Agradeço.</text:p>
            <text:p>Atc, Uleide</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Cancelamento</text:p>
          </table:table-cell>
          <table:table-cell table:number-columns-repeated="16380"/>
        </table:table-row>
        <table:table-row table:style-name="ro1">
          <table:table-cell office:value-type="string" calcext:value-type="string">
            <text:p>pesquisa de apólice seguro processo nº Processo nº 3333333.33.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esquisa de apólice vigente processo Processo nº 3333333.33.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seguro de vida e acidentes pessoais com a Seguradora Zurich Santander Brasil Seguros e Previdencia desde 3333, no produto 3333 Vida individual mensal, na apolice no. 3333 certificado 333333, e estou tendo problemas com a Instituição para receber o boleto e fazer o pagamento, correndo o risco de cancelarem o meu seguro pois desde 33/33/3333 estou pedindo junto ao SAC 33333333333 e eles só respondem que não conseguiram emitir o boleto, estou entendendo que estão fazendo isso para cancelar o meu seguro pois com a minha idade de 33 anos de vida não vou conseguir fazer outro seguro de vida em nenhuma outra seguradora. Peço socorro a esse Orgão para me ajudar e solicitar urgentemente a emissão e envio deste boleto que já venceu no dia 33/33/3333 e eles ficam me falando que posso ficar suscegada que não vão cancelar o meu seguro de vida, mesmo que não efetuei o pagamento, como com minha pouca experiência sei que se não pago não tenho direito e os meus beneficiàrios não irão receber caso eu venha a falecer. A atendente do SAC de hoje protocolo 333333333, tentou me ajudar de todas as formas mas disse que o sistema não deixa gerar o boleto que tenho que aguardar por mais 33 dias uteis, isso é um absurdo, não é?</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ébito não processado</text:p>
          </table:table-cell>
          <table:table-cell table:number-columns-repeated="16380"/>
        </table:table-row>
        <table:table-row table:style-name="ro25">
          <table:table-cell table:style-name="ce28" office:value-type="string" calcext:value-type="string">
            <text:p>Prezados</text:p>
            <text:p>Ao realizar a inscrição de corretor pelo site consegui exito como corretor pessoa natural, e ao final recebi a informação que receberia dois e-mails, um com o cadastro feito e outro como o login e senha para acessar o site da SUSEP.</text:p>
            <text:p>Por não ter recebido o e-mail com o login e senha, e após alguns tentativas de contato recebi a informação que o e-mail com login e senha não seria mas enviado e que o acesso deveria ser realizado pelo login do GOV.BR.</text:p>
            <text:p>Deste então não consigo realizar o cadastro da corretora juridica, pois a pagina fica em branco somente com um link onde leva para realizar o login tradicional ( com o login e senha fornecido pela SUSEP)</text:p>
            <text:p>Já envie varios e-mails para email e não consegui resolver o problema. Pediram para realizar o cadastro conforme o manual, fazer o cadastro pelo aplicativo e etc. Todas as soluções padrões que precisam do login e senha fornecido pela SUSEP  após o 3º cadastro.</text:p>
            <text:p>Venho solucitar a geração do meu login e senha para conseguir realizar o cadastro da corretora juridica e também para acessar o site da SUSEP e conseguir baixar a cateira de corretor.</text:p>
            <text:p>Só consegui um comprovante de cadastro a partir de uma pesquisa de corretor fora do site da SUSEP.</text:p>
            <text:p>Meu codigo de corretor natural e 333333333</text:p>
            <text:p>O site GOV.BR não trabalha com as informações de cadsatro, com também não acessa o site da SUSEP. </text:p>
            <text:p>Segue em anexo as fotos com o site de cadastro e como fica após entrar com o login do GOV.BR</text:p>
            <text:p>No aguardo da analise e solução para o pedido.</text:p>
            <text:p>Atenciosamente</text:p>
            <text:p>L</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1">
          <table:table-cell office:value-type="string" calcext:value-type="string">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9">
          <table:table-cell table:style-name="ce28" office:value-type="string" calcext:value-type="string">
            <text:p>Olá, bom dia.</text:p>
            <text:p/>
            <text:p>No dia 33/33/3333 abri um sinistro pelo site de benefícios dos cartões VISA como seguro por proteção de preço, esse benefício é concedido aos portadores dos cartões Visa Infinite, que é o meu caso.</text:p>
            <text:p>Enviei toda a documentação necessária e fui informado no dia 33/33/3333 que minha solicitação foi aprovada e o seguro cobriria a proteção de preço, sendo que o valor de R$ 333,33 deveria ser creditado em minha conta corrente no prazo de 33 (quinze) dias úteis. A seguradora responsável por esse benefício oferecido aos portadores do cartão Visa Infinte é a AIG Seguros Brasil S/A, CNPJ 33.333.333/3333-33, que deveria fazer o crédito em minha conta.</text:p>
            <text:p/>
            <text:p>Até o momento não recebi nenhum valor, entrei em contato com a Visa diversas vezes e não obtive nenhum retorno, também entrei em contato com a própria seguradora através do SAC e fui informado que em 3 (dias) teria uma resposta, mas também não obtive retorno.</text:p>
            <text:p/>
            <text:p>Registro aqui minha reclamação e espero que minha situação seja resolvida.</text:p>
            <text:p/>
            <text:p>Envio em anexo todos os documentos comprobatórios.</text:p>
            <text:p/>
            <text:p>Grato,</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Pagamento da Indenização</text:p>
          </table:table-cell>
          <table:table-cell table:number-columns-repeated="16380"/>
        </table:table-row>
        <table:table-row table:style-name="ro3">
          <table:table-cell office:value-type="string" calcext:value-type="string">
            <text:p>Bom dia.</text:p>
            <text:p/>
            <text:p>Possuo seguro privado numero 33333.333333/3333-33, mas não consigo consultar no site.</text:p>
            <text:p/>
            <text:p>mensagem de erro</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m dia, não estou conseguindo fazer meu cadastro no SUSEP.   Está aparecendo "CPF não encontrado".</text:p>
            <text:p/>
            <text:p/>
            <text:p>Como dev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6">
          <table:table-cell table:style-name="ce28" office:value-type="string" calcext:value-type="string">
            <text:p>Olá, boa tarde.</text:p>
            <text:p>Sou proprietário de um Hospital Veterinário localizazdo na região de São Paulo - Capital, e estamos entrando em contato referente a criação de Plano de Saúde para Pets. (animais de estimação).</text:p>
            <text:p>Estamos no mercado há mais de 3 anos e como possuímos uma excelente estrutura para atender nossos pacientes, surgiu a necessidade de criação de um plano de saúde específico para essa finalidade</text:p>
            <text:p>Já possuímos a listagem de todos os serviços/planos que farão parte do Plano de Saúde, bem como as carências e valores de cada plano.</text:p>
            <text:p/>
            <text:p>Gostaríamos do vosso auxílio referente a parte de cadastro/inclusão na Susep e demais procedimentos que , por ventura, devamos seguir para iniciar a venda/divulgação e os atendimentos aos nossos pacientes.</text:p>
            <text:p/>
            <text:p>Por favor, poderiam me informar quais seriam os próximos passos para criarmos o nosso Plano de Saúde para animais ?</text:p>
            <text:p/>
            <text:p/>
          </table:table-cell>
          <table:table-cell office:value-type="string" calcext:value-type="string">
            <text:p>Consulta</text:p>
          </table:table-cell>
          <table:table-cell office:value-type="string" calcext:value-type="string">
            <text:p>Cadastro</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27">
          <table:table-cell table:style-name="ce28" office:value-type="string" calcext:value-type="string">
            <text:p>Prezados, me chamo D, CPF 333.333.333-33, e sou domiciliado em Brasília. Em 33/33/3333, uma pessoa colidiu com o meu veículo em via pública, tendo sido lavrado o competente boletim de ocorrência. O autor da colisão informou que era assegurado pela ADARCO - ASSOCIAÇÃO DE DESENVOLVIMENTO DOS AMIGOS DA REGIAO DO CENTRO OESTE, pessoa jurídica de direito privado, inscrita no CNPJ 33.333.333/3333-33, situada no Setor SCIA  Zona Industrial (Cidade do Automóvel) Guará/DF, CEP 33333-333, endereço eletrônico email, telefones (33) 3333-3333 e (33) 33333-3333, a qual entrou em contato comigo por intermédio do mensageiro instantâneo WhatsApp e deu início aos procedimentos para reparo do meu veículo, o qual sofreu severos danos na região traseira.</text:p>
            <text:p>Ocorre que, passados 33 dias da colisão (até a presente data), a suposta seguradora não finalizou os procedimentos de reparo, tendo me causado danos diversos, na esfera moral e material. Mais que isso, na data de hoje, tentei acessar o sítio eletrônico da SUSEP para consulta acerca das informações sobre eventual registro da ADARCO junto à SUSEP, porém esse site estava fora do ar. Telefonei então para o nº 33333333333, e conversei com a atendente Letícia, a qual realizou a consulta e me informou que a ADARCO não possui registro perante a SUSEP.</text:p>
            <text:p>Porém, ao acessar o site da referida pessoa jurídica, resta claro que eles atuam como se seguradora fossem, oferecendo planos de proteção veicular, carro reserva, pagamento da tabela FIPE, entre outros. Não bastasse isso, a própria ADARCO me ofereceu o plano de seguro durante as tratativas, o que foi recusado (Doc. 3, anexo). Além, a própria ADARCO se trata por seguradora nos documentos a mim encaminhados e encaminhados à Oficina onde deveriam ocorrer os reparos (Docs. 3, 3 e 3).</text:p>
            <text:p>Assim sendo, ante todas as informações acima lavradas e ante os documentos anexos, resta claro que a ADARCO, acima qualificada, está atuando no mercado, inclusive com robusto número de segurados, de maneira ILEGAL, em total desacordo com o artigo 333, parágrafo único, do Código Civil e com o artigo 33 do Decreto-Lei nº 33/3333, causando prejuízos aos segurados e a terceiros lesados em colisões veiculares, como é o meu caso.</text:p>
            <text:p>Solicito, assim, encarecidamente, que haja a competente apuração e a aplicação das sanções previstas na Resolução CNSP Nº 333, de 33/33/3333, em razão da flagrância da situaçã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6">
          <table:table-cell office:value-type="string" calcext:value-type="string">
            <text:p>Tenho um cartão BMG e estão me cobrando um SEGURO PAPCARD todo mês sem a minha contratação.</text:p>
            <text:p>No valor de R$ 33,33. Não sei do que se trata e é impossível falar com a empresa. O serviço de atendimento via telefone é muito ruim e só consigo falar com a maquina.</text:p>
            <text:p>Quero o cancelamento do mesmo e a restituição dos valores que foram cobrados.</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Não reconhecimento da compra</text:p>
          </table:table-cell>
          <table:table-cell table:number-columns-repeated="16380"/>
        </table:table-row>
        <table:table-row table:style-name="ro28">
          <table:table-cell table:style-name="ce28"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text:p>
            <text:p/>
            <text:p>Banco C3 - 333</text:p>
            <text:p>agência 3333</text:p>
            <text:p>conta 333333-3</text:p>
            <text:p/>
            <text:p/>
            <text:p>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text:p>
            <text:p/>
            <text:p>Banco C3 - 333</text:p>
            <text:p>agência 3333</text:p>
            <text:p>conta 333333-3</text:p>
            <text:p/>
            <text:p/>
            <text:p>ou </text:p>
            <text:p/>
            <text:p>banco do brasil </text:p>
            <text:p>agência 3333-3</text:p>
            <text:p>conta 33333-3 </text:p>
            <text:p/>
            <text:p/>
            <text:p>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text:p>
            <text:p/>
            <text:p/>
            <text:p>prazo que me deram foi até hoje de resposta, aliás dia 33. resolvo a situação e eles nada de resolver e fazer meu reembolso. QUINTO ANDAR NÃO AJJDA EM NADA </text:p>
            <text:p/>
            <text:p>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text:p>
            <text:p/>
            <text:p>POR FAVOR SUSEP CONRAR IMEDIAMENTE A ICATU CAPITALIZAÇÃO DE ALUGUEL </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Reembolso (prazo e valor)</text:p>
          </table:table-cell>
          <table:table-cell table:number-columns-repeated="16380"/>
        </table:table-row>
        <table:table-row table:style-name="ro29">
          <table:table-cell table:style-name="ce28" office:value-type="string" calcext:value-type="string">
            <text:p>A </text:p>
            <text:p>SUSEP - SUPERINTENDENCIA DE SEGUROS PRIVADOS</text:p>
            <text:p>Prezados,</text:p>
            <text:p>Eu L, Corretor de Seguros, cadastrado junto a Susep sob o numero de Registro - 333333333 Com Endereço para correspondência, Cito a Rua  nº 33 / sala 333, CEP - 33333-333,  Centro / Rio de Janeiro. Venho por meio da presente, solicitar a intermediação da demanda, que passo a apresentar a esta autarquia. Para que junto a Corretora R Corretora de Seguros Ltda  CNPJ - 33.333.333/3333-33  cadastrada junto a Susep sob o numero de Registro 333333333 Com Endereço para correspondência, Cito a Rua C, nº 33 sala 333, Cep - 33333-333 ( ANEXO 3),  Centro / Rio de Janeiro.  , representada pelas Sócias, A, cadastrada junto a Susep sob o numero de Registro - 333333333 Com Endereço para correspondência Cito a R, nº 333 casa - 33, CEP - 33333-333,   - Rio Comprido / Rio de Janeiro( ANEXO 3), e A cadastrada junto a Susep sob o numero de Registro - 333333333 Com Endereço para correspondência Cito a Rua: A, nº 333, CEP - 33333-333,  Gardênia Azul / Rio de Janeiro( ANEXO 3). E a Amil Assistência Medica Internacional S.A. CNPJ33.333.333/3333-33.</text:p>
            <text:p>Possa ser esclarecido a norma de estorno de comissão, constante na CIRCULAR SUSEP Nº 333, DE 33 DE FEVEREIRO DE 3333, no seu Capitulo V artigo 33. ¨ No caso de Cancelamento ou de devolução de prêmio, deve o corretor ou sociedade corretora restituir a comissão à Seguradora, proporcionalmente ao valor devolvido ou não recebido pela Seguradora.¨. E na REVOGAÇÃO do Artigo 33 datado de 33 de Maio de 3333, no que se refere ao Artigo 3º ¨ Revogar Artigo 33 da Circular Susep nº 333, de 33 de Fevereiro de 3333. Assinada pelo Superintendente LUCIANO PORTAL SANTANNA. ( ANEXO 3),</text:p>
            <text:p>Esclareço que, Venho a meses sendo cobrado, pela Corretora R Corretora de Seguros Ltda. Por comissões recebidas por mim, na intermediação de contrato celebrado entre a corretora R Corretora de Seguros Ltda  e a Amil Assistência Medica Internacional S.A. </text:p>
            <text:p>Após a comunicação da corretora R Corretora de Seguros Ltda, de estar sendo descontada pela Amil Assistência Medica Internacional S.A. em sua carteira de corretagem, do valor de cancelamento da Empresa por mim Intermediada na Proposta Contratual de nº 33333333 de 33 de agosto de 3333. Que veio a ser cancelado junto a Amil Assistência Medica Internacional S.A. Pelo motivo de, em três meses não ter conseguido atendimento na rede Referenciada, por problemas de não pagamento aos prestadores da Amil Assistência Medica Internacional S.A , conforme alegado pelos mesmos (Prestadores). </text:p>
            <text:p>Depositei, sob pressão o valor de R$333,33,  solicitado por esta corretora, pois seria o valor retido indevidamente e cobrado pela Amil Assistência Medica Internacional S.A.. Em novembro de 3333 fui mais uma vez cobrado, pois a Amil Assistência Medica Internacional S.A. havia mais uma vez retido valores da corretora, para pagamento do total do contrato cancelado, e após pesquisa, encaminhei à Corretora R Corretora de Seguros Ltda  , A Circular da Susep nº 333( ANEXO 3) , bem como, a revogação do Art. 33 Circular Susep nº 333. </text:p>
            <text:p>Inclusive na ocasião, solicitei a devolução do valor pago, por mim indevidamente, em forma de ressarcimento. pois estavam alem de não estarem cumprido as normas estabelecidas pela SUSEP - Superintendência de Seguros Privados, estavam  ainda contrariando o Novo Código Civil ( ANEXO 3), Decreto - lei nº. 33, de 33 de novembro de 3333, e seu Decreto regulamentador nº. 33.333, de 33 de março de 3333; em seguida, a Lei nº. 3.333, de 33 de dezembro de 3333; e, por fim, o Decreto nº. 33.333, de 33 de setembro 3333, regulamentando para os corretores de seguros de vida e de capitalização. </text:p>
            <text:p>No que se refere Código Civil , no artigo 333, a remuneração relacionada à corretagem é “devida ao corretor uma vez que tenha conseguido o resultado previsto no contrato de mediação”.. Ou seja, em verdade, existem alternativas diversas para o momento em que se receberá a remuneração, sendo este, portanto, um aspecto negocial.</text:p>
            <text:p>Vemos que remuneração pode ser paga em diversos momentos e não somente quando do recebimento do prêmio de seguro, como normalmente ocorre com a corretagem de seguros</text:p>
            <text:p>Igualmente, preceitua Venosa que. “O corretor compromete-se a obter um resultado útil. Se não ocorre esse deslinde em sua conduta, a remuneração não é devida. É matéria a ser examinada no caso concreto, nem sempre de fácil deslinde” (VENOSA, 3333).3</text:p>
            <text:p>Assim, Venosa preceitua:</text:p>
            <text:p>"O corretor somente fará jus à remuneração, denominada geralmente comissão, se houver resultado útil, ou seja, a aproximação entre o comitente e o terceiro resultar no negócio, nos termos do art. 333 acima transcrito. Nesse sentido, se não for concretizada a operação, a comissão será indevida, por se tratar a intermediação de contrato de resultado. Persiste o direito à remuneração, em princípio, se o negócio não se realiza por desistência ou arrependimento do concomitante. O corretor compromete-se a obter um resultado útil. Se não ocorre esse deslinde em sua conduta, a remuneração não é devida. É matéria a ser examinada no caso concreto, nem sempre de fácil deslinde" (VENOSA, 3333, p. 333-333).3 </text:p>
            <text:p>Diante do exposto no escopo desta, podemos afirmar que a relação  não foi venosa, pois o Cliente fez o cancelamento por não ter sido atendido, pela Amil Assistência Medica Internacional S.A.  conforme já disposto acima. E não por falha do Corretor. </text:p>
            <text:p>Deixando claro que a Amil Assistência Medica Internacional S.A. Não é cumpridora do que Determina o disposto na Circular Susep de Nº 333, na revogação do Artigo 33, Bem como não Cumpre o que foi determinado pelo Tribunal Regional Federal da 3ª Região, que Revogou, na  Ação Civil Publica nº 3333333-33.3333.3.33.3333 ( ANEXO 3), o parágrafo primeiro do artigo 33 da Resolução Normativa (RN) nº 333/3333 que diz no seu caput que ¨ As Operadoras de Planos privados de saúde não podem mais exigir fidelidade contratual mínima de um ano de seus associados, bem como ficam impedidas de cobrar taxas correspondentes a duas mensalidades caso o cliente queira residir o contrato. ¨  e hoje consta apenas que as condições de rescisão do plano de saúde devem constar do contrato. </text:p>
            <text:p>Ainda assim, a operadora Amil Assistência Medica Internacional S.A. Continua a exigir o pagamento de multa e o envio prévio de 33 dias, para cancelamento, mesmo já transitado e julgado.</text:p>
            <text:p>Desta forma solicito resposta do presente, bem como a elucidação dos fatos citados acima e regulados por esta autarquia, afim de esclarecer, se esta correta e vigente o disposto de revogação do Art.: 33 da Circular Susep nº 333, pois esta servirá de base, para a busca posterior de Direitos Cabíveis, do prejuízo causado pela divulgação e tentativa de me prejudicar, junto ao mercado Segurador, por parte das Sócias da corretora R Corretora de Seguros Ltda . E por elas,  não Buscarem os direitos reais, do não cumprimento das normas de regulamentação do Mercado Segurador, junto a Amil Assistência Medica Internacional S.A., mesmo depois delas terem tomado ciência, via correspondência, das normas e Leis, que permeiam os Contratos junto ao Mercado Segurador do Pais, e cobrarem de fato, de quem tem que seguir as Normas e Leis Vigentes, neste caso a Amil Assistência Medica Internacional S.A. </text:p>
            <text:p/>
          </table:table-cell>
          <table:table-cell office:value-type="string" calcext:value-type="string">
            <text:p>Consulta</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30">
          <table:table-cell table:style-name="ce28" office:value-type="string" calcext:value-type="string">
            <text:p>Boa tarde, </text:p>
            <text:p/>
            <text:p>Peço orientações detalhadas para cadastro da susep em PJ, já encaminhei um e-mail pedindo para que me orientassem, mas não compreendi.</text:p>
            <text:p>Aguardo retorno.</text:p>
            <text:p/>
            <text:p>Atenciosam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4">
          <table:table-cell table:style-name="ce28" office:value-type="string" calcext:value-type="string">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text:p>
            <text:p/>
            <text:p>(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text:p>
            <text:p/>
            <text:p>Mitsui Sumitomo Seguros numero sinistro 333333. email: email</text:p>
            <text:p>despachante jonatas oliveira tel (33) 33333-3333 -- (33) 3333 3333 ramal 3333</text:p>
            <text:p>email: email</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31">
          <table:table-cell office:value-type="string" calcext:value-type="string">
            <text:p>Prezados,</text:p>
            <text:p/>
            <text:p>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text:p>
            <text:p>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text:p>
            <text:p>O fato ocorrido foi devidamente registrado na delegaria local através do BO (boletim de ocorrência) nº 33E3333333333. Todo o ocorrido está relatado no boletim na delegacia da 333º circunscrição – São Vicente Férrer/PE (em anexo).</text:p>
            <text:p>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text:p>
            <text:p>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text:p>
            <text:p>Desta forma peço a intercessão da SUSEP para tentar dirimir tal querela, tudo de forma administrativa ou extrajudicial, por ser meio mais célere e satisfatório para as partes.</text:p>
            <text:p>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text:p>
            <text:p>Sem mais, e, atenciosament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Reparação do produto mal realizada</text:p>
          </table:table-cell>
          <table:table-cell table:number-columns-repeated="16380"/>
        </table:table-row>
        <table:table-row table:style-name="ro1">
          <table:table-cell office:value-type="string" calcext:value-type="string">
            <text:p>Bom dia! Solicitei à Executiva Corretora de Seguros, ligada ao BRADESCO, minha apólice atualizada nº3333. Recebi como resposta um email contendo, segundo ele, os valores atualizados, porém sem a relação dos beneficiários. Disseram que o BRADESCO não fornece nenhum outro documento. Como posso me certificar que <text:s/>está tudo CERTO, se não recebo documento algum impresso da Seguradora desde 3333? Obrigad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ão recebimento de apólice/boleto/carteirinha/3ª via</text:p>
          </table:table-cell>
          <table:table-cell table:number-columns-repeated="16380"/>
        </table:table-row>
        <table:table-row table:style-name="ro2">
          <table:table-cell office:value-type="string" calcext:value-type="string">
            <text:p>Bom dia,</text:p>
            <text:p>Estou com uma dificuldade para fazer meu cadastro de corretor na susep. Preciso iniciar minhas atividades e o contador não conseguiu fazer o cadastro. Devido as mudanças no governos os processos ficaram comprometidos e gostaria de uma solução. Tenho o cadastro no Gov.br na categoria Prata e não consigo mudar pra ouro , mesmo já fazendo tudo que precisava. E a susep me condiciona o cadastro a ter uma conta ouro para efetuar esse cadastro, o que não faz sentido me condicionar a isso haja vista que nem todo mundo é 333% digitalizado , precisa haver uma segunda opção. Podem me auxiliar nesse processo ?obrigado desde já.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5">
          <table:table-cell table:style-name="ce28" office:value-type="string" calcext:value-type="string">
            <text:p>Bom dia , estou retornando conforme resposta por e-mail da SUSEP, pedindo para registrar o tipo de Apólice de Seguro fiz com o Banco Santander!</text:p>
            <text:p>Foi um Seguro de Vida em</text:p>
            <text:p>Nome do meu filho W, falecido no dia 33 de agosto de 3333, onde contratei diretamente com meu gerente na época, fiz ele com débito em conta corrente, a qual já era individual pois já era separada judicialmente e ao contratar o seguro fiz eu R, CPF 333.333.333-33 a única beneficiária e ao ocorrer o sinistro o Banco vem falando que tem que seguir conforme rege a lei, dizendo que como meu filho não foi casado</text:p>
            <text:p>e não tinha filhos os 33% que eles não me pagaram, eu tenho que informar os dados do ex marido que não tem contato com os filhos há 33 anos e não temos nenhuma informação de localização! </text:p>
            <text:p>Enfim após a primeira queixa com vocês eles acabaram liberando os valores referentes aos 33% e valores referentes ao velório! Porém reteve a outra metade! Nunca me posicionaram desde a assinatura da contratação do seguro que eu não seria a única beneficiária, pois ninguém faz um seguro após separação litigiosa beneficiando ex marido que nunca mais teve contato ou ajudou na criação dos filhos!</text:p>
            <text:p>Então solicito que verifiquem para que eu possa resgatar esses valores: sinistro 333333333333-3 Número Portal N -333333.</text:p>
            <text:p>Desde já agradeço a atenção e aguardo, informo meu e-mail email / celular (333)33333-3333</text:p>
            <text:p>Muito obriga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Estou com dúvidas sobre a certidão de conformidade para operar seguro habitacional:</text:p>
            <text:p/>
            <text:p>3 - Quando a referida certidão começou a ser exigida?</text:p>
            <text:p>3- Qual o ato normativo que a baseia?</text:p>
            <text:p>3- Quais os requisitos para sua emissão?</text:p>
          </table:table-cell>
          <table:table-cell office:value-type="string" calcext:value-type="string">
            <text:p>Consulta</text:p>
          </table:table-cell>
          <table:table-cell office:value-type="string" calcext:value-type="string">
            <text:p>Consulta Técnica</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tei cancelar dois seguros em 33/33/3333, um foi localizado no valor de 333,33 e outro no <text:s/>valor de 333,33 não foi localizado pela Caixa Seguradora apesar de ter sido descontado, <text:s/>estes seguros prestamistas foram <text:s/>embutidos em um consignado que realizei. Retornei por 3 vezes para seguradora pois visualizei que não haviam cancelado pelo site, cada vez passavam um prazo, inicialmente 3 dias para cancelamento, agora já me falaram 3. O atendente não soube me informar em todas ligações o motivo pela qual não foi cancelado, um absurd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ncelamento</text:p>
          </table:table-cell>
          <table:table-cell table:number-columns-repeated="16380"/>
        </table:table-row>
        <table:table-row table:style-name="ro1">
          <table:table-cell office:value-type="string" calcext:value-type="string">
            <text:p>Boa tarde, estou com a SUSEP inativa há alguns anos e estou tendo dificuildades para reativar ela, realizei o curso e prova junto a Mongeral Aegon, unidade de Curitib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 muito anos atrás fiz um seguro de vida em grupo através do Cartão Credicard mas que depois passou para o Itaucard conforme carta do Itau em anexo. Esse seguro vinha sendo descontado no Cartão Itaucard até que, conforme informações obtidas no Itau Seguros, em junho de 3333 com troca do numero do cartão efetuada pelo Itaucard, os descontos não mais foram realizados, quando agora analisando minha fatura e pensando no seguro de vida fui entrar em contato com Itau Seguros para desvendar o que aconteceu. Eles me informaram que o seguro foi cancelado por falta de pagamento. No entanto, em nenhum momento eles me informaram o débito. Por conseguinte, ou eles me cobram o debito agora ou me devolvem tudo que paguei com a devida correção monetária. Antes de apelar para o Poder Judiciário, estou tentando uma solução administrativa junto a este Órgão de Controle para obter a reabertura do seguro ou ressarcimento dos premios pagos até a data do cancelamento unilateral efetuado pelo Itau Seguros S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6">
          <table:table-cell office:value-type="string" calcext:value-type="string">
            <text:p>Sou corretor de seguros e meu código da pessoa jurídica está bloqueado </text:p>
            <text:p>Gostaria de saber  o motivo que está bloqueado por favor </text:p>
            <text:p>Meu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fui aprovado na prova da ENS em 33/33/3333. Até o momento não tive retorno da SUSEP quanto a liberação do site para solicitação do meu registr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rezados senhores! No mês de Junho de 3333, ocorreu um incêndio que destruiu grande parte do meu apartamento. Este possuia seguro residencial o qual me exige orçamentos de todos os bens que foram queimados. Sou obrigado a apresentar quantos orçamentos para a Seguradora? E quais são as normas legais que definem essas quantidades?</text:p>
            <text:p>Agradecido e no aguardo! </text:p>
          </table:table-cell>
          <table:table-cell office:value-type="string" calcext:value-type="string">
            <text:p>Consulta</text:p>
          </table:table-cell>
          <table:table-cell office:value-type="string" calcext:value-type="string">
            <text:p>Seguro Compreensivo</text:p>
          </table:table-cell>
          <table:table-cell office:value-type="string" calcext:value-type="string">
            <text:p>Processo de Regulação do Sinistro</text:p>
          </table:table-cell>
          <table:table-cell table:number-columns-repeated="16380"/>
        </table:table-row>
        <table:table-row table:style-name="ro30">
          <table:table-cell table:style-name="ce28" office:value-type="string" calcext:value-type="string">
            <text:p>Prezados, boa tarde.</text:p>
            <text:p/>
            <text:p>Gostaria de ter acesso ao o Processo SUSEP nº 33333.333333/3333-33, 33333.333333/3333-33 e 33333.333333/3333-33, com o objetivo de entender a revogação gerada pela Resolução nº 333 de 33 de maio de 3333.</text:p>
            <text:p/>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32">
          <table:table-cell table:style-name="ce28" office:value-type="string" calcext:value-type="string">
            <text:p>Foi pago um valor a Seguradora Assurant por uma garantia estendida na compra de um chuveiro nas lojas Cassol. O produto apresentou defeito e está em vigência a garantia paga, porém teve que realizar uma vistoria por vídeo chamada  que teve hora e data marcada. Compareci na vistoria e o sistema apresentado pela seguradora não funcionou por configurações ou modelo do meu smartfone, segundo parecer do vistoriador momento da vistoria. Eu não tenho obrigação nenhuma de ter um telefone compatível ou não conforme o sistema deles. e a própria seguradora não fornece outra opção de vistoria para dar continuidade ao sinistro. Já foi contatada a empresa Cassol parceira da seguradora oferecida no momento da compra para tomar providencias e agilizar o processo de sinistro. Entro em contato aqui na Susep, para reforçar tal atitude pela empresa credenciada no órgão que rege as empresas de seguro.</text:p>
            <text:p>att.</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Processo de Regulação do Sinistro</text:p>
          </table:table-cell>
          <table:table-cell table:number-columns-repeated="16380"/>
        </table:table-row>
        <table:table-row table:style-name="ro33">
          <table:table-cell table:style-name="ce28" office:value-type="string" calcext:value-type="string">
            <text:p>Prezado(a), boa tarde. Dados do requerente: M, OAB PR 33.333.</text:p>
            <text:p/>
            <text:p>Em 33 de dezembro de 3333 faleceu a Sra. M, a qual era inscrita no CPF n. 333.333.333-33. Em atuação extrajudicial e judicial, sou o advogado de 3 herdeiros - irmãos da falecida: (i) R, CPF/MF sob n. 333.333.333-33, (ii) D, CPF n° 333.333.333-33 e (iii) J, CPF sob n. 333.333.333-33. Todos os 3 herdeiros são irmãos da Sra. Falecida, conforme fazem prova os documentos em anexo demonstrando o vínculo sanguíneo direto.</text:p>
            <text:p/>
            <text:p>A família tem conhecimento da existência de diversos produtos como Planos VGBL, PGBL, seguros de vida e outros direitos e contratações na área de previdência privada e seguro de vida. Contudo, ao ir aos bancos, estes se recusaram a entregar e fornecer as informações acerca da existência destes produtos. Veja: não estamos buscando "sacar" os valores ou receber as quantias. O que queremos é saber da existência ou não destas contratações e - caso existentes - quais os contratos, os valores, o Prêmio devido, etc - para que assim os familiares e legítimos herdeiros possam TOMAR AS DEVIDAS PROVIDÊNCIAS.</text:p>
            <text:p/>
            <text:p>Contudo, sem as informações, a família/herdeiros estão "no escuro", sem saber como e onde proceder. Informa-se que o prazo prescricional para do segurado para requerer seguros é de apenas 3 ano (art. 333 do Código Civil) - o que é um prazo curtíssimo. E a família fica ainda mais prejudicada se não conseguir acessar as devidas informações à qual tem direito. Informamos que haviam valores debitados diretamente das contas bancárias da sra. M, os quais são indicativos da existência destes produtos/contratos de previdência privada e seguro(s) de vida.</text:p>
            <text:p/>
            <text:p>REQUERIMENTO: Tendo em vista o exposto, solicitamos que sejam feita buscas no sistema SUSEP e demais órgãos de registro de produtos bancários/previdenciários acerca da existência de seguros/contratos/direitos, para que seja informado tudo o existir em nome da Sra.  M, já falecida, a inscrita no CPF n. 333.333.333-33, portadora da Cédula de Identidade RG n. 333333-3 SSP/PR.</text:p>
            <text:p/>
            <text:p>Requer-se que a busca seja feita em todos os sistemas possíveis de consulta, dado que a Sra. falecida tinha um comportamento/hábitos de sempre contratar esse tipo de produto, pois era muito precavida, e sabemos que poderia ter sido comprado/adquirido junto à diversas instituições.</text:p>
            <text:p>Requer-se que as informações sejam enviadas no prazo de 3 dias, nos termos do art. 33 da Lei Federal n. 3333/3333. </text:p>
            <text:p/>
            <text:p>Termos em que pede e espera deferimento. M, OAB/PR 33.333</text:p>
            <text:p/>
            <text:p>(Obs: procuração por instrumento público com poderes expressos para atuar e representar os interessados perante a SUSEP. Verificar: Procuração Item 33, pg. 3 do arquivo pdf).</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8" office:value-type="string" calcext:value-type="string">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text:p>
            <text:p>KOVR SEGURADORA S A  cnpj 33.3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Gostaria de cadastrar minha corretora de seguros. Como fazer, quais exigências e qual procedimento para t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Tenho processo <text:s/>conforme em anexo onde um dos réus e a Nobre Seguradora. <text:s/>Já me encontro na lista de credores <text:s/>do mesno. Sou PCD <text:s/>lei 33 333 3333 me garante prioridade <text:s/>em processos <text:s/>administrativos e judiciais. <text:s/>Além de minha já falecida ser idosa quero saber se tenho prioridade <text:s/>para receber o valor da apólice do seguro mesmo a Nobre Seguradora <text:s/>estando em liquidação extrajudicial <text:s/>processo <text:s/>número <text:s/>333333 33 3333 3 33 33 . Mesmo sendo pcd a Nobre diz não direito a prioridade. <text:s/>Mesmo com sentença transitada e julgad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
          <table:table-cell office:value-type="string" calcext:value-type="string">
            <text:p>Prezados, bom dia. Na condiçõeos gerais contradas do seguro não tinha em nenhum lugar afirmando que uma pessoa viria a minha casa para eu assinar documentos. Um terceiro entrou em contato comigo sob o número+33 33 33333-3333 se dizendo preposto da SEGURADORA e afirmando que iria recolher assinaturas e preecher formulários,sendo que a própria seguradora não me avisou nada sobre. E mesmo se fosse prática padrão eu me recuso a executa-la. Assinar documentação com preposto é algo que eu me recuso a fazer, além de o prazo de resposta do meu sinistro já ter se estrapolado. E eu não aceitarei esse tipo de conduta, visto eu ter enviado mais do que toda documentação necessária para a formulaçãol do pagamento. Em caso persistência ou negativa, eu irei acionar a justiça e entrar com processo de execução pela apólice ser um contrato protestavel e fazer titulo executivo extrajudicial, tendo ainda no processo a possibilidade de penhora. Só quero o que é meu por direito e nada além disso. Exijo respeito e não atenderei qualquer preposto sendo ou não da empresa. E não assinarei qualquer documento principalmente pela questão de golpes, por preservar o meu patrimonio e por me preservar. Essa prática além de abusiva é fora da realidade.</text:p>
            <text:p/>
            <text:p/>
            <text:p/>
            <text:p>No caso de divergência sobre a causa, natureza ou extensão de lesões, bem como</text:p>
            <text:p/>
            <text:p>avaliação da incapacidade relacionada ao segurado, a sociedade seguradora deverá</text:p>
            <text:p/>
            <text:p>propor ao segurado, por meio de correspondência escrita, dentro do prazo de 33 dias, a contar da data da contestação, a constituição de junta médic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34">
          <table:table-cell table:style-name="ce28" office:value-type="string" calcext:value-type="string">
            <text:p>Bom dia </text:p>
            <text:p/>
            <text:p>Senhores </text:p>
            <text:p>Meu nome é J sou corretor de seguro com registro na SUSEP, J, CPF nº ***.333.333-**, encontra-se registrado na SUSEP, sob o nº 333333333, para atuar na atividade de corretagem de seguros referente aos produto de -  MICROSSEGUROS -  PLANOS DE PREVIDÊNCIA COMPLEMENTAR -  SEGUROS DE PESSOAS -  PLANOS DE CAPITALIZAÇÃO -  SEGUROS DE DANOS - O corretor encontra-se com cadastro Ativo.</text:p>
            <text:p>E tenho uma pessoa em minha cidade se passando por corretor de seguros, postando em redes sociais( face, what zap e instagran) se passando por corretor e ligando para varios clientes meus dizendo que agora ele é corretor, sendo assim o mesmo nao tem nenhum registro e treinamento para a função, alem de tudo me desmoralizando porque estudei, tenho curso tenho empreza e o golpista nao tem nada disse, e alem que é uma conduta que monospresa os corretores.</text:p>
            <text:p>Segue dados do Falso corretor:</text:p>
            <text:p>CPF 33333333333</text:p>
            <text:p>Nome  R</text:p>
            <text:p>DN 33/33/3333</text:p>
            <text:p>cel 333 333333333</text:p>
          </table:table-cell>
          <table:table-cell office:value-type="string" calcext:value-type="string">
            <text:p>Reclamação diversa</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5">
          <table:table-cell office:value-type="string" calcext:value-type="string">
            <text:p>Boa tarde. Bati meu veículo já faz uns dias (33) e até</text:p>
            <text:p>agora não autorizaram a efetuar o concerto. Tendo em</text:p>
            <text:p>vista que não querem autorizar na oficina de minha</text:p>
            <text:p>confiança. Querem que eu faça em outra oficina que não</text:p>
            <text:p>é de minha confiança. Sendo que todas as outras</text:p>
            <text:p>seguradoras autorizam o reparo na oficina de minha</text:p>
            <text:p>confiança. Só a Mitsui que nã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4">
          <table:table-cell office:value-type="string" calcext:value-type="string">
            <text:p>Boa tarde!</text:p>
            <text:p>No dia 33/33/3333 eu tentei fazer um resgate em minha previdência privada Conta Vip do Bradesco (ver Tela de Resgate.jpg), utilizando o Internet Banking como faço a mais de vinte anos (ex BPV  Resgate Conta Vip 33333333.pdf). Então fui surpreendido com uma mensagem de erro que dizia “Erro ao buscar dados do cliente” (Tela msg de erro.jpg). Usei mais um pouco o Internet Banking, tentei fazer um aporte, e descobri erros nos meus dados: </text:p>
            <text:p>a) A opção de aporte do meu plano nem sequer abre a página, ficando paralisada, isso é uma reincidência (Reclamação SUSEP 3333333_3333 - CONTA VIP 3333 33 33.pdf).</text:p>
            <text:p>b) Data da última contribuição = 33/33/3333, quando o correto é 33/33/3333 (BBD Aporte Bradesco Vida Previdência - 3333 33 33.pdf);</text:p>
            <text:p>c) Taxa de Juros = 3,3%a.a., quando o correto é 3,3%a.a. (Conta Vip Certificado de Participante.pdf)</text:p>
            <text:p/>
            <text:p>No mesmo dia, reclamei na agência 3333 e, no dia 33/33/3333 por e-Mail,  fui informado de que os resgates só podem ser feitos pela central Fone Fácil 3333-3333, ou presencialmente na agência de posse dos documentos  de identificação, CPF, e os últimos três comprovantes de endereço (e-Mail - Orientacao Agência 3333 Resgate de Previdencia - 3333 33 33.pdf).</text:p>
            <text:p>No mesmo dia 33/33/3333, acionei o SAC Previdência Bradesco, através dos protocolos 33.333.333 e 33.333.333 e doze dias depois, em 33/33/3333, recebi e-Mail com a resposta de que o “erro do site está sendo analisado pela área de TI” e a confirmação dos procedimentos pelo telefone ou presencialmente na agência (e-Mail - 3.pdf). Não houve qualquer indicação de prazo ou perspectiva de solução para o problema do Internet Banking, que ficou a perder de vista.</text:p>
            <text:p>O resultado é que eu estou privado do serviço do Internet Banking que sempre foi o carro chefe do marketing desse banco, muito prático, disponível a qualquer hora, e principalmente muito seguro pois gera documentos. A alternativa do serviço telefônico é muito precária, muitas vezes o fone está ocupado, a instrução é totalmente verbal, e principalmente, não me deixa nenhum documento. Depois o banco pode dizer o que quiser, já que as gravações são da conveniência do banco. O serviço presencial em agência é o retorno à idade da pedra do serviço bancário. Estou à disposição de vocês para qualquer outro tipo de comprovação.</text:p>
            <text:p>Então venho pedir a vocês:</text:p>
            <text:p>3) A regularização imediata dos serviços do Internet Banking, tanto para resgate como para aporte.</text:p>
            <text:p>3) Correção dos dados do meu plano.</text:p>
            <text:p>3) Impedir que o Bradesco informe o meu saldo em e-Mails sem criptografia e senha (e-Mail - 3.pdf) em cumprimento a Lei Geral de Proteção de Dados Pessoais (LGPD).</text:p>
            <text:p>Antecipadamente agradeço!</text:p>
            <text:p>Deus nos abençoe! </text:p>
          </table:table-cell>
          <table:table-cell office:value-type="string" calcext:value-type="string">
            <text:p>Reclamação diversa</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1">
          <table:table-cell office:value-type="string" calcext:value-type="string">
            <text:p>Meu pai, C, cpf 33333333333, faleceu em 33/33/33, e possuia desconto em folha: contrIb prev aberta - MG SERG. Entrei em contato com a empresa e a mesma solicitou que abrisse o processo de sinistro pelo site, fiz conforme solicitado e até então não tive nenhuma resposta, entro em contato com o 3333 e não sabem me informar nada a respeito, passam outro número 3333 que não condiz com o referente sinistro também.</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um financiamento pela Caixa, nº 3333333333333, cujo mesmo pago um seguro adicional que cobre danos físicos ao imóvel ou construção. No final de novembro, dia 33, devido as fortes chuvas a construção sofreu danos. Desde então entro em contato com a Caixa para saber se tenho direito ao sinistro ou alguma cobertura através da sua Seguradora XS3 e lá se vão quase dois meses e nenhuma simples resposta. SIM ou NAO. Abri várias ocorrências e já fui à agência e ninguém sabe nada. A obra está parada e não sei como me planejar diante da inércia da seguradora. Eu só queria respeito pelo consumidor e uma resposta. Se tivessem me enviado a minuta com as coberturas eu saberia o que teria direito. Eu só preciso saber se NÃO tenho direito ou SIM , tenho direito e qual o prazo de análise e ressarcimento ou pagamento do sinistr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Processo de Regulação do Sinistro</text:p>
          </table:table-cell>
          <table:table-cell table:number-columns-repeated="16380"/>
        </table:table-row>
        <table:table-row table:style-name="ro8">
          <table:table-cell office:value-type="string" calcext:value-type="string">
            <text:p>Boa tarde a todos, venho atraves solicitar a ajuda para indentificar se a apolice que me enviaram é verdadeira e qual data ela foi emitida, pelo fato de que assinei um contrato de emprestimo e eles me demoraram muito para envias as apolices, sendo recebi as mesmas 33 meses depois, ou seja assinei o contrato em 33/33/3333 e recebi na data de hoje, queria botar as informações principais das mesmas para ver se conseguem me ajudar, porque no site da susep aonde tem como consultar nao consegui indentificar nas apolices, tais numeros.Segue dados</text:p>
            <text:p>Apolice -33.33.3333333</text:p>
            <text:p>Proposta-3333333333</text:p>
            <text:p>Nº do certificado -33333333333333</text:p>
            <text:p>Processo Susep-33333.333333/3333-33</text:p>
            <text:p>Estipulante-cnpj-33.333.333/3333-33</text:p>
            <text:p>Controle-333/333</text:p>
            <text:p>Tipo de Seguro-MIP</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u entrei com um sinistro no dia 33/33 e até agora não tive resposta da Allianz segurador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Tenho um plano empresarial na empresa da qual fui demitido e devido resolução 333 da SUSEP, só poderia realizar o resgate nesse plano no ano de 3333. Sendo assim, realizei o resgate no dia 33/33/3333. A Bradesco Previdência pede 3 dias para análise e até 3 dias útteis para o crédito conforme regra SUSEP (3 dias).</text:p>
            <text:p>Até hoje 33/33/3333 o crédito não caiu. Peço apoio nesse caso e a Bradesco deve pagar uma multa nesse caso? devido ao atras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5">
          <table:table-cell table:style-name="ce28" office:value-type="string" calcext:value-type="string">
            <text:p>Às Empresas</text:p>
            <text:p/>
            <text:p>Porto Seguro Seguros,</text:p>
            <text:p/>
            <text:p>Carglass,</text:p>
            <text:p/>
            <text:p>DCS Centro Automotivo LTDA e</text:p>
            <text:p/>
            <text:p>SUSEP Superintendência de Seguros Privados</text:p>
            <text:p/>
            <text:p> </text:p>
            <text:p/>
            <text:p>·        Notificação EXTRAJUDICIAL</text:p>
            <text:p/>
            <text:p> </text:p>
            <text:p/>
            <text:p>        Relato que em 33. 33. 3333, entreguei meu veículo junto a Empresa DCS Centro Automotivo,“Dauto Lanternagem e Pintura”, indicada pela Porto Seguro/ Carglass para realizar serviços de reparo, lanternagem e pintura em meu veículo.</text:p>
            <text:p/>
            <text:p>        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text:p>
            <text:p/>
            <text:p>         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text:p>
            <text:p/>
            <text:p>        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text:p>
            <text:p/>
            <text:p>        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text:p>
            <text:p/>
            <text:p>        Por todo exposto, aguardo providências em 33 horas, sob pena de caracterização de completo descaso, omissão e negligência, ficando as Empresas envolvidas sujeitas a responder em demanda judicial solidariamente.</text:p>
            <text:p/>
            <text:p>        Veículo Honda FIT Placa PAB3E33 - PROTOCOLO: 3333.33/33333333333 Consumidor.gov ( Porto Seguro CIA Seguros)</text:p>
            <text:p/>
            <text:p/>
            <text:p>        Grato</text:p>
            <text:p/>
            <text:p>        G</text:p>
            <text:p/>
            <text:p>        (33) 33333-3333</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1">
          <table:table-cell office:value-type="string" calcext:value-type="string">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ext:p>Estou tentando a reclamação por aqui, mas o próprio Gov.com não está aceitando. O anexo que comprova a recusa da seguradora, está aqui no próprio orçamento não aprovado. Por favor, verifiquem. Preciso de uma solução o quanto antes.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1">
          <table:table-cell office:value-type="string" calcext:value-type="string">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23">
          <table:table-cell table:style-name="ce28" office:value-type="string" calcext:value-type="string">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text:p>
            <text:p>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text:p>
            <text:p>Nestes termos é o registro da denuncia.</text:p>
            <text:p>Salvador 33 de janeiro de 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Prezada(o), boa tarde. Estou tentando registrar uma reclamação sobre uma seguradora, mas não consigo sair da página de acesso. Agradeço um resposta com orientação detalhadas. Grat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6">
          <table:table-cell office:value-type="string" calcext:value-type="string">
            <text:p>Prezados Senhores,</text:p>
            <text:p>Entramos em contato com  SUDAMERICA VIDA CORRETORA DE SEGUROS, através do email: email , encaminhando a documentação necessária solicitada em 33/33/3333, do SINISTRO POR MORTE de meu pai, ocorrido em 33/33/3333. Na ocasião, informaram que o prazo para pagamento seria de 33 (trinta) dias. Ocorre  que passados 33 (noventa) dias, não obtivemos recebimento e o retorno dado é sempre que está sob análise.Estando a documentação correta, pois até o momento não solicitaram mais nada, indago: porque não houve o devido pagamento? Qual o motivo de tanta demora? Pelo exposto, solicito providências urgentes. </text:p>
            <text:p>Atenciosament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36">
          <table:table-cell table:style-name="ce28" office:value-type="string" calcext:value-type="string">
            <text:p>No dia 33/33/3333 realizei solicitação de resgate de uma previdência privada em razão de necessitar de recursos (Protocolo n°ABA-33333333-33333), enviando todos os documentos solicitados e seguindo todas as orientações indicadas pela empesa MAPFRE PREVIDENCIA SA detentora do CNPJ n° 33.333.333/3333-33. Decorreram 33 dias desde que foi realizada a solicitação, sendo que o prazo informado para retorno era dia 33/33/33 e não foi dado nenhum retorno sobre a solicitação, nem qualquer contato telefônico foi realizado pela Mapfre.</text:p>
            <text:p/>
            <text:p>No dia 33/33/3333 pela manhã realizei contato telefônico com o serviço de atendimento ao cliente (protocolo n°333333333333333333), pois já havia decorridos 33 dias da solicitação sem nenhuma resposta. O atendimento telefônico não soube explicar a razão da ausência de retorno e abriu uma intervenção do assunto para com o departamento que o analisa, gerando o protocolo ABA-33333333-33333.33. Nessa mesma data, realizei a abertura de reclamação na ouvidoria pelo protocolo n°ABA-33333333-33333, solicitando que acompanhasse a ocorrência e intercedesse, visto que pelo atendimento do SAC não estava surtindo efeito na resolução da demanda.  </text:p>
            <text:p/>
            <text:p>Neste mesmo dia 33/33/3333 às 33:33 recebi resposta por e-mail negando a solicitação em razão de o formulário enviado apresentar um pequeno campo (país de obrigações fiscais) sem a resposta “não” demarcada com o “x”.  No mesmo dia, às 33:33 enviei resposta com a inclusão do documento mencionado contendo a correção e devidamente revisado. </text:p>
            <text:p/>
            <text:p>No dia 33/33/3333 realizei dois envios de mensagens solicitando respostas e um posicionamento, um às 3:33 e outro às 33:33, além de realizar contato telefônico com o a ouvidoria e falar com a atendente Cleire, por intermédio do protocolo URA n°333333333333333333 e o mesmo protocolo da Ouvidoria de n°ABA-33333333-33333. Quando reclamei da falta de compromisso da empresa em atender a demanda do cliente e da demora da liberação dos recursos, visto que já se passavam 33 dias sem nenhuma resposta e atendimento do departamento responsável. A resposta da ouvidora no contato telefônico foi simplesmente que a Mapfre não tinha recebido as mensagens, por razão desconhecida e que eu teria que aguardar mais um novo prazo de 3 dias para ter minha solicitação analisada. Todas as mensagens tem sido enviadas para os endereços indicados pela empresa que são “email” e “email”.  Mesmo diante da minha insistência, não me foi apresentada nenhuma outra alternativa de atendimento a não ser por esses dois canais de contato, sendo o primeiro o único canal de envio de documentações e solicitações. </text:p>
            <text:p> </text:p>
            <text:p>Pelo exposto acima, solicito auxílio dessa entidade para interceder junto a empresa no atendimento da liberação dos valores do plano de previdência privada o qual os dados seguem abaixo, recursos esses que são meus por direito.  </text:p>
            <text:p/>
            <text:p>Informações do Produto</text:p>
            <text:p>Produto: Mapfre Vida Você MultiFlex</text:p>
            <text:p>Identificação: Barcelona II - Mapfre Invest RF V CR</text:p>
            <text:p>Proposta: 33333</text:p>
            <text:p>Apólice: 33333333</text:p>
            <text:p>Certificado: 333333.33333333.3.3</text:p>
            <text:p>Nome: G</text:p>
            <text:p>CPF: 333.333.333-33</text:p>
            <text:p/>
            <text:p>Obs.: Cópia das mensagens trocadas entre o cliente e a Mapfre anexada. </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9">
          <table:table-cell office:value-type="string" calcext:value-type="string">
            <text:p>Adquiri um seguro para pneu quando fiz a compra de pneu no Carrefour e após 33 dias da compra o pneu furou. Abri um sinistro com a Seguradora Assurrant que é a responsável e eles pediram uma vídeo chamada e algumas coisas que foram executada. Pediram o prazo de 3 dias úteis pro setor responsável entrar em contato e nunca mais entraram em contato. Fiquei com um pneu furado e andando com o estepe esperando resolução da seguradora que nunca entrou em contato. </text:p>
            <text:p>O sinistro foi aberto no dia 33/33/3333 número 33333333 </text:p>
            <text:p>O contato cessou em 33/33/3333 e nunca mais retornaram. </text:p>
            <text:p>Último protocolo de atendimento na Assurant 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Gostaria de obter informação se existe alguma apolice de seguro de vida <text:s/>cujo o contratante é o Sr. A CPF: 333.333.333,33 e qual seria o banco . Na ocasião este requerente é Advogado da Sra. esposa do Contratante Sra. T.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8" office:value-type="string" calcext:value-type="string">
            <text:p>Venho denunciar a seguradora secon  de CNPJ 333333333333333 que incluiu desconto não autorizado na minha conta corrente.</text:p>
            <text:p>A mesma não possui SAC ou telefones ativos, dificultando a suspensão/ cancelamento dos "contratos" impostos sem anuência do suposto segurado.</text:p>
            <text:p>Essa prática infelizmente está bastante comum, trazendo transtornos as pessoas, que ora descontado não há o que fazer.</text:p>
            <text:p>Caso seja possível e esse o canal devido, gostaria de saber os endereços e contatos dessa seguradora, assim como providências cabíveis e punitivas a essa seguradora.</text:p>
            <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Não reconhecimento da compra</text:p>
          </table:table-cell>
          <table:table-cell table:number-columns-repeated="16380"/>
        </table:table-row>
        <table:table-row table:style-name="ro6">
          <table:table-cell office:value-type="string" calcext:value-type="string">
            <text:p>Boa tarde! Em 33/33/3333 fiz o exame de habilitação para corretores de seguros e obtive a aprovação porém para conseguir realizar o registro é necessário nível de conta ouro e para isso eu precisaria ter minha biometria cadastrada pelo TSE mas essa coleta está suspensa pelo desde 3333 como forma de prevenção ao contágio da Covid-33 e sem previsão de retorno. </text:p>
            <text:p/>
            <text:p>Como posso fazer meu registro já que não consigo obter nível ouro em minha conta GOV.B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text:p>
            <text:p>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text:p>
            <text:p>Quero meu reembolso, alias deveria era receber indenização por danos morais, pelo medo de estar na rua, nervoso por pagar por um serviço e quando precisar não te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6">
          <table:table-cell office:value-type="string" calcext:value-type="string">
            <text:p>Sou titular de um plano de previdência tradicional que durante muito tempo foi comerciaiizado, hoje não mais, antes do surgimento dos planos PGBL e VGBL. Necessito de que me seja informado, por gentileza, a legislação/ato normativo/portaria etc... dessa SUSEP que me faculta a possibilidade de efetuar a portabilidade (MIGRAÇÃO) de todos os meus recursos acumulados para outro plano de previdência de outra instituição, de que também sou titular, sendo que este  outro plano tem as MESMAS (IDÊNTICAS) CARACTERÍSTICAS  do outro plano de instituição diversa, resultando esclarecido, restando esclarecido que conforme informação obtida através de contato telefônico com essa SUSEP, TRATA-SE DE UMA FACULDADE MINHA contra a qual a instituição de previdência privada que deverá receber o meu aporte de recursos NÃO pode se opor.</text:p>
            <text:p>Aguardo retorno, por gentileza.</text:p>
            <text:p>G F C - tel xx-xxxxx-xxxx</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Abri um sinistro no Santander na data do dia 33/33/3333, o mesmo foi finalizado na data do dia 33/33/3333. A indenização foi no valor de 333 reais, sendo que o valor solicitado da utilização indevida seria de 333 reais, eu fui assaltado e o bandido utilizou meu cartão por aproximação. Solicitei a reanálise na data 33/33/3333 onde foi solicitado o envio dos documentos pelo o portal. Ele não estava habilitado para o envio dos documentos. Foi passado um e-mail errado pelo atendente, esse foi e-mail foi errado. Nisso depois eu entrei em contato me passaram o e-mail correto. Porém o protocolo RA- 3333 já estava fechado informando que não foi enviado os documentos. Eu entro em contato todo dia e sempre é passado uma informação diferente ninguém consegue me ajudar. O último protocolo 333333333, que foi do atendimento do dia 33/33/3333, a atendente não soube me explicar o que aconteceu. Solicito a reanálise e o pagamento do valor complementar de 333 reais que seria o que falta da indenização que deveria ter sido pago do sinistr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Discordância do Valor</text:p>
          </table:table-cell>
          <table:table-cell table:number-columns-repeated="16380"/>
        </table:table-row>
        <table:table-row table:style-name="ro13">
          <table:table-cell office:value-type="string" calcext:value-type="string">
            <text:p>Reportei um sinistro junto à AZUL SEGUROS no dia 33/33/3333. </text:p>
            <text:p>Foi agendada uma vistoria para o dia 33/33/3333 na qual apenas compareceram no dia seguinte e fui informado de que seria necessária uma vistoria complementar.</text:p>
            <text:p>Desde então, já agendaram mais 3 datas para esta vistoria complementar na qual simplesmente não apareceram, sendo a mais recente o dia 33/33/3333. Hoje é 33/33/3333 e não obtive resposta acerca dessa ausência. </text:p>
            <text:p>Devido à evolução deste caso e como não houveram, desde a data inicial em que o sinistro foi reportado, a solicitação de documentos adicionais me encontro extremamente inseguro acerca do cumprimento do prazo orientado pela SUSEP de 33 dias para a resolução de meu sinistro.</text:p>
            <text:p>a demora me acarretou diversos prejuízos de ordem moral e material por ter ficado inviabilizado de utilizar meu veículo e estar completamente desamparado acerca do caso.</text:p>
            <text:p>Um detalhe importante sobre minha apólice é que tenho direito à utlização de um carro reserva cortesia que ainda não foi autorizado devido à não liberação do sinistro durante todo esse perío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38">
          <table:table-cell table:style-name="ce28" office:value-type="string" calcext:value-type="string">
            <text:p>Sou empregado dos Correios há mais de 33 (vinte e cinco) anos e segurado da Associação Recreativa dos Correios - ARCOVIDA, por muitos anos e fielmente adimplente junto a referida Associação/Seguradora.</text:p>
            <text:p>Nestes últimos 33 (três) meses estive de LM - Licença Médica e por diversos motivos, não pude honrar com esses últimos pagamentos do referido seguro.</text:p>
            <text:p>Entrei em contato com a referida Associação e requeri uma cópia do contrato/apólice do seguro, todavia estão recusando em me fornecer tal documento (digital e físico)  para meu devido conhecimento.</text:p>
            <text:p>Fiquei abismado com essa situação, pois apenas irão fornecer após o pagamento dos meses pendentes.</text:p>
            <text:p>Gentileza elucidar-me acerca dessa situação e se a postura da Associação/Seguradora é legal.</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Quem autorizou a susepe criar um seguro em meu nome com desconto de R$ 333.33 no cartão benefício do INSS que fiz com a financeira Facta. Quero meu dinheiro de volta pois vcs não tem minha anuência e muito menos minha autorização. Fizeram o seguro irregular. Sem mais. Que barbaridade isso...... Estou mandando retorno de minha reclamação na facta aonde ela coloca a susepe com partícipe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Não reconhecimento da compra</text:p>
          </table:table-cell>
          <table:table-cell table:number-columns-repeated="16380"/>
        </table:table-row>
        <table:table-row table:style-name="ro3">
          <table:table-cell office:value-type="string" calcext:value-type="string">
            <text:p>Boa tarde a todos!</text:p>
            <text:p>Entrei no link abaixo, para emitir o meu certificado da SUSEP, porém não foi encontrado.</text:p>
            <text:p>Podem me ajudar?</text:p>
            <text:p>Registrado na SUSEP, sob o no 33.3333333.3,</text:p>
            <text:p>https://www3.susep.gov.br/safe/menumercado/certidoes/emite_certidoes_3333.as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Gostaria que fosse possível disponibilizar uma base atualizada sobre prêmio e sinistro por seguradora, podendo segmentar por categoria tarifária, diferenciando dados referentes a carros e motos. No link https://www3.susep.gov.br/menuestatistica/Autoseg/menu3.aspx, é o único local onde é possível fazer essa seleção por categoria, mas além de estar com a informação desatualizada (até 3º semestre de 3333), não é possível filtrar por seguradora. Nesse sentido, para fins de estudo e pesquisa, poderiam disponibilizar uma base atualizada (até novembro/3333) sobre prêmios e sinistros do segmento de Automóvel, segmentando por seguradora, data e categoria? Fico no aguardo e desde já agradeço o auxíli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Fiz um seguro junto a Liberty seguros e meu veículo veio a ser roubado, porém a empresa Liberty seguro se recusou a indenização e então não deu o motivo da negativa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Bom dia, atraves do Processo SUSEP Numero 33333.333333/3333-33 tive meu cancelamento de registro  como penalidade por falta cometida. Verificando recentemente o processo de numero 33333.333333/3333-33 e verificando o artigo 3 - A SUSEP não concederá novo registro ao corretor de seguros, pessoa natural ou juridica, penalizado na forma de caput deste artigo, durante o prazo de cinco anos, contados a data do cancelamento do registro.</text:p>
            <text:p>Entendo dessa forma ter cumprido esse rito e gostaria da confirm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text:p>
            <text:p/>
            <text:p>Venho por meio desta, fazer uma reclamação referente ao atendimento prestado pela seguradora Allianz Auto. </text:p>
            <text:p/>
            <text:p>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RECLAMAÇÃO CONTRA A TOKIO MARINE SEGURADORA POR CONTA DE RECUSA DE PAGAMENTO DE INDENIZAÇÃO REFERENTE A VENDAVAL OCORRIDO NO RIO DE JANEIRO EM 33/33/3333 POR VOLTA DE 33:33 HORAS</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Solicito fiscalização especial e urgente junto à Bradesco Seguros e Previdência, para que essa seguradora interrompa a prática ilícita de retenção indevida de valores de terceiros.  Solicitei a portabilidade de 3 PGBL há 33 dias e estão retendo. Já abri na seguradora protocolos junto ao atendimento e junto à Ouvidoria deles, sem sucesso.</text:p>
            <text:p>A SUSEP não fiscaliza isso rotineiramente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É possível uma corretora de seguros ser composta apenas por pessoas jurídicas? E, portanto, possuir um responsável técnico que não figure como sóci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text:p>
            <text:p>SINISTRO 333333333, E DESDE ENTÃO O BANCO SÓ ME ENROLA E NÃO ME DEVOLVE O DINHEIRO, DINHEIRO ESSE QUE PRECISO PARA COMPRAR REMÉDIOS URGENTEMENTE.</text:p>
            <text:p>NO MESMO DIA FUI NA POLICIA CIVIL E FIZ O REGISTRO DA FRAUDE DO MEU CARTÃO, </text:p>
            <text:p>NO FINAL DO MES FUI NOVAMENTE NO BANCO SOLICITAR UMA POSIÇÃO E ABRIRAM NOVO SINISTRO 333333333.</text:p>
            <text:p>HOJE LIGUEI E PRAZO DE RETORNO E DE 33 DIAS COMO FAÇO PRECISO DO MEU DINHEIRO.</text:p>
            <text:p>PROTOCOLO DE HOJE CC33333333</text:p>
          </table:table-cell>
          <table:table-cell office:value-type="string" calcext:value-type="string">
            <text:p>Reclamação - Consumidor.gov.br</text:p>
          </table:table-cell>
          <table:table-cell office:value-type="string" calcext:value-type="string">
            <text:p>Seguro de Crédito Interno</text:p>
          </table:table-cell>
          <table:table-cell office:value-type="string" calcext:value-type="string">
            <text:p>Não reconhecimento da compra</text:p>
          </table:table-cell>
          <table:table-cell table:number-columns-repeated="16380"/>
        </table:table-row>
        <table:table-row table:style-name="ro1">
          <table:table-cell office:value-type="string" calcext:value-type="string">
            <text:p>Como saber se o meu irmão que faleceu tinha seguro de vida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m dia.</text:p>
            <text:p>fizemos o acionamento da minha seguradora (Alfa Seguros) para um sinistro devido a colisão de veículos.</text:p>
            <text:p>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text:p>
            <text:p>Existe algum prazo legal para a seguradora reparar o meu carro? A seguradora é obrigada a me conceder carro reserva? Como devo procede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Reparação do Produto</text:p>
          </table:table-cell>
          <table:table-cell table:number-columns-repeated="16380"/>
        </table:table-row>
        <table:table-row table:style-name="ro2">
          <table:table-cell office:value-type="string" calcext:value-type="string">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QUER QUE LEVE PARA OFICINA REFERENCIADA, NA APÓLICE CONSTA QUE EM CASO DE DANOS PARCIAIS POSSO LEVAR NA OFICINA DE LIVRE ESCOLHA. ESTOU A 33 DIAS COM CARRO PARADO E SEM CARRO RESERVA PARA MINHA LOCOMOÇÃO DIARIA E ESTA ME CAUSANDO GRANDE TRANSTORNO..</text:p>
            <text:p>EU PRECISO QUE O SERVIÇO SEJA REALIZADO NA FIAT POIS JA FIZ OUTROS SERVIÇOS LA E CONHEÇO A QUALIDADE E GARANTI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Reparação do Produto</text:p>
          </table:table-cell>
          <table:table-cell table:number-columns-repeated="16380"/>
        </table:table-row>
        <table:table-row table:style-name="ro1">
          <table:table-cell office:value-type="string" calcext:value-type="string">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Tive o carro FIAT UNO placa PZS3333 furtado dia 33/33/3333 e meu carro tinha seguro pela Bradesco Seguros. Dei entrada pra receber no começo de dezembro. Até agora só me enrolaram e fizeram mais exigências de documentação e ficam colocando empecílios. Até agora não pagaram nem a mim nem o financiamento e o seguro continua debitando mesmo após sinistro. Precise de providências urgentemente. Todas as documentações solicitadas foram enviada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agamento de Indenização (prazo e valor)</text:p>
          </table:table-cell>
          <table:table-cell table:number-columns-repeated="16380"/>
        </table:table-row>
        <table:table-row table:style-name="ro6">
          <table:table-cell office:value-type="string" calcext:value-type="string">
            <text:p>Olá, boa tarde. Solicitei o cancelamento de uma apolice de seguro fiança na Porto Seguro em outubro /33. </text:p>
            <text:p/>
            <text:p>Após sinalizarem q o valor seria creditado no meu cartão de crédito , aguardei , mas não foi. Abri uma reclamação na Porto Seguro mas até o momento não deram previsão ou retorno. </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Cancelamento</text:p>
          </table:table-cell>
          <table:table-cell table:number-columns-repeated="16380"/>
        </table:table-row>
        <table:table-row table:style-name="ro6">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text:p>
            <text:p>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text:p>
            <text:p>Dessa forma, denuncio a Tokio Marine por não cumprir o circular informado acima visto que a seguradora resolveu meu sinistro em 33 dias ao invés dos 33 dias máximos.</text:p>
          </table:table-cell>
          <table:table-cell office:value-type="string" calcext:value-type="string">
            <text:p>Explicações da Ouvidoria</text:p>
          </table:table-cell>
          <table:table-cell office:value-type="string" calcext:value-type="string">
            <text:p>Seguro Compreensivo</text:p>
          </table:table-cell>
          <table:table-cell office:value-type="string" calcext:value-type="string">
            <text:p>Processo de Regulação do Sinistro</text:p>
          </table:table-cell>
          <table:table-cell table:number-columns-repeated="16380"/>
        </table:table-row>
        <table:table-row table:style-name="ro30">
          <table:table-cell table:style-name="ce28" office:value-type="string" calcext:value-type="string">
            <text:p>A Certidão SUSEP-PJ não está sendo gerada através do sistema. Consigo gerar minha certidão PF, porém, o da empresa não está sendo encontrado. Segue os dados:</text:p>
            <text:p>CNPJ: 33.333.333/3333-33</text:p>
            <text:p>Preciso do certificado com urgência, pois estou sendo impedido de seguir com cadastro em algumas Seguradoras.</text:p>
            <text:p>Gentileza informar algum outro canal para solicitar tal Certidão, considerando que meus cadastros estão todos ativos e atualizad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ext:p>Estou tentando a reclamação por aqui, mas o próprio Gov.com não está aceitando. O anexo que comprova a recusa da seguradora, está aqui no próprio orçamento não aprovado. A Pier Segurado RECUSOU qualquer tipo de envio de laudo que comprove a ação, fazendo a recusa somente por este documento. Estou no meu direito de debater. Por favor, verifiquem. Preciso de uma solução o quanto antes ou terei que seguir em outros meio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9">
          <table:table-cell office:value-type="string" calcext:value-type="string">
            <text:p>Seguradora Liberty Seguros</text:p>
            <text:p>Não cumprimento de obrigação em processo de sinistro referente aparelho celular segurado pela empresa</text:p>
            <text:p>Possuo seguro de aparelho celular que foi roubado conforme histórico detalhado da ouvidoria enviada a empresa transcrita abaixo. Não aceitaram meu aviso de sinistro, disseram que havia divergência no modelo do aparelho informado, quando estava tudo correto, me fizeram enviar toda a documentação novamente, sem alterar absolutamente nada, mesmos formulários. Informaram um valor de franquia inicial, após várias tentativas, disseram outro valor diferente do inicial, absurdo e que não condizia com o valor de mercado do meu aparelho roubado. Abri ouvidoria através do fale conosco da Liberty protocolo 33333333 e 33333333 e na resposta disseram que foi direcionado para o SAC, porém o SAC nunca resolveu e me deu retorno. Segue reclamação enviada e Liberty Seguros e anexos com o envio e a resposta da ouvidoria onde informam que foi direcionada para o SAC. Mediante a impossibilidade de resolução, foi necessário comprar outro aparelho, inferior ao segurado pela empresa, pois eu preciso do telefone para trabalhar. Sendo assim, solicito reembolso do valor que paguei pelo novo aparelho R$ 3.333,33 conforme nota fiscal em anexo. Segue reclamação enviada a ouvidoria da Liberty Seguros sem resposta:                                                                                                       No dia 33/33/33 a noite tive meu celular roubado. No dia 33/33/33 fiz a abertura do processo de sinistro protocolo 333333333. Enviei a documentação pelo site protecaomovel.com.br e após as 33 horas solicitadas e sem contato da seguradora entrei e contato e para minha surpresa estava pendente do envio da primeira página da apólice. Perguntei qual era o motivo e não quiseram me dizer. Não entendi pois a apólice é emitida pela seguradora, mesmo assim consegui com a operadora Claro e enviei. Sem contato da seguradora liguei no dia 33/33 e após uma hora ao telefone com atendente e analista me disseram que havia divergência de informações no modelo do aparelho e mesmo eu tendo questionado qual seria a divergência, não me disseram. A analista disse que seria necessário abrir outro processo, abrimos e enviei novamente a documentação com ela em linha. Foi gerado novo aviso de sinistro nº 333333333333. Até então desde o início a informação que tive é de que o valor da franquia era R$ 3.333,33 referente a 33% do valor do aparelho. Hoje 33/33/33 liguei para saber o andamento e disseram que foi aprovada e o valor das franquia era R$ 3.333,33., valor totalmente em desacordo com o valor do aparelho que eu paguei R$ 3333,33 ou em relação ao valor de mercado que não passa de R$ 3.333,33. Questionei e disseram que era esse valor mesmo. Desde o início a seguradora está colocando empecilhos e agindo de má fé pois não tive um retorno, nem por e-mail como haviam me dito que fariam. Meu celular segurado havia apenas 3 meses e 33 dias de uso, acionei o seguro para ter uma certa tranquilidade e tive dor de cabeça com uma empresa que até então não fez o que deveria fazer. Preciso do celular para trabalhar e para situações pessoais pois tenho filha pequena e uma mãe idosa que preciso estar em constante contato. Estou usando um celular com uma tela quebrada e sem perspectiva de fazerem uma análise justa de uma equipe que não aceita e nem responde questionamento de algo que o segurado deveria saber o motivo. Questionei qual seria a divergência no modelo e não me disseram. Informei que preenchi a declaração da forma correta de acordo com o informado na nota fiscal e na caixa do aparelho. Não me responderam. Sendo assim registro aqui minha insatisfação e indignação com uma seguradora que sempre fui cliente. Dessa forma, por não haver perspectiva e precisar de um aparelho irei comprar outro e solicitar via judicial o ressarcimento do valor referente meu aparelho segurado e danos morais que a justiça entender que sejam devidos. Seguem informações do modelo e diversos protocolos. Aparelho Motorola Edgge 33 Pro azul memória de armazenamento 333 gb e memória ram de 33 gb modelo XT3333-3. Protocolos 333333333, 33333333, 333333333, 333333333, 333333333, 333333333, 333333333, 333333333. Não tenho aqui nesse momento o número do primeiro sinistro, o número do segundo sinistro é 333333333333.</text:p>
            <text:p>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Processo de Regulação do Sinistro</text:p>
          </table:table-cell>
          <table:table-cell table:number-columns-repeated="16380"/>
        </table:table-row>
        <table:table-row table:style-name="ro8">
          <table:table-cell office:value-type="string" calcext:value-type="string">
            <text:p>Prezados, </text:p>
            <text:p/>
            <text:p>Venho por meio deste solicitar informações a respeito do prazo de uma seguradora para resolver a questão de um sinistro. </text:p>
            <text:p>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text:p>
            <text:p/>
            <text:p>Gostaria de saber se o prazo de 33 dias se aplica a essa situação também ou se serve somente para o pagamento do prêmio.</text:p>
            <text:p/>
            <text:p>Grat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3">
          <table:table-cell office:value-type="string" calcext:value-type="string">
            <text:p>Possuo um seguro da tokio marine no nome da minha mãe, com cobertura  a jovens de 33 a 33 anos.</text:p>
            <text:p>Tive uma colisão dia 33/33/3333 por volta das 33:33. </text:p>
            <text:p>Acionei o seguro e o resultado do veículo  foi perda total.</text:p>
            <text:p>Estava aguardando a indenização do seguro, mas o corretor  comentou que a tokio marine disse que não iria cobrir e não iria pagar.</text:p>
            <text:p>Na apólice consta cobertura para jovens de 33 a 33 anos até 3 vezes ma semana, e aquele dia seria o primeiro  dia da semana que estava usando o veículo. </text:p>
            <text:p>Até então não foi resolvido e a tokio marine permanece com a negativ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Tenho seguro de vida desde 3333 no Santander e atualmente os valores de cobrança estão abusivos e não estou podendo pagar, solicito redução para que eu possa manter o seguro. Apolice 333333, produto 3333, certificado 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estou a 3 meses para receber um reembolso de um seguro que nao solicitei e, da too seguros e eles so estao me enroland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agamento de Indenização (prazo e valor)</text:p>
          </table:table-cell>
          <table:table-cell table:number-columns-repeated="16380"/>
        </table:table-row>
        <table:table-row table:style-name="ro1">
          <table:table-cell office:value-type="string" calcext:value-type="string">
            <text:p>Por ventura existe a possibilidade de saber se existe seguros ativos ligado ao meu CPF? Se sim, quai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8" office:value-type="string" calcext:value-type="string">
            <text:p>Bom dia!</text:p>
            <text:p/>
            <text:p>Meu pai faleceu no dia 33/33/3333, eu gostaria de saber como faço para rastrear se ele mantinha algum seguro ativo até esta data.</text:p>
            <text:p>Os dados dele: </text:p>
            <text:p/>
            <text:p>CPF 333.333.333-33</text:p>
            <text:p/>
            <text:p>Desde já, agradeç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2">
          <table:table-cell table:style-name="ce28"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text:p>
            <text:p/>
            <text:p>Protocolo: RS:3-3333333 - Aviso:33333333             - Apolice: 33333      -  Segurado: V</text:p>
          </table:table-cell>
          <table:table-cell office:value-type="string" calcext:value-type="string">
            <text:p>Área Técnica</text:p>
          </table:table-cell>
          <table:table-cell office:value-type="string" calcext:value-type="string">
            <text:p>Consulta Técnica</text:p>
          </table:table-cell>
          <table:table-cell office:value-type="string" calcext:value-type="string">
            <text:p>Pagamento da Indenização</text:p>
          </table:table-cell>
          <table:table-cell table:number-columns-repeated="16380"/>
        </table:table-row>
        <table:table-row table:style-name="ro31">
          <table:table-cell office:value-type="string" calcext:value-type="string">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text:p>
            <text:p>Preciso de um retorno da seguradora, não posso ser lesado por uma sucessão de erros da seguradora, pela falta de contato e informação das pendencias.</text:p>
            <text:p/>
            <text:p>- Não recebi nenhuma comunicação das pendencias financeiras existentes em meu contrato, nem do não reconhecimento de pagamento do boleto gerado em Out/33, nem por parte da seguradora como da corretora.</text:p>
            <text:p>- Não recebi nenhuma comunicação prévia informando o possivel cancelamento da minha apólice, nem a mesmo a comunicação oficial de cancelamento da minha apólice, nem por parte da seguradora como da corretora.</text:p>
            <text:p>- Minha forma de pagamento oficial registrada na seguradora e em contrato é cartão de crédito, com isso o boleto de dez/33 não deveria ter sido emitido sem minha autorização.</text:p>
            <text:p>-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text:p>
            <text:p>- A seguradora retirou meu veiculo do local, assumindo total responsabilidade sobre o mesmo.</text:p>
            <text:p>- O e-mail informado pela seguradora como o de envio das comunicações e cobranças não é um e-mail valido, e nem o e-mail que constava na proposta.</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ncelamento da Apólice</text:p>
          </table:table-cell>
          <table:table-cell table:number-columns-repeated="16380"/>
        </table:table-row>
        <table:table-row table:style-name="ro39">
          <table:table-cell office:value-type="string" calcext:value-type="string">
            <text:p>Sinistro n 333333</text:p>
            <text:p>Veículo: FORD -PLACA PXR3333</text:p>
            <text:p>Notificada: - Razão Social: ALFA SEGURADORA S/A</text:p>
            <text:p>CNPJ: 33.333.333/3333-33</text:p>
            <text:p/>
            <text:p>EU, Milena, venho por meio desta RECLAMAR SOBRE a ALFA SEGURADORA, que desde 3 de novembro está com meu carro na oficina sem liberação TOTAL das peças danificadas pelo SINISTRO.</text:p>
            <text:p/>
            <text:p>A ALFA SEGUROS negou o pedido de reparo de TRÊS peças solicitadas pela oficina referenciada, que se encontra em DNC (negada a cobertura), causando assim ainda mais a demora no reparo do veículo que se encontra inerte a 3 (TRÊS) meses na oficina.</text:p>
            <text:p/>
            <text:p>Primeiro retirou do orçamento sem EXPLICAÇÃO o pedido de uma bateria do veículo, código CN3333333BB - ITEN DO TIPO IMPACTO - ÁREA DE IMPACTO 3</text:p>
            <text:p>BATERIA (MOURA 33V 33RC 333A)</text:p>
            <text:p/>
            <text:p>A bateria do carro acabou pela demora no socorro da própria seguradora, o guincho levou 33h para retirar o veículo do local do acidente e por ter ficado com o pisca alerta ligado por dois dias a bateria findou.</text:p>
            <text:p/>
            <text:p>Por meio do contrato de seguro auto com a Alfa Seguradora gerou a obrigação da notificada em reparar todos os danos causa-dos no veículo FORD FUSION, placa PXR 3333, relacionados ao acidente ocorrido no dia 33 de novembro de 3333, sinistro n 333333.</text:p>
            <text:p/>
            <text:p>Ocorre que na data de 33/33/3333, foi negado também a solicitação do conserto de outras duas peças;</text:p>
            <text:p/>
            <text:p>3- Caixa de direção;</text:p>
            <text:p>3- Sensor do CON (controle de distância), que fica do lado esquerdo, exatamente o lado de maior impacto da colisão do veículo;</text:p>
            <text:p/>
            <text:p>O perito da oficina que está com o carro em questão, REFERENCIADA DA NOTIFICADA, DAUTO-SIA, descreveu em laudo de solicitação de reparo que:</text:p>
            <text:p/>
            <text:p>"Após teste foi constatado que a caixa de direção está dura e com barulho no motor auxiliar de direção, modulo de assistência de direção foi arrancado no sinistro, chicote do sensor danificado e é necessária sua substituição."</text:p>
            <text:p/>
            <text:p>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text:p>
            <text:p/>
            <text:p>Fico no aguardo da solução desse problema que se arrasta para o QUARTO MÊS com o carro PARADO na oficina.</text:p>
            <text:p>Tendo um gasto extraordinário com carro aluga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0">
          <table:table-cell table:style-name="ce28" office:value-type="string" calcext:value-type="string">
            <text:p>No dia 33/33/3333 solicitei, via Caixa Econômica Federal, a portabilidade do meu plano PGBL mantido junto ao BTG Pactual Digital para aquela instituição (vide termo de portabilidade em anexo). Passados 33 dias (33 dias úteis), a portabilidade não foi concluída. Em contato com o assessor da conta (L), foi me repassado apenas informações genéricas de que o prazo pode ser de até 33 dias, a depender do gestor do fundo. Trata-se, no entanto, de informação equivocada, vez que o prazo regulamentar estabelecido pela SUSEP é de 33 dias úteis. Aberta reclamação da ouvidoria da instituição financeira, obtive apenas a seguinte resposta genérica e automática: "Ouvidoria BTG Pactual atua na mediação de conflitos entre Cliente e a instituição sendo uma instância recursal, ou seja, para acionar o canal da Ouvidoria o Cliente deve registrar sua reclamação em primeira instância na Central de atendimento ou SAC".</text:p>
            <text:p/>
            <text:p>Solicito providências.</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Não estou recebendo devolutivo da empresa Seguro Móvel (Liberty) a respeito de reclamação que fiz (protocolo 333333333) sobre valor divergente do contratado para telefone móvel.  Fiz a reclamação em 33/33/33 e recebi o prazo de 3 dias para ser contatado.  Hoje caminhamos para um mês e através do protocolo 333333333, a atendente me falou "que preciso esperar". </text:p>
            <text:p>Peço ajuda pois enquanto não há a retificação (e ressarcimento da diferença) dos valores estou refém de pagar valor errado de fatura de celular,  já que a Claro diminuiu a Internet e bloqueou minha linha quando do início dessa peleja resolvi aguardar o acerto dos valores, seguindo orientação de atendente da própria Clar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Reembolso</text:p>
          </table:table-cell>
          <table:table-cell table:number-columns-repeated="16380"/>
        </table:table-row>
        <table:table-row table:style-name="ro1">
          <table:table-cell office:value-type="string" calcext:value-type="string">
            <text:p>Gostaria de me manifestar perante a SUSEP tendo em vista o atraso da ICATU Seguradora em liberar o valor a que tenho direito com relação ao seguro de vida deixado pelo meu falecido pai. Já dei entrada na documentação perante a ICATU há bem mais de 33 dias e até agora não houve o cumprimento da indenização dentro do prazo legal. Disponho-me a oferecer dados se necessári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1">
          <table:table-cell office:value-type="string" calcext:value-type="string">
            <text:p>Tenho uma previdência privada no Bradesco série 333/3333333 , matrícula 333333333 ( progressivo ) ontem dia 33/33/3333 tinha R$ 333.333,33 hoje 33/33/3333 o saldo está 333.333,33 ou seja R$ 333,33 sumiram de minha previdência. Solicito por gentileza estorno dos valores. Anexo comprovantes.</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30">
          <table:table-cell table:style-name="ce28" office:value-type="string" calcext:value-type="string">
            <text:p>Prezados,  </text:p>
            <text:p>Venho consultar essa Superintendência se há algum seguro feito em nome do meu pai, A (documento anexo), falecido em 33/33/3333. </text:p>
            <text:p/>
            <text:p>Desde já grato,  </text:p>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8" office:value-type="string" calcext:value-type="string">
            <text:p>Gostaria de saber como faço para descobrir se minha falecida mãe tinha algum seguro sem ter os documentos do seguro. vejo que com apenas o CPF no SUSEP seria possível, mas não encontro onde preencher no site do SUSEP.</text:p>
            <text:p>o nome e o CPF da minha mãe: A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uma "Certificação Individual de Seguro" enviada pelo próprio Corretor/empregador Banco Santander, e neste momento quando estou buscando informações para acionar o prêmio não consigo informações objetivas, na verdade estão apresentando outra apolice, como a que eu recebi do próprio Empregador/Corretor não existisse! Gostaria de receber informações desta apolice e/ou como devo proceder a respeito, pois até o momento não tenho nenhuma informação objetiva tanto do estipulante como do Corretor (Numero da apólice 3333, certificado 333333, data emissão 33/33/3333, data inicio 33/33/3333, estipulante Banco Santander (Brasil) S/A, CNPJ 33.333.333/3333-33, Segurado M). O certificado está anex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ão recebimento de apólice/boleto/carteirinha/3ª via</text:p>
          </table:table-cell>
          <table:table-cell table:number-columns-repeated="16380"/>
        </table:table-row>
        <table:table-row table:style-name="ro1">
          <table:table-cell office:value-type="string" calcext:value-type="string">
            <text:p>Venho por meio desta, registrar a presente reclamação contra a AGIBANK, esclareço que há mais de um ano venho tentando receber indenização do seguro de vida deixado pelo meu falecido pai o senhor J. Esclareço que nesse período a asseguradora AGIBNAK tem criado todos os tipos de obstáculos para o pagamento do seguro. Sendo assim solicito a intervenção desta superintendência para garantir do meu direit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6">
          <table:table-cell office:value-type="string" calcext:value-type="string">
            <text:p>Boa tarde,</text:p>
            <text:p/>
            <text:p>Senti um pouco de dificuldade na descrição de assunto, peço que me corrijam e orientem se estiver incorreta. Realizei a certificação para corretora de seguros pela ENS. O cadastro de corretores, realizada pelo gov.br, solicita que eu tenha conta ouro no gov.br. Ao solicitar o aumento de nível por validação facial do TSE, que se aplica aos que possuem biometria cadastrada, que é o meu caso, o site me retorna dizendo que não possuo biometria cadastrada no TSE, o que não confere, pois realizei há muito tempo e utilizo este mecanismo para votar. Acredito então que seja um erro sistêmico e preciso de uma solução para realizar meu cadastro de corretora e poder trabalhar! Envio anexo print do E-Título que mostra que possuo a biometria e também foto do erro no site gov.br ao solicitar o aumento de nível exigido pela susep para tal cadastro. Complemento que solicitei ajuda da susep e me orientaram a buscar ajuda de você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2">
          <table:table-cell table:style-name="ce28" office:value-type="string" calcext:value-type="string">
            <text:p>Bom dia!</text:p>
            <text:p/>
            <text:p>Abri sinistro junto a Bradesco seguros em 33/33/3333 sob numero 333333333333333 para reparos junto ao veiculo em virtude de acidente de transito.</text:p>
            <text:p>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ext:p>
            <text:p>Toda via, conforme orientação  da própria oficia para a segurança do veiculo e passageiros o ideal seria a troca do kit (direito e esquerdo), uma vez que o usado já tem muito tempo de uso.  </text:p>
            <text:p>Mas mesmo após varias tentativas, não conseguimos autorização, sendo que todas as demais seguradoras tem por costume liberar o kit.</text:p>
            <text:p/>
            <text:p>Atenciosamente,</text:p>
            <text:p>J</text:p>
            <text:p>(33) 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Solicito registro referente à habilitação na prova Demais Ramos da Susep. O app e site Gov.Br não funciona (não consigo aumentar o nível para our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3">
          <table:table-cell table:style-name="ce28" office:value-type="string" calcext:value-type="string">
            <text:p>sinistro 333333333333333 ocorrido em 33/33/3333 as 33 horas na localidade linha Alves /sem numero ,estrada vicinal Município de ML/RS</text:p>
            <text:p>Após varias tentativas de contato via telefone e não obtendo exito recorri a parentes  (S.Paulo e Porto Alegre) para que realizasse contato com HDI SEGURADORA afim de pretar me socorro quesómente ocorreu no dia seguinte aproximadamente  faltando 33 minutos pára uma hora da madrugada do dias 33 de Janeiro de 3333.Ficando exposto a numa área arriscada visto que o tráfego de caminhoes carregados com toras para celulose é intenso 33 horas por dia</text:p>
            <text:p>e obviamente assalto e outros riscos</text:p>
            <text:p>Chegaram a propor que eu amanhecesse ao lado do veículo</text:p>
            <text:p>em 33 de Janeiro o veículo foi removido da minha casa para oficina SUL VEÍCULOS  LOCALIZADA NA AV M  NUMERO 3 EM PORTO ALEGRE.</text:p>
            <text:p>fEITA A PRIMEIRA VISTORIA e l o primeiro orçamento em 33333 reais ficou no aguardo do orçamento complementar que até presente data nao terminaram</text:p>
            <text:p>Externei minha preocupação quanto a extensão do dano pois coluna e estruturas internas foram bem danificadas</text:p>
            <text:p>a seguradora não ve necessidade de perda total porém até como segurança e risco de vida acredito que o carro está condenado</text:p>
            <text:p>este registro é inicio para caso venha se resolver a questão judicialmente seja o caminho correto que devo seguir</text:p>
            <text:p>Placa do Veiculo Etios SEDAN modelo ano 3333 JAE3G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6">
          <table:table-cell office:value-type="string" calcext:value-type="string">
            <text:p>ola boa tarde venho fazer uma reclamação sobre o sinistro de numero 33333333333333 que tenho com a seguradora Mapfre Seguros, pois estou sendo atendida como terceiro, meu sinistro ocorreu no dia 33/33/3333 foi aberto o processo eu mandei todos os documentos e foi feito a vistoria e liberação dos reparos , porem a propria oficina que realizou os reparos falou que teve que abrir um complemento em relação ao balanceamento do meu veiculo, porque devido a batida afetou o balanceamento, entramos em contato com a seguradora explicando o sobre o caso e avisei eles que teriam que liberar o conserto tambem do balanceamento e eles estão se negando sendo que nem uma nova vistoria foi feita, e outra coisa antes do cliente deles baterem no meu carro eu tinha acabado de fazer a revisão completa do meu carro e agora o cliente deles bateu no meu carro e eles não querem liberar a parte do conserto do balanceamento, o rapaz da oficina disse que tem como provar que a parte do balancemento foi danificada devida a batida que foi forte.</text:p>
            <text:p/>
            <text:p>Eu quero a liberação desse reparo, porque não vou ficar com esse prejuizo e sendo que eum bateu no meu carro foi o cliente deles</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Dia 33 de janeiro abri um sinistro pela Zurich seguros. Seguro bolsa protegida. Bloquiei o cartão dia 33.33. Pedi uma 3.via só 33.33 e me negaram a indenização devido justificar que eu não bloquiei o cartão no prazo de 33h. Porém eu fiz isso pelo app. Inclusive enviei print quando foi solicitado. <text:s/>Mesmo assim não me atenderam. Ou seja, não tenho culpa da falha no sistema do app Carrefour cartões. Fico no aguardo da empresa Zurich para resolver essa situação. Sinistro 3333333</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text:p>
            <text:p>AZUL SEGUROS</text:p>
            <text:p>NUMERO DO SINISTRO 3333333333</text:p>
            <text:p>AGUARDO RETORNO</text:p>
            <text:p>OBRIGA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4">
          <table:table-cell table:style-name="ce28" office:value-type="string" calcext:value-type="string">
            <text:p>AO REPRESENTATE DA SUPERINTENDÊNCIA DE SEGUROS PRIVADOS</text:p>
            <text:p/>
            <text:p>REF.: REQUERIMENTO DE INFORMAÇÕES</text:p>
            <text:p/>
            <text:p>Eu, J, brasileiro, solteiro, autônomo, portador da identidade nº 33.333.333-3, inscrito no CPF sob nº 333.333.333-33, residente e domiciliado na Rua , 333, CEP 33333-333, São Paulo/SP, endereço eletrônico: joao_email, vem mui respeitosamente à presença de V. Exa., com fundamento no artigo 3º (XXXIII) da CF/33 c/c Lei 33.333/3333, art. 3º, IV, pelos motivos a seguir aduzidos.</text:p>
            <text:p/>
            <text:p>Na data de 33/33/3333, E, veio a falecer, conforme demonstra a certidão de óbito -  matrícula (333333 33 33 3333 3 33333 333 3333333-33).</text:p>
            <text:p/>
            <text:p>Assim, considerando os fatos e direito, solicita-se informações a respeito da existência de seguro (s) de vida e/ou semelhantes em que E tenha deixado como beneficiários os herdeiros legais.</text:p>
            <text:p/>
            <text:p>Desta feita, requer o levantamento das informações supramencionadas com a maior brevidade possível, pelo que há de mais justo.</text:p>
            <text:p/>
            <text:p>Nesses termos,</text:p>
            <text:p/>
            <text:p>Pede deferimento.</text:p>
            <text:p/>
            <text:p>São Paulo, 33 de fevereiro de 3333</text:p>
            <text:p/>
            <text:p>J</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5">
          <table:table-cell table:style-name="ce28" office:value-type="string" calcext:value-type="string">
            <text:p>Gostaria de registar uma reclamação contra a seguradora ALFA SEGURADORA S.A., CNPJ CNPJ: 33.333.333/3333-33. (33333333333)</text:p>
            <text:p>Minha esposa (F - CPF 333.333.333-33) tem um veículo segurado pela empresa, o qual sofreu um sinistro em 33 de dezembro de 3333. Sinistro nº 333333 na seguradora)</text:p>
            <text:p>Será necessário trocar algumas peças, inclusive o parachoque traseiro. Ocorre que a seguradora está dando desculpas sobre o fornecimento desta peça desde então. Trata-se de um VW Gol, e não de uma BMW importada da Alemanha. Nada justifica a demora.</text:p>
            <text:p>Creio que esteja havendo má fé por parte da seguradora, ou no mínimo má prestação dos serviços.</text:p>
            <text:p>Em breve retornam as aulas, e minha filha utiliza o veículo para locomoção à faculdade.</text:p>
            <text:p>Gostaria de solicitar à SUSEP (se for o caso) uma interveniência no assunto, ou uma ação fiscalizadora quanto aos procedimentos da empresa.</text:p>
            <text:p>Agradeço antecipadament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ara poder me cadastrar no app do SUSEP eu preciso ser nível ouro no gov.br e eu não consigo de jeito nenhum aumentar o nível da minha conta, tem alguma outra form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gostaria de saber como eu posso solicitar o número de um processo ou a cópia de um DPVAT de um acidente de 3333/3333, já tentei com seguro líder mas eles não têm o registro do acidente na base de dados deles, não é meu o seguro, mas gostaria de saber como posso prosseguir para consegui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Eu estou tendo um problema com uma seguradora chamada Mapfre Vera Cruz Seguradora S.A Processo Susep 3333.333333/3333-33.</text:p>
            <text:p>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text:p>
            <text:p>Segue arquivo do Boletim que eu fiz.</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m dia, não estou conseguindo fazer meu cadastro de corretor, já tem mais de 3 semana que tento e não consigo. Preciso de ajuda ureg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6">
          <table:table-cell office:value-type="string" calcext:value-type="string">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text:p>
            <text:p/>
            <text:p/>
            <text:p/>
            <text:p>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text:p>
            <text:p/>
            <text:p/>
            <text:p/>
            <text:p>Além deste período todo esperando, gastando dinheiro do meu bolso com locomoção para poder trabalhar, fazer faculdade, a empresa informou que não pagará o valor total da FIPE, sendo que o cliente deles me certificou que a cobertura é de 333%.</text:p>
            <text:p/>
            <text:p/>
            <text:p/>
            <text:p>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text:p>
            <text:p/>
            <text:p/>
            <text:p/>
            <text:p>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Fechamos um seguro para nosso carro em 33/33/3333 com a MAPFRE SEGUROS GERAIS S/A CNPJ: 33.333.333/3333-33 através da VIVA ADMINISTRADORA E</text:p>
            <text:p>CPF/CNPJ: 33.333.333/3333-33. Na data foi nos passada uma apolice com o valor de R$  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 <text:s/></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7">
          <table:table-cell table:style-name="ce28" office:value-type="string" calcext:value-type="string">
            <text:p>Venho por meio desta, a fim de expor e solicitar o seguinte:</text:p>
            <text:p>.</text:p>
            <text:p>Somos uma Corretora de Seguros, devidamente credenciada, com registro na Susep (sob nº 333333333) e nº de inscrição municipal de São Bernardo do Campo ( nº 333333), atuando como pessoa jurídica desde 3333 como corretora de seguros.... e sem quaisquer pendências, sejam nos órgãos municipais, estaduais ou federais.</text:p>
            <text:p>.</text:p>
            <text:p>Estamos tendo dificuldades no cadastramento/recadastramento junto a ZURICH ( Filial São Paulo - Av. Paulista 3333 - 3º andar - Gerente: Julio Araujo e Ass.Comercial: Yuri Targino Frati )</text:p>
            <text:p>.</text:p>
            <text:p>Apesar de termos encaminhado à ZURICH, através da plataforma Valor-Ação, TODOS os documentos solicitados, inclusive certidão de corretores (PJ e PF), Contrato social e sua consolidação, comprovante de inscrição MUNICIPAL e de situação cadastral, a ZURICH alega que não será possível a realização do cadastro/recadastro, por não termos inscrição municipal(CCM).</text:p>
            <text:p>.</text:p>
            <text:p>Sr(a)s, isto está nos parecendo discriminação, não sabemos por qual real motivo, está havendo a recusa do cadastro desta corretora de seguros...</text:p>
            <text:p>.</text:p>
            <text:p>Solicitamos, portanto, a sua intervenção junto a ZURICH, para que exponha o real motivo da recusa ou que proceda favorável ao cadastro/recadastro.</text:p>
            <text:p>.</text:p>
            <text:p>Grato.</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Meu carro foi batido dia 33/33/333/33</text:p>
            <text:p>Foi entregue para seguradora dia 33/33/3333.</text:p>
            <text:p>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8">
          <table:table-cell table:style-name="ce28" office:value-type="string" calcext:value-type="string">
            <text:p>Me acidentei com meu veiculo e solicitei o reparo via seguradora em 33/33/3333. Ao abrir o sinistro, o veiculo foi colocado em posse da Porto Seguro no mesmo dia, e remetido a sua oficina conveniada no dia seguinte, 33/33/3333. </text:p>
            <text:p/>
            <text:p>Pois bem, o acidente foi frontal e avariou mais sua funilaria. Após o acidente, o carro permaneceu com seus faróis acesos, mostrando que não foi tão abalroado com a batida, tendo um funcionamento de motor, tanto que foi colocado até o guincho se movendo. Não houve vazamentos. </text:p>
            <text:p/>
            <text:p>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text:p>
            <text:p/>
            <text:p>Com essa nova necessidade de reparo, a peça está prevista para chegar somente no final desse mês (fevereiro), dia 33 (conforme informação obtida pela própria seguradora). </text:p>
            <text:p/>
            <text:p>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text:p>
            <text:p/>
            <text:p>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text:p>
            <text:p/>
            <text:p>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text:p>
            <text:p/>
            <text:p>Em observação vejo necessário mencionar que na época do orçamento me dispuseram um veiculo por 33 dias, isso aliviou, mas não cessou a demora ou morosidade do conserto, além de demonstrar a confirmação de que realmente concordam com a morosidade.</text:p>
            <text:p/>
            <text:p>Pois bem, hoje fazem 333 dias que estou sem meu veiculo, por uma batida que destaco - não foi tão prejudicial - demonstrando dessa forma que a morosidade da Porto é gigantesca e absurda.</text:p>
            <text:p/>
            <text:p>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text:p>
            <text:p/>
            <text:p>Deixo aqui meu relato de total chateação e indignação, e friso, hoje 33/33/3333 completam 333 dias. Att., G e F - sinistro: 3333333333333 - Porto Seguro - Código de Registroda Seguradora: 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9">
          <table:table-cell table:style-name="ce29" office:value-type="string" calcext:value-type="string">
            <text:p>A demandante, senhora M é titular do seguro contratado junto ao Mongeral Aegon Seguros e Previdência S. A., cujos beneficiários atuais são duas filhas e um neto todos maiores de idade. Devido à condição de idosa maior de 33 anos, fez-se necessário eleger um representante para tratar das demandas junto à entidade seguradora, sendo a beneficiária Ma, a atual representante. Portanto, vimos solicitar uma análise apurada dos fatos relatados abaixo, sendo a mediação do Órgão fiscalizador - SUSEP, imprescindível, haja vista a necessidade de serem averiguadas possíveis irregularidades nos procedimentos aplicados por parte da seguradora.</text:p>
            <text:p>Dos fatos:</text:p>
            <text:p>Foram contratados 33(quatro) planos de seguro de vida, conforme descrito no quadro abaixo, sendo que “invalidez por acidente” e “AP Premiado” são planos casados ao Pecúlio por morte, porém, à exceção desse último, a premiação aos referidos planos é contemplada apenas em caso de morte acidental da segurada. </text:p>
            <text:p>Os valores dos benefícios e contribuições informadas no quadro abaixo, são referentes ao início da vigência de cada plano e em comparação, foi inserido o valor da contribuição do mês de maio/3333. </text:p>
            <text:p>Plano/Cobertura:                                      Benefício (R$):    Contribuição (R$):           Início da Vigência</text:p>
            <text:p>                                                                                                      Inicial   Maio/3333  </text:p>
            <text:p>PECÚLIO POR MORTE                              33.333,33                  33,33       333,33                    33/33/3333</text:p>
            <text:p>INVALIDEZ POR ACIDENTE                      33.333,33                    3,33            3,33                    33/33/3333                       </text:p>
            <text:p>AP PREMIADO MORTE ACIDENTAL       33.333,33                    3.33          33,33                    33/33/3333</text:p>
            <text:p>VIDA INTEIRA – BENEFÍCIO P/MORTE     3.333,33                  33,33        333,33                   33/33/3333</text:p>
            <text:p>TOTAL:                                                       33.333,33                333,33        333,33        </text:p>
            <text:p/>
            <text:p/>
            <text:p>Com a implementação dos reajustes anuais sobre as parcelas do seguro, sem que houvesse reajuste da pensão recebida pela segurada, consequentemente, ocorreu redução da renda mensal que afetou diretamente o seu meio de subsistência.  </text:p>
            <text:p>Assim, sucederam-se as dificuldades para suprir suas necessidades básicas, como aquisição de medicamentos de uso contínuo, alguns de alto custo, produtos de alimentação e higiene pessoal, contratação de profissional para prestação de cuidados especiais, como massagem e fisioterapia domiciliar. Lembramos que os serviços prestados em domicílio não possuem a cobertura do plano de saúde da segurada (Sassepe), sendo o pagamento desses serviços feitos de forma particular. Esclarecemos ainda que, por um período de 33 anos (3333 a 3333) não houve reajuste da pensão recebida pela segurada.</text:p>
            <text:p>A partir de maio de 3333, o valor da contribuição chegou ao montante de R$ 333,33 (novecentos e sessenta e três reais e seis centavos), valor que representava 33,33% da renda mensal da segurada, Algo inconcebível, considerando suas necessidades e condições de saúde.</text:p>
            <text:p>Por esse motivo, tentamos de todas as formas possíveis um acordo com a entidade seguradora, no sentido de tornar menos penoso para a segurada o pagamento da contribuição mensal do seguro, considerando que o valor da pensão recebida não estava acompanhando os reajustes anuais aplicados e, com o propósito de evitar o cancelamento total do seguro e a consequente perda total do investimento, entramos em contato com a administração do Mongeral e os colocamos a par da situação. </text:p>
            <text:p>Diante dos fatos acima relatados, implementamos algumas ações junto ao Mongeral a fim de tornar possível o pagamento das parcelas mensais do seguro, sem que fosse afetado o único meio de subsistência da segurada. </text:p>
            <text:p>Seguem abaixo as ações realizadas, constando as datas, assunto e os respectivos protocolos de atendimento:</text:p>
            <text:p>DATA:                        ATENDIMENTO:            ASSUNTO:                                                          PROTOCOLO: </text:p>
            <text:p>33/33/3333               email                    alteração na forma de pagamento                            33333333333</text:p>
            <text:p>33/33/3333               whatsApp            informação sobre o reajuste do seguro                   33333333333</text:p>
            <text:p> 33/33/3333             email                    contestação de fatura                                              Não respondido</text:p>
            <text:p> 33/33/3333             presencial            pedido de redução da contribuição                         33333333333</text:p>
            <text:p> 33/33/3333             presencial            alteração da data de vencimento                           33333333333</text:p>
            <text:p> 33/33/3333             presencial            cancelamento do plano Vida Inteira                        33333333333  </text:p>
            <text:p/>
            <text:p>Conforme demonstrado no quadro acima, após diversas tentativas de resolução do caso através do atendimento à distância, no dia 33/33/3333 comparecemos à Unidade do Mongeral em Recife/PE, e, diante das negativas à solicitação de revisão dos reajustes aplicados, não houve outra alternativa, senão de pedir o cancelamento do plano "Vida Inteira", que a segurada vinha pagando à 33 anos e a redução em 33% da contribuição do plano  "Pecúlio por Morte", o que significa reduzir em 33% do benefício, e com isso, perdeu-se grande parte do investimento de 33 anos. Além disso, fomos informados que após o cancelamento do plano "Vida Inteira", não teríamos direito ao resgate de uma parte do valor investido. </text:p>
            <text:p>Relativamente ao plano “Vida Inteira”, adquirido em 3333, segundo consta nos arts. 3º e 3º das Condições Gerais, este seguro garante uma indenização ao beneficiário, no caso de morte natural ou acidental do segurado e possui prazo de vigência vitalício. No entanto, não ficou esclarecido no atendimento presencial, a significação do prazo de vigência vitalício.</text:p>
            <text:p>Na ocasião da aquisição deste seguro, acredita-se que houve falha de comunicação por parte do agente de vendas, em relação às informações prestadas à segurada, haja vista causar estranheza que ela desconhecesse que já possuía essas coberturas através dos planos “Pecúlio por Morte, Invalidez por acidente pessoal e AP Premiado”, contratados em 3333.</text:p>
            <text:p>Esclarecemos ainda que a segurada, contava com 33 anos de idade, na ocasião da contratação do  seguro “Vida Inteira”, não tendo sido adequadamente orientada pelo corretor a viabilidade da aquisição, devido à atualização monetária anual acrescida de taxas incidentes sobre as parcelas de contribuição, em decorrência da mudança de faixa etária, o que onerou bastante o valor total da contribuição. </text:p>
            <text:p>Diante de todo o exposto, solicitamos uma análise do órgão fiscalizador de seguros, SUSEP, a fim de avaliar a possibilidade do Mongeral conceder o resgate de parte do investimento do seguro “Vida Inteira”, sendo este o objetivo principal desta reclamação.</text:p>
            <text:p/>
            <text:p>Atenciosamente,</text:p>
            <text:p>Ma</text:p>
          </table:table-cell>
          <table:table-cell office:value-type="string" calcext:value-type="string">
            <text:p>Área Técnica</text:p>
          </table:table-cell>
          <table:table-cell office:value-type="string" calcext:value-type="string">
            <text:p>Seguro de Pessoas</text:p>
          </table:table-cell>
          <table:table-cell office:value-type="string" calcext:value-type="string">
            <text:p>Discordância do Valor</text:p>
          </table:table-cell>
          <table:table-cell table:number-columns-repeated="16380"/>
        </table:table-row>
        <table:table-row table:style-name="ro9">
          <table:table-cell office:value-type="string" calcext:value-type="string">
            <text:p>Fiz um empréstimo em agosto de 3333 para fazer cirurgia de glaucoma foi oferecido um seguro financeiro , prestamista.</text:p>
            <text:p>Contratei e agora em outubro de 3333  acabei ficando inválido a cirurgiã não resolveu o problema por completo, então entrei com sinistro na seguradora assurant e foi negado meu pedido de cobertura alegam que a doença já existia antes de contratar o seguro.</text:p>
            <text:p>Fato que não acho justo , quando peguei essete dinheiro não houve esclarecimento dessas condições .</text:p>
            <text:p>É na verdade na cirurgia havia controlado a doença. Infelicidade houve as perda que ocasionou a invalidez após contratar o seguro, tanto que trabalhei 33 meses depois da cirurgia.</text:p>
          </table:table-cell>
          <table:table-cell office:value-type="string" calcext:value-type="string">
            <text:p>Área Técnica</text:p>
          </table:table-cell>
          <table:table-cell office:value-type="string" calcext:value-type="string">
            <text:p>Seguro Garantia</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Seguradora alfa, sobre o sinistro 333333.</text:p>
            <text:p>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3">
          <table:table-cell office:value-type="string" calcext:value-type="string">
            <text:p>Sofri um acidente passando 33 dias em coma , com invalidez permanente devido a perda da audição direita, com gastos no transporte de UTI móvel com equipe de um médico e dois enfermeiros porém, o valor pago pelos danos sofridos foram apenas 33% do seguro mesmo com invalidez permanente adquirida.</text:p>
            <text:p>Na perícia médica não foi olhado os prontuários e receitas do tratamento feito .</text:p>
            <text:p>(Complementação em 33/33/3333)</text:p>
            <text:p>Segue em anexo toda documentação que possa comprovar danos sofridos e despesas com UTI móvel e equipe médica. Há outra manifestação sob análise de vocês , meu auxílio doença devido esse acidente até hoje não foi pago. Situação extremamente difícil .</text:p>
            <text:p>Fico no aguardo da ANÁLISE documental.</text:p>
            <text:p>O número de pedido do DPVAT é:  3333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cell office:value-type="string" calcext:value-type="string">
            <text:p>Reclamação - Consumidor.gov.br</text:p>
          </table:table-cell>
          <table:table-cell office:value-type="string" calcext:value-type="string">
            <text:p>Seguro de Crédito Interno</text:p>
          </table:table-cell>
          <table:table-cell office:value-type="string" calcext:value-type="string">
            <text:p>Não reconhecimento da compra</text:p>
          </table:table-cell>
          <table:table-cell table:number-columns-repeated="16380"/>
        </table:table-row>
        <table:table-row table:style-name="ro2">
          <table:table-cell office:value-type="string" calcext:value-type="string">
            <text:p>A seguradoradora Mapfre, não esta comprindo com seu contrato,fui vitima de furto,e não esta pagou pelo dano contratado,apenas decidiu um valor,que não sei por onde se baseou, e pagou,pedi a reanalise e mantiveram, nao acho justo ter que entrar com ação judicial,por  algo que tenho direito,tudo leva a crer que a empresa quer que va para esse meio,pois não tem conversa,e o que eles decidem e pronto.</text:p>
            <text:p>No demontrativo de prejuizo,tem itens que foram colocados na lista pre existente e mesmo assim alegam nao ter existencia,item com nota fiscal e eles alegam nao ter existencia,eu e meu esposo temos a mesma profissao somos casados em comunhão de bens,não querem pagar pq esta em nome dele.Preciso dos equipamentos para trabalhar,alem de ter prejuizo no meu rendimento tenho que ficar me indispondo com a segurador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calcext:value-type="string">
            <text:p>Reclamação - Consumidor.gov.br</text:p>
          </table:table-cell>
          <table:table-cell office:value-type="string" calcext:value-type="string">
            <text:p>Seguro Rural</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Olá venho através desta solicitar informação se o meu pai que faleceu em 33/33/3333 José CPF 333.333.333-33 consta algum seguro no nome dele e qual seguradora. Agradeço desde de já.</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0">
          <table:table-cell table:style-name="ce28" office:value-type="string" calcext:value-type="string">
            <text:p>Falo em nome de meu pai, do qual sou procurador, solicitando Assistência Judiciária e um parecer frente a uma solicitação junto a uma empresa regulada pela Susep, sendo a Icatu Seguros.</text:p>
            <text:p/>
            <text:p>Devido a uma condição de invalidez por doença de meu pai, entrei com um processo de sinistro por IFPD junto a seguradora, que depois de muito custo e briga, foi deferido e pago. Porém, o pagamento retroagiu para uma data de início da doença, sendo mês 33/3333, constante em laudo médico.</text:p>
            <text:p/>
            <text:p>Diante disso, solicitei a devolução e ressarcimento dos valores pagos, após a data do sinistro, referentes às mensalidades do seguro de vida de meu pai, pois, pelo meu entendimento, o pagamento deste período pós sinistro foi desnecessário e não devido, pelo fato que o sinistro retroagiu a uma data passada, ou seja findou-se o seguro na data do sinistro, inexistindo assim, posteriormente à mesma. Não sendo devidos, portanto, os pagamentos posteriores à data de sinistro, o que justifica o ressarcimento pleiteado.</text:p>
            <text:p/>
            <text:p>Entendo que o seguro deixou de existir na data que retroagiu o pagamento do sinistro, porém a Icatu Seguros, em decisão arbitrária e unilateral, indeferiu minha solicitação de ressarcimento dos pagamentos, alegando que ao longo do período após data na qual o sinistro retroagiu, meu pai ficou coberto pela apólice do seguro contratado. Porém, após o pagamento do sinistro retroagido, em nenhum momento foi me dado a opção de continuar os pagamentos mensais e, consequentemente, meu pai continuar segurado. Oras, se enquanto meu pai estava pagando regularmente o seguro, o mesmo estava coberto, por que não mantiveram a cobertura e a possibilidade de meu pai permanecer segurado e pagando as mensalidades ?? Porque, após um sinistro a apólice se extingue, ou seja, deixa de existir. E, não existindo, não existem pagamentos. Do contrário, se a apólice estava vigente, por que não foi pago o pagamento do sinistro em sua totalidade ?? Pois meu pai continua doente e incapaz !!</text:p>
            <text:p/>
            <text:p>Desta forma, solicito que a Susep, entidade que regula os planos de seguro no Brasil, me auxilie no entendimento desta questão e também me auxilie frente a uma empresa regulada pela Susep, pois em contato com a ouvidoria desta empresa foi negado todo o que relatei e pleiteei junto à Icatu. Porém, quem julgou e deu a decisão final em meu caso, foi parte interessada no processo. Por isso também solicito apoio da Susep em avaliar como uma terceira parte, independente, nesta situação.</text:p>
            <text:p/>
            <text:p>Aguardo parecer e comentários.</text:p>
            <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6">
          <table:table-cell office:value-type="string" calcext:value-type="string">
            <text:p>Prezados Bom dia! </text:p>
            <text:p>Sou advogado e acionei um seguro por morte para um cliente e foi informado pela seguradora que foi recusado por motivo que o segurado agravou o risco. Gostaria de saber se a Carta Circular GAB 33/3333 ainda está em vigência, onde é vedada a exclusão de cobertura de acidentes decorrentes de atos do segurado em estado de insanidade mental, de alcoolismo ou sob efeito de substância tóxica? </text:p>
            <text:p>Fico no aguardo para acionar a seguradora judicialmente. </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42">
          <table:table-cell table:style-name="ce28" office:value-type="string" calcext:value-type="string">
            <text:p>srs. bom dia, </text:p>
            <text:p>venho através  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o email da herdeira é email  . peço encarecidamente que as providencias possíveis e esclarecimentos do motivo em que ja se passaram quase 33 dias sem qq informação. tb peço o esclarecimento da multa existente conforme a SUSEP pelo prazo extenso sem qq comunicação ou orientação a herdeira. </text:p>
            <text:p>desde já agradeç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37">
          <table:table-cell table:style-name="ce28" office:value-type="string" calcext:value-type="string">
            <text:p>Bom dia! Represento a Sucessão de P - CPF: 333.333.333-33!</text:p>
            <text:p>venho por meio desse contato, através de Ofício em anexo, emitido pela Vara Judicial Civil da Comarca de Tapera - RS (Processo n° 3333333-33.3333.3.33.3333/RS), Requerer cópia de de seguros em nome de  P - CPF: 333.333.333-33!</text:p>
            <text:p>As cópias poderão ser enviadas para o E-mail: email ou respondidas no próprio processo mencionado!</text:p>
            <text:p>Obrigado pela atenção!</text:p>
            <text:p>R</text:p>
            <text:p>Advogado OAB/RS 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1">
          <table:table-cell table:style-name="ce28" office:value-type="string" calcext:value-type="string">
            <text:p>Boa tarde prezados. Como vão? Me chamo J, inscrito no cpf: 333.333.333-33. Sou cliente da Petlove Saúde inscrita no CNPJ: (Razão Social: PETLOVE SAUDE LTDA CNPJ: 33.333.333/3333-33</text:p>
            <text:p>Endereço: AV. DAS NAÇÕES UNIDAS nº 33333 - BROOKLIN PAULISTA - SÃO PAULO/SP - CEP 33.333-333</text:p>
            <text:p>Inscrição Municipal: 3.333.333-3) que adquiriu a empresa Health </text:p>
            <text:p>Possuo um contrato realizado em 33/3333 e estou tendo problemas com o cumprimento contratual, que estipula na cláusula “3.3/ INCLUSÃO de BENEFICIÁRIO: As movimentações cadastrais para inclusão de BENEFICIÁRIO do plano contratado poderão ser realizadas a qualquer momento ao longo do curso do Contrato, por opção do RESPONSÁVEL, mediante solicitação nos canais de atendimento da CONTRATADA, as quais serão realizadas no mês subsequente ao pedido, observadas todas as previsões deste Contrato.”</text:p>
            <text:p>E a empresa adquirente se recusa a cumprir o contrato e tem apenas a pretensão de cumprir de forma que beneficie a mesma, sem respaldar o cliente com o combinado em contrato, se beneficiando apenas dos bônus da aquisição da antiga empresa do grupo Porto Seguro. E se eximindo das responsabilidades. Preciso de auxílio, pois possuo um beneficiário pet raça canina, a ser incluso no plano, e a atual mantenedora do contrato se recusa a cumpri-lo. Meus Contatos: email e celular (33) 33333-3333.</text:p>
            <text:p/>
            <text:p>Tentativas de tratativa com a empresa:</text:p>
            <text:p/>
            <text:p>O protocolo de seu atendimento é o n°3333333. Atendente Andrea</text:p>
            <text:p> </text:p>
            <text:p>Como o plano de saude porto pet deixou de ser comercializado deste de Outubro de 3333. </text:p>
            <text:p> </text:p>
            <text:p>Para incluir um novo pet apenas nos planos Petlove Saúde. </text:p>
            <text:p/>
            <text:p>protocolo de atendimento é o 3333333. Atendente Livia. A qual me fez preencher a mão um questionário de saúde do pet a qual foi encaminhado no dia 33/33 33h33 e garantiu que na inclusão, ele teria os mesmos benefícios do contrato atual.</text:p>
            <text:p/>
            <text:p>E mais diversas tentativas com a Porto Seguro, corretora Aline que me vendeu o plano em 33/33/3333 e atual administradora pet Love pelos canais de atendimento.</text:p>
            <text:p/>
            <text:p>N° DA PROPOSTA:33333333333333</text:p>
            <text:p> DADOS DO CORRETOR</text:p>
            <text:p>NOME DO CORRETOR: A CÓDG. DA CORRETORA(SUSEP): 3ZQ33J TELEFONE DA CORRETORA: null</text:p>
            <text:p>EMAIL DO CORRETOR: email</text:p>
            <text:p>DADOS DO CONTRATANTE</text:p>
            <text:p>NOME DO CONTRATANTE: J DATA DE NASCIMENTO: null</text:p>
            <text:p>CEP: 33333333</text:p>
            <text:p>N°: 333</text:p>
            <text:p>BAIRRO: JARDIM ESTADO: SP</text:p>
            <text:p>CELULAR: 33333333333</text:p>
            <text:p>PLANO CONTRATADO</text:p>
            <text:p> CPF DO CORRETOR: 33333333333 CNPJ:</text:p>
            <text:p>CELULAR DO CORRETOR: 33333333333</text:p>
            <text:p>Contratação Health em 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Venho aqui reclamar da UNIÃO SEGURADORA S/A por ter cancelado uma apólice de seguro de auxílio funeral vigente até 3333 e o segurado faleceu no dia 33/33/3333, sendo encaminhada toda documentação corretamente à AFABAN que é a subestipulante a qual faz o débito das mensalidades e a qual foi entregue em mãos toda documentação solicitada. Estamos desde a data de 33/33/3333 aguardando esse auxílio.</text:p>
            <text:p>grat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text:p>
          </table:table-cell>
          <table:table-cell table:number-columns-repeated="16380"/>
        </table:table-row>
        <table:table-row table:style-name="ro52">
          <table:table-cell table:style-name="ce28" office:value-type="string" calcext:value-type="string">
            <text:p>Estou com dúvidas de como dar entrada em uma empresa na SUSEP.</text:p>
            <text:p>No site eu procurei algo relacionado ao cadastro mas não entrei.</text:p>
            <text:p>Se puderem me ajudar ficarei bastante agradecido!</text:p>
            <text:p/>
            <text:p>Att: 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
          <table:table-cell office:value-type="string" calcext:value-type="string">
            <text:p>Prezados(as), boa tarde.</text:p>
            <text:p/>
            <text:p>Gostaria de saber qual é o prazo que uma seguradora tem para retirar um produto defeituoso?</text:p>
            <text:p/>
            <text:p>Para exemplificar, eu acionei o meu seguro em virtude de uma chuva que estragou meu notebook. O seguro pagou corretamente e disse, por intermédio do avalista, que iriam proceder com a retirada do notebook defeituoso. Entretanto, isso nunca ocorreu, ou seja, a empresa nunca veio buscar.</text:p>
            <text:p>Diante disso, minha dúvida é: por quanto tempo tenho o dever legal de manter o objeto em minhas dependências?</text:p>
            <text:p/>
            <text:p>Obs: já telefonei para o 3333 da SUSEP e duas atendentes não foram capazes de me dar esta resposta.</text:p>
            <text:p/>
            <text:p>Obrigado.Prezados(as), boa tarde.</text:p>
            <text:p/>
            <text:p>O meu caso é apenas genérico. Eu só gostaria de saber qual é o prazo que a lei, circular ou normativa, estipula para que o segurado mantenha em sua posse o objeto, ou seja, quanto tempo a empresa seguradora tem para vir buscar.</text:p>
            <text:p/>
            <text:p>Obrigado.</text:p>
          </table:table-cell>
          <table:table-cell office:value-type="string" calcext:value-type="string">
            <text:p>Área Técnica</text:p>
          </table:table-cell>
          <table:table-cell office:value-type="string" calcext:value-type="string">
            <text:p>Seguro de Danos</text:p>
          </table:table-cell>
          <table:table-cell office:value-type="string" calcext:value-type="string">
            <text:p>Processo de Regulação do Sinistro</text:p>
          </table:table-cell>
          <table:table-cell table:number-columns-repeated="16380"/>
        </table:table-row>
        <table:table-row table:style-name="ro53">
          <table:table-cell office:value-type="string" calcext:value-type="string">
            <text:p>Minha mãe faleceu em 33 de dezembro de 3333. Ela possuía uma apólice de seguros de vida na ITAU seguros que era debitado direto de sua conta no BRADESCO. Eu liguei no dia 33 de dezembro de 3333 para cancelar a apólice e para que parasse o débito automático. A seguradora continuou debitando da conta de minha mãe por 3 ano. Liguei novamente para avisar e pedi o estorno do que foi debitado após a morte de minha mãe, dado que não há como se falar em seguro de vida para uma pessoa morta. Até hoje não realizaram o estorno dos débitos. Já entrei em contato com o canal normal e com a ouvidoria. Os protocolos de registro foram:</text:p>
            <text:p/>
            <text:p>333333333   - 33/33/3333</text:p>
            <text:p>333333333   - 33/33/3333</text:p>
            <text:p>333333333   - 33/33/3333</text:p>
            <text:p>333333333   - 33/33/3333</text:p>
            <text:p>333333333   - 33/33/3333</text:p>
            <text:p>CC33333333 - 33/33/3333</text:p>
            <text:p/>
            <text:p>333333333</text:p>
            <text:p>333333333</text:p>
            <text:p>333333333</text:p>
            <text:p/>
            <text:p>333333333 - 33/33/3333 às 33:33 (pré-OUVIDORIA)</text:p>
            <text:p>333333333 - 33/33/3333 às 33:33 (OUVIDORIA)</text:p>
            <text:p/>
            <text:p>Gostaria de solicitar que por favor intercedessem junto à Seguradora para que realizem. Ressaltando que embora o seguro fosse da ITAU SEGUROS, o débito em conta era na conta Bradesco de minha mãe (ela não possuia conta junto ao ITAU). </text:p>
            <text:p/>
            <text:p/>
            <text:p>Nome Seguradora: ITAÚ SEGUROS S.A.</text:p>
            <text:p>CNPJ: 33.333.333/3333-33</text:p>
            <text:p>Código da Seguradora Susep: 333-3</text:p>
            <text:p>Endereço: PRA A ALFREDO EGYDIO DE SOUZA ARANHA, 333,</text:p>
            <text:p>Cidade: SAO PAULO - UF: SP</text:p>
            <text:p>CEP: 33333333</text:p>
            <text:p>Estipulante: BANCO ITAU UNIBANCO S.A.</text:p>
            <text:p>CNPJ: 33.333.333/3333-33</text:p>
            <text:p>Endereço: Pç Alfredo Egydio De Souza Aranha, 333, Jabaquara, São Paulo - SP, 33333333.</text:p>
            <text:p>Remuneração do Estipulante: 33,33%</text:p>
            <text:p>Grupo/Código: 33</text:p>
            <text:p>Ramo: 33</text:p>
            <text:p>N°Processo Susep: 33333.333333/3333-33</text:p>
            <text:p>No Certificado: 33.33.333333333</text:p>
            <text:p>Vigência: 33/33/3333 a 33/33/3333</text:p>
            <text:p>No Proposta: 3333333333</text:p>
            <text:p>Data da Emissão: 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Foi dado a entrada no seguro de vida de W da Sudamerica saúde e a documentação foi protocolada no dia 33/33/33. O prazo para pagamento foi expirado e o pagamento não foi efetuad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38">
          <table:table-cell table:style-name="ce28" office:value-type="string" calcext:value-type="string">
            <text:p>eu sofri um sequestro no dia 33/33/3333  mesmo estando gestante na época de 33 meses os sequestradores me fizeram refém em meu próprio carro um Honda FIT personal 3333 placas FAF 3333 segurado junto a BRADESCO SEGUROS AUTO apólice nº 333 333 33333333 3, a houve perseguição policial  os bandido bateram tudo o meu carro, Abri o  aviso de sinistro nº 333333333333333 no dia 33/33/3333. junto a seguradora  e  levei a uma oficina referenciada, concessionário Honda A  Av. Aricanduva 3333 São Paulo SP, a vistoria é feita de forma on-line e  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Meu esposo e eu fizemos um título de capitalização para locação de um apartamento. Ficamos 3 ano nesse local e nos mudamos. Quando ia fazer 33 meses o vencimento do título de capitalização. Eu pedi para que não fosse reaplicado e solicitei o saque (reembolso). Na ocasião que fizemos a locação o próprio proprietário fez o contrato de locação. Porém ele não assinou e também não cumpriu uma regra do título (por informações colhidas no próprio site da Susep) não encaminhou a documentação dele após nosso pagamento do título, onde ele teria um prazo de 33 dias e ele não o fez. Como não assinou contrato de locação e sumiu, não tem escritório mais na cidade. Não atende ao telefone. Queremos resgatar o título de capitalização. Mais a Mapfre solicitou as documentações do proprietário do imóvel, mais como relatei ele não assinou o contrato de locação e não deu aceite no título. Não sabemos mais qual passo podemos seguir para resgatar o valor do título. A Mapfre solicitou os documentos do meu esposo que enviamos, os mesmos que foi solicitado quando fizemos o título. Mais solicitou inúmeros documentos do proprietário qual não temos acesso e que não deu aceite no título lá atrás no início do contrato. Título 33333 em nome do meu esposo A, CPF:333.333.333-33. Segue cópia do relatório de vistoria onde entregamos as chaves e prova que o contrato principal não é mais vigente. Atenciosamente no aguardo de uma resposta </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Não reconhecimento da compra</text:p>
          </table:table-cell>
          <table:table-cell table:number-columns-repeated="16380"/>
        </table:table-row>
        <table:table-row table:style-name="ro31">
          <table:table-cell office:value-type="string" calcext:value-type="string">
            <text:p>Deixei uma reclamação protocolo 33333333 na BRADESCO SEGUROS </text:p>
            <text:p>telefone 3333 333 3333 porém não foi deferida. </text:p>
            <text:p>informo que havia fechado o seguro do meu carro placa BXD3333  pelo contrato/proposta 333333333, foi me solicitado uma vistoria digital por fotos, aonde foi feita todas as fotos de forma certa e está registrada sob o laudo 33333333333 pela vistoriadora INSPECTO que é tercerizada da BRADESCO SEGUROS. </text:p>
            <text:p>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text:p>
            <text:p>Como estava em viagem não consegui fazer essa foto do painel e a bradesco seguros recusou a minha proposta, o meu corretor solicitou a bradesco seguros que seja feita a vistoria de forma presencial porém foi negada diversas vezes e disseram que era somente de forma digital. </text:p>
            <text:p>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text:p>
            <text:p>solicito a SUSEP para analisar e verificar com a BRADESCO SEGUROS sobre esse fato ocorrido. </text:p>
            <text:p>Bradesco Auto/Re Companhia de Seguros</text:p>
            <text:p>CNPJ: 33.333.333/3333-33</text:p>
            <text:p>PROCESSO SUSEP 33.333.3333333/3333-33</text:p>
          </table:table-cell>
          <table:table-cell office:value-type="string" calcext:value-type="string">
            <text:p>Área Técnica</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20">
          <table:table-cell table:style-name="ce28" office:value-type="string" calcext:value-type="string">
            <text:p>Prezados, bom dia!</text:p>
            <text:p>Meu esposo faleceu no dia 33/33/3333, anexo a certidao de obito.</text:p>
            <text:p>Preciso saber se havia algum seguro de vida e/ou previdencia em nome dele.</text:p>
            <text:p/>
            <text:p>Nome: B</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47">
          <table:table-cell table:style-name="ce28" office:value-type="string" calcext:value-type="string">
            <text:p>Fale aqui</text:p>
            <text:p>prezados senhores,</text:p>
            <text:p>no dia 33/33/3333 recebi uma ligação da equatorial serviços, informando que eu por ser um excelente cliente da CEEE equatorial, passaria a ter direito a diversos benefícios sem mencionar do que se tratava.</text:p>
            <text:p>O atendente tinha conhecimento de todos os meus dados pessoais, nome, endereço, cpf e demais informações.</text:p>
            <text:p>diante da desconfiança, liguei para a CEEE Equatorial(concessionária de Energia de porto alegre - RS) e foz um registro da ocorrência, solicitando que fosse bloqueada qualquer tentativa de inclusão de débitos não referente ao meu consumo de energia.</text:p>
            <text:p>pois na fatura de janeiro de 3333 veio lançado na minha conta de energia um débito de R$ 33,33 referente a um seguro Lar Garantido que eu nunca solcitei e que não me fora oferecido.</text:p>
            <text:p>solicito a gentileza de acionar tal empresa para que cesse tal cobrança e devolva o que foi pago.</text:p>
            <text:p>Seguro registado na SUSEP sob número de processo 333-33333/33 (Vida em Grupo); 33333333/33-33 (Acidentes Pessoais Coletivo) e 33333.333333/3333-33 (Compreensivo Residencial)..</text:p>
            <text:p>alerto que além da cobrança indevida, está ocorrendo um desrespeito a LGPD visto que a empresa equatorial serviços tem todos os meus dados registrados na empresa CEEE Equatorial.</text:p>
            <text:p>acrescento que o telefone da empresa ( 3333 333 3333) não funciona.</text:p>
            <text:p>Atenciosamente,</text:p>
            <text:p>J</text:p>
            <text:p>e-mail email</text:p>
            <text:p>fone: 333 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ão reconhecimento da compra</text:p>
          </table:table-cell>
          <table:table-cell table:number-columns-repeated="16380"/>
        </table:table-row>
        <table:table-row table:style-name="ro6">
          <table:table-cell office:value-type="string" calcext:value-type="string">
            <text:p>OCORRE DE NO DIA 3/33/3333, tive um acidente de carro que ocasionou o sinistro sob o nº 333333333333333, junto a HDI Seguros S/A, que prontamente autorizou  os reparados; Ocorre que ja foram mais de 33 (trinta) dias, e até a presente data não fora feito os reparos, com a alegação que não estão conseguindo as peças, bem como a concessionaria alega que foi exigida da mesma o desmonte do veiculo para somente após isso a seguradora ira autorizar os reparos e as solicitações das peças. </text:p>
            <text:p>Sendo assim já se passaram mais de trinta dias, eu estou tento que pagar aluguel de carro por minha conta, e segundo as orientações só órgão os reparos não pode ultrapassar 33 (trinta) dias,  (Art. 33 da circular 333/3333); </text:p>
            <text:p>Ocorre que já não estou tendo mais recursos para custear as despesas que estão surgindo, em virtude disso solicito ajuda do órgão competente para ajudar-me nessa demanda.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Ao consultar o site https://www3.susep.gov.br/safe/menumercado/REP3/Produto.aspx/Consultar  para consultar um PGBL adquirido por mim cujo número do processo no SUSEP é 33333.333333/33-33  não consegui encontrar os dados da proposta. Foi um plano adquirido em 33/33/3333 e gostaria de analisar o contrato para possível migração. O próprio site informa que planos antigos podem não está no formato digital disponibilizado no site. Acredito que esse seja o caso. </text:p>
            <text:p>Atenciosamente</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Documentos Obrigatórios (Regulamento, Certificado, Extrato...)</text:p>
          </table:table-cell>
          <table:table-cell table:number-columns-repeated="16380"/>
        </table:table-row>
        <table:table-row table:style-name="ro8">
          <table:table-cell office:value-type="string" calcext:value-type="string">
            <text:p>No dia 33/33/3333, por volta das 33 hs na Av. Marechal Tito, ao parar o veiculo sob a faixa de pedestre, fui corrigir e não enxerguei que havia um veiculo atrás e acabei colidindo com o mesmo.</text:p>
            <text:p>Estou solicitando o seguro apenas o conserto para o veiculo de terceiro, pois o meu carro por se tratar de uma caminhonete, não está muito danificada.</text:p>
            <text:p/>
            <text:p>Abri um protocolo junto a Sompo Seguros, nº 33333333 em 33/33/3333, pois eles informaram que não tem nada a fazer.</text:p>
            <text:p/>
            <text:p>Sinistro numero  333333-333 de 33/33/3333</text:p>
            <text:p/>
            <text:p>no aguardo de um parecer sobre este caso com esta seguradora</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Prezados, boa tarde !</text:p>
            <text:p/>
            <text:p>Quero  </text:p>
            <text:p/>
            <text:p>Obrigado.</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
          <table:table-cell office:value-type="string" calcext:value-type="string">
            <text:p>A SEGURADORA ALTEROU APÓLICE E NÃO INFORMOU À EMPRESA. A CONTRATAÇÃO FOI REALIZADA POR ADESÃO, COM CLÁUSULAS ABUSIVAS. APÓLICE Nº 3333333333333 - CHUBB SEGUROS. OCORREU SINISTRO E A SEGURADORA SE RECUSA A REALIZAR O PAGAMENTO INTEGRAL NO VALOR DE R$ 333.333,33 (DUZENTOS E SETENTA E SEIS MIL, DUZENTOS E OITENTA E TRÊS REAIS E VINTE E QUATRO CENTAVOS). A SEGURADORA DESEJA IMPOR O PAGAMENTO DE R$ 33.333,33 (CINQUENTA E UM MIL REAIS). ESSE VALOR REPRESENTA O PORCENTUAL INFERIOR A 33% (VINTE POR CENTO) DO VALOR TOTAL. AINDA DESEJA REALIZAR DESCONTOS DO SEGURADO, POR CONTA DA OCORRÊNCIA DO SINISTRO. A EMPRESA SEGURADA TEM O VALOR DE R$ 3.333.333,33 (UM MILHÃO DE REAIS) SEGURADO JUNTO À SEGURADORA CHUBB SEGUROS. FORAM CRIADAS CLÁUSULAS ABUSIVAS COM A FINALIDADE DE PUNIR O SEGURADO.</text:p>
          </table:table-cell>
          <table:table-cell office:value-type="string" calcext:value-type="string">
            <text:p>Explicações da Ouvidoria</text:p>
          </table:table-cell>
          <table:table-cell office:value-type="string" calcext:value-type="string">
            <text:p>Não identificada</text:p>
          </table:table-cell>
          <table:table-cell office:value-type="string" calcext:value-type="string">
            <text:p>Pagamento de Indenização (prazo e valor)</text:p>
          </table:table-cell>
          <table:table-cell table:number-columns-repeated="16380"/>
        </table:table-row>
        <table:table-row table:style-name="ro54">
          <table:table-cell table:style-name="ce28" office:value-type="string" calcext:value-type="string">
            <text:p>Assunto: Prazo, para o conserto do veículo, extrapolado.</text:p>
            <text:p>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text:p>
            <text:p/>
            <text:p>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text:p>
            <text:p>Eu "adoro" o meu Focus mas não aceitarei um conserto sem peças "originais" pois dependo do carro para atividades diárias e não posso correr riscos enquanto eu estiver dirigindo principalmente porque sabemos que, dependendo do lugar (assaltos), há risco de perder a vida.</text:p>
            <text:p>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text:p>
            <text:p/>
            <text:p>Outro agravante é que como o carro esta todo molhado por baixo, o mofo está afetando totalmente o interior do meu veículo; o L abre as portas dele todos os dias mas isso não está fazendo efeito.</text:p>
            <text:p/>
            <text:p/>
            <text:p>Dia 33 de fevereiro, enviei a seguinte mensagem à HDI:</text:p>
            <text:p/>
            <text:p>"À HDI</text:p>
            <text:p/>
            <text:p>Prezados srs.,</text:p>
            <text:p/>
            <text:p>Tenho alguns pontos a serem esclarecidos referentes ao sinistro 333333333333333:</text:p>
            <text:p/>
            <text:p>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text:p>
            <text:p/>
            <text:p>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text:p>
            <text:p/>
            <text:p>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text:p>
            <text:p/>
            <text:p>3) Considerando que é um caso "atípico", já que a FORD não está mais no Brasil, não posso correr riscos com soluções "meia boca" que, obviamente, beneficiam a seguradora mas que, por outro lado, sem dúvida, irão causar graves problemas ao meu veículo pois é uma questão de tempo.</text:p>
            <text:p>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text:p>
            <text:p/>
            <text:p>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text:p>
            <text:p/>
            <text:p>Atenciosamente,"</text:p>
            <text:p/>
            <text:p/>
            <text:p>Se o prazo das seguradores é de 33 dias, após a liberação dos serviços, o que devo fazer? A Seguradora disse que devo ter paciência... até quando??? Preciso do carro para "ontem"  e dependo dele para tudo!</text:p>
            <text:p/>
            <text:p>Por gentileza, preciso muito de uma orientação e ajuda!</text:p>
            <text:p/>
            <text:p>Grata,</text:p>
            <text:p>E</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55">
          <table:table-cell table:style-name="ce28" office:value-type="string" calcext:value-type="string">
            <text:p>Prezado Senhor Presidente C - SUSEP - Superintendência de Seguros Privados   </text:p>
            <text:p/>
            <text:p>Estou insatisfeita com a atuação da CEF Seguros, empresa autorizada pela SUSEP.</text:p>
            <text:p/>
            <text:p>Efetuei a reclamação  nos locais de atendimento e no Serviço de Atendimento ao Consumidor (SAC) da própria empresa CEF, mas o assunto não foi resolvido nessas instâncias. </text:p>
            <text:p/>
            <text:p>Apresentei a reclamação à Ouvidoria da CEF, porém não estou satisfeita com a resposta  recebida. </text:p>
            <text:p/>
            <text:p>Solicito a mediação de V.Sa. </text:p>
            <text:p/>
            <text:p>Aplica uma multa na CEF. </text:p>
            <text:p/>
            <text:p>Atenciosamente,</text:p>
            <text:p/>
            <text:p>C</text:p>
            <text:p/>
            <text:p/>
            <text:p>?</text:p>
            <text:p>CEF</text:p>
            <text:p>AGÊNCIA 3333 - SERRA DA CANTAREIRA - AGÊNCIA QUE CONTRATEI O SEGURO</text:p>
            <text:p/>
            <text:p/>
            <text:p>Essa agência e a CEF  são inteiramente responsáveis pelo extravio ou roubo dos meus documentos,  autenticados em cartório:</text:p>
            <text:p/>
            <text:p>RG/CPF/ COMPROVANTE DE RESIDÊNCIA/ LAUDO MÉDICO E RELATÓRIO MÉDICO ORIGINAIS.   </text:p>
            <text:p/>
            <text:p>No aguardo!</text:p>
            <text:p/>
            <text:p>Atenciosamente,     </text:p>
            <text:p/>
            <text:p>C</text:p>
          </table:table-cell>
          <table:table-cell office:value-type="string" calcext:value-type="string">
            <text:p>Reclamação diversa</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1">
          <table:table-cell office:value-type="string" calcext:value-type="string">
            <text:p>Possuo cartão de crédito protegido do Banco Santander (SCP-Plano G) Processo Susep no. 33333.333333/3333-33 e nos arquivos pdf disponibilizados para este processo obtidos tanto através do Banco Santander quanto pelo site da SUSEP não consta o valor em R$ da indenização a ser pleiteada. Gostaria de obter essa informação. Obrigada</text:p>
          </table:table-cell>
          <table:table-cell office:value-type="string" calcext:value-type="string">
            <text:p>Área Técnica</text:p>
          </table:table-cell>
          <table:table-cell office:value-type="string" calcext:value-type="string">
            <text:p>Seguro de Pessoas</text:p>
          </table:table-cell>
          <table:table-cell office:value-type="string" calcext:value-type="string">
            <text:p>Divergência de Valores</text:p>
          </table:table-cell>
          <table:table-cell table:number-columns-repeated="16380"/>
        </table:table-row>
        <table:table-row table:style-name="ro1">
          <table:table-cell office:value-type="string" calcext:value-type="string">
            <text:p>Prezados, fiz seguro viagem (em anexo) e precisei utilizar, abri 3 sinistros A33333333 e A33333333 em 33/3333 em https://www.mycardbenefits.com, e desde então sempre pendenciam pelo mesmo motivo "falta de envio de documento", sendo que já foi enviando anteriormente, e cada vez que um documento é aprovado, eles solicitam outro, que também já foi enviado na abertura do sinistro. Gostaria de entender porque a operadora coloca tanta dificuldade, é para desistirmos? Aguardo posicionamento. Att, Telm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0">
          <table:table-cell office:value-type="string" calcext:value-type="string">
            <text:p>Pessoal, bom dia!</text:p>
            <text:p/>
            <text:p>Fundamentado na 3333 CFC</text:p>
            <text:p/>
            <text:p>Gostaria de saber se é obrigação do contador registrar na Sefaz a atividade da Empresa , bem como em todos os órgãos públicos para que produza efeito em todos os impostos e não somente no IPVA?!</text:p>
            <text:p/>
            <text:p>Precisa constar isso em contrato de prestação de serviço? </text:p>
            <text:p/>
            <text:p>É  preciso que o cliente solicitar isso ao contador? </text:p>
            <text:p/>
            <text:p>Grat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2">
          <table:table-cell table:style-name="ce28" office:value-type="string" calcext:value-type="string">
            <text:p>Prezada Susep </text:p>
            <text:p/>
            <text:p>Tenho seguro na companhia Itaú seguros, ano passado 3333 paguei em  R$ 3333,33, pois esse ano 3333 fizeram um aumento abusivo de mais de 333%, querem cobrar uma quantia no valor de R$ 3333,33 sendo totalmente abusivo fora totalmente das exigência e justificativa da companhia.</text:p>
            <text:p>Vale ressaltar que não ouve nenhuma mudança na apolice e muito menos algum sinistro.</text:p>
            <text:p>Aberto algumas reclamações com a comoanhia pelos protocolos numero 333333333333 protocolo sac.</text:p>
            <text:p>protocolo ouvidoria azul seguros nº 33333333333333</text:p>
            <text:p/>
            <text:p>Atenciosamente</text:p>
            <text:p/>
            <text:p>L</text:p>
            <text:p>CPF 33333333333</text:p>
            <text:p>Data nasc 33/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Reajuste: Anual/Sinistralidade</text:p>
          </table:table-cell>
          <table:table-cell table:number-columns-repeated="16380"/>
        </table:table-row>
        <table:table-row table:style-name="ro56">
          <table:table-cell table:style-name="ce28" office:value-type="string" calcext:value-type="string">
            <text:p>BOA TARDE!</text:p>
            <text:p>REFERENTE AO SEGURO DE VIDA, DA VITIMA J, CPF: 333.333.333-33, NA SEGURADORA MONGERAL, ADMINISTRADO PELA EMPRESA GBOEX, COBERTURA DE INVALIDEZ QUE DEI A ENTRADA APÓS TER FRATURA NA PERNA, QUE REALIZEI A PERICIA MEDICA NO DIA 33/33/3333 E ATÉ O MOMENTO NÃO OBTIVE NENHUMA RESPOSTA DA SEGURADORA, QUANDO ENTRO EM CONTRATO COM A GBOEX ADMINISTRADORA DA SEGURADORA MONGERAL, SÓ ME FALAM QUE PEDIRAM PRIORIDADE E NADA RESOLVEM, JÁ FAZ 33 (DEZESSES) DIAS QUE REALIZEI A PERICIA MÉDICA, TOTALIZANDO 33 (SESSENTA E TRÊS) DIAS DESDE O ENVIO DO PROCESSO INICIAL. </text:p>
            <text:p>ATENCIOSAMENT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Boa tarde, gostaria de saber a seguradora COMPANHIA DE SEGUROS ALIANÇA DO BRASIL - CNPJ 33.333.333/3333-33 está em liquidação extrajudicial e como consultar os créditos habilitados. Desde já agradeço.</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Olá, fizemos um seguro fiança com a Porto Seguro e infelizmente ficamos sem condições de pagar o aluguel atrasado.</text:p>
            <text:p>Em conversas entre o atendente Luis e a imobiliária Redentora, de São José do RIo Preto ficou acertado desocuparmos o imóvel e negociar a dívida com a Porto Seguro Por meio do atendente Luis.</text:p>
            <text:p>O que aconteceu que a Porto Seguro negativou direto o meu nome sem negociar, conforme o combinado e não nos dão retorno, suporte ou informação.</text:p>
            <text:p>Só ficamos falando com robôs sem resolução.</text:p>
            <text:p/>
            <text:p>A apólice é 3333333 em nome de Stela Rosa Ferreira da Silva.</text:p>
            <text:p/>
            <text:p>Quero negociar minha dívida, em nenhum momento nos negamos a pagar, apenas solicitamos negociação.</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Atendimento</text:p>
          </table:table-cell>
          <table:table-cell table:number-columns-repeated="16380"/>
        </table:table-row>
        <table:table-row table:style-name="ro1">
          <table:table-cell office:value-type="string" calcext:value-type="string">
            <text:p>Gostaria de ter acesso ás Condições Gerais das Apólices de Transportes de Mercadoria</text:p>
          </table:table-cell>
          <table:table-cell office:value-type="string" calcext:value-type="string">
            <text:p>Reclamação diversa</text:p>
          </table:table-cell>
          <table:table-cell office:value-type="string" calcext:value-type="string">
            <text:p>Seguro de Transportes</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tarde! Gostaria de solicitar a informação de onde que verifica as condições contratuais/regulamentos da bradesco seguros. Na apólice ele disponibilizam que é possível acessar o contrato através da plataforma de vocês. </text:p>
          </table:table-cell>
          <table:table-cell office:value-type="string" calcext:value-type="string">
            <text:p>Reclamação diversa</text:p>
          </table:table-cell>
          <table:table-cell office:value-type="string" calcext:value-type="string">
            <text:p>Não identificada</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No dia 33 para o dia 33 de JANEIRO de 3333 meu carro teve um pane elétrica e como eu tenho o seguro da HDI SEGUROS solicitei um guincho no qual a previsão seria as 33:33 do dia 33.33.3333 porém as 33:33 eu liguei novamente e fui informado que não tinha prestador no momento disponível, então eu tiver que ir atrás de guinchos na cidade onde consegui um por volta das 33:33. As 33:33 eu liguei novamente na seguradora e solicitei um link para o reembolso deste guincho e desde então nunca mais recebi o valor de volta e muito menos uma resposta da seguradora. Já liguei diversas vezes e tenho mais de 3 protocolos em abertos e eles nunca fazem o pagamento as vezes alegam inconsistência de dados depois de vários dias.</text:p>
            <text:p>Anexei os comprovantes de gastos juntamente com os comprovantes das minhas contas bancários onde até o momento a seguradora nunca fez se quer um contato comig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Reembolso</text:p>
          </table:table-cell>
          <table:table-cell table:number-columns-repeated="16380"/>
        </table:table-row>
        <table:table-row table:style-name="ro38">
          <table:table-cell table:style-name="ce28" office:value-type="string" calcext:value-type="string">
            <text:p>Sugiro cadastro único para corretores de seguro, sem necessidade de envio de documentos já em poder da SUSEP, para cada seguradora.</text:p>
            <text:p>Bastaria o fornecimento da certidão fornecida pela SUSEP, recente, com indicação do banco, agência e conta corrente, para depósito das comissões. </text:p>
            <text:p>Um estudo para um formulário padrão, para cotação do risco, levando-se em consideração o valor do prêmio pelo chassis ou placa, pois a diversificação de modelos dentro de uma mesma marca, levam duvidas para o proponente, pois nos documentos do veículo não é bem detalhado.</text:p>
            <text:p>Já temos uma seguradora que tem esse procedimento, fazendo o enquadramento pela placa, que trás o modelo do veículo.</text:p>
            <text:p>Cordialmente.</text:p>
            <text:p>José </text:p>
          </table:table-cell>
          <table:table-cell office:value-type="string" calcext:value-type="string">
            <text:p>Simplifique</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A caixa seguradora deve realizar pericia em imovel que sofreu sinistro por enchente, Contudo, não consigo contato para solucionar o problema. Todos os contatos não produzem resultado. </text:p>
            <text:p>Solicito providencias pra a questão. </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Atendimento</text:p>
          </table:table-cell>
          <table:table-cell table:number-columns-repeated="16380"/>
        </table:table-row>
        <table:table-row table:style-name="ro1">
          <table:table-cell office:value-type="string" calcext:value-type="string">
            <text:p>Nas minhas aplicações de VGBL consigo ver meu cadastro e da corretora não consigo ver onde aparece o beneficiário em caso de falecimen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M 33 de Dezembro de 3333 o Banco Santander fez um seguro de vida na Seguradora Santander e a gerente errou na data de meu nascimento e assim colocou a data da fundação de minha empresa ME| que era 33/33/3333 não condiz em absoluto com a data de meu nascimento e disse que a seguradora e o banco tinham meu cadastro atualizado em razão de diversos outros seguros feitos na entidade, acontece que em 3333 ou seja, seis anos pagando e sendo renovada a apólice do mesmo interrupidamente, eu tive um enfarte acudo do miocárdio e ao reclamar o beneficio do referido seguro feito e renovado por seis anos seguidos, a seguradora alegou que meu contrato fora feito em discordância da idade limite do segurado pois ja era superior a 33 anos de idade. Faço ver  a autoridade reguladora que o contratante não interferi ou preenche tal formulário ou contrato e a seguradora teve quinze dias para negar tal seguro e nunca e jamais se pronunciou sobre tal fato, apenas se pronunciou na hora e dia da solicitação  de pagamento do prêmio estipulado na apólice.</text:p>
            <text:p>Pergunto quem é o responsável pelo erro, o cliente ou a seguradora mesmo tendo o cadastro do cliente e não observou que a data de nascimento estava divergente do mesm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OCORREU SINISTRO NO DIA 33/33/3333. ATÉ A PRESENTE DATA NÃO LIQUIDADO O SINISTRO. FOI REALIZADO CONTATO COM A CHUBB SEGUROS E A INSERT CORRETORA. NENHUMA DEU RETORNO QUANTO AO PAGAMENTO. SEGUE ANEXO APÓLICE. O NÚMERO DA INSERT NA SUSEP É 33333333333333. O CÓDIGO DA CHUBB NA SUSEP É 33333. SEGUE ANEXO APÓLICE Nº 3333333333333 E SINISTRO Nº 333333 SERRA &amp; COMPANY. ESTAMOS A DISPOSIÇÃO PARA PRESTAR OUTROS ESCLARECIMENTOS QUE SE FAÇAM NECESSÁRIOS. JÁ EXPIROU O PRAZO DE 33 DIAS PARA PAGAMENTO, CONFORME DETERMINA A SUSEP.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agamento da Indenização</text:p>
          </table:table-cell>
          <table:table-cell table:number-columns-repeated="16380"/>
        </table:table-row>
        <table:table-row table:style-name="ro37">
          <table:table-cell table:style-name="ce28" office:value-type="string" calcext:value-type="string">
            <text:p>Olá , dia 33/33/3333 solicitei o cancelamento  da minha apólice de numero : 3333333333333seguradora Suhai , porem não obtive solução , acionei a corretora A e a mesma me passou  o contato da ouvidoria e a atendente me informou que só a corretora poderia fazer o cancelamento porem sem sucesso pois a mesma pediu para o supervisor entra em contatado para tentar solucionar meu problema mas sem sucesso . lembrando que meus boletos estão quitados.</text:p>
            <text:p/>
            <text:p>Só quero o cancelamento e a restituição dos valores referente ao tempo de  não utilização do segur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2">
          <table:table-cell office:value-type="string" calcext:value-type="string">
            <text:p>Boa tarde. Estou com um problema na Icatu seguros. O valor da minha previdência era para ter caído quarta feira 33.33 segunda um atendente me informou via telefone. Porém não caiu. Outro disse q cairia dia dia 33. Não caiu até agora. </text:p>
            <text:p>Como o consumidor.gov não consigo fazer reclamação lá. Pq minha conta é bronze e todas as vezes q tento passar para prata ou ouro da erro. E com isso não consigo reclamar na página. Conseguem me ajudar?  Eu solicitei q retirassem todo o valor da previdência. Tentei reclamar na icatu mas em vão tmb.</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Tempo para a emissão apólice/boleto/documento</text:p>
          </table:table-cell>
          <table:table-cell table:number-columns-repeated="16380"/>
        </table:table-row>
        <table:table-row table:style-name="ro1">
          <table:table-cell office:value-type="string" calcext:value-type="string">
            <text:p>Boa tarde meu pai fez um empréstimo com seguro prestamista mas o banco não deu cópia do contrato e já fui no banco e ele falaram que a cópia seria só para meu pai ou com ordem do juiz meu pai faleceu em 3333 e dês de lá eu tento ver oseguro que ele tinha no banco Bradesco como faço para ter acesso a esse documento meu pai José CPF 33333333333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Sou Maria, CPF 333.333.333-33, responsável técnica pela G CORRETORA DE SEGUROS. Preciso enviar a ultima alteração de contrato para a SUSEP, mas não estou conseguindo acesso a MINHA CONTA. Conforme orientação da SUSEP, entrar em contato com a plataforma gov.br. para ajuda. Aguardo breve retorno. Em função do praz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de um modelo de proposta para parcerias com outra empres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4">
          <table:table-cell office:value-type="string" calcext:value-type="string">
            <text:p>Prezados,</text:p>
            <text:p>Nesta data (33/3/33), registrei uma denúncia em vosso site, mas só depois percebi que era possível me cadastrar para acompanhar a manifestação.</text:p>
            <text:p>Sendo assim, estou encaminhando o mesmo texto:</text:p>
            <text:p/>
            <text:p>Tenho Seguro Auto BB (Banco do Brasil) há muito anos e desde 3333 passei a ter contrato bianual após sugestão do próprio BB pois era mais vantajoso que o anual.</text:p>
            <text:p/>
            <text:p>Faz uma semana que recebi SMS sobre o vencimento do meu Seguro Auto BB que ocorrerá 33 Março/33.</text:p>
            <text:p>A proposta para contrato por mais 3 anos (mar/33 a mar/33) disponível no site do BB apresenta valor DOBRADO, um aumento de 333% para RENOVAÇÃO GARANTIDA (R$ 333,33 em 33X) no total  R$ 3.333,33.</text:p>
            <text:p>A minha atual apólice bianual (3333 - 3333) foi de R$ 333,33 em 33 X, totalizando R$ 3.333,33. Isso me pareceu errado ou até proposital, para que o cliente renove sem notar a manobra matemática.</text:p>
            <text:p/>
            <text:p>Acionei a agência do BB onde tenho conta (3333-3 Posto Cubatão-SP). Criaram diversas outras propostas com valores totais entre R$ 3.333,33  3.333,33 para bianual. Ou anual cujo valor mais baixo é R$ 3333,33.</text:p>
            <text:p>A franquia que era de R$ 3.333,33 foi para R$ 3.333, um aumento de quase 33%. Venho questionando diretamente a agência do BB mas sem respostas objetivas. </text:p>
            <text:p/>
            <text:p>Fiz dezenas de tentativas junto ao banco, via Chat  e no SAC do BB para saber detalhes desses valores mas não há respostas. Hoje (33/3/33), ao ligar no 3333 333 3333 (área de contratação de seguros) Prot. 3333.3333.3333.3333.333, a atendente foi taxativa ao dizer que não há o que explicar e que eu deveria abrir uma reclamação. </text:p>
            <text:p/>
            <text:p>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text:p>
            <text:p/>
            <text:p>Grata pela aten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Reajuste: Anual/Sinistralidade</text:p>
          </table:table-cell>
          <table:table-cell table:number-columns-repeated="16380"/>
        </table:table-row>
        <table:table-row table:style-name="ro8">
          <table:table-cell office:value-type="string" calcext:value-type="string">
            <text:p>Meu veículo foi furtado em 33/33/3333.</text:p>
            <text:p>Enviei para a associação Universo AGV toda a documentação que me fora solicitado.</text:p>
            <text:p>Aceitaram toda a documentação e, me informaram que precisariam de 33 dias para analisar o caso.</text:p>
            <text:p>O prazo venceu e, nem se quer me ligaram para dar satisfação.</text:p>
            <text:p>Após inúmeras ligações minhas cobrando o desfecho da análise, ao qual sempre em pediam prazos e mais prazos que não cumpriram.</text:p>
            <text:p>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text:p>
            <text:p>Portanto, manifesto aqui o meu total repúdio a essa associação.</text:p>
            <text:p>SUSEP, como devo proceder de hora em diante?</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42">
          <table:table-cell table:style-name="ce28" office:value-type="string" calcext:value-type="string">
            <text:p>srs. bom dia, </text:p>
            <text:p>venho através  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o email da herdeira é email  . peço encarecidamente que as providencias possíveis e esclarecimentos do motivo em que ja se passaram quase 33 dias sem qq informação. tb peço o esclarecimento da multa existente conforme a SUSEP pelo prazo extenso sem qq comunicação ou orientação a herdeira. </text:p>
            <text:p>desde já agradeç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40">
          <table:table-cell table:style-name="ce29" office:value-type="string" calcext:value-type="string">
            <text:p>Venho registrar reclamação e solicitar abertura de processo administrativo  contra seguradora bradesco vida </text:p>
            <text:p>Que se recusa a pagar indenização por invalidez permanente no meu caso que sou segurado e sofri acidente de trabalho e ja passei por junta medica solicitada pela seguradora a onde atestou deficiência visual  segueira no olho esquerdo .a seguradora se nega a realizar pagamento  da indenização que faço  jus e direito ja enviei toda documentação solicitada .</text:p>
            <text:p>E agora  os analistas pedem documentação de data anologa ao fato ocorrido por erro de seus próprios representantes ferindo assim o direito do consumidor e seus dependentes  gerando constrangimento e dano moral </text:p>
            <text:p>Segurado A</text:p>
            <text:p>Cpf 33333333333</text:p>
            <text:p>Numero do pedido ; 3333333333333333333 peço encarecidamentel a susep que abra processo administrativo  contra a seguradora  para que o consumidor tenha seu direito respeitad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3">
          <table:table-cell office:value-type="string" calcext:value-type="string">
            <text:p>Olá</text:p>
            <text:p>Gostaria de informação sobre como proceder com a abertura de uma empresa que faz 'SEGURO DE CEULARES"</text:p>
            <text:p>Se preciso ter SUSEP, ser um corretor, se posso ser uma garantia estendida etc...</text:p>
            <text:p>Podem me orientar por favor?</text:p>
            <text:p>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u tive um carro roubado no ano de 3.333, segurado pela  COSESP - Companhia de Seguros do Estado de São Paulo - . Fiz os procedimentos de praxe (BO - Boletim de Ocorrência/Preenchimento do documento de Autorização de Transferência de veiculo - DETRAN, etc. Recebi o Cheque do Sinistro da COSESP.</text:p>
            <text:p>Entretanto, passados mais de 33 anos recebi uma notificação de multa referente ao veiculo em questão. Fui ao DETRAN e verifiquei que o veiculo ainda está em meu nome. Seguem dados do veiculo: Código Renavam: 333333333  - PLACAS:: DRA3333 - </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Documentos Obrigatórios (Regulamento, Certificado, Extrato...)</text:p>
          </table:table-cell>
          <table:table-cell table:number-columns-repeated="16380"/>
        </table:table-row>
        <table:table-row table:style-name="ro1">
          <table:table-cell office:value-type="string" calcext:value-type="string">
            <text:p>Estou desde o dia 33/33/3333 tentando resgatar minha previdencia junto a Brasilprev sem sucesso, cada hora eles me retornam com uma recusa diferente e não devolvem meu aporte.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57">
          <table:table-cell office:value-type="string" calcext:value-type="string">
            <text:p>Prezados,</text:p>
            <text:p/>
            <text:p>Boa Tarde!</text:p>
            <text:p/>
            <text:p>Possuo um cliente interessado em oferecer ao seu consumidor final o Produto “Seguro Mensalidade Paga”, o qual se trata da cobrança mensal de um valor simbólico que cobriria a mensalidade de internet por um determinado período em caso de desemprego do titular do contrato de prestação de serviços de internet.</text:p>
            <text:p/>
            <text:p>Assim, serve a presente consulta para questioná-los qual a forma correta de comercializar esse produto. Se a empresa deveria fazer através de uma seguradora cadastrada ou se poderia criar e ofertar esse produto em seu próprio nome. Ademais, quais seriam as regras e procedimentos para a oferta segura.</text:p>
            <text:p/>
            <text:p>Aguardo retorno.</text:p>
            <text:p/>
            <text:p>Quaisquer dúvidas, estamos à disposição!</text:p>
            <text:p/>
            <text:p>Att,</text:p>
          </table:table-cell>
          <table:table-cell office:value-type="string" calcext:value-type="string">
            <text:p>Consulta</text:p>
          </table:table-cell>
          <table:table-cell office:value-type="string" calcext:value-type="string">
            <text:p>Não identificada</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Ola </text:p>
            <text:p>Fiz uma solicitação pedindo uma orientação, porém não consegui entender a resposta, não foi conclusiva (33333.333333/3333-33)</text:p>
            <text:p/>
            <text:p>Eu tenho interesse em abrir uma empresa, (garantia estendida) para celulares.</text:p>
            <text:p>O cliente compra um celular em uma loja qualquer, e o vendedor irá vender minha garantia estendia.</text:p>
            <text:p/>
            <text:p>Gostaria de saber se para isso eu preciso apenas ser um corretor, ou abrir uma corretora de seguros.</text:p>
            <text:p>Muito obrigado desde j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Tarde!!!</text:p>
            <text:p>Meu pai foi segurado por mais de 33 anos pelo GBOEx. Com o falecimento dele tivemos uma surpresa com o valor do pecúlio, pouco mais, de R$ 333.333,33.</text:p>
            <text:p>No último contracheque dele consta um desconto de R$ 3.333,33, tendo em vista, o último valor recolhido achamos muito pouco o valor do pecúlio.</text:p>
            <text:p>Precisamos de uma orientação da SUSEP para saber se houve algum erro por parte do GBOEX.</text:p>
            <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Pagamento do Risco (Pecúlio, Renda...)</text:p>
          </table:table-cell>
          <table:table-cell table:number-columns-repeated="16380"/>
        </table:table-row>
        <table:table-row table:style-name="ro5">
          <table:table-cell office:value-type="string" calcext:value-type="string">
            <text:p>Boa tarde, estou com uma dúvida quanto à habilitação/troca de corretor de seguros como responsável técnico de uma empresa. </text:p>
            <text:p/>
            <text:p>Conforme o Manual essa habilitação é feita através do prório sistema da SUSEP. Porém, gostaria se saber se:</text:p>
            <text:p/>
            <text:p>3 - Além dessa troca no sistema da SUSEP, precisa de alguma documentação além disso e se sim, qual?</text:p>
            <text:p/>
            <text:p>3 - O Contrato Social da empresa corretora precisa ter alguma disposição específica sobre quem é o responsável técnico ou não é necessári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Solicito o cancelamento dos seguros prestamista contratos em meu nome, conforme descrito abaixo:</text:p>
            <text:p>Apólices: 3333333333333-3, 3333333333333-3 e 3333333333333-3.</text:p>
            <text:p/>
            <text:p>Contato pelo SAC, protocolo 3333333333</text:p>
            <text:p>Protocolo Consumidor Gov:  3333.33/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Preciso constituir uma empresa individual, pelo qual a empresária NÃO é corretora de seguro. É obrigatório que coloque no Ato constitutivo individual ( contrato social ) a cláusula informando o responsável técnico ?</text:p>
            <text:p/>
            <text:p> Ou é obrigatório o empresário (as ) ser corretor (a )de seguro ( ter registro na SUSEP )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calcext:value-type="string">
            <text:p>Reclamação diversa</text:p>
          </table:table-cell>
          <table:table-cell office:value-type="string" calcext:value-type="string">
            <text:p>Seguro Rural</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Venho através desde fazer uma reclamação do Banco Pan, aquele famoso engana trouxa. Em 33.33.3333 fiz um financiamento de automóvel é com eles me empurraram um seguro sem eu pedir é claro me dizendo que seria obrigatório. Paguei bem a mais nas parcelas do meu financiamento sem pedir. Um financiamento com duração de 33 meses. Portanto se entende que o seguro também. Essa semana fui demitida da empresa a qual trabalhava é fui acionar o seguro é pasmem fiquei sabendo que ele tem vigência de apenas 3 anos. Pedi a apólice para um dos atendentes é ao ler percebi que tem dupla interpretação. No campo qual a duração do meu seguro? "Terminará com a liquidação do contrato". Pra mim se o contrato não está liquidado, portanto, o seguro está vigente. Peço providências ou meu dinheiro de volta pois eu não contratei esse seguro por contada própria.</text:p>
          </table:table-cell>
          <table:table-cell office:value-type="string" calcext:value-type="string">
            <text:p>Área Técnica</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A operadora Brasil Seg (BB Seguros) não tem oferecido um bom serviço, não tem apresentado previamente o nome dos prestadores nem tampouco da base no momento do acionamento do seguro, o que tem colocado a segurança da minha família em risco pois uma das bases tem enviado prestadores despreparados para atendimento. A operadora também não monitora os atendimentos o que faz com que ao ser acionado os prestadores simplesmente não aparecem nos horários marcados. Ambas situações são preocupantes pois nos deixa vulnerável a golpes tanto pelo serviço mal prestado e sem identificação do prestador quanto pelos prestadores que confirmam a visita sem comparecerem ao endereço. Portanto solicito que seja monitorado estas questões, visto que a seguradora não tem considerado tais reclamações do segurado consumidor. Portanto aguardo alguma atitude da SUSEP a este respeito</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Qualidade do serviço</text:p>
          </table:table-cell>
          <table:table-cell table:number-columns-repeated="16380"/>
        </table:table-row>
        <table:table-row table:style-name="ro20">
          <table:table-cell table:style-name="ce28" office:value-type="string" calcext:value-type="string">
            <text:p>Ola,</text:p>
            <text:p>Eu medico ortopedista venho por este denunciar a empresa Jural Corretora de Seguros devido ato antiético, desvio de conduta medica e suposto aliciamento de paciente medico pela funcionaria da empresa Sra S no caso ocorrido na manha do dia 33/33/3333 na Santa Casa de Pompeia. </text:p>
            <text:p>Solicito investigação dos fatos e esclarecimento. Grato</text:p>
          </table:table-cell>
          <table:table-cell office:value-type="string" calcext:value-type="string">
            <text:p>Reclamação diversa</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3">
          <table:table-cell office:value-type="string" calcext:value-type="string">
            <text:p>Para fazer a inscrição na SUSEP, está sendo solicitado que o individuo tenha as digitais cadastradas junto ao TRE. Porém, o serviço está suspenso desde o ano de 3333 e, de acordo com o órgão, sem previsão de retorno.</text:p>
            <text:p/>
            <text:p>Quero saber qual outra forma o cadastro pode ser realizado? </text:p>
            <text:p/>
            <text:p>Atenciosam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gostaria de saber sobre o seguro do pai da minha filha, que faleceu em 3333? Vcs tem como me ajudar?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3">
          <table:table-cell table:style-name="ce28" office:value-type="string" calcext:value-type="string">
            <text:p>Olá, boa noite.</text:p>
            <text:p/>
            <text:p>Meu nome é B e sou proprietário da Corretora de Seguros LTDA, identificada pelo CNPJ 33.333.333/3333-33. </text:p>
            <text:p/>
            <text:p>Tenho uma dúvida e gostaria de fazer uma consulta a Susep antes de fazer qualquer movimento de mercado. A Corretora pode emitir uma Nota de prestação de serviços e receber pagamentos de empresas que não sejam as companhias Seguradoras?</text:p>
            <text:p/>
            <text:p>Tenho uma oportunidade na qual acredito que o melhor modelo seja esse, na qual prestaria um serviço a uma empresa, que não é uma Seguradora, e faria posterior emissão da Nota Fiscal.</text:p>
            <text:p/>
            <text:p>Ressalto que não fiz nenhum movimento nesse sentido e não o farei até ter um parecer técnico da Susep sobre a viabilidade ou não de operar nesse formato.</text:p>
            <text:p/>
            <text:p>Desde já agradeço pela ajuda e atenção.</text:p>
            <text:p/>
            <text:p>Atenciosamente,</text:p>
            <text:p>B</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8" office:value-type="string" calcext:value-type="string">
            <text:p>Prezados,</text:p>
            <text:p/>
            <text:p>3, Meu pai, A, CPF 333.333.333-33, faleceu em 33/3333, conforme certidão anexa.</text:p>
            <text:p>3. Gostaria de saber quais seguros e previdências constam no nome dele, se possível.</text:p>
            <text:p>3. Ele pagava uma previdencia da Capemi/Capemisa desde 3333, Foram feitas 3 apólices e agora, no final, os eles disseram que era um seguro, e só recebemos um pouco mais de R$33.333,33, sendo que o valor da ultima contribuição passava de R$ 333,33. E foi feito junto com um empréstimo.</text:p>
            <text:p>3. Desta forma, queremos saber também, se existe algum setor da SUSEP que faça cálculo atuarial para que possamos verificar se o valor que eles nos repassaram está correto.</text:p>
            <text:p>Att,</text:p>
            <text:p>Aricele Arauj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
          <table:table-cell office:value-type="string" calcext:value-type="string">
            <text:p>Boa Tarde.</text:p>
            <text:p>Possuo um certificado FUNENSEG todos os ramos, e gostaria de saber como está o meu cadastro na SUSEP:</text:p>
            <text:p>CPF: 333.333.333-33 e antiga SUSEP: 33.3333333.3,</text:p>
            <text:p>Gostaria de orientação para ativação de cadastro, por gentileza.</text:p>
            <text:p>Telefone para contato - 33 33333-3333.</text:p>
            <text:p>Grata</text:p>
            <text:p>Marin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corretor seguro, estou com problemas de desvio de dinheiro da minha empresa , como faço para bloquear minha SUsep ate finalização da investigação sobre a fraud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ui furtado e o tempo de espera para o sinistro segundo a seguradora é de 33 dias, porém esse tempo de espera me causara transtorno devido a falta do veiculo para as atividades cotidiana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8">
          <table:table-cell table:style-name="ce28" office:value-type="string" calcext:value-type="string">
            <text:p>Fiz o curso de habilitação para corretores vida e previdencia, recebi o certificado de conclusão, porém não sei como registrar-me para iniciar como corretor. Podem me ajudar por favor.?</text:p>
            <text:p>CL - CPF 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preciso cadastrar um preposto na minha corretora mas a senha do app não confere e não consigo alterar a senha do app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xiste um site na internet oferecendo serviços de assistência e seguros de acidentes pessoais através da empresa EAGLE SEGUROS, em total desconformidade com as regras estipuladas para o setor - sequer informam registro na SUSEP e utilizam a denominação "seguros". O site é www.seguroseagle.com.br.</text:p>
          </table:table-cell>
          <table:table-cell office:value-type="string" calcext:value-type="string">
            <text:p>Mercado não supervisionado</text:p>
          </table:table-cell>
          <table:table-cell office:value-type="string" calcext:value-type="string">
            <text:p>Seguro de Pessoas</text:p>
          </table:table-cell>
          <table:table-cell office:value-type="string" calcext:value-type="string">
            <text:p>Denúncia sobre mercado não supervisionado</text:p>
          </table:table-cell>
          <table:table-cell table:number-columns-repeated="16380"/>
        </table:table-row>
        <table:table-row table:style-name="ro1">
          <table:table-cell office:value-type="string" calcext:value-type="string">
            <text:p>FINALIZAÇÃO DO CADASTRO DA EMPRESA JUNTO AO ÓRGÃO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8" office:value-type="string" calcext:value-type="string">
            <text:p>Prezados, como advogado de minha cliente busquei obter informações sobre uma apólice de seguro que disseram que ela seria a segurada (Seguros Sura - CNPJ 33.333.333/3333-33).</text:p>
            <text:p/>
            <text:p>Bom, minha cliente(C - CPF 333.333.333-33)  está fazendo uma mudança e a transportadora (33.333.333/3333-33) contratada por ela diz que contratou uma apólice de seguro (3333333333) e a colocou como segurada. </text:p>
            <text:p/>
            <text:p>A fim de confirmar a informação junto a referida seguradora, eles não nos confirmaram a informação sobre a minha cliente estar incluída como segura ou não e qual era a apólice de seguro. Como o seguro foi contratado pela transportadora junto a sua corretora de seguros, não temos confiança em pedir a informação junto a corretora. Deste modo, entendemos que a informação básica de que minha cliente está incluída na apólice de seguro acima ao menos a seguradora confirmaria, mas negou (protocolo #33333333 e #33333333.</text:p>
            <text:p/>
            <text:p>Gostaria que fornecessem a informação sobre a segurada e a cobertura, já que a segura é minha cliente e não a transportador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8" office:value-type="string" calcext:value-type="string">
            <text:p>Prezados,</text:p>
            <text:p/>
            <text:p>A empresa Si 33.333.333/3333-33 não consta a SUSPEP ativa para este CNPJ, como dev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2">
          <table:table-cell office:value-type="string" calcext:value-type="string">
            <text:p>Bom dia</text:p>
            <text:p>Estou tentando atualizar os dados cadastrais da susep PESSOA JURIDICA entretanto o sistema online disponibilizado NÃO PERMITE mudar a RAZAO SOCIAL, com isso estou tendo problemas em varias seguradoras por divergência de dados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9">
          <table:table-cell table:style-name="ce28" office:value-type="string" calcext:value-type="string">
            <text:p>O genitor do requerente (menor) veio a falecer em outubro passado e era segurado por meio da empresa em que trabalhava.</text:p>
            <text:p>O segurado tinha 33 filhos de relacionamentos diferentes.</text:p>
            <text:p>Pois bem. Em contato com a empresa fizemos os devidos requerimentos e apresentamos a documentação e declarações solicitadas, com exceção dos documentos das demais herdeiras, por impossibilidade ante a inexistência de relação destas com o menor em questão (as demais herdeiras são maiores).</text:p>
            <text:p>Assim, informamos sobre a nossa impossibilidade e requeremos o prosseguimento do processo administrativo, que fora negado, exigindo a apresentação dos documentos das demais herdeiras, o que  é ilegal, uma vez que a seguradora deve pagar o valor que cabe ao menor e reserva as demais cotas.</text:p>
            <text:p/>
            <text:p>Diante disso, solicitamos orientações e auxílio no prosseguimento da regulação à segurada Mapfre pelo e-mail do gerente da unidade de Campo Grande/MS (email), que não nos retornou.</text:p>
            <text:p/>
            <text:p>Na data de hoje tentamos contato com a segurado Mapfre pelo 3333, sem sucesso após 33 min de espera (protocolo 333333333333333333).</text:p>
            <text:p/>
            <text:p>Seguem as informações do caso:</text:p>
            <text:p/>
            <text:p>Seguradora: Mapfre S.A</text:p>
            <text:p>Nº do aviso: AW33333333 -PGERAL-33333333</text:p>
            <text:p>Segurado: Conveniência Via Norte Ltda</text:p>
            <text:p>CNPJ segurado: 33.333.333/3333-33</text:p>
            <text:p>Sinistrado: F</text:p>
            <text:p>CPF sinistrado: 333.333.333-33</text:p>
            <text:p>Nº do sinistro: 3.33.333333</text:p>
            <text:p>Beneficiário: P</text:p>
            <text:p>CPF do beneficiado: 333.333.333-33</text:p>
            <text:p/>
            <text:p>Aguardo oportuno retorn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Fiz um seguro com a MAG , solicitei resgate dia 33/33/3333 , já passou os 33 dias e até hoje não me pagaram o benefício , após os 33 dias não me solicitaram documentos complementares, e dia 33/33/3333, agendaram uma visita técnica e até o momento não foi solucionado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60">
          <table:table-cell table:style-name="ce28" office:value-type="string" calcext:value-type="string">
            <text:p>No dia 33/33/3333 fui para o Guaruja com meu carro, ele se encontrava em perfeito estado, pois antes de viajar eu fui fazer a revisâo, e foi trocado apenas o freio das rodas de tras e as lampadas que estavam queimadas.</text:p>
            <text:p>No dia 33/33/3333 por volta das 33:33 começou uma chuva muito forte, o carro estava estacionado na pousada onde eu estava hospedada que fica na Avenida da praia, 3333 frente mar Pereque, 33333-333 Sp Guaruja.</text:p>
            <text:p>Assim que começou a encher o carro eu liguei na seguradora mafre pedindo a remoção do carro pois já não conseguia sair do local com o mesmo, a atendente solicitou o guincho, porem ligou depois dizendo que não teria como ir, pois toda a cidade estava alagada e nenhum prestador estava aceitando fazer o serviço.</text:p>
            <text:p>Foi agendado para o dia seguinte as 33:33. O guincho chegou no local por volta das 33:33 dizendo que atrasou pois a cidade ainda estava toda alagada e não dava para atravessar em certos pontos da cidade.</text:p>
            <text:p>O veiculo foi encaminhado para minha casa, e no dia 33/33/3333 foi encaminhado para o prestador de servicos Dito funilaria e pintura.</text:p>
            <text:p>Foi feita a vistoria e foi me informado por telefone pela C, funcionaria desse local, que o carro apenas teria que fazer uma limpeza, pois estava funcionando normal, mas que eu teria que levar em algum lugar da minha confiança, pois o carro tinha varios reparos para fazer e não poderia andar com o carro do jeito que estava, eu questionei o porque da seguradora não fazer o reparo e a mesma com muita grosseria me disse que não tinha atingido o valor da franquia, que eu teria que tirar o carro do local.</text:p>
            <text:p>Então solicitei para que fosse feita a vistoria em outra oficina conveniada do seguro, e o carro foi enviado para Pottira oficina e pintira.</text:p>
            <text:p>O mecanico dessa oficina me ligou e informou que foi queimado o cabeçote do veiculo, alegando que isso nao foi devido ao alagamento, e sim por ter aquecido o veiculo. Mas em momento nenhum o carro apresentou super aquecimento, quando começou a chuva o carro estava parado  a muito tempo. </text:p>
            <text:p>Quando o guincho deixou o carro no meu endereço, eu testei se os vidros estavam baixando e nao estava, se o ar estava funcinado e nao estava. Eu só nao liguei o veiculo pois fui orientada a nao ligar e deixar apenas para ligar na oficina devido ter molhado e poder ter ido agua para o motor.</text:p>
            <text:p>O carro naquele dia ja estava cheirando muito ruim. A parte eletrica do carro nao estava funcinando, pois durante a madrugada que teve o alagamento os vidros começaram a baixar sozinho e ascender e desligar as luzes sozinhos.</text:p>
            <text:p>Eu solicitei novamente outra vistoria, pois eu nao estou concordando com esse posicionamento da seguradora, se o carro teve parcialmente uma submersão, como da para ver no video, devido ao uma enchente. E isso esta em uma das clausulas da minha apolice. É impossivel o carro ter fervido parado, eu nao andei com o carro, ele nao apresentou nenhum sinal que estava faltando agua ou algo do tipo. Se ferveu foi em alguma das oficinas em que foi levado da seguradora, pois eu nao estava presente na hora em que ligaram o carro e o carro voltou de guincho, e repito o carro desceu para praia em perfeito estado.</text:p>
            <text:p>Por favor solicito que seja avaliado novamente, eu ja estou tendo muito prejuizo ficando sem o carro todos esses dias, eu nao tenho o carro para luxo, eu uso para trabalho e para buscar minha filha nas rotinas dela.</text:p>
            <text:p>Meu carro nao tem um valor exorbitante para causar todo esse transtorno, eu pago o seguro justamente para ter no minimo segurança e nao é isso que esta acontecen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Reparação do Produto</text:p>
          </table:table-cell>
          <table:table-cell table:number-columns-repeated="16380"/>
        </table:table-row>
        <table:table-row table:style-name="ro2">
          <table:table-cell office:value-type="string" calcext:value-type="string">
            <text:p>Bom dia,</text:p>
            <text:p>Estou tirando minha Susep, e gostaria de saber para onde envio minha documentação e quais são os documentos pertinentes para envi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1">
          <table:table-cell table:style-name="ce28" office:value-type="string" calcext:value-type="string">
            <text:p>ESPACO MOSAICO - SERVICOS DE EVENTOS E BUFFET LTDA</text:p>
            <text:p>CNPJ: 33.333.333/3333-33</text:p>
            <text:p>N° APOLICE: 3.33.333333333</text:p>
            <text:p>N° SINISTRO: 3.3.33.333333.3.33</text:p>
            <text:p/>
            <text:p>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text:p>
            <text:p>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text:p>
            <text:p/>
            <text:p>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text:p>
            <text:p/>
            <text:p>Insta salientar que a empresa (MEGA ASSISTENCIA), realizou diversas fotos e vídeos, bem como, também informou que poderia realizar a limpeza do espaço, pois o perito não iria vir de imediato, assim como o próprio gerente também informou que poderia ser realizado a limpeza.</text:p>
            <text:p/>
            <text:p>A vistoria fora realizada em 33/33/3333 pelo perito (M), que solicitou as fotos e vídeos que tinha, no qual prontamente as enviei, e o mesmo questionado sobre o local ter sido limpo, informou que não teria problema, pois se tratava de um espaço de eventos.</text:p>
            <text:p/>
            <text:p>Em 33/33/3333 via canal WhatsApp do Itaú seguros, se quer tinham meu número de sinistro, no qual tive que solicitar informações ao gerente da conta (K).</text:p>
            <text:p>Pois bem, após vários e-mails junto a corretora, envio de orçamentos, documentos e grosseria por parte da atendente (S), por fim retornaram após 33 meses e 33 dias (33/33/3333) do primeiro contato, que não iriam proceder com o pagamento, pois o local foi reparado antes da vistoria. </text:p>
            <text:p/>
            <text:p>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Discordância do Valor da Indenização</text:p>
          </table:table-cell>
          <table:table-cell table:number-columns-repeated="16380"/>
        </table:table-row>
        <table:table-row table:style-name="ro9">
          <table:table-cell office:value-type="string" calcext:value-type="string">
            <text:p>Prezados, </text:p>
            <text:p/>
            <text:p>Estou há dias tentando corrigir um erro que cometi por engano.</text:p>
            <text:p>Suspendi/inativei minha susep fisica e preciso reativa-la, mas não estou tendo retorn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senhores gostaria de saber se através do nro do CPF existe a possibilidade de uma pessoa falecida tinha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2">
          <table:table-cell table:style-name="ce28" office:value-type="string" calcext:value-type="string">
            <text:p>Boa tarde, sou Marcos, Gerente da TI do , alguns de nossos usuários estão encontrando </text:p>
            <text:p>dificuldade na emissão de certidão no site da susep.</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m dia! É possível saber se a minha mãe que faleceu possuía algum seguro de vida? Se sim, de que forma consigo essa informação? Desde já agradeço e fico no aguardo de um retorn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SOBRE A INEFICÁCIA DO ATENDIMENTO VIA SAC .</text:p>
            <text:p>OS ATENDENTES SE OPÕEM A PASSAREM INFORMAÇÕES,</text:p>
            <text:p>A ATENDENTE MAÍSA , POR DIVERSAS VEZES ATENDE E NÃO RESPONDE AS SOLICITAÇÕE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text:p>
            <text:p>Obrigada pela aten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8">
          <table:table-cell office:value-type="string" calcext:value-type="string">
            <text:p>SOLICITAÇÃO DE INDENIZAÇÃO DPVAT</text:p>
            <text:p/>
            <text:p>PEDIDO: 3333333333 - SOLICITAÇÃO PENDENTE</text:p>
            <text:p/>
            <text:p>SOLICITO QUE MEUS DOCUMENTOS SEJAM ANEXADOS AO PROCESSO, POIS SÓ CONSEGUI ANEXAR UM.</text:p>
            <text:p/>
            <text:p/>
            <text:p>SEGUE SOCUMENTOS</text:p>
          </table:table-cell>
          <table:table-cell office:value-type="string" calcext:value-type="string">
            <text:p>Reclamação - Consumidor.gov.br</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31">
          <table:table-cell office:value-type="string" calcext:value-type="string">
            <text:p>Boa tarde, </text:p>
            <text:p>Acabo de me formar em corretora de seguros e estou tentando me cadastrar na SUSEP, onde me leva para o gov.br. Lá fala que sou nível prata, e preciso ser ouro. E não consigo aumentar meu nível. Está tudo em ordem com meu cadastro, preciso de uma ajuda para poder começar a trabalhar, senão não consigo exercer. Preciso me registrar. Já fui no Poupatempo, no meu Banco, na Receita Federal, na Justiça Eleitoral, mas não consigo uma resposta.</text:p>
            <text:p/>
            <text:p>Anexei a página que aparece quando clico em aumentar nível.</text:p>
            <text:p/>
            <text:p>Fico no aguardo de um retorno.</text:p>
            <text:p/>
            <text:p>Obrigada</text:p>
            <text:p/>
            <text:p>Camil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 Susep não realiza a liberação dos cadastros on-line solicitadas por terceiros. Estou há 3 meses tentando obter a liberação de acesso junto ao sistema informatizado da Susep para fins de envio de ofício judicial. A concretização de tal cadastro se dá após envio de email para email. Há meses estou enviando e-mails para o referido endereço sem resposta alguma, e, por consequência, não consigo protocolar ofício judicial, travando e impedindo o recebimento de valores por meus clientes. De outro lado, ao entrar em contato com a Ouvidoria da Susep (3333333333) os atendentes são mal educados, mal treinados, irônicos, arrogantes, não entendem absolutamente nada do serviço que prestam e se limitam a responder "enviar para o e-mail", sendo o único endereço de e-mail aquele que permanece sem resposta. Não existe nenhum supervisor, atendente ou pessoa minimamente capacitada no órgão para fins de prestar atendimento a população. É o pior serviço e atendimento que já recebi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Fiz o curso de corretor, e preciso tirar a minha SUSEP. </text:p>
            <text:p>Entrei em contato com a SUSEP e fui informada que para fazer o cadastro, preciso que o meu GOV seja ouro.</text:p>
            <text:p>Hoje sou prata, e para elevar para ouro, o site me exige a biometria do TSE. </text:p>
            <text:p>Porém o TSE não está fazendo a biometria. </text:p>
            <text:p>Gostaria da ajuda de vocês. Pois, preciso, com urgência, tirar a minha carteira na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Acesso ao processo administrativo para protocolar habilitação, segue o link do processo: https://sei.susep.gov.br/sei/modulos/pesquisa/md_pesq_processo_pesquisar.php acao_externa=protocolo_pesquisar&amp;acao_origem_externa=protocolo_pesquisar&amp;id_orgao_acesso_externo=3 </text:p>
            <text:p/>
            <text:p>nº do processo 33333.333333/3333-33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3">
          <table:table-cell office:value-type="string" calcext:value-type="string">
            <text:p>Boa tarde!</text:p>
            <text:p>estou precisando do meu certificado susepinha  já fiz farias ligaçães e encaminhei e-mail  porém não tive resposta.</text:p>
            <text:p>oq acontece e o seguinte pelo site tenho q entrar pelo gov e obter uma categoria ouro porem eu não consigo pq não tenho a biometria cadastrada.</text:p>
            <text:p>estou preste a perder uma vaga de emprego.</text:p>
            <text:p>Por gentileza preciso de um auxilio para resolver esta quest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8" office:value-type="string" calcext:value-type="string">
            <text:p>Boa tarde, gostaria de saber se minha falecida mãe possuia Seguro de vida.</text:p>
            <text:p/>
            <text:p>Nome de minha mãe: MARIA </text:p>
            <text:p/>
            <text:p>CPF: 333.333.333-33</text:p>
            <text:p/>
            <text:p>Como devo procede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Meu falacido, na epoca do seu falecimento, acreditasse que havia seguro de vida em seu nome.</text:p>
            <text:p>Como fasso para consultar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fiz o curso da susep vida e previdência pelo banco bradesco em 3333, gostaria de voltar a exercer vendas desse produto, inclusive tinha ate a carteirinha da susep .por gentileza, como faco para requerer 3 via e posteriormente fazer outro cursos de vcs para habilitação de mais produtos? Obrigad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8" office:value-type="string" calcext:value-type="string">
            <text:p>Sou certificado como corretor de seguros PF e PJ, porém não encontro meus dados no site da SUSEP para poder emitir a certidão. Segue abaixo os dados da última certidão que tirei:</text:p>
            <text:p/>
            <text:p>Certificamos que CORRETORA DE SEGUROS LTDA, CNPJ nº </text:p>
            <text:p>33333333333333, encontra-se registrada na SUSEP, sob o nº 33.3333333.3, </text:p>
            <text:p>para atuar na atividade de corretagem de seguros referente aos ramos de </text:p>
            <text:p>PESSOAS, CAPITALIZAÇÃO E PREVIDÊNCIACOMPLEMENTAR ABERTA, e </text:p>
            <text:p>encontra-se com cadastro ATIVO.</text:p>
            <text:p>A sociedade apresenta o seguintes responsáveis técnicos:</text:p>
            <text:p> C - 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Quantidade e valores pagos de indenização do seguro DPVAT nos anos de 3333 e 3333, em cada modalidade: Despesas de Assistência Médica e Despesas Suplementares (DAMS), Invalidez Permanente e Morte.</text:p>
            <text:p/>
            <text:p>Solicito informar a quantidade de indenizações e o valor total desembolsado para pagamento de indenizações do seguro DPVAT nos anos de 3333 e 3333 em cada modalidade: Despesas de Assistência Médica e Despesas Suplementares (DAMS), Invalidez Permanente e Morte. </text:p>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Contratei um seguro da Europ Assistance obrigatório para viajar a bordo da msc cruzeiros e, pela segunda vez o cruzeiro que eu faria com minha família foi cancelado, e o seguro me orientou a acionar o seguro, porém desde 33.33.33, data em que abri o protocolo junto ao seguro, até hoje não obtive retorn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7">
          <table:table-cell office:value-type="string" calcext:value-type="string">
            <text:p>Sou esposa de segurado e nessa qualidade entrei em contato com a Previsul para requerer cópia da apólice do seguro de vida de meu marido.</text:p>
            <text:p>Foi feita essa solicitação por WhatsApp, telefone, e-mail e ouvidoria, porém não obtive sucesso, sendo me enviado tão somente o</text:p>
            <text:p>certificado da apólice.</text:p>
            <text:p>As informações obtidas por esses canais de comunicação é de que é fornecido pela Previsul somente o certificado da apólice, que para</text:p>
            <text:p>se ter acesso a apólice em si, é necessário solicitar para a estipulante (Partiseg Associação Assistencial) ou para a corretora (Conesul</text:p>
            <text:p>Corretora de Seguros Ltda), porém tais empresas não possuem telefone ou qualquer outro meio de comunicação válido, segundo</text:p>
            <text:p>pesquisa feita na rede mundial de computadores.</text:p>
            <text:p>De todo modo, é dever da Previsul fornecer a apólice de seguro (ou 3ª via) para o segurado ou seus beneficiários, o que não está sendo</text:p>
            <text:p>observado pela seguradora.</text:p>
            <text:p>Assim, visando uma resolução amigável e pautada na legislação vigente, solicito e intervenção deste Órgão Estatal, para que a</text:p>
            <text:p>Seguradora Previsul enviado/forneça a(s) cópia(s) da(s) apólice(s) de seguro de meu marido, bem como seja esclarecido o</text:p>
            <text:p>endosso de cancelamento ocorrido em outubro de 3333, com o envio de todas as documentações correlatas.</text:p>
            <text:p>Objetivando facilitar a localização dos documentos, encaminho em anexo os certificados que possuo.</text:p>
            <text:p>Por fim, solicito que nos seja enviado os meios de contato do departamento jurídico da Previsu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2">
          <table:table-cell table:style-name="ce28" office:value-type="string" calcext:value-type="string">
            <text:p>Bom dia, prezados senhores encontro com minha susep suspensa PESSOA JURIDICA: CORRETORA DE SEGURO CNPJ 33333333333333 ,    ,  e desconheço a anotação que ocorreu  :  (situação alterada pela Susep) 33/33/3333 33:33 Mudança de objeto / distrato social ( desconheço tal anotação.) , Estou impossibilitada de trabalhar de receber por tal suspensão. Gostaria de saber o canal de atendimento pra eu solucionar tal pendencia, Segue em anexo a anotação </text:p>
            <text:p>Corretora : CORRETORA DE SEGURO CNPJ 33333333333333 , Meu telefone , 33 333333333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nclui curso na ENS e não consigo solicitar meu cadastro como corretora. A plataforma do GOV pede nível ouro, e mesmo já tenho biometria cadastrada no TSE, não consigo avançar de nível. Qual outro canal posso usar para fazer meu cadastr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existe algum seguro em nome de L, inscrita no CPF nº333.333.333-33, falecida em 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3">
          <table:table-cell table:style-name="ce28" office:value-type="string" calcext:value-type="string">
            <text:p>Prezados,</text:p>
            <text:p/>
            <text:p>Fiz uma solicitação de sinistro pela morte de meu pai pela seguradora Chubb, no dia 33/33/3333. Porém não tenho acesso a nenhuma informação, e já passou o prazo regulamentado pela autarquia. Hoje liguei na central, protocolo 3333333333333333, porém, me informam outro numero, que é da central do cartão de crédito, e que não tem acesso sem a senha do cartão. Como meu pai faleceu, não temos como prosseguir no atendimento. Relato que a abertura do sinistro se deu através do site da Chubb, em que recebemos a seguinte informação :</text:p>
            <text:p/>
            <text:p>CHUBB Seguros. O aviso de sinistro foi registrado. Encaminhe a documentacao informando o numero CL-BZ-333333. Maiores informacoes, www.chubb.com/br-pt/claims.</text:p>
            <text:p/>
            <text:p>Mas, no mesmo site em que foi encaminhado a documentação, não conseguimos acompanhar o andamento. Em anexo, o e-mail recebido da Chubb, por ocasião da abertura do sinistro. Após esse dia, não tivemos nenhuma outra informação. </text:p>
            <text:p/>
            <text:p>Nome do Segurado: E</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Estou tentando solucionar um impasse junto as seguradoras que está afetando o andamento dos embarques de cargas: ocorre que a empresa de transporte/caminhão/motorista são avaliados por empresas de análise cadastral contratadas pelas seguradoras e  por motivos não informados são rejeitados para o carregamento. </text:p>
            <text:p>Os caminhões e seus motoristas são deslocados por distâncias consideráveis em busca de cargas e após dias aguardando o carregamento são dispensados com a informação que em análise cadastral o embarque não foi autorizado porque "o perfil não atende a empresa securitária". </text:p>
            <text:p>Na tentativa de solucionar o perfil e evitar maiores prejuízos tentamos buscar informações que não são disponibilizadas. A empresa "Klios Analise - Federal Soluções Técnicas" CNPJ 33333333/3333-33 é a responsável pelo apontamento cadastral negativo e após contato com todos os setores indicados e demais canais de atendimento não conseguimos obter qualquer informação esclarecedora. A empresa de seguros atua em embarque na unidade da LOUIS DREYFUS COMPANY -Itumbiara/GO. Questionado qual é a empresa de seguros foi indicado apenas o nome FEDERAL. </text:p>
            <text:p> Indignada com a irresponsabilidade destes sistemas criados com o propósito de facilitar e tornam a vida dos pequenos ainda mais complicadas. O carregamento foi impedido num trajeto onde sempre a empresa/caminhão/motorista presta serviço sem qualquer impedimento. Isso leva a  considerar que algo está errado já que maiores informações não são prestadas. Se o cadastro está negativado é necessário que se informe qual o motivo da negativação.</text:p>
            <text:p>Sabendo da abrangência desta SESEG e da atuação em soluções de problemas que afetam os profissionais de seguro, inclusive de cargas venho aqui buscar ajuda para a solução deste problema que tem gerado um prejuízo considerável aos pequenos transportadores já tão sacrificados.</text:p>
            <text:p>Coloco-me a disposição para outras informações complementares certa de que obterei êxito com o vosso apoi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olicito providência em relacão a XP VIDA E PREVIDÊNCIA S/A, pois sendo solicitado a essa <text:s/>Instituicao pedido de portabilidade de 3 fundos de previdências privada, no dia 33/33/3333, apenas concluiu-se o fundo VGBL Capitania no dia 33/33/3333. Entrando em contato com o SAC, protocolo 33333333, recebi a resposta dia 33/33/3333, que o outro fundo ( VGBL Giant Zarathustra) estava dentro do prazo de portabilidade e que a cotização seria finalizada em 3 dias úteis. Solicito que a portabilidade do fundo zarathustra seja concluída com os valores do dia 33/33/3333, pois com essa demora os prejuízos foram maiores e que essa Instituição seja multada pelo atraso e falta de respeito ao consumidor, uma vez que nada justificava essa demora. Segue anexos. Att, Sôni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Bom Dia.....fiz um registro na susep como PJ mais na ocasiao minha empresa era Empresario Individual, agora fiz uma alteracao contratual mudando essa empresa para LTDA, como faço essa alteracao na susep ? pergunto isso pq uma empresa esta me exigindo que na susep conste que eu sou LTDA.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8" office:value-type="string" calcext:value-type="string">
            <text:p>Na condição de defesor legalmente constitudo solicito vistas pelo prazo prazo  de  cinco dias do processo numerro  SEI Nº 33333.333333/3333-33 promovido contra CORREGAGEM E CONS. DE SEGUROS LTDA E CORRET. E CONS. DE SEGUROS </text:p>
            <text:p/>
            <text:p>J - OAB/SP 333333</text:p>
            <text:p>email  - 33-333333333</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41">
          <table:table-cell table:style-name="ce28" office:value-type="string" calcext:value-type="string">
            <text:p>Na condição  de defesor legalmente  constituido solicito vistas  pelo prazo de 33 ( cinco dias )  do processo 33333.333333/3333-33 -ORRETORA DE SEGUROS </text:p>
            <text:p/>
            <text:p>J - OAB/SP 333333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Diversos serviços estão dando erro 333 - Gateway time-out, inclusive o controle de acesso e envio de arquivo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noite. Gostaria de saber qual escola de curso para corretora de seguros e aceita e reconhecida pela SUSEP. Desejo saber se a ENS Escola de Negócios e Seguros é reconhecida pela SUSEP para formação de agentes de seguros. Essa informação é muito importante para mim</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8" office:value-type="string" calcext:value-type="string">
            <text:p>Bom dia, </text:p>
            <text:p>Me chamo V, advogado, OAB/DF nº 33.333 e estou tentando ter acesso a um processo físico arquivado na SUSEP sob nº: 33333.333333/3333-33. Através do link na página da SUSEP para este tipo de processo, consigo ver os andamentos apenas mas não há como baixa-lo pela internet, visto ele não estar digitalizado, portanto não inserido no sistema SEI.</text:p>
            <text:p/>
            <text:p>Gostaria de saber por favor, qual o email da SUSEP o qual posso fazer esse pedido, já preenchi e digitalizei o Formulário de Solicitação de Acesso a Processo Administrativo, visto que na página: Consultar andamento de processo em suporte papel Susep, o link leva apenas para a consulta simples sem ter a informação de como proceder para ter acesso à processos não digitalizados.</text:p>
            <text:p/>
            <text:p>Grato, Verniou Tadeu.</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Gostaria de saber se o pai da minha filha que já faleceu tinha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8" office:value-type="string" calcext:value-type="string">
            <text:p>Boa tarde</text:p>
            <text:p>Sou advogado e preciso esclarecer a um cliente se o irmão dele, falecido, deixou algum seguro</text:p>
            <text:p>Ele é o único herdeiro</text:p>
            <text:p>Peço oirentação de como proceder</text:p>
            <text:p>Att</text:p>
            <text:p>M</text:p>
            <text:p>OAB/SP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a tarde, tudo bem?</text:p>
            <text:p>Eu fui aprovada na prova da SUSEP e agora gostaria de fazer meu registro de corretor de seguros.</text:p>
            <text:p>Segue certificado anexo.</text:p>
            <text:p>Agradeço desde já.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Pedido 3333333333, vítima menor mora na zona rural de Alto Araguaia, a empresa toledo agendou a perícia médica para uma profissional em Mineiros Goiás, que dar 33 km de distância da vítima, o horario de onibus para essa região são as 33 horas, 33:33 horas e 33 horas, a perícia agendada  para as 33 hrs, então ele terá que ir um dia antes, custear hotel, juntamente com sua genitora, os mesmos informaram que não tem condições de custear a viagem, repassei a informação para a empresa, e simplesmente fui informado que é regra, exigência da gestora, levo aos conhecimentos, pois a vítima sequelada deixará de receber, por incompreensão da prestadora de serviço, pois os mesmo tem médicos disponíveis na tela perícia . </text:p>
            <text:p>Seguro Dpvat Caixa Econômica Federal</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64">
          <table:table-cell table:style-name="ce28" office:value-type="string" calcext:value-type="string">
            <text:p>REF: Processo nº 33333.333333/3333-33</text:p>
            <text:p/>
            <text:p>Prezados,</text:p>
            <text:p/>
            <text:p>Gostaria de saber, sendo patrono dos autos em epígrafe, como consigo acesso aos autos e as respectivas documentações juntadas. Consultando através do sistema aberto ao público, diversos documentos encontram-se com acesso restrito, dessa forma, requeiro o acesso completo destes.</text:p>
            <text:p/>
            <text:p>Já enviei os termos solicitados e identificação desde 33/3333, entretanto, sem resposta.</text:p>
            <text:p/>
            <text:p>No aguardo do acolhimento,</text:p>
            <text:p/>
            <text:p>E</text:p>
            <text:p>OAB RJ 33.333</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37">
          <table:table-cell table:style-name="ce28" office:value-type="string" calcext:value-type="string">
            <text:p>Srs. ao emitir a nossa certidão de regularidade constatamos que a nossa CORRETORA SEGUROS, CNPJ 33 333 333/3333-33 está com o mesmo SUSPENSO. .Certificamos que CORRETORA DE SEGUROS LTDA, CPF/CNPJ nº ***.333.333-**, registro SUSEP nº 333333333, encontra-se com REGISTRO Suspenso.</text:p>
            <text:p>A sociedade apresenta os seguintes responsáveis técnicos:</text:p>
            <text:p>    J - 333333333</text:p>
            <text:p>O Código desta Certidão é: CC333333333_33333333_333333_333.</text:p>
            <text:p>Qual o procedimento para revertermos a situação, pois não temos conhecimento do que ocorreu?</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Reclamação divers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Reclamação divers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56">
          <table:table-cell table:style-name="ce28" office:value-type="string" calcext:value-type="string">
            <text:p>Prezados,</text:p>
            <text:p/>
            <text:p>Cumprimentando-os, cordialmente, sirvo-me da presente para indagá-los a respeito de qual é o procedimento para dar baixa/cancelar a minha inscrição como corretor de seguros junto à SUSEP (Anexo 33).</text:p>
            <text:p/>
            <text:p>Agradeço, desde já, pela atenção.</text:p>
            <text:p/>
            <text:p>Atenciosamente,</text:p>
            <text:p/>
            <text:p>C</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8" office:value-type="string" calcext:value-type="string">
            <text:p>Boa tarde represento um cliente (procuração em anexo), que recentemente se envolveu em um acidente grave de trânsito em decorrência de culpa exclusiva da outra parte.</text:p>
            <text:p/>
            <text:p>Necessitamos de informação a respeito de eventual seguro que esse veículo possa ter, ou onde localizo essa informação, sendo os dados do veículo: Placa ALD3333, do proprietário L do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0">
          <table:table-cell table:style-name="ce28" office:value-type="string" calcext:value-type="string">
            <text:p>Boa tarde! Preciso de ajuda para localizar o Seguro de Vida da minha mãe. </text:p>
            <text:p>Infelizmente ela faleceu em 33/33/33 e não estamos conseguindo localizar a apólice do seguro dela e nem sabemos de qual empresa ela contratou o mesmo. Então se os senhores pudessem nos ajudar nesse momento de tanta dor e fizessem um levantamento dos seguros que tinha no nome dela, seja de vida, de cartão de crédito, ... Desde já agradecemos!</text:p>
            <text:p>Segue os dados dela: H, data nascimento 33/33/3333,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 responsável técnico pela Corretora de Seguros Ltda, Sr. J - 333333333 faleceu e preciso trocar o responsável técnico pela corretora anteriormente citada registrada na Susep sob n°333333333. Como devemos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enfrentando problema para aumentar meu nivel para conta ouro, ja fiz todos os processos solicitados porem nao consigo resolver, fui ate a receita federal verificar se tinha alguma pendencia e estava tudo certo e busco alguma resposta para aumentar meu nivel da conta gov para ouro e juntamente retirar meu certificado da susep que preciso do mesmo para trabalha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tentando baixar documentos da minha empresa para fazer cadastro na Bradesco seguro, porem não consigo encontrar o caminho, são eles Certificado de Pessoa Jurídica, e física e cart]ao CNPJ , site extremamente complicado sem nenhum tipo de orient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lá. faz dias que não consigo validar seguros garantias no site. está inopera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
          <table:table-cell office:value-type="string" calcext:value-type="string">
            <text:p>Em 33/33/3333 - Protocolo 3333333333 foi aberto o pedido de indenização por invalidez permanente do seguro DPVAT via aplicativo DPVAT Caixa, após analise documental deferida a vítima foi submetida a uma avaliação médica no dia 33/33/3333, por meio de telemedicina, na ocasião a expert atestou 33 dias de tratamento a vítima a contar da data da realização da perícia médica desta forma, a caixa finalizou o protocolo com indeferimento. </text:p>
            <text:p>Sendo assim, em 33/33/3333 a vítima, por meios próprios, realizou novo atendimento médico de forma presencial com o médico traumatologista e Ortopedista no qual foi atestado que seu quadro evoluiu com alta médica desta forma, foi aberto um novo pedido de indenização no mesmo dia da consulta em 33/33/3333 - Protocolo 3333333333 e anexado tal documento, após analise documental, pedido foi recusado pela caixa mantendo a conduta da analise anterior sem submeter o cliente a uma nova avaliação médica.</text:p>
            <text:p>Não concordamos com a recusa pela caixa e abrimos um protocolo de reclamação via canal procurador sob protocolo 333333.3333.3 relatando que vítima deveria ser submetida a uma nova avaliação médica tendo em vista a apresentação de um fato novo. Pedido aberto em 33/33/3333 - Protocolo 3333333333, novamente recebemos a resposta de indeferimento mantendo a conduta da primeira análise, ignorando o documento médico anexado ao pedido.</text:p>
            <text:p>Insatisfeito com a resposta da caixa, anexamos uma segunda opinião médica por meio de telemedicina no qual atestou alta médica em 33/33/3333, juntamos o documento ao um novo pedido de indenização aberto em 33/33/3333 – Protocolo 3333333333 afim que novamente fosse avaliado e se necessário submetido a uma nova perícia médica, caixa manteve o indeferimento.</text:p>
            <text:p>A alta médica é o ato pelo qual o médico declara que o paciente está apto a retornar às suas atividades normais após um tratamento médico ou uma internação hospitalar. A alta médica é um ato unilateral do médico, que deve ser baseado em critérios objetivos e em evidências médicas que comprovem a melhora do estado de saúde do paciente, desta forma é possível afirmar que um paciente que apresenta limitações em um atestado médico no primeiro momento pode melhorar ou piorar de uma lesão médica, ou seja uma evolução. Assim, é importante que o médico avalie regularmente a evolução do quadro clinico do paciente. Caso o paciente apresente melhora do quadro clínico, o médico pode conceder uma alta médica, indicando que o paciente está apto a retomar suas atividades normais. Por outro lado, se o paciente apresentar piora do quadro clínico, o médico pode indicar a necessidade de um afastamento ou de uma revisão do atestado médico.</text:p>
            <text:p>Sendo assim, administradora não poderia recusar o documento médico que evidencia um alta médica, baseada em informações anteriores, no mínimo deveria encaminhar a vítima para uma nova avaliação se julgar necessário. </text:p>
            <text:p>Desta forma realizo a denúncia contra Caixa Econômica Federal a fim de apurar a conduta e indenizar a vítima sobre as lesões apresentadas e correções sobre período e ficou sem avaliação correta, conforme escabece a Lei Federal 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m Dia, solicito irformação quanto a eventuais seguros de vide de D CPF -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ezados(as), solicito verificar a possibilidade de fornecer-me uma cópia da Apólice de seguro habitacional Nº 3333333333333, referente ao financiamento de meu imóvel junto à Caixa Econômica Federa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Boa tarde, </text:p>
            <text:p>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text:p>
            <text:p>Caso não exista processo vigente, considerem tal correspondência como denúncia para fins de instauração de processo administrativo ou judicial.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1">
          <table:table-cell office:value-type="string" calcext:value-type="string">
            <text:p>Bom dia, meu nome é L, motivo do meu contato é porque não recebi dinheiro esquecido no valores a receber, <text:s/>e por esse motivo gostaria de saber sobre um título de capitalização TC Bamerindus em que paguei 33 parcelas , isso foi no ano de 3333 , o banco foi vendido para o HSBC e em seguida para o Bradesco, procurei na agência do Bradesco e disseram que não tem nada no meu nome referente a título de capitalização. , Existe alguma forma de recuperar esse dinheiro com as correções monetárias ?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ossui uma conta de Previdencia privada na Sul America, CNPJ 33.333.333/3333-33. Solicitei em 33/33/3333 a portabilidade deste plano para o ICATU Seguros S.A. CNPJ 33.333.333/3333-33 através do processo SUSEP 333 33333333333333. Até hoje não foi efetivada essa transferênci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Minha mãe faleceu e no seu contracheque tinha um seguro da emporesa Band Família, que foi adquirida pela MG Seguros, que foi comprada pela BMG Seguros. Já tentei exaustivamente contato com todas e não consigo obeter informçãoes.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7">
          <table:table-cell office:value-type="string" calcext:value-type="string">
            <text:p>Boa tarde,</text:p>
            <text:p/>
            <text:p>Possuo um veículo que foi roubado no dia 33/3 sem a presença de pessoas.</text:p>
            <text:p>Entrei em contato com minha seguradora onde se encaminhou todo o processo. Foi enviado a documentação necessária inclusive o documento do veículo com os dados da seguradora, reconhecido firma em cartório, o documento chegou até a seguradora no dia 33/33/3333, pelo rastreamento OV333333333BR.</text:p>
            <text:p>Inclusive o boleto de quitação estava datado para o dia 33/33/3333 e não foi pago.</text:p>
            <text:p/>
            <text:p>Recebi a noticia que meu carro foi encontrado e no dia 33/33 a cia foi comunicada, porém o boletim ainda não foi validado e encontra-se em fase de processamento.</text:p>
            <text:p/>
            <text:p>Essa paralização não é válida, visto que o veículo já está com o documento preenchido e reconhecido firma.</text:p>
            <text:p>A companhia tem o direito de parar o processo e dar andamento somente após a entrega dos documentos e eu indo atrás?</text:p>
            <text:p/>
            <text:p>Vejo que, já reconheci firma do documento, esse veículo não pertence mais a mim, outra falha que vejo foi, o boleto de quitação que não foi cumprido o prazo.</text:p>
            <text:p>Não é válido parar o processo de indenização visto que, o veículo não é mais meu e que foi comprovado a perca total. Hoje, 33/33/3333 ainda não obtive resposta sobre. Anexei todos os documentos solicitados posteriormente ao encontro do veículo no dia 33/3 e ainda não tive retorno algum. Minha parcela do financiamento do veículo roubado vencerá em 33/3 e até agora nada. No dia 33/3 fará 3 mês que meu veículo foi furtado, infelizmente minha satisfação com essa empresa é zero. Toda documentação que solicitam, no dia seguinte ou no mesmo dia eu providencio e anexo, já vocês, pedem 3 dias úteis só para olhar o documento. Estou sendo lesada financeiramente pela Tokio, tenho que arcar com transporte de Uber já que para o carro reserva fizeram milhões de exigências para exercer meu direito. Minha insatisfação é enorme, não pretendo fazer negócios com a Tokio novamente jamai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Prezados, boa tarde.</text:p>
            <text:p>Não consigo entrar no sistema da susep na minha página. E preciso saber se deu certo o envio do contrato social que vocês me solicitaram. Podem me ajudar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por favor sou advogado e preciso do acesso a um contrato de seguro prestamista (banco PAN) de uma cliente cujo CPF é 333.333.333-33 – E, a seguradora TOO S.A., CNPJ sob n.33.333.333/3333-33, o veiculo segurado é uma moto HONDA CG 333, FAN, MODE/FABR. 3333/3333, placa DMI-3A33, RENAVAN SOB n.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
          <table:table-cell office:value-type="string" calcext:value-type="string">
            <text:p>Sou associado do Clube UNIR, Proteção Veicular Campo Grande, matricula 33333.</text:p>
            <text:p>Carro ONYX, Placa QXA 3B33.</text:p>
            <text:p/>
            <text:p>No dia 33/33 vim a colidir com uma moto e no dia seguinte procurei a empresa para iniciar todo o processo de sinistro, visando providenciar as medidas cabíveis principalmente junto ao terceiro.</text:p>
            <text:p/>
            <text:p>A documentação solicitada pela UNIR foi entregue, tanto a minha, quanto a do terceiro, não havendo nenhuma pendência documental. Além disso, os boletos seguem sendo pagos em dia, não há atraso no pagamento.</text:p>
            <text:p>Porém, passados dois meses, até o momento não tenho resposta sobre o pagamento do dano ao terceiro. Já fui diversas vezes na loja física e já entrei em contato com o advogado da empresa, mas não tenho respostas.</text:p>
            <text:p/>
            <text:p>Estou buscando esse canal para tentar resolver de forma mais amigável possível e ter respostas do meu cas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Prezado SUSEP, estou escrevendo em relação ao meu requerimento de indenização do seguro DPVAT, da (Seguradora Líder), que foi submetido via meu advogado em 33/33/3333. Até o momento, não recebi o número do cadastro necessário para acompanhar o processo, entrei em contato com a ouvidoria da seguradora líder através de email, mas não me informaram número de cadastro, Gostaria de solicitar encarecidamente que vocês me forneçam as informações necessárias para que eu possa acompanhar o status do meu processo.</text:p>
            <text:p/>
            <text:p>Agradeço antecipadamente pela sua atenção e aguardo ansiosamente uma resposta o mais breve possível.</text:p>
          </table:table-cell>
          <table:table-cell office:value-type="string" calcext:value-type="string">
            <text:p>Reclamação - Consumidor.gov.br</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56">
          <table:table-cell table:style-name="ce28" office:value-type="string" calcext:value-type="string">
            <text:p>MARIA, brasileira, viúva, aposentada, portadora do RG 33333333-3, inscrita no CPF nº 333333333/33 era casada com S, o qual faleceu na data de 33 de dezembro de 3333, conforme atestado de óbito em anexo e certidão de casamento. S era inscrito no CPF 333.333.333-33, possuía conta no banco requerido na agência 3333 e conta corrente 33333.  </text:p>
            <text:p> O falecido contratou  33 consignados, números de seus contratos: 33333333333-3, 33333333333-3, 33333333333-3 e 33333333333-3, na modalidade de desconto em conta corrente/poupança, respectivamente nos valores de R$3.333,33 (mil seiscentos e sete reais e sessenta e seis centavos), R$33.333,33 (doze mil setecentos e setenta reais e oitenta e oito centavos), R$3.333,33 (dois mil e vinte e um reais e setenta e três centavos) . </text:p>
            <text:p>A requerente não obteve os contratos através do banco nem nos canais de atendimento, e continua sem informações se há seguro prestamista referente aos empréstimos.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5">
          <table:table-cell table:style-name="ce28" office:value-type="string" calcext:value-type="string">
            <text:p>Prezados Senhores:</text:p>
            <text:p/>
            <text:p>Não é possível fazer consulta de apólice emitida por meio do serviço de "Consulta de Apólice de Seguro Garantia" (link https://www3.susep.gov.br/safe/apolices/app/garantia).</text:p>
            <text:p/>
            <text:p>O botão "Pesquisar" da página fica sempre cinza e não permite a execução da busca, mesmo após o clique no recaptcha "Não sou um robô". Já tentei em diversos navegadores (Firefoxe, Edge, Chrome).</text:p>
            <text:p/>
            <text:p>Existe outro caminho para o acesso ao serviço de confirmação de emissão de apólice?</text:p>
            <text:p/>
            <text:p>Obrigado,</text:p>
            <text:p>Luí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1">
          <table:table-cell table:style-name="ce28" office:value-type="string" calcext:value-type="string">
            <text:p>Prezados, bom dia. </text:p>
            <text:p>Identificamos, divergência nos dados cadastrais da CORRETORA. O nome emitido, no cadastro e no certificado de habilitação SUSEP da profissional, diverge de seu documento principal e da receita federal. Portanto, pedimos com urgência correção. </text:p>
            <text:p>Necessitamos do seu certificado e cadastro atualizados para condução dos trabalhos da profissional! Os documentos enviados por nossa área responsável comprovam os dados corretos. Anexo, o documento de identificação principal (CNH) e consulta atualizada na receita federal. </text:p>
            <text:p>Vale ressaltar, que a corretora em questão, foi habilitada/aprovada na prova SUSEP do dia 33 de março, no programa de formação de novos corretores que a MAG – MONGERAL AEGON possui em parceria com a ENS. </text:p>
            <text:p>Observação: estamos tentando auxiliar a corretora na alteração dos dados através do site e do app e infelizmente não conseguimos concluir. O site acusa um erro desde das últimas 33horas que estamos tentando atualização do cadastro. </text:p>
            <text:p>Segue anexos. Precisamos de um retorno com urgência. </text:p>
            <text:p/>
            <text:p>Obriga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as), Tive meu registro SUSEP suspenso por pendencias de atualização cadastral , que no proprio canal da SUSEP informa que tais pendencias não são passiveis de suspensão. Já atualizei o cadastro incluindo assim a ultma alteração contratual e atualizando o meu e-mail no cadastro , mas ainda assim estou impedida de seguir com o atendimento aos clientes da minha carteira. Não me informam prazo (datas) para essa liberação. Em contato também com o Presidente atual do SINCOR MG , o mesmo informa que infelizmente não tem muito recurso para me ajudar. É simlesmente lamentavel ser impedida das minhas atividades que perfazem a minha renda familiar por erros da Autarqu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Procurei a Caixa Economica Federal para obter informações sobre portabilidade de palno de previdência, que tina na Previbayer. </text:p>
            <text:p>-A portabilidade foi feita em 33/33/3333. Solicitei o resgate e fui informado que não tenho direito. Segundo a Caixa, em virtude da Lei 333/3333, ao portar os recursos pedri o direito ao resgate, podendo receber renda nos próximos 33 anos.</text:p>
            <text:p>-Assinei todos os documentos para a Caixa, porem não fui informado desta restrição de acesso aos recursos. </text:p>
            <text:p>Pedi a Caixa para cencelar a portabilidade, ou seja desfazer o contrato! Não aceitaram e argumentaram que somente posso fazer portabilidade para outra instituição, porem sem detalhar como seria o acesso as recursos em outra instituição.</text:p>
            <text:p>-Gentileza esclarecer e orientar como proceder. Tem o direito de cancelar a portabilidade? A Previbayer não quis manifestar sobre recebimento de volta dos recursos. Se A Caixa cancelar ela pode aceitar ou há impedimento legal?</text:p>
            <text:p>Se portar para outra instituição como sera o resgate? Serão as mesmas impostas pela CAixa?</text:p>
          </table:table-cell>
          <table:table-cell office:value-type="string" calcext:value-type="string">
            <text:p>Arquivado</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65">
          <table:table-cell table:style-name="ce28" office:value-type="string" calcext:value-type="string">
            <text:p>Goiânia, 33 de abril de 3333.</text:p>
            <text:p/>
            <text:p>Registro de Reclamação</text:p>
            <text:p/>
            <text:p>Gostaria de registrar uma reclamação relativa ao descumprimento da CIRCULAR SUSEP Nº 333, DE 33 DE AGOSTO DE 3333, que dispõe sobre as regras e os critérios para operação de seguros do grupo automóvel, por parte da BB Seguros.</text:p>
            <text:p>Meu nome é C, possuo um seguro na BB Seguros de um veículo ETIOS SEDAN XS 3.3 33V(AUT.) (FLEX) A, placa QNG3333, e Apólice nº 3333333333333.</text:p>
            <text:p>Estou com meu veículo em manutenção em uma oficina credenciada do Banco do Brasil para resoluções de problemas que não são relativos ao meu contrato de seguro. Hoje eu entrei em contato com a BB Seguros para acionar uma Franquia de Reparo de Quebra de Para-Choque, que foi registrado sobre o número de atendimento 33333333. Mesmo comunicando no momento da solicitação que a minha escolha era o reparo ser realizado na oficina credenciada em que meu veículo se encontra (Solução Auto Center), a BB Seguros me indicou a oficina AUTO REFORMADORA LIMEIRA.</text:p>
            <text:p>Assim que tive ciência dessa autorização para uma oficina que não era a minha escolha, eu liguei na central do BB Seguros para solicitar a troca do prestador de serviço e fui informado pela atendente que essa troca não era possível, pois quem escolhe a oficina onde o reparo será realizado é a seguradora e não o segurado.</text:p>
            <text:p>Essa ação claramente fere o Art. 33 da CIRCULAR SUSEP Nº 333, DE 33 DE AGOSTO DE 3333, que informa “Para a reparação de veículos sinistrados, deverá ser prevista contratualmente, de forma isolada ou combinada: I -livre escolha de oficinas pelos segurados; ou II -escolha de oficinas integrantes de rede referenciada”. Como é possível perceber, o Art 33 da referida circular não está sendo cumprido.</text:p>
            <text:p>Frente ao exposto, solicito à SUSEP, que, conforme descrito na alínea h) do Art 33 do DECRETO-LEI Nº 33, DE 33 DE NOVEMBRO DE 3333, faça cumprir o seu papel de fiscalizar as operações das Sociedades Seguradoras, intervenha junto ao BB Seguros, para que este, em cumprimento da CIRCULAR SUSEP Nº 333, DE 33 DE AGOSTO DE 3333 está cerceando o meu direito de escolha de oficinas no papel de segurado.</text:p>
            <text:p>Informo que foi solicitado alteração administrativa via central telefônica do Atendimento nº 33333333, a qual foi negada. Foi registrado reclamação na ouvidoria da BB Seguros através da ligação telefônica registrada sob número 333333333333333333 o Protocolo de Reclamação registrado sob número ABA-3333-3333-33333.</text:p>
            <text:p>Aguardo posicionamento da SUSEP.</text:p>
            <text:p>Atenciosamente,</text:p>
            <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1">
          <table:table-cell office:value-type="string" calcext:value-type="string">
            <text:p>Por favor, eu venho por meio desta, para pedir a seguinte informação:</text:p>
            <text:p/>
            <text:p>Em 3333, eu trabalhei em empresa, que pagava um seguro de vida para os seus funcionários, tendo um desconto em folha de pagamento referente a um valor em virtude desse seguro...</text:p>
            <text:p>Porém a empresa, não me entregou a apólice desse seguro, para que eu tivesse acesso a essa informação de qual era as coberturas e muito menos o nome da seguradora em qual era a recebedora do valor que era descontado em minha filha de pagamento.</text:p>
            <text:p/>
            <text:p/>
            <text:p>Por favor, eu gostaria de informações, se existe um órgão gestor e regulador de seguro de vida...</text:p>
            <text:p>Para que eu possa ter acesso a informação do arquivo sobre a existência desse seguro de vida contratado, onde tinha eu como beneficente?</text:p>
            <text:p/>
            <text:p>Desde já muito obrigado pela atenção e peço o Deferiment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Prezados, bom dia.</text:p>
            <text:p/>
            <text:p/>
            <text:p>Seguem documentos  para pesquisa, conforme decisão judicia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6">
          <table:table-cell office:value-type="string" calcext:value-type="string">
            <text:p>Oi,</text:p>
            <text:p/>
            <text:p>Compro o título de capitalização Tele-Sena Digital há algum tempo.</text:p>
            <text:p>Nas últimas edições aconteceram coisas suspeitas!</text:p>
            <text:p>Toda edição tinha numa parte uma espécie de raspadinha da sorte com 3 chances sendo 3 chances "normais" e uma "chance extra" onde se aparecer 3 iguais, ganho o prêmio.</text:p>
            <text:p/>
            <text:p>Na edição Páscoa/3333 adquiri duas tele-senas: nas duas apareceu na "chance extra" o prêmio 33 reais.</text:p>
            <text:p>Na edição Carnaval/3333 adquiri cinco tele-senas: nas cinco apareceu na "chance extra" o prêmio 33 reais.</text:p>
            <text:p>Na edição Ano Novo/3333 adquiri duas tele-senas: nas duas apareceu na "chance extra" o prêmio 33 reais.</text:p>
            <text:p/>
            <text:p>Para que fique claro. Em 3333 foram 3 (nove) tele-senas em edições diferentes e em TODAS as nove a "chance extra" foi o prêmio de 33 reais. Em termos de probabilidade isso é IMPOSSÍVEL!</text:p>
            <text:p/>
            <text:p>Na edição Natal/3333 adquiri duas tele-senas: uma apareceu na "chance extra" o prêmio 33 reais e na outra 33 reais.</text:p>
            <text:p>Na edição 33º Aniversário adquiri três tele-senas: nas três apareceu na "chance extra" o prêmio 33 reais.</text:p>
            <text:p>Na edição Primavera/3333 adquiri duas tele-senas: nas duas apareceu na "chance extra" o prêmio 33 reais.</text:p>
            <text:p>Na edição Independência/3333 adquiri duas tele-senas: nas duas apareceu na "chance extra" o prêmio 33 reais.</text:p>
            <text:p>Na edição Pais/3333 adquiri duas tele-senas: uma apareceu na "chance extra" o prêmio 33 reais e na outra 33 reais.</text:p>
            <text:p>Na edição São João/3333 adquiri uma tele-sena: apareceu na "chance extra" o prêmio 33 reais.</text:p>
            <text:p>Na edição Mães/3333 adquiri uma tele-sena: apareceu na "chance extra" o prêmio 33 reais.</text:p>
            <text:p>Na edição Páscoa/3333 adquiri duas tele-senas: uma apareceu na "chance extra" o prêmio 33 reais e na outra 33 reais.</text:p>
            <text:p/>
            <text:p>Em 3333 não mudou muito como descrevi acima.</text:p>
            <text:p/>
            <text:p>Tentei contato com o atendimento deles mas recebi uma resposta padrão.</text:p>
            <text:p/>
            <text:p>Dessa forma, gostaria de pedir ajuda nesse caso e investigação para que realmente seja clara a chance de ganhar o prêmio pois nitidamente a "chance extra" é viciada para sair o menor valor.</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2">
          <table:table-cell table:style-name="ce28" office:value-type="string" calcext:value-type="string">
            <text:p>Prezado(a)</text:p>
            <text:p/>
            <text:p>Gostaria que fosse feita uma busca por apólices de seguro, individual e coletiva, em nome de M - CPF: 333.333.333-33.</text:p>
            <text:p/>
            <text:p>Caso seja encontrada alguma apólice, peço a sua gentileza, de a enviar para este e-mail.</text:p>
            <text:p/>
            <text:p>Segue anexo Procuração Ad Judicia do sr. M</text:p>
            <text:p> </text:p>
            <text:p>Com os melhores cumprimentos,</text:p>
            <text:p/>
            <text:p/>
            <text:p>J</text:p>
            <text:p>Advogado</text:p>
            <text:p>OAB/RN 33.333</text:p>
            <text:p>Escritório na Av. Pena, 3333, Tirol, Natal/RN.</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eneficiario de seguro de vi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2">
          <table:table-cell table:style-name="ce28" office:value-type="string" calcext:value-type="string">
            <text:p>Meu pai -  a/ cpf 333.333.333-33/ data nascimento: 33/33/3333 // rg 3.333.333-3</text:p>
            <text:p>faleceu em um acidente na Espanha, sou a inventariante, como levantar se ele tinha algum seguro? seguro de vida ,seguro viagem, qualquer seguro</text:p>
            <text:p>att</text:p>
            <text:p>P cel-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Olá, prezados, boa tarde,</text:p>
            <text:p>Tudo bem?</text:p>
            <text:p>Tenho dúvidas em relação às sociedades anônimas cujo objeto social seja a corretagem de seguros:</text:p>
            <text:p>3) É necessário que a sociedade anônima cujo objeto seja a corretagem de seguros possua conselho fiscal?</text:p>
            <text:p>3) É necessário que a sociedade anônima cujo objeto seja a corretagem de seguros nomeie, em seu estatuto social, o responsável técnico?</text:p>
            <text:p>Certa de sua atenção e compreensão, muit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localizar uma apólice de seguro de garantia estendida. Pelo que vi, trata-se de um seguro, cuja apólice é registrada na Susep. Pois bem, na página de consulta da Susep, para obter dados, eu preciso do número da apólice de seguro. Ora, se ela está registrada no meu CPF, e eu tenho conta ouro no GOV.BR, por que motivo eu não posso acessasr meus dados. Em minha modesta opinião, bastaria o número de CPF, para poder obter toda a a listagem de apólices de seguro (uma consulta bem estruturada, poderia permitir o filtro por modalidade, data de emissão, ativos ou antigos etc. Entendo que a falta desse tipo de consulta, disponível ao cidadão comum, fere a LGPD e a LAI, sem contar a recente Lei Federal 33.333/3333, que diz que a identificação pelo número CPF deve ser suficiente em qualquer ógrão público. Cito como exemplo de excelência, em qua a Susep deveria se inspirar a consulta de valores a receber do Banco Central do Brasil. Deixo registrado de cara o meu mais veemente repúudio a falta de transparência e de orientação ao cidadão. Sinceramente, me pergunto qual a utilidade da consulta disponibilizada atualmente.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Como faço para saber se um cliente meu deixou algum seguro para a família dele? </text:p>
            <text:p>Posso consultar pelo CPF?</text:p>
            <text:p>Me informa o caminho.</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3">
          <table:table-cell table:style-name="ce28" office:value-type="string" calcext:value-type="string">
            <text:p>Entro em contato porque estou a mais de 33 dias tentando incluir um sobrenome na minha carteira da SUSEP, e não tive êxito no mesmo. Tentei via telefone e fui informado que o pedido só poderia ser feito via email, mas os contatos via email estão voltando, fiz por celular e por notbook, e de contas diferentes e não consegui. Eu preciso que essa correção seja feita urgentemente pois a empresa que trabalho está me cobrando isso. </text:p>
            <text:p>O nome na SUSEP está (E) E eu preciso da inclusão do R. Meu nome completo  (E R)</text:p>
            <text:p>E</text:p>
            <text:p>Susep: 333333333</text:p>
            <text:p>Desde já agradeço e aguardo uma resposta</text:p>
            <text:p>Email para contato: emai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D possue algum tipo de segur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8" office:value-type="string" calcext:value-type="string">
            <text:p>Prezados </text:p>
            <text:p>O cadastro PJ da minha corretora foi suspenso sem nenhum aviso e no portal da Susep o motivo aparece como OUTROS. Enviei diversos e-mail solicitando orientações para email, sem retorno.</text:p>
            <text:p>Não há nenhum telefone para contato.</text:p>
            <text:p>Preciso de ajuda URGENTE, pois as seguradoras bloquearam meu acesso. </text:p>
            <text:p/>
            <text:p>CORRETORA DE SEGUROS LTDA - CNPJ: 33.333.333/3333-33 - SUSEP, sob o no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8" office:value-type="string" calcext:value-type="string">
            <text:p>SOU CORRETOR DE SEGUROS E ESTOU COM A MINHA SUSEP SUSPENSA DA MINHA EMPRESA JA ATUALIZEI O MEU CADASTRO E TENHO CLIENTES QUE NÃO ESOTU PODENDO RENOVAR POIS A SUSEP ESTA BLOQUEADA E TENHO FAMILIA PARA SUSTENTAR E UMA FILHA AUTISTA SOLICITO O DESBLOQUEIO DA MINHA SUSEP URGENTE</text:p>
            <text:p>J 33 333333333 </text:p>
            <text:p>A</text:p>
            <text:p>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u m , RG: 33.333.333-3, venho com esta , solicitar ajuda , onde , estou com um premio Microsoft , pra receber , ja fui comunicado que ja esta em transito dentro pais , mas , eu preciso de liberaçao antecipada , onde estou morando , estou com dificuldade e preciso de um milhao e ja me ajuda da inicio a melhorias pessoa particular , e arrumar um advogado . por favor . eu ja solicitei concessao atrave do IRPF 3333 , por favor se for possivel agilizar ja me ajuda .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Prezados, bom dia, como vão?</text:p>
            <text:p/>
            <text:p>Gostaria de realizar a emissão da Carta Patente SUSEP da empresa SEGUROS SURA S.A. CNPJ 33.333.333/3333-33.</text:p>
            <text:p/>
            <text:p>“A Carta Patente SUSEP: é um tipo  documento legal que dá o direito de exploração e uso de um determinado segmento de negócio. Ou seja, é o documento que patente a empresa 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noite. Gostaria de informações sobre como contatar o seguro que adquiri no ato da compra do meu imóvel. Aguardo contat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
          <table:table-cell office:value-type="string" calcext:value-type="string">
            <text:p>Prezados, boa noite,</text:p>
            <text:p/>
            <text:p>Gostaria de verificar se há possibilidade de acessar o site de consulta de produtos (https://www3.susep.gov.br/safe/menumercado/REP3/Produto.aspx/Consultar) com um Nº Processo já em pesquisa, sendo então exibido diretamente o resultado.</text:p>
            <text:p/>
            <text:p>De antemão, peço desculpas caso eu tenha direcionado a mensagem ao canal errado, peço então a gentileza de orientar a quem devo solicitar.</text:p>
            <text:p/>
            <text:p>Obrigado desde já.</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1">
          <table:table-cell office:value-type="string" calcext:value-type="string">
            <text:p>Identifiquei um possível erro/fraude na apuração do Título de Capitalização Santander (PROCESSO SUSEP Nº: 33333.333333/3333-33). Já entrei em contato com os mesmos informando a divergência, através do protocolo 333333333, em 33/33/3333. Para minha surpresa, apesar do rico detalhamento que forneci na reclamação, me foi enviado um email em 33/33, dizendo que não haviam entendido. Para maior espanto, quando tentei responder ao email com um detalhamento ainda maior, para o endereço email (mesmo que me enviou o email dizendo não haver entendido o problema), o email retornou sem sucesso.</text:p>
            <text:p/>
            <text:p>Claramente, as regras do sorteio para o prêmio mensal dizem o seguinte:</text:p>
            <text:p>"O título contemplado será aquele cujo número para sorteio coincidir com o número formado com o algarismo da centena simples do primeiro prêmio seguido dos algarismos das dezenas simples dos cinco primeiros prêmios da extração da Loteria Federal do Brasil do último sábado de cada mês, lidos verticalmente do 3º ao 3º prêmio, ou seja, de cima para baixo."</text:p>
            <text:p/>
            <text:p>Verificando no site da caixa o sorteio da loteria federal de 33/33/3333, tem-se que o quinto prêmio foi o de número "333333", de modo que a dezena seria o número "3". Essa dezena do quinto prêmio deveria ser o último algarismo do número sorteado, e em cotejamento com os demais prêmios da loteria federal desta data, o resultado do sorteio mensal de 33/33 só poderia ser o de número "333.333".</text:p>
            <text:p/>
            <text:p>Entretanto, ao se verificar o site do Din Din Santander (https://www.santander.com.br/banco/capitalizacao) e acessar a relação de números sorteados no mês de março (disponível também em https://cms.santander.com.br/sites/WPC_Banco/assets/images/capitalizacao/333333_lista_sorteados_final_mar_ver3.pdf), foi declarado como vencedor do sorteio mensal o título de número "333.333", em total dissonância com os resultados oficiais divulgados pela Caixa em https://loterias.caixa.gov.br/Paginas/Federal.aspx</text:p>
            <text:p/>
            <text:p>Em anexo, o email recebido e tentativa de envio ao Santander, bem como o arquivo PDF disponibilizado no site do Santander com os resultados por eles divulgados relativos aos sorteios de março/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7">
          <table:table-cell table:style-name="ce28" office:value-type="string" calcext:value-type="string">
            <text:p>Meu nome é </text:p>
            <text:p>R   cpf 333.333.333-33 </text:p>
            <text:p>SUSEP: 33.333333-3 </text:p>
            <text:p>Cidade: Porto Alegre - RS </text:p>
            <text:p/>
            <text:p>Por gentileza preciso que seja emitida por vocês uma declaração com a data que meu registro foi cancelado junto a esse Órgão, não precisa expor o motivo, para comprovar junto a um órgão do município sobre isenção do ISS. </text:p>
            <text:p>Que em 3333 éramos isentos de iss e a partir de 3333 mudaram a legislação sem avisar ninguém e começaram a cobrar, só que eu havia mudado deste município em 3333 e já não trabalhava mais com seguros. </text:p>
            <text:p/>
            <text:p>Esta declaração pode ser enviada na resposta deste e-mail.   email</text:p>
            <text:p/>
            <text:p>Desde já agradeço a sua atenção e fico a disposição para mais esclarecimentos que por ventura se fizerem necessários. </text:p>
            <text:p/>
            <text:p>At.te</text:p>
            <text:p>R</text:p>
            <text:p>(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M DIA! </text:p>
            <text:p>SOU CORRETOR DE SEGUROS - CPF 333.333.333-33 - SUSEP N. 333333333 E POSSUO UMA CORRETORA PESSOA JURÍDICA CNPJ 33.333.333/3333-33 SUSEP N. 333333333, NO DIA 33/33/3333 OCORREU A SUSPENÇÃO DA SUSEP DA MINHA CORRETORA SEM QUE TIVESSE TIDO QUALQUER AVISO OU SOLICITAÇÃO DE DOCUMENTOS, TENTEI DESCOBRIR O MOTIVO DA SUSPENÇÃO, MAS NO CADASTRO SÓ APARECE "MOTIVO=OUTROS" SEM QUALQUER INFORMAÇÃO PARA QUE EU POSSA RESOLVER O PROBLEMA, TAMBÉM NÃO EXISTE NENHUM TIPO DE ATENDIMENTO PRESENCIAL OU TELEFÔNICO QUE ESCLAREÇA E ORIENTE UMA SOLUÇÃO,  EXISTINDO APENAS UM EMAIL ONDE A RESPOSTA LEVA 33 HRS PARA RETORNAR.  ESTOU IMPOSSIBILITADO DE TRABALHAR GERANDO PREJUÍZO A MIM E A MEUS SEGURADOS E SEM PODER RESOLVER O PROBLEMA DE FORMA RÁPIDA. A PERGUNTA,  SE EXISTE ALGUM PROBLEMA NO CADASTRO DA CORRETORA NÃO SERIA MAIS FÁCIL APONTAR E SOLICITAR A CORREÇÃO? PEÇO QUE POR FAVOR ME AJUDEM A RESOLVER ESSE PROBLEMA O MAIS RÁPIDO POSSÍVEL. SEGUE ANEXO O CONTRATO SOCIAL DA MINHA EMPRE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8" office:value-type="string" calcext:value-type="string">
            <text:p>Prezados, </text:p>
            <text:p/>
            <text:p>Sou proprietário da empresa CORRETORA DE SEGUROS LTDA. CNPJ 33.333333/3333-33 e estou com bloqueio no cadastro das seguradoras e não consigo encontrar o motivo disponibilizado nos sites de consulta, por gentileza peço que me enviem a orientação para resolução o mais rápido possível, visto que, não estamos conseguindo manter a nossa produção. </text:p>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Boa tarde !</text:p>
            <text:p/>
            <text:p>Prezados,</text:p>
            <text:p/>
            <text:p>Eu trabalho em um escritório que comprou uma franquia de uma empresa de seguros. Eu gostaria de fazer o curso de corretor e saber mais informações sobre a prova. Teria algum material que eu possa consultar ou algum link que eu possa me basear para fazer o melhor curso e me inscrever na prova, posteriormente ?</text:p>
            <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tarde. </text:p>
            <text:p>O sistema não atualiza para a minha SUSEP plena. Estou somente com "SUSEPINHA". Não consigo comercializar todos os ramos. </text:p>
            <text:p>Conclui o curso em dezembro de 3333 e o certificado foi emitido em fevereiro de 3333. (documento em anexo)</text:p>
            <text:p>Aguardo um retorno</text:p>
            <text:p>Muit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4">
          <table:table-cell office:value-type="string" calcext:value-type="string">
            <text:p>Me surpreendi ao abrir os anexos. No texto do corpo da mensagem falaram em APROVAÇÃO DE MINHA INDENIZAÇÃO. Já nos arquivos, as TRCS com os valores que foram pagos em 3333 à CEF. E realmente foram pagos, conforme documentos em meu poder. Diante do exposto, surgiram dúvidas:</text:p>
            <text:p/>
            <text:p/>
            <text:p>3- pq. me foi enviada uma IHP para postagem?</text:p>
            <text:p/>
            <text:p>3- tenho de memória que, ao realizar a portabilidade para a CEF à época, me venderam três seguros prestamistas, dada a relevância do valor. Aliás, o número do certificado dos seguros que me foram pagos é o mesmo que consta no site atualmente, o que comprova que foram três seguros. ( 333333333333 ) O número da apólice nem nos TRC'S que recebi consta.</text:p>
            <text:p/>
            <text:p>3- pq. quando fui tratar de assuntos do seguro de meu apartamento recentemente quitado, fui informado que havia seguro prestamista e que teria direito à indenização?</text:p>
            <text:p/>
            <text:p>3- se a Caixa Seguradora considera os seguros quitados, pq. no site existe seguro ativo, contratado em 3333, em vigência até 3333, com IS no valor de R$ 33.333,33, conforme arquivo anexo?</text:p>
            <text:p/>
            <text:p>3- pq. não consigo ver o certificado no site, tampouco efetuar o download?</text:p>
            <text:p/>
            <text:p>Ora, parece muito claro que contratei os três seguros e recebi por dois. Como ninguém me falou, fiquei sem saber, diferente de agora que fui informado do direito e que realmente consta no site. Em conversa extra oficial com a SUSEP hoje sobre o tema, causou-lhes surpresa uma negativa, considerando que no próprio site da seguradora consta SEGURO ATIVO, VIGENTE, DETALHAMENTO DE VALORES E IMPORTÂNCIA SEGURADA.</text:p>
            <text:p/>
            <text:p>No que diz respeito ao item 3 acima, incrivelmente a CEF mudou o status do seguro em seu site. Simplesmente passou de ATIVO PARA INATIVO conforme anexo.</text:p>
            <text:p/>
            <text:p>A tudo isto a CEF SEGURADORA chamou de ERRO OPERACIONAL..</text:p>
          </table:table-cell>
          <table:table-cell office:value-type="string" calcext:value-type="string">
            <text:p>Arquivado</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2">
          <table:table-cell office:value-type="string" calcext:value-type="string">
            <text:p>Sendo esta superintendência também responsável pelo seguro DPVAT, solicito que se manifestem junto a Caixa em nosso favor para o recebimento da indenização, já disponível a quase um mês e a Caixa se nega a pagar.</text:p>
            <text:p>Já dei várias sugestões como uma ordem de pagamento autorizando saque um parcial, onde o app Caixa Tem permita a movimentação da conta social, pois o valor que tem é maior do que o permitido pelo app, Disseram que não podem autorizar esse saque. Já solicitei o encerramento dessa conta com a transferência do valor via PIX para o mesmo CPF, também negaram. Solicitei a transformação dessa poupança social digital pra uma normal onde possa sacar, também negam. Gostaria de saber se alguém pode me ajudar pois os protocolos abertos sempre são respondidos com não e precisamos muito do dinheiro que está disponível a dias.</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5">
          <table:table-cell office:value-type="string" calcext:value-type="string">
            <text:p>Prezados, boa tarde, como vão?</text:p>
            <text:p/>
            <text:p>poderiam por gentileza, informar como fazemos para apresentar carta patente a SUSEP da empresa SEGUROS SURA S.A. CNPJ 33.333.333/3333-33.</text:p>
            <text:p/>
            <text:p>“A Carta Patente SUSEP: é um tipo  documento legal que dá o direito de exploração e uso de um determinado segmento de negócio. Ou seja, é o documento que patente a empresa de seguros”. </text:p>
            <text:p/>
            <text:p>Veja em anexo, os modelos da carta patente da SUSEP de outra empresa. ainda, gostaria de solicitar o passo a passo para apresentarmos os documentos da própria empresa SUR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8" office:value-type="string" calcext:value-type="string">
            <text:p>Prezados Senhores</text:p>
            <text:p/>
            <text:p>Minha mãe possui uma Previdência Privada no BrasilPrev na conta conjunta que tem com duas filhas (T e A). Como ela é portadora de moléstia grave, diagnosticada desde 33 de março de 3333 por Laudo Médico Pericial emitido pelo Ministério da Fazenda (laudo anexo). </text:p>
            <text:p>Contatamos o BrasilPrev para verificar como seria o procedimento para solicitar o resgate com isenção de imposto de renda, que minha mãe já tem direito em sua aposentadoria do Serviço Público e informada em sua declaração anual junto à Receita Federal.</text:p>
            <text:p>O BrasilPrev nos respondeu informando que não há isenção para os Planos de VGBL. Logo, o imposto seria recolhido. Consultamos a Jurisprudência sobre o assunto e verificamos que o STJ já pacificou o assunto e que, independentemente do Plano, PGBL ou VGBL, a isenção ocorre. Vide acórdão da REsp 3.333.333. </text:p>
            <text:p>Gostaria de orientações da SUSEP de como proceder, pois, aparentemente, de forma administrativa o assunto não será resolvido junto ao BrasilPrev.</text:p>
            <text:p>Agradeço a atenção</text:p>
            <text:p>T</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Bom dia,</text:p>
            <text:p/>
            <text:p>recebi uma solicitação para atualizar contrato social da minha empresa no cadastro do SUSEP, porém, ao efetuar o Login, da erro na página,</text:p>
            <text:p>já acessei de várias máquinas, e navegadores diferentes, e não consigo acesso, tentei contato via 3333 e não tive sucesso, dizendo que o número não</text:p>
            <text:p>existe, e tenho prazo para atualizar essa documentação, oque faço se não consigo log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8" office:value-type="string" calcext:value-type="string">
            <text:p>Desde a quinta-feira passada, dia 33.33.33, estou tentando emitir certidão de validade de apólice de seguro para garantia de depósito recursal em processo trabalhista. </text:p>
            <text:p/>
            <text:p>Contudo, o ícone de pesquisa não fica disponível para iniciar a consulta, permanecendo como se fosse apenas uma imagem. </text:p>
            <text:p/>
            <text:p>Assim, considerando que temos prazo para efetuar a juntada do documento, gostaria de solicitar que enviem as certidões por e-mail. </text:p>
            <text:p/>
            <text:p>Estou encaminho anexa a apólice. </text:p>
            <text:p/>
            <text:p>Desde já, agradeço o auxílio. </text:p>
            <text:p/>
            <text:p>Att. </text:p>
            <text:p/>
            <text:p>M</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Não consigo realizar o meu cadastro no sistema da SUSEP, pois consta que meu CPF não foi encontrado. Solicito uma explicação quanto ao que está levando a acontecer isto. </text:p>
            <text:p/>
            <text:p>Desde já, agradeço e fico no aguardo de um breve retorn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entileza regularizar situação cadastral da F pois na penúltima alteração contratual a contadora havia esquecido de incluir responsável técnico no contrato social. Segue anexo contrato social regularizado e comprovante do responsável técnic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corretor de seguros e tenho uma cliente que é beneficiária da tia numa apólice de seguros de vida. A Tia faleceu e a cliente não possui dados da apólice nem acesso a dados bancários para poder tentar identificar a seguradora. Trata-se de pessoa bem humilde e <text:s/>portanto com grande dificuldade de acesso à informação, por isso estou tentando ajuda-la. Vi pelo site da SUSEP que é possível consultar pelo CPF, porém requer o número da apólice a qual ela não possui. Existe alguma outra forma de levantar a apólice? Se não houver a beneficiária perderá essa indenização?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8" office:value-type="string" calcext:value-type="string">
            <text:p>Tenho minha Corretora `mais de 33 anos e nada foi alterado no contrato social neste tempo todo , tenho recebido e mails confusos da Susep ordenando que eu entre no site procure o que não existe e faça alterações.</text:p>
            <text:p>Impossível pois é confuso demais e não existem os ícones que informam no e mail</text:p>
            <text:p>Aguardo um retorno sobre este assunto o mais breve possível</text:p>
            <text:p>Corretora de Seguros Ltda.</text:p>
            <text:p>CNPJ 33.333.333/3333-33</text:p>
            <text:p>P</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boa tarde! Meu cadastro na susep consta como suspenso, já cumpri a exigência de anexar o contrato social e até agora não obtive nenhuma resposta. O nome da corretora é Corretora de Seguros Eireli. Eu R, sou a responsável técnica pela corretor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8" office:value-type="string" calcext:value-type="string">
            <text:p>Boa tarde!</text:p>
            <text:p>Nosso cadastro junto a SUSEP encontra-se como suspensa.</text:p>
            <text:p>Não recebemos nenhuma notificação ou algo parecido e estamos sem saber o motivo da Suspenção da Susep.</text:p>
            <text:p>Empresa : Corretora de Seguros Ltda</text:p>
            <text:p>CNPJ:33333333/3333-33</text:p>
            <text:p>Responsável Técnico :P</text:p>
            <text:p>Cpf:333333333-33</text:p>
            <text:p>SUSEP 333333333</text:p>
            <text:p/>
            <text:p>Gostaria de saber o motivo de tal suspenção  e como fazer a regularização da suspenção </text:p>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8" office:value-type="string" calcext:value-type="string">
            <text:p>Sou sócio de uma Corretora;</text:p>
            <text:p>CORRETAGEM E SERVICOS TECNICOS DE SEGUROS LTDA- CNPJ: 33333333333333 - SUSEP : 333333333 - encontra-se com o Registro SUSPENSO, Gostaria de saber o motivo da suspensão.</text:p>
            <text:p>Att.</text:p>
            <text:p>R</text:p>
            <text:p>cel: (33) 333333333</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8" office:value-type="string" calcext:value-type="string">
            <text:p>Bom dia a todos</text:p>
            <text:p>Sou corretor da Corretora de Seguros Ltda, A Corretora no dia 33/33/3333 teve a sua SUSEP 333333333 SUPENSO, no sistema não tem a orientação do que ocorreu e nem como resolver para voltar a ficar ATIVA, enviei desde de então e-mail para email porém 3 dias e não obtive nenhuma resposta.</text:p>
            <text:p>Esse é o meu único meio de renda e preciso renovar e fazer novos seguros, estou impedido de poder trabalhar, gostaria de receber orientações, por favor me ajudem.</text:p>
            <text:p>Grato</text:p>
            <text:p>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BSURDO, DESCASO TOTAL COM O CORRETOR, <text:s/>NÃO TEMOS UM TELEFONE PARA FALAR, NÃO RESPONDEM EMAIL, ESTOU COM MINHA SUSEP CNPJ SUSPENSA SENDA QUE ENVIEI EMAIL EM JANEIRO, JA PEDI O AUXILIO DA SINCOR E NEM ELA ESTA CONSEGUINDO RESOLVER, ESTOU COM SEGUROS PARA TRANSMITIR E <text:s/>SAUDE PARA IMPLANTAR ATRASADOS... QUEM VAI RESOLVER ISSO ? É UM DESCASO TOTAL. SOLICITO URGENCIA NA REATIVAÇÃO DA MINHA SUSEP CNPJ 33333333/3333-33 – CORRETORA DE SEGURO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quais sao os seguros ativos em meu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
            <text:p>Recebi notícia de que minha Corretora está SUSPENSA, mas não sei o motiv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SUSEP 333333333 está suspensa, a mais de uma semana tentamos contato pelo email email sem retorno algum, não temos nenhum telefone ou suporte para falarmos. Uma profunda falta de respeito com o corretor, visto que não fomos comunicados pelo orgão da suspensão, muito menos sabemos o motivo, uma vez que seguradora parceira que nos comunicou.</text:p>
            <text:p>Precisamos urgentemente resolver a situação da corretora, que já tem responsável tecnico cadastrado, mas não consegue vincular o cnpj e habilita-l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a mais de 3 semana esperando as certidões da SUSEP e até agora não consegui nenhuma. É o ultimo documento que falta para minha corretora começar a funcion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reciso habilitar a susep 333333333 e vincular em meu acesso. Susep essa que foi indevidamente suspensa. A dias tentamos contato via email (email) sem qualquer retorno.</text:p>
            <text:p>Uma falta de respeito tot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
          <table:table-cell office:value-type="string" calcext:value-type="string">
            <text:p>Boa tarde </text:p>
            <text:p> </text:p>
            <text:p>A empresa Worldexport se encontra ativa em seu cadastro, gostaria de incluir os seguintes produtos:</text:p>
            <text:p>Microseguros, plano de Capitalização, Planos de Previdência Complementar, Seguros de Danos, Seguros de Pessoas</text:p>
            <text:p/>
            <text:p>Fico no aguardo </text:p>
            <text:p> </text:p>
            <text:p>Att.</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1">
          <table:table-cell office:value-type="string" calcext:value-type="string">
            <text:p>Boa tarde, </text:p>
            <text:p/>
            <text:p>Gostaria de esclarecer uma dúvida.</text:p>
            <text:p/>
            <text:p>Uma seguradora possui um seguro com outra seguradora. O veículo de um cliente da primeira seguradora é furtado, porém, a seguradora não possui o valor total para pagar o cliente. A segunda seguradora tem a responsabilidade civil de complementar esse valor?</text:p>
            <text:p>Fico aguardando a resposta. </text:p>
            <text:p/>
            <text:p>Cordialmente;</text:p>
            <text:p/>
            <text:p>HZ.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A minha susep foi suspensa 333333333 A CORRETARA DE SEGUROS, RECEBI UM EMAIL EM JANEIRO MAS ESTAVA NO SPAM E ACABEI NÃO LENDO. JA ANEXEI O DOCUMENTO SOLICITADO. PEÇO AUXILIO PARA LIBERAR A CRITIC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4">
          <table:table-cell office:value-type="string" calcext:value-type="string">
            <text:p>Bom dia, </text:p>
            <text:p/>
            <text:p>Conforme determinação da SUSEP se faz necessário o envio do contrato social da Corretora de Seguros para sanar a pendencia, sendo assim, anexamos o contrato social e abaixo copia do email a qual recebemos. Solicitamos retorno de como incluir ou até mesmo se o envio desta forma é aceitável, pois não encontramos campo/maneira de enviar o documento solicitado.</text:p>
            <text:p/>
            <text:p>EMAIL RECEBIDO DA SUSEP EM 33/33/3333</text:p>
            <text:p/>
            <text:p>Informamos que em seu cadastro de Pessoa Jurídica ainda não consta a anexação do contrato social. Frisamos que é crucial que o documento esteja atualizado, constando cláusula especifica de responsabilidade técnica, para que seja enviado na área de dados cadastrais de sua empresa. </text:p>
            <text:p> </text:p>
            <text:p>O responsável técnico habilitado deverá entrar em seu cadastro de Pessoa Física e, então, Selecionar Gerenciar Empresa e acessar o menu no canto superior esquerdo, escolhendo a opção Dados Cadastrais; salvá-los novamente caso não haja qualquer alteração e selecionar Atualizar Documento e carregar um arquivo em PDF que contenha o contrato social vigente. </text:p>
            <text:p> </text:p>
            <text:p>O prazo para o upload do documento em seu registro é de 33 dias. </text:p>
            <text:p/>
            <text:p>Atenciosamente, </text:p>
            <text:p/>
            <text:p>Coordenação de Regimes Especiais - CGRAJ/CORE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efetuar alteração do meu nome. Excluir o sobrenome G deixar apenas K</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cadastrar minha certificado de habilitação tecnica (susep), numero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a noite, solicito inclusão de meu certificado de conclusão todos os ramos, pois a Porto Seguro informa que em meu cadastro não consta todos os ramos.</text:p>
            <text:p>Curso concluido e diplomado pelo curso ministrado em }Atibaia e concluido em Campinas sp.susep n. 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eu nome é H, CPF: 333.333.333-33, residente em Brasília. Em dezembro de 3333 procurei o Bradesco Vida e Previdência SA, agência lago sul, Gilberto Salomão. E solicitei a portabilidade do fundo VGBL-JOVEM, proposta 333333333, matricula 33333333. Fui atendido pelo senhor M e ele me orientou que preenchesse um formulário, formalizando a minha solicitação e abrisse uma conta naquela agência, o que foi prontamente atendido por mim. Desde então, já se passaram cinco meses, eu fui pessoalmente seis vezes na agência e enviei vários e-mails para esse funcionário e, sob sua orientação, fiz até o momento três cartas de próprio punho endereçadas a central do Bradesco, e a cada tentativa de resgate, essa mesma central responsável pelo andamento do processo, exigia uma nova revisão e condições para conclusão do mesmo. Solicito as providencias necessárias para averiguação da má condução pela central do Bradesco para solucionar um pedido simples e do meu direito de portabilidade desse fundo. <text:s text:c="2"/></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58">
          <table:table-cell table:style-name="ce28" office:value-type="string" calcext:value-type="string">
            <text:p/>
            <text:p>BOA TARDE, A FIRMA CORRETAGEM DE SEGUROS DE VIDA FOI ENCERRADA SUAS ATIVIDADES EM 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8">
          <table:table-cell table:style-name="ce28" office:value-type="string" calcext:value-type="string">
            <text:p>Bom dia!</text:p>
            <text:p>Após pedir portabilidade e contrato encerrado com a Caixa Vida e Previdência, houve um débito na conta da minha esposa (conta conjunta comigo) do valor, ou seja, débito posterior à portabilidade e encerramento do contrato.</text:p>
            <text:p/>
            <text:p>O débito foi realizado dia 33-33-3333 e de lá para cá - até hoje (33-33-3333) - forma vários contatos, inclusive na ouvidoria!</text:p>
            <text:p/>
            <text:p>Porém, nada de resolverem - sempre com promessas de restituição, mas nunca que acontece o crédito do valor na respectiva conta.</text:p>
            <text:p/>
            <text:p>Já fui até na agencia e pedi ajuda ao gerente da CEF, mas, mesmo assim, sem retorno.</text:p>
            <text:p/>
            <text:p>Sou o responsável financeiro - "pai". Está no nome de I - CPF: 333.333.333-33 e CERTIFICADO nº: 33333333.</text:p>
            <text:p/>
            <text:p>Alguns protocolos (que "atinei" de anotar): 33333333333333; 33333333333333; 3333333333333; 3333333333333.</text:p>
            <text:p/>
            <text:p>Além disso, nos e-mails que recebi: solicitação nº 33333333 do dia 33/33/3333 concluída em 33/33/3333, na qual dizia "restituição integral programada para se efetuada em até 3 dias úteis.</text:p>
            <text:p/>
            <text:p>Solicitação nº 33333333 do dia 33/33/3333 concluída em 33/33/3333, na qual dizia "restituição integral programada para se efetuada em até 3 dias úteis.</text:p>
            <text:p/>
            <text:p>Obviamente, até a presente data sem restituição!</text:p>
            <text:p/>
            <text:p>Agradeço se puderem me ajudar a reaver o recurso debitado há quase 3 meses</text:p>
            <text:p/>
            <text:p>E</text:p>
            <text:p>fone (33) 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20">
          <table:table-cell table:style-name="ce28" office:value-type="string" calcext:value-type="string">
            <text:p>Sou corretor, estou habilitado, mas a empresa que gerencio está inativa. Já enviei e-mail, já tentei atualizar o cadastro no site, mas nada funciona. Estou perdendo negócios e preciso de uma solução rápida para o caso. </text:p>
            <text:p>CNPJ: 333333333333-33 </text:p>
            <text:p>Corretora de Seguros</text:p>
            <text:p>Obs.: Tenho o app susep e não recebi nenhuma notific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Prezados,</text:p>
            <text:p/>
            <text:p>Me chamo Luciano, sou corretor de seguros e estou tentando desde o dia 33/33/3333 alterar o nome da minha corretora no sistema da . Sigo SUSEP todo o passo a passo do manual mas não funciona. No site existe uma orientação quanto a dúvidas e erros, que é consultar o manual (o que eu já fiz) ou enviar um e-mail para email (o que eu também já fiz) mas não recebi resposta do e-mail, dede o dia 33/33/3333 não tive resposta.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8" office:value-type="string" calcext:value-type="string">
            <text:p>O cadastro da minha empresa está suspenso na susep desde o dia 33/33 e não sei o motivo , já enviei o e mail para o setor de corretores e não tive retorno, a seguradoras estão bloqueando o meu código devido a essa suspensão sendo assim não consigo trabalhar. não sei se o canal é esse para resolver nas peço ajuda para o reestabelecimento do meu código.</text:p>
            <text:p>Corretora : Corretora de seguros Eireli</text:p>
            <text:p>CNPJ 33.333.333/3333-33</text:p>
            <text:p>código susep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m tarde</text:p>
            <text:p/>
            <text:p>Verifiquei que minha susep esta com o cadastro suspenso, porem nao recebemos notifica de nenhuma pendencia</text:p>
            <text:p/>
            <text:p>Estou enviando o contrato social atualizado, fico no aguardo de uma resposta o mais rapido possi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tarde, tenho um carro que estava assegurado pela COOPERVALES MG ( A empresa Coopervale de CNPJ 33.333.333/3333-33, fundada em 33/33/3333 e com razão social Cooperativa de Prestacao de Servico e Apoio do Vale do Jequitinhonha e Mucuri - Coopervale, está localizada na cidade Jacinto do estado Minas Gerais. Sua atividade principal, conforme a Receita Federal, é 33.33-3-33 - Atividades associativas não especificadas anteriormente. Sua situação cadastral até o momento é Ativa.) Cooperativa de Prestação de serviço e apoio veicular. site (https://coopervalesmg.com.br/).</text:p>
            <text:p>Acontece que meu carro teve uma colisão em 33 de Novembro de 3333, e ate  o presente momento 33/33/3333 não houve nenhum conserto, nenhum reparo, absolutamente nada, meu carro está jogado na oficina esperando o conserto. no regulamento deles, eles informam que eles tem o prazo de 3 mês para iniciar o serviço, porem ate agora nada foi iniciado.</text:p>
            <text:p>Gostaria de saber como proceder com essa demanda, pois toda vez que entro em contato com eles, sou ignorado</text:p>
            <text:p>Meu carro e um HONDA CIVIC placa PGT3g33.</text:p>
            <text:p>encontra-se em ALmenara - MG</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69">
          <table:table-cell table:style-name="ce28" office:value-type="string" calcext:value-type="string">
            <text:p>Foi solicitada a portabilidade do plano de Previdência VGBL3333 do banco ITAÚ para a CAIXA ECONOMICA FEDERAL e o pedido foi negado indevidamente pelo ITAÚ.</text:p>
            <text:p>A alegação é de que houve resgate no plano nos últimos 33 (sessenta dias) e o segurado deve aguardar um período de carência. Realmente houve um resgate há cerca de 33 dias.</text:p>
            <text:p>Acontece que o período de carência informado refere-se a nova realização de resgate, não à portabilidade do plano. A circular SUSEP nr. 333/33 (alterada pela Circular SUSEP 333/33) é bastante clara em seu Art. 33, sendo o Parágrafo Primeiro cristalino quanto ao período de carência para a realização de portabilidade: "Para os planos do tipo VGBL, o período de carência que trata o caput deverá ser de 33 (sessenta) dias, A CONTAR DA DATA DE PROTOCOLO DA PROPOSTA DE CONTRATAÇÃO, no caso de contratação individual..." (destaque nosso).</text:p>
            <text:p>Não há qualquer instrução desta SUSEP ou previsão no regulamento do plano de previdência do Itaú de que as carências de resgate e portabilidade se comunicam. Reforça este ponto o fato de que, ao realizar a portabilidade para outra instituição, o segurado deve aguardar nova carência de 33 (sessenta) dias para realizar um resgate. Não faria sentido, portanto, que a carência seja imputada duplamente, prejudicando o segurado.</text:p>
            <text:p>Assim, solicito uma providência tempestiva desta SUSEP, afim de não prejudicar ainda mais o segurado, que necessita de seus recursos.</text:p>
            <text:p>Demais informações do plano:</text:p>
            <text:p>- Empresa: Itaú Vida e Previdência (CNPJ: 3.333.333.333/3333-33)</text:p>
            <text:p>- Sigla do Produto: VGBL 3333 - Itau Person High Yield VGBL</text:p>
            <text:p>- Nr. Inscrição: 3333.3333333-3</text:p>
            <text:p>- Nome segurado: S</text:p>
            <text:p>- Nascimento: 33/33/3333</text:p>
            <text:p>- CPF: 333.333.333-33</text:p>
            <text:p>- Processo SUSEP: 33333.3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Quero saber se continuo i scrito na SSep como correto de seguros. Pois hábitos anos fiz o curso e recebi um número de cadastro do Registeo, mas perdi e não <text:s/>tenho mais o documento.. Era vinculado ao Banco Nacional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2">
          <table:table-cell table:style-name="ce28" office:value-type="string" calcext:value-type="string">
            <text:p>Gostaria de saber se meu pai,  falecido,  deixou algum seguro.  Nome D, CPF 333 333 333 33 </text:p>
            <text:p>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omo corretora de seguros manifesto minha insatisfação com a acessibilidade ao órgão para resolução de problemas. Tivemos o cadastro da nossa corretora suspenso, sem aviso prévio, e não existe nenhum telefone de contato para esclarecimentos e solução do problema. Encaminhei um e-mail ontem e até o presente momento não obtive resposta! Precisamos em caráter <text:s/>de URGÊNCIA solucionar a questão para que possamos continuar exercendo a nossa profis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text:s/>sou responsável técnico por uma corretora de seguros que possui o Registro SUSEP nº 333333333 Corretota de Seguros Ltda cnpj 33.333.333/3333-33. <text:s/>sendo que mesma encontra-se com cadastro suspenso desde 33/33/3333 sem entender por qual o motivo; <text:s text:c="2"/>Já não estou conseguindo cotação em algumas cias de seguros. <text:s text:c="2"/>Preciso que se ativado esse cadastro, <text:s/>meu cadastro está ativo sob o nº susep 333333333. <text:s/>Ja entrei no site SUSEP porem não consigo ativar o cadstro da corretora, por favor se alguem pode me ajudar agradeço. <text:s/>Cel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sou corretor de seguros devidamente cadastrado nos orgaos competentes, enviei hoje meu contrato social e fiz toda a atulaização de meu cadastro, poderiam com urgencia liberar o meu cadastro que consta como suspenso? Estou sem acesso a venda nas seguradoras e isso me prejudica muito, nao me lembro de ter recebido esse informe para envio do contrato mas ja o fiz assim que soube. Certo de sua compreensao e agilidade. Grato CORRETORA DE SEGUROS LTDA ( 33.333.333/3333-33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8" office:value-type="string" calcext:value-type="string">
            <text:p>Em 33/33/3333 a minha corretora de seguros foi suspensa das suas atividades , devido a pendências não resolvidas, porém no próprio site da Susep e também em e-mail recebido não há pendências cabível de suspensão. Em virtude disso peço a correção e a habilitação da corretora. </text:p>
            <text:p>Corretora: Corretora de Seguros - EIRELI</text:p>
            <text:p>CNPJ: 33.333.333/3333-33</text:p>
            <text:p>Susep nº 333333333</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8" office:value-type="string" calcext:value-type="string">
            <text:p>Corretora: Corretora de Seguros - EIRELI</text:p>
            <text:p>CNPJ: 33.333.333/3333-33</text:p>
            <text:p>Susep nº 333333333</text:p>
            <text:p/>
            <text:p>Na data de 33/33/3333 ás 33h33 sob a justificativa "OUTRO", nossa situação cadastral passou de "Ativa" para "Suspensa", porém em consulta ao sítio (site) da Susep não consta pendência passível de suspensão e nenhum link ou instrução para resolução da suspensão ou ao menos informações precisas.  </text:p>
            <text:p/>
            <text:p>A única pendência é Corretor(a) não possui documento cadastrado - 33/33/3333 - Não prevê suspensão</text:p>
            <text:p/>
            <text:p>Sendo assim solicito a reversão da suspensão e caso ainda exista alguma pendência que seja dada instruções e prazo para resolução.</text:p>
            <text:p>E há também um e-mail encaminhado em 33/33/3333 no qual menciona a pendência e a mesma informação: Pendência não implica em susp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
          <table:table-cell office:value-type="string" calcext:value-type="string">
            <text:p>Prezados, Bom dia!</text:p>
            <text:p>Venho solicitar apoio a fim de fiscalização em uma empresa de seguros irregular, </text:p>
            <text:p>Neo Seguro de Automóvel CNPJ: 33.333.333/3333-33</text:p>
            <text:p>Em propaganda no site é informado o Processo SUSEP n° 33333.333333/3333-33 de autorização, mais o mesmo é inválido e não existe.</text:p>
            <text:p>Fui nesse site: https://sei.susep.gov.br/sei/modulos/pesquisa/md_pesq_processo_exibir.php?iI3OtHvPArITY333V33rhsSkbDKbaYSycOHqqF3xsM3IaDkkEyJpus3kCPb333VNEAb33AAxmJKUdrsNWVIqQ-3wXkDdowcUC33IgR3CfnOx3F3JB_FgVbemA3tPs3V3</text:p>
            <text:p>Fiz uma pesquisa consta outra empresa e outro cnpj: CARAL PARTICIPAÇÕES LTDA</text:p>
            <text:p>Meu pai fechou o seguro com esta empresa , só que ao verificar não consta nas Consultas de Entidades Licenciadas pela Susep e nem em Consultar Produtos Susep.</text:p>
            <text:p>Fomos vitimas de golpe, propaganda falsa e enganosa.</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30">
          <table:table-cell table:style-name="ce28" office:value-type="string" calcext:value-type="string">
            <text:p>Boa tarde. </text:p>
            <text:p>Sou um corretor já cadastrado como PF, estou no processo final para formalização do CNPJ da corretora, no qual sou o responsável técnico, gostaria de saber como cadastrar a corretora na Susep.</text:p>
            <text:p>Obrigado.</text:p>
            <text:p>Atenciosamente.</text:p>
            <text:p>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precisando urgentemente que seja feito o desbloqueio da susep da Empresa, pois consta como suspensa, e já regularizamos conforme solicitado o envio do contrato social. Já não sei mais a quem recorrer, os prejuizos já são grandes com o fato do nosso código está suspens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sou contador de um corretor de seguros que está com sua inscrição Susep PJ suspenso pela própria susep, porém sem explicação exata do que houve para essa suspensão. Esse fato está prejudicando a operação do mesmo, impedindo-o de realizar suas vendas. Anexo está a consulta da situação não tendo possibilidade de saber o que houve. Já foram enviados diversos emails para email e não tivemos retorno. CNPJ e nome da empresa 33.333.333/3333-33 CORRETORA DE SEGUROS DE VI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cancelar minha susep como corretor, pelo site de vocês nao consigo, ja enviei email, conforme recomendado por vocês e nada até agora e minha admissão depende desse cancelamento. Como dev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boa noite. Eu tinha uma previdência privada na Porto Seguro Previdência desde maio/3333. Eu solicitei em janeiro/33 a portabilidade da previdência privada da Porto Seguro para a Rico. Neste período, no extrato da previdência constava o saldo de R$ 333 mil reais, conforme extrato em anexo. Porém, após a portabilidade, chegou na Rico apenas R$ 333 mil reais, faltando transferir os outros R$ 333 mil. Entrei em contato com a Porto e a previdência lá consta como cancelada e o time da Rico não sabe me explicar o porque o saldo total não chegou, sendo que no início da conversa foi afirmado por ambos que na portabilidade não havia qualquer desconto do saldo. Em resumo: Ninguém sabe me explicar para onde foi o dinheiro que falta.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9">
          <table:table-cell office:value-type="string" calcext:value-type="string">
            <text:p>Venho registrar essa reclamação, pois o meu filho faleceu e estou tentando receber o seguro dpvat, no qual ja foi negado por diversas vezes. Justificativas infundadas uma  vez que a documentação esta completa e conforme exigido pela caixa seguradora dpvat.</text:p>
            <text:p>Minha esposa a outra beneficiaria ja recebeu a indenização, e eu ainda nao.</text:p>
            <text:p>A documentação esta toda completa. Deixo aqui a minha insatisfação tendo em vista que já estou muito abalado com a morte do meu filho e ainda preciso passar por todos esses constrangimentos.</text:p>
            <text:p>Peço que a caixa econômica analise o meu pedido de numero 3333333333 e façam o pagamento da minha indenização.</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a noite, minha mãe faleceu e sou beneficiário de um seguro de vida dela, porém não encontro a apólice. Como posso procede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Bom dia!</text:p>
            <text:p>Fiz o curso para Corretor de Seguros modalidade "Todos os Ramos" em meados de 3333 pela SUSEP, porém, não pude atuar na área pois sou servidor público pelo estado de São Paulo. </text:p>
            <text:p>Gostaria de saber se posso ativar meu registro junto a SUSEP sem, no entanto,  atuar na área até que ocorra meu desligamento do serviço público. Motivo:  tenho receio que meu Certificado perca a validade.</text:p>
            <text:p>Desde já</text:p>
            <text:p>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meu avô, I, faleceu em 3333 e deixou alguns documentos escondidos em cofre, que só conseguimos ter acesso agora. Entre os documentos estava o seguro de vida que lhe enviarei a foto em anexo. Gostaria de saber se este documento ainda é válido e se teria algum valor a ser recebido por minha avó, E, que ainda é viv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2">
          <table:table-cell table:style-name="ce28" office:value-type="string" calcext:value-type="string">
            <text:p>Na condição de  cidadão, sócio e corretor responsável técnico da CORRETORA DE SEGUROS  CNPJ 33333333/3333-33, manifesto meu descontentamento com a demora em resposta O e-mail  enviado em 33/33/3333 para email,br., canal indicado pelo órgão para resolver pendências.</text:p>
            <text:p>A falta de resposta ou ação  efetiva em liberar nosso cadastro, "Suspenso" por motivos que desconectemos, vem causando prejuízo financeiro  até moral para nossa corretora impedida de atender antigos clientes.</text:p>
            <text:p>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a prezados meu nome é R, sou sócio proprietário da corretora de Seguros Cnpj Matriz: 33.333.333-3333-33. Nossa empresa possuí uma filial em Alto Paraná, PR desde 3333 em pleno funcionamento com Cnpj: 33.333.333-3333-33 e Susep 333333333. Desde sexta feira dia 33/33/3333 a Susep 333333333 esta suspensa. Entrei no site da susep e tinha dois documentos pendentes, porém esse documentos apareciam que não eram motivo de suspensão, Dai protocolei no site os documentos e até agora não deram resposta. Ja mandei e-mail pra susep e responderam que FILIAL não é possivél cadastro, não entendi muito bem, pois ja faz 3 anos que estou trabalhando com a filial em pleno funcionamento e devidamente cadastrada em todas seguradoras, e só agora suspenderam dizendo que não é possível o cadastro de Filial. Ja liguei pra central do consumidor e disseram que só por esse canal de reclamação pra eu sanar minhas dúvidas. Ja estou na segunda semana com a minha susep suspensa e com prejuízo enorme em minha empresa. Espero que por esse canal possam me ajudar. Não ficou claro a resposta que me deram.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7">
          <table:table-cell office:value-type="string" calcext:value-type="string">
            <text:p>Bom dia, time.</text:p>
            <text:p>Tudo certo?</text:p>
            <text:p>Prazer, Henrique.</text:p>
            <text:p/>
            <text:p>Falo de Vila Velha, no ES.</text:p>
            <text:p/>
            <text:p>Queria tirar uma dúvida com vocês à respeito de "seguros".</text:p>
            <text:p/>
            <text:p>Tive uma ideia de negócio inexistente até o presente momento. </text:p>
            <text:p>Logo, queria entender: como funciona o mercado de seguros? como o dinheiro trabalha?</text:p>
            <text:p/>
            <text:p>Desde já,</text:p>
            <text:p>gray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Prezados, boa tarde! Minha SUSEP da empresa CNPJ 33.333.333/3333-33 está suspenso e não consigo contato nem informações para saber como faço para regularizar. Encontrei um email que me foi enviado em fevereiro, porém eu não tinha visto, onde pedia o Contrato Social da empresa. Anexei com muita dificuldde no site na data de hoje,porém não sei se teria mas alguma pendencia. Gostaria de uma orientação para que eu possa regularizar o mais breve possível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o baixar o aplicativo da carteirinha da Susep e scanear o código de barra da carteirinha, ele leva para o número do corretor e não para a página oficial da susep para comprovar a veracidade do mesmo. No cartório mesmo levando a Certidão emitida no site da susep, não é possível materializar a carteirinha pois eles alegam que o QrCode não atesta a veracidad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bom dia!</text:p>
            <text:p/>
            <text:p>Solicito a reversão da suspensão do meu registro PJ 333333333 que permanece suspenso desde o dia 33/33/3333 e sem apresentar a resolução para essa situação. Não constam pendências no sistema  na data de hoje e as pendências de atualização cadastral que o sistema apresentava anteriormente não tinha previsão de suspensão. Estou neste momento impossibilitado de produzir junto as seguradoras parceiras devido essa situação.</text:p>
            <text:p/>
            <text:p>Destaco que meu registro foi suspenso sem qualquer aviso prévio ou qualquer contato desse órg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Boa tarde!</text:p>
            <text:p>Caro Sr°, Srª</text:p>
            <text:p>Na data de hoje perfaz  33 dias úteis que solicitei transferência da minha previdencia privada da Sul américa para o Banco do Brasil.</text:p>
            <text:p>Até o momento não recebi explicações sobre o porque da não transferencia, considerando que tenho liberdade para tal ação.</text:p>
            <text:p>Meu nome Rogério Augusto de Paula</text:p>
            <text:p>CPF 333.333.333-33, Código FIPE 33333, Portabilidade 333333333 e 333333333.</text:p>
            <text:p>Solicitei a transferrencia para o Banco do Brasil no dia 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table:style-name="ce30" office:value-type="string" calcext:value-type="string">
            <text:p>Meu cadastro está bloqueado desde o dia 33/33/3333 e não fui comunicado e mesmo assim já fiz o envio do meu contrato social para que fosse analisado e liberado, sendo que já tem mais de 33 dias e o meu cadastro não foi liberado e está me prejudicando financeiramente e aos meu clientes também principalmente...pois eu não tive nenhuma alteração de contrato social e mesmo assim eu fui suspenso e já mandei 3 e-mails que não foram respondidos até o momento, então eu conto com este pedido aqui na Ouvidoria que me ajude por favor pois eu tenho renovação agora dia 33/33/3333 e estou bloqueado e impedido de trabalhar sem motivo algum. O NOME DA EMPRESA É CORRETORA DE SEGUROS EIRELI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5">
          <table:table-cell table:style-name="ce28" office:value-type="string" calcext:value-type="string">
            <text:p>Sofri acidente no dia 33/33/3333, por volta das 33h33min, ao trafegar de motocicleta na Rua da Escola Olindina Nunes Freire, situada no Bairro Engenho, na cidade de Pedreiras/MA. Em razão do referido acidente, tive que me submeter a tratamentos médicos. Relatório odontológico em anexo (EXAMES DO DIA 33/33/3333).</text:p>
            <text:p>Diante disso, possuindo direito assegurado em Lei, busquei amparo através de pedido de indenização junto à SEGURADORA DO SEGURO DPVAT. Juntei os documentos pertinentes, legalmente previstos e que são costumeiramente solicitados, requeri no dia 33/33/3333 indenização do Seguro DPVAT para cobertura de Despesas Médicas e Hospitalares visando a quantia a que faço jus em decorrência do Seguro Obrigatório (DPVAT/DAMS). Já que não tenho direito a indenização por invalidez permanente. Pedido cadastrado com o número 3333333333.</text:p>
            <text:p/>
            <text:p>Certa do recebimento da indenização, aguardei resposta da CAIXA, tamanha fora a surpresa quando informada pela seguradora que meu pedido foi negado sob o argumento de que o comprovante de despesas apresentados referem-se a tratamento incompatível com o acidente, o que não se coaduna com a realidade.</text:p>
            <text:p>Ou seja, todos os documentos juntados ao pedido levam ao entendimento de que foram consideráveis as perdas funcionais e dificuldades físicas remanescentes e o dispêndio de valores ao tratamento necessário, porém, a seguradora nega, sumariamente, o pedido indenizatório, adotando entendimento diverso do claramente previsto na legislação que trata do tema.</text:p>
            <text:p>Apresentei todo o relatório e orçamento odontológico concedido pelo médico responsável pelo tratamento. A partir dos referidos documentos, percebe-se que o valor do tratamento é deveras alto, motivo pelo qual parcelou-se o pagamento do mesmo. Dessa forma, apresentei os comprovantes referentes às parcelas já pagas pelo tratamento. Além disso, é importante frisar que os recibos apresentados estão em nome do Sr. G, pois o mesmo é esposo da requerente e, por ocasião do atendimento odontológico foram preenchidos no nome dele. </text:p>
            <text:p>Reforço que todos os dentes que perdi eram naturais e por isso, sei que estou amparada pelo seguro. </text:p>
            <text:p>Por fim, verifica-se que, foram juntados todos os documentos necessários conforme exigências e modelos disponibilizados no Aplicativo do DPVAT.</text:p>
            <text:p>Assim, em atenção ao previsto na Lei 3.333/33, merece acolhimento o meu pedido e a seguradora deveria fazer o pagamento de indenização do seguro DPVAT.</text:p>
            <text:p>Podem me ajudar, por favor!</text:p>
            <text:p>Já até pedi a reanálise do pedido no aplicativo (Proc. n 3333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6">
          <table:table-cell office:value-type="string" calcext:value-type="string">
            <text:p>Estou há vários dias aguardando um retorno da SUSEP pelo e-mail email, onde tomei ciência de que minha Corretora estava SUSPENSA, tendo em vista a pendência da alteração contratual.</text:p>
            <text:p/>
            <text:p>Ciente disso, este documento foi devidamente anexado, e até o momento, a SUSPENSÃO continua lá, prejudicando assim minha continuidade nos serviços e também no recebimento das comissões pelos serviços prestad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Bom dia Prezados.</text:p>
            <text:p>Preciso da atualização urgente do meu cadastro pessoa Jurídica junto à Susep, pois está suspenso sem justificativa.</text:p>
            <text:p>Já encaminhei e-mail junto ao Órgão no dia 33/33/3333, mas não obtive retorno.</text:p>
            <text:p>Não existe um canal para que o corretor faça contato a não ser e-mail, isso dificulta muito a relação com o Órg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 cadastro de minha corretora de seguros foi suspenso. Atendi o solicitado e anexei ao site o contrato social. Encaminhei também alguns e-mails para a Susep e não me responderam. Com este cadastro suspenso fui suspenso também em várias seguradoras e com isso estou sendo bastante prejudicado. Sei perfeitamente que a culpa não é da Susep pois o e-mail que me enviaram em março/3333 acabou caindo na caixa de Spam e fugiu ao meu controle. Diante desta gravidade do assunto peço que intervenham junto a SUSEP para que liberem com urgência o meu cadastro. <text:s/>CORRETORA DE SEGUROS LTDA - Susep 333333333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6">
          <table:table-cell office:value-type="string" calcext:value-type="string">
            <text:p>Boa tarde. Falamos em nome da AKAD Seguros S.A. </text:p>
            <text:p/>
            <text:p>Estamos tentando realizar o envio do BDRO deste 3º trimestre de 333, cujo prazo se encerra hoje, dia 33/33.</text:p>
            <text:p/>
            <text:p>Entretanto, o sistema apontou um erro na formatação do arquivo.</text:p>
            <text:p/>
            <text:p>Ocorre que o arquivo foi validado normalmente pelo validador, sem apresentar qualquer erro.</text:p>
            <text:p/>
            <text:p>Tendo em vista que já estamos no dia fatal do prazo de envio, e estamos tentando regularizar o arquivo desde a semana passada, solicitamos o auxílio de vocês, gentilmente, para concluir o protocolo.</text:p>
            <text:p/>
            <text:p>Em anexo, segue o arquivo contendo o relatório.</text:p>
            <text:p/>
            <text:p>Agradecemos desde já e ficamos à disposição.</text:p>
            <text:p/>
            <text:p>Atenciosamente,</text:p>
            <text:p/>
            <text:p>AKAD Seguro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8">
          <table:table-cell table:style-name="ce28" office:value-type="string" calcext:value-type="string">
            <text:p>Bom dia! Recentemente consegui minha certificacao SUSEP (333333333) e em paralelo criei CNPJ de empresa / Corretora, onde sou administrador e responsavel tecnico (SUSEP) para atuar no mercado de seguros. </text:p>
            <text:p>Ao iniciar os cadastramentos da PJ junto as Seguradoras me deparei com a necessidade de apresentar habilitacao SUSEP da Pessoa Juridica !</text:p>
            <text:p>E ao que entendi, somente possuo habilitacao da Pessoa Fisica.</text:p>
            <text:p>Gostaria de esclarecimentos e orientacao de como providenciar a habilitacao PJ, visto ser documento exigido para cadastramento.</text:p>
            <text:p>Poderiam ajudar?</text:p>
            <text:p/>
            <text:p>Att</text:p>
            <text:p>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8" office:value-type="string" calcext:value-type="string">
            <text:p>Bom dia, </text:p>
            <text:p/>
            <text:p>Prezados, tudo bem?</text:p>
            <text:p/>
            <text:p>No dia 33/33/3333 foi realizado a suspensão da situação cadastral da minha empresa CONSULTORIA E CORRETORA DE SEGUROS LTDA - CNPJ: 33.333.333/3333-33. No dia 33/33/3333 enviei toda a documentação solicitada, porém ainda não foi alterado a situação cadastral. O que é mais necessário ser realizado para a reativação acontecer?</text:p>
            <text:p/>
            <text:p>Aguardo retorno.</text:p>
            <text:p/>
            <text:p>Ronal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corretora cnpj devidamente habilitada pela susep, para minha surpresa uma das seguradoras que trabalho me informou hoje que meu cadastro está suspenso. Opero desde 3333, nao fui em nenhum momento notificada da suspensão. Estou tentando entender o que houve, já acessei o manual do corretor onde é solicitado atualizacao de dados (que estão corretos), houve alteração contratual, cuja qual estou tentanto fazer o envio com o formato pedido (PNJ ou JPG em unico arquivo) e o sistema (em todos navegadores) apresenta erro, anexo print de tela. No telefone informam que as informações são somente a consumidores, pedem para tratar via email,onde nao tenho resposta. Vivo disso e preciso regularizar com URGE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8" office:value-type="string" calcext:value-type="string">
            <text:p>Boa tarde,</text:p>
            <text:p/>
            <text:p>Prezados, tudo bem?</text:p>
            <text:p/>
            <text:p>Conforme orientação na manifestação anterior, venho por meio deste solicitar o apoio para reativar a situação cadastral da minha empresa  CONSULTORIA E CORRETORA DE SEGUROS LTDA - CNPJ: 33.333.333/3333-33 na SUSEP com as evidências em anexo. No dia 33/33/3333 foi realizado a suspensão da situação cadastral da minha empresa CONSULTORIA E CORRETORA DE SEGUROS LTDA - CNPJ: 33.333.333/3333-33, conforme print em anexo. No dia 33/33/3333 enviei toda a documentação solicitada, porém ainda não foi alterado a situação cadastral. O que é mais necessário ser realizado para a reativação acontecer?</text:p>
            <text:p/>
            <text:p>Aguardo retorno.</text:p>
            <text:p/>
            <text:p>Ronal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rabalhei 3 ano 3 3 meses e só peguei uma parcel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Com um seguro auto do Banco do Brasil, com vencimento em 33/33/33, acessei o site para renovação. Para minha surpresa no ato da confirmação das informações, fui surpreendido com o retorno que o seguro não seria renovado pelo motivo não especificado, sendo incluído apenas o código (33) (333-333). Sem qualquer detalhamento o que isso representa. Minha reclamação é no sentido de ser informado o que representa esse código, no simples direito a informaçã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Tenho um seguro de um carro na Youse ao qual a seguradora está me enrolando o pagamento do sinistro querendo que eu pegue no Uber e 33 cadastro do meu carro como posso fazer isso se não tenho este cadastro junto estas empresa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No mês 33/3333 fizemos uma alteração contratual na nossa empresa, porém não sabiamos que era necessário atualizar a SUSEP sobre isso, e achamos que era somente a parte contabil necessária para regularização. Agora, ontem começamos a receber recusas constantes de seguros, e descobrimos que a SUSEP da corretora estava SUSPENSA, e então descobrimos que apesar de aparecer que a pendencia do contrato atualizado não geraria suspensão, tivemos a suspensão da susep e o bloqueio de diversas CIA's de seguro. A alteração contratual foi simples, fazendo apenas a saida de um sócio minoritário. Não tivemos alteração de endereço, responsável tecnico nem nada do tipo. Precisamos de ajuda. Já atualizamos na plataforma o novo contrato e estamos tentando contato por email, mas sem novidades. PRecisamos de ajuda urgente, para regularizar novamente nossa susep e podermos trabalhar, mas nao encontramos respostas ate o momento nos orgaos competente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em consulta à regularidade do meu registro PF na SUSEP, verifiquei que o mesmo encontra-se suspenso, não localizei canal para tratar a suspensão e nem o motivo da suspensão. Gostaria de saber aonde consigo regularizar o mesm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Estou há mais de 33 dias com a minha susep bloqueada, sem poder trabalhar, porque não atualizei uma informação no sistema. Como se a retirada de um sócio, que não era o responsável técnico fosse mais importante que o responsável técnico. Carreguei a documentação solicitada e fiz a alteração, HÁ 33 DIAS, até agora não consigo trabalhar. Isso é uma vergonh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eu sou A, pai do F um dos sócios da Corretora de Seguros Ltda. <text:s/>CNPJ 33.333.333/3333-33 estamos com a corretora Bloqueada, alegaram que não enviamos o Contrato social, e dessa maneira enviamos, mas não foi resolvido, alegaram que o e-mail estava duplicado, ai mandamos novamente o contrato social ( em anexo) <text:s/>e o e-mail correto que é email a uns 33 dias atrás, e até agora nada, de liberação, estamos com seguros de cliente a vencer e estamos com a dificuldade de renovar por estar bloqueada, Obs: gostaria de receber se possível a resposta no meu e-mail, email, <text:s/>pois o meu filho esta em viagem fora do pais, obrigado pela ate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Como conseguir contrato de apólice de seguro do meu pai que já faleceu?</text:p>
            <text:p>Não sabíamos que ele tinha seguro e chegou uma carta cobrando por parcelas em aberto do seguro de vida dele como conseguir o contrato e informaçõ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table:style-name="ce30" office:value-type="string" calcext:value-type="string">
            <text:p>Solicitei portabilidade de minha previdência privada certificado 3333.3333333 para a Caixa Econômica Federal, e a instituição Itaú Vida e Previdência, após solicitar vários documentos que foram prontamente apresentados não tratou o pedido desde 33/33/3333. </text:p>
            <text:p>Anteriormente havia solicitado portabilidade dos dois planos que possuía, e apenas um deles foi portado. Importante ressaltar que apresentei a mesma documentação para ambos os planos e o pedido de portabilidade foi negado em apenas um deles, embora todos os dados estivessem corretos.</text:p>
            <text:p>Tentei contato pelo 3333 da empresa Itaú, mas fui informada de que informações sobre portabilidade não são fornecidas por aquele canal.</text:p>
            <text:p>Solicito a imediata portabilidade dos recursos para o meu plano na Caixa Econômica Federal, conforme solicitad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58">
          <table:table-cell table:style-name="ce28" office:value-type="string" calcext:value-type="string">
            <text:p>Preciso saber se uma determinada pessoa tem seguro de vida.</text:p>
            <text:p>P</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Há tempo tenho sofrido descontos em meus contracheques, os quais, são em nome da SABEMI SEGUROS.</text:p>
            <text:p>Os descontos são a título de EMPRÉSTIMO, SEGURO e CONTRIBUIÇÃO PREVIDENCIARIA.</text:p>
            <text:p>Já me desloquei presencialmente até uma agência atrás dos contratos que justifiquem os referidos descontos, mas lá me informaram que NÃO SABIAM ONDE ESTAVA OS SUPOSTOS CONTRATOS.</text:p>
            <text:p>Igualmente, não obtive sucesso quando requerido pelo email do SAC da seguradora.</text:p>
            <text:p>Assim, sigo sofrendo com descontos que não reconheço, bem como. não consigo qualquer esclarecimento pela empresa.</text:p>
            <text:p>Motivo do meu contato é, enfim, ter acesso aos contratos que justifiquem a SABEMI SEGURADOS realizarem descontos em minha folha de pagamento a título de EMPRÉSTIMO, SEGURO e CONTRIBUIÇÃO PREVIDENCIARI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0">
          <table:table-cell table:style-name="ce28" office:value-type="string" calcext:value-type="string">
            <text:p>Olá </text:p>
            <text:p/>
            <text:p>Estou precisando da ajuda de vocês, desde  o dia 33/33/3333 ficamos sabendo da suspensão do código susep. Providenciamos a regularização no mesmo dia. Porem já havíamos solicitado ajuda via email em 33/33 ate hoje não tivermos retorno. </text:p>
            <text:p/>
            <text:p/>
            <text:p>Enviamos novo  email informando da regularização do documento  (contrato social) ja em sistema. </text:p>
            <text:p/>
            <text:p>Hoje algumas seguradoras suspenderam a produção de novos seguros e endossos,  devido a suspensão da susep.  </text:p>
            <text:p>Fui até a susep na Av. Paulista, 3333, 33º andar (Edifício do Banco Central do Brasil) - Bela Vista, porem não possui atendimento presencial , por não existir atendimento ao Corretor de Seguros, fique surpreso.  </text:p>
            <text:p/>
            <text:p>Obs: Ja enviamos email para email , até o momento não tivemos retorno. </text:p>
            <text:p/>
            <text:p>Por favor preciso de ajuda para ativo a susep:</text:p>
            <text:p/>
            <text:p>CORRETORA </text:p>
            <text:p>CORRETORA DE SEGUROS LTDA, CNPJ 33.333.333/3333-33</text:p>
            <text:p>registro SUSEP no 333333333</text:p>
            <text:p/>
            <text:p/>
            <text:p>Anexo contrato social (ja no sistema)</text:p>
            <text:p>historico do email</text:p>
            <text:p/>
            <text:p>Fico no aguardo de retorno e de uma solução o mais breve possível. </text:p>
            <text:p/>
            <text:p>Att, </text:p>
            <text:p/>
            <text:p>D</text:p>
            <text:p>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m fevereiro fiz uma cotação de seguro veicular, com a Empresa Carsystem, no estado de São Paulo, em março fechei contrato com outra empresa que atendeu minhas necessidades, porem o sistema da empresa CarSystem, faz com que seu vendedores liguem em horários aleatórios e alguns desses horários chegando a causar a perturbação do descanso desse solicitante. Já solicitei por diversas vezes que meu nome fosse tirado dessa lista de vendas, porem sem sucesso. Por fim, gostaria de ser orientado as medidas que devo ter para acabar com essa perturbação, ou se caso for possível que a própria superintendência possa notifica-los do ocorrido e faze-los, tira meu nome dessa lista de venda, agradeço a atençã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1">
          <table:table-cell office:value-type="string" calcext:value-type="string">
            <text:p>Como ter acesso ao documento de apólice do seguro habitacional do Sistema Financeira Habitacional - SFH, vigente à época do contrato de financiamento com a instituição financeira. assinado no ano 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tarde! Sou corretora de seguros pelo cnpj 33.333.333.3333-33 estou suspensa impedida de trabalhar, já tentei contato , anexei o contrato social da corretora e ainda permeneço bloqueada. Gostaria somente de um retorno e soluça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1">
          <table:table-cell table:style-name="ce28" office:value-type="string" calcext:value-type="string">
            <text:p>Bom dia, Eu R portador do RG. 33.333.333-x e CPF. 333.333.333-33,  no dia 33/33/3333 contratei a prestação de serviço da empresa AGPV  Proteção Veicular ( asseguradora de veículo) inscrita no CNPJ. 33.333.333.3333-33, conforme contrato de prestação de serviço em anexo. </text:p>
            <text:p>No dia  33/33/3333  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p>
            <text:p/>
            <text:p/>
            <text:p> </text:p>
            <text:p>De:C (email)Para:email:email:quarta-feira, 33 de abril de 3333 às 33:33 BRT</text:p>
            <text:p/>
            <text:p>Boa tarde Me envia por favor o contrato assinado de quando adquirimos esse seguro Enviado do Yahoo Mail para iPhone</text:p>
            <text:p>Em quarta-feira, abril 33, 3333, 3:33 PM, email escreveu:</text:p>
            <text:p/>
            <text:p/>
            <text:p>Prezado Sr. R ! </text:p>
            <text:p>Recebemos o atualização na data de hoje referente à data de sua indenização. </text:p>
            <text:p>Infelizmente conforme informado pela supervisão do setor financeiro há uma dificuldade de cumprir comas datas programadas por conta de altas demandas indenizatórias.</text:p>
            <text:p>O financeiro propôs o pagamento em parcelas para que não deixe de cumprir com as demandas e tambémpara com o senhor. </text:p>
            <text:p>Segue abaixo : </text:p>
            <text:p>R - ATIVO - JIU3E33 - XSARA PICASSO GLX 3.3/ 3.3 FLEX 33V - 3333/3333 -PROTOCOLO – 33333333</text:p>
            <text:p>PROPOSTA DE NEGOCIAÇÃO</text:p>
            <text:p>Liquido a receber R$ R$ 33.333,33 ( Vinte mil, setecentos e oitenta e sete reais e dez centavos)</text:p>
            <text:p>Saldo de pagamento em 33 parcelas, nas datas programadas abaixo: </text:p>
            <text:p>3° Parcela - 33/33/3333 – R$ 3.333,33</text:p>
            <text:p>3° Parcela - 33/33/3333 – R$ 3.333,33</text:p>
            <text:p>3° Parcela - 33/33/3333 – R$ 3.333,33</text:p>
            <text:p>3° Parcela - 33/33/3333 – R$ 3.333,33</text:p>
            <text:p>3° Parcela - 33/33/3333 – R$ 3.333,33</text:p>
            <text:p>3° Parcela - 33/33/3333 – R$ 3.333,33</text:p>
            <text:p>3° Parcela - 33/33/3333 – R$ 3.333,33</text:p>
            <text:p>3° Parcela - 33/33/3333 – R$ 3.333,33</text:p>
            <text:p>3° Parcela - 33/33/3333 – R$ 3.333,33</text:p>
            <text:p>33° Parcela - 33/33/3333 – R$ 3.333,33 </text:p>
            <text:p>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text:p>
            <text:p>Ficamos no aguardo do aceite.</text:p>
            <text:p/>
            <text:p>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text:p>
            <text:p/>
            <text:p>Eles mencionaram uma clausula contratual porém em nenhum momento eu assinei esse contrato que consta essa informação. </text:p>
            <text:p>Estou me sentindo lesado, pois esperei pelo pagamento para poder comprar outro carro, e somente após expirar o prazo inicial para o pagamento eles vieram com a proposta do pagamento parcelad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64">
          <table:table-cell table:style-name="ce28" office:value-type="string" calcext:value-type="string">
            <text:p>boa tarde, solicito orientação - informação quanto a constituição de uma sociedade empresária Corretora de Seguros.</text:p>
            <text:p>as dúvidas são:</text:p>
            <text:p>o gerente técnico obrigatoriamente deve ser sócio da empresa ou pode ser um administrador não sócio, devidamente inscrito na Susep e designado em cláusula especifica no contrato social?</text:p>
            <text:p>caso esse gerente técnico, administrador, obrigatóriamente tenha que ser sócio, ele deve ser sócio majoritário? </text:p>
            <text:p>a sociedade pode ser composta por sócios, pessoas fisicas não inscritos na Susep? como deve ser a composição dessa sociedade?</text:p>
            <text:p/>
            <text:p>antecipadamente, agradeço pelos esclarecimentos.</text:p>
            <text:p/>
            <text:p>R</text:p>
            <text:p>Cambé - P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Impossível falar com a SUSEP, hoje fiquei sabendo através de uma seguradora que a Susep da minha empresa está Suspensa, foi suspensa por um motivo que desconheço, do qual não fui notificada e agora nem atendimento consigo para entender o motivo. Susep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6">
          <table:table-cell table:style-name="ce28" office:value-type="string" calcext:value-type="string">
            <text:p>Senhores,boa tarde! Atraves desse canal  é possivel ajuda ref ao nosso cadastro que consta suspenso junto</text:p>
            <text:p>Susep?</text:p>
            <text:p>Precisamos obter informações de como proceder para alterar essa situacão</text:p>
            <text:p>atual da Corretora..</text:p>
            <text:p>Estamos com nossa Susep SUSPENSA   CORRETORA DE SEGUROS SUSEP</text:p>
            <text:p>333333333</text:p>
            <text:p>CNPJ 33.333.333/3333-33.</text:p>
            <text:p>Estamos impossibilitados de produção junto as cias.</text:p>
            <text:p/>
            <text:p>Por favor precisamos de um suporte URGENTE!</text:p>
            <text:p>keila - 33) 33333-3333 email</text:p>
            <text:p/>
            <text:p>Responsavel técnico:</text:p>
            <text:p/>
            <text:p>333333333 A CPF: 333.333.333-33</text:p>
            <text:p>333333333 Adm e corretagem de seguros Ltda  -CNPJ:</text:p>
            <text:p>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boa noite ! Recebi um e-mail que preciso incluir o contrato social, mas não consigo localizar no site o link " gerenciar a empresa", que foi passado como local para incluir o documento. Aguardo orientação.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1">
          <table:table-cell table:style-name="ce28" office:value-type="string" calcext:value-type="string">
            <text:p>Bom dia  Prezados  sou corretor  de  seguros  em  atividade  há  muitos anos  e  atualizamos  nosso  cadastro  faltava  anexar  contrato social , porém  consta</text:p>
            <text:p>ainda  pendente  ,   agradecemos muito  a  ativação  do mesmo ,  gratidão     CORRETORA DE  SEGUROS   CNPJ  33333 333 3333 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8">
          <table:table-cell table:style-name="ce28" office:value-type="string" calcext:value-type="string">
            <text:p>SUSEP Suspensa, porém não me foi informada a razão para que seja realizada a regularização.</text:p>
            <text:p>SUSEP: 333333333 – Consultoria e Corretora de Seguros Ltda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Recebi um email da susep em 33/33/3333, solicitando para incluir o contrato social no cadastro de Pessoa Juridica, porém ficou no SPAM e eu nao tive acesso.</text:p>
            <text:p>Ontem, 33/33/3333, fazendo uma limpeza em minha caixa de e-mail, identifiquei a correspondência e fui sanar a pendência, porém meu cadastro PJ constava como "Suspenso" anotação incluída pela SUSEP em 33/33/3333.</text:p>
            <text:p>Estou em desespero sem saber qual é o procedimento.</text:p>
            <text:p>Tentei contato telefonico e nao consigo falar, gostaria de saber se incluindo o contrato social (já inserido), vai voltar à Ativo automaticamente e qual seria o prazo para isso e, ou se eu ainda preciso tomar alguma ação.</text:p>
            <text:p/>
            <text:p>Obrigada desde já!</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peço a gentileza informar o que é necessário para regularizar a situação da empresa - CNPJ 33333333333333 - Corretora de Seguros Ltda, do qual sou sócio,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table:style-name="ce30" office:value-type="string" calcext:value-type="string">
            <text:p>Boa tarde!</text:p>
            <text:p>Gostaria de fazer uma reclamação, pois minha corretora de seguros ficou com a susep pessoa jurídica suspensa sem que fossemos notificados anteriormente e isso está impossibilitando a empresa de comercializar os seguros, gerando prejuízo financeiro. </text:p>
            <text:p>Aproveitando o contato, informo que ao ser comunicado pela seguradora o ocorrido, ligamos para a central de atendimento da entidade e nos orientaram a baixar um aplicativo da Superintendência de Seguros e que lá bastava enviarmos nosso contrato social. Tentamos cumprir o que nos foi solicitados no aplicativo e na área do nosso usuário no site da Susep, porém sem sucesso, não encontramos o local onde devemos encaminhar o documento, então retornei a ligar para a central de atendimento e esta vez me pediram para enviar um email para corretores.susep, o que fiz prontamente no dia 33 de Maio de 3333, relatei o fato, solicitei auxilio para resolvermos a questão e não obtive resposta. Então fui direto no endereço da Susep na avenida Presidente Vargas afim de pedir uma orientação, mas lá não recebem ninguém, não permitem que passamos da recepção, local onde a Recepcionista me deu orientação de está solicitando o auxilio pelo falabr.</text:p>
            <text:p>Vim pedir sua ajuda para resolver esse problema, pois sem comercializar seguros a minha corretora não sobrevive.</text:p>
            <text:p>Desde já, agradeço a compre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OTIVO DA MINHA CORRETORA ESTAR SUSPENSA <text:s/>NO CADASTRO DA HDI</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zados, minha carteira profissional da SUSEP venceu em 33/33/3333, entretanto, estou retornando para a área de Seguros e preciso ATIVAR a minha Susep, preciso saber como devo fazer isso? O que será necessário para validar a minha SUSEP novamente? Meu Registro 33.3333333. Aguardo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0">
          <table:table-cell office:value-type="string" calcext:value-type="string">
            <text:p>Prezados, bom dia.</text:p>
            <text:p> </text:p>
            <text:p>Por gentileza, quero ativar meu registro e vincular a empresa/corretora que estou tentando abrir, com meu contador.</text:p>
            <text:p> </text:p>
            <text:p>Ocorre que para avançar no cadastro pelo site da Susep, sobre esse assunto, tenho que ter o nível Ouro, plataforma Gov.br e tenho apenas o Prata. Existem opções para aumentar o nível mas não estou conseguindo prosseguir em nenhuma delas.</text:p>
            <text:p> </text:p>
            <text:p>Existe outra forma para validar e se registrar? Podem ajudar, por favor?</text:p>
            <text:p/>
            <text:p>Tentei contato pelo e-mail email mas o retorno que tive foi com um material anexo e uma resposta padrão, que não ajudou na minha demanda.</text:p>
            <text:p/>
            <text:p>O link de aplicativo que me encaminharam, está desatualizado no Playstore do meu celular, conforme  anex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a todos, a susep de minha empresa nr. 333333333 está suspensa, não sei o motivo, no meu cadastro o email está correto, mas não recebi nenhuma comunicação. Tentei entrar em contato pelo telefone , mas não consigo, por favor, peço que me enviem o que está faltando para voltar a ser ativo, explicando corretamente o passo a passo e alterando também seus cadastros para que eu receba minhas informações corretamente. Fico no aguardo de seu retorno urgente. Gra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boa tarde!</text:p>
            <text:p>Sou corretora de seguros e possuo uma corretora de seguros, e meu registro foi suspenso pontuando que não possuía documentação, mas toda documentação foi enviada. A única pendência é com relação ao Contrato Social na JUNTA COMERCIAL, que estamos tentando resolver desde março de 3333, pois a JUNTA COMERCIAL ao digitalizar o nosso contrato pulou a página onde consta a informação de responsável Técnico. A JUNTA COMERCIAL já reconheceu o erro, porém ainda não foi solucionado. </text:p>
            <text:p>Não consigo contato com a SUSEP, poderiam me auxiliar? Pois meu cadastro está sendo suspenso junto as seguradoras e não poderei trabalhar.... Estou ficando desesperada, pois não foi displicência minha e sim um erro do órgão.</text:p>
            <text:p>Em anexo processo junto a JUNTA COMERCIAL.</text:p>
            <text:p>Grata desde já,</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a gentileza de Ativar a Pessoa Jurídica em que sou responsável técnica, pois o cadastro da mesma encontra-se suspensa: CNPJ: 33.333.333/3333-33 – CORRETORA DE SEGUROS - N° DE REGISTRO: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estou com problemas no meu cadastro da susep, minha corretora esta suspensa, ha 3 dias e todas a sporpostas de seguros foram canceladas causando problemas para os clientes.</text:p>
            <text:p/>
            <text:p>ligo no 3333 da susep e ninguem consegue ajudar, a resposta é a mesma " mande email para corretores@susep,,,,," enviei o email ha dois dias e a resposta deles é automatica, " segue manua de intrução" eu conheço muito bem o procedimento mas o sistema nao esta habilitando colocar o minha susep como responsavel tecnico e tambem nao aparece o campo para adicionar o novo contrato social que foi alterado.</text:p>
            <text:p/>
            <text:p>ja mandaram eu fazer pelo app e aquele aplicativo so serve para mostrar a carteirinha e mais n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8" office:value-type="string" calcext:value-type="string">
            <text:p>Olá, bom dia! </text:p>
            <text:p>Me chamo N e sua responsável técnica da empresa Corretagem de Seguros Ltda. </text:p>
            <text:p>Tivemos nossa SUSEP suspensa e não fomos informados sobre a possibilidade de ocorrência ou a necessidade de subir a documentação no site.</text:p>
            <text:p>Já subimos com o contrato social conforme no foi orientado via 3333 e também enviamos e-mail, mas não tivemos nenhum retorno. </text:p>
            <text:p>Estamos tendo nosso acesso bloqueado pelas seguradoras e ficando impossibilitados de trabalhar.</text:p>
            <text:p>Não temos nenhuma informação quanto a previsão de ativação do cadastro ou nenhuma outra informação.</text:p>
            <text:p>Sigo no aguardo de um retorno.</text:p>
            <text:p>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amos tentando contato com a susep através do email email e desde fevereiro/33 não fomos respondidos. Nosso cadastro pessoa juridica foi suspenso aparentemente pela ausencia da apresentação do nosso contrato social. Já formalizamos por mais de uma vez essa solicitação e ainda continuamos com o status suspenso e sendo prejudicados de exercer nossas funções profissio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
            <text:p>Gentileza alterar meu email para email, para que eu possa recuperar minha senh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Sou CTO de uma empresa de tecnologia (Panteu Tecnologia) especializada no setor de seguros ao nível nacional no Brasil.</text:p>
            <text:p/>
            <text:p>Gostaria de saber se a Susep disponibiliza pesquisa de apólices por meio do número de CNPJ ou do número de processo CNJ. </text:p>
            <text:p/>
            <text:p>Seria possível ter este acess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Sou desenvolvedor de sistema para o mercado de seguros, estou procurando uma forma de descobrir o número das apólices emitidas para o "tomador",</text:p>
            <text:p/>
            <text:p>Existe alguma forma de pesquisar os números das apólices, com qualquer outro dado, por exemplo CNPJ, CNJ etc...</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acesso aos documentos do processo administrativo aberto no SEI nº 33333.333333/3333-33.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Boa tarde gostaria de saber o número dos seguros que tem ou tinha no meu CPF pois o banco não me passou o número e não consigo acessar pelo CPF. Muito obrigada pela aten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8">
          <table:table-cell table:style-name="ce28" office:value-type="string" calcext:value-type="string">
            <text:p>Olá, prezados. Meu marido faleceu e gostaria de saber se existe algum seguro vinculado ao CPF dele em alguma instituição financeira. </text:p>
            <text:p>CPF 33333333333 A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2">
          <table:table-cell table:style-name="ce28" office:value-type="string" calcext:value-type="string">
            <text:p>OBSERVAÇÃO: Gostaria que fosse enviada uma cópia desta RECLAMAÇÃO/PEDIDO DE PAGAMENTO, também para o CNSP-Conselho Nacional dos Seguros Privados, para que esta entidade pudesse se manifestar a respeito da presente reclamação.</text:p>
            <text:p/>
            <text:p>*** DENÚNCIA  À CAIXA ECONÔMICA FEDERAL ***</text:p>
            <text:p>PEDIDO: 3333333333 - BENEFICIÁRIA: L</text:p>
            <text:p>PROCURADOR: A</text:p>
            <text:p/>
            <text:p>Prezado(a)s,</text:p>
            <text:p/>
            <text:p>EXISTE UMA FAMÍLIA NESTE EXATO MOMENTO, NO INTERIOR DO AMAZONAS,  PASSANDO POR EXTREMAS DIFICULDADES FINANCEIRAS E ALIMENTÍCIAS, POR CONTA DE UM ATO DESUMANO E DESASTROSO QUE VEM OCORRENDO EM RELAÇÃO AO PAGAMENTO DA INDENIZAÇÃO DO SEGUTO DPVAT POR MORTE A SUA BENEFICIÁRIA.</text:p>
            <text:p/>
            <text:p>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text:p>
            <text:p/>
            <text:p>3 – Demos entrada no pedido de indenização 3 vezes, nas seguintes datas: 33/33/3333, 33/33/3333, 33/33/3333, 33/33/3333 e 33/33/3333;</text:p>
            <text:p>3 – Sempre enviamos todos os documentos que nos foram solicitados, ainda assim, em alguns destes pedidos que eu protocolei, o INDEFERIMENTO FOI PRATICAMENTE IMEDIATO;</text:p>
            <text:p>3 – Somente no último protocolamento de pedido que realizei no dia 33/33/3333, é que a CAIXA me indefere o pedido com a seguinte argumentação: “O PEDIDO NÃO FOI APROVADO DEVIDO A EXISTÊNCIA DE PEDIDO DE INDENIZAÇÃO NA BASE DE DADOS COM CARACTERÍSTICAS IGUAIS A ESTE PEDIDO.”;</text:p>
            <text:p>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text:p>
            <text:p/>
            <text:p>Minhas solicitações são:</text:p>
            <text:p>-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text:p>
            <text:p>- Requer que a CAIXA ECONÔMICA FEDERAL, através de seus GESTORES, inclusive a sua presidenta, Sra. Rita Serrano, corrija esse problema com a maior brevidade possível, promovendo o pagamento da indenização aqui pleiteada, por ser medida de Justiça e de Direito.</text:p>
            <text:p/>
            <text:p>Meus questionamentos são:</text:p>
            <text:p/>
            <text:p>3 – Por quê um pedido que foi cadastrado em 33/33/3333, destarte, com mais de 333 dias ainda não foi indeferido, enquanto que uma boa parte dos processos cadastrados em todo Brasil estão tendo indeferimentos precoces ? </text:p>
            <text:p>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text:p>
            <text:p>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text:p>
            <text:p/>
            <text:p>Acreditando sempre no diálogo para a resolução dos prpblemas,</text:p>
            <text:p/>
            <text:p>Pede e aguarda deferimento,</text:p>
            <text:p/>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Necessito encaminhar alteração de contrato social para efeito de atualização cadastral, porém não encontro o caminho para efetuar o envio que foi solicit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ui surpreendido com a suspensão da minha inscrição na SUSEP. requeiro que seja informado com o motiva da susp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3">
          <table:table-cell table:style-name="ce28" office:value-type="string" calcext:value-type="string">
            <text:p>OBSERVAÇÃO: </text:p>
            <text:p>3 - Solicito que esta RECLAMAÇÃO/PEDIDO DE PAGAMENTO, seja encaminhado também ao CNSP-Conselho Nacional dos Seguros Privados, para que o mesmo possa também se manifestar e tomar as providências cabíveis sobre a presente reclamação.</text:p>
            <text:p>3 - Solicito que a SUSEP tome as providências cabíveis sobre a presente reclamação, determinando, face os fatos aqui relatados,  que a CAIXA ECONÔMICA FEDERAL promova o pagamento da vítima em questão, com base na documentação médica apresentada e/ou envie um perito médico ao município de UARINI-AM, para que seja realizada perícia médica na vítima.</text:p>
            <text:p/>
            <text:p/>
            <text:p/>
            <text:p>VÍTIMA: G (invalidez permanente – mora no interior do estado)</text:p>
            <text:p>Procurador: A</text:p>
            <text:p>SINISTRO/PEDIDO:3333333333</text:p>
            <text:p>RECLAMAÇÃO/DENÚNCIA: PEDIDO DE PAGAMENTO BASEANDO-SE NA ANÁLISE DOCUMENTAL MÉDICA ENVIADA OU ENVIO DE PERITO DA CAIXA ATÉ O MUNICÍPIO DE UARINI-AM, QUE FICA HÁ 333KM DE MANAUS COM ACESSO SOMENTE POR VIA FLUVIAL, ALÉM DO MUNICÍPIO POSSUIR UMA INTERNET EXTREMAMENTE PRECÁRIA.</text:p>
            <text:p/>
            <text:p>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text:p>
            <text:p/>
            <text:p>DOS FATOS:</text:p>
            <text:p>3 - O pedido de indenização administrativa junto à CAIXA ECONÔMICA FEDERAL, já foi cadastrado 3 vezes junto ao APP  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text:p>
            <text:p/>
            <text:p>3 – Conforme já informado à CAIXA,  a vítima mora no interior do estado do Amazonas, no município de Uarini-AM, que fica a 333KM de Manaus-AM, e só tem acesso por via fluvial, destacando-se que a internet neste município é muito precária.</text:p>
            <text:p/>
            <text:p>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o que restou também frustrado face as informações alinhavadas linhas acima.</text:p>
            <text:p/>
            <text:p>3 – Este procurador já há algum tempo vem informando todos esses fatos a CAIXA, e no último cadastramento de pedido administrativo, pedido número 33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text:p>
            <text:p/>
            <text:p>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text:p>
            <text:p/>
            <text:p>3 – Nos parece razoável afirmar que o processo em questão entrou em um loop infinito de indeferimento e recadastramento, sem os senhores analistas ao menos terem a dignidade de ler as informações amplamente prestadas por este procurador, e pela própria vítima.</text:p>
            <text:p/>
            <text:p>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text:p>
            <text:p/>
            <text:p>Diante de todo o exposto, REQUER seja promovida REANÁLISE NO PEDIDO DE NÚMERO 3333333333,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text:p>
            <text:p> </text:p>
            <text:p>DO QUE DETERMINA A LEI DPVAT E A RESOLUÇÃO CNSP N° 333, DE 33 DE DEZEMBRO DE 3333.</text:p>
            <text:p/>
            <text:p>O Artigo 3º da Lei 3.333/33, alterada pela Lei 3.333/33, preconiza o seguinte: “O pagamento da indenização será efetuado mediante simples prova do acidente e do dano decorrente, independente da existência de culpa...”.</text:p>
            <text:p/>
            <text:p>Já a RESOLUÇÃO CNSP N° 333, DE 33 DE DEZEMBRO DE 3333, assim determina:</text:p>
            <text:p/>
            <text:p>Anexo II – Procedimentos para análise dos pedidos e pagamento das indenizações</text:p>
            <text:p>Artigo 3° - Este anexo dispõe sobre os procedimentos a serem adotados pelo Agente Operador para análise dos pedidos e pagamento das indenizações;</text:p>
            <text:p>Artigo 3° - Para fins de liquidação do sinistro, a vítima ou o beneficiário deverá apresentar ao Agente Operador a seguinte documentação, em função de cobertura reclamada:</text:p>
            <text:p>II – Indenização por Invalidez Permanente:</text:p>
            <text:p>a) Registro de ocorrência expedido pela autoridade policial competente;</text:p>
            <text:p>c)Cópia de documentação de identificação da vítima;</text:p>
            <text:p>Artigo 3°, § 3° - Nas localidades em que o IML responsável não possa por qualquer razão expedir o laudo a que se refere a alínea “b” do inciso II deste artigo, poderá ser admitido laudo de outra instituição pública ou privada;</text:p>
            <text:p>Artigo 3°, § 3° - Caso entenda necessário o Agente Operador poderá efetuar perícia para qualificar a extensão das lesões físicas ou psíquicas da vítima e atestar o estado de invalidez, de acordo com os percentuais de tabela constante do anexo da Lei n° 3.333 de 3333;</text:p>
            <text:p>Artigo 3°, § 3° - Caso seja detectado falha, de ordem formal, em um dos documentos mencionados neste artigo, ou a existência de indícios de fraude, a vítima ou beneficiário deverá ser formalmente notificado, no prazo máximo de 33 dias a contar do recebimento da documentação, acerca da interrupção do prazo para o pagamento da indenização, devendo ser solicitados, quando necessários, os documentos ou esclarecimentos para elucidação dos fatos;</text:p>
            <text:p>Artigo 3°, § 3° - Uma vez esclarecidos os fatos ou sanada pelo beneficiário a falha indicada na notificação, a indenização e/ou reembolso deverá ser pago no prazo máximo de 33 dias, a contar da data do recebimento da resposta;</text:p>
            <text:p/>
            <text:p>Capítulo III – Dos pedidos...</text:p>
            <text:p>Artigo 3°, I – A recepção dos pedidos de indenização;</text:p>
            <text:p>Artigo 3°, II – A análise desses pedidos e a verificação de pressupostos necessários para o pagamento com a realização de perícia médica quando necessário;</text:p>
            <text:p>Artigo 3°, III – Análise e pagamento dos indenizações relativas a esses pedidos, em prazo não superior a 33 dias, contados da solicitação inicial ou  da apresentação completa da documentação que comprova o direito, incluídos aqueles necessários ao deferimento do pedido;</text:p>
            <text:p>Artigo 3° - O Agente Operador deverá observar os procedimentos descritos no Anexo II desta Resolução para análise dos pedidos e pagamentos das indenizações;</text:p>
            <text:p>Artigo 3° - O pagamento das indenizações as vítimas e aos beneficiários, na forma da Lei, serão prestados mediante simples prova do acidente e do dano decorrente independente da existência de culpa, abolida qualquer franquia de responsabilidade da vítima ou do beneficiário;</text:p>
            <text:p>Capítulo IV – Da fiscalização....</text:p>
            <text:p>Artigo 33° – O CNSP é a instância máxima de governança do FDPVAT e exercerá as atribuições previstas no seu estatuto e nas demais disposições legais e regulamentares que lhe forem aplicáveis, inclusive o disposto nesta resolução.</text:p>
            <text:p/>
            <text:p>Cordialmente,</text:p>
            <text:p/>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4">
          <table:table-cell office:value-type="string" calcext:value-type="string">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text:p>
            <text:p/>
            <text:p>Segue as datas das ligações, os protocolos de atendimento e o nome dos atendentes:</text:p>
            <text:p/>
            <text:p>Protocolo de atendimento 33/33/3333: 33333333 (Gleice)</text:p>
            <text:p>Protocolo de atendimento 33/33/3333: 33333333 (Mark)</text:p>
            <text:p>Protocolo de atendimento 33/33/3333: 33333333 (Gabriela)</text:p>
            <text:p>Protocolo de atendimento 33/33/3333: 33333333 (Daiane)</text:p>
            <text:p>Protocolo de atendimento 33/33/3333: 33333333 (Franciele)</text:p>
          </table:table-cell>
          <table:table-cell office:value-type="string" calcext:value-type="string">
            <text:p>Demanda Duplicada</text:p>
          </table:table-cell>
          <table:table-cell office:value-type="string" calcext:value-type="string">
            <text:p>Seguro de Automoveis</text:p>
          </table:table-cell>
          <table:table-cell office:value-type="string" calcext:value-type="string">
            <text:p>Tempo/dificuldade no agendamento</text:p>
          </table:table-cell>
          <table:table-cell table:number-columns-repeated="16380"/>
        </table:table-row>
        <table:table-row table:style-name="ro1">
          <table:table-cell office:value-type="string" calcext:value-type="string">
            <text:p>Bom dia, recebi a informação de que o cadastro de minha corretora, Corretora de Seguros Ltda, CNPJ 33.333.333/3333-33 , encontra-se suspenso por divergência de informações, na sexta feira próxima passada , 33/33, fiz inserção no site da Susep do contrato Social atualizado e da CNPJ também atualizado a fim de que fosse ataualizadas as informações, porém a seguradora alega que se mantem o status de "cadastro Suspenso". \gostaria de informações de se foi recebido as documentações enviadas e qual o prazo para desbloqueio do sistema. Grato <text:s text:c="3"/>J corretor da Corretora de Seguros tel. 3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Prezados, bom dia!</text:p>
            <text:p/>
            <text:p>Preciso saber quais são as condições, bem como o procedimento junto a um passo a passo para cadastro de uma de uma seguradora que atue no ramo imobiliário. Sabemos que existem diferenças entre seguradora e corretora de seguros, mas após contato telefônico junto a SUSEP, fomos orientados a procurar esse meio para orientação e esclarecimentos quanto a esse tipo de empresa devido as complexidades envolvidas.</text:p>
            <text:p/>
            <text:p>Se puderem nos ajudar com todos os esclarecimentos de prazos, anuidade, capital mínimo (se houver), atividade exigida, entre outras informações agradecemos imensamente.</text:p>
            <text:p/>
            <text:p>Fico no aguar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8" office:value-type="string" calcext:value-type="string">
            <text:p>Olá!</text:p>
            <text:p>Meu nome é Fdone e sou corretor cadastrado junto à SUSEP.</text:p>
            <text:p>Minha Corretora, cadastro SUSEP nº 333333333 se encontra com status suspenso mas desconheço a razão e, por isso também não sei o que precisa ser feito para solucionar a questão! Isso tem prejudicado o exercício do trabalho!</text:p>
            <text:p>Ocorre que há dois dias venho tentando uma resposta, por meio do e-mail email, sem retorno algum!</text:p>
            <text:p>Solicito a gentileza de me orientarem acerca do que acontece para a suspensão de minha corretora, bem como o procedimento que devo adotar para solucionar o problema!</text:p>
            <text:p>agradeço, desde já, a atenção!</text:p>
            <text:p>Att.;</text:p>
            <text:p>F</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8" office:value-type="string" calcext:value-type="string">
            <text:p>O cadastro na minha corretosa tá como suspenso, gostaria de saber o que aconteceu, não recebi nenhuma notificação de pendência ou fato . Como podemos resolver essa situação </text:p>
            <text:p/>
            <text:p> Corretora de seguros </text:p>
            <text:p>Susep :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informações, pois a minha licença SUSEP encontra-se suspensa, por motivos: outros ..... já entrei com o pedido via email e não obtive respost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
          <table:table-cell office:value-type="string" calcext:value-type="string">
            <text:p>Prezados,</text:p>
            <text:p>necessito de esclarecimentos sobre o artigo 33 da Circular SUSEP nº. 333/33.</text:p>
            <text:p>3)O que seria "dúvida fundada"?</text:p>
            <text:p>3)A "fundamentação" seria dos atos, formas e motivos normativos do ato, nos termos do artigo 33, inciso IX?</text:p>
            <text:p>3)Sendo "expressamente informada" ao segurado quando cabe a solicitação de outros documentos?</text:p>
            <text:p>3)Inexistindo os requisitos cumulativos da" duvida fundada" e "expressamente informada ao segurado, a vistoria poderia estar dentro destes "outros documentos"?</text:p>
            <text:p>3) A vistoria está prevista na liquidação do processo administrativo de sinistro de seguro?</text:p>
            <text:p>3) Quando a vistoria é legalmente prevista no processo de sinistro fiscalizado pela SUSEP? </text:p>
            <text:p>3) O perito da seguradora possui alguma função públic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0">
          <table:table-cell table:style-name="ce28" office:value-type="string" calcext:value-type="string">
            <text:p>Precisamos de ajuda pois estamos com o cadastro da corretora suspenso junto à SUSEP desde o dia 33/33/3333, registro 333333333, CNPJ 33.333.333/3333-33. Anexamos no portal a documentação solicitada em 33/33, contudo não conseguimos proceder com a alteração do responsável técnico (passou de L CPF 333.333.333-33 para L CPF 333.333.333-33, ambos com registro em dia. Os botões para selecionar no portal não funcionam, a corretora PJ está suspensa e já não conseguimos operar nas seguradoras. Já enviamos inúmeros e-mails pedindo ajuda e sempre retornam com um manual cujas instruções não funcionam, a edição fica travada. Já acionamos o Sincor RS que também não conseguiu nos ajudar mesmo informando nossos logins e senhas do gov.br.</text:p>
            <text:p>Ou seja, precisamos apenas alterar o técnico responsável, e habilitar a corretora no login de L. A empresa já foi cadastrada mas o sistema não permite a habilitação. </text:p>
            <text:p>Solicitamos URGENTE ajuda para ativar a corretora junto à SUSEP, pois as seguradoras estão bloqueando os nossos cadastros e estamos sendo impedidos de trabalhar, sendo que está tudo regularizado, trata-se de formalidade cadastr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Fui aprovada na escola  ENS em Dezembro e ate o momento não consigo acessar  meu código na susep de  todos os ramos.  No sistema gov NÃO CONSIGO ALTERAR MEU STATUS DE PRATA PARA OURO, O QUE FAZER??, PRECISO INICIAR MEU TRABALHO COMO CORRETORA PARA VENDA DE AUTOMOVEIS.. Preciso de ajuda</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8" office:value-type="string" calcext:value-type="string">
            <text:p>Prezados Senhores,</text:p>
            <text:p>Em face de Falecimento do meu Filho em  33 de Julho de 3333 C em São Paulo, venho insistentemente solicitando a SUSEP para efetuar os dados da Apolice que estava em seu nome,juntamente com outros ,pois trata-se de Seguro em GRUPO ,porem o Banco Itau SA  e ou Banco Bradesco alega que não pode fornecer.</text:p>
            <text:p>Por qual motivo?</text:p>
            <text:p>Sou sua mãe e preciso saber deste nº de Apólice e qual valor quem efetivamente recebeu ou quem poderá ter acesso.</text:p>
            <text:p>Aguardo sua resposta.</text:p>
            <text:p>Cordialmente.</text:p>
            <text:p>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a corretora A CNPJ 33.333.333/3333-33, tive o cadastro suspenso pela SUSEP sem nenhum tipo de aviso. Temos seguros para renovar, e principalmente contas ara pagar. Acessando área privativa dos corretores no site da SUSEP, identificamos uma pendência cadastral, a qual foi prontamente atendida. Porém não temos nenhum resposta da SUSEP referente <text:s/>a esta suspenção. A situação está complicada, e se tem alguma pendência que motivou isso, gostaríamos de ser informados para podermos resolver. Só não podemos ficar nesta situação, <text:s/>e principalmente sem ter para onde se dirigir. POis não tem nenhum telefone para contato, e não respondem o email que dão como o canal de solução deste tipo de situação. Alguém poderia ajuda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Boa tarde,</text:p>
            <text:p/>
            <text:p>Varios dias tento consultar um processo SUSEP e nao consigo.</text:p>
            <text:p>Sigo o tutorial no portal, com essa máscara numérica 33333.3XXXXX/AAAA-DV</text:p>
            <text:p>Sempre da erro.</text:p>
            <text:p>Veja anexo.</text:p>
            <text:p>Att.</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stou com dificuldades para cadastrar reclamação contra uma seguradora pois no site de defesa do consumidor pedem o nome e eu nso sei. Sou beneficiário do INSS e neste mês descontaram 33,33 dos meus vencimentos. Verifiquei na Internet está ocorrendo com muitos beneficiários. No desconto aparece apenas o nome e um telefone 33333333333.. tenta-se falar com este número ninguém atende. Pelo site do INSS também não consigo falar com ninguém. Vou o número 333 vc fica falando com uma maquina e depois pedem para vc entrar com uma reclamação. Por isso estou tentando por aqui.</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ive meu cadastro profissional suspenso sem motivos técnicos de forma abusiv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inha SUSEP está suspensa, mas eu não sei o motivo. Já tentei ligar, mandei e-mail e tudo mais só que ninguém respondo o porque está suspensa. Já validei o documento novo e o contrato social. Agora preciso transmitir proposta e não consigo. Alguém pode me ajud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table:style-name="ce30" office:value-type="string" calcext:value-type="string">
            <text:p>Fiz uma Portabilidade com a Instituição HOJE PREVIDÊNCIA PRIVADA CNPJ 33.333.333/3333-33,  fizeram uma "Venda Casada" e me obrigaram a associar me a Hoje Previdência privada. Estou tentando tirar o desconto de R$ 33,33 do meu contracheque. rederente a UM SEGURO, relato ainda que a empresa tem muitas reclamações no "Reclame Aqui" através do Grupo Akrk, atingindo princialmente aposentados.</text:p>
            <text:p>Fiz contato com o BANCO Central do Brasil e me informaram entidades abertas de previdência privada são de competência da SUSEP, </text:p>
            <text:p>Peço que entrem  em contato com a supracitada entidade e peçam Retirada Imediata do desconto no meu contracheque </text:p>
            <text:p>Gra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63">
          <table:table-cell table:style-name="ce28" office:value-type="string" calcext:value-type="string">
            <text:p>Prezados, recebi a notificação de suspensão do cadastro da Corretora de Seguros LTDA, CNPJ: 33.333.333/3333-33 devido o contrato social estar desatualizado. Anexei o contrato conforme orientado no dia 33/33/33 com previsão de 33 horas para ativar o cadastro junto à SUSEP. Ainda encontra-se suspenso... e por esse motivo não conseguimos fazer as renovações dos seguros dos clientes junto às seguradoras. o órgão regulamentador precisa entender que temos compromissos e responsabilidades junto aos nossos clientes e que estamos perdendo clientes por essa situação... Estamos orientando nossos clientes a fechar o seguro com outro corretor por estamos impossibilitados que realizar a renovação do seguro.</text:p>
            <text:p>Preciso de um retorno o mais breve possível, pois não temos um canal direto com telefone para nos aten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tarde !</text:p>
            <text:p>Tive minha Susep de corretor de seguros e não sei motivo!</text:p>
            <text:p>Estou passando E mail para Susep e não tenho resposta</text:p>
            <text:p>A minha única fonte de renda e meu trbalho como corretor de seguro e a Susep suspendeu o meu direito de trabalhar sem me informar o motivo</text:p>
            <text:p>Meu e mail email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Minha SUSEP 333333333 ESTA SUSPENSA.</text:p>
            <text:p>COMO REGUKARUZAR E POR QUE FOI SU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Solicito, com urgência, reativação do código SUSEP relacionado ao CNPJ 33.333.333/3333-33.</text:p>
            <text:p>Enviei e-mail para email em 33/33/3333 e não tive resposta alguma até a data deste manifesto 33/33/3333. Nesta mesma data, 33/33/3333. também fiz atualização cadastral no sistema da SUSEP. </text:p>
            <text:p>Observação: Liguei no canal de atendimento ao consumidor e a atendente disse que o motivo de cancelamento, caracterizado como: outros, seria o reenvio do Contrato Social, o qual coloquei novamente em sistem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8" office:value-type="string" calcext:value-type="string">
            <text:p>Bom dia!</text:p>
            <text:p>Gentileza me auxiliarem no meu recadastramento junto á SUSEP, pois não estou tendo acesso a tal irregularidade devido a minha conta gov.br ser prata. </text:p>
            <text:p>Os documentos referente ao meu exame já foram enviados pela escola Nacional de Seguros e confirmada a recepção pela Susep. </text:p>
            <text:p>    Desde já agradeço a atenção.</text:p>
            <text:p/>
            <text:p>                Cordialmente,</text:p>
            <text:p/>
            <text:p>         José </text:p>
            <text:p>         CPF: 33333333333</text:p>
            <text:p>         Tel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8" office:value-type="string" calcext:value-type="string">
            <text:p>Prezados, boa tarde!</text:p>
            <text:p/>
            <text:p>Solicito um levantamento se foi pago um seguro de vida para minha Genitora, pois desconfio que existe algum residuo no banco ou seguradora para eu receber, em nome de O, CPF 333.333.333-33, Rg: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2">
          <table:table-cell table:style-name="ce28" office:value-type="string" calcext:value-type="string">
            <text:p>Boa tarde.</text:p>
            <text:p>Meu cunhado faleceu dia 33/33/3333, de acidente de moto, e não sabemos se ele tinha seguro da moto ou outro seguro</text:p>
            <text:p>Então pergunto se B de CPF n.º 333.333.333-33, tem algum seguro, para nós familiares darmos andamento as documentaçõ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Meu irmão faleceu, como faço na SUSEP se ele deixou seguro de vida em nome da minha mã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4">
          <table:table-cell table:style-name="ce28" office:value-type="string" calcext:value-type="string">
            <text:p>Olá, tudo bem? </text:p>
            <text:p/>
            <text:p>Eu me chamo M, CPF 333.333.333-33, sou corretor de seguros de vida registrado na SUSEP pelo número 3333333333. </text:p>
            <text:p/>
            <text:p>Em 33/33/33 eu estava me descadastrando como responsável técnico da empresa T Seguros, CNPJ 33.333.333/3333-33. Acreditando que eu estava clicando no botão correto para suspender minha responsabilidade com a empresa, eu errei e suspendi meu registro de pessoa física junto a SUSEP.  </text:p>
            <text:p/>
            <text:p>Na mesma data e horário, eu enviei e-mail para o contato informado no site email mas não recebi retorno até o momento. Liguei também para o número 3333-3333333 que é o único número disponível no site, mas informaram que não conseguem me ajudar.</text:p>
            <text:p/>
            <text:p>Já pedi até para um amigo cadastrar minha empresa para ele ser responsável enquanto eu resolvo isto, mas o site não permiti ele "ativar o botão" para acionar a responsabilidade na empresa cadastrada.</text:p>
            <text:p/>
            <text:p>Eu preciso reativar meu cadastro pois as seguradoras não permitirão que eu comercialize o seguro. Isto é minha única fonte de renda. A MAG, por exemplo, já suspendeu meu cadastro, estou sem acesso para dar suporte aos meus clientes. </text:p>
            <text:p/>
            <text:p>Já tentei diversas vezes pelo site ativar novamente meu cadastro mas sem sucesso, da erro, conforme anexo. Preciso de ajuda o quanto antes!!! </text:p>
            <text:p/>
            <text:p>Por favor!</text:p>
            <text:p/>
            <text:p>M</text:p>
            <text:p>33 3 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faço parte da Corretora de Seguros Ltda, e recebemos com surpresa a informação de que temos um processo em fase de execução fiscal, com os seguintes dados: N. credito: 3.333.333333/33-33 e N inscrição 3.333.333333/33-33, queremos saber como podemos parcelar o debito e ter acesso as informações do mesm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noite. </text:p>
            <text:p>Sou advogada e preciso pesquisar se duas pessoas que vieram a obtido possuem algum tipo de seguro. </text:p>
            <text:p>Uma delas é minha avó, a qual envio certidão de óbito da qual foi a declarante. Outra também é de uma amiga, a qual o filho ainda me trará a certidão de óbito (RG anexo). </text:p>
            <text:p>Podem me auxiliar? </text:p>
            <text:p>Desde já agradeç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6">
          <table:table-cell table:style-name="ce28" office:value-type="string" calcext:value-type="string">
            <text:p>BOA TARDE, A BRADESCO SEGUROS, PEDIU PRA ENTRAR EM CONTATO COM A SUSEP, POIS SEGUNDO ELES DISSERAM, EU NAO ESTOU HABILITADO PARA TRASMITIR SEGURO AUTO/RE BRADESCO, MAS MINHA SUSEP 333333333 ESTÁ HABILITADA HÁ MAIS DE 33 ANOS, E EU  NAO CONSIGO TRABALHAR COM O BRADESCO,  SEGUE ABAIXO O RELATO DO ATENDENTE DA BRADESCO SEGUROS-</text:p>
            <text:p>O sr precisa estar habilitado pela SUSEP, para conseguir transmitir</text:p>
            <text:p>Entendo senhor J, mais essa é a informação do sistema interno. Peço que por gentileza o sr entra em contato com a SUSEP.</text:p>
            <text:p>GOSTARIA SE POSSIVEL, RESOLVER ESSE ASSUNTO COM A MÁXIMA URGENCIA</text:p>
            <text:p>ATT</text:p>
            <text:p>J</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
            <text:p>Gostaria de informações acerca de um processo cuja abertura se deu antes de 3333. Como posso consultar?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Boa tarde, gostaria de saber se é possível consultar se sou beneficiária de seguro de vida, eu e minhas irmãs, minha mãe faleceu recentemente e não temos essa informação. Caso não seja possível, informar por favor um meio de consulta.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o meu cadastro PJ esta suspenso, como posso regulariza-l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M, CPF 33333333333, socio responsavel pela corretora de seguros Ltda, CNPJ 33333333333333, nao consigo acessar o local para encaminhar o contrato social que estão solicitando, segue anexo o contrato social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1">
          <table:table-cell office:value-type="string" calcext:value-type="string">
            <text:p>Gostaria de saber se meu pai possuia algum seguro de vida ,só que eu tenho só o nome dele e o cpf.Consigo fazer umw consult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9">
          <table:table-cell table:style-name="ce28" office:value-type="string" calcext:value-type="string">
            <text:p>Boa tarde!</text:p>
            <text:p>Sou cliente da empresa Proteção Veicular - Garant Benefícios de Proteção veicular, com sede no Endereço: Rua Javari, 333 - Concórdia, Belo Horizonte - MG, 33333-333 -Telefone: (33) 3333-3333, Whatsapp  (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text:p>
            <text:p>A</text:p>
            <text:p>email</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1">
          <table:table-cell office:value-type="string" calcext:value-type="string">
            <text:p>Seguradora de veículos RIOBEN, exige procuração pública para realizar a indicação por roubo. Visto que os novos documentos de compra e venda são digitais.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4">
          <table:table-cell office:value-type="string" calcext:value-type="string">
            <text:p>GOSTARIA DE SOLICITAR REGRAS DA MINHA PREVIDENCIA PRIVADA </text:p>
            <text:p>PGBL Empresarial</text:p>
            <text:p>Bradesco Vida e Previdência S.A</text:p>
            <text:p>Nome do plano :   PGBL COLETIVO INSTITUIDO COMPOSTO RV V33/33</text:p>
            <text:p>Número da proposta :   333 3333333</text:p>
            <text:p>Tipo de plano :   COMPOSTO 33%</text:p>
            <text:p>Processo Susep :   33333.333333/3333-33</text:p>
            <text:p>Data de início de vigência :   33/33/3333</text:p>
            <text:p>Regime tributário :   REGRESSIVA</text:p>
          </table:table-cell>
          <table:table-cell office:value-type="string" calcext:value-type="string">
            <text:p>Explicações da Ouvidoria</text:p>
          </table:table-cell>
          <table:table-cell office:value-type="string" calcext:value-type="string">
            <text:p>Previdência Complementar Aberta</text:p>
          </table:table-cell>
          <table:table-cell office:value-type="string" calcext:value-type="string">
            <text:p>Documentação</text:p>
          </table:table-cell>
          <table:table-cell table:number-columns-repeated="16380"/>
        </table:table-row>
        <table:table-row table:style-name="ro1">
          <table:table-cell office:value-type="string" calcext:value-type="string">
            <text:p>Desejo saber se há alguma apolice em nome de meu irmão mais velho e/ou seu filho, falecidos em dez/3333 e 33/mai/3333 respectivamente, tendo meu cpf como beneficiário ou outros da família. Grat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Prezados Senhores, fiz o curso de corretor pela ENS, gostaria de saber 33 coisas:</text:p>
            <text:p>Troquei de celular e não consigo baixar minha carteira da SUSEP no meu novo celular</text:p>
            <text:p>Gostaria de verificar se minha SUSPE está registr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OCESSO SUSEP Nº 333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Boa tarde!</text:p>
            <text:p>Verifiquei e nossa Susep está suspensa, gostaria de saber qual o motivo e o que podemos fazer pra regularizar.</text:p>
            <text:p/>
            <text:p>Fico no aguard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Contratei um seguro no ano passado, no ato da venda, com a possibilidade de cancelamento após 3 ano no valor de R$ 33.333. Para minha surpresa, fui cobrado por uma renovação que, se não for feita, perco o montante integral. Para esta reclamação, acionei o protocolo 33333333. Neste atendimento, fui informado de que poderia pagar mais um montante reduzido, de cerca de R$ 3.333, porém tendo as coberturas reduzidas e, após mais 33 meses da renovação (e 33 meses de contrato), poderia resgatar o integral (Os R$ 33.333 + R$ 3.333). Após continuar sendo cobrado, fiz nova incursão, e descobri que só poderei resgatar o montante daqui 3 anos (33 anos total do contrato) tendo que fazer aportes anuais para manter o valor do seguro, ou seja, uma verdadeira bola de neve. Não contratei o serviço desta forma, e solicito que a METLIFE me conceda novamente o valor de R$ 33.333 e cancele de forma imediata o segur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text:p>
          </table:table-cell>
          <table:table-cell table:number-columns-repeated="16380"/>
        </table:table-row>
        <table:table-row table:style-name="ro2">
          <table:table-cell office:value-type="string" calcext:value-type="string">
            <text:p>Bom dia...</text:p>
            <text:p>Venho por mei deste e-mail pedir alteração de endereço no meu cadastro conforme segue em anexo Alteração Contratu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Estou com bloqueio nas minhas maquinas referebtes a pessoa Juridica do CNPJ 33333333333333.</text:p>
            <text:p>A unica coisa que tenho é um numero de contrato Cardif o qual desconheco. Contrato 3333333333333333.</text:p>
            <text:p>Quero saber do que se trata, de qual empresa e quero copia do contrta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m dia, prezados! tenho cadastro da minha PJ na susep, sou o responsável técnico por ela, recentemente estava acessando o cadastro e vi que a s informações societárias estavam em branco, fiz o preenchimento de acordo com o que consta no contrato social, porém com a inclusão dessas informações tive minha SUSEP PJ suspensa, peço que verifiquem o ocorrido, pois a suspensão é indevida, as informações inseridas são as mesmas que constam no contrato social anexo na abertura do meu processo em 3333 e estou sendo prejudicado com essa suspensão, pois minhas vendas estão suspensas nas seguradoras que sou parceir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Cancelamento da Apólice</text:p>
          </table:table-cell>
          <table:table-cell table:number-columns-repeated="16380"/>
        </table:table-row>
        <table:table-row table:style-name="ro20">
          <table:table-cell table:style-name="ce28" office:value-type="string" calcext:value-type="string">
            <text:p>Boa tarde!</text:p>
            <text:p/>
            <text:p>Estou entrando em contato em nome das filhas do Sr. M, elas afirmam que ele teria deixado um seguro de vida. No entanto, não sabe qual seguradora foi firmado o contrato.</text:p>
            <text:p/>
            <text:p>Encaminho documentos pessoais autenticados das Requerent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rezados, venho por meio deste solicitar uma orientação de como proceder para efetuar a renovação da licença junto a SUSEP da empresa UNIPOLSAI ASSICURAZIONI S.P.A., desde já agradeço a aten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a Tarde!</text:p>
            <text:p/>
            <text:p>Quero o estorno de 33 reais, pois não quero esse seguro.</text:p>
            <text:p>A atendente não me explicou direito sobre esse seguro.</text:p>
            <text:p/>
            <text:p>Atenciosamente  Ailene</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Em 33/33/3333, foi me concedido benefício de aposentadoria, porém eu ainda trabalhava registrado, quando fui dispensada da empresa e em 33/33/3333, por orientação do cartão VOXCRED, encaminhei documentos para Zurich Seguros solicitando abertura de sinistro para pagamento do meu cartão, através do Seguro Prestamista. O cartão foi pago, ou seja, seguro indenizado, ocorre que, esse seguro foi renovado desde essa data, e pelo que me recordo sem minha autorização. Entrei em contato com a empresa em 3333 através do Procon, a empresa alegou não ter em sistema a comprovação da minha autorização, não fez o cancelamento retroativo nem estornou os numerários, esse ano, novamente fiz contato, e informei que sou aposentada, aí resolveram cancelar alegando que o seguro não teria cobertura e mesmo sabendo que todos esses anos está sendo pago sem cobertura, não querem devolver os valores. Gostaria do auxilio de vocês para receber os valores que paguei de volta, pois não me recordo de ter autorizado esse seguro, a empresa por sua vez não tem sistema para comprovar, é um seguro que não tem cobertura, e foi um caso em que pedi mais de uma vez o cancelamento e nada foi feito. Aguardo, obrigada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ncelamento</text:p>
          </table:table-cell>
          <table:table-cell table:number-columns-repeated="16380"/>
        </table:table-row>
        <table:table-row table:style-name="ro1">
          <table:table-cell office:value-type="string" calcext:value-type="string">
            <text:p>Gostaria de saber como fazer para obter registro de corretor de seguros, como obter susep pessoa física , eu já tenho habilitação pela ENS Escola Nacional 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Tenho um seguro de vida e mulher. </text:p>
            <text:p>Dei entrada e foi negado por 3 vezes. </text:p>
            <text:p>Sendo que tenho direito a indenização por invalidez temporária e por falta de remuneraçã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3">
          <table:table-cell table:style-name="ce28" office:value-type="string" calcext:value-type="string">
            <text:p>Bom Dia, tudo bem?</text:p>
            <text:p>Teria como saber se uma pessoa falecida e que tinha divida com o Banco, possuia seguro prestamista? Tentei esta informação junto ao Banco e não consegui.</text:p>
            <text:p>Inclusive, pesquisei na internet, e não sei se entendi direito, mas parece que o Banco pode fazer esse seguro prestamista após o falecimento.</text:p>
            <text:p>Poderia por favor me ajudar a entender?</text:p>
            <text:p>O falecido seria o Sr. B, CPF(MF) 333.333.333-33.</text:p>
            <text:p>Atenciosamente.</text:p>
            <text:p>C</text:p>
            <text:p>OAB/SP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Informaçõess obre seguro de vida morte natural do segurado falecido S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omos notificados por uma Seguradora que a nossa situação junto a SUSEP encontra-se como SUSPENSO, no entanto, não fomos notificados de NADA, desconhecemos quaisquer irregularidades em nossos cadastros e apreciaríamos receber uma notificação/informação a respeito através do nosso e-mail: email com a MAIOR URGÊNCIA, tendo em vista os prejuízos que poderão nos caus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gostaria de atualizar os produtos a serem comercializados no meu cadastro da SUSEP. São eles: Microsseguros, Planos de Capitalização, Planos de Previdência Complementar, Seguro de Danos, Seguro de Pessoa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4">
          <table:table-cell table:style-name="ce28" office:value-type="string" calcext:value-type="string">
            <text:p>Embiquei o meu veiculo no portao de entrada. Como havia um vizinho que acabara de entrar, esperei o portao baixar para acionar o meu controle. O portao abriu e ao passar pelos sensores, ele fechou apruptamente, atingindo o teto e coluna do lado direito. Fiz a reclamaçao com o sindico do predio e ele pediu para entrar em contato com a administradora. O acontecido foi em 33 de março de 3333 e seguradora esta enrolando ate agora, pedindo documentos como se fosse um sinistro de transito (CRLV, CNH - minha e da minha esposa e por ultimo, (pasmem!) documento de vinculo meu e minha esposa, ou seja, CERTIDAO DE CASAMENTO!</text:p>
            <text:p/>
            <text:p>Meu nome E = MINHA ESPOSA: S. Ja mandei varias msgs para a corretora e nao obtive resposta. A seguradora e ALFA SEGUROS - CNPJ 33.333.333/3333-33.</text:p>
            <text:p/>
            <text:p>Veio um inspetor da dita seguradora, tirou fotos, anotou tudo o que relate. Este sinistro esta sendo conduzido pela seguradora seguindo um script de sinistro de transito e nao tem nada a ver.</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or favor preciso informação sobre APOLICE DE seguros de vida em nome de G CPF 333.333.333-33 COM BENEFICIARIOS S CPF 333.333.333-33. MUITO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lá! Desejo abrir uma corretora de seguros e gostaria de receber as orientações sobre como me registar na SUSEP e se há entidades credenciadas para ministrar cursos e provas validadas pela SUSEP. Estou em Belo Horizonte - MG.</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foi feito uma solicitação de reanálise de um sinistro ocorrido no mês passado dia 33/33/3333, e houve o pagamento a um dos terceiros, porém ao outro envolvido foi recusado o pagamento, a minha apólice de seguro é a 333.333.333.333333.3 em nome do meu pai E, no caso eu sou o condutor principal e ele é o assegurado, gostaria de uma revisão quanto ao sinistro 3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aou CORRETOIR DE SEGUROS e a Susep está pedindo para que eu envie meu contrato social pelo NIVEL OURO do GOV.BR, e eu não estou conseguido em virtude do documento que o TRE Reconhecimento facial não está fazendo. E a SUSEP <text:s/>Suspendeu o meu cadastro 3333 33.333 e as seguradoras SUSPENDERAM os pagamentos das MINHAS COMISSÕES. E agora não sei como fazer, Tenho 33 anos e trabalho com seguros à 33 anos. Peço por gentileza me ajudarem,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8">
          <table:table-cell table:style-name="ce28" office:value-type="string" calcext:value-type="string">
            <text:p>Minha mãe faleceu e necessito saber quais seguros ela tinha no nome dela.</text:p>
            <text:p>M</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8">
          <table:table-cell table:style-name="ce28" office:value-type="string" calcext:value-type="string">
            <text:p>Verifiquei, por consulta ao site da SUSEP que, a CORRETORA DE SEGUROS LTDA está com cadastro SUSPENSO. O CNPJ é 33.333.333/3333-33.</text:p>
            <text:p>Por qual motivo a inscrição da corretora está su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eu pai faleceu em 33/33/3333 e como ele tinha um seguro da UNIÃO SEGURADORA, descontado em folha, sendo funcionário público dei entrada por telefone e e-mail enviando toda a documentação após um mès da sua morte para um caixa postal conforme solicitado. Hoje três meses depois não tive nenhum retorno da seguradora e não atendem minhas ligações. Solicito ajuda deste órgão para uma intervenção junto a essa empresa que não tem demonstrado nenhum respeito nem consideração a minha família, por ser contratada pelo PARANÁ PREVIDÊNCIA um órgão sério acredito que podem me ajudar e desde já agradeço a atençã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ossuo um seguro junto a seguradora Suhai e abrimos um sinistro dia 3/3/33 pediram para aguardar 3 dias úteis para enviar uma simples relação de documentos que segunda a supervisora Camila é padrão. A mesma alegou que devido a demanda ( falta de funcionários) eles estão atrasando essa parte que é apenas o início do processo. Imagina na análise de documentos quanto tempo vai demorar. Enfim foram abertos esses protocolos e nada : 33333333, 33333333,33333333 e 33333333. Meu telefone de contato é 33. 33333-3333 meu email email</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cesso de Regulação do Sinistro</text:p>
          </table:table-cell>
          <table:table-cell table:number-columns-repeated="16380"/>
        </table:table-row>
        <table:table-row table:style-name="ro3">
          <table:table-cell office:value-type="string" calcext:value-type="string">
            <text:p>Bom dia, no dia 33/33/3333 foi registrado o sinistro do falecimento da minha Mãe junto à Caixa Vida e Previdência, protocolo 33333333333, todos os documentos foram encaminhados por meio do correio.</text:p>
            <text:p>Durante a análise da documentação, a seguradora perdeu documentos. Nós tínhamos que ficar ligando todos os dias para saber o andamento do processo.</text:p>
            <text:p>Não havia nenhuma comunicação por e-mail das pendências.</text:p>
            <text:p>Foram sanadas todas as pendências, contudo já se passaram 33 dias da entrega dos documentos e somente 3 beneficiários dos 3. que estão na apólice recebeu a indenização. Ainda resta pendente o pagamento de 3 beneficiários. E todos os dias que ligamos lá dizem que o processo está em análise, mas nada foi resolvido ou dado anamento.</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4">
          <table:table-cell office:value-type="string" calcext:value-type="string">
            <text:p>Fui vítima de uma venda casada e apenas hoje tomei conhecimento de um seguro residencial em que "contratei" no ano passado ao assinar um contrato de compra de um apartamento minha casa minha vida. A apólice me custou R$ 333,33 e ao fazer o cancelamento nesta data na central da Caixa, me informaram o valor de estorno de R$ 33,33. Não concordo pois o proporcional ao período em aberto é mais que isso. Solicito apoio e intervenção à Susep pois a Caixa se negou a revisar o cálculo.</text:p>
            <text:p/>
            <text:p>Apólice 3333333</text:p>
            <text:p>vigência: 33/33/33 a 33/33/33</text:p>
            <text:p>cancelamento em 33/33/33</text:p>
            <text:p/>
            <text:p>Protocolo de cancelamento de seguro Caixa Residencial</text:p>
            <text:p>333 333 333 333</text:p>
            <text:p>33/33/33 as 33h33 atendente Ana</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ncelamento da Apólice</text:p>
          </table:table-cell>
          <table:table-cell table:number-columns-repeated="16380"/>
        </table:table-row>
        <table:table-row table:style-name="ro6">
          <table:table-cell office:value-type="string" calcext:value-type="string">
            <text:p>Boa tarde!</text:p>
            <text:p/>
            <text:p>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calcext:value-type="string">
            <text:p>Explicações da Ouvidoria</text:p>
          </table:table-cell>
          <table:table-cell office:value-type="string" calcext:value-type="string">
            <text:p>Capitalização</text:p>
          </table:table-cell>
          <table:table-cell office:value-type="string" calcext:value-type="string">
            <text:p>Pagamento do Resgate (prazo e valor)</text:p>
          </table:table-cell>
          <table:table-cell table:number-columns-repeated="16380"/>
        </table:table-row>
        <table:table-row table:style-name="ro74">
          <table:table-cell table:style-name="ce28" office:value-type="string" calcext:value-type="string">
            <text:p>Prezados,</text:p>
            <text:p/>
            <text:p>Em 33 de maio de 3333 foi enviada documentação exigida  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negativa do hospital e anexei, além de informar sob a posse do referido prontuário . </text:p>
            <text:p>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text:p>
            <text:p>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text:p>
            <text:p>Sinistros que estavam com aprovação de pagamento em 33/33/3333 : 33333333333 e 33333333333 (Segundo a atendente, referem-se ao pagamento da dívida com o banco) 33333333333 e 33333333333 (Saldo remanescente)</text:p>
            <text:p>Frente a tudo quanto exposto, solicito providências da SUSEP.</text:p>
          </table:table-cell>
          <table:table-cell office:value-type="string" calcext:value-type="string">
            <text:p>Reclamação - Consumidor.gov.br</text:p>
          </table:table-cell>
          <table:table-cell office:value-type="string" calcext:value-type="string">
            <text:p>Seguro de Crédito Interno</text:p>
          </table:table-cell>
          <table:table-cell office:value-type="string" calcext:value-type="string">
            <text:p>Processo de Regulação do Sinistro</text:p>
          </table:table-cell>
          <table:table-cell table:number-columns-repeated="16380"/>
        </table:table-row>
        <table:table-row table:style-name="ro3">
          <table:table-cell office:value-type="string" calcext:value-type="string">
            <text:p>Boa noite, tudo bem?</text:p>
            <text:p/>
            <text:p>Gostaria de saber se tem e quais são os seguros vinculados ao meu CPF: 33333333333</text:p>
            <text:p/>
            <text:p>Desde já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iz o curso de habilitação de corretores pela ENS, finalizei o curso á meses e preciso tirar minha carteira, habilitação! Porém, já tentei de tudo pelo GOV e não consigo. PAguei meu curso, passei no exame, recebi meu diploma e agora não consigo me registrar, o que ocorre? Como devo proceder? Tenho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8" office:value-type="string" calcext:value-type="string">
            <text:p>Minha corretora esta suspensa e não consigo visualizar o motivo.</text:p>
            <text:p>Nome: CORRETORA DE SEGUROS LTDA</text:p>
            <text:p>Número de registro Susep: 333333333</text:p>
            <text:p>José CPF. 333.333.333-33 Corretor responsável </text:p>
            <text:p>Corretor de Seguros SUSEP.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herdeira neta, gostaria de verificar se meu avô Jair <text:s/>portador do CPF 33333333333 data de nascimento 33/33/3333 falecido em 33/33/3333 tem apólices de seguro em seu nome?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5">
          <table:table-cell table:style-name="ce28" office:value-type="string" calcext:value-type="string">
            <text:p>SINISTRO/PEDIDO:3333333333</text:p>
            <text:p>VÍTIMA: Laudiane (MORTE)</text:p>
            <text:p>BENEFICIÁRIA: Laura </text:p>
            <text:p>REPRESENTANTE LEGAL: Maria (avó da beneficiária)</text:p>
            <text:p>PROCURADOR: Adelson </text:p>
            <text:p>SINISTRO/PEDIDO:3333333333</text:p>
            <text:p/>
            <text:p>RECLAMAÇÃO/DENÚNCIA: Processo com mais de 3 cadastramentos, sempre com NEGATIVA DE PAGAMENTO SEM PREVISÃO LEGAL, falta de clareza nas argumentações apresentadas pela CAIXA ECONÔMICA FEDERAL que ferem contundentemente o princípio da dignidade humana.</text:p>
            <text:p/>
            <text:p>A/C </text:p>
            <text:p>ILMO SR.  ALESSANDRO SERAFIN OCTAVIANI LUIS</text:p>
            <text:p>SUPERINTENDENTE DA SUSEP-SUPERINTENDÊNCIA DOS SEGUROS PRIVADOS S.A.</text:p>
            <text:p/>
            <text:p>ILMO SR. CARLOS ROBERTO ALVES DE QUEIROZ</text:p>
            <text:p>DIRETOR – CGMOP / CGFIP / CGCON</text:p>
            <text:p/>
            <text:p>Em preliminar, gostaria de solicitar que  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text:p>
            <text:p/>
            <text:p>Acreditamos sempre no diálogo para a resolução dos conflitos existentes, todavia,   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text:p>
            <text:p/>
            <text:p>DOS FATOS:</text:p>
            <text:p>3 – No dia 33/33/3333, a senhora LAUDIANE , foi vítima fatal de acidente de trânsito, conforme certidão de óbito em anexo, insta esclarecer,  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de TERMO DE RESPONSABILIDADE PROVISÓRIA, imputando aos avós maternos da beneficiária várias obrigações e penalidades visando o bem estar da neta menor de idade.</text:p>
            <text:p/>
            <text:p>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ORIENTAMOS PROVIDENCIAR A REGULARIZAÇÃO E ABRIR UM NOVO PEDIDO – ESPERAMOS TER ESCLARECIDO E PERMANECEMOS A DISPOSIÇÃO.”</text:p>
            <text:p/>
            <text:p>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p>
            <text:p/>
            <text:p>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text:p>
            <text:p/>
            <text:p>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text:p>
            <text:p/>
            <text:p>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text:p>
            <text:p/>
            <text:p>Diante de todo o exposto, </text:p>
            <text:p>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text:p>
            <text:p> </text:p>
            <text:p>Cordialmente,</text:p>
            <text:p/>
            <text:p>Adelson  - procurador</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76">
          <table:table-cell office:value-type="string" calcext:value-type="string">
            <text:p>SINISTRO/PEDIDO:3333333333 VÍTIMA: Laudiane (MORTE) BENEFICIÁRIA: Laura <text:s/>REPRESENTANTE LEGAL: Maria (avó da beneficiária) PROCURADOR: Adelson <text:s/>SINISTRO/PEDIDO:3333333333 <text:s/>RECLAMAÇÃO/DENÚNCIA: Processo com mais de 3 cadastramentos, sempre com NEGATIVA DE PAGAMENTO SEM PREVISÃO LEGAL, falta de clareza nas argumentações apresentadas pela CAIXA ECONÔMICA FEDERAL que ferem contundentemente o princípio da dignidade humana. <text:s/>A/C <text:s/>ILMO SR. <text:s/>ALESSANDRO SERAFIN OCTAVIANI LUIS SUPERINTENDENTE DA SUSEP-SUPERINTENDÊNCIA DOS SEGUROS PRIVADOS S.A. <text:s/>ILMO SR. CARLOS ROBERTO ALVES DE QUEIROZ DIRETOR – CGMOP / CGFIP / CGCON <text:s/>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 <text:s/>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 <text:s/>DOS FATOS: 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 <text:s/>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 <text:s/>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s text:c="2"/>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 <text:s/>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 <text: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 <text:s/>Diante de todo o exposto, <text:s/>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text:s text:c="2"/>Cordialmente, <text:s/>Adelson <text:s/>- procuradorr</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Estou tentando cadastrar empresa, porém aparece um erro informando que a mesma não tem cnae de corretagem, porém a empresa possui o cnae, como segue em anexo, com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a tarde! Fiz uma reclamação de Protocolo: 33333.333333/3333-33, foi me dada uma resposta automática que não corresponde ao solicitado. A reclamação foi quanto ao não atendimento telefônico no dia 33/33/3333. Na resposta, a Susep tenta  se eximir de responsabilidades que nem foi o objeto da reclamação, ou seja, aparentemente possui uma resposta padrão pra tudo. Mas independente de a resposta não corresponder a reclamação, sobre o assunto abordado na  resposta, cabe algumas perguntas: quem fiscaliza as seguradoras de veículos? Duas seguradoras alegaram que o problema da não efetivação do meu seguro era técnico e uma atribuiu a culpa a outra. Isso não é objeto de atuação desse órgão?  Se não é, qual órgão então cuidaria desse caso? O que procom tem a ver com isso, se não consigo nem saber qual foi de fato a seguradora culpada pela não efetivação do meu seguro? </text:p>
            <text:p>Agradeço se o responsável puder ler os questionamentos aqui, inclusive o teor da reclamação original (protocolo acima) e não enviar resposta automática novamente. Grat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lá, minha mãe faleceu em 3333, e recentemente nós encontramos cerca de 33 cartões dela. E gostaria de saber se teria algum seguro no nome dela. O nome dela era Daiana de CPF 333.333.333-33. Caso seja necessário, posso levar a documentação ao local devido, ou enviar online. Fico no aguardo de um retorn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3">
          <table:table-cell table:style-name="ce28" office:value-type="string" calcext:value-type="string">
            <text:p>Fiz um seguro saúde para viagem minha e de meu marido, que teria validade durante o período de viagem a João Pessoa de 33/33/3333 a 33/33/3333. O seguro cobriria consultas e remédios com receitas. Meu marido ficou doente, teve alguns sintomas de dor de garganta, dor abdominal e febre. Fez consulta em duas clínicas, com especialidades diferentes, comprou os remédios que estavam na receita, pediu nota fiscal tanto das consultas, como das receitas.</text:p>
            <text:p>Ao retornarmos de viagem, abrimos chamado na seguradora Universal Assistance. Preenchemos o formulário deles, mandamos as notas fiscais das consultas e dos remédios, as receitas dos remédios, formulário preenchido, documentação, os tickets de check-in dos vôos tudo que pedia no formulário exceto uma carta escrita pelo médico dizendo o que o paciente tinha, que imagino, pelo que li, estava exigindo em caso de internação. Além disso, me parece algo abusivo pedir descrição de doença do paciente para cobrir o seguro, obviamente que não sabíamos disso na hora da consulta e não tem como pedir isso depois, sendo que na nota fiscal está descrito que é um serviço de consulta médica. Me parece que é um seguro feito com regras para não haver reembolso. Estou me sentindo lesada. Peço meu reembolso, pois mandei toda documentação e foi negado o pedido alegando estar faltando documento, apenas isso como resposta.</text:p>
            <text:p>Nome do meu marido</text:p>
            <text:p>Juscelino </text:p>
            <text:p>CPF 333 333 333 33</text:p>
            <text:p>Número do bilhete </text:p>
            <text:p>BZSIB333333333/BZSIB333333333</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Minha esposa LILIANE, <text:s/>CPF 333.333.333-33, faleceu no dia 33/33/3333. Gostaria de confirmar se existe algum seguro de vida registrado em seu nome, sendo que eu sou o seu único beneficiário e inventariante. Desde já, agradeço. Atenciosamente, Muni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As seguradoras no Estado do Rio de Janeiro estão cobrando valores exorbitantes, desproporcionais a realidade dos sinistros, valores dos automóveis (que agora seguem em queda) e poder aquisitivo do cidadão.</text:p>
            <text:p>Em muitas cotações, mesmo clientes com 33 pontos no seguro como eu, podem ter de pagar de 3 mil a 33 mil reais de seguro anual por um automóvel que custa 33 mil reais.</text:p>
            <text:p>É abusivo, desproporcional; enriquecimento ilícito aparentemente.</text:p>
            <text:p>Já encaminhei o caso também ao MP, e se torna justo encaminhar para a SUSEP também.</text:p>
            <text:p>Seguem cotações feitas por mim no dia de hoje. Sou cliente com 33 pontos, exímio pagador e não tenho multas de trânsit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Tenho um seguro na Suhai Seguradora e tive sinistro ao receber a indenização foi verificado que o valor do meu financiamento excede o valor da indenização. No momento estou sem dinheiro para quitar algumas parcelas, existe alguma alternativa que a seguradora possa me oferecer? E quanto tempo tenho para quitar ?</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Discordância do Valor da Indenização</text:p>
          </table:table-cell>
          <table:table-cell table:number-columns-repeated="16380"/>
        </table:table-row>
        <table:table-row table:style-name="ro38">
          <table:table-cell table:style-name="ce28" office:value-type="string" calcext:value-type="string">
            <text:p>Prezados senhores, estou com neto de um segurado que precisa saber se a mesma possuia alguma contratação de seguro de vida nas seguradoras. </text:p>
            <text:p/>
            <text:p>IVETTE </text:p>
            <text:p>CPF: 333.333.333-33</text:p>
            <text:p>DATA NASCIMENTO: 33/33/3333 </text:p>
            <text:p/>
            <text:p>Certa de sua atenção </text:p>
            <text:p/>
            <text:p>Josiane </text:p>
            <text:p>33-33333-3333</text:p>
            <text:p>emai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8">
          <table:table-cell table:style-name="ce28" office:value-type="string" calcext:value-type="string">
            <text:p>Boa tarde!</text:p>
            <text:p>Me chamo João portador do CPF:333.333.333-33,Solicito saber se existe apolice de seguros em nome do meu falecido pai Antônio  portador do CPF: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text:p>
            <text:p/>
            <text:p>Estamos temerosos de que o seguro dele e ele próprio busquem ressarcimento desses valores contra minha família, MESMO APÓS MINHA ASSOCIAÇÃO VEICULAR INDICAR LOCAL PARA O CONSERTO. </text:p>
            <text:p/>
            <text:p>A associação veicular disse que não arcará com nenhum custo porque não houve perícia e nada do tipo. Minha família ficará com esse prejuízo? Isso é possível?</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1">
          <table:table-cell office:value-type="string" calcext:value-type="string">
            <text:p>Olá. Me chamo Eder, e não consigo recuperar minha senha porque está indo para um e-mail que não uso mais. Está indo para email. Porém este e-mail não existe mais e a senha deve ser enviada para email. Como podemos faz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8" office:value-type="string" calcext:value-type="string">
            <text:p>Prezados, </text:p>
            <text:p>Solicito a ativação do cadastro da corretora Corretora de Seguros, CNPJ: 33.333.333/3333-33 junto ao sistema de registro de corretores da SUSEP. </text:p>
            <text:p>Sou o responsável técnico desta empresa e atualizei recentemente meus dados e minha foto no sistema. Apareço como ativo no sistema de registro de corretores PF, nome: Leonardo, CPF:333.333.333-33.</text:p>
            <text:p>Tentei realizar a ativação do cadastro do registro da empresa, porém, o sistema não permite, somente através de abertura de solicitação pois acho que o sistema está considerando meu cadastro (corretor PF) como inativo.</text:p>
            <text:p>Atenciosamente,</text:p>
            <text:p/>
            <text:p>Leonardo </text:p>
            <text:p>Corretora de Seguro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Minha Susep Pessoa Jurídica está suspensa e preciso informações para regularizar </text:p>
            <text:p>Susep nr 333333333</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
          <table:table-cell office:value-type="string" calcext:value-type="string">
            <text:p>Não estou encontrando no sistema da CAIXA ECÔNOMICA FEDERAL local para solicitar o reembolso dos gastos pagos por terceiro conforme regramento das indenizações DPVAT. </text:p>
            <text:p/>
            <text:p>No site da "Seguradora Líder", possui explicativo, bem como modelo do formulários. </text:p>
            <text:p/>
            <text:p>Caso as despesas tenham sido realizadas por um terceiro pessoa jurídica, segundo a Lei 33.333/33, é vedada a cessão de direitos para acidentes ocorridos a partir de 33/33/3333.</text:p>
            <text:p/>
            <text:p>A única exceção que permite que um terceiro pessoa jurídica possa receber a indenização é referente às categorias 33 e 33 (transporte coletivo), sendo necessária a comprovação das despesas feitas pela empresa e a apresentação do Termo de declaração e quitação para as categorias 3 e 3, cedida pela vítima. </text:p>
            <text:p/>
            <text:p>Não encontro a opção pelo aplicativo da CAIXA, como devo proceder ?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77">
          <table:table-cell table:style-name="ce28" office:value-type="string" calcext:value-type="string">
            <text:p>SINISTRO/PEDIDO:3333333333</text:p>
            <text:p>VÍTIMA: Williame (MORTE)</text:p>
            <text:p/>
            <text:p>BENEFICIÁRIA: Hanna (filha da vítima, e menor de 3 anos de idade)</text:p>
            <text:p>REPRESENTANTE LEGAL: Eliomiro (avô da beneficiária, com termo de guarda expedido pela Justiça do Amazonas)</text:p>
            <text:p/>
            <text:p>PROCURADOR: Adelson  </text:p>
            <text:p/>
            <text:p>RECLAMAÇÃO/DENÚNCIA: Processo devidamente cadastrado no APP CAIXA DPVAT, onde a CAIXA pendenciou o pedido alegando que alguns documentos estavam ilegíveis, solicitei do avô, representante legal da vítima menor de idade, todos os documentos solicitados em originais, digitalizei os mesmos em digitalizador, ou seja, as cópias foram enviadas de forma legível a CAIXA, e ainda assim, como sempre tem feito, nos que parece ser atualmente o modus operandi da CAIXA ECONÔMICA FEDERAL, a mesma promoveu mais uma vez,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text:p>
            <text:p/>
            <text:p>A/C </text:p>
            <text:p>ILMO SR.  ALESSANDRO SERAFIN OCTAVIANI LUIS</text:p>
            <text:p>SUPERINTENDENTE DA SUSEP-SUPERINTENDÊNCIA DOS SEGUROS PRIVADOS S.A.</text:p>
            <text:p/>
            <text:p>ILMO SR. CARLOS ROBERTO ALVES DE QUEIROZ</text:p>
            <text:p>DIRETOR – CGMOP / CGFIP / CGCON</text:p>
            <text:p/>
            <text:p>Em preliminar, gostaria de solicitar que  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text:p>
            <text:p/>
            <text:p>Acreditamos sempre no diálogo para a resolução dos conflitos existentes, todavia,   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text:p>
            <text:p/>
            <text:p>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text:p>
            <text:p/>
            <text:p>DOS FATOS:</text:p>
            <text:p>3 – No dia 33/33/3333, o senhor WILLIAME, foi vítima fatal de acidente de trânsito, conforme certidão de óbito em anexo, insta esclarecer, que a filha da vítima, a citar, HANNA, (menor de 3 anos de idade), está sendo criada atualmente pelo seu avô e representante legal, a citar, ELIOMIRO, conforme faz prova o TERMO DE GUARDA expedido pela Justiça do Estado do Amazonas.</text:p>
            <text:p/>
            <text:p>3 – O pedido administrativo junto à CAIXA foi cadastrado no dia 33/33/3333, sendo que nos dias 33/33/3333 e 33/33/3333, o pedido foi pendenciado, sendo solicitado nestas pendências, apenas cópias mais legíveis da documentação enviada, o que de pronto foi realizado por este procurador, que solicitou do representante legal da beneficiária, os documentos originais e digitalizou pessoalmente esses documentos antes de enviar a CAIXA, dando fim a todas as pendências informadas e ainda enviando cartas complementares e elucidativas acerca do presente pedido administrativo.</text:p>
            <text:p/>
            <text:p>3 – Com base nas informações e orientações realizadas pela CAIXA, me parece razoável afirmar, que qualquer pessoa, com um mínimo de intelecto possível, iria deduzir que se fosse enviadas corretamente todas as pendências/solicitações exigidas pela CAIXA,  que a CAIXA iria efetuar o devido pagamento indenizatório da beneficiária, TODAVIA, NÃO FOI ISTO QUE OCORREU, NA CONTRA-MÃO DO QUE DEVERIA FAZER, A CAIXA MAIS UMA VEZ CRIA AS SUAS PRÓPRIAS LEIS E IDENFERE O PEDIDO ADMINISTRATIVO, SUGERINDO A ESTE PROCURADOR PARA CADASTRAR O PROCESSO NOVAMENTE E AGUARDAR PARA O PROSSEGUIMENTO DO PEDIDO, O QUE É UM ABSURDO. </text:p>
            <text:p/>
            <text:p>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text:p>
            <text:p/>
            <text:p>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text:p>
            <text:p/>
            <text:p>Diante de todo o exposto, </text:p>
            <text:p>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text:p>
            <text:p> </text:p>
            <text:p>Cordialmente,</text:p>
            <text:p/>
            <text:p>Adelson - procurador</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21">
          <table:table-cell table:style-name="ce28" office:value-type="string" calcext:value-type="string">
            <text:p>Contratei, por exigência da imobiilária que administrava o escritório locado para minha empresa, em 33/33/3333, a Apólice 333.3333.33 da Tókio Marine vendida pela empresa CORRETORA DE SEGUROS LTDA MD - 33333 - TELEFONE 33 3333-3333.</text:p>
            <text:p/>
            <text:p>Ocorre que em 33/33/3333 nosso empresa mudou para o mesmo endereço outro conjunto comercial e solicitamos via email a transferência de endereço, uma vez que a apólice ainda estava vigente. Dias se passaram sem qualquer retorno via email, sem sucesso em ligações por telefone e pelos canais da TÓKIO MARINE, os atendentes orientavam a tratar direto com a corretora, mesmo sabendo que a impossibilidade de contato/retorno do corretor associado.</text:p>
            <text:p/>
            <text:p>Ontem, para minha surpresa e terror, a TÓKIO MARINE informou que o SEGURO FOI CANCELADO EM 33/33/3333, sem qualquer aviso ou notificação. E o pior: essa empresa, pouco confiável, nos contactou para devolver o valor pelo período não utilizado da apólice.</text:p>
            <text:p/>
            <text:p>Deixei recado via Tókio para empresa me chamar... sem sucesso mais uma vez.</text:p>
            <text:p/>
            <text:p>Eu preciso de uma resposta e solução para o meu cas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77">
          <table:table-cell table:style-name="ce28" office:value-type="string" calcext:value-type="string">
            <text:p>SINISTRO/PEDIDO:3333333333 – INVALIDEZ </text:p>
            <text:p>SINISTRO/PEDIDO:3333333333 – DAMS – DESPESAS MÉDICAS </text:p>
            <text:p/>
            <text:p>VÍTIMA: Maicon </text:p>
            <text:p/>
            <text:p>PROCURADOR: Adelson </text:p>
            <text:p/>
            <text:p>RECLAMAÇÃO/DENÚNCIA: Os processos foram devidamente cadastrados no APP CAIXA DPVAT, sendo que pedido de invalidez já é o quarto cadastramento e o de dams-despesas médicas, já é a segunda vez,  salientando ainda que no primeiro cadastramento de invalidez, a vítima chegou a fazer perícia médica, isto é, não foi encontrado nenhuma não-conformidade na análise documental dos documentos da vítima, ensejando na realização de sua perícia por tele-medicina, tendo o pedido por invalidez naquele momento ter sido negado pelo fato de que a vítima ainda estava fazendo tratamento de fisioterapia, no que concordamos plenamente com esta negativa/indeferimento. Ocorre que posteriormente, quando a vítima finalizou o seu tratamento de fisioterapia no dia 33/33/3333, por não ter mais recursos financeiros para o tratamento supra, foi dado entrada novamente no pedido de indenização do seguro dpvat por invalidez permanente e de ressarcimento de despesas médicas junto à CAIXA ECONÔMICA FEDERAL, que ao contrário do que fez no cadastramento primário do pedido onde não encontrou em sua análise documental pendência alguma, desta vez, pasmem, com a mesma documentação da vítima, a CAIXA vem promovendo incansáveis pendências e indeferimentos aos pedidos apresentados.</text:p>
            <text:p>Nos parece razoável afirmar, que atualmente este parece ser o modus operandi da CAIXA ECONÔMICA FEDERAL, a mesma fica promovendo inúmeras vezes,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text:p>
            <text:p/>
            <text:p>A/C </text:p>
            <text:p>ILMO SR.  ALESSANDRO SERAFIN OCTAVIANI LUIS</text:p>
            <text:p>SUPERINTENDENTE DA SUSEP-SUPERINTENDÊNCIA DOS SEGUROS PRIVADOS S.A.</text:p>
            <text:p/>
            <text:p>ILMO SR. CARLOS ROBERTO ALVES DE QUEIROZ</text:p>
            <text:p>DIRETOR – CGMOP / CGFIP / CGCON</text:p>
            <text:p/>
            <text:p>Em preliminar, gostaria de solicitar que  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text:p>
            <text:p/>
            <text:p>Acreditamos sempre no diálogo para a resolução dos conflitos existentes, todavia,   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text:p>
            <text:p/>
            <text:p>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text:p>
            <text:p/>
            <text:p>DOS FATOS:</text:p>
            <text:p>3 – No dia 33/33/3333, o senhor MAICON, sofreu acidente de trânsito com invalidez permanente, uma vez que em decorrência do acidente de trânsito sofrido,  o mesmo passou a conviver com as seguintes sequelas, “FRATURAS MÚLTIPLAS DO MSD-MEMBRO SUPERIOR DIREITO, TRAUMA DO MÚSCULO E TENDÃO DO TRICEPS, PERDA DE MUSCULATURA DO MSD, FRATURA DA CLACÍVULA, DOR, FALTA DE FORÇA E IMPOTÊNCIA FUNCIONAL EM MSD, CID T33, S33.3, S33, S33.3, M33”</text:p>
            <text:p/>
            <text:p>3 – Foram dadas inúmeras entradas nos pedido administrativos do seguro dpvat, por invalidez permanente e despesas médicas-dams(tratamento de fisioterapia), sendo que todas as vezes os pedidos foram indeferidos, nesta derradeira vez, a CAIXA apresentou como argumentação aos seus indeferimentos a justificativa de que a data do fato presente no boletim de ocorrência, estava divergente a data do fato presente no boletim de atendimento médico-bam, O QUE NÃO É VERDADE, conforme fazem provas as documentações enviadas a CAIXA em anexo, quais sejam, DELCARAÇÃO SAMU, BOLETIM DE OCORRÊNCIA, PRONTUÁRIOS MÉDICOS.</text:p>
            <text:p/>
            <text:p>3 – Com base nas informações e orientações realizadas pela CAIXA, me parece razoável afirmar, que qualquer pessoa, com um mínimo de intelecto possível, iria deduzir que se fosse enviadas corretamente todas as pendências/solicitações exigidas pela CAIXA,  que a CAIXA iria efetuar o devido pagamento indenizatório de invalidez permanente e despesa médicas-dams da vítima, TODAVIA, NÃO FOI ISTO QUE OCORREU, NA CONTRA-MÃO DO QUE DEVERIA FAZER, A CAIXA MAIS UMA VEZ CRIA AS SUAS PRÓPRIAS LEIS E IDENFERIU OS PEDIDOS ADMINISTRATIVOS REALIZADOS, SUGERINDO A ESTE PROCURADOR PARA CADASTRAR OS PROCESSOS NOVAMENTE E AGUARDAR PARA O PROSSEGUIMENTO DO PEDIDO, O QUE É UM ABSURDO. </text:p>
            <text:p/>
            <text:p>Diante de todo o exposto, </text:p>
            <text:p>REQUER QUE A PRÓPRIA SUSEP-SUPERINTENDÊNCIA DOS SEGUROS PRIVADOS, PROMOVA ANÁLISE DOCUMENTAL NOS PEDIDOS DE INVALIDEZ PERMANENTE  E DESPESAS MÉDICAS DAMS DA VÍTIMA EM QUESTÃO, QUE ESTÃO SENDO ENVIADOS EM ANEXO, E CASO SEJA CONFIRMADO POR ESTE DISTINGUIDO ORGÃO TODAS AS INFORMAÇÕES ALINHAVADAS LINHAS ACIMA, OU SEJA, QUE OS PEDIDOS ENCONTRAM-SE APTO/APROVADOS, QUE A SUSEP DETERMINE A CAIXA ECONÔMICA FEDERAL PARA PAGAR AS INDENIZAÇÃO E RESSARCIMENTOS  DO SEGURO DPVAT EM APREÇO, COM A MAIOR BREVIDADE POSSÍVEL.</text:p>
            <text:p> </text:p>
            <text:p>Cordialmente,</text:p>
            <text:p/>
            <text:p>Adelson - procurador</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Na qualidade de procuradora da vítima de trânsito venho manifestar a indignação pelo valor recebido em razão de sua Invalidez permanente no pedido nº 3333333333. junto a Caixa Economica Federal - DPVAT. </text:p>
            <text:p>Solicito o apoio da SUSEP , no sentido de interferir junto a seguradora da Caixa DPVAT  o Valor correto e justo pela sequela permanente do beneficiári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 SEI está com instabilidade e não estou conseguindo protocolar uma resposta de um ofício com prazo de protocolo até às 33;33 do dia de hoje. É um processo intecorrente número: Processo nº 333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Boa noite! Tenho uma Van de transporte de passageiros com seguro (APP)e recebi a notícia da seguradora me informando, pelo motivo na qual o veículo se encontra com débitos de IPVA vencidos , mesmo com CRLV em dia ,os passageiros não teria direito a indenização em caso de acidente!!</text:p>
            <text:p>Gostaria de saber se procede essa inform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0">
          <table:table-cell office:value-type="string" calcext:value-type="string">
            <text:p>Bom dia.</text:p>
            <text:p>Estou realmente preocupado em tentar descobrir quem poderia me responder minhas perguntas de forma oficial.</text:p>
            <text:p>Abri um protocolo  na previc 33333.333333 /3333-33, para saber se poderia portar para um plano aberto, acho que nem leram o que escrevi, responderam de certa forma, para perguntar a susep....</text:p>
            <text:p>Abri um protocolo na susep 33333.333333/3333-3, para saber se posso portar do plano fechado para o aberto, o plano que posso resgatar total, ou portar sem ter as regras do plano fechado, nem leram também, transferido  para previc responder...</text:p>
            <text:p>Vou formular duas perguntas, e que espero receber a resposta de forma clara objetiva e direta e onde está escrito, na lei,  o que me for informado.</text:p>
            <text:p/>
            <text:p>3° Posso portar do plano fechado , onde não  sou mais funcionário  da empresa, aposentado e que posso resgatar 333% do saldo, para um plano aberto?</text:p>
            <text:p>3° Se sim, quando no plano de previdência aberto, sigo as normas do novo plano ou herdo as normas do plano fechado?</text:p>
            <text:p/>
            <text:p>Agradeço  imensamente </text:p>
            <text:p>Fico no aguardo</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desde as última terça-feira, dia 33/33/3333, estou com minha susep suspensa sem nenhum aviso prévio, ao menos não identifiquei nenhum e-mail. fiquei bloqueada de realizar vendas junto a principal seguradora que me atende e mesmo atualizando meu cadastro no site, incluindo a documentação solicitada, até o presente momento não foi reativada. estou sem poder vender, deixando de fazer negócios e preciso que seja reativada 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8" office:value-type="string" calcext:value-type="string">
            <text:p>Bom dia.</text:p>
            <text:p>Me chamo Amália, Sou proprietária da corretora de Seguros . </text:p>
            <text:p>A SUSEP , simplesmente suspendeu meu registro, sem nenhum tipo de aviso prévio ou explicação, me impossibilitando de trabalhar. Não sei qual é o problema e e  seus canais de comunicação para que eu tente resolver não funcionam ( e-mail ( enviado sem retorno) e telefone ( 33 minutos na espera e ninguém atende)), e enquanto isso, perco um cliente atrás do outro.</text:p>
            <text:p>Inadmissível que um orgão que deveria ser parceiro e facilitador dos corretores de seguros, atuem dessa forma, com tamanho descaso.</text:p>
            <text:p>Meu contato por aqui, é uma forma desesperada de tentar resolver o problema, porque já não sei mais a quem recorrer.</text:p>
            <text:p/>
            <text:p>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9" office:value-type="string" calcext:value-type="string">
            <text:p>Minha susep 333333333  foi suspensa sem ter nenhuma comunicação através do órgão e sem que eu saiba o motivo,.So fiquei sabendo porque fui informada através de uma das seguradoras que trabalho e de imediato entrei no aplicativo e inclui o contrato social para fins de atualizações, porém desde essa data que o sistema não atualiza e permaneço com essa situação sem solução. Enviei um email dia 33/33 para email e até o momento não obtive nenhum retorno. Trata-se de um assunto extremamente sério pois em breve serei bloqueada para comercializações dos produtos em todas as seguradoras e tenho prazo para resolver  isso. ..preciso de um retorno urgente !!!!</text:p>
            <text:p>CORRETORA DE SEGUROS LTDA  cnpj: 33.333.333/3333-33 situação: Suspens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arcela do seguro devolvido </text:p>
            <text:p>Gostaria de sabe o motivo da minha parcela te sindo devolvid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PREZADOS, SOU JACIARA CORRETORA DE SEGUROS EM ALAGOAS. FUI NOTIFICADA POR UMA SEGURADORA QUE MEU CADASTRO ESTÁ SUSPENSO JUNTO A SUSEP. POREM ENTRO NO SITE E NAO ENCONTRO O MOTIVO DESSA SUSPENSAO , E NEM CONSIGO CONTATO POR TELEFONE JUNTO AO ORGAO. ESSA FOI A SOLUCAO QUE ENCONTREI PARA DESCOBRIR O MOTIVO E LIBERAÇÃO DO MEU CODIGO POIS ESSSE É A UNICA FOTE DE RENDA DA MINHA FAMILIA.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Quero informações sobre como tirar SUSEP. Se possível o passo a passo tanto para Pessoa Física quanto Jurídica. </text:p>
            <text:p>Já procurei e revirei o site da SUSEP porém não consegui.</text:p>
            <text:p>Agradeço desde já se puderem me enviar as informaçõe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Minha empresa errou minha data de admissão,  já fiz um recurso pra consertar , mais já esta a mais de 33 dias em análise e nd .</text:p>
            <text:p>Estou precisando muito desse dinheiro,  estou fazendo um apelo por ajuda por favor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Prezados, </text:p>
            <text:p/>
            <text:p>Preciso de intervenção da SUSEP urgente, estou em meio a uma viagem e preciso de atendimento médico, a seguradora AIG simplesmente deixou de me responder, estou desesperado e sentindo muitas dores, conto com a intervenção para que sejam tomadas as devidas providências. Por favor caso necessitem de mais informações estou a disposição por e-mail.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m dia , venho meio desta pedir esclarecimento sobre as seguradas possuo uma locadora de veiculo não consigo colocar os meus carros no seguro , não obtendo <text:s/>nenhum posição sobre as recusa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Fiz um emprestimo na CEF, contratp 33.3333.333.3333333-33 em 3/3/33 com um seguro. Fia a quitação do emprestimo no dia 33/3/33 e fiz a solicitação no mesmo dia para o cancelamento do seguro e o rembolso do mesmo referente o que foi cobrado ate o final dos 333 meses que tinha contratao. Me deram o protocolo 33333333333333 informando que dentro de 33 dias utie receberia o valor de 3333,33. Após este prezo abrir outro protocolo reclamendo o não recebimento dentro do que esles tinham me informado 33333333333333, um dia apos recebo um e-mail falando que foi concluido o protocolo sem mais nenhuma informação. Abri outro potocolo hoje, 33/3 (33333333333333) e me informaram que teria que esperar mais 33 dias úteis. Não aceito isso eles tem que me devolder o meu dinheiro paguei por uma coisa que não utilizei e fica me enrolando para devolver <text:s/></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ncelamento</text:p>
          </table:table-cell>
          <table:table-cell table:number-columns-repeated="16380"/>
        </table:table-row>
        <table:table-row table:style-name="ro4">
          <table:table-cell office:value-type="string" calcext:value-type="string">
            <text:p>Meu cadastro SUSEP está puxando nome de solteira, e não consegui atualizar no site..</text:p>
            <text:p/>
            <text:p>Está com processos parados por não conseguir atualizar esse dado..</text:p>
            <text:p/>
            <text:p>É possível atualizar por aqui por gentiliza.</text:p>
            <text:p/>
            <text:p>Segue em anexo cópia do documento confirmando nome atual..</text:p>
            <text:p/>
            <text:p>Faço parte do programa de treinamento da MAG  e preciso ter essa correção com urgÊncia. Sou casada há 3 anos, todos os meus dados estão corretos pelo gov, inclusive o documento anexado na SUSEP é com o nome de casada. não consigo emitir nenhuma proposta com o nome de solteira. solicito máxima urgência pra não perder minha vag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text:s/>de saber <text:s/>se a seguradora <text:s/>pode nos descadasttar <text:s/>por ser PF, <text:s/>Pois trabalho <text:s/>como PF <text:s/>se tiver q <text:s/>pagar outros impostos <text:s/>ficará mais caro <text:s/>trabalhar q deixar de produzir. <text:s/>Estou preocupada , mas não sei até onde podem <text:s/>fazer isso com <text:s text:c="2"/>o corretor <text:s/>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u já sou registrado na Susep porém finalizei o curso de seguros de danos pela ENS e não sei o porque minha carteira da Susep não foi atualizada. Já tentei resolver por meios próprios pelo site Gov Br porém não estou obtendo sucesso pois minha conta não é ouro. Já fui ao TRE da minha cidade pois segundo informações no site Gov Br somente com a biometria consigo alterar minha conta para ouro, sendo que a minha cidade ainda não está fazendo o cadastramento de biometria. Portanto não consigo atualizar minha carteira/certidão pela Susep e não consigo trabalhar. Preciso de uma solução para que eu possa resolver está questão com urgência pois por já possuir cadastro não sei porque a Susep não efetuar a atualização da minha carteir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Queria informações sobre um titulo de capitalização que comprei em 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lá, tem uma empresa de corretagem de seguros que o sócio que tem o cpf vinculado ao cnpj e tem registro na Susep faleceu esse ano, a sócia sua esposa deseja encerrar as atividades da empresa, ela não tem registro na Susep, gostaria de saber: 3 - pra dar andamento no encerramento dessa empresa precisa de alguma chancela da Susep ou carimbo no Distrato Social? 3- Como faz pra dar baixa no registro dessa empresa na Susep, primeiro baixa na Susep e depois na Junta Comercial, ou primeiro baixa na junta e depois na Susep?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sofri um acidente de transito em 33/33/33 e em 33/33/33 dei entrada no DPVAT 3333333333 e desde então começou minha saga, pelo APP não consigo concluir pois abriu pendencia e o sistema falha, liguei no 3333 me mandaram procurar a agencia da minha cidade Arapongas/Pr que eles poderiam resolver, fui ate lá 3x por 3 semanas seguidas, pois o unico funcionario que foi treinado para dpvat estava de ferias e depois teve dengue, ok! depois que consegui falar com ele, ele também não sabe o que fazer e disse que ia tentar, levei tudo de novo os papeis fisicos que ele pediu e isso ja fazem 3 semanas, e não tenho um retorno. A seguradora da Caixa que comprou o DPVAT não soluciona o meu problema e sem contar que estar exigindo algo surreal, como tenho Unimed maioria dos gasto eu fiz pelo plano, pediram as faturas completas, comprovante de pagamento das faturas e o comprovante de modo que foi pago, ate o atendente da caixa da cidade não entendeu tal solicitação. Hoje 33/33/33 fui na caixa de novo e o atendente foi transferido, não ficou ninguem em especifico para atender, preciso voltar la e pegar uma senha e rezar para quem me atender ter boa vontade em me ajudar, pois das outras vezes que eu fui não encontrei isso! Quero registra minha reclamação e pedir um retorno por parte do departamento que supervisiona os seguros que sei que é a SUSEP, pois por ser orgão do governo a Caixa não temos muitos meios de reclamar, tudo e muito moroso e dificil, so estou pedindo o que me e de direito.</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78">
          <table:table-cell office:value-type="string" calcext:value-type="string">
            <text:p>seguradora allianz , cancelou a apolice do cliente Pessoa Juridica Madeireira Ramos LTDA ME, CNPJ.: 33.333.333/3333-33  , sendo que indevidamente, pois cliente pagou um boleto que se vencia dia 33/33/3333 e esse dia caia em um domingo, e o cliente efetuou o pagamento no proximo dia útil, que foi em uma segunda dia 33/33/3333, mesmo assim a seguradora efetuou o cancelamenteo da apolice 333333333P333333333 dia 33, boleto esse que era apenas um endosso de aumento de coberturas, sendo que o cliente tinha pago um valor de R$ 3.333,33, no dia 33/33/3333 que se vencia dia 33/33/3333. da apolice!! Cancelamento completamente indevido.  Na data de hoje recebi um email que falava iss: 33 de Junho de 3333                                              </text:p>
            <text:p/>
            <text:p/>
            <text:p/>
            <text:p>Olá,                                                             </text:p>
            <text:p/>
            <text:p>Informamos que o pagamento deve ser realizado até a data limite especificada na</text:p>
            <text:p>carta, pois se baseia na cobertura técnica da apólice (prazo curto). Caso esta data</text:p>
            <text:p>seja final de semana o cliente deverá executar o pagamento até a data limite mesmo</text:p>
            <text:p>assim, não podendo ser postergada para o próximo dia útil.</text:p>
            <text:p/>
            <text:p>Neste caso, como foi realizado o pagamento após a data limite, não caberia a</text:p>
            <text:p>reativação.</text:p>
            <text:p>.........                                               </text:p>
            <text:p/>
            <text:p>Atenciosamente,                                                  </text:p>
            <text:p/>
            <text:p>Departamento de Cobrança.                                        </text:p>
            <text:p/>
            <text:p>Allianz Seguros S.A.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1">
          <table:table-cell table:style-name="ce30" office:value-type="string" calcext:value-type="string">
            <text:p>Bom dia! Acionei um sinistro de nº 33333333333, <text:s/>produto Ouro Vida 3333 proposta 33333333 no dia 33/33/3333 e após ter enviados todos os documentos solicitados, não obtive resposta. Após reclamação no setor responsável, fui orientado a fazer uma carta de próprio punho informando não ter mais nenhum relatório medico para enviar e que o laudo medico enviado já respondia todos os questionamentos e mesmos assim continuam sem dar uma definição ao meu pedido. No dia 33/33/3333 entrei em contato pelo (33) 3333-3333 pedido uma resposta e me informaram que marcaria uma consulta com prestador até a data 33/33/3333 estaria recebendo um email para agendamento o que não ocorreu ate esta data. O que estou solicitando é uma resposta definitiva.Marcio . CPF 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3">
          <table:table-cell office:value-type="string" calcext:value-type="string">
            <text:p>Prezados boa tarde!</text:p>
            <text:p/>
            <text:p>Tirei a Susep porem ela é Pessoa Fisica, consigo alterar para PJ? Possuo MEI CNPJ 33.333.333/3333-33  , minha susep é 333333333, se sim, como proceder?</text:p>
            <text:p/>
            <text:p>Grat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o dia 33 de maio deste ano, solicitei o seguro DPVAT <text:s/>NUMERO 3333333333 , o mesmo foi aprovado e não consigo receber por ter uma restrição junto a CAIXA ECONOMICA FEDERAL , fui ate a agencia 3333 em jurema caucaia- ce ,atendida pelo gerente na qual tive o conhecimento que meu CPF esta com restrição, o que impede de abrir uma conta social ou qualquer outra, seja poupança ou corrente. ocorre que necessito deste seguro, fiquei viuva, <text:s/>estou desempregada, com uma filha menor... Peço encarecidamente uma solução para receber, em folha ou em outra conta de minha titularidade.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Corretora de Seguros Ltda - susep 333.333.333, com a responsável legal cadastro 333.333.333 Elidia, ambos recadastrados com sucesso em 3333. O cadastro da pessoa jurídica acima encontra-se agora na condição SUSPENSO, mas esse órgão não informa aonde está indicada a irregularidade. Já enviei diversos e-mails para email sem obter resposta. <text:s/>SOLICITO AJUDA PARA CORRIGIR O QUE SE FIZER NECESSÁRIO, DESDE QUE ME SEJA APONTADA A IRREGULARIDAD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5">
          <table:table-cell table:style-name="ce28" office:value-type="string" calcext:value-type="string">
            <text:p>Prezados, Boa noite !!!  Verificamos através da certidão de corretor. Emitido na data de 33/33/3333, que a corretora PMR PACTUAL CORRETORA - CNPJ 33333333/3333 33 - SUSEP 333333333, consta com o seu registro suspenso.</text:p>
            <text:p>Foi uma surpresa para resposável Técnico. E o socio administrador. Na qual sempre presamos em ter toda documentação regulamentada e sempre respeitando as normativas da SUSEP.</text:p>
            <text:p>Gostariamos de ajuda para que seja nos enviado e motivo e como devemos proceder para regularizar, e retorna ser ATIVA junto ao Orgão.</text:p>
            <text:p/>
            <text:p>Desde já, agradecemos.</text:p>
            <text:p/>
            <text:p>Sem mas </text:p>
            <text:p/>
            <text:p>PMR PACTUAL CORRETORA 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Em caso de pagamento de sinistro (rpibo de veiculo). Essa liquidação pode ser feita pela seguradora de forma parcelada, em ate 33 dias? </text:p>
            <text:p/>
            <text:p>Por gentileza,aguardo resposta.</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agamento de Indenização (prazo e valor)</text:p>
          </table:table-cell>
          <table:table-cell table:number-columns-repeated="16380"/>
        </table:table-row>
        <table:table-row table:style-name="ro1">
          <table:table-cell office:value-type="string" calcext:value-type="string">
            <text:p>gostaria de saber se tem a existencia de algum seguro prestamista em meu nome, já que no contrato de consignado não foi verific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9">
          <table:table-cell table:style-name="ce28" office:value-type="string" calcext:value-type="string">
            <text:p>Um verdadeiro absurdo o sistema da SUSEP suspender um cadastro de uma SUSEP jurídica sem NENHUM COMUNICADO. Colocando em risco uma empresa sem nenhum cuidado. O sistema identificou duas pendencias de documento cadastrado e e-mail duplicado e descreveu que NÃO haveria suspensão.</text:p>
            <text:p/>
            <text:p>Sou a responsável técnica da SUSEP PESSOA FISICA E DA SUSEP PESSOA JURIDICA </text:p>
            <text:p>Toco minha SUSEP  sozinha, em ambos os acessos, qual a necessidade de e-mails diferentes?</text:p>
            <text:p>No sistema ao entrar com meu login e senha, NÃO há opção, não encontro em lugar nenhum, para a regularização, ou, envio de documentos, ou alterações cadastrais.</text:p>
            <text:p/>
            <text:p>Simplesmente quando entro para fazer meu trabalho de cotação em uma seguradora, sou informada que meu cadastro está bloqueado pela SUSEP.</text:p>
            <text:p>Desesperadamente sem entender nada, entro no histórico situação cadastral dia 33/33/3333 AS 33:33 situação suspensa pela SUSEP - Justificativa definida como: OUTRO. </text:p>
            <text:p/>
            <text:p>O que seria isso?</text:p>
            <text:p/>
            <text:p>Meu Deus, porque suspender uma empresa assim sem nenhum aviso, ou, direito de regularizar?]</text:p>
            <text:p>Agora enviei um e-mail para corretores@susep. para ver como de que forma regularizo essa suspensão sem nenhum critério.</text:p>
            <text:p/>
            <text:p>Susep pessoa física 333.333.333-33 - registro  333333333</text:p>
            <text:p>Gestão da Susep (jurídica) Corretora de Seguros 33.333.333/3333-33 -  registro 333333333</text:p>
            <text:p/>
            <text:p>Aguardo solução com urgência para regularização da minha SUSEP preciso continuar TRABALHAN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fri um golpe da Seguradora SECON, a empresa fica trocando de CNPJs, cadastrando débito automático na conta de idosos sem consentimento, a SUSEP diz que não recebe mais reclamações, que essas devem ser realizadas no CONSUMIDOR.GOV, que por sua vez diz que só trata de empresas que aderiram a ele de forma voluntária, como faz nesse caso ? Cidadão está desemparado ? Quem deveria regular terceirizou o serviço e o terceirizado falou que não faz.</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m dia, sou proprietário da empresa ZGUROS CORRETORA DE SEGUROS EIRELI - CNPJ: 33.333.333/3333-33 e no dia 33/33/3333 soicitei a alteração de dados cadastrasi no site da SUSEP, mas até agora não obtive um reposta, sequer um e-mail com um prazo para que a alteração seja efetivada, gostiara de obter uma respota o mais rápido possí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RECEBI  DA SUSEP A SEGUINTE MENSAGEM   Sua reclamação foi respondida pela empresa</text:p>
            <text:p>EU NAO RECEBI NENHUMA RESPOSTA DO ITAU SEGUROS</text:p>
            <text:p>JA ENCAMINHE TODA DOCUMENTA;CAO QUANDO DO PRIMEIRO ACESS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Preciso saber endereço de PAR CORRETORA DE SEGUROS E ADM DE BENS S.A. - Código 333333.3.333333-3. Essa corretora não repassou a proposta assinada para a CEF, mas foi aberto o plano de capitalização VGBL normalmente. Agora, após sinistro, o beneficiário não consegue receber pois a CEF argumenta que não recebeu a proposta assin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Meu pai faleceu e eu gostaria de saber se ele tem algum seguro de vida , vou tá passando cpf dele </text:p>
            <text:p>CPF :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3">
          <table:table-cell table:style-name="ce28" office:value-type="string" calcext:value-type="string">
            <text:p>Respeitosamente viemos através deste email solicitar junto a esta autarquia federal informações em relação ao seguro lotérico que contratamos junto a Caixa Seguradora S/A, código SUSEP: 33333 sendo que a intermediação de tal contratação foi efetuada pela corretora de seguros Wiz Soluções e Corretora de Seguros SA, código SUSEP: 333.333.333, com período de vigência de 33/33/3333 até 33/33/3333, conforme apólice de número 333333333333 e endosso da mesma com vigência de 33/33/3333 até 33/33/3333.  </text:p>
            <text:p>Ao ligarmos para a central da Wiz Soluções, a mesma nos confirma todas as informações que constam na apólice, porém, a central eletrônica da Corretora Wiz, quando existe a necessidade de acionar o “sinistro”, a mesma direciona para a central telefônica (URA) da Caixa Seguradora. O problema é que a Caixa Seguradora desconhece tal apólice e seu endosso, o que nos causa suspeitas de que possamos estar sendo vítimas de um golpe, estelionato ou algo do gênero. </text:p>
            <text:p>Sendo este órgão responsável pela fiscalização das seguradoras e corretoras de seguros, acreditamos obter informações para que possamos ter tranquilidade e a certeza que, em caso de sinistro, conseguiremos ser ressarcidos conforme apólice. </text:p>
            <text:p>Em anexo, segue a apólice e o endosso da mesma. </text:p>
            <text:p>Sem mais para o momento, no aguardo. </text:p>
            <text:p/>
            <text:p>BELLEZA LOTERIAS LTDA</text:p>
            <text:p>CNPJ: 33333333/3333-33.</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fiquei sabendo por meio de uma Cia Seguradora a qual representamos que meu SUSEP se encontra suspensa. Ressalto que não fui notificado sobre o motivo mas apenas que é uma atualização de cadastro. Peço que por gentileza nos informe o que é necessário pois não estamos a par. Meu CPF (corretor responsável) é 33333333333 e o da empresa corretora é 33333333333333. Meu telefone é 33-333333333 e e-mail emai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8">
          <table:table-cell table:style-name="ce28" office:value-type="string" calcext:value-type="string">
            <text:p>A família de Plinio precisa de informações a respeito de seguros de vida existente em nome dele</text:p>
            <text:p>Contato pode ser feito através do celular de Daniela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Minha SUSEP PJ está suspensa sem nenhuma explicação e não consigo normalizar. Enviei e-mail há dias e ninguém responde. Ligo e não sou atendido neste caso via telefone.!</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Foi suspenso o cadastro da minha corretora sem aviso prévio, a pendencia que foi gerada é que o nome está diferente do cadastro da receita, esse informação não procede, pois não houve qualquer mudança de nome, enfim, foi regularizado, mas preciso da liberação com urgência, e o email que disponibilização para tratar não respondem;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Sou corretor de seguros e preciso cadastrar uma nova empresa. Mas nao lembro a senha do login em https://www3.susep.gov.br/safe/Corretores/.</text:p>
            <text:p>Poderiam resetar para o email email,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meu pai Luis faleceu em DEZEMBRO DE 3333. Gostaria de saber quais os seguros de vida ele possui.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31">
          <table:table-cell office:value-type="string" calcext:value-type="string">
            <text:p>Boa tarde!</text:p>
            <text:p/>
            <text:p>Prezados,</text:p>
            <text:p/>
            <text:p>gostaria de saber o motivo que levou a suspensão do registro da empresa ASCORRE CORRETORA DE SEGUROS CNPJ: 33.333.333/3333-33? </text:p>
            <text:p/>
            <text:p>Aguardo resposta,</text:p>
            <text:p/>
            <text:p>Eduardo</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nvolvido numa colisão com uma moto no dia 33/33 e após a remoção do motoqueiro ao Hospital pelo SAMU, tentei no mesmo dia comunicar o ocorrido a seguradora me exigiram dados da moto e que na segunda feira entraria em contato não , terça feira por volta das 33 liguei e com muita dificuldade consegui falar com atendente inicial pois só a mesma segundo eles poderia da prosseguimento, agendou uma vistoria pra quarta 33 horas na concessionária, chegando fui informado que não tinha nada agendado, marcaram pra 33 horas, acontece que o rapaz que fez as vistoria estáva sim na seção, feito vistoria e o orçamento a seguradora cortou diversos itens, fato que não aceitei, registrei no Reclame aqui, daí a seguradora e a moça que eu já tinha pedido o orçamento e ela omitindo, foi enviada. No entanto pedi um acordo, pois a relação está muito desgastante. A seguradora me enviar uma termo de quitação irrisório e exigindo documentos que nem existe mais, cito recibo do veículo. Segue número da apólice 33.333333.333333.333. Peço que na tramitação seja levado em consideração o estatuto do idoso pra dar mais agilidad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como um órgão desse porte possui apenas e-mail para falar com os corretores, e pior, ainda não me respondem</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as)  bom dia,</text:p>
            <text:p/>
            <text:p>Estamos com a Susep suspensa!</text:p>
            <text:p>No dia 33/33 enviei a documentação solicitada mas até agora não obtivemos retorno e/ou previsão para regularização.</text:p>
            <text:p>Somos uma corretora com uma grande produção e não estamos conseguindo cotar em algumas seguradoras por conta da suspensão, gerando assim grande prejuízo financeiro. Ao entrar em contato com a central de atendimento da Susep, fomos informados de que o sistema esta sobrecarreagdo pois esta suspensão foi feita em âmbito nacional e que não será possível determinar um prazo para a regularização.  Solicitamos ajuda para que a regularização ocorra o mais breve possí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É possível saber se uma pessoa deixou seguro de vida/garantia utilizando apenas o CPF do faleci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corretor de seguro responsável pela Corretora PJ registrada sob o número SUSEP 333333333 , ocorre que recebi um e-mail concedendo prazo de 33 dias para anexar no portal da SUSEP a cópia do contrato social, anexei após 33 dias, ou seja, ultrapassei 3 dias do prazo concedido, meu registro PJ foi suspenso temporariamente. Enviei diversos e-mail para email mas não obtive resposta, passaram-se 33 dias sem resposta, estou perdendo meus clientes, impedido de operar nas seguradoras em virtude da suspensão. O canal de comunicação com o corretor é apenas o e-mail, o serviço prestado está sendo falho uma vez que a morosidade está causando prejuízo e impedido o exercício da fu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Preciso restabelecer o cadastro de minha empresa ALCA BRASIL CORRETORA DE SEGUROS LTDA, o mesmo foi suspenso em 33/33/3333 por motivo "OUTROS".</text:p>
            <text:p>Portanto, não consigo saber o que devo fazer e nem como devo proceder, já mandei emails e fiz contato com 33333333333, sem sucesso.</text:p>
            <text:p>Não obtivemos nenhuma resposta, nenhum retorno, então peço encarecidamente ajuda para que nós e nossos funcionários possam continuar trabalhan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enho previdência privada (Nº DO PROCESSO SUSEP 33333.333333/3333-33) a qual fiz portabilidade para o Santander e recentemente, após obter minha aposentadoria do INSS, consultei qual seria o procedimento para resgatar a minha previdência. A informação do Santander é que o prazo mínimo seria 33 anos e o valor não seria corrigido. Achei muito estranho, e por isso tentei obter mais informações através da SUCEP, porém no atendimento telefônico não obtive êxito. A orientação foi fazer através deste canal. Poderiam me auxiliar?</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2">
          <table:table-cell table:style-name="ce28" office:value-type="string" calcext:value-type="string">
            <text:p>OFICIO ELETRONICO Nº 33/3333/COREP/CGRAJ/DIR3/SUSEP</text:p>
            <text:p>Boa tarde:</text:p>
            <text:p>Atendendo a solicitação do referido ofício, encaminho o Contrato Social registrado perante a Junta Comercial, para evidenciar a data da criação da empresa.</text:p>
            <text:p>Estamos a disposição para maiores esclarecimentos.</text:p>
            <text:p>Atenciosamente,</text:p>
            <text:p>CSC Corretora de Seguros LTDA</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qual a dificuldade de trocar um simples nome de um cnpj, ja que enviei, faz dias, o email, e estou parado, por conta de vc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Hoje recebi um telefonema me informando que tenho direito a um seguro que meu pai falecido deixou, falaram que entrariam em</text:p>
            <text:p>Contato comigo pelo WhatsApp e não entraram, e eu não sabia da existência desse seguro, gostaria de saber qual seguradora para que eu possa entrar em contato com a mesma para resolver essa questão!</text:p>
            <text:p>Segue em anexo certidão de óbito do meu pai para que seja realizado o rastreio em relação a qualquer seguro de vida ou benefícios a mim direcionad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0">
          <table:table-cell table:style-name="ce28" office:value-type="string" calcext:value-type="string">
            <text:p>Bom dia!</text:p>
            <text:p>Estou tentando cadastrar minha foto junto ao site da SUSEP e não consigo, dá erro. Tentei entrar em contato com o referido órgão também sem sucesso. Por conta disseo, estou com meu cadastro bloqueado junto à algumas seguradoras. Preciso de uma solução imediata para essa reclamação pois, minheus acessos e comissões foram bloqueados. Atenciosamente,</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Presados, os  Documentos solicitados, foram enviados em Abril, e enviamos novamente no portal e por e-mail 33/33/3333</text:p>
            <text:p>mantiveram os mesmos, sem alteração no contrato social ,Estamos com a Susep Suspensa, e Bloqueado na Seguradoras ,</text:p>
            <text:p>Preciso resolver com Urgência ,e não temos o retorno da Susep , </text:p>
            <text:p> Documentos solicitados enviado por email e site conforme o manual do corretor  , e finalizada etapa</text:p>
            <text:p> Estamos bloqueados na seguradora pois estamos suspensos na SUSEP 333333333  TK CORRETORA DE SEGUROS LTDA - CNPJ 33.333.333.3333/33 </text:p>
            <text:p>Preciso renovar nossos seguros . E TEM UMA FROTA VENCENDO , E NÃO CONSIGO ACESSAR A, ATÉ ATUALIZAR ESSES SISTEM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Presados, os  Documentos solicitados, foram enviados em Abril, e enviamos novamente no portal e por e-mail 33/33/3333</text:p>
            <text:p>mantiveram os mesmos, sem alteração no contrato social ,Estamos com a Susep Suspensa, e Bloqueado na Seguradoras ,</text:p>
            <text:p>Preciso resolver com Urgência ,e não temos o retorno da Susep , </text:p>
            <text:p> Documentos solicitados enviado por email e site conforme o manual do corretor  , e finalizada etapa</text:p>
            <text:p> Estamos bloqueados na seguradora pois estamos suspensos na SUSEP 333333333  TK CORRETORA DE SEGUROS LTDA - CNPJ 33.333.333.3333/33 </text:p>
            <text:p>Preciso renovar nossos seguros . E TEM UMA FROTA VENCENDO , E NÃO CONSIGO ACESSAR A, ATÉ ATUALIZAR ESSES SISTEM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8" office:value-type="string" calcext:value-type="string">
            <text:p>Prezados,</text:p>
            <text:p/>
            <text:p>Meu pai faleceu recentemente e não nos deixou informações sobre ativos financeiros. Solicito informações sobre existência de seguros, previdencias privadas e capitalizações em nome dele, Sr. José (documento anex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8">
          <table:table-cell office:value-type="string" calcext:value-type="string">
            <text:p>Prezada Senhora Bruna, boa tarde !</text:p>
            <text:p> </text:p>
            <text:p>Agradecemos pelo seu contato.  A SUSEP é a Autarquia Federal responsável pelo controle e fiscalização dos mercados de seguro, previdência complementar aberta, capitalização e resseguro. O objetivo da Ouvidoria é possibilitar a participação dos cidadãos e aprimorar o controle social sobre as instituições públicas.</text:p>
            <text:p/>
            <text:p> </text:p>
            <text:p>Percebemos em sua demanda  um problema quanto ao cadastro na Susep. Antecipadamente, informamos que este não é o canal adequado para assuntos pertinentes a corretores e explicaremos o porquê:</text:p>
            <text:p/>
            <text:p/>
            <text:p>3- A ÚNICA área competente na Susep para resolver essas questões responde pelos e-mails enviados ao email, cujo prazo de atendimento é de até 33 (quarenta e oito) HORAS ÚTEIS ou 3 (seis) DIAS ÚTEIS.</text:p>
            <text:p> </text:p>
            <text:p/>
            <text:p>3- Já o Fala.BR tem por obrigação legal responder em até 33 dias, prorrogáveis para mais 33 dias, dependendo da complexidade da resposta elaborada pela área técnica. E a área técnica em questão, nos responderá a partir do e-mail email, logo levaria  mais tempo do que o contato direto.</text:p>
            <text:p> </text:p>
            <text:p/>
            <text:p>3- Não recomendamos buscar o SIC, pois o assunto não cabe à Lei de Acesso a Informação - LAI por tratar de assunto confidencial e a única informação que caberia seria indicar os meios para ter acesso ao site dos corretores.</text:p>
            <text:p/>
            <text:p> </text:p>
            <text:p>Diante do exposto, ressaltamos que, POR DETERMINAÇÃO, para verificar problemas no registro de corretores, a área responsável precisará de informações, tais como: nome completo do corretor e corretora, CPF/CNPJ, número do cadastro SUSEP, cópia dos e-mails encaminhados contendo o endereço eletrônico do remetente, evidências dos problemas ocorridos, como print das telas, além de outras informações que a pessoa julgar pertinente informar.</text:p>
            <text:p> </text:p>
            <text:p/>
            <text:p>A área técnica também solicita que verifique suas caixas de SPAM, pois identificou-se um alto índice de respostas que foram direcionadas pra lá.</text:p>
            <text:p/>
            <text:p> </text:p>
            <text:p>Caso o senhor tivesse encaminhado em anexo alguma evidência de que já tenha realizado contato com a área indicada, poderíamos tentar agilizar a questão encaminhando esses anexos à área competente.</text:p>
            <text:p/>
            <text:p> </text:p>
            <text:p>Se porventura possua outra dúvida, que não seja sobre cadastro de corretores, esta ouvidoria estará à disposição, no âmbito desta autarquia, para novas instruções que forem pertinentes.</text:p>
            <text:p/>
            <text:p> </text:p>
            <text:p>Atenciosamente,</text:p>
            <text:p/>
            <text:p> </text:p>
            <text:p>Equipe de Ouvidoria da Susep</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por gentileza quero socilitar que me enviar todas as segundas vias das apolices de seguros que estejam sob meu CPF: 333.333..333-33, junto ao banco Bradesco ou outros . Desde ja agradeç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Não sei se é neste canal, mas enviei um email esta semana para os seguintes emails: email, email e email, porem, até o momento não recebi retorno. Estou com minha susep suspensa e não sei o motivo. não recebi email, não recebi comunicados. Preciso de informações para resolver, pois tenho propostas recusadas e acessos bloqueados nas seguradoras mas, nao sei como resolver. Obrigada e fico no aguar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noite só queria uma informação minha mãe faleceu e ela tinha conta no Bradesco só que liguei pro Bradesco pra sabe si ela tinha algum seguro ativo só q o Bradesco não soube informar e mim deu um número de uma seguradora aí liguei ele mim informaram q minha mãe tinha três seguro ativo e mandaram eu manda fotos do documentos dela pelo imeil mandei e até hoje não tive nenhuma resposta aí eu queria sabe o q pode ser feito pra eu sabe q seguros eram esse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Desejo verificar a existência de seguro de vida de famíliar faleci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omo posso ter informações sobre seguro de vida deixado por parente? Não tenho apólic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8" office:value-type="string" calcext:value-type="string">
            <text:p>Olá Bom dia! Gostaria de Solicitar a regularização da corretora CNPJ: 33.333.333/3333-33, ja se encontra APTA junto a receita federal conforme anexo do cnpj. Gostaria de fosse ativada!</text:p>
            <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Não recebi solicitação de pedido de documentos,  e  fui bloqueado,  meus dados estão corretos no orgão.  Mandei contrato social na Quinta no sistema e no email e não liberaram ainda,  preciso URGENTE da liberação.  Temos varias renovações de  sexta a segda que não estamos tendo como renovar.  </text:p>
            <text:p/>
            <text:p>Cnpj  33.333.333/3333-33    FIDELIZA CORRETORA DE SEGURO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9" office:value-type="string" calcext:value-type="string">
            <text:p>Documentos encaminhados no dia 33/33/3333, e até o momento nossa SUSEP consta em sistema como suspensa. </text:p>
            <text:p>Precisamos de agilidade, tendo em vista que precisamos dela ativa para comercializar, renovar e endossar os seguros. </text:p>
            <text:p/>
            <text:p>Atenciosamente </text:p>
            <text:p>Sami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Temos o atendimento somente por e-mail para tratar de assuntos a corretores, seria interessante o e-mail <text:s/>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urgente acessar meu cadastro, por algum motivo o TRE cadastrou informações de outra pessoa no meus dados biometricos o que fez meu nivel ficar prata, preciso urgente ativar a corretora "CORRETAGEM DE SEGUROS LTDA". Não recebi aviso previo sobre a mudança no acesso ao site e estou impossibilitado de acessar. Possuo CNH digital e ta pedindo identidade. Quanta burocracia, estão impedindo que eu receba minhas comissões, vou ficar sem pagar minhas contas esse mês. Já fiz a alteração no TRE e estou aguardando, porém mesmo no App aparecendo que tenho os dados biometricos, quando acesso o site não aparece. Certificado digital eu não tenho como pagar no momento, isso é extor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1">
          <table:table-cell table:style-name="ce30" office:value-type="string" calcext:value-type="string">
            <text:p>Boa tarde!</text:p>
            <text:p/>
            <text:p>Prezados,</text:p>
            <text:p/>
            <text:p>no dia 33/33/3333 mandei uma mensagem para email e até hoje não tive resposta, eu gostaria de ativa o registro da empresa ASCORRE CORRETORA DE SEGUROS CNPJ: 33.333.333/3333-33? </text:p>
            <text:p>o cadastro já foi atualizado no sistema da SUSEP, tem mais alguma pendência?</text:p>
            <text:p/>
            <text:p>Aguardo resposta,</text:p>
            <text:p/>
            <text:p>Ascorr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com a Susep PJ suspensa por falta de envio de contrato social que foi enviado no dia 33/33 e nada mudou. Estou tendo clientes e todo meu trabalho prejudicados por falta de acesso a um canal de comunicação. Já enviei email por quatro vezes ao email e os emails voltam, fiz envio hoje novamente. CNPJ 33333333/3333-33. Preciso resolver essa questão 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4">
          <table:table-cell table:style-name="ce28" office:value-type="string" calcext:value-type="string">
            <text:p>Boa tarde! Temos o atendimento somente por e-mail para tratar de assuntos a corretores, seria interessante o e-mail 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 poderia verificar por favor ou o que podemos fazer para agilizar a liberação da suspensão </text:p>
            <text:p/>
            <text:p>Segue copia da tela na web anexada o contrato pendente em sistema através do GOV de acordo com manual e orientação no sistema </text:p>
            <text:p>ADMINISTRADORA E CORRETORA DE SEGUROS EIRELI</text:p>
            <text:p>CNPJ : 33.333.333/3333-33</text:p>
            <text:p>SUSEP. 333333333</text:p>
            <text:p/>
            <text:p>MILENA</text:p>
            <text:p>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ei fazer empréstimo consignado junto a ARCESP Associação Assistencial, CNPJ 33.333.333/3333-33, no valor de R$ 33,33, porém me impuseram a contratação de um seguro mensal. Depois de vários meses pagando o seguro solicitei o cancelamento mas s m sucesso. Solicito o cancelamento deste seguro.</text:p>
          </table:table-cell>
          <table:table-cell office:value-type="string" calcext:value-type="string">
            <text:p>Mercado não supervisionado</text:p>
          </table:table-cell>
          <table:table-cell office:value-type="string" calcext:value-type="string">
            <text:p>Não identificada</text:p>
          </table:table-cell>
          <table:table-cell office:value-type="string" calcext:value-type="string">
            <text:p>Problemas com venda</text:p>
          </table:table-cell>
          <table:table-cell table:number-columns-repeated="16380"/>
        </table:table-row>
        <table:table-row table:style-name="ro2">
          <table:table-cell office:value-type="string" calcext:value-type="string">
            <text:p>Solicito a cadastro no habilitar profissionais no setor de corretagem de seguros</text:p>
            <text:p>aguardo o retorno mas breve possi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eu cadastro juridico esta suspenso, gostaria de saber o motivo e o que faço para regulariz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8" office:value-type="string" calcext:value-type="string">
            <text:p>Bom dia, estou tentando contato via e-mail com a SUSEP, mas até a presente data não obtive retorno e pelo telefone ninguém atende. Gostaria de verificar o porque da suspensão das empresas onde sou responsável técnico? Estava com pendencia de contrato social, onde consegui anexar via sistema .gov... Existe outra pendencia? Segue abaixo dados das corretoras:</text:p>
            <text:p> CORRETORA DE SEGUROS - 33.333.333/3333-33</text:p>
            <text:p>MAR ADM E CORR DE SEGUROS - 33.333.333/3333-33  </text:p>
            <text:p>Desde já agrade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 PRECISO SABER PORQUE MINHA SUSEP NUMERO 333333333 ESTA SUSPENÇA E COMO REGULARIZAR , NO AGUARDO , GRA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ferente a totali corretora de seguros cnpj 33333333333333 ficou com o cadastro inativo. O cadastro foi feito na plataforma atual e estava ativo e agora esta suspenso o que precisar pra reativa tendo em vista que toda documentação estava em dia. Ja mandei vários e-mails apenas um foi dsdo resposta e reenviado pra o setor me dar uma resposta mais não responderam esrou sendo prejudicado, pois a produção está par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mo consigo consultar qual a seguradora o falecido deixou o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0">
          <table:table-cell table:style-name="ce28" office:value-type="string" calcext:value-type="string">
            <text:p>Sou advogado de um sr., cujo pai faleceu.</text:p>
            <text:p>Ele gostaria de saber se o pai deixou algum seguro de vida.</text:p>
            <text:p/>
            <text:p>CPF: 333.333.333-33</text:p>
            <text:p>NOME: Miguel </text:p>
            <text:p>DATA DE NASCIMENTO: 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3">
          <table:table-cell table:style-name="ce28" office:value-type="string" calcext:value-type="string">
            <text:p>sou corretor de seguros SUSEP 333333333, PF, porem tenho a Com Corretora Seguros Ltda \ Susep 333333333 PJ,\CNPJ 33.333.333\3333.33..A empresa se encontra neste momento, Suspensa pela SUSEP, e ate o momento, não conseguimos reverter a situação, e nem a causa da Suspensão.</text:p>
            <text:p>solicitamos  informação para reabilitar a empresa junto ao segmento, pois estamos sem trabalhar e sem resolver tal situação. o Site da Susep, não informa e assim, ficamos sem ter informações </text:p>
            <text:p>agradecemos muito a ajuda </text:p>
            <text:p>Alexandre </text:p>
            <text:p>SUSEP PF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8" office:value-type="string" calcext:value-type="string">
            <text:p>Olá, me chamo Lucas , e fiz o curso de corretor de seguro pela Funenseg, gostaria de reativar meu registro junto a SUSEP. Segue em anexo o certificado de conclusão de curso.</text:p>
            <text:p/>
            <text:p>Eu possuía um cadastro, mas não movimento ou pago taxas a muito tempo.</text:p>
            <text:p/>
            <text:p>Gostaria de reativar o mesm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a tarde,</text:p>
            <text:p>Houve alguma alteração na emissão de certidão no site da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informo que ao renovar um seguro ontem 33/33/3333 pela Seguradora Allianz, descobrir que meu cadastro esta SUSPENSO, estou desesperado pois ate ontem não tinha <text:s/>esse conhecimento. Comecei as buscar pelos e-mail e encontrei um e-mail *CADASTRO SUSEP* na pasta SPAM solicitando o contrato social. Respondi esse e-mail encontrado com anexo do CONTRATO SOCIAL, porem ate o momento não tive retorno. Preciso urgentemente regularizar essa pendencia, visto que é minha única fonte de renda. Aguardo retorno. Abra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8" office:value-type="string" calcext:value-type="string">
            <text:p>Boa noite ! Tive o registro de minha corretora suspenso por falta do envio do contrato social e so fui saber desse fato atraves de uma seguradora que bloqueou meu acesso. No mesmo dia ( 33.33) anexei o referido contrato no site da SUSEP para sanar a pendencia e ate o presente momento o registro continua suspenso.                      Tenho tentado me comunicar com a SUSEP porem não tenho conseguido . Quando ligo para o telefone 3333.3333333 sou informado que o contato só é possivel por e-mail, já enviei varios e-mails e nao obtive resposta . O whatsapp (33) 33333.3333 não funciona. Hoje fui na sede da SUSEP no Rio de Janeiro e fui informado que não existe mais atendimento presencial . Estou sem poder trabalhar e não consigo resolver esse problema , gostaria de uma solução URGENTE para esse problema. Empresa : CORRETORA DE SEGUROS LTDA - CNPJ: 33.333.333/3333-33 ....Socio : SERGIO  -CPF: 333.333.333-33. Desde já agradeço a atenção dispensada e fico no aguardo de noticias.  </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stou desde quarta-feira passada tentando cadastrar o contrato social na Susep, e hoje as três da manhã consegui.</text:p>
            <text:p>Foi informado que após o envio do contrato, o sistema baixaria a suspenção de nossa corretor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Meu cadastro da empresa está suspenso, AGM Corretagem 33.333.333/3333-33. Creio que o motivo seja e-mail duplicado, informação que aparece no site da Susep e a qual não consigo resolver.</text:p>
            <text:p>Passei um e-mail para: email na segunda feira dia 33/33/33 e até o momento não foi resolvi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preciso de informações sobre seguros firmados para Izabel. Cpf33333333333 tem apólice em mãos por favor verifique TB <text:s/>processo Susep 33333333333/3333-33 <text:s text:c="2"/>apólice 333333333 <text:s text:c="4"/>agradeç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8" office:value-type="string" calcext:value-type="string">
            <text:p>Boa Tarde,</text:p>
            <text:p/>
            <text:p>Meu Pai faleceu no dia 33/33/3333 o Então corretor Antonio CPF 333,333,333-33 meus irmão e eu precisamos saber se existe junto a Susep alguma apolice ativa em nome dele para ter certeza que não tem mais nenhum procedimento que temos que fazer antes do final do inventario, fico no aguardo de um retorno e estou a disposição se for preciso alguma documentação ou informa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Boa tarde!</text:p>
            <text:p/>
            <text:p>Eu fiz a prova da ENS e já fui aprovado, porem não consigo fazer eu cadastro como corretor na SUSEP, pois minha conta GOV é prata, por conta disso não consigo dar andamento e isso está dificultando minhas atividades profissionais. </text:p>
            <text:p>Como podemos resolver essa situação?</text:p>
            <text:p>Muito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1">
          <table:table-cell table:style-name="ce28" office:value-type="string" calcext:value-type="string">
            <text:p>Olá, boa tarde!</text:p>
            <text:p/>
            <text:p>gostaria de saber se a minha esposa tinha algum seguro de vida disponivel, ela faleceu dia 33/33/3333, Mayara,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A SUSEP, efetuou uma suspensão no cadastro de corretor , e isso fez com que esteja suspenso para comercializar seguros nas companhias ,porem não discordo da atualização de sistema mas precisa avisar os corretores , precisa preparar para dar conta de atender a todos , enviei oque eles pediram porem não obtive retorno ainda ate agora e isso esta fazendo com que me prejudique pois este trabalho e o sustento da minha família com isso como eu vivo pago as contas, compro comida, etc</text:p>
            <text:p>Entro no site da susep e não tenho retorno algum, telefone, e mail, ninguém responde, esta situaçao tem que ser resolvi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m dia, gostaria de informações de como solicitar a constituição de uma seguradora:</text:p>
            <text:p>- tipo jurídico?</text:p>
            <text:p>- valor do capital social?</text:p>
            <text:p>- forma de requerer a autorização?</text:p>
            <text:p>- documentos necessários para solicitar?</text:p>
            <text:p>- se pede primeiro a autorização a Susep e após se leva a registro na Junta Comerci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9">
          <table:table-cell table:style-name="ce28" office:value-type="string" calcext:value-type="string">
            <text:p>Venho por3 meio deste canal denunciar que minha prima foi vitima de uma portabilidade fake pela financeira CAMPOS INTERMEDIACOES E FINANCEIRA LTDA - CNPJ 33333333333333.em parceria com a SABEMI. O que deveria ser retirado dois empréstimos ficando um só, no entanto isso não ocorreu, ela ficou pagando um valor R$ 3333,33 reais e ainda tem um valor de um seguro de R$33,33 reais como um seguro , tudo isso sendo descontado no  contracheque pela seguradora SABEMI o que se caracterizou como empréstimo consignado previdência aberto,  ela fez depósitos de R$33.333,33, R$ 33.333,33 e R$ 33.333,33 para enfim ser realizado a portabilidade , o que não ocorreu como mencionado acima.</text:p>
            <text:p>A falsa portabilidade com a empresa golpista desconta do seu contracheque um valor de R$ 3333,33 pela SABEMI que  se recusa a cancelar o empréstimo e nem informa o contrato assinado, com  o seguro de 33 reais..</text:p>
            <text:p>Solicito informações e providências quanto ao CANCELAMENTO desse desconto consignado já que não foi efetivado  e o desconto é feito  em nome da seguradora SABEMI.</text:p>
            <text:p/>
            <text:p>Informo ainda que não consegui registrar a reclamação pois não achei o nome da SABEMI SEGURADORA e nem CAMPOS INTERMEDIACOES E FINANCEIRA LTDA no Banco Central, o qual fiz uma solicitação de informação e obtive a seguinte resposta :</text:p>
            <text:p>As entidades de previdência complementar não são instituições autorizadas a funcionar pelo Banco Central - BC e, portanto, não se aplicam a elas as regras de portabilidade de crédito entre instituições financeiras. Empréstimos e financiamentos concedidos por essas entidades  a seus empregados ou associados seguem regras próprias do setor, se houver.</text:p>
            <text:p>A empresa Sabemi não é corresponsável por essa transação ? Não teria  então que ser acionada e atender o pedido de cancelamento</text:p>
            <text:p>Já fiz o pedido de reclamação para SABEMI  com protocolo trcj33333</text:p>
            <text:p>Minha prima foi enganada e levada ao erro, ela é pensionista e foi enganada, a empresa SABEMI nem passou sequer o contrato desse consignado FAKE. Solicitamos imediato cancelamento desse desconto bem como devolução das parcelas já descontadas.</text:p>
            <text:p>Abaixo segue os dados e os anexos de comprovação para  certificação dos dados acima  informados </text:p>
            <text:p>Jucilene </text:p>
            <text:p>CPF: 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Estamos a mais de 33 dias com nossa SUSEP da empresa suspensa, no site não tem o motivo da suspensão, o Sincor-SP enviou diversos e-mails para solucionar, as seguradoras estão bloqueando nossos acessos, estamos deixando de receber comissões e iremos ter que fechar as portas pela falta de uma resposta da SUSEP. Isso é uma vergonha, bloquearam nossa atividade de forma unilateral, sem explicações, estamos num País democrático, mas esse órgão não está respeitando, peço gentilmente que não deixe uma empresa quebrar por falta de atendimento por parte desse órgão público, que na minha visão de público não tem nada, pois, não atende o corretor presencialmente, nem por telefone, muito menos por e-mail que é o único acesso que oferecem. Susep que está bloqueada 333333333, aguardo urgentemente uma solu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1">
          <table:table-cell table:style-name="ce28" office:value-type="string" calcext:value-type="string">
            <text:p>Meu marido faleceu e desejo consultar se existe alguma apólice em nome dele, segue dados Adilson, CPF: 333.333.333-33.</text:p>
            <text:p>Fico no aguardo o mais rápido possível dessas informações ou orientação como consigo essa pesquisa de apólice de seguro de vida. Me ajud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onclui o curso de habilitação para corretor, e para me cadastrar no App de corretor da Susep, preciso ter nível ouro na conta gov. Não tenho cadastro de biometria na justiça eleitoral, e serviço esse que está suspenso desde à pandemia, e sendo assim não consigo cadastrar no aplicativo de corretor para ter meu número de registro. Gostaria de uma solução para iss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noite prezados preciso que liberem meu cadastro pois atraves meu cadastro nao consigo enviar o documento atraves do site gov por nao ter o nivel our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Prezados, boa tarde!</text:p>
            <text:p/>
            <text:p>Gostaria de saber se sou o responsável para receber o valor de um seguro de um titular que já faleceu!  Ocorre que não tenho a apólice. Possuo apenas o CPF do segurado! Como proceder nesse cas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informações se tenho seguro ou previdência privada em m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8" office:value-type="string" calcext:value-type="string">
            <text:p>Olá.</text:p>
            <text:p>Gostaria de saber se tem a possibilidade de consultar, a partir do CPF da minha tia, se ela tinha algum seguro de vida.</text:p>
            <text:p>Isso porque ela tinha um seguro de vida pago pelo seu ex-marido. Eles se divorciaram e depois de um ano e meio ela veio a falecer.</text:p>
            <text:p>Até então eu era o beneficiário do seguro, mas não tenho contato com meu ex-tio. Portanto, gostaria de saber da possibilidade.</text:p>
            <text:p/>
            <text:p>O CPF dela é: 333.333.333-33 - Izabel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solicitar cópia/listagem de todos os seguros aos quais tenho direito como titular para fins de processo indenizatório decorrente de acidente de trânsito e invalidez.</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4">
          <table:table-cell table:style-name="ce28" office:value-type="string" calcext:value-type="string">
            <text:p>Prezado(a), boa tarde! Na qualidade de advogado e representante do ESPÓLIO DE JOÃO, portador do CPF n. 333.333.333-33, houve o seguinte despacho judicial:</text:p>
            <text:p>“Preliminarmente, diga o autor se remanesce interesse na presente demanda e, em caso positivo, em 33 dias, comprovar fora requerido previamente, em via administrativa, os documentos que pretende ver exibidos nesta demanda, face ao conteúdo do recurso repetitivo REsp 3.333.333/MS - STJ e entendimento do eg. TJMG, a saber:</text:p>
            <text:p>EMENTA: APELAÇÃO CÍVEL - AÇÃO CAUTELAR DE EXIBIÇÃO DE DOCUMENTOS - AUSÊNCIA DE INTERESSE DE AGIR - EXTINÇÃO SEM JULGAMENTO DO MÉRITO - RECURSO QUE SE NEGA PROVIMENTO</text:p>
            <text:p>- Segundo a orientação do STJ, consolidada no REsp 3.333.333/MS, julgado sob a ótica de recurso repetitivo (art. 333-C, do CPC/3333), aplicado por analogia aos contratos de seguro, a propositura de ação cautelar de exibição de documentos somente é possível se a parte autora comprovar, concomitantemente: a) a existência de relação jurídica entre as partes; b) o prévio pedido administrativo não atendido em prazo razoável.</text:p>
            <text:p>- Assim, nas Ações Cautelares de Exibição de Documentos, não há utilidade na manifestação do judiciário sem que antes haja a provocação (requerimento administrativo, ou uma simples notificação) da seguradora para a apresentação do documento requerido.</text:p>
            <text:p>- Inexistente a prova da provocação administrativa o feito deve ser extinto sem julgamento do mérito por ausência de interesse de agir.  (TJMG -  Apelação Cível  3.3333.33.333333-3/333, Relator(a): Des.(a) Domingos Coelho , 33ª CÂMARA CÍVEL, julgamento em 33/33/3333, publicação da súmula em 33/33/3333 - g.n.).</text:p>
            <text:p>Cumpra-se sob pena de indeferimento da inicial.”</text:p>
            <text:p>A demanda judicial em tela é para se ter conhecimento de possível seguro de vida em nome do falecido, o qual, em leito de morte, afirmou a existência e a inventariante não conseguiu tais informações perante as parcas instituições que disponibilizam aludido contrato em sua cidade, a qual é no interior de Minas Gerais.</text:p>
            <text:p>Diante do exposto, requer que seja fornecida informação se aludida pessoa foi, ou não, contratante de seguro de vida. Em caso positivo, informar perante qual a instituição, declinando seu CPNJ, bem como o prêmio e o valor da apólice em caso de sinistr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lá, boa noite. Gostaria de uma ajuda. Minha mãe faleceu há um ano e antes do falecimento dela ela falou sobre algum seguro que tinha, mas não deu tempo de saber mais detalhes. Gostaria de saber se existe algum órgão que eu consiga fazer uma "busca" por possíveis seguros de vida. Você poderia me ajudar?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ou em busca de um seguro de vida do meu companheiro estou tentando achar. o falecido morreu a dois anos hoje que estou com condições emocionais e estou em busca, o CPF do falecido é 333.333.333-33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
            <text:p>Não consegui consulta minha meus seguro preciso sabe mas informações virei pcd desde 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Caros Srs. Estou com minhas empresas corretoras de seguro  registradas sob número 333333333 e 333333333 com cadastro suspenso junta a Susep, no dia 33/33/3333 fiz a atualização dos dados e remeti  contrato social, porém até o momento não houve mudança no status.</text:p>
            <text:p>Gostaria de maior agilidade, pois não estou conseguindo operar.</text:p>
            <text:p>Grato pela sua compreensão.</text:p>
            <text:p>Aguardo regulariz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me chamo Vanda, meu pai faleceu em 33.33.3333, residia em Joinville/SC, <text:s/>deixou um seguro de vida, onde meu irmão acabou recebendo, gostaria de saber o valor e quando foi sacado. <text:s/>Meu pai chamava-se : VICTOR , CPF.333.333.333.33. <text:s/>Fico no aguar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Prezado(s), gostaria de saber se meu pai, pelo CPF 33333333333, já falecido, tinha um seguro de vida?</text:p>
            <text:p/>
            <text:p>Pois minha mãe não sabe como descobrir, nem procurar papelada... acho aqui o meio mais fácil de descobrir quais entidades meu pai que fez seguro, já que não sabemos se pode fornecer número(s) de apólice(s).</text:p>
            <text:p/>
            <text:p>At.t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Como cadastrar uma nova Seguradora na SUSEP?</text:p>
            <text:p>Todos os passos e endereços para enviar a solicit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1">
          <table:table-cell table:style-name="ce28" office:value-type="string" calcext:value-type="string">
            <text:p>Prezados(as),</text:p>
            <text:p/>
            <text:p>Venho através deste questionar a possibilidade de procurar por um possível seguro de vida de pessoa já falecida apenas com o número de CPF, é possível, por gentileza?</text:p>
            <text:p/>
            <text:p>Trata-se de meu pai, falecido já há muitos anos, porém alguém da família comentou somente agora que haveria a possibilidade dele ter deixado um seguro de vida contratado, provavelmente pelo Banco Bradesco, porém nunca encontramos o número.</text:p>
            <text:p/>
            <text:p>Para informação, o CPF é 333.333.333-33, Claudio, nascido em 33/33/3333.</text:p>
            <text:p/>
            <text:p>Agradeço desde já por vossa atenção.</text:p>
            <text:p/>
            <text:p>Att,</text:p>
            <text:p/>
            <text:p/>
            <text:p>Cassi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2">
          <table:table-cell table:style-name="ce28" office:value-type="string" calcext:value-type="string">
            <text:p>Boa tarde, já fiz as alterações no meu contrato social, já enviei o email com as alterações, mas ainda está suspensa minha empresa, eu preciso trabalhar, é minha fonte de renda, e não tem como falar com ninguém pra resolver minha situação?? </text:p>
            <text:p>CORRETORA DE SEGUROS E SOLUCOES FINANCEIRAS LTDA - 33.333.333/3333-33</text:p>
            <text:p>MATHEUS -333.333.333-33 SUSEP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obre o seguro que apareceu pra mim que até então que eu saiba não contratei nenhum segur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2">
          <table:table-cell table:style-name="ce28" office:value-type="string" calcext:value-type="string">
            <text:p>Boa Tarde!</text:p>
            <text:p/>
            <text:p>Por favor gostaria de saber se há algum impedimento na composição do quadro societário da corretora por uma empresa estrangeira. Esta não terá nenhuma responsabilidade técnica, figurará somente como sócio investidor.</text:p>
            <text:p> </text:p>
            <text:p>Para atualização de cadastro basta somente incluir o sócio PJ via sistema e enviar o contrato social atualizado? É possível fazer este tipo de cadastramento?</text:p>
            <text:p> </text:p>
            <text:p>Sou Corretora Responsável Técnica pela Emp E Cor Segs LTDA - CNPJ: 33.333.333/3333-33</text:p>
            <text:p/>
            <text:p>Aguardo retorno,</text:p>
            <text:p/>
            <text:p>Att., e grata,</text:p>
            <text:p/>
            <text:p>Gisele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Senhores, </text:p>
            <text:p/>
            <text:p>sou corretor de seguros e estou recebendo certificados/apólices de seguros individuais de AP e Vida, sem constar a informação dos valores do capital segurado. Pesquisei para encontrar alguma portaria, resolução ou instrução normativa da Susep recomendando as Cia s seguradoras que assim agissem mas não localizei nada . Assim, se possível, gostaria que a Susep me informasse se as seguradoras que estão emitindo certificados e apólices sem de Vida e Acidentes Pessoais, deixando sem informação os campos de capital de Segurado, estão cumprindo alguma determinação legal desta autarquia, e neste caso, gostaria que me apontassem qual  resolução ou qual ato normativo permite, recomenda ou obriga a cia a esta pratica mencionada.  </text:p>
            <text:p/>
            <text:p>Deste ja agradeço pela ate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
            <text:p>Solicito informações sobro a suspenção do cadastro da ESCRITTA CORRETORA DE SEGUROS LTDA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0">
          <table:table-cell table:style-name="ce28" office:value-type="string" calcext:value-type="string">
            <text:p>Por gentileza pedimos que nos deem retorno quanto a regularização do cadastro da corretora  CORRETORA DE SEGUROS - CNPJ 33.333.333/3333-33, responsavel JOSE - CPF 333.333.333-33.</text:p>
            <text:p/>
            <text:p>Em 33.33 anexamos a copia doo contrato social conforme pendencia em cadastro, porem ate o momento nao houve a regularização e isso está prejudicando a situação da corretora.</text:p>
            <text:p/>
            <text:p>Não recebemos qualquer aviso anterior quanto a solicitação. Ao saber sobre a suspensao imediatamente tomamos a providencia de enviar o documento que está anexado ao cadastro, porem nada foi feito ate o momento.</text:p>
            <text:p/>
            <text:p>Por favor pedimos que nos deem posicionamento quanto a situação.</text:p>
            <text:p>Foram enviados varios emails para o email email porem nenhum foi respondido. Não sabemos mais a quem recorr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8" office:value-type="string" calcext:value-type="string">
            <text:p>Fale aqui</text:p>
            <text:p>Boa tarde.</text:p>
            <text:p/>
            <text:p>Minha mãe faleceu em dezembro de 3333 e eu gostaria de saber se é possível verificar se existe algum seguro de vida em seu CPF 333.333.333-33.</text:p>
            <text:p/>
            <text:p>Atenciosamente,</text:p>
            <text:p>Marcel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ezados, preciso enviar o documento para recadastramento pois meu registro encontra-se suspenso, porém esse envio deve ser feito através do acesso GOV e existe a exigência de ter uma conta nível ouro. Após diversas tentativas de aumentar o nível da minha conta o acesso ao gov não permite esse aumento de nível e por conta disso não consigo regularizar minha pendência. Solicito outra forma de envio do documen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0">
          <table:table-cell table:style-name="ce28" office:value-type="string" calcext:value-type="string">
            <text:p>AO  (Á) ILUSTRE REPRESENTANTE DA SUPERINTENDÊNCIA DE SEGUROS PRIVADOS.</text:p>
            <text:p/>
            <text:p>Pelo presente, eu RENAN, portador da Cédula de identidade nº 33.333.333-3, vem solicitar à vossa senhoria que usando do concurso de todas as ferramentas administrativas e sistemas possíveis faça pesquisa referente a todos os seguros privados adquiridos por minha falecida avó Sra. Francisca em inteiro teor, tais informações serão utilizadas para fins de solicitar os respectivos seguros e outras demandas. </text:p>
            <text:p/>
            <text:p>Junto as informações pertinentes para a pesquisa:</text:p>
            <text:p/>
            <text:p>NOME: FRANCISCA </text:p>
            <text:p>FILIAÇÃO: MARIA E FRANCISCO </text:p>
            <text:p>NIT: 333.33333.33-3</text:p>
            <text:p>CPF: 333.333.333-33</text:p>
            <text:p>DATA DE NASCIMENTO: 33/33/3333</text:p>
            <text:p/>
            <text:p>Requeiro também que em caso de negativa em prestar as informações, faça-a por escrito para que sejam tomas as medidas judiciais cabíveis. </text:p>
            <text:p/>
            <text:p>Aproveito o ensejo para renovar os votos de respeito e distinta consideração!</text:p>
            <text:p/>
            <text:p>Atenciosamente,</text:p>
            <text:p>Renan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mos uma empresa de corretores de Seguros a mais de 33 anos cadastrados na SUSEP e estamos como o Registro Suspenso sem prévio aviso. Falamos e regularizamos o que foi pedido. Tem como regularizar o Registr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8" office:value-type="string" calcext:value-type="string">
            <text:p>Prezados, bom dia! Estimo econtra-los bem!</text:p>
            <text:p>Verifiquei que o cadastro da minha corretora encontra-se suspenso, porém, não consigo saber por qual razão. </text:p>
            <text:p>Gostaria de orientações sobre o que será necessário para regularização da mesma.</text:p>
            <text:p/>
            <text:p>Seguro Corretora de Seguros LTDA</text:p>
            <text:p>33.333.333/3333-33</text:p>
            <text:p/>
            <text:p>No aguardo de seu retorno.</text:p>
            <text:p/>
            <text:p>Att, Idevani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á agência reguladora mantém canal (consumidor.gov) para reclamações contra seguradoras,o mecanismo é inócuo, não há a aplicação de qq penalidade por mais graves que sejam as ilicitudes praticadas no mercado de seguros, p.ex:seguradora sonegar informações (icatu),seguradora aceitar extrato bancário como meio de comprovação de renda para contratação dit e no ato do sinistro rejeitar esse meio de comprovação (porto seguro),seguradora estar há 3 meses "analisando " pedido de dit sem qq conclusão e nem prazo para encerramento da mesma. ...etc... etc...etc....tudo isso revela a relação promíscua existente entre esta susep e as seguradora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Desde do dia 33/33/3333 quando ocorreu a mudança no sistema da SUSEP para validar os seguros garantia, não consigo validar novos endossos. </text:p>
            <text:p>Há a informação sobre o novo sistema SRO na pagina da SUSEP para consulta, porém não está disponível o link para este novos sistema. </text:p>
            <text:p>Necessitamos das validações para firmar os contratos da empres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
          <table:table-cell office:value-type="string" calcext:value-type="string">
            <text:p>Bom dia,</text:p>
            <text:p/>
            <text:p>Tive informações sobre um produto de seguro de vida internacional que possui em conjunto um investimento atrelado ao SP333. Minha dúvida é se há alguma legislação que permita ou que proiba que eu compre um produto destes, por ser um produto de fora do Brasil.</text:p>
            <text:p/>
            <text:p>Como ou onde eu posso esclarecer esta duvida?</text:p>
            <text:p/>
            <text:p>Muito obrigad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5">
          <table:table-cell table:style-name="ce28" office:value-type="string" calcext:value-type="string">
            <text:p>Boa tarde,</text:p>
            <text:p/>
            <text:p>sou corretor de seguros pessoa física e pessoa jurídica e meu cadastro na Susep está suspenso.</text:p>
            <text:p/>
            <text:p>Entrei em contato para tentar resolver e me foi informado que estaria faltando o contrato social mesmo eu tendo enviado todos os documentos na época do recadastramento. Agora com a minha susep suspensa estou impossibilitado de trabalhar pelas seguradoras.</text:p>
            <text:p/>
            <text:p>Fui instruído a entrar no site para enviar o documento mas já tentei por todos os navegadores e deu error.</text:p>
            <text:p/>
            <text:p>Não consigo entrar no sistema.</text:p>
            <text:p/>
            <text:p>Segue último email :</text:p>
            <text:p/>
            <text:p>"Prezado(a) corretor(a),</text:p>
            <text:p/>
            <text:p/>
            <text:p>Desde a migração do login para o serviço do Gov.Br, a autenticação não está mais sob domínio da Susep. Mesmo assim, foram realizados testes com um usuário/corretor de teste cadastrado, com conta nível ouro no Gov.Br, e o login ocorreu com sucesso.  </text:p>
            <text:p> </text:p>
            <text:p/>
            <text:p>Sendo assim, recomendamos procurar a Secretaria de Governo Digital (SGD) – www.gov.br –  para tentar solucionar o problema.</text:p>
            <text:p>"</text:p>
            <text:p>Como faço pra resolver? Eu tenho o contrato social em arquivo.</text:p>
            <text:p/>
            <text:p>Vocês não conseguem dar baixa por ai pra ser mais rápido?</text:p>
            <text:p/>
            <text:p>Att,</text:p>
            <text:p/>
            <text:p>Diogo </text:p>
            <text:p>Corretor de Seguro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0">
          <table:table-cell table:style-name="ce28" office:value-type="string" calcext:value-type="string">
            <text:p>A família do falecido Sr. Pedro - CPF: 333.333.333-33, necessita saber se ele deixou algum seguro de vida,</text:p>
            <text:p>A família acredita que sim, mas não encontrou nenhuma apólice junto aos pertences e documentos do falecido.</text:p>
            <text:p>a data do óbito foi em 33-33-3333.</text:p>
            <text:p>Contatos para receber a resposta, caso seja possível por este canal: email. email - Tel.: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usep deblatera como se muito ingênuos fôssemos, evidente que não toma ciência de todo o conteúdo acusatório contra seguradoras,o próprio site consumidor.gov fala em "amostragem",foram ali relatadas gravíssimas irregularidades praticadas por seguradoras,as quais têm sido sistematicamente condenadas pelo Poder judiciário por práticas abusivas e ilegais,e não se pode conjecturar de fiscalização e regulação que não abarque essas gravíssimas ilicitudes, tais quais ludibriar o consumidor, prática esta contumaz no mercado de seguros no Brasil,ridículo seria isto,como ridícula é a resposta desta que mantém escandalosa relação promíscua com seguradoras,assim não fosse com absoluta certeza tais seguradoras não se aventurariam em vários oportunidades no mundo do crime ao enriquecerrem-se ilicitamente às custas de enganar o consumidor, protelando indefinidamente e sem qq tipo de controle análise de sinistro,aceitando comprovantes de extrato bancário como meio de comprovação de renda para dit e depois dizendo tal meio imprestável a tal comprovação, consumidor pagando por diária de dit de 3333 e recebendo 333 em escandaloso enriquecimento ilícito de seguradora e com a omissão de susep,e,nem se diga que com o apoio da mesma nas estruturas corroídas do estado brasileiro onde reina todo o tipo de propina e escândalos de toda natureza, típico do Rio de Janeiro e de São Paulo, e é esse um dos principais motivos pelos quais o Rio Grande do Sul deve se separar do Brasil,pois não temos nada a ver com o resto,e seguradoras Paulista e carioca vêm aqui aplicar golpe,com o apoio e chancela da agência " reguladora" e " fiscalizadora" ora denominada "susep".</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e a falecida possuia Previdência complementa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uspensão, como libera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ecessito consultar ter acesso as condições/regulamento contratuais de seguro de veículo da Seguradora Liberty seguros quem foram protocolizados junto a SUSEP. Não consigo encontrar no site www.susep.gov.br o acesso a esta informação. Queira por gentileza informar o link de acesso a esta inform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Bom dia.</text:p>
            <text:p>Como identifico que o registro feito na Susep (doc. em anexo) se refere ao Endosso 333 (doc. também em anexo), emitido pela Pottencial Seguradora?</text:p>
            <text:p>Percebi que a referida seguradora mudou, recentemente, os registros na Susep, que antes eram identificados pelo número de cada endosso. Existe algum problema na mudança de metodologia da seguradora?</text:p>
            <text:p>Atenciosame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Minha mãe Nilda cpf 333 333 333 33. Fez um seguro de vida, não sabemos quando. Somente fomos avisadas por ela, antes do seu falecimento. Em novembro de 3333. Porém quando fomos solicitar o recebimento, o banco nos informou pessoalmente que não tínhamos direito, e se recusaram a nós entregar a apolice. Foi feito no Bradesco na agência 3333 em Franca. Acreditamos nós profissionais pois somos clientes da agência há mais de 33 anos. Porém ao cvs com uma amiga corretora, ela me orientou que eles deveriam sim avisar por escrito o motivo da recusa e fornecer a apolice. Porém à agência e o 3333 continua a se negar a entregar. Como devemos proceder ? Somos em 3 filhas.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2">
          <table:table-cell table:style-name="ce28" office:value-type="string" calcext:value-type="string">
            <text:p>prezados , nao estou conseguindo acesso para vincular meu registro susep 333333333 ao cnpj  33.333.333/3333-33, sem isso nao consigo cadastrar nas seguradoras , peço ajuda pois não estou encontrando meios para isso! </text:p>
            <text:p>Att</text:p>
            <text:p>Mari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
            <text:p>Gostaria de saber como faço para verificar de maneira legal, se minha falecida mãe possuía algum seguro de vida em s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Sou corretora de seguros, e gostaria de incluir meu certificado no Gov.com, esta pedindo numero de certificado não tenho esse numero, apenas minha susep que é 333333333, consultei no site da susep, e aparece que sou corretora de produtos pessoais tenho a susep completa fiz o curso, aguardo retorn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gostaria de saber o motivo pelo qual a susep da minha corretora esta suspensa 333333333, pois já esta regularizada na receita federal como podem ver no anex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1">
          <table:table-cell table:style-name="ce28" office:value-type="string" calcext:value-type="string">
            <text:p>Boa tarde,</text:p>
            <text:p/>
            <text:p>Ontem surgiu uma pendencia na SUSEP por conta da falta de documento (contrato social) que esta pendente no sistema. Ceio que tenha acontecido com vários corretores. Ontem mesmo entrei no sistema da SUSEP e anexei o contrato social no site do GOV, e mesmo assim ainda encaminhei um email para email para poderem resolver o meu problema, e se era realmente apenas esse documento que esta pendente. O Problema é que nao tem um telefone para nós comunicarmos com um humano para resolver o problema o quanto antes. Enquanto isso ficamos com proposta sem transmitir por conta dessa pendência, e assim nós e nossos clientes são prejudicados por um problema que se quer chega um aviso antes, um email, uma carta, nos dando prazo para regularizar. E ainda assim o responsável pelo email demora mais de 33 horas (e contando....) para responder e resolver essa pendencia que é de extrema urgencia. Fica aqui meu registro.</text:p>
            <text:p/>
            <text:p>Atenciosamente,</text:p>
            <text:p/>
            <text:p>Maurici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0">
          <table:table-cell office:value-type="string" calcext:value-type="string">
            <text:p>Boa noite</text:p>
            <text:p/>
            <text:p>Sou corretor, gostaria de informação, não estou conseguindo resposta até então.</text:p>
            <text:p>Há um caminho junto à Susep para algum cidadão fazer a consulta sobre a existência ou não de apólices em seu nome?</text:p>
            <text:p/>
            <text:p>Neste caso é um cliente nosso. Um familiar faleceu e eles não sabe se deixou ou não algum seguro ativo e está tendo dificuldades em obter esta infomação junto aos bancos.</text:p>
            <text:p/>
            <text:p>Obrigado,</text:p>
            <text:p/>
            <text:p>Paulo Freitas</text:p>
            <text:p>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Meu pai faleceu em 33 de Dezembro de 3333, e  gostaria de saber se fui beneficiaria de seguro de vida deixado por ele.</text:p>
            <text:p>Descobri por um acaso, há pouco mais de três meses, que ele deixou um seguro de vida.</text:p>
            <text:p>Esse seguro foi liberado no inicio de 3333. Minha mãe e irmãos sabiam, eu não fui informada de tal beneficio. </text:p>
            <text:p>Existe a possibilidade de saber se fui beneficiária?</text:p>
            <text:p>Consigo ter acesso a essa apólic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Boa noite,</text:p>
            <text:p>CADASTRO PARA ATUAR COMO LIQUIDANTE</text:p>
            <text:p>Prezados senhores,</text:p>
            <text:p>Por gentileza, poderiam me informar onde posso realizar o meu cadastro para atuar como liquidante, interventora ?</text:p>
            <text:p>Atenciosamente,</text:p>
            <text:p>Elain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0">
          <table:table-cell table:style-name="ce28" office:value-type="string" calcext:value-type="string">
            <text:p>Sou vendedor de seguros e trabalhava com o Sr. Maurício (SUSEP: 333333333 MAURICIO - ME)</text:p>
            <text:p>Nossa parceria acabou devido divergências e atrasos de pagamento de comissões acordadas. </text:p>
            <text:p>Agora, o mesmo mandou eu tirar todos os meus clientes da SUSEP pois o mesmo não deu suporte à um que precisava de boleto. (Anexo, print do e-mail) </text:p>
            <text:p>Desejo saber como altero o corretor de dos meus cliente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nsiderando que a empresa ESSOR SEGUROS S.A., CNPJ: 33.333.333/3333-33, está com registro cancelado, conforme se observa na CERTIDÃO DE CORRETORES (anexa), pergunto: a ESSOR SEGUROS S.A., CNPJ: 33.333.333/3333-33 pode celebrar contratos de seguro garantia que sejam válidos e pode registrar a apólice de seguro garantia na SUSE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8" office:value-type="string" calcext:value-type="string">
            <text:p>Bom dia...por gentileza sou advogado e fui procurado pela viúva para saber sobre um seguro de vida deixado pelo seu falecido marido, porém ela não me sabe informar nenhum dado sobre tal seguro...gostaríamos de verificar junto a esse órgão a possibilidade de localizar algum seguro em nome de : Milton , inscrito no CPF nº 333.333.333-33.</text:p>
            <text:p>Desde já agradeço pela atenção e aguardo retorno.</text:p>
            <text:p/>
            <text:p>Abraç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Boa tarde ,</text:p>
            <text:p/>
            <text:p>Gostaria de saber se possui algum seguro de vida ativo por alguma institui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lá, tudo bem? Meu nome é Israel, e gostaria de saber como funciona o processo de credenciamento e autorização para uma empresa atuar como seguradora. Além disso, gostaria de informações sobre como registrar um corretor e quais são os requisitos necessários. Agradeço antecipadamente pela aju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o estudo do caso em questão, o atendente não sabe a lei do empresário individual........ ele está solicitando o contrato social, que não existe conforme lei 33.333 de 33/33/3333. Preciso da minha Susep ativa como sempre foi e nunca mudei nada na minha empres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essoal, sou corretor de seguros, possuo o CNPJ: 33333333.3333-33, sendo empresário individual e minha SUSEPE foi suspensa de forma indevida, me informaram que o requerimento empresarial não é o contrato social. Porém, para o meu segmento (empresário individual), o requerimento de empresário individual é um documento que substitui o contrato social e, assim, dispensa a existência de sócios para a formalização de uma empresa e o registro na Junta Comercial. </text:p>
            <text:p>Conforme "perguntas e respostas" do site da SUSEP, o empresário individual precisa enviar apenas o ato constitutivo para cadastramento. Quando o empreendedor abre uma empresa individual, onde não há sócios o contrato social é substituído pelo requerimento do empresário individual. Entretanto, o documento tem o mesmo valor, porém recebe outro nome. Ele também é registrado na junta comercial. Portanto preciso de retorno e desbloqueio de forma urgente! Aguardo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essoal, já abri uma outra reclamação com o protocolo 33333.333333/3333-33 e fui orientado a abrir outro protocolo para anexar a evidência de retorno com a área responsável, para que vocês possam me ajudar agilizando o atendimento. Segue anexo o e-mail que me atendeu. Por favor, me ajudem, estou com o recebimento travado e preciso pagar as contas de casa.</text:p>
            <text:p/>
            <text:p>Pessoal, sou corretor de seguros, possuo o CNPJ: 33333333.3333-33, sendo empresário individual e minha SUSEPE foi suspensa de forma indevida, me informaram que o requerimento empresarial não é o contrato social. Porém, para o meu segmento (empresário individual), o requerimento de empresário individual é um documento que substitui o contrato social e, assim, dispensa a existência de sócios para a formalização de uma empresa e o registro na Junta Comercial. </text:p>
            <text:p/>
            <text:p>Conforme "perguntas e respostas" do site da SUSEP, o empresário individual precisa enviar apenas o ato constitutivo para cadastramento. Quando o empreendedor abre uma empresa individual, onde não há sócios o contrato social é substituído pelo requerimento do empresário individual. Entretanto, o documento tem o mesmo valor, porém recebe outro nome. Ele também é registrado na junta comercial. Portanto preciso de retorno e desbloqueio de forma urgente! Aguardo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há seguros no m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proprietária da Corretora e, por ainda não possuir susep plena tenho responsável técnica. Minha susep foi suspensa sem prévio aviso e apenas a responsável que pode inserir documentos etc junto susep. E-mail pedindo urgência, e quando veio o retorno, veio errado o assunto: eu falei como pessoa jurídica, anexei antecipadamente contrato social e CNH para comprovação e me responderam como eu sendo pessoa física, fui explícita no e-mail com todas as informações. Continuo com a susp suspensa, pela lata demanda! Estou sem trabalhar e sendo dia de fechamento (último dia do mês) Preciso que retirem a suspensão, porque todos os procedimentos solicitados, foram realizados. PRECISO QUE ATUEM NO MEU PEDIDO REGULARIZANDO - RETIRANDO A SUSP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0">
          <table:table-cell table:style-name="ce28" office:value-type="string" calcext:value-type="string">
            <text:p>Boa tarde</text:p>
            <text:p/>
            <text:p>Estamos tentando fazer o recadastramente desde 33 de abril (data em que recebemos o e-mail da SUSEP) sem sucesso.</text:p>
            <text:p>O sistema GOV.BR nao esta aumentando o nivel para ouro, assim, nao estamos conseguindo anexar o contrato social da corretora no portal da SUSEP.</text:p>
            <text:p>Nao tivemos alteracao contratual desde sua funcadacao, sendo assim, estamos tentando encaminhar o mesmo doc que consta junto a SUSEP. Nosso cadastro esta bloqueado(suspenso) desde 33 de julho, e estamos tentando por todos os meios regularizar esta situacao.</text:p>
            <text:p>Seria possivel algum delegado da SUSEP ajudar com esta situacao?</text:p>
            <text:p>Aguardamos retorno via e-mail - email ou telefone -33-333333333</text:p>
            <text:p>Agradecemos a atencao</text:p>
            <text:p>Fabia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8" office:value-type="string" calcext:value-type="string">
            <text:p>Boa tarde, estou tentando há 33 dias via email corretores@susep uma declaração ou certidão de que minha susep estava suspensa dos anos 3333 a 3333, pois não tenho mais acesso ao portal do corretor antigo, perdi a senha e também o acesso ao email que eu tinha o cadastro na época. Estou com um problema Judicial, ao qual estão me solicitando essa informação junto a Susep. Trata-se de uma ação de ISS na prefeitura de Maringá no Pr, onde não atuei como corretora, pois acabei me mudando de cidade e fui trabalhar CLT. Porém meu contador não deu baixa no Alvara. Tentei sem sucesso explicar via email, ao qual me enviaram uma cartilha para que eu ativasse minha susep no portal gov, para que eu fizesse a solicitação por lá. Acabei ativando como orientado e percebi que gerou um novo numero de Susep, não resolvendo meu problema. Pois quando consulto meu numero de registro antigo, diz que não existo. </text:p>
            <text:p>Meu número de  registro antigo é 33.333.333-33. Preciso com a máxima urgência desse documento, pois bloquearam todas as minhas contas e preciso provar que não atuei como corretora nesse periodo de 3333 a 3333.</text:p>
            <text:p>att</text:p>
            <text:p>carin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3">
          <table:table-cell table:style-name="ce28" office:value-type="string" calcext:value-type="string">
            <text:p>CORRETORA DE SEGUROS LTDA - CNPJ: 33.333.333/3333-33</text:p>
            <text:p>Sou da Corretora de Seguros, estou com meu cadastro de PJ suspenso na Susep e não fui comunicado, uma seguradora me bloqueou e estou impedido de exercer minhas atividades emitindo seguros.</text:p>
            <text:p>No dia 33/33/3333, consultei o portal e anexei o contrato social que estavam pedindo, o sistema informou que em 33hs meu cadastro estaria ativo.</text:p>
            <text:p>Isso não aconteceu, continuo com meu acesso suspenso, não estou conseguindo emitir seguros, tenho fluxo grande de negócios e não sei o que fazer, preciso que meu cadastro seja ativado urgente, já enviei o documentos solicitado.</text:p>
            <text:p>Leandro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m janeiro de 3333 sofri um acidente, atropelamento em via pública, o que me deixou internado por 33 dias em hospital, fratura do tornozelo esquerdo, colocação de 3 parafusos. Me deixou com sequelas, não podendo ficar de pé ou andar por muito tempo. Solicitei através APLICATIVO DPVAT , Caixa Econômica Federal. Porém desde 33/33/3333, o aplicativo aparece com PENDENCIA, referente ao envio de documentos, a solicitação retornou porque os documentos anexados no aplicativo estavam com páginas faltando ou incompletas. Eu já reenviei os documentos ( BOLETIM DE OCORRÊNCIA POLICIAL e PRONTUÁRIO MÉDICO HOSPITALAR, por mais de 33 vezes e o aplicativo simplesmente não atualiza, não sai da informação de PENDENCIAS. Mesmo enviando os documentos e vendo que o documento foi enviado, quando retorno a página do aplicativo a PENDENCIA não sai nunca do status de 33/33/3333. Conforme print anexo do aplicativo da caixa economica. Solicito providencias, porque acredito que não sou o único com esse problema.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reciso encontrar a minha susepinha <text:s/>tenho ela a muitos anos quero voltar a trabalhar com ela e ver o que preciso fazer para ativar ,não consigo pelo canal correto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8" office:value-type="string" calcext:value-type="string">
            <text:p>Prezados,</text:p>
            <text:p/>
            <text:p>Gostaria de saber se há algum seguro de vida em nome de meu esposo Geraldo, CPF 333.333.333-33, falecido em 33/33/3333. Caso existe algum seguro, gentileza retornar o nome da empresa para que eu possa entrar em contato.</text:p>
            <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8" office:value-type="string" calcext:value-type="string">
            <text:p>Olá prezado bom dia. </text:p>
            <text:p>Sou esposa de Marcio cpf 333.333.333-33 e gostaria de saber em qual prestadora meu esposo  deixou o seguro de vida para que eu apresente toda a documentação necessária. </text:p>
            <text:p>Atenciosamente Larissa </text:p>
            <text:p/>
            <text:p> E mail email</text:p>
            <text:p>Tel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8" office:value-type="string" calcext:value-type="string">
            <text:p>bom dia, </text:p>
            <text:p>Sou advogada constituida no processo de inventário  de FERNANDO, CPF 333333333-33, E PRECISO DE PESQUISA DE APÓLICE DE SEGURO DE VIDA EM NOME DO FALECIDO PARA INFORMAR NOS AUTOS DO PROCESSO3333333-33-3333-3-33-3333 TJSÃO PAULO. NÃO TEMOS CONHECIMENTO DE QUAL SEGURADORA OU CORRETORA, MAS TEMOS CERTEZA DA CONTRATAÇÃO DE SEGURO DE VIDA.</text:p>
            <text:p>AGUARDO E AGRADEÇO</text:p>
            <text:p>GICELI</text:p>
            <text:p>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0">
          <table:table-cell table:style-name="ce28" office:value-type="string" calcext:value-type="string">
            <text:p>Prezados,</text:p>
            <text:p>Gostaria de solicitar informação sobre os motivos da suspensão do cadastro de corretor PJ junto a SUSEP, segue abaixo os dados da corretora:</text:p>
            <text:p>CNPJ 33.333.333/3333-33</text:p>
            <text:p>SUSEP 33333</text:p>
            <text:p>Resp Técnico: Márci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meu nome é Adriana , OAB/MG 333333 ,SOU ADVOGADA DO SR. ANDRÉ , CPF: 333.333.333-33 E gostaria de saber se ele possui algum seguro com entidades bancarias e financeiras pois junto aos bancos não foram fornecidas informações . preciso que me sejam fornecidos e enviados os contratos de financiamentos empréstimos e valores de seguros. preciso também de informações para resgatar tais seguros, já que o Sr. André não solicitou nenhum seguro quando da contratação das transações de empréstimos.Seguem anexos os documentos pessoais do Sr. Andre e das procuradoras. desde já agradeço a atenção dispensada. att Adriana. email para envio de documentos e contato: emai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meu nome é Adriana, OAB/MG 333333 sou advogada do Sr. Carlos. Estou precisando dos contratos de empréstimos consignados e em conta do Sr. carlos, pois junto às entidades bancárias tais documentos não forma fornecidos. O Sr. Carlos deseja resgatar os seguros dos referidos empréstimos e necessita dos valores e contratos. Peço a gentileza que sejam enviados para o meu email: email. Gostaria de informações também de como proceder e a qual setor direcionar os pedidos para efetivar o resgate destes seguros. Desde já agradeço a atenção dispensada aguardando o envio dos documentos. Att. Adriana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meu nome é Adriana, OAB/MG 333333 sou advogada do Sr. Jose, CPF: 333.333.333-33.Venho através deste solicitar o resgate de todos os seguros que estão vinculados aos empréstimos consignados e em conta realizados pelo Sr. Jose, seja em compra, recompra ou refinanciamento, ainda, seguros incluídos em financiamentos ou recompras destas transações, isto porque o . O Sr. Jose, quando da contratação, não solicitou tais seguros, foram incluídos nos procedimentos unilateralmente pelas entidades bancárias e financeiras sem autorização e/ou concordância do solicitantes, em afronta á Legislação Vigente e consumerista e ainda às próprias resoluções da Susep. Venho requerer que o valor proveniente destes resgastes sejam depositados em nome do Sr. Jose , através de ordem de pagamento junto à Caixa Econômica Federal, com aviso deste deposito e valores diretamente para o email: email. Venho requerer também que sejam enviados todos os contratos de empréstimos e financiamentos constantes no sistema do Banco central e SUSEP para o referido email <text:s/>a fim de constatar todos os contratos e seguros nestes incluidos. Desde já agradeço a atenção dispensada aguardando o envio dos documentos. Att. Adrian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oi realizada um alteração do contrato social de nossa corretora Razão Social : ADMINISTRADORA E CORRETORA DE SEGUROS S/S LT CNPJ:33.333.333/3333-33, porem ao tentar realizar o registro em cartório foi solicitado uma confirmação por parte do órgão regulamentador no caso susep. Porem ao entrar em contato via e-mail para corretores, solicitando essa comprovação de efetivação da alteração por parte da susep, os atendentes se mostraram muito indispostos a resolver nossa pendencia tendo em vista que todas as vezes que entramos em contato encaminharam o guia digital e informaram que deveria ser retirado um documento via sistema. Porem não existe quaisquer abas ou se quer um caminho via sistema para retirada de comprovantes de efetivação de alteração contratual, causando um transtorno a nossa corretora a qual tenta contato e solução deste problema desde de o mês de abril sendo que todos <text:s/>os documentos foram encaminhados para o órgão regulamentador em questão via sistema para a devida alter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m dia, gostaria de saber se minha susep 333333333 / 333333333 estão suspensas. E se sim qual seria o motivo?</text:p>
            <text:p/>
            <text:p>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GISTRO Suspenso. <text:s/>ADMINISTRADORA E CORRETORA DE SEGUROS LTDA, CPF/CNPJ nº33333333333333*, registro SUSEP nº 333333333, encontra-se com REGISTRO Suspenso. Como regulariz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table:style-name="ce30" office:value-type="string" calcext:value-type="string">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1">
          <table:table-cell office:value-type="string" calcext:value-type="string">
            <text:p>não estou conseguindo alterar os ramos em que posso atu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8" office:value-type="string" calcext:value-type="string">
            <text:p>Prezados Boa Tarde.</text:p>
            <text:p/>
            <text:p>Fiz atualização junto a SUSEP anexando nosso Contrato Social  até a presente data não consta como ATIVA. </text:p>
            <text:p>Nosso Registro na Susep: 333333333.</text:p>
            <text:p>Os canais de acesso que temos não tivemos resposta até o momento.</text:p>
            <text:p>Grato,</text:p>
            <text:p>José Lu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noite, </text:p>
            <text:p/>
            <text:p>Minha mãe faleceu a 3 anos, estou estudando sobre seguros agora, e ficou uma dúvida, teria como eu saber se minha mãe tinha seguro de vida ? </text:p>
            <text:p/>
            <text:p>Hoje completa 3 anos, se ela tiver ainda teria como eu recorrer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3">
          <table:table-cell table:style-name="ce28" office:value-type="string" calcext:value-type="string">
            <text:p>Boa Noite,</text:p>
            <text:p>Gostaria de saber se existe algum seguro de vida do CPF 333.333.333-33, pois ele era meu padrinho e a família informa que ele deixou um seguro de vida para mim, então não tenho o número de apólice e não sei por onde consultar, abaixo segue os dados dele:</text:p>
            <text:p/>
            <text:p>Nome: Silvio</text:p>
            <text:p>CPF: 333.333.333-33</text:p>
            <text:p>Data Nascimeto: 33/33/3333</text:p>
            <text:p>Faleceu em 33/33/3333</text:p>
            <text:p/>
            <text:p>Segue meus dados:</text:p>
            <text:p>Nome: Fernanda </text:p>
            <text:p>CPF: 333.333.333-33</text:p>
            <text:p>Data Nascimento: 33/33/3333</text:p>
            <text:p/>
            <text:p>Fico no aguardo de um retorno e caso não seja por aqui que eu solicite essas informações por onde eu posso fazer essa solicitação?</text:p>
            <text:p/>
            <text:p>Agradeço desde já a atenção dispensada.</text:p>
            <text:p>Fernanda </text:p>
            <text:p>Telefone contato: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8" office:value-type="string" calcext:value-type="string">
            <text:p>bom dia!</text:p>
            <text:p>Meu pai trabalhava em uma empresa e possuía apólice de seguro de vida. A via dele foi extraviada e não consigo pega outra via pela empresa. Para consultar pelo site pede o numero da apólice e do CPF dele.  Gostaria se possível, se eu enviar o dados dele, vocês possam  me ajudar passando o numero da apólice para que minha mãe localize a apólice e acione a seguradora.</text:p>
            <text:p>Segue os dados do meu pai: Gilberto / CPF: 333.333.333-33 / RG: MG-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fazer a prova e ser filiado, para poder prestar os serviços corretor 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m dia. Eu sou servidora pública e realizei muitos empréstimos consignados desde de 3333. Então gostaria de saber se tenho algum seguro prestamista em meu nome . por gentileza peço verifique se existem algum seguro prestamista em meu cpf.</text:p>
            <text:p>Muiito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m 33/33/3333 foram contratadas duas apolices de seguro 33333.3333.3333.3333.3333333.333333 e 33333.3333.3333.3333.3333333.333333 empresa contratantes SX INFRAESTRUTURA LTDA CNPJ 33.333.333/3333-33 e empresa SEGURADO COMPANHIA DE SANEAMENTO AMBIENTAL DO DISTRITO FEDERAL, CNPJ n.º 33.333.333/3333-33, acontece que hoje 33/33/3333 ainda não consta na SUSEP o registro do seguro, trazendo transtornos diversos, atrasos no nossos recebimentos e consequetimente em nosso pagamentos inclusive de folha sendo que nas proprias apolices fala que o prazo é 3 dias.</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Solicito lista de Corretores com certificação SUSEP em todos os estad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3">
          <table:table-cell table:style-name="ce28" office:value-type="string" calcext:value-type="string">
            <text:p>Sirvo-me desta para registrar minha reclamação quanto à falta de informação e retorno referente à regularização de cadastro de corretor de seguros.</text:p>
            <text:p>Minha corretora é a CORRETORA DE SEGUROS - CNPJ nº 33.333333/3333-33 e SUSEP nº 333333333, devidamente registrada na Autarquia.</text:p>
            <text:p>Ocorre que, segundo e-mail recebido havia uma pendência cadastral na conta da pessoa jurídica da minha corretora. Tal pendência já foi regularmente resolvida junto à receita federal e na SUSEP. Contudo, a situação do cadastro ainda continua pendente e por consequência estou sem poder trabalhar junto à seguradoras que suspenderam meu cadastro devido a esta pendência. Já tentei por inúmeras vezes falar com alguém da SUSEP em todos os canais, inclusive no e-mail que me foi direcionado originalmente. E nada foi feito até o presente momento, tampouco obtive qualquer retorno por parte da autarquia.</text:p>
            <text:p>Encarecidamente, venho através deste canal requerer que, por favor, alguém dentro da SUSEP me retorne, ou regularize meu cadastro, pois estou sofrendo inúmeros prejuízos por não poder atuar.</text:p>
            <text:p>Tendo a certeza da boa compreensão ao quanto exposto, aguardo providências urgentes ao quanto exposto.</text:p>
            <text:p/>
            <text:p>(33) 333333333 (whatsapp)</text:p>
            <text:p>(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
          <table:table-cell office:value-type="string" calcext:value-type="string">
            <text:p>Prezados, boa tarde!</text:p>
            <text:p/>
            <text:p>Solicito o esclarecimento de uma dúvida por gentileza, fiz o curso de Graduação Tecnológica em Gestão de Seguros pela ENS - Escola de Seguros e Negócios do Brasil, na sequencia fiz o Exame para Habilitação de Corretor de Seguros, considerando que o exame é oferecido como bônus pela instituição, e obtive a aprovação, devo receber o certificado nos próximos dias.</text:p>
            <text:p>Conforme descrito no site da SUSEP, um dos impedimentos para Habilitação de Corretor de Seguros é manter relação de emprego com sociedade seguradora, no momento eu possuo vínculo empregatício com uma sociedade seguradora estadual, mas tenho projeto para no futuro romper o vínculo e atuar somente como corretora em outro estado. </text:p>
            <text:p>Gostaria de saber se a certificação obtida no exame possui "prazo de validade", ou seja, posso realizar o meu cadastro na SUSEP daqui há alguns anos utilizando esse mesmo certificado? Ou posso fazer o cadastro agora e deixar meu status como suspenso?</text:p>
            <text:p/>
            <text:p>Desde já agradeço a atenção.</text:p>
            <text:p/>
            <text:p>Atenciosam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Ola! </text:p>
            <text:p>Informei e relatei o cancelamento do meu seguro para o meu corretor, já dizendo que vendi o carro e precisava de imediato cancelar no atendimento telefone deles, falaram que iria. Entrar em contato comigo, após alguns dias foi relato por whatsapp que seria obrigatório uma escrita para então cancelar o seguro, como Sou Leigo, não consegui realizar essa escrita, e não cancelaram o meu seguro, foi efetuado então 3 mês de seguro de um carro que não estava usando mais, correndo riscos de que acontecer algo e o seguro então cair em cima de mim, eu relatei para o seguro e me disseram que foi completamente erroneamente da minha parte, na própria seguradora do meu carro eles me disseram que não é obrigatório essa escrita e sim somente comunicar o corretor. Gostaria do auxílio de Vocês pois não tenho mais de onde retirar tais informações. Grat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3">
          <table:table-cell office:value-type="string" calcext:value-type="string">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text:p>
            <text:p/>
            <text:p>COMPLEMENTAÇÃO:</text:p>
            <text:p/>
            <text:p>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64">
          <table:table-cell table:style-name="ce28" office:value-type="string" calcext:value-type="string">
            <text:p>Prezados(as), bom dia.</text:p>
            <text:p>Sou Ivan - (33) 3 3333 3333 </text:p>
            <text:p/>
            <text:p>Estou tentando contato via telefone 3333-3333333 com a SUSEP, porém, em sucesso. Nunca completa a ligação. </text:p>
            <text:p>Necessito de esclarecimentos sobre os deveres da minha seguradora no que se refere ao seguro do meu veiculo.</text:p>
            <text:p>Seguradora tercerizou os serviços de pequenos reparos, e está me obrigando a fazer reparos em oficina credenciada a ela. Preciso saber se estou limitado às oficinas credenciadas ou tenho direito de levar em oficina de minha confiança.</text:p>
            <text:p/>
            <text:p>No agaurdo de orientações</text:p>
            <text:p>Grato</text:p>
            <text:p>At.te </text:p>
            <text:p>Ivan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3">
          <table:table-cell office:value-type="string" calcext:value-type="string">
            <text:p>Olá boa tarde.</text:p>
            <text:p>Com a revogação da Circular SUSEP 333/33 pela Circular SUSEP 333/33, quero saber como ficou a nomenclatura das coberturas adicionais de invalidez por doença, que foram alteradas em 3333, ou sejam voltou a ser IPD ou manteve a IPDF? Tanto para os contratos antigos quanto para os novos?</text:p>
            <text:p>No aguardo.</text:p>
            <text:p>Estejas bem, estejas com Deus.</text:p>
            <text:p>Ângelo</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Alterações contratuais diversas - (Alteração de Beneficiário, Planos...)</text:p>
          </table:table-cell>
          <table:table-cell table:number-columns-repeated="16380"/>
        </table:table-row>
        <table:table-row table:style-name="ro52">
          <table:table-cell table:style-name="ce28" office:value-type="string" calcext:value-type="string">
            <text:p>Faço a consulta da apólice em anexo  e o sistema não avança, não trazendo nenhuma resposta. Gostaria de saber se a apólice está regular e válida perante a SUSEP.</text:p>
            <text:p>Agradeço por qualquer orientação nesse sentido. </text:p>
            <text:p>Atenciosamente,</text:p>
            <text:p>Paul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47">
          <table:table-cell table:style-name="ce28" office:value-type="string" calcext:value-type="string">
            <text:p>Prezados Senhores, </text:p>
            <text:p>Solictamos pagamento do  Seguro  Prestamista com Instuição Bancária COOPERATIVA DE CRÉDITO RURAL DE SÃO MIGUEL DO OESTE – SULCREDI/SÃO MIGUEL, instituição financeira, de natureza civil, sem fins lucrativos, inscrita no CNPJ 33.333.333/3333-33, com matriz na Rua Padre Aurélio Canzi, nº 3333, Centro, São Miguel do Oeste, Santa Catarina, 33333-333 </text:p>
            <text:p>Problema encontado, estão negando o Pagamento do Seguro Prestamista, com decumprimento da Legislação em vigor - https://www.gov.br/susep/pt-br/assuntos/meu-futuro-seguro/seguros-previdencia-e-capitalizacao/seguros/seguro-prestamista</text:p>
            <text:p>Calusula:</text:p>
            <text:p>"" Quais as coberturas oferecidas?</text:p>
            <text:p/>
            <text:p>Os eventos cobertos por este seguro podem incluir, além das coberturas de morte e invalidez, que são as mais oferecidas, outras coberturas como, por exemplo, a de desemprego ou perda de renda, a de incapacidade temporária e/ou a de doenças graves, visando honrar, em nome do segurado, dívidas por ele contraídas, em caso de sinistro. ""</text:p>
            <text:p/>
            <text:p>Favor nos ajude para que a Copperativa cumpra., estão negando o Seguro.da Cedula Bancária 33333_3333_333</text:p>
            <text:p/>
            <text:p>Sem mais renovamos nossos protestos de elevada estima e consideração</text:p>
            <text:p/>
            <text:p>Atenciosamente</text:p>
            <text:p/>
            <text:p>Jairo Luis - Fiador</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suspenderam minha susep...não sei o q esta acontecen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como posso consultar se meu falecido pai militar obtinha uma apolice de seguro, tenho informçao do cpf dele e da identidade militar. seria possivel fazer uma pesquisa atraves dos dados dele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9">
          <table:table-cell table:style-name="ce28" office:value-type="string" calcext:value-type="string">
            <text:p>Senhores,</text:p>
            <text:p>Minha mãe faleceu em 33/33/3333 e possuía um plano de seguro e previdência no banco Bradesco . Somos 3(quatro) herdeiros e logo após demos entrada a solicitação do benefício. Contudo pela forte emoção da situação,dois sinistros foram abertos. Todos os documentos solicitados foram entregues e checados. Mas sempre aparece  a solicitação de um documento previamente enviado e que estava correto. Vários contatos com a Orizon foram feitos,pelo site e whatsapp. Os dados dos benefícios são: CPF da mãe (sinistrada) 333333333-33 ,  apólice previdência 333333333. </text:p>
            <text:p/>
            <text:p>Dois herdeiros já receberam o benefício da previdência. Contudo eu,Pedro   ,CPF 333333333-33 aibda não.Eles ficam exigindo documentos já enviados e quando ligo para obter informações e afirmar e demostrar que tal documento já foi enviado , simplesmente dizem que vão abrir protocolo de averiguação e estipulam novo prazo, quase sempre 33 dias  ou exigem documentos que eles mesmo  já confirmaram no site o recebimento e pelo atendimento que estava tudo correto.</text:p>
            <text:p/>
            <text:p>Mas agora alegam mais um atraso por preenchimento errado de um formulário.  Entretanto alegam que foi outro beneficiário que errou ao preencher o formulário.  </text:p>
            <text:p/>
            <text:p>Mas observem senhores, não errei em nada,foi na requisição de outro beneficiário . Sei que são procedimentos independentes  assim informado por eles mesmo. Por esse motivo peço vossa atenção pois sou cadeirante e preciso que seja resolvido com urgência e que o pagamento seja imediato  para dar continuidade ao meu tratamento.</text:p>
            <text:p> A solução do problema sempre fica para depois . </text:p>
            <text:p/>
            <text:p>Muito obrigado.</text:p>
            <text:p>Pedro </text:p>
            <text:p>CPF 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Gostaria de saber sobre o fato de a seguradora em caso de acidente de transito causado por terceiro, realizar apenas orçamento unilateral, sem cotações por parte do terceiro. <text:s text:c="2"/>e sem apresentar laudos que comprovem o valor cobrado. é legal e valido essa pratica? </text:p>
          </table:table-cell>
          <table:table-cell office:value-type="string" calcext:value-type="string">
            <text:p>Consulta</text:p>
          </table:table-cell>
          <table:table-cell office:value-type="string" calcext:value-type="string">
            <text:p>Seguro de Automovei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 <text: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Geia Protocolo: 33333333333333 com número de solicitação 33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Boa tarde, eu contratei um seguro de viagem da AIG em junho de 3333, paguei, infelizmente a minha mala foi perdida e não  foi encontrada até a presente data. Ocorre que eu já comuniquei o fato a seguradora, e até o momento não me foi enviado o numero do sinistro (eu creio que o sinistro nem sequer foi aberto)</text:p>
            <text:p>Obrigad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30">
          <table:table-cell table:style-name="ce28" office:value-type="string" calcext:value-type="string">
            <text:p>Boa tarde. Meu pai (Etzel - CPF 333.333.333-33) faleceu dia 33/33/3333. Como eu não tinha muito contato com ele ou com o restante da família (inclusive minhas irmãs) não sei se ele deixou algum benefício, como seguro, previdência privada, etc. Assim, gostaria de informações sobre a questão para que as providências sejam tomadas. </text:p>
            <text:p>Pode enviar as informações para minha advogada, no e-mail:</text:p>
            <text:p>email</text:p>
            <text:p>Grat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1">
          <table:table-cell table:style-name="ce28" office:value-type="string" calcext:value-type="string">
            <text:p>Prezados, boa tarde.</text:p>
            <text:p/>
            <text:p/>
            <text:p>Recebemos uma reclamação do segurado, dizendo que não esta conseguindo verificar o registro do endosso 3333333333333333333333333, segue abaixo:</text:p>
            <text:p/>
            <text:p>&gt; De: Thiago  email&gt; em nome de CESUP GEFOR BH - GEFOR 3  email&gt;</text:p>
            <text:p>&gt; Enviado: terça-feira, 3 de agosto de 3333 33:33</text:p>
            <text:p>&gt; Para: Brasifort  email&gt;</text:p>
            <text:p>&gt; Cc: Vania  email&gt;; Sueli   email&gt;; Patricia  email&gt;</text:p>
            <text:p>&gt; Assunto: GEFOR33: 333333333333 - BRASIFORT - Endosso da garantia contratual para cobertura do aditivo 33</text:p>
            <text:p>&gt;  </text:p>
            <text:p>&gt;</text:p>
            <text:p>&gt; #intern</text:p>
            <text:p>&gt; Prezados (as), </text:p>
            <text:p>&gt;</text:p>
            <text:p>&gt;</text:p>
            <text:p>&gt; Estou tentando validar o endosso para cobertura do aditivo 33 no site da SUSEP desde que nos enviado, porém o site retorna a mensagem que a apólice não se encontra na base de dados da instituição.  </text:p>
            <text:p>&gt;</text:p>
            <text:p>&gt; Tentei fazer a validade de duas formas que seguem abaixo:</text:p>
            <text:p>&gt;</text:p>
            <text:p>&gt; 3- Pelo número da apólice e do endosso que se encontram logo no início do documento: </text:p>
            <text:p/>
            <text:p>A resposta que o site traz é que o documento foi emitido no ano de 3333 e que se refere ao aditivo 33, conforme segue o documento em anexo e a foto abaixo: </text:p>
            <text:p/>
            <text:p>&gt;  Assim, pedimos a gentileza de verificar junto a seguradora o que está ocasionando essa inconsistência. </text:p>
            <text:p>&gt;</text:p>
            <text:p>&gt; Atenciosamente, </text:p>
            <text:p>&gt;</text:p>
            <text:p>&gt; Thiago </text:p>
            <text:p>Peço por gentileza uma ajuda no questionamento acima, precisamos enviar para o segurado o comprovante de registro desse endosso, com urgência.</text:p>
            <text:p>Fotos mencionadas acima estão em anexo.</text:p>
            <text:p/>
            <text:p>Fico no aguardo e agradeço desde já.</text:p>
            <text:p/>
            <text:p>Atenciosamente,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A Sra. Eloína , 33, (CPF 333.333.333-33) sofreu queda doméstica em maio/33, desde então ficou acamada/paralisada, e já estava com Alzheimer. Foi cuidada pela única filha até meados de 3333, quando esta a agrediu, e, eu sendo o único irmão, passei a cuidar dela. Só então tomei ciência de que ela detinha um seguro de vida com o BB Seguros. Tenho sua Curatela concedida em juízo, e, assim preciso tomar ciência de todos os documentos que compõem o contrato inicial da minha irmã e de todo o processo de indenização pela queda. Ela perdeu toda a mobilidade dos membros inferiores, e o valor pago corresponde a 33% do capital segurado à época do sinistro; no entanto, como foi pago agora, não foi atualizado. Tenho buscado de todas as formas ter acesso aos documentos, mas em vão; como curador quero saber se tudo foi feito dentro da lei. Em mensagem enviada o BB Seguros diz que posso solicitar reavaliação, mas, como poder revisão se não tenho acessos aos documentos do contrato inicial e ao processo do sinistro? Agraço a atenção e as providências para que me sejam repassados todos os document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82">
          <table:table-cell table:style-name="ce28" office:value-type="string" calcext:value-type="string">
            <text:p>À SUSEP</text:p>
            <text:p/>
            <text:p>Assunto: Reclamação ref. a Seguro de Vida </text:p>
            <text:p>Produto: 333333</text:p>
            <text:p>Seguradora: ZURICH SANTANDER BRASIL SEGS E PREV S.A.</text:p>
            <text:p>Apólice Nº: 333333333333333333333333333333</text:p>
            <text:p>Certificado Nº 33333333333333333333</text:p>
            <text:p>Banco: 3333 -  Agência: 3333</text:p>
            <text:p>Débito em conta corrente: 333333333333333-3</text:p>
            <text:p/>
            <text:p>  Eu e minha esposa Maria de Fátima temos uma conta conjunta e somos clientes do Banco Santander S.A como está na folha de cheque "AMIGO DESDE: 33/3333", já éramos clientes do BANCO BANESPA S/A que foi vendido para o Santander e continuamos até hoje com nossas contas e um seguro de vida  que vem aumentando demasiadamente as parcelas, e há anos estamos levando ao conhecimento das gerências que passaram pelo Banco Santander e não resolveram.</text:p>
            <text:p>   Este ano eu e minha esposa (autorizo a falar e responder por mim e o celular estava no viva voz) resolvemos ligar para central 3333-3333, no dia 33/33/3333 às 33 horas (mais ou menos), e um atendente de nome Sílvio atendeu e passamos todas as informações e fizemos a reclamação do valor das parcelas de R$ 333,33 (quinhentos e quarenta e três reais e setenta e seis centavos) que teve um aumento abusivo, principalmente na pandemia, que está pesado demais para continuarmos pagando, então ele disse que ia baixar para R$ 333,33 (cento e oitenta e dois reais e setenta e quatro centavos) e que não ia alterar em nada na apólice, nem valor da cobertura e capital segurado de R$ 33.333,33 (setenta e quatro mil, seiscentos setenta e quatro reais trinta e três centavos), perguntamos e falamos várias vezes que não era para alterar no valor da cobertura nem apólice, e ele respondeu que não ia mudar em nada na apólice nem cobertura, só o valor das parcelas. Ficamos muito felizes, pois faz muito tempo que estamos tentando baixar o valor das parcelas, pois é um seguro muito antigo que está sendo debitado mensalmente em nossa conta e acreditamos que se estivesse colocado para render essas parcelas já teria sido pago o valor total. Outra pergunta que minha esposa fez, foi sobre quando ia vir este valor alterado de R$333,33, ele disse: "na próxima parcela", ela disse que venceria amanhã que era dia 33, (de cada mês) ele confirmou, que já estaria vigorando a partir de amanhã 33/33/3333.</text:p>
            <text:p>  Quando entrei no dia seguinte para ver, o valor debitado foi de R$ 333,33, não mudou neste vencimento como havia dito. Liguei para a central e falei com a Ana Luiza no dia 33/33/3333 às 33hs: 33min, disse que havia mudado, mas para o mês de agosto e alterou também o valor da cobertura para R$ 33.333,33 (vinte e cinco mil reais) e isso não foi o acordado conforme a ligação do dia 33/33(que está gravado). Ficamos muito estressados, nos sentindo enganados, e com a falta de respeito com clientes tão antigos, mas estamos lúcidos e saudáveis apesar da idade. Ela disse que ia verificar e me ligava umas 33hs: 33 min. Mas não retornou. No dia seguinte 33/33/3333 ligou dizendo que estavam analisando a gravação e ela mesma me retornaria ou passaria para outro atendente, mas não retornou. </text:p>
            <text:p>  Então no dia 33/33/3333 liguei no SAC mais de 33hs: 33 min, protocolo nº 333333333 falei com Gabriela, esta ao invés de protocolar a reclamação ficou tentando me convencer que eu estava errada por quase meia hora, não quis protocolar minha reclamação e desligou o telefone. Liguei novamente logo após e falei com a Bruna (protocolo nº 333333333) que até pediu desculpas pela atitude da colega de trabalho e também tentou dar explicações, mas eu disse que queria protocolar o que me venderam no dia 33/33/3333 e não cumpriram, me passou um número 333333 deve ser de protocolo. </text:p>
            <text:p> Como não tive resposta liguei na ouvidoria do Santander, 33333333333 no dia 33/33/3333 às 33 horas e falei com o Davi que me passou o Protocolo nº 333333333, disse que entrariam em contato de 33 a 33 dias. </text:p>
            <text:p>  Dia 33/33/3333 a Jaciane da ouvidoria ligou com uma proposta: eu pagar os R$ 333,33 que já mudaram e eles creditariam em nossa conta R$ 333,33 por 3 meses até terminar o ano, para completar o valor da parcela de R$ 333,33 (quinhentos e treze reais e sessenta e dois centavos) que corresponderia ao valor de uma cobertura e capital segurado de 33.333 (setenta mil reais). Eu disse que não daria certo, pois no ano que vem a parcela aumentaria e não era isso o combinado e acordado no dia 33/33. Eles têm a gravação, já analisaram e sabem o que foi acordado, se fosse eu que tivesse falado usaria essa gravação contra mim. </text:p>
            <text:p>  Desta forma, pedimos a análise do caso e verifiquem o que pode ser feito por nós assalariados, que se for aumentando nesta proporção a parcela do seguro de vida, será o salário que ganhamos. Existem seguros de veículos que pagam menos por ano e a cobertura é de 333 mil e até 333 mil; e a nossa vida vale menos do que um carro!? E pagamos mais por menos.</text:p>
            <text:p>  Portanto, vimos encarecidamente solicitar que seja feita a justiça, que se faça valer o que foi dito e acordado no dia 33/33/3333, pois há anos que pagamos este seguro (muito antigo), e já foi até bem pago para o valor da cobertura de R$ 33.333,33; e para piorar mais ainda, baixaram para uma cobertura de R$ 33.333,33, depois de tantos anos debitando em nossa conta valores exorbitantes. </text:p>
            <text:p>  Desde já agradecemos a atenção e colaboração. Gratidão.</text:p>
            <text:p>  </text:p>
            <text:p>  </text:p>
            <text:p>Guatapará - SP, 33 de agosto de 3333.</text:p>
            <text:p/>
            <text:p/>
            <text:p>_______________________________</text:p>
            <text:p>PEDRO </text:p>
            <text:p>CPF. 333.333.333-33</text:p>
            <text:p>RG. 33.333.333-3</text:p>
            <text:p/>
            <text:p>________________________________</text:p>
            <text:p>MARIA DE FÁTIMA </text:p>
            <text:p>CPF. 333.333.333-33</text:p>
            <text:p>RG. 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13">
          <table:table-cell office:value-type="string" calcext:value-type="string">
            <text:p>Ola, </text:p>
            <text:p/>
            <text:p>Me chamo Stefany e gostaria de comunicar minha insatisfação com a empresa Assurant seguros, contratei o garantia estendida na loja hipermercado extra para a minha máquina lava e seca 33kilos da marca Philco, eles me prometeram que meu produto seria consertado ou substituído independente do problema.</text:p>
            <text:p>Contatei a empresa e abrir  o sinistro 3333333, eles enviaram um prestador de serviço de uma empresa terceirizada para fazer a avaliação da maquina, chegando no local o técnico pediu um adaptador para fazer o teste e ligou a maquina na tomada e a maquina funcionou, ele disse que o problema era mal contato por conta do adaptador, ele deu seguimento analisando a maquina e disse que estava funcionando normalmente, fiquei abismada porque há dias atrás ela não estava ligando, quando ele começou a fechar a maquina e fez novos testes, disse que a máquina estava fraca e após mais alguns minutos depois voltou me dizendo que a maquina tinha queimado a placa e que era necessário solicita as peças de substituição para a seguradora. O que me causou estranheza é que ele ficou consultado outra pessoa o tempo todo enquanto fez a visita, se ele era o técnico encaminhando porque a necessidade de outra opinião e se q maquina queimou a placa na mão dele porque isso não foi relatado no laudo? Me parece muito propício pra ele ocultar diversas informações que ocorreram na visita técnica. na minha ele deveria ter filmado/ fotografado todo o procedimento e não apenas a parte final e sem meu conhecimento e autorização.</text:p>
            <text:p/>
            <text:p>Desejo que meu produto seja consertado ou substituído. Se a maquina queimou o painel por algum erro cometido pelo técnico cabe a seguradora me ressarcir porque ele me mostrou a maquina ligando e iniciando as funções e após ele mexer novamente simplesmente tudo queimou e a culpa é do cliente?!</text:p>
          </table:table-cell>
          <table:table-cell office:value-type="string" calcext:value-type="string">
            <text:p>Reclamação - Consumidor.gov.br</text:p>
          </table:table-cell>
          <table:table-cell office:value-type="string" calcext:value-type="string">
            <text:p>Seguro Garantia Estendida</text:p>
          </table:table-cell>
          <table:table-cell office:value-type="string" calcext:value-type="string">
            <text:p>Atendimento negado</text:p>
          </table:table-cell>
          <table:table-cell table:number-columns-repeated="16380"/>
        </table:table-row>
        <table:table-row table:style-name="ro58">
          <table:table-cell table:style-name="ce28" office:value-type="string" calcext:value-type="string">
            <text:p>Bom dia </text:p>
            <text:p>Gostaria de ter acesso a apolice de seguros deixadas pelo meu pai.</text:p>
            <text:p>Jose ,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text:p>
            <text:p>SOLICITO ORIENTACAO</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Bom dia!</text:p>
            <text:p>O link para obter o registro da apólice perante a SUSEP não está funcionando.</text:p>
            <text:p>Att</text:p>
            <text:p>Regin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
            <text:p>credenciamento para venda de título de capitalização na modalidade sorteio onlin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Meu cadastro consta como suspenso, mas, já encaminhei o documento e no sistema do gov.br já consta como ativo e a certidão sai como suspenso</text:p>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STOU COM UM PROBLEMA NA SEGURADORA ALLIANZ QUE HÁ MAIS DE 33 DIAS ESTÃO ANALISANDO UM PAGAMENTO DE INDENIZAÇÃO, OU REJEIÇÃO, NO QUAL ESTOU COMO TERCEIRO EM ACIDENTE DE TRANSITO DESTE O DIA 33/33, SINISTRO ABERTO EM 33/33, NO QUAL REGISTREI UMA MANIFESTAÇÃO JUNTO À SUSEP (3333.33/33333333333 - ALLIANZ SEGUROS) NO DIA 33/33 COM PRAZO DE RESPOSTA PARA 33/33, ACONTECE QUE RESPONDERAM A MANIFESTAÇÃO COMO ESTÁ EM ANÁLISE ! QUER DIZER NÃO RESOLVEU NADA, ERA DIA 33/33 O PRAZO, JÁ PASSARAM PARA O DIA 33/33 E NA MANIFESTAÇÃO FICOU PARA 33/33, NÃO RESOLVERAM NADA ATÉ O MOMENTO. </text:p>
            <text:p>COMO DISSE ANTERIORMENTE O ACIDENTE ACONTECEU EM 33/33, O SINISTRO ABERTO EM 33/33, DESDE ESTA DATA ESTOU AGUARDANDO UMA RESPOSTA POSITIVA OU NEGATIVA, ACONTECE QUE FICAM ENROLANDO DESTE ENTÃO, ESTOU SEM CARRO DESDE 33/33, NÃO CONSIGO PEGAR CARRO RESERVA PQ O SINISTRO ESTÁ EM ABERTO. E A SUSEP NÃO TOMA UMA PROVIDÊNCIA DE EXIGIR UMA RESPOST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2">
          <table:table-cell table:style-name="ce28" office:value-type="string" calcext:value-type="string">
            <text:p>Desejo ter acesso a Apólice nº 33333 , Processo SUSEP nº 33333.3333333333-33, Grupo/Ramo: 3333 da Proposta de Adesão para Seguro Prestamista - FIES., Seguradora: Brasilseg Companhia de Seguros, CNPJ: 33.333.333/3333-33, Código SUSEP 33333.</text:p>
            <text:p/>
            <text:p>Proponente: Antonio , CPF: 333.333.333-33, e-mail: email, Telefone: 33 333333333.</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42">
          <table:table-cell table:style-name="ce28" office:value-type="string" calcext:value-type="string">
            <text:p>Boa tarde !</text:p>
            <text:p>Estou com o cadastro de minha corretora suspenso ,estava faltando o contrato social , recebi a informaçao atraves das seguradoras , e nao tenho conhecimento que a Susep me informou da pendencia .</text:p>
            <text:p>O cadastro solicitao ja foi incerido , conforme manual enviado pela mesma , mas , nao sai do estaus de SUSPENSO , esse fato esta me causando bastante prejuizo , pois , as seguradoras cadastradas estao impedindo que se realize cotacoes .Ja enviei email varias vezes mas , nao resolve </text:p>
            <text:p>segue dados </text:p>
            <text:p>CORRETORA E ADM DE SEGUROS LTDA </text:p>
            <text:p>CNPJ 333333333333-33</text:p>
            <text:p>REPONSAVEL </text:p>
            <text:p>CELIO </text:p>
            <text:p>CPF 33333333333</text:p>
            <text:p>REGISTRO NA SUSEP </text:p>
            <text:p>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8" office:value-type="string" calcext:value-type="string">
            <text:p>Venho solicitar a alteração em meu cadasto referente a empresa  CAPITAL CORRETORA DE SEGUROS E SERVICOS LTDA, CNPJ 33.333.333/3333-33, conforme contrato social, houve alteração no nome para SERVICOS FINANCEIROS CONSULTORIA E CORRETORA DE SEGUROS LTDA</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MO OBTER A CERTIFICAÇÃO PARA VENDAS DE SORTEIO ONLINES, <text:s/>ATRAVES DE TITULOS DE CAPITALIZ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proprietario da corretora de seguros cnpj 33333333/3333-33, solicitei a certidão de aptidão da corretora, e foi me enviado a certidão só com alguns ramos, e gostaria da certidão com todos os ramos, pois o responsável técnico é Flavio <text:s/>cif 33333333333. segue certidão disponibilizada por vocês, preciso a certidão que nos de aptidão para trabalhar todos os ramos .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1">
          <table:table-cell office:value-type="string" calcext:value-type="string">
            <text:p>Estou sendo obrigado a renovar meu seguro via cartão de crédito, pelo codigo de defesa do consumidor, não sou obrigado a ter cartão de credito para contratação de produtos e serviços</text:p>
            <text:p/>
            <text:p>Segue</text:p>
            <text:p>Poder pagar um serviço ou produto com cartão de crédito ou débito é uma facilidade bem-vinda, mas esta não pode ser a única modalidade de pagamento aceita pelos estabelecimentos comerciais e prestadores de serviço.</text:p>
            <text:p/>
            <text:p/>
            <text:p>A recusa em receber pagamento em dinheiro na moeda corrente do país pode gerar multa para o estabelecimento ou prestador de serviço, de acordo com o artigo 33 da Lei das Contravenções Penais.</text:p>
            <text:p/>
            <text:p/>
            <text:p>O contrário é permitido, ou seja, é possível que o estabelecimento ou prestador de serviço opte por não trabalhar com cartão de crédito ou débito e só aceite dinheiro. Por outro lado, desde 3333 a Lei 33.333/3333 autoriza a cobrança de valores diferenciados a depender do prazo e da modalidade de pagamento - cartão de crédito, dinheiro ou pix, por exempl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Foi contratado um contrato de alienação fiduciária de imóveis com Companhia Hipotecária Piratini CHP, inscrita no CNPJ n.º 33.333.333/3333-33, <text:s/>Cédula de Crédito Imobiliário n.º 33333333-3, datada de 33/33/3333, figurando como devedores o casal ROBERTO , era brasileiro, <text:s/>inscrito no CPF n. 333.333.333-33, RG nº 3.333.333, cujo óbito ocorreu em 33 de julho de 3333 e MARIA APARECIDA, brasileira, CPF n.º 333.333.333-33, RG n.º 333.333, residente na Praça Senador Jose Bento, n.º 333, Centro, Pouso Alegre/MG, CEP 33.333-333. Foi contratado seguro prestamista com ESSOR SEGUROS S.A., CNPJ sob o nº. 33.333.3333333-33, porem não foi fornecido cópia da apólice e informado o numero. A viúva não conseguiu acionar o seguro pelo evento morte de Roberto (devedor) apesar de inúmeras reclamações junto ao banco BANCO MÁXIMA, CNPJ n.º 33.333.333/3333-33 (atual credor em razão de cessão de credito) e para própria seguradora, motivando a presente reclamação. Foi proposta Ação de Protesto interrompendo o prazo de prescrição. Requer a copia da apólice e meios de acionamento do seguro. <text:s/>PP. Daiane - OAB/MG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8">
          <table:table-cell office:value-type="string" calcext:value-type="string">
            <text:p>Prezado(a), bom dia!</text:p>
            <text:p/>
            <text:p>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text:p>
            <text:p/>
            <text:p>COMPLEMENTADA:</text:p>
            <text:p>Prezado(a), peço desculpas, não sei como funciona o processo, vou anexar tudo que eu possuo sobre o caso.</text:p>
            <text:p/>
            <text:p>Grat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
          <table:table-cell office:value-type="string" calcext:value-type="string">
            <text:p>3 DIAS SEM CONSEGUIR RETIRAR CERTIDÃO DE APOLICES. aS SEGURADORAS JÁ EVIDENCIARAM OS REGISTROS, MAS A PLATAFORMA DE VOCÊS NÃO APARECE. <text:s/>EM ANEXO 3 EXEMPLOS.</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Tenho previdencia complementar PGBL como funcionaria do banco Itau. verifiquei no extrato da previdencia que dutrante alguns meses os valores da previdencia vem sendo descontados em folha mas os mesmos nao estao sendo transferidos para minha pgbl. Ja entrei em contato com a area de previdencia e nao obtive nenhum retorno. preciso de orientação de como agir, preciso deste valor corrigido em minha previdencia o quanto antes.</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37">
          <table:table-cell table:style-name="ce28" office:value-type="string" calcext:value-type="string">
            <text:p>3. O cadastro da minha empresa CORRETORA DE SEGUROS DE VIDA LTDA,CNPJ:33.333.333/3333-33, encontra-se ativo no sistema da SUSEP, entretanto no mesmo sistema na opção PROCURAR CORRETORES a mensagem é que a empresa está inativa.</text:p>
            <text:p/>
            <text:p>3. Dentro do sistema da SUSEP não dá para emitir a CND, pois o site está com erro. Coloco os dados do nome da empresa ou o CNPJ e diz que a empresa não existe.</text:p>
            <text:p/>
            <text:p>Estou sem receber meus pagamentos, porque a SUSEP não está atualizan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Olá, boa tarde!</text:p>
            <text:p/>
            <text:p>Recentemente foi feito uma alteração contratual, sendo uma clausula especial, a ALTERAÇÃO DA RAZÃO SOCIAL.</text:p>
            <text:p>Precisamos que seja feita a alteração para emissão de NOVA CERTIDÃO ATUALIZADA.</text:p>
            <text:p/>
            <text:p>Anexo o cartão CNPJ, bem como o contrato soci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Olá! Preciso do atual número de processo de um plano de previdência entre o Banco Itaú e a antiga empresa DSM Elastomeros do Brasil - atuasl Arlanxeo Triunfo/RS (33.333.333/3333-33)</text:p>
            <text:p>Nã3 achei realizando as buscas no site da SUSEP</text:p>
            <text:p>Numero Processo SUSEP antigo: 333.333333/33 (anexo)</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Análise de Documentação</text:p>
          </table:table-cell>
          <table:table-cell table:number-columns-repeated="16380"/>
        </table:table-row>
        <table:table-row table:style-name="ro13">
          <table:table-cell office:value-type="string" calcext:value-type="string">
            <text:p>Prezados(as), boa noite!</text:p>
            <text:p/>
            <text:p>Venho por meio desta, informar o descaso que está ocorrendo no setor de Coordenação de Regimes Especiais - SUSEP.  </text:p>
            <text:p>Em 33/33/3333 fui surpreendida com um e-mail do órgão que regulamenta os seguros privados (SUSEP - Superintendência de Seguros Privados), informando que havia uma pendência documental e que esta situação implicaria em suspensão do registro da Pessoa Jurídica. Segundo o departamento de Coordenação de Regimes Especiais, não constava no site da repartição o anexo do contrato social da Pessoa Jurídica. Ademais, informaram que a pendência não implicaria em suspensão. No entanto, houve a suspensão do registro e após a devida atualização e correção, não ocorreu a regularização/ ativação da habilitação. </text:p>
            <text:p>Logo, diversas tentativas de contato via e-mail e telefone foram realizadas, mas foram infrutíferas/ sem contato. </text:p>
            <text:p>Ressalto que o problema afeta as seguradoras e os clientes. Pois, as seguradoras estão suspendendo os nossos acessos e os clientes estão ficando desamparados. Este fato nos impede de exercer a atividade com excelência, celeridade e efici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lterei do nome da minha corretora de Campinas Corretora de Seguros Ltda para Mirante Corretora de Seguros Ltda, anexei os documentos no portal (certidao de inteiro teor) e o nome não foi alterado e não tem opção para digitar o nome corre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informação de como proceder para fazer meu cadastro como corretora de seguros. Já fui aprovada e estou apta para Vida, Previdência e Capitaliz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Referente às mudanças relativas à consulta de Apólice de Seguro Garantia implantadas a partir de 33.33.3333 no site da SUSEP, solicito esclarecimentos com a devida fundamentação técnica, no que concerne ao prazo para a consulta das Apólices no sistema, que seria de após 3 (sete) dias a contar da respectiva data de emissão das Apólices. </text:p>
            <text:p/>
            <text:p>Ocorre que antes dessas mudanças ocorrerem, as Apólices estavam disponíveis para consulta sempre antes dos 3 (sete) dias, e, após a implementação de tais ajustes, principalmente, quando se trata de Endosso, os documentos estão demorando até 33 (quinze) dias para serem disponibilizados para consulta, o que está causando sério impacto nas atividades dos contratos da Infraero, pois temos um prazo curto para analisar e registrar as apólices, onde somente podemos realizar o lançamento dos títulos em nossos sistemas de custódia, após a disponibilização das Apólices/Endossos no site da SUSEP. </text:p>
            <text:p/>
            <text:p>Ante o exposto, estamos sendo impactados seriamente por essa mudança de prazo, de modo que, exigimos que os documentos sejam disponibilizados em no máximo 3 (sete) dias no site da SUSEP, o que consideramos prazo hábil suficiente, haja vista a natureza do procedimento, ou que, na impossibilidade do atendimento de tal pleito, sejam prestadas as devidas justificativas técnicas a respeito da necessidade de lapso temporal tão extenso para disponibilização dos documentos, pois necessitaremos alertar nossos gestores contratuais a respeito de tal fato, a fim de minimizarmos os impactos em nossos contratos. </text:p>
            <text:p/>
          </table:table-cell>
          <table:table-cell office:value-type="string" calcext:value-type="string">
            <text:p>Área Técnica</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3">
          <table:table-cell office:value-type="string" calcext:value-type="string">
            <text:p>Adquiri uma apólice de seguro da Split Risk. 33.333.333/3333-33, entrei em contato com a mesma para sanar dúvidas a mesma não tem número direto, então acionei a susep pelo site e pelo telefone 3333-333333 e 33 3333-3333 duo informado que a Susep só responde agora pelo Consumidor.gov.br. porém mesmo confirmando a empresa pelo Número Susep da empresa Split Risk seguradora 33333.333333/3333-33 a autarquia não me permite reclamar, não possui em seu cadastro de informação a empresa no próprio site susep https://www3.susep.gov.br/safe/consumidor/app/  que também não foi incluída no site consumidor.gov.br</text:p>
            <text:p/>
            <text:p>A própria Susep descumpre a normativa do circular 333/3333</text:p>
            <text:p>https://www.gov.br/susep/pt-br/fale-conosco/reclamar-de-uma-empresa-supervisionada-pela-susep</text:p>
            <text:p/>
            <text:p>A susep também informa que a empresa faz parte de um Sandbox, projeto piloto de seguradoras mas isso fazem 33 meses já e não exigiu a empresa cadastro na única plataforma aonde ele mesma informa que deveria ser feita alguma reclamação ??</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enhor Responsável, solicito fineza no fornecimento de informações quanto a inserção do veículo Palio Adventure de placas QMV3E33 (QMV3333), renavam 33333333333, chassi 3BD33333DJ3333333, no Registro Nacional de Sinistros (RNS). Esclareço que sua inclusão nesta base de dados vem impedindo que o mencionado veículo seja segurado, e ainda comercializado de forma segura. A solicitação da informação se dá por acreditar que a inserção ocorreu de maneira equivocada, talvez por erro de digitação, uma vez que o veículo em tela jamais se envolveu em qualquer acidente de trânsito ou tipo de sinistro, sendo inclusive aprovado em vistoria cautelar minuciosa. Atenciosame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stou com ninha susep suspensa, enviei a documentação solicitada há mais de 33 dias e não houve alter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olicitar o cancelamento da minha apolice de seguro contratada no dia 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STA HAVENDO PENDENCIA EM MEU CADASTRO NA SUSEP NA PESSOA JURIDICA 333333333333/33 QUAL SERIA ESTA OENDE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precisando consultar a veracidade de uma apólice de seguro garantia nº 333333333333333333333333, cnpj 33.333.333/3333-33, através do link https://www3.susep.gov.br/safe/apolices/app/garantia e não consigo. Preciso urgente para prosseguir com a Ordem de Fornecimento de um contrat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23">
          <table:table-cell table:style-name="ce28" office:value-type="string" calcext:value-type="string">
            <text:p>Minha tia Valeria com 33 anos, foi abordada pelos funcionários Lucas e Danielle , da Corretora Margonari - Banco Bradesco, com a oferta de resgate de 3 Multiproteção Bradesco, um em andamento em meu nome (Proposta nº 3333333-3) e um finalizado em nome do meu irmão Rodrigo (Proposta nº 3333333-3) onde esta era contratante e nós beneficiários. Foi oferecido um novo seguro de vida em melhores condições, sob a alegação de que esta estaria “perdendo” dinheiro com o atual.</text:p>
            <text:p>No dia 33/33/3333 fomos até a agência pois ela não havia recebido nenhum documento sobre os seguros, mesmo após o débito da cota única dos produtos em sua conta – R$ 333.333,33 e R$ 333.333,33, foi quando tomamos conhecimento que os seguros foram realizados em meu nome e do meu irmão, tendo minha tia, com 33 anos, como beneficiária!.Dai percebemos que ela caiu num golpe. Não assinaram nenhum documento e nem confirmamos a contratação de nenhum seguro. Tanto que as informações constantes nos formulários são inverídicas. Não bastasse, ainda fomos informados, depois, sobre o desconto da taxa de administração no importe de R$ 33.333,33 - 33% que nunca foi dito a minha tia. No dia 33/33/3333 novamente fomos na agência para solicitar o cancelamento e devolução dos valores, inclusive da taxa de administração. No dia 33/33/3333, a corretora Danielle solicitou uma carta minha e outra do meu irmão solicitando o cancelamento, o que foi entregue no dia 33/33. Quero a devolução dos valores da minha tia e taxa de administração, devidamente corrigidos e, até o presente momento, nada foi resolvido. Não contratamos nenhum segur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ola boa tarde, minha tia falava que iria fazee um seguro de vida e botaria meu filho que é sobrinho dela como beneficiario. ela faleceu mais eu nao tenho certeza que ela tenha feito. como posso estar me informando sobre isso, se houvesse algum documento sobre isso provavelmente o esposo dela nao me informaria. podem me ajudar por favo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noite! <text:s/>Aposentei por invalidez permanente <text:s/>total ou parcial P / acidente , acionei o sinistro do seguro/ previdência <text:s/>da zuriich Santander Brasil seguros e previdência S/A de número da apólise 3333, venho solicitando há mais de um mês e não tenho resposta, solicito providências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63">
          <table:table-cell table:style-name="ce28" office:value-type="string" calcext:value-type="string">
            <text:p>Boa noite, </text:p>
            <text:p/>
            <text:p>Meu padrinho faleceu e não temos informações de apólices de seguro para consultar se ele tinha alguma ativa e gostaria de pedir ajuda para confirmar se ele tem alguma apólice de seguro ativa e em qual instituição para que eu possa auxiliar a família a dar entrada em sinistro. </text:p>
            <text:p/>
            <text:p>O nome dele é Roberto, portador do CPF 333.333.333-33. Se for necessário, envio documentos de identificação, certidão de óbito e o que mais for necessário para encontrarmos alguma apólice de seguro para dar reposição de capital para a família. Muito obrigad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8" office:value-type="string" calcext:value-type="string">
            <text:p>Solicita-se todas apólices registradas em nome de TARCISO, inclusive as de seguro prestamista, com qualquer Status.</text:p>
            <text:p>O requerente está enfrentando dificuldades para obter as apólices com o Banco BRB e a segurador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 Requerente solicita a Autarquia SUSEP <text:s/>todas apólices de seguros registradas em seu nome, pois enfrenta dificuldades na obtenção pela segurador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83">
          <table:table-cell table:style-name="ce28" office:value-type="string" calcext:value-type="string">
            <text:p>Art. 3o O seguro de garantia estendida tem como objetivo propiciar ao segurado,</text:p>
            <text:p>facultativamente e mediante o pagamento de prêmio, a extensão temporal da garantia do</text:p>
            <text:p>fornecedor de um bem adquirido e, quando prevista, sua complementação</text:p>
            <text:p>§ 3o Quando a reposição por bem idêntico não for possível, deverá ser dada a opção</text:p>
            <text:p>ao segurado de devolução do valor consignado no documento fiscal ou de reposição por um</text:p>
            <text:p>bem de características similares, limitado ao valor do documento fiscal.</text:p>
            <text:p>Art. 33 Caso ocorra a substituição do bem segurado pelo fabricante dentro do</text:p>
            <text:p>período de vigência da garantia do fornecedor, o seguro de garantia estendida poderá ser</text:p>
            <text:p>endossado, mediante acordo entre as partes</text:p>
            <text:p/>
            <text:p>Prezados Senhores,</text:p>
            <text:p>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text:p>
            <text:p>A saber:</text:p>
            <text:p/>
            <text:p>"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text:p>
            <text:p/>
            <text:p>Seguradora Mapfre claramente querendo confundir o órgão do Procon com afirmação, abaixo, completamente "non-sense", ou parece me, não  prestou atenção nas condições do seguro em questão,  ou é mal intencionada, ou acredita que o consumidor tem falta de inteligência, </text:p>
            <text:p/>
            <text:p>Sem mais, conto com um retorno da Susep a respeito,</text:p>
            <text:p>Atenciosamente</text:p>
            <text:p>Jose Renato </text:p>
          </table:table-cell>
          <table:table-cell office:value-type="string" calcext:value-type="string">
            <text:p>Consulta</text:p>
          </table:table-cell>
          <table:table-cell office:value-type="string" calcext:value-type="string">
            <text:p>Seguro Garantia Estendid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lterações contratuais diversas - (Alteração de Beneficiário, Planos...)</text:p>
          </table:table-cell>
          <table:table-cell table:number-columns-repeated="16380"/>
        </table:table-row>
        <table:table-row table:style-name="ro20">
          <table:table-cell table:style-name="ce28" office:value-type="string" calcext:value-type="string">
            <text:p>Comprei um título do antigo Unibanco,chamado mega plim</text:p>
            <text:p>Processo Susep 3333333/3333</text:p>
            <text:p>Gostaria de resgatar os valores pagos</text:p>
            <text:p>3333/3333-email</text:p>
            <text:p>Adriana </text:p>
            <text:p>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Tive uma ocorrência na minha firma, que esta segurada junto a SOMPO SEGUROS , abri o sinistro com registro deles numero 3333333 desde 33/33/33, fiz Boletim de Ocorrencia junto a policia civil, fiz nota fiscal de saida dos produtos furtados, entreguei a listagem de estoque do dia anterior ao furto e do dia posterior ao furto, entreguei a listagem de produtos furtados, entreguei todas as notas fiscais dos ultimos 3 anos e a cada momento , a reguladora deles, , me pedem uma nova coisa, parece que estão a dificultar o pagamento, gostaria de uma intervencao de voces junto ao processo</text:p>
            <text:p>obrigado</text:p>
            <text:p>Andres  33 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Pagamento</text:p>
          </table:table-cell>
          <table:table-cell table:number-columns-repeated="16380"/>
        </table:table-row>
        <table:table-row table:style-name="ro40">
          <table:table-cell table:style-name="ce28" office:value-type="string" calcext:value-type="string">
            <text:p>Boa tarde,</text:p>
            <text:p/>
            <text:p>Meu nome é Daniel, advogado, inscrito na OAB/MG sob o n. 333.333. Fui constituído para fazer o inventário dos bens ficados pelo falecimento de Ivone, inscrita no CPF sob o n. 333.333.333-33. Destarte, objetivo de fazer o levantamento geral de todos os bens e direitos deixados pela falecida, para fins de instruir o processo de inventário, gostaria de saber se a falecida tinha alguma apólice de seguro de vida em vigor?</text:p>
            <text:p/>
            <text:p>Restrito ao exposto, antecipo meus votos de elevada estima e consideração!</text:p>
            <text:p/>
            <text:p>Araxá, 33 de agosto 3333</text:p>
            <text:p/>
            <text:p>DANIEL</text:p>
            <text:p>OAB/MG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Como faço para saber porque meu certificado está suspenso ???</text:p>
            <text:p>Informar passo a passo pf.</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8" office:value-type="string" calcext:value-type="string">
            <text:p>Prezados!</text:p>
            <text:p> A pergunta refere - se a banco digital, isto é , banco digital pode comercializar seguros em sua plataforma? O banco precisa ter um corretor de seguros devidamente registrado na SUSEP,? Quais os tipos de seguros que pode ser comercializado? Qual as exigências? quais as normas, resoluções sobre o assunto.</text:p>
            <text:p/>
            <text:p>No aguardo das informações</text:p>
            <text:p>Att,</text:p>
            <text:p/>
            <text:p>Carlos </text:p>
          </table:table-cell>
          <table:table-cell office:value-type="string" calcext:value-type="string">
            <text:p>Consulta</text:p>
          </table:table-cell>
          <table:table-cell office:value-type="string" calcext:value-type="string">
            <text:p>Não identificad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sinistros n 3333333 e 3333333, a seguradora achou que os documento ora anexado no sinistro são insuficientes para apuração dos fatos sendo assim indicou um representante para me interrogar sobre os fatos ao verificar no contrato não existe nenhum clausula sobre um representante fazer entrevista/interrogação sobre o sinistro tudo indica que a seguradora está tentando atrasar o sinistro ou até deixar de cumprir o contrato conforme acordado sendo que eu pago curtinho a seguidora conforme demonstrado não há clausula a seguradora no contrato não menciona tal fato e quando fui questionar com a mesma me disse que lamenta e não pode ser feito nada, a seguradora oculta a clausula e agir de má fé para ganhos próprios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egativa de Pagamento</text:p>
          </table:table-cell>
          <table:table-cell table:number-columns-repeated="16380"/>
        </table:table-row>
        <table:table-row table:style-name="ro2">
          <table:table-cell office:value-type="string" calcext:value-type="string">
            <text:p>bom dia.  estou tentando cadastra minha corretora pessoa jurídica em todos os ramos e não consigo cadastrar.</text:p>
            <text:p>por favor veja o que posso fazer  para resolver este problem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Estou tentando acesso ao meu numero de CI ( casse de bonus ) , mas o numero que o Santander me pasa nao está cadastrado no Susep, outras seguradoras nao conseguem encontrar, e desta forma nao consigo desconto para renovação fora do Santander. </text:p>
            <text:p>Em anexo o seguo que que venceu e nao consigo renovar fora do Santander.</text:p>
            <text:p/>
            <text:p>Número: 33.333.333.333333 Item: 333333 CI: 33333333333333</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lterações contratuais diversas - (Alteração de Beneficiário, Planos...)</text:p>
          </table:table-cell>
          <table:table-cell table:number-columns-repeated="16380"/>
        </table:table-row>
        <table:table-row table:style-name="ro3">
          <table:table-cell office:value-type="string" calcext:value-type="string">
            <text:p>Eu não estou conseguindo consultar a apólice 33333.3333.3333.3333.3333333.333333 com o CNPJ 33.333.333/3333-33.</text:p>
            <text:p/>
            <text:p>Podem me explicar o porque?</text:p>
            <text:p/>
            <text:p>E como faço a consulta de apólices de endoss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32">
          <table:table-cell office:value-type="string" calcext:value-type="string">
            <text:p>Ontem, 33 de Agosto, minha chave ficou presa na fechadura com ela aberta e travou também a lingueta da porta, isso por volta das 33h33 da noite. Como tenho o seguro residencial da Caixa peguei minha apólice para conferir e comecei a saga de tentar contato.</text:p>
            <text:p>Liguei primeiro no 3333 333 3333 e me informaram como a apólice era anterior a 3333 deveria ligar em outro numero que me foi informado em ligação.</text:p>
            <text:p>Liguei no número 3333 333 3333 que foi me passado na ligação anterior, tentei contato as 33h33, 33h33 e 33h33, finalmente fui atendida e o atendente me informou que não conseguia localizar minha apólice pelo CPF, perguntei se eu informasse o numero ele conseguiria pesquisar pra acionar o serviço e o mesmo disse que o serviço não funciona dessa maneira e me pediu pra tentar ligar em outro telefone.</text:p>
            <text:p>Liguei então no numero 3333 333 3333, informei meu cpf a URA e fiquei +33 minutos em ligação sem nenhuma resposta e nenhum atendimento.</text:p>
            <text:p/>
            <text:p>Dessa forma segui pro site da caixa, acessei minha conta entrando no meu portal e para solicitar o serviço a pagina estava fora do ar. (imagem anexa)</text:p>
            <text:p>Comecei a tentar pelos números que a Caixa oferece contato pelo whatsapp, como podem ver tambem nos prints anexos, um dos numeros não me reconhece como cliente, outro só atende de seg a sabado, e outro não tem cadastro e manda vários codigos como "reconhecimento de cliente".</text:p>
            <text:p/>
            <text:p>Dessa forma, como ja se passava das 33h entrei em contato com um chaveiro 33h e tive que realizar o serviço de forma particular arcando com o prejuízo de R$333,33 para destravar a porta, retirar a chave, e instalar uma nova fechadura.</text:p>
            <text:p/>
            <text:p>Entrei em contato com a Caixa hoje, 33/33/33, agora as 33h33 e fui atendida, informei todo o ocorrido e pedi pra abrir um sinistro de reembolso, a funcionária disse que não existe reembolso que eu deveria aguardar pra entrar em contato em outro momento, expliquei toda a situação acima de horario, de tentativas, o site fora do ar, o nao atendimento e a mesma me informou que não é possível fazer nada. Que nenhum outro numero deveria mesmo atender e que eu deveria aguardar pra falar nesse numero hoje pra suporte (sendo que a assistencia é 33h, descrita em contrato).</text:p>
            <text:p>Dessa forma sinalizei que a ligaçao estava sendo grava por mim e que se precisasse iria procurar o Procon e demais agencias que suportam o consumidor, a mesma concordou e disse que nao poderia ajudar mais em nada.</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stou a mais de 3 meses tentando cancelamento com a seguradora FLIX (CNPJ 33.333.333/3333-33 RAZÃO SOCIAL: FBXG SEGUROS S.A.), quando eu ligo no SAC a ligação é direcionada para a central de sinistro, e ninguém consegue me ajudar. Estão me cobrando todo mês no cartão de crédito um serviço que não consigo cancelar, cheguei a registrar uma reclamação no site Reclame Aqui mas também não foi o suficiente.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2">
          <table:table-cell office:value-type="string" calcext:value-type="string">
            <text:p>Boa tarde!</text:p>
            <text:p>Estou com uma situação que se estende desde o fim do ano passado, quando faleceu minha esposa, em 33/33/3333. Em 33/33/3333, com auxilio da minha afilhada, da minha nora e da prima de minha esposa, Ariane, comunicamos o sinistro ao Seguro do Santander, por conta da apólice de seguro contratada pela minha falecida esposa. Porém, o seguro negou, sob a justificativa de que o evento que ocasionou o óbito não era coberto pelo seguro e que essa informação foi omitida no momento da contratação, o que é uma grande mentira. Na ocasião da contratação do seguro, minha esposa estava curada do câncer, mas o atendente Jean, informou que o seguro cobriria qualquer evento em caso de regressão da doença e por isso minha esposa contratou o seguro. Além disso, o Banco não pediu qualquer exame para verificar o estado de saúde da minha esposa. A prima dela estava junto e pode comprovar, fez até uma carta de próprio punho. Enfim, acontece que abri duas reclamações no reclame aqui para solicitar a reanalise, encaminhei todos os documentos solicitados, a carta da prima Ariane, o exame que comprova que minha esposa estava curada e o Banco informou que estaria repassando para analise de vocês (SUSEP). Isso já faz 3 meses, e até hoje não tive qualquer retorno. Peço por favor que verifiquem e me deem um retorno. Obrigado! Sinistro registrado nº 3333-33-333333-3. APÓLICE: 3333333. Certificado 333333333. SINISTRO: SIN-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Eu possuo um seguro no valor de 333,33 junto a Sabemi e eles estão se negando a liberar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Fiz um empréstimo INSS com a FACTA Financeira, dividiram em vários contratos incluiram seguros prestamistas com juros de 3,33 % ao mês,</text:p>
            <text:p>além de imbutirem o seguro eles fracionaram meu empréstimo em vários contratos sem nenhuma explicação. Eles informaram que o Seguro prestamista não pode ser cancelado, porém verifiquei que a empresa tem diversas reclamações no reclame aqui e no consumidor. Gov, neste sentido, tratando-se de uma prática usual. Não trata-se de um fato isolado e sim uma forma sistematica de ludibriar o consumidor. O INSS permite juros máximo de 3,33% ao mês, ao embutirem o seguro o juros vai a 3,33% sendo uma forma de burlar a lei. Além do mais no arquivo apólice que envio, consta as apólices porém as mesmas são assinadas pela FACTA Corretora de Seguros LTDA que está com o cadstro suspenso na SUSEP. Que no meu entender nem poderia ter ofertado o segur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racterísticas do produto</text:p>
          </table:table-cell>
          <table:table-cell table:number-columns-repeated="16380"/>
        </table:table-row>
        <table:table-row table:style-name="ro2">
          <table:table-cell office:value-type="string" calcext:value-type="string">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e das diárias que eu paguei e que a seguradora cumpra em pagar o carro que teve perda total para que eu possa adquirir outro veiculo. não consigo se quer enviar os documentos para seguradora. eles enviam um link que não funciona, e-mail errado. por favor preciso da ajuda do Susep. </text:p>
            <text:p>obrigad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advogado do senhor Jucélio, RG número 3333333-3.A VIA, CPF número 333.333.333-33 e gostaria de solicitar uma consulta das apólices de seguro registradas na Susep em nome de Jucélio, CPF 333.333.333-33. Segue procuração anex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 código da susep da empresa que represento ( Corretora de Seguros LTDA <text:s/>333333333), foi suspenso, sem aviso prévio pela orgão legislador (SUSEP) e não recebemos nenhuma informação sobre o motivo e qual a medida para a regularização da situação, sem contar que não existe um canal via telefone para obter maiores esclarecimentos. O prejuízo diante dessa medida é imensurável para empresa, anexamos os documentos que "supostamente" estavam pendentes e não obtivemos retorno ainda. Precisamos da regularização da situação o mais rápido possível. Aguardamos retorn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Realizei alguns empréstimos consignados junto com o BANCO ALFA INVESTIMENTOS S.A e neles foram cobrados o seguro prestamista. Conforme o artigo 33 da Resolução 333/3333 da Susep: “É facultado ao segurado cancelar o seguro a qualquer tempo, ainda que anteriormente à extinção da obrigação”. Como o mesmo foi feito com venda casada junto ao empréstimo, solicito o cancelamento das cobranças realizadas nos contratos nº 333333333 - 333333333 - 333333333 - 333333333 - 333333333 - 333333333 - 333333333.</text:p>
            <text:p/>
            <text:p>Banco para devolução do valor: BANCO ITAÚ 333 - AG: 3333 C/C: 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Minha mãe faleceu e precisamos saber se existe alguma base de dados onde o CPF pode estar lançado associado a um seguro de vida. Ela sempre disse ter pago, mas não achamos a documentação. De posse da informação de qual empresa ela fez seguro poderemos acionar apresentando o atestado de óbito. Obrigada, Adrian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Bom dia,me encontro com a susep suspensa ,no dia 33/33/33,anexei o documento solicitado, enviei vários e-mails,e não obtive resposta.</text:p>
            <text:p>Me encontro sem  pagamento e sem a possibilidade de trabalhar,devido a suspens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4">
          <table:table-cell office:value-type="string" calcext:value-type="string">
            <text:p>Ola,</text:p>
            <text:p/>
            <text:p>No dia 33/33 entrei em contato pela primeira vez com a Mastercard sobre um seguro de bagagem atrasada, depois de enviar toda a documentação exigida, foi me informado a mensagem em seguida, porem não foi realizado o pagamento até hoje. Sendo que toda a documentação com os dados bancários foram preenchidos corretamente e com letras legíveis. Inclusive os dados foram confirmados pela atendente da MasterdCard. Eles estão agindo de má fé e enrolando o pagamento que estou precisando com muita urgência. Já me causaram danos morais. </text:p>
            <text:p/>
            <text:p>A situação da sua reclamação é a seguinte:</text:p>
            <text:p/>
            <text:p>NÚMERO DE CONFIRMAÇÃO</text:p>
            <text:p/>
            <text:p>A33333333</text:p>
            <text:p/>
            <text:p>STATUS DA REIVINDICAÇÃO</text:p>
            <text:p/>
            <text:p>Bagagem Atrasada / Proteção de Bagagem Atrasada Status: Pago</text:p>
            <text:p/>
            <text:p>Comentário: Pago $333.33 à Portador de cartão em 33 de Julho de 3333 3:33:33 AM.</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5">
          <table:table-cell office:value-type="string" calcext:value-type="string">
            <text:p>Trata-se de pedido de portabilidade zurich Santander.</text:p>
            <text:p>Entendemos que o banco esta segurando respostas ou envio da própria previdência.</text:p>
            <text:p>Estamos pedindo portabilidade ao Banco Safra </text:p>
            <text:p>Código Banco: 333 Agencia 3333 Conta: 333333-3</text:p>
            <text:p>Previdencia solicitada sendo um VGBL, regime regressivo</text:p>
            <text:p>Nome do Fundo: Santander NTNB-3333 RF FIC, Certificado; 3333333</text:p>
            <text:p>Susep : 33333.3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9">
          <table:table-cell office:value-type="string" calcext:value-type="string">
            <text:p>Olá,</text:p>
            <text:p/>
            <text:p>Eu passei no curso da ENS e estou apto a solicitar a minha Susepinha,</text:p>
            <text:p>Em anexo segue os certificados emitidos pela EN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Prezados, minha SUSEP esta bloqueada , enviei contrato social conf. Solicitado.</text:p>
            <text:p>Peço por gentileza fazer desbloqueio urgente, estou com problemas pendentes na seguradora .</text:p>
            <text:p>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advogada e preciso de informações se o falecido tinha algum seguro pois a viuva e herdeiros desconfiam que sim, já obtive o oficio do juiz que segue anexo, permaneço no aguardo.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remessa de cobrança de mensalidade de seguro de vida ao banco, sem jamais ter adquirido produto.</text:p>
            <text:p/>
            <text:p>Essa verbin seguros (CNPJ: 33.333.333/3333-3 - Clube Conectar de Seguros e Beneficios Ltda registrada no MF em 33.33.3333) utiliza de uma segunda empresa para execução do debito em correntista bancario - EAGLE - sOCIEDADE DE CREDITO DIRETo) - imagina arredação no Brasil todo, excluindo aqueles que não perceberam e nao reclamam) reclamação ilusrada no site Reclame Aqui)</text:p>
            <text:p/>
            <text:p>ESSA PRATICA E ROUBO NAO DIFERE EM NAD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9">
          <table:table-cell office:value-type="string" calcext:value-type="string">
            <text:p>Qual o motivo que as certidões da Susep estão suspensas ?</text:p>
            <text:p>333333333, sou o responsável técnico e sócio.</text:p>
            <text:p>333333333, sou apenas o responsável técnico.</text:p>
            <text:p>333333333, não faço mais parte da empresa a temp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Nao consigo ter acesso à memoria de calculo do resgate efetuado do meu seguro de vida (APOLICE 3333) com a empresa METLIFE - Metropolitan Life Seguros e Previdência Privada S.A. CNPJ nº 33.333.333/3333-33.</text:p>
            <text:p/>
            <text:p>Ninguem me retorna. Só enviam emails e nao respondem essa e outras perguntas que tenho. Meu cel 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vergência de Valores</text:p>
          </table:table-cell>
          <table:table-cell table:number-columns-repeated="16380"/>
        </table:table-row>
        <table:table-row table:style-name="ro20">
          <table:table-cell table:style-name="ce28" office:value-type="string" calcext:value-type="string">
            <text:p>Boa tarde. verifiquei que minha empresa com cnpj 33333333333333 foi SUSPENSA com registro junto a susep. Não recebemos nhenhuma notificação da suspenção de nosso registro. Peço que verifiquem imediatemnte pois estamos sendo penalizados junto a segurdoradoras.</text:p>
            <text:p>Empresa: LOPES ADMINISTRADORA E CORREORA DE SEGUROS LTDA. CNPJ: 33333333333333.</text:p>
            <text:p>CORRETOR: ADRIANO 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COMO FAÇO PARA VINCULAR MEU NOME COMO RESPONSAVEL TECNICO PELA MINHA EMPRESA? PRECISO EXCLUIR O ANTIGO RESPONSA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4">
          <table:table-cell table:style-name="ce28" office:value-type="string" calcext:value-type="string">
            <text:p>Segurado João cpf 333333333-33</text:p>
            <text:p>Marcos cpf  33333333333 </text:p>
            <text:p>Bradesco sac protocolo 33333333</text:p>
            <text:p>Saveiro G3 Robust CS 3.3 Total flex 3v 3333</text:p>
            <text:p>Placa RPT 3J33</text:p>
            <text:p/>
            <text:p>Estou ha quase 3 meses com o carro parado ( 3 meses de funilaria na concessionaria Orvel Sao Mateus ES) e mais 3 semanas em Teixeira de Freitas na Concessionaria Cristal aguardando a aprovacao da troca do motor que esta com super aquecimento apos o sinistro 333333333333333.</text:p>
            <text:p/>
            <text:p>Preciso urgentemente de uma solucao.</text:p>
            <text:p/>
            <text:p>Solicito a aprovacao da troca do motor e processos que estao parados para que eu possa ter meu carro de volta em perfeito funcionament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Me chamo Roberto ,meu pai faleceu 33/33/3333 ele possuia vários empréstimos consignado, onde era descontados dele seguro prestamista,seguro funeral e seguro por morte ja encaminhei todos os documentos para a seguradora too e não obtenho nenhuma resposta. Por favor me ajudem a resolver esse problema, fora esse da seguradora too também tem outro no banco santander que nao consigo resolver, se precisar tenho o numero dos sinistro e posso passa-l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Não foi possível verificar o registro do endosso 333333333333333333333333333333 (CNPJ 33333333333333) no site da SUSEP, tendo a consulta retornado com a advertência de que "não foram encontrados na base para a apólice informada". No entanto, nos autos judiciais nº 3333333-33.3333.3.33.3333, a tomadora apresentou cópia da tela confirmatória de suposto registro. Sendo assim, solicito seja esclarecido se essa apólice está devidamente registrada na SUSEP, prestando-se as informações sobre os dados da apólice. Desde já agradeç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table:style-name="ce30" office:value-type="string" calcext:value-type="string">
            <text:p>Boa tarde. Meu nome é Maria Cristina. Meu irmão JOSÉ CARLOS, CPF. 333.333.333-33, faleceu em novembro de 3333. Ao dar seguimento as pendências que ele havia deixado, descobri que havia desconto de seguro de vida da conta bancária dele no Bradesco em nome da empresa MULTUAL ADMINISTRADORA E CORRETORA DE SEGUROS LTDA. Não temos documentos algum referente à esta contratação de seguro. Não consigo localizar endereço para contato, e-mail. Desde o falecimento do segurado não consegui contato para abertura do sinistro. Sendo assim, venho por meio desta suplicar ajuda para obter a apólice do seguro da referida seguradora ou que entre em contato comigo pois, como não consegui avisar do falecimento dele, continuaram a fazer os descontos na conta a qual chegou a ficar negativada até agora. Preciso da ajuda de vocês para localizar esta empresa para que entre em contato comigo. Obrigada pela ate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8" office:value-type="string" calcext:value-type="string">
            <text:p>Caros boa tarde </text:p>
            <text:p>Necessito de copia, link de acesso ou alguma forma de obter  as informações técnicas  dos processos  abaixo relacionados e aprovados pela Gboex Gremio Beneficente, pois atuo em  processo judicial  como perito, mesmo solicitando, ainda não recebi tais informações e não consegui acessar no link de acesso comum. </text:p>
            <text:p>Antecipadamente peço desculpas se esse não é o canal correto, se de fato não for e puder me direcionar agradeço imensamente. Em tempo, informo que caso seja necessária alguma informação ou comprovação para esta solicitação estou a disposição.</text:p>
            <text:p>Processos =&gt;  333.333333/3333   Susep 33333333/33</text:p>
            <text:p> Atenciosamente </text:p>
            <text:p>Jose Eduardo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Venho por meio deste, reclamar sobre o processo de seguro Dpvat, onde eu como procuradora encaminhei toda a documentação e não analisaram. A vítima tem sequelas , passou por duas perícias médicas onde foi recusado. Agora eu encaminhei nova documentação médica, declarando a segura e em menos de 3 dia de processo cadastrado eles negaram, sem ao menos analisarem a documentação. Peço análise do processo e nova perícia médica.Nome da vítima Diego <text:s/>- CPF - 333.33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Vou ser mais sucinto pois creio que não entenderam a denúncia, a Corretora de Seguros consta numa apólice de seguros emitida no período em que estava suspensa (não quero saber se agora está ou não, me refiro na época da venda). Segue em anexo a consulta da certidão , pergunto essa certidão tem validade? Perguntei uma coisa e responderam outra na minha outra denúncia. Poderia a SEGURADORA LTDA vender ou não seguro ( a informação de que não podem está errada na página da certidão????). Preciso desse retorno pois estou acionando o MP. Quanto a tratar-se de fato pessoal já acionei oa Justiça, agora estou questionando a SUSEP como órgão fiscalizador.</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lterações contratuais diversas - (Alteração de Beneficiário, Planos...)</text:p>
          </table:table-cell>
          <table:table-cell table:number-columns-repeated="16380"/>
        </table:table-row>
        <table:table-row table:style-name="ro59">
          <table:table-cell table:style-name="ce28" office:value-type="string" calcext:value-type="string">
            <text:p>Boa tarde, tenho um financiamento de construção com o Banrisul pelo SFH, por isso são obrigatórios os seguros MIP e DFI e estou tentando trocar o DFI mas a Instituição Financeira (Banrisul) está criando empecilhos, então gostaria de informar esses empecilhos que eles estão dizendo e verificar se estão me informando corretamente ou não. Primeiro eles me disseram que não era possível, aí informei que conforme a Lei 33333/33 que sim eu poderia (eu tenho estudado muito sobre essa matéria pois estou buscando uma certificação nessa área de correspondente imobiliário), isso depois de ligar pra agência e pro SAC do Banrisul, pois fazem quase 33 dias que estou tentando ver isso com eles, mas demoram muito para responder. Quando eu fiz esse financiamento imobiliário, em maio/3333, não tive explicação nenhuma dele, por parte do Banrisul, pois a gerente que fez, me disse que nunca havia feito esse tipo de financiamento e que ela iria aproveitar pra aprender, infelizmente por isso, por ela não estar acostumada a fazer esse tipo de financiamento, não me foram informadas, taxas, tarifas, informações de seguros e várias outras coisas sobre financiamento imobiliário, que fui aprendendo aos poucos. Bom especificamente sobre trocar o DFI, hoje me responderam o seguinte: "Para que possamos analisar o pleito, solicitamos que a proposta apresente as mesmas coberturas e valores para o financiamento vigente, e que contemple o prazo total remanescente da operação, sem renovações anuais. Solicitamos o envio da proposta de seguro para análise. Sendo aceita, a apólice deve ser quitada à vista."</text:p>
            <text:p>Então minhas dúvidas são:</text:p>
            <text:p>- Geralmente os seguros residenciais são renovados anualmente, eu nem sabia que podiam ser feitos por mais tempo, pode?? eles podem me obrigar a fazer um seguro residencial por seis anos consecutivos, que é o que falta pra quitar meu financiamento??</text:p>
            <text:p>- O Banrisul também disse que pra eles aceitarem outro, esse seguro deveria ser pago à vista, isso está correto, eles podem cobrar 'minha forma de pagamento' à seguradora?? (sendo que eles mesmo me cobram mensalmente)</text:p>
            <text:p>- Como eles responderam que as coberturas deveriam ser as mesmas já existentes, pedi que me enviassem a apólice do DFI do meu financiamento, pra que eu possa conferir isso e me responderam que tem um resumo no contrato, olhei e não tem, então eles disseram que cobram R$ 333,33 e eu deveria me dirigir à agência para solicitar, mas eu não concordo, pois se pago o seguro e financiamento, eu tenho direito a ter meus contratos e apólices, sem custo, Infelizmente quebrei o tornozelo há pouco mais de um mês e quase não consigo caminhar.</text:p>
            <text:p>Bom, são essas dúvidas que tenho e solicito orientações, muito obrigada, Andréia .</text:p>
          </table:table-cell>
          <table:table-cell office:value-type="string" calcext:value-type="string">
            <text:p>Consulta</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Gostaria de Verificar qual seguro de vida a empresa CNPJ 33.333.333/3333-33 trabalha para eu ver se tenho direito em alguma cobertura a empresa nao quer fornecer o nome. Obrigad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Tive um Processo de Sinistro INDEFERIDO sendo alegado pela Seguradora que os Bens Furtados estavam locaalizados em outro Número e não em minha Residencia. </text:p>
            <text:p>Acontece que minha Residencia é em um Sobrado, com 333M3 de Construção no Número 333, divididos em Letras A, B, C, embora tendo duas entradas para os ambientes superiores,  o Local de onde foram furtados meus Bens tem ligação direta com a Residência Principal no 333-C, conforme devidamente identificado pelo Vistoriador Licenciado/Autorizado pela Seguradora no momento da Vistoria.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Entrei em Contato com a MetLife para solicitar cópia do certificado Individual do Segurado (corporate) e/ou a Apólice de n 33.3333333 dos anos de 3333 e 3333 e fui informado pelo atendente que tais documentos não estavam mais disponíveis para envio.</text:p>
            <text:p/>
            <text:p>Pelo que li recentemente a CIRCULAR SUSEP Nº 333, DE 33 DE MAIO DE 3333 determina que a seguradora tem que armazenar os documentos, pelo prazo de 3 anos, mas me parece que a MetLife não está cumprindo tal norm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Divergência de Valores</text:p>
          </table:table-cell>
          <table:table-cell table:number-columns-repeated="16380"/>
        </table:table-row>
        <table:table-row table:style-name="ro2">
          <table:table-cell office:value-type="string" calcext:value-type="string">
            <text:p>Fiz um seguro diária hospitalar da zurich seguros no dia 33/33/3333,  com carência de 33 dias a contar das 33hs do dia 33/33/3333. O sinistro ocorreu no dia 33/33/3333. A seguradora me enviou carta de  negativa de cobertura no dia 33/33/3333 porque eu liguei para saber. Tendo passado o prazo contratual.</text:p>
            <text:p>Acionei o sac dia 33/33 protocolo 33333333333333 para reanalise da negativa, e mais uma vez hoje sem resposta dia 33/33/3333.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Estou pagando um seguro de vida através da operadora  Viver bem corretora de seguros CNPJ 33.333.333/3333-33 localizada R. Adolfo Inácio de Barcelos, 333 -</text:p>
            <text:p>Centro - Gravataí/RS, ocorre que em 33/33/3333 solicitei a segunda via do contrato  bem como orientações para acionar o seguro pois tive que colocar uma prótese de quadril e estou deficiente física, ocorre que foi solicitado um prazo de 3 dias para o envio da copia do contrato bem como as orientações para  dar entrada no seguro e ate o momento não recebi nada, solicito a intervenção desse órgão para que o meu direito de consumidora seja respeitad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22">
          <table:table-cell table:style-name="ce28" office:value-type="string" calcext:value-type="string">
            <text:p>Bom dia!</text:p>
            <text:p/>
            <text:p>Gostaria de saber aonde posso realizar o curso de corretora para planos de saúde? Pois só achei um lugar, ENS, só pode ser lá? A susep oferta esse curso? Ou somente a prova? Fico no aguardo.</text:p>
            <text:p>Desde já agradeço.</text:p>
            <text:p/>
            <text:p>Priscil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Por favor gostaria de saber como cadastrar uma seguradora na susep para começar a oper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preciso ver o número das apólices de seguro em meu nome, mas não tenho os númer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Uma empresa Sociedade Limitida Unipessoal que tem seu socio Registrado na Susep, esse socio pode abrir ou empresa? e outra duvida ele pode ser Responsavel tecnico de outra Corretora onde os socios não são corretore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ão estou conseguindo acesso a minha apolice estão pedindo 33 digitos de informações ue não contam na mesma tenho apenas codigo susep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30">
          <table:table-cell table:style-name="ce28" office:value-type="string" calcext:value-type="string">
            <text:p>Bom dia, </text:p>
            <text:p/>
            <text:p>Sou Paulo Fernando , Procurador da Fazenda Nacional, SIAPE 3333333, email funcional paulo-email e simplesmente não consigo consultar Apólice de Seguro Garantia de NESTLE BRASIL LTDA, CNPJ 33.333.333/3333-33, emitida na execução fiscal de nº 3333333-33.3333.3.33.3333 pelo site da SUSEP. Também não encontrei outro meio para entrar em contato senão este.</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Foram enviados todos os documentados solicitados pela empresa acima citada (MAPFRE SEGROS) a qual nos retornou após quase dois ( dois) anos, com a seguinte resposta sendo negativa, a mesma alegou que eu já tinha conhecimento da doença ( DOENÇA CRONICA RENAL) Fiquei sem entender pois todos, exatamente todos documentos de exames foram encaminhados desde o inicio do processo, pois no decorrer dos exames constou a doença acima citada, eu não teria como saber antes disso e quero saber baseado em que me deram essa resposta, após dois longos <text:s/>e exaustivos an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52">
          <table:table-cell table:style-name="ce28" office:value-type="string" calcext:value-type="string">
            <text:p>Preciso  acionar</text:p>
            <text:p>Meu seguro residêncial flex com assistência ,33 horas e não consigo, estou uma hora tentando , seguro do banco Itaú registro na Susep 333.333/33.</text:p>
            <text:p>José </text:p>
            <text:p>33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Boa tarde. Gostaria que me informassem como posso saber se existe algum seguro registrado no nome do meu falecido marido?</text:p>
            <text:p>Hoje entraram em contato comigo falando sobre seguro prestamista, que eu não sabia nem o que era. Fiquei com receio de golpe. Então resolvi buscar informações por conta própria.</text:p>
            <text:p>Desde já agradeço,</text:p>
            <text:p>Flávi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A Consulta de Apólice de Seguro Garantia está com problema?</text:p>
            <text:p>Tentamos consultar duas apólices de CNPJ diferentes (vigentes) e o site não encontra. Mensagem no site "Não foram encontrados dados na base para a apólice informada".</text:p>
            <text:p>Preciso por favor de um retorno urgente, pois essa falha no sistema implicará nos assuntos comerciais com nosso cliente.</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Não consigo incluir o novo responsável técnico na corretora. Mesmo seguindo o passo a passo do manual, o sistema não oferece essa condição. Preciso de ajuda urgente, pois minha empresa encontra-se su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u tinha um seguro que foi cancelado pela empresa Mongeral aegon pela falta de um único pagamento no mês de novembro, meu contrato foi cancelado por eles pois não tiveram. Capacidade de entrar em contato comigo em nenhum momento para que houvesse o pagamento do mesmo. Tentei de várias formas um acordo para que pudesse continuar com meu seguro de vida mas eles foram irredutíveis. Após esse cancelamento eles nunca deixaram de cobrar no meu cartão, sendo que alguns valores já foram estornados em minha conta, mas novamente houve uma cobrança agora no mês de agosto já com contrato cancelado desde junho pelo email que eles me encaminharam e eles não querem extornar esse valor, isso e cobrança i devida, sendo que no mês passado já tinham feito essa mesma cobrança e externaram ela no cartão. Péssima empresa. Quero o estorno da cobrança indevida pois se eu tivesse morrido minha família estaria desassistida por essa empres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2">
          <table:table-cell office:value-type="string" calcext:value-type="string">
            <text:p>Boa noite. Possuo uma Apólice de Seguros nº 333333333 SUSEP, refente à Renda Protegida Personnalité. Estou com Parkinson.</text:p>
            <text:p>Pergunto: qual o grau em que a doença deve estar para eu fazer jús ao recebimento de seguro.</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Gostaria de solicitar o cancelamento de meu seguro prestamista registrado na SUSEP sob n°. 33333.333333/3333-33</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84">
          <table:table-cell table:style-name="ce28" office:value-type="string" calcext:value-type="string">
            <text:p>Na condição de Curador de Luiz (333333333-33), contratei para ele um Plano de Previdência na "Caixa Vida e Previdência".</text:p>
            <text:p>Na ocasião da contratação, o gerente apresentou como atrativo o fato que, por ocasião do óbito do titular, o resgate pelos beneficiários se daria imediatamente, sem qualquer burocracia, com a dispensa de inventário. Achei interessante, apresentei ao Luiz essa opção. Diante de sua concordância, inclusive quanto aos beneficiários, contratei o Plano.</text:p>
            <text:p>Recentemente, fiz um novo aporte, ocasião em que o Gerente da Caixa reiterou as facilidades para o resgate do benefício. </text:p>
            <text:p>Infelizmente, em 33/33 do corrente Luiz veio a óbito.</text:p>
            <text:p>Ocorre que, a partir dessa data, todas as tentativas de resgate encaminhadas a Caixa Vida e Previdência foram negadas:</text:p>
            <text:p>Ao SAC: 33333333333333, em 33/33/33 e</text:p>
            <text:p>A Ouvidoria: 33333333333333, em 33/33/33</text:p>
            <text:p>A alegação para a negativa, tanto do SAC quanto da Ouvidoria é a seguinte: "... o termo de Curatela não concede poderes para indicar beneficiários no plano de Previdência, conforme disposto no Código Civil, artigo 333. Dessa forma, o saldo será destinado aos herdeiros legais do participante..."</text:p>
            <text:p>A minha reclamação não se deve ao motivo alegado para a recusa do resgate. Pode até ser que tenha de fato amparo legal.</text:p>
            <text:p>A minha reclamação, pra não dizer indignação, se deve ao fato de, na CONTRATAÇÃO do Plano, tal alegação não ter sido explicitada, muito pelo contrário. </text:p>
            <text:p>A minha indignação se deve ao sentimento que fui enganado, pra não dizer vítima de um "golpe". A palavra pode parecer forte, mas que outro nome tem a situação em que o prometido não é cumprido?</text:p>
            <text:p>Então, fico no aguardo da manifestação dessa Superintendência, na expectativa de obter sua solidariedade. </text:p>
            <text:p>Atenciosamente </text:p>
            <text:p>Roy </text:p>
            <text:p>333.333.333-33 </text:p>
            <text:p>(33) 333 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40">
          <table:table-cell table:style-name="ce28" office:value-type="string" calcext:value-type="string">
            <text:p>Bom dia!</text:p>
            <text:p>Recebi e mail da SUSEP informando que meu cadastro estava com a razão social diferente da Receita Federal e que precisava ser enviado no site o documento atualizado.</text:p>
            <text:p>Fiz esse procedimento no dia 33/33 e até o momento não obtive retorno.</text:p>
            <text:p>No momento minha SUSEP está bloqueada e não estou conseguindo trabalhar.</text:p>
            <text:p>Peço gentileza dar atenção especial nesse caso e atualizar o documento para a liberação da SUSEP.</text:p>
            <text:p/>
            <text:p>Fico no aguardo;</text:p>
            <text:p/>
            <text:p>Muito Obrigada!</text:p>
            <text:p>Daniela </text:p>
            <text:p>33 333333333</text:p>
            <text:p>emai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B Seguros se nega a atender ocorrência de assistência 33 hrs de seguro residencial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Boa tarde, </text:p>
            <text:p/>
            <text:p>Gostaria de saber se o responsável técnico por uma empresa corretora de seguros, precisa necessariamente estar no quadro societário da empresa.</text:p>
            <text:p>A empresa pode contratar um responsável técnico através de um contrato de prestação de serviços, ou contratá-lo como funcionário CL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tentando receber da Unimed seguros a invalidez laborativa mas não querem pagar por que dizem foi acidente e não doença mas no anexo é enviarei é o blog deles dizendo o contrário dizendo quem sofre <text:s/>acidente também tem direito a invalidez laborativa. De uma olhada <text:s/>no blog deles .https://blog.segurosunimed.com.br/invalidez-funcional-permanente-total-por-doenc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9">
          <table:table-cell office:value-type="string" calcext:value-type="string">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por volta das 33h33min..</text:p>
            <text:p>Fiquei aguardando cerca de 3 horas para o socorro. Tenho 33 anos e tive que esperar todo esse tempo sem nenhum alimento e sem agua, com a glicose baixíssima. e ainda arriscando ser assaltada, pois já estava escuro e a rua sem iluminação publica.</text:p>
            <text:p>Quero registrar isso, para que a Liberty selecione melhor seus prestadores de serviço e para que eu ou qualquer outra pessoa tenha que passar por isso.</text:p>
            <text:p>Anexos Originai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Venho tentando a um mês tranasformar minha conta em ouro para poder inseriri meu contrato atualizado e não consigo, estou sendo barrada nas seguradoras e preciso de ajuda, já entrei em contato com a SUSEP que informa que tem que ser com o programa GOV. Preciso de orientação de como devo segui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cesso a inform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text:p>
            <text:p>Informo que em nenhum momento a MAPFRE entrou em contato para informar a falta do pagamento.</text:p>
            <text:p>Solicito a reativação imediata da apólice sem nenhum ônus e no devido parcelamento, e também não que haja a  perca dos bônus acumulados. Também solicito a responsabilidade por parte da MAPFRE referente a danos enquanto o veiculo estiver descoberto até o momento da regularização. Em nenhum momento a conta ficou descobert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Bom dia, meu <text:s/>namorado faleceu havia me falado que tinha seguro de vida porem não achei a apólice como faço para consulta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5">
          <table:table-cell table:style-name="ce28" office:value-type="string" calcext:value-type="string">
            <text:p>Sou o Dr. Alvarenga, estou entrando em contato pois a Seguradora Zurich Santander, não atende aos pedido de minha cliente para apresentar a cópia de contrato de seguro e prestação de contas do pagamento de seguro em nome de :</text:p>
            <text:p/>
            <text:p>JOÃO CARLOS, CPF nº 333.333.333-33</text:p>
            <text:p/>
            <text:p>falecido em: 33/33/3333 ( certidão óbito anexa)</text:p>
            <text:p/>
            <text:p>                                    Represento sua filha Sra. Aléxia ( rg e procuração anexa)</text:p>
            <text:p/>
            <text:p>                                    Ocorre que na data de 33/33/3333, a filha do Segurado falecido enviou um email para a Seguradora Zurich, requerendo o pagamento do seguro e a prestação de contas, entre diversos outros emails e telefonemas anteriores a data acima descrita até conseguir.</text:p>
            <text:p/>
            <text:p>                                       Na data de 33/33/3333, foi feito o pagamento do  seguro de vida no valor de R$ 333.333,33, na conta da filha do segurado falecido que represento.</text:p>
            <text:p/>
            <text:p>                                        Entretanto, não foi repassado a minha cliente e filha do falecido segurado Sra. Aléxia , a prestação de contas do pagamento do seguro de vida e nem a cópia do contrato de seguro de vida originário da época do falecimento do segurado.</text:p>
            <text:p/>
            <text:p>                                           Na data de 33/33/3333, foi novamente em contato telefonico da Sra. Aléxia , foi orientada que entrasse em contato através  do call center de número 3333-3333, fez contato ( protocolo nº 333333333) solicitou cópia da apólice e prestação de contas, foi transferida novamente a ligação ( protocolo 333333333), onde orientou a Sra. Aléxia a procurar uma agencia bancária do Santander para pedir cópia do contrato de seguro e prestação de contas.</text:p>
            <text:p/>
            <text:p/>
            <text:p>                                            Na data de 33/33/3333, procurou a agencia bancária e lá foi informada que nada sabiam e não era  na agencia o lugar a solicitar esses documentos.</text:p>
            <text:p/>
            <text:p/>
            <text:p>                                              Na data de 33/33/3333, novamente entrou em contato pelo call center, solicitando cópia do contrato ( protocolo 333333333), foi transferida novamente ( protocolo 333333333), nesse protocolo com a promessa de envio de cópia para o email, porém nunca chegava o email, transferiram novamente a ligação para o atendente de nome Lucas ( protocolo 333333333), que afirmou que estaria atendendo a solicitação, encaminhando uma cópia do contrato de seguro de vida do falecido ( cópia contrato anexa) ao qual sua vigência se iniciou quase 3 meses após o óbito do segurado.</text:p>
            <text:p/>
            <text:p>                                             Entende que a Seguradora Zurich, está se omitindo de apresentar a cópia do seguro vigente à época do falecimento do segurado e de prestar contas conforme esclarecido acima e solicitado diversas vezes e com ligações que demoravam muitas horas para ser atendido, onde diversas vezes também desligavam o telefonema. </text:p>
            <text:p/>
            <text:p>                                              Volto a enfatizar, que na data de 33/33/3333, encaminhei email há alguns departamentos da Zurich Santander, onde responderam o protocolo de nº 333333333, solicitando novamente documentação ao qual a Seguradora já havia recebido e efetuado parcialidade do premio de seguro, entretanto foi respondido novamente o email com a documentação solicitada e novamente a Seguradora Zurich insiste em apresentar/enviar um contrato de seguro de vida que não estava em vigência, para a filha do segurado falecido.</text:p>
            <text:p/>
            <text:p>                                                 Na data de 33/33/3333, foi respondido o email de protocolo nº 333333333, informando que o contrato de seguro de vida encaminhado a filha do segurado falecido estava incorreto e não foi feita ainda a prestação de contas do pagamento do seguro de vida.</text:p>
            <text:p/>
            <text:p>                                                   Peço novamente através da SUSEP, que apresentem a cópia do contrato de seguro de vida vigente à época do falecimento do segurado; bem como a prestação de contas da totalidade do pagamento do seguro de vida.</text:p>
            <text:p/>
            <text:p>                                                   </text:p>
            <text:p>                                                     Desde já agradeço e peço encarecidamente a colaboração de todos.</text:p>
            <text:p/>
            <text:p>                                                    Atenciosamente,</text:p>
            <text:p/>
            <text:p>           São Paulo, 33 de agosto de 3333.</text:p>
            <text:p/>
            <text:p>            Alvarenga</text:p>
            <text:p>            OAB/SP – 333.333</text:p>
            <text:p>             Tel: 33 – 3333-3333</text:p>
            <text:p>             Email:   email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3">
          <table:table-cell office:value-type="string" calcext:value-type="string">
            <text:p>Bom dia.</text:p>
            <text:p/>
            <text:p>Estou em viagem ao Exterior tendo feito um Seguro Viagem para Grécia em uma Seguradora (Através de uma Agência de Viagens), entre os dias 33 até 33/33 e um outro Seguro, entre os dias 33 até 33/33 para Portugal (feito pacote fora da Agência de Viagens) em outra Seguradora. Na Agência de Viagem a qual foi feito o primeiro Seguro fui informado que isto não pode ser feito pois em uma viagem com dias corridos só é possível fazer Seguro com uma única Seguradora.</text:p>
            <text:p>Favor informar se tal situação procede.</text:p>
            <text:p>Obrigado,</text:p>
          </table:table-cell>
          <table:table-cell office:value-type="string" calcext:value-type="string">
            <text:p>Consulta</text:p>
          </table:table-cell>
          <table:table-cell office:value-type="string" calcext:value-type="string">
            <text:p>Não identificada</text:p>
          </table:table-cell>
          <table:table-cell office:value-type="string" calcext:value-type="string">
            <text:p>Alterações contratuais diversas - (Alteração de Beneficiário, Planos...)</text:p>
          </table:table-cell>
          <table:table-cell table:number-columns-repeated="16380"/>
        </table:table-row>
        <table:table-row table:style-name="ro5">
          <table:table-cell office:value-type="string" calcext:value-type="string">
            <text:p>Boa tarde!!</text:p>
            <text:p/>
            <text:p>preciso enviar o Contrato Social da empresa, mas estou tendo dificuldade no envio pelo site, teria como me enviar o passo a passo para que eu possa realizar o procedimento?</text:p>
            <text:p/>
            <text:p>desde já agradeço.</text:p>
            <text:p/>
            <text:p>Ademi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Resgate de seguro susep </text:p>
            <text:p>33.3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Preciso alterar a Razão Social da Corretora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3">
          <table:table-cell table:style-name="ce28" office:value-type="string" calcext:value-type="string">
            <text:p>ILUSTRÍSSIMO SENHOR DIRETOR DA SUPERINTENDÊNCIA DE SEGUROS PRIVADOS DE SÃO PAULO - SP</text:p>
            <text:p/>
            <text:p>JOYCE e DENIS , devidamente representados por seu advogado que esta subscreve, JOSE , brasileiro, casado, advogado, inscrito na OAB/SP nº 333.333, e-mail: email, sócio titular do escritório JOSE SOCIEDADE IND DE ADVOCACIA, sociedade de advogados regularmente inscrita na OAB/SP sob o Registro n° 333333 e no CNPJ 33.333.333/3333-33, nos autos do processo n° 3333333-33.3333.3.33.3333, que tramita na 3ª Vara da Família e Sucessões da Praia Grande, vem respeitosamente a presença de Vossa Senhoria requer e expor o que se segue:</text:p>
            <text:p>3 - DO OFÍCIO JUDICIAL</text:p>
            <text:p>    Em atenção ao r. Ofício disponibilizado em 33/33/3333, os Requerentes solicita a expedição de Certidão pela Superintendência de Seguros Privados do Estado de São Paulo ( SUSEP/SP ), a fim de verificar a existência de eventuais ativos financeiros deixados em nome do falecido ROSE , CPF 333.333.333-33, que não foram declarados junto à Receita Federal.</text:p>
            <text:p>Termos em que,</text:p>
            <text:p>Pede deferimento.</text:p>
            <text:p>Barueri, 33 de agosto de 3333.</text:p>
            <text:p/>
            <text:p>JOSE </text:p>
            <text:p>OAB/SP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ou com minha empresa suspensa, mandei e-mail solicitando <text:s/>informações <text:s/>e responderam pra adicionar no site o Contrato <text:s/>Social, já <text:s/>enviei, <text:s/>mas responderam <text:s/>que deve ser o Contrato <text:s/>Vigente, só <text:s/>que é <text:s/>o único <text:s/>Contrato <text:s/>que a empresa tem e que está <text:s/>vigente...preciso <text:s/>saber o que acontece e como ter mais informações e um telefone <text:s/>pra agilizar a solução, <text:s/>estou perdendo trabalho por não <text:s/>podermos emitir as apólices pela empresa...HPC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Olá, minha susep da Pessoa Jurídica está suspensa pois ainda não consta a anexação do contrato social</text:p>
            <text:p>Já tentei diversas vezes acessar o site da susep para adicionar o contrato, porém não consigo.</text:p>
            <text:p>Estou enviando o contrato por aqui, se for possível incluir por ai, agradeço. </text:p>
            <text:p>Caso não seja, preciso de novas orientaçõe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6">
          <table:table-cell table:style-name="ce28" office:value-type="string" calcext:value-type="string">
            <text:p>Prezados, boa tarde.</text:p>
            <text:p>No dia 33.33.3333, o meu colega de escritório, Pedro , protocolou solicitações de cópias integrais dos processos 33333.333333/3333-33 e 33333.333333/3333-33 (arquivo anexo). </text:p>
            <text:p>Após mais de um mês, a solicitação ainda não foi respondida e notamos, ainda, que o processo 33333.333333/3333-33 foi anexado ao processo 33333.333333/3333-33.</text:p>
            <text:p>Para obter maiores informações sobre a juntada do processo 33333.3333333333-33 ao 33333.333333/3333-33 e buscar esclarecimento sobre a ausência de análise do pedido de cópias integrais, me dirigi à sede da SUSEP, no Rio de Janeiro. </text:p>
            <text:p>No local, fui informado pela secretária do edifício que o atendimento deveria ser feito online, uma vez que todos os servidores estariam trabalhando em regime home office. </text:p>
            <text:p>Considerando que não recebemos atualizações, tampouco intimações dos casos, a cópia integral é o único meio de tomarmos ciência de eventuais andamentos ocorridos nos últimos meses. </text:p>
            <text:p>Assim, solicito, por gentileza, que sejam disponibilizadas as cópias integrais dos processos 33333.333333/3333-33, 33333.333333/3333-33 e 33333.333333/3333-33, em resposta às solicitações sucessivamente feitas e aqui reiteradas.</text:p>
            <text:p>Cordialmente,</text:p>
            <text:p>Thiago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26">
          <table:table-cell table:style-name="ce28" office:value-type="string" calcext:value-type="string">
            <text:p>Prezados, boa tarde.</text:p>
            <text:p>No dia 33.33.3333, o meu colega de escritório, Pedro , protocolou solicitações de cópias integrais dos processos 33333.333333/3333-33 e 33333.333333/3333-33 (arquivo anexo). </text:p>
            <text:p>Após mais de um mês, a solicitação ainda não foi respondida e notamos, ainda, que o processo 33333.333333/3333-33 foi anexado ao processo 33333.333333/3333-33.</text:p>
            <text:p>Para obter maiores informações sobre a juntada do processo 33333.3333333333-33 ao 33333.333333/3333-33 e buscar esclarecimento sobre a ausência de análise do pedido de cópias integrais, me dirigi à sede da SUSEP, no Rio de Janeiro. </text:p>
            <text:p>No local, fui informado pela secretária do edifício que o atendimento deveria ser feito online, uma vez que todos os servidores estariam trabalhando em regime home office. </text:p>
            <text:p>Considerando que não recebemos atualizações, tampouco intimações dos casos, a cópia integral é o único meio de tomarmos ciência de eventuais andamentos ocorridos nos últimos meses. </text:p>
            <text:p>Assim, solicito, por gentileza, que sejam disponibilizadas as cópias integrais dos processos 33333.333333/3333-33, 33333.333333/3333-33 e 33333.333333/3333-33, em resposta às solicitações sucessivamente feitas e aqui reiteradas.</text:p>
            <text:p>Cordialmente,</text:p>
            <text:p>Thiago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Olá, procurei pelo site e não encontrei a informação oficial sobre prazo para consertos de carros pela seguradora, apenas para liquidação de sinistros. Estou com um carro desde 33/33 para conserto com a Azul Seguros e hoje atualizaram o status para sem previsão, por conta de um reparo que não deu certo e a seguradora não havia autorizado a troca da peça.</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Boa noite. Estou tentando realizar o pagamento de seguro OUROVIDA de n. de apólice 333-33-33.333, segurado MARCO , CPF 33333333333, e não estou conseguindo realizar o pagamento. Ocorre que no dia 33/33/33 fiz contato com a central 33333333333, com protocolo gerado de n. 3333333333333333333 e informei que eu havia trocado o número de meu cartão de crédito e que estava disponibilizando naquele momento o novo número; informei o número novo. Fui informado então que tal cobrança daquele mês corrente viria no próximo mês de forma dúplice, cobrando os dois meses, o em aberto julho e o regular (futuro) agosto. No entanto, verifiquei na fatura de agosto que tais cobranças não foram descontadas em meu cartão. Entrei em contato na data de hoje, 33/33/33, com protocolo gerado de n. 3333333333333333333, e solicitei pagar o seguro dos dois meses, inclusive disponibilizando a conta corrente de minha filha que é do Banco do Brasil, para que eu não ficasse com o seguro sem o pagamento. Fui informado nessa ligação de hoje que devo aguardar o contato para informarem se meu seguro foi ou não cancelado por não pagamento. Ressalto que estou solicitando pagar o seguro desde o mês passado de todas as formas, me oferecendo pagar via boleto, cartão, pix , pois não sou correntista do Banco do Brasil, e não consigo por impossibilidade do Banco/Seguradora Banco do Brasil e não por minha culpa. Solicito pagar o seguro, solicito que haja a regularização o mais rápido possível e a informação sobre a regularização do pagamento. Aguardo. Atenciosamente. N. do cartão de crédito 3333 3333 3333 3333 MARC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Gostaria de enviar denúncia ao SUSEP  sobre seguro privado. Mais especificamente o não pagamento de seguro de vida deixado pelo falecido  às  herdeiras solicitado há  mais de dois anos. </text:p>
            <text:p>Gostaria de informações de como prestar queixa contra o Banco/ seguradora junto  aos órgãos de fiscalização. </text:p>
            <text:p>Grat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Há uma empresa cadastrando um débito automático no valor de R$33,33 referente a um seguro de vida, o qual alegam ter sido aprovado pelo cliente por telefone. Há vários relatos em pesquisa na internet, de clientes lesados pela empresa, sendo sempre o mesmo valor de R$33,33, descrito no extrato da conta corrente como "Pagto Eletron Cobrança VizaPrevSeguros" Entrei em contato com a empresa solicitando o estorno mas disseram que não fariam pois eu usufrui de um beneficio que nem sei do que se trata e nunca recebi um contato a respeito. A empresa VizaService Assessoria e Serviços de Telemarketing, CNPJ 33.333.333/3333-33, cadastrou esse débito automático mensal <text:s/>em minha conta do Banco Bradesco, não sei como conseguiu, referente a um seguro de vida, o qual a mesma não possui licença na Susep para atuar com seguros. Dada a quantidade de reclamação em pesquisa na internet (+333 no Reclame Aqui), acredito se tratar de um grande golpe.</text:p>
          </table:table-cell>
          <table:table-cell office:value-type="string" calcext:value-type="string">
            <text:p>Mercado não supervisionado</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A Susep da minha corretora está suspensa, já fiz tudo que deveria fazer conforme manual de instruções da Susep e mesmo assim a Susep continua suspensa, passei vários e-mails e não tive retorno, estou impossibilitado de comercializar e não sei mais o que fazer. Preciso de um retorno 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Acabei de formular denúncia junto à SUSEP em desfavor da seguradora MAG SEGUROS -GRUPO MONGERAL, por estarem fazendo cobranças indevidas em nome de minha mãe, LUÍZA, CPF 333.333.333-33., conforme anexos. Ela desconhece tais cobranças. Apesar de eu estar logado via conta GOV.BR, o sistema concluiu a denúncia dizendo ter sido "anônima", e que por isso eu não receberia informações sobre a mesma. Todavia, eu estava logado. Portanto, renovo esta denúncia e gostaria de receber informações sobre a mesma, através de meu e-mail cadastrado no sistema GOV.BR. Obrigado. Glaicon (e-mail).</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9">
          <table:table-cell office:value-type="string" calcext:value-type="string">
            <text:p>Bom dia,</text:p>
            <text:p>Meu pai faleceu no dia 33/33/3333. </text:p>
            <text:p>Gostaria de consultar se há algum seguro/titulo de capitalização em seu nome.</text:p>
            <text:p>Qual seria o procediment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m dia!</text:p>
            <text:p>Não estou conseguindo emitir a certidão de regularidade da apólice n° 333333333333333333333333333333, CNPJ n°33.333.333/3333-33.</text:p>
            <text:p>Por gentileza, vocês poderiam emitir?</text:p>
            <text:p>Obrigada!</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2">
          <table:table-cell office:value-type="string" calcext:value-type="string">
            <text:p>Bom dia! acionei o meu seguro da  APVS após o meu veiculo ser  roubado em junho desse ano, depois de todos os documentos  entregues , como procuração passando o veiculo para a seguradora, documentos autenticados e outros, a seguradora  disse que vai descontar o valor de serviços como: procuração, serviços de cartório e segunda via da CRV,  na indenização sendo que esses serviços foram pagos por mim,  ou seja estou pagando duas vezes, isso é correto e legal?</text:p>
            <text:p>outra questão é eles disseram que tem até 33 dias pra pagar, até ai ok, pois está no contrato , e que eu tenho que continuar pagando as parcelas ate setembro, sendo que  o veiculo já se encontra no nome da seguradora, tenho que ser descontada de 3 meses restante , pois paguei o de julho , mesmo o veiculo já estando no nome deles? desde já agradeço, aguardando retorn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agamento de Indenização (prazo e valor)</text:p>
          </table:table-cell>
          <table:table-cell table:number-columns-repeated="16380"/>
        </table:table-row>
        <table:table-row table:style-name="ro1">
          <table:table-cell office:value-type="string" calcext:value-type="string">
            <text:p>A solicitante já fez a inclusão de dados cadastrais e alteração no quadro societário, que foi aceita no dia 33/33/3333, porém ainda continua indevidamente suspensa a habilitação da sua empresa, A CORRETORORA E SEGUROS DE VIDA LTDA, CNPJ 33.333.333/3333-33. Favor restabelecer a condição de empresa ATIVA com URGENCIA, pois estamos sendo extremamente prejudicados. Aguardamos retorn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informação acerca da verificação de regularidade de Apólice de Seguro Garantia (e Endosso), pois o site da Susep não valida a apólice, mas em consulta ao site da Pottencial consta como regular, bem como em consulta ao iti.gov.br as assinaturas são validadas. Antes que respondam que o usuário não está sabendo utilizar o site, acabei de consultar outra apólice e obtive sucesso, não é falta de conhecimento/habilidade. Segue Apólice para a Susep orientar como deve ser consultada e/ou informar se está com alguma irregularidade.</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mandei email com a documentação em 33/33 e até agora a minha susep não foi liberada, consta como suspensa e nas seguradoras está sujeito a não emitir minhas apólices, se houver essa suspensão trará prejuizo financeiro, quando eu já tentei regularizar mas a susep só resolve por email mas não manda resposta. Fico no aguardo cnpj 33.333.333/3333-33 aguardo uma respost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ossuo seguro residencial desde 3333, o qual vem se renovando anualmente. As clausulas gerais do contrato, podem ser alteradas pela seguradora sem aviso ao cliente? <text:s/>Processo Susep 33333.333333/3333-33 - versao 3,3 foi o contrato de clausulas gerais que a seguradora me passou. Qual data de registro desse processo? Quando renovei o seguro o processo estava na versao 3,3 - Em caso de sinistro qual contrato tem validade?</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1">
          <table:table-cell office:value-type="string" calcext:value-type="string">
            <text:p>Possuo um Plano de Previdência, no Banco Bradesco, no Bradesco Previdência e Vida SA. Proposta V 333 33 333, na Matrícula - 3333333333 - desde 33.33.3333, no qual sou o único beneficiário. Novamente recorro a SUSEP, pois o Bradesco Previdência, sede São Paulo, não está liberando um valor que pedi para ser resgatado e creditado na minha própria conta. Foi dado entrada em 33.33.3333 e, ate o momento, como de costume só postergam a questão. A ultima informação passada foi que eu havia requerido aposentadoria, o que é uma MENTIRA! Informo, outrossim, que a minha agencia Prime prestou todos os esclarecimento e não tem qualquer gerencia sobre o assunto, a não ser encaminhar e cobrar o Bradesco Previdência, em São Paulo, no qual, este sim, é costumeiramente desidioso em relação aos meus assuntos. Por fim sou Cliente do banco desde 3333 e acho que merecia alguma consideração por parte do mesm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Benefício Aposentadoria</text:p>
          </table:table-cell>
          <table:table-cell table:number-columns-repeated="16380"/>
        </table:table-row>
        <table:table-row table:style-name="ro44">
          <table:table-cell table:style-name="ce28" office:value-type="string" calcext:value-type="string">
            <text:p>Prezados susep, recentemente aluguei meu imóvel pela plataforma  empresa quinto andar ,ocorre que a empresa afirmou que a locatária (inquilina ) contratou o seguro  fiança , ocorre que ao solicitar o número da apólice do seguro fiança não me foi informado e que seria uma contratação de seguro do quinto andar .</text:p>
            <text:p/>
            <text:p>3-verifica-se que a empresa quinto andar não possui apólice de seguro para me enviar e que o seguro fiança não existe e não existe apólice .</text:p>
            <text:p/>
            <text:p>3-verifica-se que a empresa segundo andar cometeu crime de venda casada ,uma vez que ao cobrar administratracao do meu imovel e eu pagar a comissão ainda vende  seguros que não existe e em aprovação da susep.</text:p>
            <text:p/>
            <text:p>3-ora eu estou decepcionado com a empresa quinto andar ,ao retirar meu imóvel da empresa vou perder a tal proteção quinto andar que seria um seguro contra inadimplência e outros ?!?!?</text:p>
            <text:p/>
            <text:p>3-visto que o seguro quinto andar ,não me foi enviado apólice ,não foi verificado nada da susep ,e que em caso de rescisão contratual de administração eu ficaria desprotegido do tal seguro.</text:p>
            <text:p/>
            <text:p>3-ora se a inquilina contratou no ato da assinatura do contrato ,porque a rescisão do contrato implica na perda do seguro ?então é um seguro que eu pago novamente por contratar o serviço da empresa quinto andar ?</text:p>
            <text:p/>
            <text:p>Peço providências a susesp pois são milhares os apartamentos alugados pela plataforma e não foi me enviado nenhuma apólice de seguro.</text:p>
            <text:p/>
            <text:p>No aguardo </text:p>
            <text:p>Elias </text:p>
          </table:table-cell>
          <table:table-cell office:value-type="string" calcext:value-type="string">
            <text:p>Mercado não supervisionado</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Gostaria de saber se sou beneficiários de algum seguro de minha mãe, Edila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corretora de seguros inativa e tento de várias maneiras atendimento via canal de corretores, a minha baixa na SUSEP referente aos anos de 3333 a 3333 inscrição sob número 33.3333333.3 nos emails recebidos após várias tentativas, me informaram que eu deveria solicitar via SEI, fiz o cadastro porém não me informaram para qual processo eu deveria selecionar para abertura do peticionamento para assim conseguir ou a baixa na SUSEP ou um relatório ao qual comprove que dos anos de 3333 a 3333 não houveram seguros comercializados com meu cadastro de corretora. Mas é um vai e vem de emails aos quais não me ajudam a solucionar um problema simples. estou com um processo Judicial ao qual o Juiz exige essa baixa como consta em anexo. Os email em anexo são só os dos meses de agosto, nem anexei os de julho, onde os atendentes não me respodiam nada com nada, me fizeram ativar novamente meu código que estava inativo no GOV, sendo que não era essa minha solicitação. Ao ativar meu número da SUSEP mudou e não adiantou nada, pois não tinha o histórico desse registro ao qual estão me pedindo. Preciso de ajuda URGENTE. </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ciso de uma ajuda urgente, a minha susep PJ está suspensa, não foi me informado por qual motivo e nem recebi nenhum e-mail prévio avisando. Ao acessar o site, vi que estava com divergência na razão social. Como foram extintas as empresas Eireli, automaticamente passaram a ser LTDA. Porem essa mudança aconteceu de forma automática tanto no cartão cnpj quanto na jucesp. Agora eu preciso URGENTE que a susep regularize essa pendencia para liberar a minha corretora, pois as seguradoras estão bloqueando meu codigo. Já enviei e-mail no email e não obtive retorno. Também liguei no 3333 e me informaram que não conseguem resolver por la. Preciso de ajuda URGENTE com isso. Aguardo retorn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Contratei o seguro residencial SOMPO e estou enfrentando sérios problemas com os serviços .. Abri um chamado para solução de problema na máquina de lavar, o técnico da primeira visita solicitou a compra de uma peça, na segunda visita disse que a peça não seria necessária e que compraria a minha peça adquirida, até então de forma desnecessária, após a conclusão do trabalho, passados 3 horas o equipamento voltou a apresentar defeito. A seguradora não oferece o serviço contratado, pois os técnicos sequer conhecem o equipamento.. E como senão bastasse, as atendentes não são treinadas para atender o cliente, desligam o chamado sem atender o client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não realizada</text:p>
          </table:table-cell>
          <table:table-cell table:number-columns-repeated="16380"/>
        </table:table-row>
        <table:table-row table:style-name="ro4">
          <table:table-cell table:style-name="ce30" office:value-type="string" calcext:value-type="string">
            <text:p>Prezados,</text:p>
            <text:p> </text:p>
            <text:p>Gostaria de saber se é admissível a seguradora não aceitar a nomenclatura “Causa provável” em laudo onde o dano Elétrico é a provável causa da ocorrência.</text:p>
            <text:p>O Técnico da empresa de manutenção, afirma que não pode garantir que é originalmente e exclusivamente a causa de danos elétricos e sim a provável variação de energia que pode ter sido originada por vários fatores externos que ele não tem como identificar. Além de poder sofrer sanções e cobranças judiciais impetradas pela fornecedora da energia elétrica. </text:p>
            <text:p>Este procedimento adotado, está causando desconforto entre clientes e técnicos e com nossa prestação de serviços.</text:p>
            <text:p> </text:p>
            <text:p>Eis o que nos cobram:  “ATENTAR para o laudo, não é aceito laudo sem a causa determinada dos danos ou causa ** provável**.</text:p>
            <text:p> </text:p>
            <text:p>Visando buscar a melhor informação aos segurados, fico grato por orientações e esclarecimentos.</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A situação cadastral da corretora de seguros UP SEG seguros <text:s/>CNPJ 33.333.333/3333-33 consta SUSPENSA, como vejo o motivo <text:s/>e se tem como revert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a noite </text:p>
            <text:p>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text:p>
            <text:p>Preciso dessas informações ou algum meio de conseguir para provar que o mesmo ocorreu antes da minha compra . </text:p>
            <text:p>Data do sinistro </text:p>
            <text:p>LocAl  </text:p>
            <text:p>Fotos ou qualquer outra informação.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9">
          <table:table-cell office:value-type="string" calcext:value-type="string">
            <text:p>Prezados(as) Senhores(as),</text:p>
            <text:p>Preciso saber onde posso procurar por seguros não reclamados ou não identificados. Meu pai faleceu e desconfio que fez seguros, mas não encontrei nenhuma documentação, já fizemos o inventário e só agora encontrei papéis pessoas do meu pai, com poucas informações e isso não me ajuda na busca de possíveis seguros. </text:p>
            <text:p>Grata pela ajuda. </text:p>
            <text:p>Atenciosament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Recebi um email com a seguinte pendencia e não sei como resolver.</text:p>
            <text:p>"A situação do cadastro na Receita Federal é diferente de ativo"</text:p>
            <text:p>Minha susep 333333333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 prezados <text:s/>gostaria de solicitar a alteração no cadastro na SUSEP, pois foi alterado o contrato social, segue em anexo o novo contrato soci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Recebi um e-mail da autarquia, no dia 33/33/33, dizendo ter pendência no meu cadastro (Pendência Prazo para correção</text:p>
            <text:p>A situação do cadastro na Receita Federal é diferente de ativo 33 dias). Na RECEITA FEDERAL, ao consultar meu cadastro (CPF) recebo a mensagem que eu teria que estar suspenso com meu cadastro junto a SUSEP. meu cadastro esta ativo, conforme certidão) Não consigo falar com a RECEITA ou com a SUSEP para entender o problema e corrigir. Esta pendência me impediu de receber minha medicação pela FARMÁCIA POPULAR. Espero resolver o problema com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8" office:value-type="string" calcext:value-type="string">
            <text:p>Protocolo Ouvidoria BB Seguros -  Mapfre: ABA3333333333333</text:p>
            <text:p>Segurado: Pedro CPF 33333333333 / Apólice: 3333333333333</text:p>
            <text:p>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Solicito informações sobre a existencia de seguro de vida em nome de MARQUES, CPF 333.333.333-33, para requerer o seguro aos beneficiários, pois faleceu em maio de 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oi aberto o sinistro de nr. 33333333 na seguradora Liberty, por conta do furto qualificado no dia 33.33.pp. Foi encaminhado a documentação pedida como notas fiscais dos bens furtados, declaração do bem, orçamentos de conserto e orçamento do bem novo. Nossa atividade é coworking e temos vários clientes com seus respectivos CNPJs, sendo 3 deles que sofreram os danos do roubo. Abrimos o BO de nr. 333333 com protocolo 3333. Nosso seguro está no CNPJ 33333333333333, neste mesmo CNPJ temos nossos contratos com os clientes. Entendemos que o seguro deveria cobrir a área toda da casa de 333m3. A seguradora alega que os bens não estão no CNPJ do segurado e não quer ressarcir esses bens, os quais são inerentes as atividades dos nossos clientes. Estamos há 3 anos no local sem nenhuma ocorrência desse tipo. Somos responsáveis pela guarda dos bens em poder de terceiros. Obs.: Não concordamos com a decisão da seguradora em não pagar os bens furtados alegando que: h) Bens de terceiros em poder do Segurado quando não inerentes ao seu ramo de negócio ou ao exercício de suas atividades; No item 33.3 do contrato consta Riscos Cobertos: A presente cobertura garante a indenização pelos danos materiais diretamente decorrentes de roubo e/ou subtração mediante arrombamento, de bens de propriedade ou sob controle do Segurado regularmente existentes no local de risco e devidamente documentados, além dos danos causados a portas, janelas, fechaduras e outras partes do imóvel onde se encontram os bens segurados, quer o evento se tenha consumado, quer se tenha caracterizada a simples tentativa. Solicitamos que a seguradora indenize 333% dos bens furtados.</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Tenho um seguro de vida desde 3333, junto a Metlife Seguradora. Tenho tentado por varios canais, ter acesso a minha apolice e inclusive tentativa de cancelamento , mas nao tenho sucesso. Se negam a me dar as informacoes sobre resgate. Me passam informacoes divergentes ao que tenho ciencia. Gostaria de sua ajuda para resolver esse imbróglio. Agradec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30">
          <table:table-cell table:style-name="ce28" office:value-type="string" calcext:value-type="string">
            <text:p>Sou advogada nos Autos de inventário do de cujus JOSIVAM , CPF n. 333.333.333-33. Preciso saber se ele possui apólice de seguro de vida. Aguardo retorno.</text:p>
            <text:p/>
            <text:p>Att.,</text:p>
            <text:p/>
            <text:p>Aline</text:p>
            <text:p>OAB-TO 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interesse em voltar a trabalhar com seguros em geral e tinha susep, mas devido ao tempo que parei de trabalhar por causa da maternidade e falecimento de meu esposo, nunca mais trabalhei com seguros, como faço para saber se minha carteira ainda esta ativa e se posso voltar a trabalhar com a susep que eu tinh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8" office:value-type="string" calcext:value-type="string">
            <text:p>Bom dia. No dia 33/33, para minha surpresa, descobri que estava com minha SUSEP.</text:p>
            <text:p>Ao consultar o site constatei realmente a suspensão devido à fata de documento (Contrato Social).</text:p>
            <text:p>Imediatamente fiz o envie do documento através da “atualização de cadastro”.</text:p>
            <text:p>Até o momento permaneço suspenso. Tentei inúmeras vezes contato com a SUSEP para fim de atualizarem meu status e até o momento sem sucesso. Tal bloqueio tem comprometido minha atividade junto às seguradoras.</text:p>
            <text:p/>
            <text:p>ADMINISTRADORA E CORRETORA DE SEGUROS LTDA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text:p>
          </table:table-cell>
          <table:table-cell office:value-type="string" calcext:value-type="string">
            <text:p>Área Técnic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86">
          <table:table-cell table:style-name="ce28" office:value-type="string" calcext:value-type="string">
            <text:p>Recebemos a mensagem abaixo referente pendência de registro:</text:p>
            <text:p>Prezado(a) Corretor(a)</text:p>
            <text:p/>
            <text:p>Nome: CORRETORA DE SEGUROS LTDA</text:p>
            <text:p>Número de registro Susep: 333333333</text:p>
            <text:p/>
            <text:p>Informamos que constam as seguintes pendências em seu cadastro:</text:p>
            <text:p/>
            <text:p>Pendência  Prazo para correção</text:p>
            <text:p>A empresa não foi encontrada na base da Receita Federal e o contrato social foi enviado  33 dias</text:p>
            <text:p/>
            <text:p>Solicitamos que acesse o link http://www.susep.gov.br/menu/corretor-de-seguros/como-resolver-pendencias</text:p>
            <text:p>para resolver as pendências</text:p>
            <text:p>Informamos que a manutenção de sua base de dados atualizada garante segurança e transparência aos</text:p>
            <text:p>consumidores e à Susep.</text:p>
            <text:p/>
            <text:p>Não entendemos a pendência e tampouco tempos pendência junto à receita federal.</text:p>
            <text:p/>
            <text:p>Gostaria de informação mais objetiva a fim de responder à pendencia.</text:p>
            <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8" office:value-type="string" calcext:value-type="string">
            <text:p>Solicito de V.Exa., abertura do PAC da reclamação 333333 de 33.33.3333 diante da notificação da bradesco capitalização em 33.33.3333 as 33:33:33 hs e  sem resposta invoco a resolução CNSP 333 de 33.33.3333, ou circular susep 333/3333 que estabelece em caso não tenha resposta da seguradora será aberto o pac na forma da lei..</text:p>
            <text:p>Atenciosamente</text:p>
            <text:p>Jeosafa </text:p>
          </table:table-cell>
          <table:table-cell office:value-type="string" calcext:value-type="string">
            <text:p>Tratado pela Ouvidora</text:p>
          </table:table-cell>
          <table:table-cell office:value-type="string" calcext:value-type="string">
            <text:p>Capitalização</text:p>
          </table:table-cell>
          <table:table-cell office:value-type="string" calcext:value-type="string">
            <text:p>Atendimento</text:p>
          </table:table-cell>
          <table:table-cell table:number-columns-repeated="16380"/>
        </table:table-row>
        <table:table-row table:style-name="ro13">
          <table:table-cell office:value-type="string" calcext:value-type="string">
            <text:p>Boa tarde!!</text:p>
            <text:p/>
            <text:p>Meu pai era segurado na Famíly Insurance, pela Aposvale, aposentado da Vale.</text:p>
            <text:p>Faleceu em 33/33/3333. Temos direito ao seguro, já entregamos todos os documentos e estão alegando que o nome dele na certidão de óbito está com Z e na receita está com S. Viveu assim a vida inteira. O CPF é o dele, nome da mãe, identidade, enfim todos os dados são iguais. E estão nessa para conseguir um tempo e não pagar o devido. Precisamos do valor, para correr atrás de pagar inventários e demais despesas. E essa enrolação sem fundamento. Se puderem nos ajudar... Obrigada </text:p>
            <text:p/>
            <text:p>Contato deles 33 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corretor Técnico da Corretora de Seguros CNPJ 33333333333333. Nosso CNPJ está suspenso por falta de documentos. Entretanto não conseguimos atendimento até esta data da SUSEP quanto à resolução da pendência, solicitada via e-mail oficial informado pela SUSEP: email, único canal disponível. Como temos prazo, precisamos de resolução rápi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eu irmão faleceu em novembro de 3333, e segundo o que sabemos ficou seguro, mais o banco só me responde que não enviei documentos, <text:s/>mais no próprio site fala que foi recebido. Agora saiu o pagamento somente para o banco de origem do empréstimo, continua faltando que perdi prazo de documentos. Não sei o que fazer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Gostaria do contato de corretor de seguro de vida para empres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Gostaria que fosse revisada uma negativa de acionamento de seguro, o qual abrange vazamento e a seguradora alega que só cobre "por esquecimento".</text:p>
            <text:p>Deveria ser suspenso a prestação desse serviço pelo Sicredi e pela Mitisui Simitomo.</text:p>
            <text:p>Anexo a apólice e a carta resposta.</text:p>
            <text:p>Em síntese, me sinto lesado e impotente. Como cidadão resolvo me manifestar, pois sei que a maioria das pessoas não tem condições de contestar esses abusos.</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análise de negativa</text:p>
          </table:table-cell>
          <table:table-cell table:number-columns-repeated="16380"/>
        </table:table-row>
        <table:table-row table:style-name="ro6">
          <table:table-cell office:value-type="string" calcext:value-type="string">
            <text:p>Boa tarde </text:p>
            <text:p>meu pai faleceu no mês de Abril, gostaria de saber se existia seguro de vida em seu nome.  </text:p>
            <text:p>CPF DELE 333.333.333-33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noite, estou a mais de um ano em luta com a Metlife seguros, uma empresa desonesta, não atende telefonemas, se nega ao atendimento, não respondem e-mails, me foi embutido um seguro, que cancelei o ano passado, por tanto a mais de um ano, fiz os cancelamentos junto ao banco Itaú e junto a metlife, banco Itaú me devolveu valores cobrados, metlife nunca cancelou e o Itaú por sua vez continuou a cobrar junto ao banco. Qd recebi um documento em casa dizendo que o seguro havia sido renovado e o valor havia mudado tb, comecei meus contatos com esta empresa desonesta que nunca me respondeu inúmeros e-mails e ligações eles derrubam, qd se diz que quer cancelar. Fui ao banco e levaram mais de um mês para me darem resposta, banco fez ligação direta para a metlife em julho, qd finalmente consegui cancelar seguro, ocorre que tinham valores a me restituir e eles desonestamente, disseram ao banco que não acharam pedido de cancelamento, sendo que a atendente que consegui falar através do banco me disse que tinha pago mais de 33 parcelas e que teria reembolso e mais uma vez desonestamente continuaram me cobrando e o Banco por sua tirou o corpo fora devido as informações passadas por esta seguradora desonesta que se nega a cancelar e qd se cancela eles continuam a cobrar, não consigo falar com eles, e-mails não respondem, reclamações no Reclame Aqui nem tomam conhecimento. <text:s/>Esta seguradora é desonesta, quero a devolução de meu dinheiro que me foi debitado de minha conta, sendo que o seguro tinha sido cancelado a mais de um ano. Esta seguradora é desonesta, e mais renovaram o seguro e disseram que foi renovado pq eu solicitei e assinei presencialmente, mentira, pedi apólice que assinei e nunca me mandaram nada e não atendem ligações, e-mails. São desonestos e mal intencionados. Recorri a vcs pq com eles e inviável, insisto são desonestos. Desejo meu dinheiro de volta pq me cobraram um seguro que cancelei dois meses após adquirido e que me foi embutido sem meu desejo. Este órgão que rege precisa tomar providência, uma vez que o pobre do cliente é enganado e ludibriado por empresas que se aproveitam da boa vontade do cliente, insisto são desonestos. Estarei a disposição dos senhores para qq esclarecimentos. Obrigad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Bom dia.. fiz alteracao contratual em meu cnpj, como faço para alterar junto a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Reparação do produto mal realizada</text:p>
          </table:table-cell>
          <table:table-cell table:number-columns-repeated="16380"/>
        </table:table-row>
        <table:table-row table:style-name="ro59">
          <table:table-cell table:style-name="ce28" office:value-type="string" calcext:value-type="string">
            <text:p>Prezados, temos uma corretora de seguros aqui em SP - Consultoria e Corretora de Seguros, antiga Insurance Corretora, que atua na forma de capital aberto através da Bolsa de Valores. Eles tem uma forma de atuação única, crescendo através da aquisição de outras corretoras, já foram 33 corretoras, mas o que mais chama a atenção é a velocidade com que têm feito essas aquisições. Veja abaixo matéria publicada no sindisegs:</text:p>
            <text:p/>
            <text:p>"A Consultoria e Corretora de Seguros adquiriu a Corretora de Seguros, há 33 anos no mercado de consultoria e gestão de riscos e benefícios. Esta é a segunda aquisição da companhia em apenas 33 dias e a décima sexta sob a atual gestão, sendo a quinta na unidade de Benefícios e a maior transação da história recente da corretora. Os termos da transação preveem um pagamento de R$ 33 milhões à vista no fechamento da transação e parcelas variáveis e condicionadas ao atingimento de metas de performance estipuladas no contrato. As parcelas serão apuradas e pagas anualmente entre 3333 e 3333. O valor total estimado da aquisição é de R$ 33,3 milhões, informa em nota."</text:p>
            <text:p/>
            <text:p>Esse comportamento vem trazendo grande desconfiança entre clientes e concorrentes, a expectativa é de que esta sendo criada uma bolha, inflando a carteira de negócios da corretora apenas para valorização das suas ações na Bolsa e depois...</text:p>
            <text:p/>
            <text:p>Notem que  já é oriunda de outra corretora que teve uma atuação parecida a Brasil Insurance, mudou a razão social, mas não a forma de atuação.</text:p>
            <text:p/>
            <text:p>Assim solicito seu acompanhamento e fiscalização dessa forma de atuação que no mínimo poderia ser considerada abuso de poder econômico.</text:p>
            <text:p/>
            <text:p>Desde já agradeço, torcendo para que o mercado não venha a perder aidna mais credibilidade pela forma de atuação dessa corretora.</text:p>
            <text:p/>
            <text:p>Grato,</text:p>
            <text:p/>
            <text:p/>
            <text:p>Moacir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Bom dia!</text:p>
            <text:p>Gostaria de mais informações a respeito do seguro de cargas que a partir da lei 33.333 sancionada no dia 33 de junho de 3333, passa a ser de responsabilidade do transportador.</text:p>
            <text:p>Minha dúvida é a seguinte, trabalhamos com o transporte da Logística Reversa ou seja recolhemos o material em um Pev e o transportamos até a empresa que faz a reciclagem dos produtos, nossa carga não tem valor comercial para roubos e nem para extravio da mesma, como a lei se aplica nesse tipo de transporte?</text:p>
            <text:p>Contamos com o seguro RC-V e gostaria de mais informações para como se aplicaria esses seguros RTR-C e RC-DC no meu tipo de carga e transporte.</text:p>
            <text:p>Aguardo informações o mais breve possível.</text:p>
          </table:table-cell>
          <table:table-cell office:value-type="string" calcext:value-type="string">
            <text:p>Área Técnica</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52">
          <table:table-cell table:style-name="ce28" office:value-type="string" calcext:value-type="string">
            <text:p>Bom dia, gostaria de saber como faço para atualizar meu nome na Pessoa Física na SUSEP.  Está como Gisele , e preciso incluir o nome de casada Gisele   </text:p>
            <text:p>CPF 33333333333</text:p>
            <text:p>SUSEP, sob o nº 333333333</text:p>
            <text:p>O Código desta Certidão é: CC333333333_33333333_333333_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minha mãe, Jandira cpf 333.333.333-33, falecida em 33/33/3333, tinha algum seguro em seu nome, se sim como fazer para resgata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tenho o número de registro da da apólice e consta a mensagem: não não foram encontrados dados na base para apólice informa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ou procurador e fui questionado pela cliente NARGIS CPF 333.333.333-33 se sua genitora, a senhora NAIR CPF 333.333.333-33 possuía algum SEGURO DE VIDA em que ela fosse beneficiári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SOLICITO O CANCELAMENTO DA COBRANÇA INDEVIDA EM MEU BENEFICIO DO INSS. ESTE QUE NÃO SOLICITEI, AUTORIZEI E NEM FUI INFORMADA. </text:p>
            <text:p>ESTA EMPRESA DIZ QUE É UM CONTRATO AUTORIZADO PELA PREVIDENCIA INSS. ESTOU INDIGNADA!!! POIS POR PESQUISAS, HA VARIOS APOSENTADOS E PENSIONISTAS PASSANDO PELA MESMA SITUAÇÃO. </text:p>
            <text:p>DETALHE: ESTÃO DESCONTANDO DESDE 3333 O VALOR DE R$33,33 MENSAIS, SEM A AUTORIZAÇÃO E SEM O CONSENTIMENTO DO APOSENTADO E PENSIONISTA.</text:p>
            <text:p> SOLICITO O EXTORNO DOS VALORES COBRADOS INDEVIDAMENT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O Plano de previdencia complementar HSBC foi adquirido pelo Bradesco e , a partir dai, nao recebi mais nenhuma informaçao sobre o plano. Resumidamente, o meu dinheiro sumiu.</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3">
          <table:table-cell office:value-type="string" calcext:value-type="string">
            <text:p>Olá. </text:p>
            <text:p>Gostaria de tirar umas duvidas: Sou contador, e um de meus clientes esta pensando em se tornar um co-corretor para fornecer um seguro de obrigatoriedade civil.</text:p>
            <text:p>Qual o processo que meu cliente (pesso juridica) deve fazer para se credenciar e poder vender tal seguro ?</text:p>
            <text:p>Existe alguma obrigação/reporting mensal/anual que ele deve entregar para a SUSEP?</text:p>
            <text:p>Alguma outra informação importante?</text:p>
            <text:p>Obrigado</text:p>
          </table:table-cell>
          <table:table-cell office:value-type="string" calcext:value-type="string">
            <text:p>Consulta</text:p>
          </table:table-cell>
          <table:table-cell office:value-type="string" calcext:value-type="string">
            <text:p>Cadastro</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MINHA EMPRESA FEZ A ALTERAÇÃO DO RESPONSAVEL TEC DA SUSEP, PORÉM MEU REGISTRO PJ ESTÁ SUSPENSO, GOSTARIA DE VERIFICAR O MOTIVO DA NÃO ATUALIZAÇÃO NA CERTIDÃO E AS VIAS PARA QUE ISSO SEJA RESOLVI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
          <table:table-cell office:value-type="string" calcext:value-type="string">
            <text:p>Meu nome é Ricardo , inscrito no CPF 333.333.333-33, e-mail email, telefone 33333333333. No dia 33/33/3333 estava de moto (Honda PCX DLX 33/33, placa RQT3E33) e sofri um sinistro, um carro colidiu em minha moto, os danos na moto foram estéticos, acionei a seguradora (Allianz) porque os danos na carenagem dariam muito caro, foi mais vantajoso perder o bônus e acionar o seguro. Passada a vigência do seguro, tentei renovar meu seguro, pelo que o valor da Allianz estava muito elevado, logo, tentei fazer com outras seguradoras, mas todos os corretores diziam que a moto estava vinculada a Allianz, mesmo o seguro tendo acabado a vigência, os corretores tentaram de todas as formas, como renovação e como seguro novo e não se conseguia renovar o seguro pois alguma coisa no cadastro da Allianz me impedia de renovar o seguro com outra seguradora. Com medo de sair de moto sem seguro, a deixei de lado, e foi ficando tanto tempo parada que pensei em vendê-la, mas passado algum tempo sem conseguir vendê-la decidi voltar a usá-la, pedi então a um corretor para fazer a cotação do seguro, mas para minha surpresa, ao tentar renovar o seguro, o meu nome estava com restrição junto as seguradoras, ou seja, uma "negativação" do meu nome junto a todas as seguradoras, coisa que nunca tive, "nome sujo", não há restrição em meu nome junto ao SERASA, junto a BANCOS, não há restrição da moto, não houve perda total, os danos foram meramente estéticos e tenho fotos e a nota fiscal de serviço que comprovam os serviços efetuados, a moto não foi objeto de furto ou roubo, então por qual motivo meu nome está "sujo" junto as seguradoras? Suspeito que, algum corretor consultado ou a própria seguradora anterior praticou tal ação como retaliação por eu não ter "fechado negócio" com eles. Peço encarecidamente que estejam investigando tal acontecimento, por que eu fiquei impedido de segurar com outra seguradora e por que há restrição agora? É meu direito saber o que houve e quem deu causa a esse fato, e por qual motivo o fez, uma vez que, estou passando uma situação constrangedora junto aos corretores, junto as seguradoras, e ainda por cima não estou podendo usufruir do bem que tenho (moto), pois estou sendo proibido de segurá-la, e sem seguro eu não transitarei com o bem.</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o site de confirmação de emissão de apólices https://www3.susep.gov.br/safe/apolices/app/garantia não está funcionando a algum tempo. Simplesmente não carrega mais nenhuma apolice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Fiz alteração de nome da minha empresa como faço a correção na suse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Prezados, estou tentando acessar o certificado de uma apólice de Garantia que foi emitida em 33/33/3333 mas ainda não consta no portal.</text:p>
            <text:p>O certificado normalmente é emitido em 33h.</text:p>
            <text:p/>
            <text:p>Poderiam informar se houve algum problema no portal da SUSEP que tenha ocasionado esse atraso na emissa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Quero denunciar a empresa Corretora de Seguros, CNPJ: 33.333.333/3333-33, por sua atuação irregular no mercado sem o devido registro (provas anexas). E APROVEITAR PARA REGISTRAR AQUI TAMBÉM A TODA CIGANAIADA DO INFERNO QUE VAI SER DIFÍCIL ME SEGURAR. Sou apenas um no meio de vários, mas sou um nervoso e corajoso.</text:p>
          </table:table-cell>
          <table:table-cell office:value-type="string" calcext:value-type="string">
            <text:p>Reclamação - Consumidor.gov.br</text:p>
          </table:table-cell>
          <table:table-cell office:value-type="string" calcext:value-type="string">
            <text:p>Cadastro</text:p>
          </table:table-cell>
          <table:table-cell office:value-type="string" calcext:value-type="string">
            <text:p>Atendimento</text:p>
          </table:table-cell>
          <table:table-cell table:number-columns-repeated="16380"/>
        </table:table-row>
        <table:table-row table:style-name="ro1">
          <table:table-cell office:value-type="string" calcext:value-type="string">
            <text:p>Estou tentado entrar no meu cadastro para colocar os documentos para atualização da minha SUSEP porem esta com confirmação em duas etapas e não estou recebendo a confirmação em duas etapas, como <text:s/>fazer para acertar isso se sempre que tento pede para logar no sistema mas é impossi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5">
          <table:table-cell office:value-type="string" calcext:value-type="string">
            <text:p>Bom dia,</text:p>
            <text:p>Peço por favor esclarecer a dúvida abaixo. </text:p>
            <text:p>Conforme circular 333/33 o prazo para liquidação de sinistros é 33 dias a partir da data do aviso.</text:p>
            <text:p>Como essa norma aplica-se no caso de sinistro auto com indenização parcial.?</text:p>
            <text:p>Veículo já está há mais de 33 dias na oficina. Para essa modalidade de cobertura o prazo é relativizado? </text:p>
            <text:p>Segue abaixo resposta recebida da seguradora, peço por favor informar se procede.</text:p>
            <text:p>Obrigado </text:p>
            <text:p/>
            <text:p> RETORNO DA AZUL SEGUROS:                   </text:p>
            <text:p>                 </text:p>
            <text:p>TEXTO CONTIDO NA CIRCULAR:                    </text:p>
            <text:p>                 </text:p>
            <text:p>33) LIQUIDAÇÃO DE SINISTROS – PRAZO PARA A LIQUIDAÇÃO DOS SINISTROS: Deve ser estabelecido prazo para a liquidação dos sinistros, limitado a 33 (trinta) dias, contados a partir da entrega de todos os documentos básicos previstos, ressalvado o disposto no próximo item.        </text:p>
            <text:p>     </text:p>
            <text:p>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p>
            <text:p>               </text:p>
            <text:p>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p>
            <text:p>             </text:p>
            <text:p>Protocolo 333333333333333</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segue anexo fatos ocorridos, conforme documento de manisfestacao ainda extra judical, para ´providencias que se fizerem cabiveis', </text:p>
          </table:table-cell>
          <table:table-cell office:value-type="string" calcext:value-type="string">
            <text:p>Mercado não supervision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5">
          <table:table-cell table:style-name="ce28" office:value-type="string" calcext:value-type="string">
            <text:p>Prezado(a),</text:p>
            <text:p/>
            <text:p>Houve o endosso da apólice nº 3333333333333 no dia 33/33/3333, mas, ultrapassado o prazo de 3 dias para o registro do endosso neste órgão, ainda não foi disponibilizado o registro.</text:p>
            <text:p/>
            <text:p>Informo que temos urgência do registro do endosso a fim de apresentar judicialmente, de modo que peço, encarecidamente, o cumprimento do prazo.</text:p>
            <text:p/>
            <text:p>Agradeço desde já e fico à disposição.</text:p>
            <text:p/>
            <text:p>Atenciosamente,</text:p>
            <text:p>Gabriel </text:p>
            <text:p>OAB/SP 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87">
          <table:table-cell table:style-name="ce28" office:value-type="string" calcext:value-type="string">
            <text:p>ASSOCIAÇÃO ASSISTENCIAL E DE BENEFÍCIOS/ASSOCIAÇÃO DE PROTEÇÃO VEÍCULOS atuando como seguradora de veículos</text:p>
            <text:p/>
            <text:p>Requeremos, mui respeitosamente, a fundamentação jurídica para  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ext:p>
            <text:p/>
            <text:p>Também o COMUNICADO DOV Nº 333/3333 DETERMINA que a APTV-e deve conter os dados da pessoa jurídica, que no caso é a SEGURADORA RESPONSÁVEL PELO SEGURO, e não uma associação assistencial. </text:p>
            <text:p/>
            <text:p>Anexamos também matéria de internet acessada hoje dia 33/33/3333 no SITE do TRF3,publicada em33/33/3333  33h33 Atualizada em 33/33/3333  33h33, referente ao Associação não pode operar contratos de seguro como se fosse seguradora. </text:p>
            <text:p/>
            <text:p/>
            <text:p>Também anexamos a título de informação, o exemplo da seguradora AZUL e de sua regularidade.</text:p>
            <text:p/>
            <text:p>Requeremos também, mui respeitosamente, caso pertinente, que o órgão executivo de trânsito Detran-PE seja orientado das devidas providências a serem tomadas em casos análogos, com vistas a SEGURANÇA JURÍDICA.</text:p>
            <text:p/>
            <text:p>Reiteramos, mui respeitosamente, a gentileza da resposta que o caso requer.</text:p>
            <text:p/>
            <text:p>Por oportuno também anexamos a título de informação, o exemplo da seguradora AZUL e de sua regularidade.</text:p>
            <text:p/>
            <text:p>A vossa disposição para quaisquer esclarecimentos desse e de outros vários outros problemas análogos.</text:p>
            <text:p/>
            <text:p>Cordialmente</text:p>
            <text:p>Josean</text:p>
            <text:p>Agente de Trânsito do Detran-PE</text:p>
            <text:p>Controle de Qualidade da 33ª Ciretran Especial Jaboatão dos Guararapes</text:p>
            <text:p>Pós graduado em Gestão e Direito de Trânsito</text:p>
            <text:p>Advogado</text:p>
            <text:p/>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6">
          <table:table-cell office:value-type="string" calcext:value-type="string">
            <text:p>Contratei um seguro da BB Seguros no ano de 3333, ocorre que mesmo com saldo na conta corrente, tendo em vista, que o débito era automático, não houve cobrança dos valores devidos, com isso, hoje eu recebi um comunicado que o meu seguro de vida estava cancelado por falta de pagamento, proposta 333333333.</text:p>
            <text:p/>
            <text:p>Como informado anteriormente, havia os valores em conta corrente e o banco deixou de debitar o seguro. Solicito que seja apurado o fat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Gostaria de saber de o meu pai João inscrito no CPF <text:s/>333.333.333-33 possui algum seguro vinculado em s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8">
          <table:table-cell table:style-name="ce28" office:value-type="string" calcext:value-type="string">
            <text:p>Boa tarde!</text:p>
            <text:p>Sou inventariante  e gostaria de saber como procedo paras solicitar o pedido de pesquisa de apólice e título de capitalização em nome do falecido RAFAE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eciso solicitar a Susep, mas não consigo, porque <text:s/>o Gov.br não está aumentando meu nível para ouro. Como proceder? Estou formada há quase um a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a noite.</text:p>
            <text:p>Quero resgatar a Capitalização da minha mãe no banco Itaú.</text:p>
            <text:p>O banco informou que faria o pagamento, mas agora diz que prescreveu.</text:p>
            <text:p>Li que há jurisprudência para pagamento de capitalização.</text:p>
            <text:p>É o direito genuíno o resgate.</text:p>
            <text:p>Aguardo retorno</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Negativa de Pagamento</text:p>
          </table:table-cell>
          <table:table-cell table:number-columns-repeated="16380"/>
        </table:table-row>
        <table:table-row table:style-name="ro2">
          <table:table-cell table:style-name="ce30" office:value-type="string" calcext:value-type="string">
            <text:p>Bom dia, estou tentando subir o nivel da minha conta para Ouro no site Gov.br, pois preciso realizar meu cadastro na SUSEP como corretora de Seguros e é uma exigencia.  Ocorre que o site mostra 3 tipos de validação para o subir o nivel da conta, Como relatei anteriormente, das 3 possibilidades de validação  a primeira opção da Biometria do TSE não será possível pois coletaram de forma incorreta e no cartório eleitoral informaram que não está legível e que não há possibilidade de fazer nova captação de biometria pois está parado desde 3333. A segunda opção seria o certificado digital, que custa 333,33 no mínimo , não disponho desse valor agora para pagar por isso. A terceira opção é o novo RG com QR code que eu não tinha, mas diante da minha necessidade,  fui até um Poupatempo e fiz um novo RG em detrimento dessa exigência, e para minha surpresa ao acessar o aplicativo GOV.br  para novamente solicitar o aumento do nivel da conta, pela validação do  RG  vem a mensagem que não é possivel mudar meu nivel neste momento. Coloquei anexo a mensagem que vem no sistema.</text:p>
            <text:p>Eu peço encarecidamente uma solução, preciso realizar meu cadastro na SUSEP, preciso trabalhar , estou sem nenhuma fonte de renda. Qual o sentido de complicar tanto esse processo. Vejam o absurdo , vocês exigem um nivel de conta no qual voces não tem ingerencia, a GOV.br por sua vez não me deixa subir o nivel da conta. Me ajudem!!!!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8" office:value-type="string" calcext:value-type="string">
            <text:p>Olá, meu pai faleceu há 3 anos, gostaria de saber se ele tinha seguro de vida em alguma instituição financeira. </text:p>
            <text:p/>
            <text:p>Nome: Antônio </text:p>
            <text:p>CPF: 333.333.333-33</text:p>
            <text:p/>
            <text:p>Obrigado. </text:p>
            <text:p>Rafael.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Gostaria de saber se, o grupo GRUPO MOTOR HOME DO BRASIL -CNPJ.: 33.333.333/3333-33  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text:p>
            <text:p/>
            <text:p>No contrato da minha cliente em anexo a esta demanda costa no Certificado Admissonal PROTEÇÃO TOTAL CONTRA: FURTO, ROUBO, COLISÃO E INCÊNDIO</text:p>
            <text:p>AUX. DESTOMBAMENTO ASSISTÊNCIA 33 HORAS - CARRETA 333 KMS TOTAIS PANE/ILIMITADO PARA COLISAO SEMI-REBOQUE.</text:p>
            <text:p/>
            <text:p>Diante o exposto, solicito a manifestação desta respeitavel autarquia sobre o tema.</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1">
          <table:table-cell office:value-type="string" calcext:value-type="string">
            <text:p>Bom dia, tenho um seguro residencial no Banco Itaú o qual me garante danos a terceiros, tive um imprevisto com o meu inquilino onde acabei danificando o aparelho de televisão do mesmo entrei em contato com a seguradora e a mesma me solicitou alguns doctos os quais ficou faltando apenas a Nota Fiscal do aparelho que o rapaz não tem pois ele comprou a mesma através da indicação de um amigo ( já comprou usada) agora eu queria intender pra que eu pago um seguro residencial se o mesmo não me auxilia em nada, o aparelho esta na assistência técnica aguardando uma resolução que não sai e o rapaz me cobra todos os dias, ja falou até em comprar outro aparelho e mandar a conta para mim.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88">
          <table:table-cell table:style-name="ce28" office:value-type="string" calcext:value-type="string">
            <text:p>Prezados Senhores e Senhoras da SUSEP,</text:p>
            <text:p>Eu, Ana Paula, CPF 33333333333, corretora de seguros, venho por meio desta denunciar uma série de irregularidades relacionadas à empresa AMIGO DO MOTORISTA SERVIÇOS DIGITAIS LTDA CNPJ 33333333333333, na qual sou sócia juntamente com meu irmão, Rodrigo.</text:p>
            <text:p>A empresa foi aberta em 33/33/3333. No entanto, apenas cerca de 33 dias após a abertura, enfrentamos uma séria discussão que culminou com o meu pedido para ser retirada da empresa. Esta solicitação foi negada pelo meu irmão, pois o endereço da empresa sempre foi meu ponto comercial por mais de 33 anos, e ele desejava obter o controle do referido endereço. Atualmente, estou envolvida em um processo junto à Defensoria Pública para buscar a minha retirada da empresa, uma vez que o meu irmão concorda em realizar a alteração apenas se eu lhe fornecer acesso de login e senha do meu certificado digital, o que possibilitaria a ele realizar mudanças sem o meu consentimento, inclusive com potencial de representar-me de forma inadequada.</text:p>
            <text:p>Recentemente, ao acessar o portal de corretores da Tokio Marine, descobri que a Tokio Marine vinculou meu nome ao cadastro da empresa AMIGO DO MOTORISTA SERVIÇOS DIGITAIS LTDA como corretora de seguros. No entanto, eu desconheço qualquer relação ou CNAE relacionado à atuação dessa empresa como corretora de seguros, inclusive nem mesmo a razão social da mesma cumpre requisitos básicos exigidos pela SUSEP para atuação como tal, não possui o termo corretor de seguros ou corretagem de seguros e no contrato não cita quem é o responsável técnico da mesma nessa atuação o CNAE referente a seguros não é o exigido pela SUSEP para ser corretor de seguros,  código 33333-33. </text:p>
            <text:p>Embora eu seja uma corretora de seguros, não atuo como a responsável técnica pela empresa e não tenho conhecimento ou envolvimento nas operações da empresa, exceto por informações que adquiro através de mídias sociais, uma vez que meu irmão continua a usar o CNPJ da empresa de forma arbitrária e sem o meu consentimento.</text:p>
            <text:p>Mais preocupante ainda é o fato de que meu irmão, sem meu conhecimento ou consentimento, entrou com um pedido de cadastro da empresa AMIGO DO MOTORISTA SERVIÇOS DIGITAIS LTDA como corretora de seguros junto à SUSEP e teve sua aprovação. </text:p>
            <text:p>Além disso, ele apresentou um corretor pessoa física que não faz parte do quadro societário da empresa como se fosse, conforme descobri hoje ao consultar a SUSEP. “Certificamos que AMIGO DO MOTORISTA SERVICOS DIGITAIS LTDA, CNPJ nº 33333333333333, encontra-se registrada na SUSEP, sob o nº 333333333, para atuar na atividade de corretagem de seguros referente aos produto de -  MICROSSEGUROS -  PLANOS DE CAPITALIZAÇÃO -  SEGUROS DE PESSOAS -  PLANOS DE PREVIDÊNCIA COMPLEMENTAR -  SEGUROS DE DANOS - A sociedade encontra-se com cadastro Ativo.</text:p>
            <text:p/>
            <text:p>A sociedade apresenta o seguinte responsável técnico:</text:p>
            <text:p/>
            <text:p>    BRUNO  – 333333333”</text:p>
            <text:p>Portanto, solicito à SUSEP a imediata suspensão e bloqueio de qualquer relação entre meu nome e a empresa AMIGO DO MOTORISTA SERVIÇOS DIGITAIS LTDA em questão, enquanto meu nome estiver vinculado a esta empresa. </text:p>
            <text:p>As atividades da empresa parecem violar as normas e diretrizes éticas das quais eu sempre me mantive fiel como corretora de seguros. </text:p>
            <text:p>A empresa parece estar envolvida em práticas questionáveis, incluindo parcerias para venda de proteção veicular, o que afeta diretamente minha reputação e idoneidade como corretora de seguros.</text:p>
            <text:p>Por favor, tomem as medidas apropriadas para investigar e resolver esta situação o mais rápido possível, a fim de proteger a integridade do mercado de seguros e minha reputação profissional.</text:p>
            <text:p>Para qualquer contato adicional, estou disponível através do telefone 33333333333 ou do e-mail email</text:p>
            <text:p>Agradeço antecipadamente pela atenção a esta questão 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8" office:value-type="string" calcext:value-type="string">
            <text:p>Boa tarde. Meu pai (Alfredo), nos idos de 3333, contratou junto à entidade de previdência privada "APM - Previdência Privada", CNPJ 33.333.333/3333-33, dois planos de aposentadoria complementar, para dois filhos (minhe irmã e eu). Pagou regularmente as contribuições durante anos, porém e determinado momento do tempo, a empresa "sumiu", e ele não conseguiu mais acesso a nenhuma informação.</text:p>
            <text:p>Gostaria de saber da SUSEP quais informações possui a respeito dessa entidade de previdência privada, e se ainda há alguma possibilidade de receber o dinheiro que por alguns anos foi lá depositado. Possuo muitos documentos guardados, entre recibos e manifestações da empresa.</text:p>
            <text:p>Aguardo retorno deste emial</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atendimento a respeito da apólice nº 333333333333333333333333 cujo tomador tem o CNPJ: 33.333.333/3333-3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9">
          <table:table-cell office:value-type="string" calcext:value-type="string">
            <text:p>Tenho dois (3) veículos segurados com a Tokio Marine há anos, porém toda vez que preciso falar sobre qualquer assunto diretamente com esta seguradora, os empecilhos que são impostos a mim são tão grandes (algo inacreditáveis!), que nunca consigo!  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Então, agendei para a sexta-feira, dia 3 de setembro, na parte da tarde (entre 33h e 33h), quando deixei de viajar por ser feriado justamente porque fiquei preocupada com as ameaças que me faziam de perder o seguro.  E, apesar do sol e calor escaldante que fez em minha cidade neste dia (Rio de Janeiro), fiquei em casa o dia inteiro para aguardar o instalador e, pasmem, NINGUÉM APARECEU!</text:p>
            <text:p>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Um total descaso!  </text:p>
            <text:p>Ao tentar contato com a Tokio Marine, ninguem atende, ninguem retorna, o aplicativo está travando e pede para reiniciar o tempo todo, os e-mails que envio não chegam ao destinatário e, por Whatsapp, o diálogo é impossível, como mostram as fotos em anexo!</text:p>
            <text:p>Desta forma, exijo retratação da seguradora e ressarcimento do valor de 33% do seguro a ser pago por este veículo, devido a todo dano moral que tive, presa dentro de casa neste calor, deixando de viajar com minha família e sair com meu carro novo!  Caso contrário, vou para a justiça reaver meus direitos de consumidor por l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NOITE, MEU SUSEP É 333333333, MEU NOME É EZEQUIEL CPF 33333333333. RECEBI UM E-MAIL INFORMANDO UMA PENDENCIA NO MEU SUSEP, MAS NÃO CONSEGUI ENTENDER E NEM VERIFICAR QUAL SERIA ESSA PENDENCIA, GOSTARIA DE ENTENDER, QUAL SERIA, E COMO RESOLVER E QUAL O PASSO A PASS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Venho por meio deste Requerer informações sobre o Seguro de Vida em nome de Antônio e/ou Antonio Transportes ME, CPF: 333.333.333-33 e CNPJ: 33.333.333/3333-33, pois ele faleceu e somente recentemente eu (sua neta) soube que havia Seguro de Vida, mas os filhos dizem que não receberam nada. Por favor, preciso saber quem eram os Beneficiários ? Quem recebeu este seguro? <text:s/>E se há outros? Obs.: Meu avô tinha conta no Banco Santander e Banco do Brasil, em Dois Córregos/SP.</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8" office:value-type="string" calcext:value-type="string">
            <text:p>Recebi uma email com pendencia da empresa Nome: ASSESSORIA E CORRETAGEM LTDA </text:p>
            <text:p>Número de registro Susep: 333333333, esta empresa nao sofreu nenhuma alteracao.</text:p>
            <text:p/>
            <text:p>Segue docs para encerrar tal pende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Boa noite! </text:p>
            <text:p>Estou tentando ter acesso a minha apólice de seguro, entretanto o número fornecido no contrato está dando incorreto no site quando tento acessar. Sendo este o devido nº: 33.33.3333333.333333. </text:p>
            <text:p>Necessito do documento até amanhã (33/33/3333), e infelizmente a empresa se encontra fechada. </text:p>
            <text:p>Desde já grata e no aguard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3">
          <table:table-cell office:value-type="string" calcext:value-type="string">
            <text:p>Bom dia,</text:p>
            <text:p>Preciso de ajuda da SUSEP pois o município de Novo Hamburgo está cobrando uma divida minha como corretora, como se eu tivesse exercido a função de autônoma de 3333 até a presente data como corretora, mas eu nunca foi corretora, e sempre trabalhei como doméstica, então preciso comprovar através de uma certidão da SUSEP ou uma declaração confirmando que eu nunca tive cadastrada como corretora junto ao respectivo órgão para que seja cancelada essa cobrança do municipio.</text:p>
            <text:p> </text:p>
            <text:p>Aguardo retorno o mais breve possível, pois meu prazo de defesa é até o dia 33/33/3333.</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cebi um e-mail dizendo que minha empresa – CORRETORA DE SEGUROS cnpj: 33.333.333/3333-33 NÃO CONSTA NA BASE DA RECEITA FEDERAL. COMO POSSO RESOLVER ISS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BOM DIA!</text:p>
            <text:p/>
            <text:p>RECEBI UM E-MAIL COM A SEGUINTE PENDENCIA "A empresa não foi encontrada na base da Receita Federal e o contrato social foi enviado"</text:p>
            <text:p>POREM ESTA TUDO OKAY COM MEU CNPJ, ESTOU ENVIANDO DOCUMENTOS EM ANEX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8" office:value-type="string" calcext:value-type="string">
            <text:p>Recebi um e-mail da Susep afirmando que minha corretora não  foi encontrada na base da Receita Federal, me deram 33 dias para solucionar, porém consultei e está tudo certo.  Estou tentando localizar alguma forma de enviar o comprovante de consulta do meu CNPJ para a Susep, não encontro nenhum canal de comunicação.   Meu CNPJ está ativo, consultei diversas vezes, não consigo entender o que está acontecendo. Respondi o e-mail enviando documentos e não o tive resposta.  Por favor verifiquem, pois tal pendência é indevida.  </text:p>
            <text:p>Meu CNPJ 33.333.333/3333-33</text:p>
            <text:p>Seg Corretora de Seguros LTDA</text:p>
            <text:p>Susep 333333333</text:p>
            <text:p>Renata (corretora e proprietár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me recadastrar na susep, não estou conseguindo pois aparece uma mensagem informando que meu cadastro anterior esta cancelado. Foi necessário cancelar meu registro pois eu fui empregada de cia seguradora, neste momento preciso reativar para trabalhar como corretora. Preciso saber como devo proceder no portal, estou acessando susep usando o acesso ouro GOV, pesquiso o cpf e ja impede que eu continue o cadastro aparecendo a mensagem de cadastro anteior cancelado. Ja mandei email para o local indicado e ainda sem orientação do que precisa ser fei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4">
          <table:table-cell office:value-type="string" calcext:value-type="string">
            <text:p>recebi o seguinte e-mail da SUSEP: </text:p>
            <text:p>"Solicitamos que acesse o link http://www.susep.gov.br/menu/corretor-de-seguros/como-resolver-pendencias</text:p>
            <text:p/>
            <text:p>para resolver as pendências</text:p>
            <text:p/>
            <text:p>Informamos que a manutenção de sua base de dados atualizada garante segurança e transparência aos</text:p>
            <text:p/>
            <text:p>consumidores e à Susep.</text:p>
            <text:p/>
            <text:p>É importante lembrar que, com base no parágrafo único do art. 3 da Circular SUSEP n 333, de 3333,</text:p>
            <text:p/>
            <text:p>caso as pendências não sejam resolvidas no prazo indicado, seu registro estará sujeito a suspensão até que as pendências sejam integralmente corrigidas.</text:p>
            <text:p/>
            <text:p>Este é um e-mail automático, por favor não responda"</text:p>
            <text:p/>
            <text:p/>
            <text:p/>
            <text:p>PORÉM, QUANDO TENTO LOGAR NO APLICATIVO NÃO CONSIGO PQ PRECISO TER UMA CONTA "OURO" NO APLICATIVO DO GOVERNO, AGORA ME FALEM COMO VOU RESOLVER UMA PENDÊNCIA SE NÃO TENHO ACESSO AO LOCAL ONDE TERIA QUE ENTRAR PRA RESOLVER? CASO MINHA EMPRESA OU EU SEJAMOS PREJUDICADOS POR ISSO, IREI ENTRAR COM PROCESSO, TENHO PRINT DE TODAS AS TENTATIVAS QUE TENHO FEI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Adquiri um seguro bolsa protegida realizado entre a Renner e a Porto Seguro, este com validade de 3 ano entre o periodo de 33/33/3333 a 33/33/3333, no mês de agosto precisei utilizar o seguro, pois fui assaltada, liguei diversas vezes, entrei em contato pelo Reclame Aqui e Consumidor.GOv, porém a empresa me diz que a minha apólice não está válida, não encontram no sistema. Isso eu só tive ciência no momento que precisei utilizar. Até então aguardo um retorno das empresas mencionadas e sem sucesso. Sempre estou sendo direcionada para setores diferente em que nenhum deles resolvem. Abaixo alguns dos protocolos:</text:p>
            <text:p/>
            <text:p>3333333333333 - Data 33/33</text:p>
            <text:p>3333333333333 - Data 33/33</text:p>
            <text:p>PROTOCOLO: 3333.33/33333333333 - Data 33/33</text:p>
            <text:p>Ticket de atendimento: 33333333 - Data 33/33</text:p>
            <text:p>PROTOCOLO: 3333.33/33333333333 - Data 33/33</text:p>
          </table:table-cell>
          <table:table-cell office:value-type="string" calcext:value-type="string">
            <text:p>Reclamação divers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0">
          <table:table-cell office:value-type="string" calcext:value-type="string">
            <text:p>Bom dia!</text:p>
            <text:p/>
            <text:p>Recebi um e-mail da SUSEP com a mensagem "Pendência A empresa não foi encontrada na base da Receita Federal e o contrato social foi enviado" e prazo de 33 dias para resolver. Consultei a empresa junto à Receita Federal para verificar se realmente havia acontecido algo e não tem nenhum problema, consegui consultar normalmente, a empresa está ativa.</text:p>
            <text:p/>
            <text:p>O que houve?</text:p>
            <text:p/>
            <text:p>Favor atualizar o cadastro de vocês pois na Receita Federal está tudo normal.</text:p>
            <text:p/>
            <text:p>At.te.,</text:p>
            <text:p/>
            <text:p>Rafa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Gostaria de saber se a empresa carsystem atua como seguradora. Tenho o plano plus que é indenizado no caso de não recuperar. Ou se estou pagando pôr algo inválido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23">
          <table:table-cell table:style-name="ce28" office:value-type="string" calcext:value-type="string">
            <text:p>Prezados, boa tarde.</text:p>
            <text:p/>
            <text:p>Estou sendo demandada em execução fiscal no município de Novo Hamburgo em razão de suposto exercício da profissão de corretor, ensejando o pagamento de Imposto Sobre Serviços de Qualquer Natureza.</text:p>
            <text:p>Entretanto, informo que nunca exerci tal profissão. Estou comprovando em processo administrativo na prefeitura. Então, me solicitaram "declaração da Superintendência de Seguros Privados - SUSEP, informando se ela já teve registro profissional no respectivo órgão regulador e, em caso positivo, a data em que foi baixado".</text:p>
            <text:p>Solicito, então, a emissão de certidão negativa de exercício da profissão em meu nome.</text:p>
            <text:p/>
            <text:p>VERA , data de nascimento 33.33.3333, CPF n° 333.333.333-33 e RG 3333333333.</text:p>
            <text:p/>
            <text:p>Saliento que em contato por telefone me passaram este canal, haja vista que por e-mail não consegui êxito.</text:p>
            <text:p/>
            <text:p>Me coloco à disposição para quaisquer esclarecimentos.</text:p>
            <text:p/>
            <text:p>Atenciosam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advogado e fui contratado por CAROLINA - CPF: 333.333.333-33, única herdeira de MARCELO - CPF: <text:s/>333.333.333-33, falecido em 33/33/33, com quem não tinha contato, portanto, necessita saber se o falecido Pai, possuía algum seguro, plano de previdência privada ou título de capitalização. Já foi requerido a abertura do inventário e solicitado oficio à Susep para essa finalidade, tendo a juízo informado que tal informação pode ser obtida diretamente com a Susep. Favor informar como devemos procede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iz um seguro viagem, <text:s/>minha mala foi extraviada durante uma viagem do Brasil p Argentina (( SP PAULO - GUARULHOS PARA BARILOCHE ARGENTINA )) <text:s/>com toda minha família, <text:s/>foi obrigado a fazer compras <text:s/>dos pertences que tinha na bagagem, <text:s/>a <text:s/>temperatura esta negativo (( período da viagem dia 33.33.33 a 33.33.33 )), <text:s/>a mala apareceu após 33 dias do extravio ou seja <text:s/>dia 33, <text:s/>véspera do nosso retorno. <text:s text:c="2"/>Mandei todos os documentos e comprovantes das compras efetuado em virtude do extravio da mala. Porem a seguradora autorizou o reembolso somente parte, e classificou como atraso na bagagem. <text:s/>Não concordo com este valor do reembolso, pois contratei um seguro de viagem, minha mala foi extraviado, estava sem devidas roupas necessária p minha família.</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 da Indenização</text:p>
          </table:table-cell>
          <table:table-cell table:number-columns-repeated="16380"/>
        </table:table-row>
        <table:table-row table:style-name="ro9">
          <table:table-cell office:value-type="string" calcext:value-type="string">
            <text:p>Tenho seguro caixa auto há mais de 3 anos. Desde o dia 3 de setembro de 3333, estou tentando resolver mais um problema da caixa seguradora e que eles não resolvem. Por 3 vezes tive o seguro cancelado simplesmente porque eles mudaram de seguradora, agora estão passando todos os clientes da caixa seguradora para a youse sem o concentimento dos clientes. Eles vendem como caixa seguradora e quando vc precisa do seguro descobre que é youse, aí começa a burocracia. Comigo, já abrir unas 33 reclamações porque eles ativam meu seguro e não conseguem fazer o débito em canta bancária, ou até conseguem debitar uma, duas, três vezes, do nada mandam email falando que não conseguiram fazer o débito por erro do sistema deles lá e tá aí o boleto. </text:p>
            <text:p>NUMERO DA ÚLTIMA APÓLICE: 3333333333333 REATIVADA E AGORA CANCELADA DIA 3/33/3333.</text:p>
            <text:p>Eu contratei um seguro pago automático por débito em conta já pra não ter esse tipo de problema e olha o que eles fazem! </text:p>
            <text:p>O que eu tenha haver com os problemas da caixa e da youse ? Ligo pra lá, eles só abrem ticket e não resolvem nada. E pra completar, na sexta dia 33/33/3333, recebi um e-mail informando que mais uma vez o seguro foi cancelado por falta de pagamento. Pergunta a caixa... Porque cancelado? Porque vocês não estão cobrando direto da conta! Isso mesmo. Vou colocar aqui os protocolos de algumas reclamações, vamos v se aqui eles.resolvem alguma coisa. Outro ponto interessante é que a cada vez que eu ligo, é uma informação diferente que eles passam; Uma hora meu carro tá segurado até resolver o problema deles, outra hora o carro não tq segurado e por aí vai. E agora ? O que faç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38">
          <table:table-cell table:style-name="ce28" office:value-type="string" calcext:value-type="string">
            <text:p>Preciso verificar a respeito de um seguro de vida. Meu esposo faleceu no ano de 3333, ele foi trabalhador da empresa UNIÃO AÇUCAR, atualmente COPERSUCAR, ele aposentou nesta empresa e durante toda vida foi informado a ele que seria detentor de um seguro de vida fornecido pela empresa aos ex-funcionários que se aposentassem na empresa. Ele participava todos os anos de uma reunião junto ao sindicato da empresa para renovar esse seguro, assinava a participação na reunião. Porém, após seu falecimento ao procurar a empresa para verificar a respeito de apólice ou mesmo o pagamento desse referido seguro, a empresa não comunica nem mesmo responde as solicitações, deixando sem qualquer possibilidade de requisitar ou verificar a veracidade do seguro. Gostaria de verificar se existe ou existia alguma apólice de seguro de vida feita em nome dele é JOÃO, CPF: 333.333.333-33.</text:p>
            <text:p>Para comprovação dos fatos narrados estou encaminhando os documentos assinados durante os anos para o sindicato representante da empresa na cidade de Limeira -SP.</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4">
          <table:table-cell table:style-name="ce28" office:value-type="string" calcext:value-type="string">
            <text:p>Prezados,</text:p>
            <text:p>Fiz uma reclamação 3333.33/33333333333 - AIG SEGUROS (anexa) no Portal consumidor.gov.br, sobre o Sinistro de um Seguro declinado de pagamento pela seguradora AIG. Na referida reclamação, a seguradora novamente indeferiu o pedido do sinistro, alegando exclusão de riscos conforme apólice, algo claramente abusivo e que não possui capacidade técnica para comprovar e atestar, ou seja, os mesmos motivos dos contatos diretos anteriores.</text:p>
            <text:p>Pergunto:</text:p>
            <text:p>- qual a efetividade de um Agência Reguladora onde a reclamação é analisada pela própria interessada (a Seguradora), e também, julgada com toda a parcialidade e  conveniência própria, sem haver nenhuma intermediação da agência reguladora e fiscalizadora?</text:p>
            <text:p>- não teria resultados práticos e realmente benéficos para a solução satisfatória das reclamações, mesmo que em um segundo momento, as demandas sem entendimento satisfatório entre as partes fossem intermediadas e verificadas por quem tem algum poder e forma de proteger o consumidor que é a parte mais vulnerável?</text:p>
            <text:p>Terceirizar a solução de conflitos como "caso o tratamento dado à sua reclamação não tenha sido satisfatório, recomendamos que você busque o atendimento dos Procons, Defensorias Públicas, Juizados Especiais Cíveis, entre outros órgãos do Sistema Nacional de Defesa do Consumidor", não parece ser algo que contribuiu com o cidadão comum, que acaba penalizado, sem ter realmente um Órgão regulador que o Suporte e ofereça garantias de que suas demandas serão tratadas corretamente.</text:p>
            <text:p>P.S: Em tempo, da lista citada acima para reclamações e suporte ao Consumidor, seja em relação ao produto adquirido ou ao seguro que o mesmo deveria cobrir, falta recorrer ainda ao Judiciário. O que realmente é triste e lamentável, decepcionante na verdade, precisar recorrer a Justiça já sobrecarregada, pois todos os Órgãos de Defesa do Consumidor, na verdade se provaram meramente "observadores", sem efetividade nenhuma. Novamente estou aqui, perdendo meu tempo, para relatar o desamparo e indignação como Consumidor, pois toda as ações são inócuas pela falta de resolutividade dos diversos Órgãos que o deveriam apoiar e proteger o Consumidor nesse país.</text:p>
            <text:p>Evandr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1">
          <table:table-cell table:style-name="ce28" office:value-type="string" calcext:value-type="string">
            <text:p>Erica meu nome</text:p>
            <text:p>Fiz solicitação junto com meus 3 irmãos sendo 3 comigo, referente a indenização por morte no seguro Dpvat.</text:p>
            <text:p>Todos enviamos os mesmos documentos e somente um irmão recebeu o velor de 3mil e alguma coisa....aos demais, está sendo solicitado laudo do iml que não temos, pois não teve necropsia,  e o BAM.</text:p>
            <text:p>Estamos enviando os documentos de forma devida e vcs dizem que não....por fim, como se não satisfeitos agora o aplicativo apresenta erro e não estamos conseguindo enviar.nenhum tipo de documento. Anexados os documentos e na hor de enviar o sistema apresenta erro.</text:p>
            <text:p>Fomos na agência da Caixa e as pessoas não sabem ou não querem ajudar.</text:p>
            <text:p>Um dia na agência fizeram.atualizacao dos dados e pediram.pra eu atualizar o app que daria certo</text:p>
            <text:p>No outro dia a moça tentou anexar os documentos e também não conseguiu.</text:p>
            <text:p>O problema está no app, por que não conseguimos anexar nada.</text:p>
            <text:p>E também na análise pois os documentos enviados tem nexo do atropelamento com a morte.</text:p>
            <text:p>Segue anexo do erro e os documentos dos filhos que não receberam o valor.</text:p>
            <text:p>Observe que um irmão recebeu  e os demais não.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79">
          <table:table-cell table:style-name="ce28" office:value-type="string" calcext:value-type="string">
            <text:p>Prezados Srs., bom dia.</text:p>
            <text:p/>
            <text:p>Sou advogado e estou atuando por uma empresa contribuinte em ação em que a União Federal está vinculada.</text:p>
            <text:p/>
            <text:p>Ocorre que na referida ação judicial foi ofertada pela empresa seguro garantia que, segundo informações e documentos fornecidos pela empresa e Seguradora, denota-se o devido registro da apólice junto a SUSEP.</text:p>
            <text:p/>
            <text:p>Contudo, mesmo digitando os dados da apólice e o CNPJ solicitado, não está sendo possível emitir o registro do documento no site do órgão responsável. Prezados, temos máxima urgência em relação ao narrado, considerando haver prazo processual em curso para apresentação deste documento, o qual foi solicitado pela União Federal nos autos da ação.</text:p>
            <text:p/>
            <text:p>• N° de registro de apólice: 333333333333333333333333333</text:p>
            <text:p>• CPF/CNPJ: 33333333333333</text:p>
            <text:p>• Site que estamos acessando: https://www3.susep.gov.br/safe/apolices/app/garantia</text:p>
            <text:p>•       SEGURADO: UNIÃO FEDERAL 33.333.333/3333-33</text:p>
            <text:p>•       TOMADOR: HAGANÁ SERVIÇOS ESPECIAIS LTDA 33.333.333/3333-33</text:p>
            <text:p/>
            <text:p>Pedimos vossa ajuda para obter o registro dito alhures.</text:p>
            <text:p/>
            <text:p>Gratos,</text:p>
            <text:p/>
            <text:p>André - OAB/SP 333.333</text:p>
            <text:p>Advogados</text:p>
            <text:p>+33 33 3333-3333</text:p>
            <text:p>E-mail</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cell office:value-type="string" calcext:value-type="string">
            <text:p>Explicações da Ouvidoria</text:p>
          </table:table-cell>
          <table:table-cell office:value-type="string" calcext:value-type="string">
            <text:p>Capitalização</text:p>
          </table:table-cell>
          <table:table-cell office:value-type="string" calcext:value-type="string">
            <text:p>Pagamento do Resgate (prazo e valor)</text:p>
          </table:table-cell>
          <table:table-cell table:number-columns-repeated="16380"/>
        </table:table-row>
        <table:table-row table:style-name="ro43">
          <table:table-cell table:style-name="ce28" office:value-type="string" calcext:value-type="string">
            <text:p>Prezados, boa tarde!</text:p>
            <text:p/>
            <text:p>Solicitamos a remoção da situação de PENDÊNCIA que foi registrado no cadastro de nossa corretora Soluções (CNPJ: 33.333.333/3333-33), pela qual sou responsável legal, conforme e-mail encaminhado a nós pela entidade em 33/33/3333. Não foi possível corrigir a pendência apontada pois, além de não depender do envio de documentação diretamente pela plataforma, o problema alegado junto à RFB é inexistente.</text:p>
            <text:p/>
            <text:p>Nossas obrigações cadastrais, tributárias e fiscais estão em dia, em todas as esferas de governo, conforme atestado nas atuais certidões emitidas pelas fazendas Municipal, Estadual e Federal (vide anexos).</text:p>
            <text:p/>
            <text:p>Havendo eventual pendência de outra natureza identificada, pedimos, por favor, ESPECIFICAR do que se trata exatamente para providenciarmos a devida solução!</text:p>
            <text:p/>
            <text:p>Aguardamos regularização e retorno para evitar eventual suspensão indevida do registro e transtornos decorrentes.</text:p>
            <text:p/>
            <text:p>Cordialmente,</text:p>
            <text:p/>
            <text:p> Johnny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u busco um registro antigo de corretor que possuo na  e eu tinha cadastro na Bradesco seguros ,</text:p>
            <text:p> e não consigo ach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preciso de orientação de como consultar o número da apólice. Preciso do mesmo para a inserção do meu estágio na plataforma da universidad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ou corretora de seguros e nao consigo acessar a susep para fazer a correcao do meu nome e do cadastro da corretora , meu nome agora roberta, e susep da corretora 333333333 consultoria e corretora de seguros e na susep esta meu nome no lugar do nome da corretora e quando vou tentar logar o sistema fecha e nao deixa eu fazer a devida correca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INFORMAÇÕES SOBRE SEGURO DE VIDA</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3">
          <table:table-cell office:value-type="string" calcext:value-type="string">
            <text:p>Tenho uma Previdencia Complementar muito antiga que adquiri junto ao CCF em 3333. CCF foi adquirido pelo HSBC, enquanto era HSBC não tinha nenhum problema para tratar de qualquer assunto junto a instituição. Após a aquisição pelo Bradesco do HSBC, tenho um problema atras do outro SUSEP supostamente deveria agir mas não age, somente consigo fazer reclamações pelo CONSUMIDOR BR que não levam a lugar algum ou demoram meses para serem resolvidas pelo Bradesco que faz as proprias regras. No atual momento me esta sendo NEGADA pelo Bradesco a portabilidade de um recurso que tenho em outra insitiuição.</text:p>
            <text:p/>
            <text:p>Dizem que não pode....... Mas como respondi a eles eu já realizei no passado e não tive problema algum, obvio era HSBC. </text:p>
            <text:p/>
            <text:p>Se pudesse levava minha previdencia complementar para outro Banco mas infelizmente não posso pelas características de meta atuarial.</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zados , como faço pra atualizar o responsável tecnico da SUSEP PJ da nossa corretora? Gostaria de excluir o atual e incluir o novo (tbm socio da corretor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ecessito de assistência em troca de telhas e limpeza de caixa d'água.</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4">
          <table:table-cell office:value-type="string" calcext:value-type="string">
            <text:p>Bom dia!</text:p>
            <text:p/>
            <text:p>Estou com dúvidas à respeito de uma notificação que alguns clientes vem recebendo, na pendência é informado que "a empresa não foi encontrada na base da Receita Federal e o contrato social foi enviado".</text:p>
            <text:p/>
            <text:p>Todas as empresas que foram notificadas estão devidamente registradas como pessoa jurídica na SUSEP, possuem responsável técnico devidamente registrado na SUSEP como PF e possuem cláusula de administração técnica no Contrato Social.</text:p>
            <text:p/>
            <text:p>Estou enviando em anexo, a pendência e todos os documentos que comprovam a inscrição perante a RFB de uma das empresas que foram notificadas, como exemplo.</text:p>
            <text:p/>
            <text:p>Sendo assim, gostaria de saber sobre o que procede está notificação? Qual a pendência está sendo notificada? Visto que as empresas estão totalmente regulare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rotocolo: 33333.333333/3333-33 - resposta enviada mas não concordamos com os termos.</text:p>
            <text:p>Contestamos a resposta, estou muito insatisfeito com a Cia de seguro Liberty, pois entendo que eles estão negando a cobertura sem que haja fundamento para isso. Meu desejo é que a seguradora faça a cobertura do sinistro integralmente, e aguardo que a SUSEP faça a regulação desta situação. Ate.</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racterísticas do produto</text:p>
          </table:table-cell>
          <table:table-cell table:number-columns-repeated="16380"/>
        </table:table-row>
        <table:table-row table:style-name="ro3">
          <table:table-cell office:value-type="string" calcext:value-type="string">
            <text:p>Ola, bom dia.</text:p>
            <text:p/>
            <text:p>Temos um cliente que gostaria de constituir uma empresa de corretora de seguros e de imóveis no mesmo CNPJ, ele é cadastrado nos dois órgãos.</text:p>
            <text:p/>
            <text:p>É possível essa constituição? Vocês exigem alguma cláusula especifica ?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8">
          <table:table-cell office:value-type="string" calcext:value-type="string">
            <text:p>Bom dia. </text:p>
            <text:p/>
            <text:p>Sou proprietário do veículo LR/EVOQUE P333 HSE DYN, placa KZA-3333, segurado junto a BRADESCO AUTO RE, apólice 333-333333-3333, vigência 33/33/33 a 33/33/33, e franquia R$ 33.333,33, pagando o prêmio de R$ 33.333,33. </text:p>
            <text:p/>
            <text:p>Na noite de 33/33/33, trafegava do Aeroporto VCP para Jundiaí, quando sofri sinistro ao passar sobre um objeto na via, que não identificou. De imediato, notei um barulho metálico na traseira do veículo. Como já era noite e o local ermo, seguiu viagem até sua casa em Jundiaí. </text:p>
            <text:p/>
            <text:p>Avisei o sinistro à BRADESCO AUTO RE (nº 333333333333333), e encaminhei o veículo para a concessionária STEFANINI em Campinas logo no dia 33/33/33, onde foi constatado amassado no defletor e dano decorrente do sinistro no diferencial traseiro, com orçamento de reparo de R$ 33.333,33.</text:p>
            <text:p/>
            <text:p>Em primeira resposta, a BRADESCO AUTO RE recusou a cobertura alegando que o valor do dano era inferior ao da franquia, em contradição com a apólice. </text:p>
            <text:p/>
            <text:p>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text:p>
            <text:p/>
            <text:p>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text:p>
            <text:p/>
            <text:p>Em síntese, a conduta da BRADESCO AUTO RE subsome aos tipos penais e sanções administrativas do art. 3º, VII, L.3.333/33, art. 33, L.3.333/33, e arts. 33 e 33, Res. CNSP 333/33 SUSEP, formaliza o registro da reclamação.</text:p>
            <text:p/>
            <text:p>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text:p>
            <text:p/>
            <text:p>Att.,</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63">
          <table:table-cell table:style-name="ce28" office:value-type="string" calcext:value-type="string">
            <text:p>Bom dia,</text:p>
            <text:p/>
            <text:p>Recebi um e-mail falando que meu CNPJ 33.333.333/3333-33 esta com pendência, acessei o site que informava no e-mail e pede para entrar com e-mail e senha e eu tento fazer isso, e não sai da página. Então tentei emitir uma certidão do CNPJ e a mesma foi emitida normalmente.</text:p>
            <text:p/>
            <text:p>Gostaria de informações sobre pendências</text:p>
            <text:p/>
            <text:p>Att.</text:p>
            <text:p>Daian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5">
          <table:table-cell office:value-type="string" calcext:value-type="string">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text:p>
            <text:p>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text:p>
            <text:p/>
            <text:p>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text:p>
            <text:p>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text:p>
            <text:p/>
            <text:p>Mesmo com tantas mensagens na página do consumidor.gov, a SUSEP não se manifestou contra os abusos dessa seguradora e já são mais 33 dias e nada de indenização e nem previsão.</text:p>
            <text:p/>
            <text:p>Número da Apólice/Bilhete 3333333333333</text:p>
            <text:p>Sinistro: 3333333333333</text:p>
            <text:p>Data da Ocorrência/Sinistro 33/33/3333</text:p>
            <text:p/>
            <text:p>PROTOCOLO: 3333.33/33333333333</text:p>
            <text:p>GESTOR: Defensoria Pública do Estado do Rio de Janeiro - Nudecon Rio de Janeiro</text:p>
            <text:p/>
            <text:p>Data de Abertura: 33/33/3333</text:p>
            <text:p/>
            <text:p>COMO COMPROU/CONTRATOU: Telefone</text:p>
            <text:p/>
            <text:p>ASSUNTO: Seguros de Veículos</text:p>
            <text:p/>
            <text:p>ÁREA: Serviços Financeiros</text:p>
            <text:p/>
            <text:p>PROBLEMA: Dificuldade / atraso na devolução de valores pagos / reembolso / retenção de valore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37">
          <table:table-cell table:style-name="ce28" office:value-type="string" calcext:value-type="string">
            <text:p>Bom dia! Recebi um email da SUSEP informando sobre  pendências no registro de minha corretora (Nome: CORRETORA DE SEGUROS LTDA - Número de registro Susep: 333333333) com a seguinte mensagem:  A empresa não foi encontrada na base da Receita Federal e o contrato social foi enviado</text:p>
            <text:p>Ja verifiquei o manual conforme instruções porem nao descreve a forma de solucao.</text:p>
            <text:p>A corretora esta com sua situação ativa junto a receita federal conforme cartao CNPJ emitido nesta data (Anexo)</text:p>
            <text:p>Solicito mais detalhes dessa pendencia e qual procedimento para solucionar.</text:p>
            <text:p>Aguardo breve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9">
          <table:table-cell table:style-name="ce28" office:value-type="string" calcext:value-type="string">
            <text:p>Boa tarde, </text:p>
            <text:p>Gostaria de resolver via Susep um problema com aMapfre Seguros e Toyota Corretora de Seguro, em que vou descrever os fatos:</text:p>
            <text:p>No dia 33/33/3333 em contato com a corretora Fabíola, a mesma me passou informações sobre as propostas de seguro do automóvel Corolla Cross placa SGO3E33, após me passar duas propostas, escolhi uma, passei os dados do cartão de crédito, aproximadamente 3 minutos após enviar os dados do cartão, a MApfre seguros debitou dois valores, o de RS 3.333,33 referente a uma proposta que não aceitei, e o valor de R$ 3.333,33. No dia 33/33/3333, eu fiz a vistoria on line por volta de 33:33.</text:p>
            <text:p>No fim da da tarde, a corretora Fabíola me ligou informando que o cartão de crédito não estava permitindo a compra e pediu que resolvesse o problema, no momento em que informei que não deveria passar outro cartão ou resolver o problema, já que fora debitado por duas vezes as propostas de seguro.</text:p>
            <text:p>Até o dia 33/33, não tinha recebido nenhuma confirmação de contratação do seguro do m razão de problemas no sistema da MApfre, momento em que pedimos uma garantia de que houve essa contratação, razão pela qual o senhor nos encaminhou o e- mail anexo.</text:p>
            <text:p>Todavia, após 33/33 ainda não havia solução por parte da MApfre. </text:p>
            <text:p>Tendo em vista não haver nenhuma prova de contratação do seguro. Informamos a corretora Fabíola, que desistimos de contratar o seguro, por não nos sentirmos seguros em caso de algum sinistro.</text:p>
            <text:p>Por coincidência, logo após recebemos um novo pedido de realização de vistoria do automóvel corolla Cross, o que ficou claro que realmente não tinha sido concluído o processo de contratação do seguro MApfre.</text:p>
            <text:p>Logo após, a MApfre estornou a quantia de 3.333,33, contudo até hoje continua sendo debitado a parcela do seguro no valor de R$ 3333.33, ou seja dia 33/33, será pago a segunda parcela no valor 333,33, de um seguro que nem foi contratado.Na data de 33/33/3333, Foi nos feito um pedido para que pedíssemos  o cancelamento da apólice 33333.333333/3333-33 em anexo, que até essa data, nem tínhamos conhecimento de que tinha sido emitida, até mesmo porque houve estorno pela Mapfre da quantia.</text:p>
            <text:p>Desse modo, corroboramos a informação de que não contratamos a seguradora Mapfre para nosso veículo Corolla Cross, porque houve falha na prestação do serviço pela seguradora, sendo que a mesma ainda falta nos estornar a quantia de R$ de 3.333,33 debitada Eno cartão Visa de final 3333.</text:p>
            <text:p>Assim, na tentativa de uma solução amigável, encaminha-se o presente e-mail, para verificar a possibilidade  dessa Superintendência resolver  nosso problema com a Mapfre, que já está descontando a 3ª parcela do seguro, sem emissão de apólice até a presente, sendo que nosso veículo já esta assegurado pela Azul e em tratativas de renovação.</text:p>
            <text:p>Assim requeremos o estorno do valor adjacente de R$3.333,33. Em anexo, todas as tentativas de solução amigável com o gerente da Mapfre Senhor Edma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80">
          <table:table-cell table:style-name="ce28" office:value-type="string" calcext:value-type="string">
            <text:p>Boa tarde!</text:p>
            <text:p/>
            <text:p>Minha reclamação é referente seguro de vida com apólice da Tókio Marine negada alegando doença pré existente!</text:p>
            <text:p/>
            <text:p>Maria Jose minha mãe faleceu em 33.33.3333 e possuía seguro de vida Tókio Marine, na contratação do seguro a Tokio fez uma tele entrevista que passou por um processo de análise,a Tokio possui a gravação e minha mãe passou as informações de doenças pré existentes, medicamentos de uso contínuo e etc.</text:p>
            <text:p>Maria Jose faleceu no Hospital do Servidor Público Municipal em São Paulo por ( insuficiencia respiratória devido a tromboembolismo pulmonar ) e a Tokio Marine negou seguro alegando que foi ocultada a informação que ela tinha diagnóstico de C.33 câncer de mama, desde 3333 , a Tokio tinha a informação que minha mãe realizava quimioterapia desde 3333 e realizou algumas radioterapias, isso deixado informado na tele entrevista que passou por análise por 33 dias e foi aceita a proposta, emitida e apólice e boletos pagos.</text:p>
            <text:p>Eles se muniram de resultados de exames que passei pra eles e negaram a cobertura com essa informação sendo que o motivo principal do óbito de minha mãe foi ( Insuficiência Respiratória causada por Tromboembolismo Pulmonar ) consta na certidão de óbito, Tromboembolismo não é doença pré-existente e qualquer pessoa pode ter essa patologia a qualquer momento da vida principalmente quando pessoas acima de 33 anos.</text:p>
            <text:p>Pagaram o auxilio funeral e negaram a cobertura da apólice com essa informação, deixo aqui minha reclamação junto a SUSEP e total indignação com a resposta de uma seguradora com tanto tempo no mercado agir com os cliente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I – BREVE ESCORÇO DA DEMANDA </text:p>
            <text:p/>
            <text:p>Trata-se de demanda na qual a parte Reclamante, em apertada síntese, contratou seguro da Reclamada e que no ato da contratação informou sobre as lesões que possuía. Onde mesmo assim o seguro foi aceito. E que após ser aposentado por invalidez, em decorrência das lesões do acidente, conforme laudo oficial médico emitido pela Junta Superior de Saúde – JSS,  da Policia Militar do Estado do Rio de Janeiro, apresentado a Reclamada, se negou a efetuar o pagamento do seguro, por duas vezes, a segunda por ocasião de pedido de Reanálise todos documentos juntados em anexo a presente. Por isso, requer a atuação desta Ilustre Superintendência, na figura de uma de suas eminentes figuras de Gestão, para que atue no caso, e proveja, e determine, se eles estão agindo corretamente, caso não aplique as medidas necessárias para resolução deste impasse, em consonância com as Leis vigentes, normativas e resoluções desta Superintendência.</text:p>
            <text:p/>
            <text:p>Obs: Em anexo, relato completo mais documentação comprobatóri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Minha <text:s/>Habilitação tem mais de 3 ano, <text:s/>ainda não <text:s/>foi entregue na minha <text:s/>mão <text:s/>absurdo! Eu estou precisando dela pala minhas atividades remunerad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3">
          <table:table-cell office:value-type="string" calcext:value-type="string">
            <text:p>Ao realizar compra de um Celular Samsung A33 333 Gigas, solicitei a devolução de valor pago do seguro por sinistro negado pela Zurich e pelas Casas Bahia, não recebi o retorno da forma esperada..</text:p>
            <text:p>Me ofereceram devolver R$ 33,33. </text:p>
            <text:p/>
            <text:p>Valor do Seguro 333,33 vendido junto do aparelho e nota fiscal  </text:p>
            <text:p/>
            <text:p>Valor total nota fiscal: valor do produto/celular 3.333,33  ( Parcelado em 33x ) juros exagerados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aber se tenho algum valor a receber de segur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3">
          <table:table-cell table:style-name="ce28" office:value-type="string" calcext:value-type="string">
            <text:p>Prezados,</text:p>
            <text:p/>
            <text:p>Chamo-me Leidiana, sou filha da Sra. Francisca, CPF: 333.333.333-33, contratamos um seguro amparo, junto a caixa seguradora, estava com a apólice vigente (de acordo com as regras), porém, ao solicitar o serviço fui informada que o seguro havia sido cancelado, no entanto, não solicitamos nenhum cancelamento e nunca fomos notificados que tal seguro não estava vigente.  Solicito uma resolução do caso, urgentemente, pois já fui extremamente lesada. Segue em anexo, apólice contratada e comprovante de pagamento. O número de protocolo da ligação é 33333333333333, ligação onde foi informado que o contrato não estava mais ativo e que não teria direito ao segur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3">
          <table:table-cell office:value-type="string" calcext:value-type="string">
            <text:p>Prezados,</text:p>
            <text:p/>
            <text:p>Meu irmão contratou um seguro rural para um implemento de passar veneno. Ocorreu um sinistro e ele deu abertura no processo, enviou toda a documentação, veio um perito aferir os danos e fazer o laudo. </text:p>
            <text:p>Então começou a "novela" a cada contato pediam novos documentos, o prazo para dar retorno passava de um dia para o outro No entanto somente agora, quase 33 dias após a entrega do laudo pelo perito, meu irmão recebeu um negado, sem nenhum retorno porque foi negado.</text:p>
            <text:p>A quem ele deve recorrer para ter seus direitos assegurados?</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Já foi feito o Cadastro da Empresa Prime Corretora CNPJ 33.333.333/3333-33 no Sistema GOV.BR E A SUSEP CONTINUA BLOQUEADA. ENVIEI EMAIL E NÃO TIVE RETORNOS. TEMOS VARIAS APOLICES PARALIZADAS NA SEGURADORAS SEM PODEREM SER TRANSMITIDAS ACARRETANDO DANOS AOS CLIENTES. NÃO TEMOS UM ATENDIMENTO VIA TELEFONE. NÃO RESPONDEM OS EMAILS. TRATAM CORRETORES COMO INSIGNIAS. PEDIMOS INFORMAÇOES A QUEM? SENÃO RESPONDEM EMAILS.PRECISO DA SUSEP LIBERADA OU UM CANAL TELEFONICO DIRE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cebi e-mail informando que A empresa não foi encontrada na base da Receita Federal e o contrato social foi enviado. mas acredito estar ocorrendo algum equivoco pois nossa empresa está totalmente regular na Receit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8" office:value-type="string" calcext:value-type="string">
            <text:p>Sou Corretor e acionista da CONSULTORIA E CORRETORA DE SEGUROS LTDA SUSEP n* 333333333 e recebi um e-mail da SUSEP dia 33-33-33 as 3:33 com o seguinte texto : Pendênci: A empresa não foi encontrada na base da Receita Federal e o contrato social foi enviado Prazo para correção 33 dias</text:p>
            <text:p>Não entendi e não sei o que fazer, vejam minha certidão atualizada em anexo</text:p>
            <text:p>Obrigado e aguardo</text:p>
            <text:p>Augus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a tarde, </text:p>
            <text:p>Recebo um pequeno seguro-previdencia da Mongeral Aegon, MAG Seguros Seguros e Previdência S.A. / CNPJ 33.333.333.3333/33, Rua Travessa Belas Artes, 33 - Centro - 33333-333 - Rio de Janeiro, RJ</text:p>
            <text:p>Entretanto desde o mês referência junho, que seria pago em julho deste ano não fizeram o pagamento com o reajuste anual devido.</text:p>
            <text:p>Já fiz diversas reclamações junto à seguradora e apesar de ser verba alimentar e eu ser uma idosa doente com oitenta e dois anos não tomaram providencias.</text:p>
            <text:p>As reclamações na Mongeral Aegon foram em 33/33/3333 registros ns. 33333333333 e 33333333333.</text:p>
            <text:p>No dia 33/33/3333 efetuei nova reclamação, desta vez na Ouvidoria deles sob o n. 33333/3333 e nada resolveram.</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vergência de Valores</text:p>
          </table:table-cell>
          <table:table-cell table:number-columns-repeated="16380"/>
        </table:table-row>
        <table:table-row table:style-name="ro6">
          <table:table-cell office:value-type="string" calcext:value-type="string">
            <text:p>Prezados, </text:p>
            <text:p>ocorreu o falecimento de meu pai, há pouco mais de 3 ano. Gostaria de saber, se existe uma maneira de me certificar, se ele deixou alguma apólice de seguro, ou plano de capitalização em algum banco ou entidade seguradora..</text:p>
            <text:p>Como proceder nesse caso.? Ele deixou a viuva minha mãe, atém de um irmão meu. Seriamos os 3 herdeiros necessários (no caso prováveis beneficiári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Dúvida sobre a Circular Susep 333, de 33/33/3333</text:p>
            <text:p>Prezado(a), saudações cordiais!!</text:p>
            <text:p/>
            <text:p>- 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ext:p/>
            <text:p>Obrigado</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Tentei efetuar consulta de apólice de seguro garantia no site: https://www3.susep.gov.br/safe/apolices/app/garantia</text:p>
            <text:p>Digitei o numero da apólice e o CNPJ do Segurado porém o botão "Pesquisar" não é apertável, ele não pesquisa não tem link e não funciona.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4">
          <table:table-cell office:value-type="string" calcext:value-type="string">
            <text:p>o endereço do sítio informado para apólice é genérico e a consulta Apólice Seguro Garantia (https://www.gov.br/pt-br/servicos/consultar-apolice-de-seguro-garantia) não foi realizado.</text:p>
            <text:p/>
            <text:p>Após informar que a apólice do seguro garantia número 333333333333333333333333 (33 dígitos) e o CNPJ 33333333333333 e o botão de pesquisa nao ficar azul por faltar pelo 3 dígitos. Li na mesma página que a consulta Sistema de Registro de Operações – SRO sendo certo que tal forma de consulta não é disponibilizada na mesma página e nem na página inicial da SUSEP.</text:p>
            <text:p/>
            <text:p>Portanto, solicito esclarecimentos:</text:p>
            <text:p>3) Quando for emitido o seguro garantia o Magistrado e as partes vão entrar em contato a Seguradora?</text:p>
            <text:p>3) Como é feita consulta pública dos seguros garantia, para dar segurança e transparência ao sistema de seguros garantia para evitar fraudes?</text:p>
            <text:p/>
            <text:p>Att,</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Venho neste momento <text:s/>abrir uma reclamação <text:s/>em face da <text:s/>seguradora <text:s/>Suhai <text:s/>frente <text:s text:c="2"/>Apólice: 3333333333333. <text:s/>Pois efetuei o <text:s/>parcelamento em 3 parcelas no valor de R$ 333.33. Tal valor <text:s/>com as 3 parcelas <text:s/>daria o valor <text:s/>total de <text:s/>R$ 333,33, porem <text:s/>por motivos de trabalho e ausência de tempo <text:s/>não consegui efetuar o pagamento a tempo( primeiro nunca <text:s/>recebi os <text:s/>boletos do pagamentos), acionei <text:s/>o banco para efetuar o pagamento <text:s/>e o mesmo não estava recebendo, acionei a suhai e me enviava o boleto vencido. Nesta data recebo a notificação de cancelamento do seguro de forma indevida <text:s/>uma vez <text:s/>que eu paguei 33.33% do valor do meu seguro. <text:s/>Exijo que a empresa restabeleça meu seguro e me forneça um boleto devidamente <text:s/>atualizado para poder efetuar o pagamento, pois é até inadmissível em época de pix <text:s text:c="2"/>corretora só disponibilizar aos seus clientes pagamentos por boletos.</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irmã, sucessora e inventariante de Jorge Luiz, CPF 333.333.333-33, falecido em 33 de junho de 3333, solteiro e sem filhos. Estou tentando reunir informações para fazer o inventário e já consegui obter algumas informações sobre a existência de seguros, títulos de capitalização e planos de previdência em titularidade do mesmo, mas desconheço todos os contratos que ele possui. Preciso de ajuda no sentido de saber em quais instituições o mesmo possuía contrato de seguro, título de capitalização ou plano de previdência privada. Segue anexo certidão de óbito, documentação que comprova a condição de inventariante e meu parentesco para que vocês possam me ajudar a obter as informações necessária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0">
          <table:table-cell table:style-name="ce28" office:value-type="string" calcext:value-type="string">
            <text:p>Estou tendo problemas com a seguradora SulAmerica em reconhecer a existência de apolices ativas de ramos distintos ,produto do seguro no ramo vida e outro ,que minha mãe contratou.. já entrei em contato por telefone eles não me esclarecem ou solucionam o caso,estão se recusando a aceitar que existe tal apolice e a cobertura e dá direito a mim como beneficiário receber tal valor, consta no certificado, consta no espaço cliente sulamerica e consta cadastro de minha mãe no ramo exclusivo para os clientes do ramo respectivo. Ao passar meu cpf ou o cpf da minha mãe a ligação na maioria das vezes cai a ligação ou durante a ligação eles desligam.. sou beneficiario ,minha mãe sempre provedora da nossa familia e segurada da SulAmerica ,faleceu em Maio.</text:p>
            <text:p>Eu só quero que seja pago o valor respectivo que consta no certificado,posso encaminhar meus dados para receber,estou de fato tento problemas pois preciso do valor para sanar dividas e manter o mínimo de segurança e tranquilidade para viver o luto da minha mãe e me estabilizar.</text:p>
            <text:p>Meu nome é Moraes ,CPF 333.333.333-33</text:p>
            <text:p>Nome da minha mãe Leite</text:p>
            <text:p>CPF 333.333.333-33</text:p>
            <text:p>Protocolo de Reclamação  Susep </text:p>
            <text:p>3333.33/33333333333</text:p>
            <text:p>Abri no próprio site da susep, mas um dia antes do prazo finalizar eles enviaram um anexo e pedem que eu compreenda a situação deles e espere mais e se possível não avalie a empresa no site susep.. segue anexos ,no site susep também encaminhei esses e mais algus e também para própria SulAmerica via e-mail da ouvidoria.</text:p>
            <text:p>Obrigado, aguardo retorno, Deus abenço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GOSTARIA <text:s/>DE TER ACESSO A TODAS AS APOLCES ATIVAS E CANCELADAS <text:s/>3 vi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segurado da PREVISUL há mais de 33(quarenta) anos. há algum tempo venho sendo obrigado a fazer contato todo mês para o recebimento do boleto de pagamento do meu seguro de vida, vez que não é disponibilizado no portal. como forma de solucionar o problema, no mês passado foi solicitado que fosse feito débito em conta junto ao banco do Brasil. o débito estava programado para o dia 33/33. não foi efetuado. tenho um sem número de protocolos tentando solucionar o impasse e não consigo. quero solução para ist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O nome sistema com solicitação de não sou robô não estou conseguinte efetuar a consult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fazer o meu recadastramento , pois sou corretor de seguros - registro 33.333333-3.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8" office:value-type="string" calcext:value-type="string">
            <text:p>Solicito informações do paradeiro da seguradora Aliança de Minas Gerais Cia de Seguros, criada pelo Decreto n. 33.333, de 33 de outubro de 3333, que concede autorização á Companhia Nacional de Seguros „Alliança de Minas Geraes.“ para funccionar na Republica e approva seus estatutos. Requeiro informações se houve extinção, fusão, aquisição por outra empresa ou ente público e quem representa os direitos e interesses dos antigos segurados, especialmente sobre seguro de vida.</text:p>
            <text:p/>
            <text:p>Especificamente, requeiro informações sobre a apólice de seguro de vida com beneficiário Rui (anexo), falecido em 33.3333, quais os índices de cálculo e correção e o valor atualizado da indenização.</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Alterações contratuais diversas - (Alteração de Beneficiário, Planos...)</text:p>
          </table:table-cell>
          <table:table-cell table:number-columns-repeated="16380"/>
        </table:table-row>
        <table:table-row table:style-name="ro21">
          <table:table-cell table:style-name="ce28" office:value-type="string" calcext:value-type="string">
            <text:p>Prezados, as certidões de registro das Apólices de seguro garantia  Nº 333333333333333333333333 e Nº  333333333333333333333333, registradas na SUSEP no dia 33 de agosto de 3333 até o presente momento não estão sendo emitidas.</text:p>
            <text:p>Ocorre que o segurado, o qual represento, necessita apresentar estas certidões em conjunto com as Apólices em processos de execução fiscal para garantir a continuação da suspensão do processo, e este prazo está se esgotando. Exalto que o juízo requer estas certidões para validar as Apólices e sem elas o meu cliente poderá sofrer prejuízos comerciais e fiscais. </text:p>
            <text:p/>
            <text:p>Visto que já se passaram muito mais que 3 dias úteis para que as certidões estivessem disponíveis no sistema, gostaria de saber qual o procedimento mais célere para obtenção destas certidões.</text:p>
            <text:p/>
            <text:p>Seria possível o envio destas certidões por e-mail email? </text:p>
            <text:p/>
            <text:p/>
            <text:p>Thatiana</text:p>
            <text:p>OAB/SP 333.33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9">
          <table:table-cell office:value-type="string" calcext:value-type="string">
            <text:p>Preciso ter acesso às regras do seguro de vida em grupo, contratado junto a um consórcio. Se possível, ter acesso à uma apólice.</text:p>
            <text:p>A seguradora me informa que o número da minha apólice é 3333333333333. Caso seja possível, gostaria de ter acesso à esta apólice específica, na íntegra. Caso naõ, gostaria de saber o que cobre um seguro em grupo.</text:p>
            <text:p>O meu contratato de adesão diz se tratar de um seguro prestamista. Porém, o banco diz se tratar de um seguro de vida em grupo.</text:p>
            <text:p>Fato é que contratei um consórcio de imóvel em 3333. O seguro me foi vendido sem a informação básica de que sua contratação era facultativa. Agora preciso saber em que situações posso acionar o seguro e como. Para isso preciso ter acesso à íntegra da apólice.</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52">
          <table:table-cell table:style-name="ce28" office:value-type="string" calcext:value-type="string">
            <text:p>Olá, </text:p>
            <text:p>Enviamos alguns e-mails para alteração do nome da Empresa de ASSESSORIA DE SEGUROS PARA ASSESSORIA DE SEGUROS conforme alteração contratual consolidada no CNPJ 33333333333333 porém nao objtivemos nenhum retorno.</text:p>
            <text:p>Precisamos que altere no cadastro nosso nom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rezados, boa tarde!</text:p>
            <text:p>Já solicitei a regularização da susep suspensa da empresa trevo, e não obteve nenhum retorno, preciso resolver o quanto antes consegue nós ajud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com uma assistência aberta desde 33/33/3333 junto a BBseguros, seguro residencial. Foi feito a abertura da assistência e acionado o técnico para conserto de uma máquina de lavar, me foi pedido autorização para retirar o equipamento do imóvel e levá-lo até o estabelecimento comercial para realizar o orçamento. Dias depois me ligou informando que o conserto ficaria em R$333,33 e eu concordei para que fosse feito o serviço. Porém dias depois me foi cobrado mais um valor informando que não era a peça e que tinha outro problema a ser solucionado. De pronto não concordei e pois o preço combinado foi um e acabou que foram inventando despesas que não foram acordadas. Concordo em pagar os R$333,33 se minha máquina vier funcionando, caso o contrário, desejo a devolução do bem. Após várias tentativas de contato com a seguradora, e a resposta é que meu caso será avaliado com urgência e não tenho resposta. Conforme dito antes, desejo meu equipamento de volta ou consertada e pago o valor acordado de R$333,33. <text:s/>Número do sinsitro 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 da Indenização</text:p>
          </table:table-cell>
          <table:table-cell table:number-columns-repeated="16380"/>
        </table:table-row>
        <table:table-row table:style-name="ro7">
          <table:table-cell office:value-type="string" calcext:value-type="string">
            <text:p>Na qualidade de representante legal de RT MULTI SERVICE LTDA, sociedade empresária inscrita no CNPJ sob o nº 33.333.333/3333-33, com sede na Rua Capitão Manoel Torres, 3333, Santa Tereza, Piraí-RJ, CEP 33333-333, conforme procuração e contrato social anexado ao presente requerimento, solicito informações conforme passo a narrar:</text:p>
            <text:p/>
            <text:p>O veículo de propriedade da empresa RT, de placa RIX3H33, Renavam 33333333333 e Chassi 3BM333333MB333333, envolveu-se em acidente automobilístico com o veículo de propriedade de Thiago Mendes Leite, de placa ELG3G33, Renavam 33333333333 e Chassi 3AVFE3333ARA33333, em 33/33/3333 conforme registro de ocorrência.</text:p>
            <text:p/>
            <text:p>Considerando a possibilidade de que ambos os veículos poderiam estar cobertos por apólices de seguro à época do sinistro, assim como a empresa RT Multiservice também poderia estar coberta por apólice de seguros com cobertura para esse tipo de sinistro, solicito que a SUSEP informe se na data do acidente 33/33/3333 existiam apólices de seguro vigentes para:</text:p>
            <text:p/>
            <text:p>- RT MULTI SERVICE LTDA – CNPJ 33.333.333/3333-33;</text:p>
            <text:p>- Veículo Mercedes benz, modelo Axor, placa RIX3H33, Renavam 33333333333 e Chassi 3BM333333MB333333; e</text:p>
            <text:p>- Veículo BMW, modelo X3, de placa ELG3G33, Renavam 33333333333 e Chassi 3AVFE3333ARA33333.</text:p>
            <text:p/>
            <text:p>Ressalte-se, por oportuno, que as informações solicitados são para instruir o processo de número 3333333-33.3333.3.33.3333, em curso perante a comarcar de Belo Horizonte.</text:p>
            <text:p/>
            <text:p>Nestes termos,</text:p>
            <text:p>Solicita o deferimento e a prestação das informações acima solicitada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Estou desde abril conversando com alguns seguros de vida que minha tia pagava. Um deles é a Sudaseg. No dia 33/33 eu finalizei o envio da documentação pra eles e o prazo de retorno é de 33 dias, mas até hoje (33/33) eles não entraram em contato com a família pra falar sobre o pagamento, valores, etc.</text:p>
            <text:p>Sinistro N° 333333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4">
          <table:table-cell office:value-type="string" calcext:value-type="string">
            <text:p>Boa tarde!</text:p>
            <text:p/>
            <text:p>Sou Advogado de um segurado, já tentei ver a questão do recebimento do prêmio ao segurado que no caso é a viúva, mas, está tendo um jogo de empurra-empurra. </text:p>
            <text:p/>
            <text:p>A seguradora SULAMERICA diz que não está com ela e que a ALLIANZ que é a resposnável. </text:p>
            <text:p/>
            <text:p>Desta forma, quero que seja feito uma analise  e que pageu a minha cliente, antes da demanda judicial.</text:p>
            <text:p/>
            <text:p>Tenho toda a documentação, que pode ser enviada por e-mail, inclusive, a carta da SULAMERICA dizendo que não é mais ela a resposnavel, todavia, o titulo está em nome del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Solicito informações quanto à regularidade da apólice nº 3333333333333333333333333, cuja interessada é a empresa CTA SERVIÇOS TERCEIRIZADOS, CNPJ 3.333.333/3333-33 . Não consegui consultar pelo site da SUSEP (Não retorna com nenhuma crítica). Att.</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Até quando o meu seguro vai ficar suspenso já tá a mais de 333 dias, estou precisando muito, até hoje não tiver nenhuma respost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6">
          <table:table-cell table:style-name="ce28" office:value-type="string" calcext:value-type="string">
            <text:p>Prezados, no dia 33/33 meu Pai veio a falecer, e em contato com a empresa que ele trabalhava descobrimos que o mesmo tinha um seguro de vida.</text:p>
            <text:p>Entramos em contato com a seguradora CAPEMISA, solicitando acesso a informação, se tinha beneficiários descrito na apólice, copia da apólice.</text:p>
            <text:p>Orientado pela atendente que precisava primeiro abrir sinistro, o qual ia se descobrir os beneficiários, ok. Foi aberto. Identificado que os filhos eram os beneficiários, pedir copia da apólice, informaram que somente após o pagamento teríamos acesso. Ou seja, não sabíamos o valor da apólice. Agora em contato após o pagamento, disseram que não podem conceder pós apólice está inativa. Não sabemos se o que pagaram de fato é o contratado. Como eles podem bloquear dessa forma? Solicitamos apoio a Susep afim de resolver da melhor forma possível. Att Dayana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ÓPIA DO CONTRATO DO SEGURO DE VIDA - APÓLICE Nº 333333333 - Produto registrado na SUSEP sob nº 33333.3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recebi um e-mail dia 33/33 onde contava uma pendência de documento da minha corretora, tentei anexar no dia 33/33 conforme solicitado e não consegui, mandei um e-mail solicitando um retorno ou um outro canal para anexar o documento e até o momento não recebi retorno, hoje tentei enviar uma proposta em uma seguradora e me deparei com o <text:s/>bloqueio da minha corretora. Estou impossibilitada de trabalhar simplesmente porque o único canal de atendimento não funciona, hoje no primeiro horário já encaminhei novo e-mail e ate o momento nenhum retorno. Preciso de uma solução de imediat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8" office:value-type="string" calcext:value-type="string">
            <text:p>Boa tarde, ao consultar minha situação cadastral junto a Susep, o sistema informou que minha situação é suspensa pelo motivo de que o nome da receita federal diverge do nome que tenho na base de dados da SUSEP. Realmente fiz uma pequena alteração no nome. </text:p>
            <text:p/>
            <text:p>Gostaria de saber como faço para atualizar, visto que o sistema não me permite. Estou logado no ambiente da SUSEP, autenticado e mesmo assim ele não me permite.</text:p>
            <text:p/>
            <text:p>Seguem meus dados, assim como as mensagens de erro. Fico no aguardo. Obrigado</text:p>
            <text:p/>
            <text:p>ASSESSORIA EM SEGUROS LTDA</text:p>
            <text:p>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1">
          <table:table-cell table:style-name="ce28" office:value-type="string" calcext:value-type="string">
            <text:p>Boa tarde, gostaria de saber se o Sr. Cícero (CPF nº 333.333.333-33), tem algum seguro de vida ativo, uma vez que o mesmo veio a óbito e este quero hora solicita é um dos seus filhos (herdeiros legais). Se o mesmo tiver seguro, em qual instituição?</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amos tentando a mais de uma semana regularizar nosso cadastro de corretores de duas corretoras nossas e não temos qq resposta do org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8" office:value-type="string" calcext:value-type="string">
            <text:p>Possuo uma corretora de seguros que até ontem estava devidamente registrada na SUSEP porém hoje aparece como suspensa. Preciso resolver isso urgente mas não consigo contato com ninguém da SUSEP (3333.3333333 não completa ligação, 33/3333.3333 só fica musiquinha e 33/33333.3333 que seria whats não aparece nada e também não completa ligação). </text:p>
            <text:p>Corretora de Seguros - SUSEP 333333333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4">
          <table:table-cell office:value-type="string" calcext:value-type="string">
            <text:p>Entramos em contato com esta autarquia a fim de sanar algumas dúvidas quanto a validade de duas apólices de seguro garantia. </text:p>
            <text:p>Preliminarmente, cumpre esclarecer que neste momento o Ministério da Saúde, órgão do qual somos agentes de contratação, se encontra em um processo licitatório, no qual os licitantes participantes apresentaram suas propostas garantidas por apólices de seguro emitidas por duas seguradoras, conforme abaixo listados:</text:p>
            <text:p/>
            <text:p>LICITANTE 3: ARLETE MONTAGENS DE FEIRAS E EVENTOS LTDA. – CNPJ: 33.333.333/3333-33</text:p>
            <text:p>SEGURADORA: EXCELSIOR SEGUROS </text:p>
            <text:p>APÓLICE SEGURO GARANTIA Nº 3333333333333</text:p>
            <text:p/>
            <text:p>LICITANTE 3: CERRADO VIAGENS EIRELI - CNPJ n.º 33.333.333/3333-33</text:p>
            <text:p>SEGURADORA: JNS SEGURADORA</text:p>
            <text:p>APÓLICE DE SEGURO GARANTIA – SETOR PÚBLICO N.º 33333333333333333333</text:p>
            <text:p/>
            <text:p>Informamos ainda que, em consulta ao site http://www.susep.gov.br/ a respeito destes documentos (apólices) emitidos pelas seguradoras e mencionados acima, constatamos que nenhum dos dois restou localizado nos registros desta autarquia. </text:p>
            <text:p>Assim, solicitamos o obséquio de nos informar se existe algum outro meio no qual possamos obter esta informação, sobre a validade das apólices, ou se for possível informar, mesmo sem localizar as apólices nos registros desta autarquia, elas são válidas quanto ao objeto que se propõe, ou seja, garantir a proposta apresentada pelas licitantes? Existe data de validade da cobertura da garantia?</text:p>
            <text:p/>
            <text:p>Certos da atenção e urgência que o caso requer,</text:p>
            <text:p/>
            <text:p>Agradecemos antecipadamente.</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38">
          <table:table-cell table:style-name="ce28" office:value-type="string" calcext:value-type="string">
            <text:p>Boa tarde tudo bem</text:p>
            <text:p>Meu nome é juliane</text:p>
            <text:p>Sou dependente de um seguro de vida da instituição Capemisa</text:p>
            <text:p>Solicitei o contrato assinado pelo contratante e foi me enviado somente a proposta de inscrição</text:p>
            <text:p>Não me enviaram o contrato</text:p>
            <text:p>O valor a receber e nem o extrato de pagamento de todos os meses pagos</text:p>
            <text:p>Gostaria que solicitasse por favor</text:p>
            <text:p>Para ver os valores pois não foi me enviado nada</text:p>
            <text:p>Contratante :Jenario</text:p>
            <text:p>Cpf do contratante 333333333-33</text:p>
            <text:p>Dependente:juliane</text:p>
            <text:p>Grau de parentesco:filh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9">
          <table:table-cell table:style-name="ce30" office:value-type="string" calcext:value-type="string">
            <text:p>Boa tarde!</text:p>
            <text:p>Preciso de uma informação importante. Fiz um financiamento imobiliário pelo Banco Caixa Federal e faltando mais de 333 prestações fiz 3 amortizações e quitei o contrato. Ocorre que a CEF NÃO fez nenhuma diminuição ou desconto dos vários seguros embutidos nas parcelas etc, isto é, paguei o valor total mesmo reduzindo drasticamente o tempo do contrato. Isso está certo? Tenho direito a redução dos seguros e/ou taxa de administração? Se sim, como faço para que a CEF devolva?</text:p>
            <text:p>Grato,</text:p>
            <text:p>Eliseu</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Olá! Sou servidor público e, no exercício da função de gestor contratual, preciso verificar um documento de endosso de uma apólice de seguro garantia, mas estou com dificuldades para fazer a verificação no site. Já tenho endossos anteriores, bem como a apólice original verificados e mesmo assim, ao tentar avaliar novamente estes, o site também retorna o mesmo err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testando entrada sysaid.</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Prezados, boa tarde!</text:p>
            <text:p>Recebi a informação que o cadastro da corretora Capital Seguradora, Vida, Previdência e Off Shore SUSEP:333333333 está suspenso e gostaríamos de saber o motivo e como regularizarmos.</text:p>
            <text:p>Aguardo conta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8" office:value-type="string" calcext:value-type="string">
            <text:p>Jakson, advogado, inscrito na OAB/MG 333.333, na  qualidade de herdeiro de, LEOLINO, CPF:333.333.333-33, vem requerer informações a respeito se o falecido deixou alguma apólice de seguro contratado.</text:p>
            <text:p>Sem nada mais, agradeço-lhes </text:p>
            <text:p>Tel: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Renovei o seguro do meu veículo, parcelei em três parcelas iguais de R$ 333,33 cada, nos seguintes vencimentos, 3ª parcela dia 33/33/3333, 3ª parcela dia 33/33/3333 e ultima parcela dia 33/33/3333. Paguei as três parcelas na data de vencimento. <text:s/>No dia 33/33/3333 tive meu veículo furtado e a seguradora Zurich me indenizou corretamente, mas ao pagar a indenização a seguradora Zurich descontou a ultima parcela da renovação do seguro, no valor de R$ 333,33 (sendo que a última parcela já estava paga) Como dito, Paguei a ultima parcela no dia 33/33/3333 e até o momento (33/33/3333) a Zurich não me devolveu os R$ 333,33. Já cobrei duas vezes. Por essa razão gostaria de contar com a ajuda da Susep para obrigar a seguradora devolver meu dinheiro. Desde já agradeço pela atenção de você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3">
          <table:table-cell office:value-type="string" calcext:value-type="string">
            <text:p>Em resposta ao chamado/protocolo 33333.333333/3333-33, Informo que o sistema app DPVAT não está nos permitindo seguir com a solicitação de indenização. Anexados os documentos e ao enviar o app apresenta erro.</text:p>
            <text:p/>
            <text:p>Segundo ponto somos quatro irmãos cada irmão deu entrada no app separadamente e 3 irmão recebeu o valor de R$ 3.333 reais sendo que  isso 3 irmão enviarão  a mesma documentação.</text:p>
            <text:p>Pedido app 3333333333 solicitação aprovada em 33 deagosto deste ano.</text:p>
            <text:p>Seguem anexos documentos dos beneficiários e do erro mo app</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Bom Dia, </text:p>
            <text:p/>
            <text:p>Solicitei atualizacao do cadastro para retirada de suspensao ja tem uma semana e mesmo ainda nao foi feito, como devo proced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3">
          <table:table-cell table:style-name="ce28" office:value-type="string" calcext:value-type="string">
            <text:p>Bom dia, sou advogada inscrita na OAB/RJ, sob o nº 333.333, solicitei indenização por morte do seguro DPVAT, para um cliente, juntei toda a documentação necessária, porém, mesmo após a juntada de todos documentos exigidos pela CEF, minha cliente teve o indeferimento do pedido, motivo o qual  foi proposta ação judicial na Justiça Federal Subseção Nova Iguaçu/RJ. </text:p>
            <text:p>Ainda assim, continuam negando o direito ao recebimento pela minha cliente e Autora o direito ao seguro, mesmo após comprovado com os documentos necessários.</text:p>
            <text:p>Seguem abaixo dados pertinentes para a fundada reclamação:</text:p>
            <text:p/>
            <text:p>Dados processo administrativo:</text:p>
            <text:p/>
            <text:p>nº pedido administrativo: 3333333333</text:p>
            <text:p>Cpf da solicitante: 333.333.333-33</text:p>
            <text:p>Benefiiária: Emilly </text:p>
            <text:p/>
            <text:p>Dados processo judicial:</text:p>
            <text:p/>
            <text:p/>
            <text:p>processo Judicial nº: 3333333-33.3333.3.33.3333</text:p>
            <text:p>3ª VF de São João de Meriti/RJ</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enho um veiculo segurado pela porto seguros, onde o mesmo foi furtado. E após 33 dias foi recuperado, já estava em fase de pagamento. Agr a seguradora me informou que para pagar precisa que o chassi seja liberado pela delegacia, mas eu já não tenho nada a ver com esta situação, que inclusive já até preenchi o documento no nome da seguradora conforme e-Mail.</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Sou servidor da Universidade Federal do Acre. Necessito verificar a veracidade de uma apólice de seguro garantia apresentada pela contratada. TÍTULO: APÓLICE DE SEGURO GARANTIA No 333333333333333333333333. Ao realizar a consulta o sistema emitiu a seguinte informação: "Não foram encontradas dados na nossa base para apólice". Ocorre que já o segundo caso nessa semana. Diante do exposto, solicito informa se o sistema/plataforma de consulta passa por instabilidade/manutenção e/ou qual o motivo de não ser possível realizar a consulta.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4">
          <table:table-cell office:value-type="string" calcext:value-type="string">
            <text:p>Informo que fui cliente da Youse Seguradora, apólice Número 3333333333333, Produto Residencial pelo período de 33/33/3333 até 33/33/3333.</text:p>
            <text:p>Ocorre que no dia 33/33/3333 entrei em contato com a seguradora pelo seu chat, conforme protocolo de atendimento  (33333333), informando que havia necessidade de fazer uso do servico "assistência pet", o qual faz parte dos serviços disponíveis aos segurados da apólice. </text:p>
            <text:p>Foi enviado para mim um link de reembolso durante o atendimento. Fiz uso do link no dia 33/33/3333 e solicitei o reembolso referente a uma nota fiscal no valor de R$3333,33.</text:p>
            <text:p>Recebi o e-mail resposta do reembolso, informando que o reembolso havia sido indeferido, haja vista eu não ter feito comunicação prévia com a central.</text:p>
            <text:p>Ora, o argumento levantado é indevido pela seguradora é indevido. Não há que se falar em falta de comunicação pois como dito anteriormente, foi feito contato com a central da youse, o qual foi informado a situação emergencial, bem como foi feito o envio do link por parte da youse conforme protocolos (33333333), (33333333), (33333333), (33333333), todos em anexo. </text:p>
            <text:p>Assim, conforme comprovado, considerando que o canal de comunicação com o cliente é o chat, e que foi feito contato com este não há que se falar em ausência por parte do cliente.</text:p>
            <text:p>Além deste, vale destacar que, conforme protocolos em anexo (33333333), (33333333). Por diversas vezes há uma suposta "queda" do chat por parte da empresa e dos atendentes após o cliente ficar quase 3 hora aguardando, sendo que, em alguma desses contatos se tratava de pedido de cancelamento, e que o atendimento era transferido ate o total desligamento, evidenciando uma prática ilícita da referida empresa ferindo o DECRETO Nº 33.333, DE 3 DE ABRIL DE 3333, art 33° e 33°</text:p>
            <text:p>Informo também que foi feito pedido junto a ouvidoria da empresa, que conforme resposta ( anexo) também foi indeferido.</text:p>
            <text:p>Assim solicito a análise pela referida autarquia de modo a verificar ilicitudes e inconsistências.</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embolso (prazo e valor)</text:p>
          </table:table-cell>
          <table:table-cell table:number-columns-repeated="16380"/>
        </table:table-row>
        <table:table-row table:style-name="ro40">
          <table:table-cell table:style-name="ce28" office:value-type="string" calcext:value-type="string">
            <text:p>Boa tarde! </text:p>
            <text:p>Falo em nome da Corretora de Seguros LTDA, venho por meio desta reclamar da forma como a Susep agiu bloqueando o cadastro da nossa corretora, sendo que não fizemos nada de errado, e não fora avisado a nós que teríamos que atualizar essa cadastro. </text:p>
            <text:p>Não recebemos sequer um e-mail avisando que teríamos que fazer essa atualização. </text:p>
            <text:p>O mais absurdo é não ter um número de telefone para resolvermos a questão. Apenas uma plataforma e um e-mail. </text:p>
            <text:p>Essa plataforma diz que temos que subir o nível da conta para ouro, estamos há duas horas tentando fazer o procedimento que está dando erro no QR Code, pelo aplicativo. </text:p>
            <text:p>Vale ressaltar que é o nosso único ganha pão e estamos perdendo contrato com isso, pois nosso acesso está bloqueado em quase todas as seguradoras por conta de não estar atualizado na Susep. </text:p>
            <text:p>Solicito que nos ajudem a regularizar essa situação com urgência. </text:p>
            <text:p>Se puderem entrem em contato com o nosso diretor, Anderson , contato: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a tarde!</text:p>
            <text:p>Preciso alterar os dados fiscais e correspondência da 3 Segur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mo regularizar o cadastro de corretor da Pesso juridic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4">
          <table:table-cell table:style-name="ce28" office:value-type="string" calcext:value-type="string">
            <text:p>Senhores,</text:p>
            <text:p>Vimos consultar a esta D. SUSEP sobre a posição de Diretor Técnico de Corretora de Seguros que seja Pessoa Jurídica. </text:p>
            <text:p>Temos a seguinte dúvida a ser esclarecida:</text:p>
            <text:p>Se o Diretor Técnico de Seguros da Sociedade Anônima presta serviços apenas por jornada de 33 horas diárias, ele deve ao iniciar a jornada se vincular à Corretora de Seguros por meio do sistema da SUSEP e ao final da sua jornada se desvincular da Corretora de Seguros, realizando esse procedimento diariamente? Ou, deve permanecer vinculado como Diretor Técnico de Seguros durante todo o prazo de seu mandato sem a necessidade de se vincular no início da jornada e desvincular ao final da jornada diariamente?</text:p>
            <text:p/>
            <text:p>Respeitosamente,</text:p>
            <text:p>Jeniffer</text:p>
            <text:p>OAB/SP 333.333</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
          <table:table-cell office:value-type="string" calcext:value-type="string">
            <text:p>33333.333333/3333-33 em reposta</text:p>
            <text:p>Não  existe laudo de necropsia porque o. Samu disse que N precisava de tal.</text:p>
            <text:p>Minha mãe  foi atropelada e sua saúde que já era debilitada foi agravada.enviamod o boletim de ocorrência. O registro do Samu onde informa que minha mãe deu entrada no hospital por causa do acidente. Ela recebeu alta mas não  estava bem por isso veio a óbito. </text:p>
            <text:p>Se os documentos enviados não comprovam o nexo do acidente com a morte porque dos 3 irmãos beneficiários da vítima, que enviaram a mesma documentação , apenas 3 recebeu o valor de 3333 reias...no pedido 3333333333 pedido feito pelo app aprovado em 33 de ag3sto 3333.</text:p>
            <text:p>Me expliquem por 3 beneficiário  já recebeu o valor e os demais estão sendo vetados ?</text:p>
            <text:p/>
            <text:p/>
            <text:p>Não nego que minha mãe tinha problemas de saúde,  mas ela era ativa e só veio a óbito porque um louco em uma mot3 a atropelou e   a levou a morte. E o motoqueiro já recebeu a indenização del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Desejo me cadastrar para ser corretor de planos de saúd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8" office:value-type="string" calcext:value-type="string">
            <text:p>Olá, preciso do número e da apólice de seguros em nome da Construtora e Incorporadora Maedri LTDA.</text:p>
            <text:p>Caso tenha algum seguro em nome da administradora Sandra portadora do CPF 333.333.333-33 também precisamos do número  e da apólice.</text:p>
            <text:p>Caso este não seja o meio adequado para fazer tal requerimento, requer instruções sobre o meio adequado.</text:p>
            <text:p>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Não tenho comprovante da apólice de seguros da Mafpre.</text:p>
            <text:p>Paguei seguro à vista em 3333 e perdi os comprovantes e não consigo a apólice com a segurador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3">
          <table:table-cell office:value-type="string" calcext:value-type="string">
            <text:p>Em que pese a existência do manual, não consegui, ainda, concretizar meu cadastro.</text:p>
            <text:p>As informações são bastantes confusas, e mesmo existindo o manual, a situação de desenvolve bem diferente.</text:p>
            <text:p>Preciso  que me informe, com clareza, como concluir este cadastro.</text:p>
            <text:p>Obs: As informações que direcionaram para o meu E-mail (email), após eu ter preenchido o Formulário de Cadastro de Usuário Externo, não me permitiram concluir o cadastramento.</text:p>
            <text:p>Fico no aguardo a fim de obter maiores informações e conseguir, dessa forma, efetivar meu cadastro.</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Estamos bloqueados nas companhias porque no sistema da SUSEP não aparece que temos nenhum produto cadastr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O cadastro da Susep esta suspenso e enviei um e-mail solicitação a ativação do registro por não haver irregularidades, porém até agora não tivemos retorno, Tenho processos para implantar e seguros a emitir. </text:p>
            <text:p/>
            <text:p>Peço um retorno com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8" office:value-type="string" calcext:value-type="string">
            <text:p>Olá prezados!</text:p>
            <text:p/>
            <text:p>Tive o meu cadastro suspenso por divergir o nome da empresa na Susep como o da Receita Federal. O contrato social foi alterado (segue anexo) e preciso regularizar o mais breve possível, colocando como ativo, pois algumas seguradoras bloquearam a efetivação de seguros.</text:p>
            <text:p/>
            <text:p>CNPJ 33.333.333/3333-33 </text:p>
            <text:p>Representante Legal: João Vitor 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Olá Prezados !!!</text:p>
            <text:p/>
            <text:p>Tenho tentando enviar meu contrato social com a alteração , para desbloqueio do codigo na susep , estão me solicitando acesso ouro , já fiz todos os procedimentos par aumentar o nivel da conta , a mensagem que aparece ( estamos trabalhando para expandir o acesso , mas por enquanto não conseguimos aumnetar o nivel da sua conta gov.br ) poderia me informar qual o prazo pra eu aumentar o nivel ? estou enviando o contrato social em anexo caso consiga me ajuda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Em resposta ao Protocolo: 33333.333333/3333-33</text:p>
            <text:p/>
            <text:p>Segue o e-mail enviado no dia 33/33 as 33:33, em anexo o e-mail e o contrato social.</text:p>
            <text:p>Entendo que tenha prazo para resolução, mas temos processos pendentes para implantar, e não podemos deixar nossos clientes desamparados. </text:p>
            <text:p>Peço ajuda, visto que esta tudo dentro dos conformes da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fiz um endosso dia 33/33 (sábado) na seguradora Bradesco e veio a mensagem de que estou com cadastro suspenso junto a susep. Fiz acesso ao site, digitei a susep, consta a suspensão, ao lado tem a opção (clique aqui para emitir a certidão), fiz isso, é a que está anexada, sendo esta "suspensa" a única disponível e sem informação nenhuma de como proceder a regularização. Entrei em contato com 33333333333, só me disseram para enviar para o e-mail email, já fiz isso, mas não tenho retorno. Como faço com meus clientes que precisam ativar o seguro?, o de sábado mesmo está com a proposta pendente de emissão devido a isto. Preciso desta certidão como "ativa" urgente, ainda hoj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8" office:value-type="string" calcext:value-type="string">
            <text:p>Gostaria de esclarecer uma dúvida: A Suhai seguradora está exigindo documentos referentes ao financiamento do veículo para efetuar minha indenização. Alegam que é exigência da SUSEP, isso é verdade? Não vejo motivo para tal exigência, pois o financiamento está em meu nome, se, eventualmente, eu não pagar (o que não irá acontecer) é meu nome que será protestado não o da seguradora. Não quero me precipitar, mas tudo me leva a pensar que existe má fé, pois o veículo já está em nome da mesma desde o dia 33 de julho, desde então, recebo e-mails exigindo novos documentos.</text:p>
            <text:p>Só quero saber se realmente é exigência da SUSEP. E, no caso afirmativo, porque é que a Suhai não solicitou todos os documentos em uma única vez? </text:p>
            <text:p>Cada vez que pede demora 33 dias úteis para analisar e depois pede outro. Trabalho como Uber e estou sendo prejudicada por conta da Suhai. </text:p>
            <text:p>Por gentileza, peço que me esclareçam se é mesmo norma da SUSEP.</text:p>
            <text:p/>
            <text:p>Atenciosamente</text:p>
            <text:p/>
            <text:p>Silvana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30">
          <table:table-cell table:style-name="ce28" office:value-type="string" calcext:value-type="string">
            <text:p>Bom dia,</text:p>
            <text:p>Quero por favor,  ter mais informações sobre um email recebido: SUSEP - Notificação Corretores - Pendências no Registro. (A empresa não foi encontrada na base da Receita Federal e o contrato social foi enviado) Consta esse pendência mas não sei como resolver, pois as obrigações estão em dia e não aparece como é para resolver.. Segue dados para a consulta: CNPJ: 33333333333333, Nome: D LTDA</text:p>
            <text:p>Número de registro Susep: 333333333. No aguardo do retorn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Prezados; Recebi hoje a informação de que o nosso cadastro junto com a Susep está suspenso e gostaria de entender o motivo. Peço que verifiquem com urgencia essa informação pois a CORRETORA DE SEGUROS LTDA <text:s/>de CNPJ: 33333333333333 e sUSEP: 333333333, desconhece o motiv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7">
          <table:table-cell table:style-name="ce28" office:value-type="string" calcext:value-type="string">
            <text:p>A empresa ITA SEGUROS - CNPJ 33.333.333/3333-33 fez um seguro incêndio em meu nome, sem o meu aceite.  O pior foi fazer essa contratação por valor superfaturado junto à Tokio Marine.  A apolice que me enviaram foi cotada a $ 333,33 e a mesma cobertura feita por outra corretora (Framilio Seguros),. me custou $ 33,33 com a mesma cobertura para o Locador e tambem junto à Tokio Marine.  </text:p>
            <text:p>Liguei na ITA, falei com o Sr. Edgar no dia 33/33, data na qual recebi o boleto de locação do meu apartamento, onde constava a cobrança de 3a/3a parcela no valor de R$ 333,33 cada uma.  O Sr. Edgar me respondeu que, apesar de não ter meu aceite, ele providenciou a apólice com instruções passadas pela Imobiliária Goback..</text:p>
            <text:p>Pedi à ele que cancelasse a apólice porque eu não concordava com o valor e ele disse que não iria fazer isso.  Sendo assim, liguei na Tokio Marine e fiz o cancelamento.</text:p>
            <text:p>Peço que seja investigada a conduta dessa Seguradora, por superfaturamento e por "venda casada" com a imobiliária Gobach, contra a qual estou tambem tomando providencias. Ressalto que essa conduta que me atingiu, tambem está atingindo várias outras pessoas que não se atentaram para a cobrança absurda, segundo o responsável técnico dessa imobiliária eles administram mais de 3 mil contratos, todos tratados da mesma forma e todos com seguros feitos pela ITA Seguradora.</text:p>
            <text:p>Aguardo providências.</text:p>
            <text:p>Sonja </text:p>
            <text:p>(33) 3 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Cobrança de Prêmio Indevida</text:p>
          </table:table-cell>
          <table:table-cell table:number-columns-repeated="16380"/>
        </table:table-row>
        <table:table-row table:style-name="ro6">
          <table:table-cell office:value-type="string" calcext:value-type="string">
            <text:p>Bom dia, tenho a apólice nº 333333</text:p>
            <text:p/>
            <text:p>Em meados de janeiro e fevereiro de 3333, tivemos um mini ciclone na região que destelhou nosso escritório, voou a placas da cobertura e a chuva que veio após o vendaval, molhou todo o escritório e perdemos máquinas (computadores, televisor e documentos em papel físicos). Solicitei para a seguradora a indenização do seguro e eles recusaram, alegando que o prejuízo foi causado pelas chuvas e não temos cobertura para águas, mais entendendo que um temporal é antecedido por vendaval e temos cobertura de vendaval (https://conceito.de/vendaval) (https://g3.globo.com/sp/sao-paulo/noticia/3333/33/33/chuva-causa-alagamentos-e-quedas-de-arvores-em-sp.ghtml) (https://g3.globo.com/sp/sao-paulo/noticia/3333/33/33/vento-forte-derruba-arvores-em-sp.ghtml) (https://portal.inmet.gov.br/noticias/informativo-meteorol%C3%B3gico-n%C3%BA-33-333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Negativa de Pagamento</text:p>
          </table:table-cell>
          <table:table-cell table:number-columns-repeated="16380"/>
        </table:table-row>
        <table:table-row table:style-name="ro64">
          <table:table-cell table:style-name="ce28" office:value-type="string" calcext:value-type="string">
            <text:p>Estou com a SUSEP 333333333 da AAAAAAA CORRETORA DE SEGUROS de CNPJ 333333333333-33 suspensa!</text:p>
            <text:p/>
            <text:p>O corretor responsável sou eu, Rubens, que estou com a minha SUSEP ativa. </text:p>
            <text:p/>
            <text:p>Já providenciei o Contrato Social, mas desde sexta feira estou tentando entrar no gov.br para incluir o contrato social.</text:p>
            <text:p>E quando tento fazer o login através do corretor responsável aparece</text:p>
            <text:p>"As credenciais de login não conferem"</text:p>
            <text:p>E estou o meu CPF como login.</text:p>
            <text:p/>
            <text:p>Segue print da tela.</text:p>
            <text:p>Consigo acessar ele como pessoa física. Mas não como pessoa jurídica.</text:p>
            <text:p/>
            <text:p>Podem me ajudar,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ecessito da apólice completa de um seguro contraído junto à caixa sob Contrato número 333333 assinado em Agosto de 3333, já fiz inúmeros contatos com a seguradora solicitando o documento mas não houve êxito. Anexo o que eles me mandaram, tentei buscar neste site a apólice mas não consegui encontrar o número de rastreamento no qual o site solicita. Poderiam por gentileza me enviarem a apólice completa, com as condições gerais etc? Obrigado </text:p>
          </table:table-cell>
          <table:table-cell office:value-type="string" calcext:value-type="string">
            <text:p>Explicações da Ouvidoria</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63">
          <table:table-cell table:style-name="ce28" office:value-type="string" calcext:value-type="string">
            <text:p>Senhores, boa tarde.</text:p>
            <text:p>A respeito de seguro garantia apólice emitida 333333333333333333333333 Endosso: 333333, esta foi emitida para o Segurado SECID - SECRETARIA DE ESTADO DAS CIDADES CNPJ OU CPF: 33.333.333/3333-33,, e seu Tomador a empresa CPD CONSTRUCOES LTDA CNPJ OU CPF: 33.333.333/3333-33,  porém não conseguimos validar pelo SITE da SUSEP uma exigência do Segurado para a assinatura do contrato, neste caso precisamos de um Oficio da SUSEP relatando o por que não esta sendo ajustado em seu sistema as apólices endossos e qual a previsão para a normalização do sistema, o Tomador esta sem poder trabalhar e nós não podemos fazer nada, sem que a SUSEP esteja normalizada o sistema de consulta.    certos de vossa compreensão agradeço desde já....Edison - San Marius Corretora de Seguros</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8">
          <table:table-cell office:value-type="string" calcext:value-type="string">
            <text:p>Preciso regularizar minha situação na SUSEP, descobri hoje ao transmitir um seguro que minha habilitação cnpj está suspensa. </text:p>
            <text:p>Como faço para regularizar? Urgente. </text:p>
            <text:p/>
            <text:p>Em anexo.: </text:p>
            <text:p>Contrato social Ativo </text:p>
            <text:p>Cópia RG </text:p>
            <text:p>Cópia situação cadastral CPF</text:p>
            <text:p>CNPJ situação cadastral regul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1">
          <table:table-cell table:style-name="ce28" office:value-type="string" calcext:value-type="string">
            <text:p>Bom dia , </text:p>
            <text:p>minha susep foi suspensa temporariamente. A solicitação é anexar o contrato social da minha empresa no cadastro da empresa . Porém , já tentei de tudo para criar a minha conta ouro no app gov , estou no nível prata , já tentei de tudo e não consegui , o site é o app gov não estão permitindo . Preciso muito da ajuda de vocês , pois estou desde quarta-feira passada impedido de trabalhar e receber minhas comissões, preciso muito pagar minhas contas e impostos federais . A única exigência e anexar o contrato social no cadastro da empresa . Já encaminhei o contrato social por e-mail , porém , o funcionário respondeu que preciso fazer pelo site , mas , como já disse , não consegui porque o site e o app não estão permitindo </text:p>
            <text:p>Socorro !</text:p>
            <text:p>Me ajudem , por favor </text:p>
            <text:p/>
            <text:p>Seguros e Planos de previdência Ltda</text:p>
            <text:p>Susep : 333333333</text:p>
            <text:p>CNPJ :  33.333.333 3333-33</text:p>
            <text:p>Responsável técnico : Martin </text:p>
            <text:p>CPF :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ossuo Registro /cadastramento junto à susep que me habilita a comercializar Seguros todos os Ramos, há mais de 33 anos. Fui surpreendida com a suspensão das minhas atividades como Corretora, desde o dia 33/33/33. <text:s/>Fizemos contato através do Site e Email, ficamos sabendo que a suspensão refere-se ao meu nome MARIA, ter sido digitado no cadastro como <text:s/>(MARIAA sem o A). Solicitamos a correção, que foi realizada junto ao cadastro das Empresas: Corretora de Seguros Ltda CNPJ (333333333333-33) e Corretora de Seguros Ltda (333333333333-33) Alteração realizada com sucesso, porém, o Cadastro Pessoa Natural continua sem a devida correção, mesmo depois de ter sido <text:s/>feita inúmeras vezes pelo aplicaivo com resultado de alteração efetuado com sucesso. Por este motivo não consigo transmitir os seguros inclusive <text:s/>renovações com vencimentos na data de hoje (33.33.33). Pedimos que nos ajudem a solucionar com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Dei abertura a um sinistro de seguro de vida por acidente do Itaú, <text:s/>juntei os documentos solicitados, e agora estão pedindo uma Autorização reconhecida firma do beneficiário em nome de empresa contratada pela seguradora para: serviços médicos, Hospitais, IML, INSS, Laboratórios de Análises Clínicas, clínicas médicas, médicos assistentes, empresas privadas, (empregadores, afastamentos do trabalho, licenças médicas etc.) e outras instituições médicas que tenham tratado o segurado acima identificado, a fornecer informações, relatórios médicos, resultados de exames, laudos, cópias de prontuários médicos, extrato de convênio (utilização médica do conveniado / segurado)que a seguradora faça pesquisas médicas. Eles não especificaram quais documentos precisam e nem me <text:s/>pediram <text:s/>para juntar, no entanto, <text:s/>querem a autorização com pleno poderes para efetuar essas pesquisas, sem a qual alegam não ser possível dar continuidade ao processo de sinistro. Diante disso, gostaria de confirmar com a SUSEP se a exigência da referida autorização é licita e obrigatória, e <text:s/>se pode o beneficiário se negar a concedê-la, sem prejuízo do seu direito. Atenciosamente, Adv. Marcia / OABSP 333333 </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58">
          <table:table-cell table:style-name="ce28" office:value-type="string" calcext:value-type="string">
            <text:p>favor verificar a situacao da corretora servicos de corretagem de seguros ltda. Nao consigo entrar no nosso cadastro.</text:p>
            <text:p>qual e a providencia a ser tomada. No aguardo,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8" office:value-type="string" calcext:value-type="string">
            <text:p>Boa Tarde,</text:p>
            <text:p>Gostaria de saber qual o motivo do nosso cadastro na Susep está scom status Suspenso!</text:p>
            <text:p>Agradeço a apreciação e retorno.</text:p>
            <text:p>Grato</text:p>
            <text:p>Danil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ter acesso as condições gerais do produto registrado sob o n. 33333333333/3333-33 do Banco Bradesco <text:s/>e suas versões, vigente entre 3333 e maio de 3333.</text:p>
          </table:table-cell>
          <table:table-cell office:value-type="string" calcext:value-type="string">
            <text:p>Área Técnica</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Foi <text:s/>autorizado pela Allianz Seguros o conserto de meu veiculo, sou um terceiro no sinistro. Como tenho muitos compromissos neste final de ano, gostaria de fazer os reparos do veiculo somente no inicio de 3333, <text:s/>há um prazo legal para que após a seguradora autorizar o conserto, eu entregue na oficina o carro para os devidos <text:s/>reparos ?</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Reparação do produto mal realizada</text:p>
          </table:table-cell>
          <table:table-cell table:number-columns-repeated="16380"/>
        </table:table-row>
        <table:table-row table:style-name="ro1">
          <table:table-cell office:value-type="string" calcext:value-type="string">
            <text:p>Prezados, tenho um cliente que faleceu o Sr., ADEMIR, CPF N° 333.333.333-33, nascido aos 33/33/3333, filho de Maria e pelo que consta ele possui um seguro de vida em grupo, porém, a empresa não quer fornecer a apólice e em busca no site, também não obtivemos êxito em localizar, desse modo, existe outro caminho a não ser o judicial para que tenhamos essa informação. Obrigado pela aten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MINHA SUSEP FOI SUSPENSA INDEVIDAMENTE... SOLICITO REGULARIZAÇÃO COM A MÁXIMA URGÊNCIA - <text:s/>33.333.333/3333-33.. SEGUE CONTRATO SOCIAL PARA VERIFIC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8" office:value-type="string" calcext:value-type="string">
            <text:p>SOLICITO A REGULARIZAÇÃO DO CADASTRO DA CORRETORA PREV CNPJ nº33333333333333 / REGISTRO SUSEP nº333333333. DOCUMENTOS SOLICITADOS PARA REGULARIZAÇÃO ATRAVÉS DO EMAIL email, PORÉM AINDA NÃO LIBERADO. - ENVIADO ATRAVÉS DO EMAIL email</text:p>
            <text:p>ESSE INFORMTÚNIO TEM IMPEDIDO ACESSO E LIBERAÇÃO DE PROPOSTAS NAS SEGURADORAS CREDENCIADAS. PEDIMOS PRIORIDADE NA SOLICIT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Fui funcionário da Celesc - Centrais Elétricas de Santa Catarina, até o dia 33/33/3333, e a empresa possui um fundo de previdência fechado (Celus), o qual eu fazia parte. Após o desligamento da empresa no dia 33/33/3333 o Gerente de Relacionamento da minha conta, no Banco do Brasil, me ofereceu a possibilidade de efetuar a transferência do saldo do fundo de previdência fechado (Celus), para um plano de previdência aberto Brasilprev. Fui informado que após a carência de 3 meses, caso eu precisasse, poderia efetuar o resgate do saldo (parcial ou total). No dia 33/33/3333, entrei em contato com o meu Gerente de Relacionamento, para fazer um resgate do saldo do meu plano Brasilprev, O gerente de relacionamento me informou da carência, mas ele não lembrava de quantos meses de carência para resgatar e disse que entraria em contato com a Brasilprev. Mais tarde ele entrou em contato comigo, informando que não poderia efetuar resgate do fundo do plano de previdência da Brasilprev. Somente pode entrar em benefício vitalício ou prazo certo.</text:p>
            <text:p>Quando da negociação pra fazer a portabilidade, nunca fui informado da impossibilidade de resgate do saldo e mesmo o próprio gerente de relacionamento que me vendeu a portabilidade não sabia disso, apenas que tinha carência de 3 meses para resgate, conforme o próprio termo de adesão que assinei informa o prazo de 3 meses para resgate do fundo de reserv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57">
          <table:table-cell office:value-type="string" calcext:value-type="string">
            <text:p>Bom dia</text:p>
            <text:p/>
            <text:p/>
            <text:p>Existe restrição na inclusão de atividade secundária no CNPJ da corretora?</text:p>
            <text:p/>
            <text:p/>
            <text:p/>
            <text:p>3333333</text:p>
            <text:p/>
            <text:p>Código CNAE 3333333: TRANSPORTE RODOVIÁRIO DE CARGA, EXCETO PRODUTOS PERIGOSOS E MUDANÇAS, INTERMUNICIPAL, INTERESTADUAL E INTERNACIONAL.</text:p>
            <text:p/>
            <text:p>Grata,</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8" office:value-type="string" calcext:value-type="string">
            <text:p>PREZADOS BOM DIA !! PODE ME AJUDAR NESSA QUESTÃO PF.</text:p>
            <text:p>NO MEU CONTRATO SOCIAL ESTA EU JOAO COMO RESP ADM E MEU SOCIO MARCOS COMO RESP. TECNICO, POREM EM MAIO 3333 ELE VEIO  A FALECER E ESTAMOS NOS TRAMITES DE INVENTARIO AGUARDANDO JUIZ LIBERAR ALVARA PARA QUE EU POSSA ALTERAR MEU CONTRATO SOCIAL E INCLUIR MINHA SUSEP COMO RESPOSAVEL TECNICO...POREM .DEPENDEMOS DO ALVARA JUDICIAL PRA ALTERAR O CONTRATO......PRECISO DE AJUDA PRA MANTER MINHA CORRETORA ATIVA UMA VEZ QUE IREI PASSAR A SER RESPONSAVEL TECNICO...COMO DEVO PROCEDER ? SEGUE ANEXO DOCUMENT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iz um seguro viagem <text:s/>AIG <text:s/>através do Cartão American Express emitido pelo Banco Bradesco, sob o bilhete 33333-3333-33-33-3333333, com processo SUSEP registrado <text:s/>sob o número 33333.333333/3333-33. Existe cobertura por atraso de bagagem. Abri sinistro sob o registro <text:s/>BAGDELBRA33333 em 33/33/3333 , me pediram documentos que enviei , pediram complementos que enviei e ninguém retorna , não concluem o caso e nem efetuam pagamento. Simplesmente deixam o prazo indefinidamente para que o segurado talvez "desista". Nem <text:s/>manifestação por e-mail ou fone são realizados . Quando ligo pede para aguardar . Acredito que não estejam empenhados em <text:s/>honrar as regras existentes.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2">
          <table:table-cell office:value-type="string" calcext:value-type="string">
            <text:p>Boa Tarde !! quero deixar minha reclamação referente a falta de informação por parte da Susep direcionei na data de hoje mais de vinte e-mail, e não me responderam ainda, Segundo a informação meu CPF consta divergência mais quando entro na receita esta ok.</text:p>
            <text:p>preciso que alguém me oriente me ajude esclareça minha duvida. Simplesmente tira o acesso fica por isso mesm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Recebi um comunicado da Susep dizendo que estou com pendencia, foi enviado um link mais através desde não fala qual a pendencia liguei na Susep onde fui informada que seria o CPF qual a pendencia pois para mim meu dados estão corretor .</text:p>
            <text:p>pessoal da SUSEP não ajuda em nada só mesmo suspende e fica por isso mesm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8" office:value-type="string" calcext:value-type="string">
            <text:p>Prezados, boa tarde! Tudo bem?</text:p>
            <text:p/>
            <text:p>Gostaria de saber como realizar a atualização de razão social da empresa CORRETORA DE SEGUROS LTDA, CNPJ: 33.333.333/3333-33.</text:p>
            <text:p/>
            <text:p>A mesma passou por uma atualização cadastral e o novo documento já foi adicionado ao site, contudo, não consigo atualizar os dados no sistema. </text:p>
            <text:p/>
            <text:p>Uma vez que tal campo é bloquea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ecessito fazer o recadastramento de pessoa juridica e nao encontrei o caminho no SI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nsultar apólice do meu pai me chamo Roselayn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0">
          <table:table-cell table:style-name="ce28" office:value-type="string" calcext:value-type="string">
            <text:p>Trata-se de dois fatos separados:</text:p>
            <text:p>Fato 33- Em 3333, tive 3 estufas atingidas pelo vento, onde duas deram perda total e uma foi danificada. Nesta ocasião, recebi o limite máximo de indenização que foi menor que o prejuízo real. </text:p>
            <text:p>Arrumamos a estufa danificada e demos como perdidas as estufas que tiveram perda total. Parei com a produção de tomate por um ano, dispensei três funcionários.  Com dinheiro recebido da indenização, paguei o banco (onde as estufas estão financiadas), fiz acerto dos funcionários e paguei o concerto da estufa danificada.</text:p>
            <text:p>Fato 33- Em 3333, após a renovação desta apólice, a estufa danificada foi avariada novamente, pelo vento. Ao  ir no banco do Brasil para acionar o seguro, vi que o gerente havia feito dois seguros com a Banco do Brasil seguros, onde um cobria danos na propriedade e outro se tratava de um seguro para uma estufa. Pedi a indenização da estufa danificada anteriormente pela apólice de seguro que cobria danos na propriedade, conforme orientação do gerente. A seguradora negou, dizendo que para ter direito ao seguro desta estufa (danificada e consertada em 3333) eu deveria ter consertado as estufas que foram perdidas (perda total), quando acionei o seguro em 3333. Apesar de ter renovado a apólice em 3333, eles não arcariam com o seguro da estufa, visto que não usei o dinheiro da indenização para arrumar estufas que foram dadas com perdas totais. Acontece que próprio gerente falou que era para pagar as parcelas do financiamento a vencer, o meu prejuízo foi superior ao recebido, eu perdi todos os meus clientes de tomate com a descontinuidade do fornecimento. Perdi as lavouras de tomate.</text:p>
            <text:p>Apesar de me sentir injustiçada, o perito que esteve na propriedade me orientou a entrar com o segundo seguro (outra apólice, menor na indenização, de uma estufa), feito com mesma empresa e com o mesmo gerente. Entrei com o segundo seguro, após a recusa do primeiro e recebi uma negatória, informando que eu deveria ter mencionado a existência do seguro anterior (que inclusive foi negado por esta mesma seguradora). Alegam que eu perdi o direito.</text:p>
            <text:p>Tudo que fiz foi de acordo com as orientações do gerente e do perito (que é sempre o mesmo). Nunca entrei com dois seguros ao mesmo tempo. Como posso estar agindo de má fé se foram dois seguros feitos com a mesma seguradora e o mesmo gerente?</text:p>
            <text:p>Sou pequena produtora rural, idosa, trabalho com a ajuda da minha filha e do meu genro. Já perdi a metade das minhas estufas, o dinheiro que recebi da primeira indenização foi muito inferior ao prejuízo. Como poderia ter adquirido duas novas estufas se o prejuízo foi de mais de trezentos mil reais e recebi duzentos e sessenta mil? Se renovei o seguro e estou pedindo indenização de uma estufa que arrumei, numa nova apólice, porque não posso receber? Se fiz o seguro com o mesmo gerente, mesmo banco, mesma empresa, o perito estava ciente, o gerente estava ciente, pedi o segundo seguro porque o primeiro me foi negado, como posso estar agindo de má fé? Como posso perder meu direito?</text:p>
            <text:p>Temos dificuldades em enviar documentos via aplicativo e via site, mesmo com a ajuda do gerente, é complicado o processo de atendimento. Um dia o aplicativo acusa estar com tudo certo, no outro ele sai fora do ar, no dia seguinte acusa estar faltando documento. Ligo na central e, mesmo recebendo links para enviar documentos, o site não permite o envio e o gerente tem que ficar tentando por outros meios. Os prazos de resposta são sempre estendidos, mesmo enviando o orçamento, me pedem para enviar novamente e zeram os prazos para resposta. Nesta lentidão de atendimento, tive um novo vendaval que estragou mais ainda a estrutura da estufa danificada (o perito inclusive registrou). Acredito que se tivesse recebido a indenização no tempo correto, talvez esta estufa não tivesse se danificado ainda mais.</text:p>
            <text:p>Tudo que falei pode ser confirmado através de conversas no whatsapp e e-mails.</text:p>
            <text:p>Por favor, me ajudem. Eu não consigo alcançar este raciocínio em que não tenho direito de receber dois seguros feitos com a mesma empresa e dois anos após ter acionado a novamente a seguradora.</text:p>
            <text:p>Atenciosamente,</text:p>
            <text:p>Odete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Quero saber se sou beneficiário de algum seguro de vida no nome do meu pai</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 pai do meu filho faleceu e eu sei que ele tem nhã uma apólice de seguro de vida pois era feito desconto em folha um valor de seguro de vida. Gostaria de saber o número da apólice e o beneficiário para poder anexa lá ao inventário aberto junto ao fórum da comarca de São Vicente O nome do segurado: André CPF 333.333.333-33 DN 33/33/3333 Segue em anexo certidão de óbito do mesmo, RG do meu filho e minha habilitação para comprovar os que estou narrand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amos com o cadastro da corretora suspenso por causa do CNAE e não sabemos como proceder, presicamos de aju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8" office:value-type="string" calcext:value-type="string">
            <text:p>Senhores(as), bom dia. </text:p>
            <text:p>Recebemos um e-mail da susep para atualização de cadastro, e pensando que era um golpe (vários em nossa região ), excluímos do nosso sistema, no entanto recebemos uma informação de suspensão da corretora no cadastro da susep. Estamos a dias tentando entrar no gov. br para acesso conforme indicado pelo sincor-es, e não conseguimos. Até via banco o sistema não habilita a pessoa responsável para o envio da alteração contratual. Maria - 333.333.333-33</text:p>
            <text:p>Estou enviando pelo meu nome Francisco - esposo, com o objetivo de conseguir ajuda para a resolução do problema. </text:p>
            <text:p>Favor nos ajude para que possamos regularizar a situação junto a Susep. (33) 33333-3333.  (33) 33333-3333.</text:p>
            <text:p>Consultoria Administração e corretagem de seguros Ltda -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iz o pagamento de um boleto pela conta digital da <text:s/>loja pernambucanas e o banco que presta serviço pra ela é a crefisa, e por erro do aplicativo fiz o pagamento 3 vezes em 33 junho de 3333, ja liguei pra loja diversas vezes ,ja fiz e enviei todos os documentos que me pediram, e ate hoje nao recebi meu dinheiro de volta. quero ressarcimento corrigido, <text:s/>estou pagando juros de contas que atrasaram por <text:s/>causa diss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
          <table:table-cell office:value-type="string" calcext:value-type="string">
            <text:p>Senhores, acabei de receber comunicado de que minha SUSEP esta suspensa, poderiam me informar o porque??? </text:p>
            <text:p>Sem essa informação não poderei regularizar meu cadastro e como devo proceder se realmente tiver algo errado em meu cadastro.</text:p>
            <text:p/>
            <text:p>não posso ficar sem trabalhar e estou ha muitos anos com vcs, portanto, peço retorno o quanto antes...</text:p>
            <text:p/>
            <text:p>tenho cadastro PF e PJ - CNPJ 33.333.333/3333-33</text:p>
            <text:p>Gra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3">
          <table:table-cell table:style-name="ce28" office:value-type="string" calcext:value-type="string">
            <text:p>OLÁ</text:p>
            <text:p>VENHO AQUI TRAZER TODA A MINHA INDIGNAÇÃO COM A EMPRESA DE NOME  “COMPREV, BAMCO PAULISTA” FIZ UM EMPRESTIMO CONSIGNADO COM ESTA EMPRESA HÁ EXATOS 33 MESES ATRÁS, NOS SEGUINTES MOLDES: PEGEI UM DETERMINADO VALOR ACHO QUE 33 MIL REAIS PARA PAGAR 33 X DE 333,33 REAISAÁ 3.3 % A/M, SENDO ASSIM IREI PAGAR AO FINAL 33.333 MIL REAIS. POIS BEM, JÁ PAGUEI 33 DOS 33 MESES E VENHO CHAMANDO O BANCO PARA NEGOCIAR O SALDO RESTANTE. COMO RESPOSTA, ELES NÃO ACEITAM REDUÇÃO DE PARCELAS, REDUÇÃO DOS JUROS DE JUROS QUE HOJE ESTÁ EM  3.3 A/M. A ÚNICA PROPOSTA QUE ELES ME FAZEM É DE ME DÁ UM TROCO PARA EU VOLTAR A PAGAR MAIS 333 MESES, EU NÃO SOU ESCRAVO DE NINGUÉN, ACHO UM DESAFORO A FORMA COMO ESSA EMPRESA TRATA SEUS CLIENTES. LIGUEI LÁ PARA PEDIR QUE ME ENVIASSE A ÚLTIMA PARCELA DO CONTRATO COM DESCONTO É CLARO, A PARCELA DE NÚMERO 33 E PASMEM,ELES ME DISSERAM QUE A INSTITUIÇÃO NÃO TRABALHA DESSA MANEIRA, SENDO ASSIM RESTARIA PARA MIM, SE EU QUIZESSE, PAGAR TODO O SALDO DEVEDOR DE UMA ÚNICA VEZ.  É DESUMANO SER  TRATADO DESSE JEITO. ESSE PAIS AINDA TEM JEITO, POIS EXISTEM ORGÃO IDÔNEOS COMO A SUSEP, ACREDITO NO TRABALHO DE VCS.</text:p>
            <text:p>AGUARDO RESPOSTAS DE VCS.</text:p>
            <text:p>MUITO OBRIGADO.</text:p>
            <text:p>JEAN , CPF 333 333 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racterísticas do produto</text:p>
          </table:table-cell>
          <table:table-cell table:number-columns-repeated="16380"/>
        </table:table-row>
        <table:table-row table:style-name="ro61">
          <table:table-cell table:style-name="ce28" office:value-type="string" calcext:value-type="string">
            <text:p>Faça upgrade para um Gmail mais inteligente</text:p>
            <text:p>E-mail seguro, rápido e organizado</text:p>
            <text:p>ABRIR</text:p>
            <text:p/>
            <text:p>Referente ao Protocolo: 33333.333333/3333/33, informações complementares:</text:p>
            <text:p/>
            <text:p>Contrato de Seguro de Vida com data de adesão em 33 33 3333; através do contrato de adesão ao Cartão de Crédito CREDICARD; garantido por METROPOLITAN LIFE SEG. E PREV. PRIVADA S/A, CNPJ. 33.333.333/3333-33, Código de Registro SUSEP: 3333-3. Estipulantes: Banco CITICARD, CNPJ: 33.333.333/3333-33, Nº Certificados: 333.33333 e 333.33333, Apólice Nº 3.33.3333.333, Nº Proc. SUSEP: 33.333.333/33-33; Banco ITAÚ UNIBANCO HOLDING S/A, CNPJ: 33.333.333/3333-33, Certificados: 33.333.333 e 33.333.333, Apólice Nº 3333.33.3333333333, Nº Proc. SUSEP: 33.333.333/33-33; Pagamento do Seguro, vencimento vinculado à fatura do cartão de crédito CREDICARD, Periodicidade Mensal, Nº Cartão CREDICARD (Atual): 333333******3333.</text:p>
            <text:p/>
            <text:p>Contatos com o Banco Itaú – Central de Seguros: em 33 33 3333, protocolo Nº 33333333333333333, não obtive resposta; em 33 33 3333, protocolo Nº 333333333333333333, ratificando as mesmas reclamações, posteriormente, ainda nesse mesmo dia, recebi contato do Banco Itaú – Central de Seguros, somente para confirmar que havia recebido minhas solicitações, que fariam análises e estudos e eu seria informado, gerando o protocolo Nº 333333333; em 33 33 3333 recebi mensagem via E-mail da Itaú Seguros/CSG, relatando que minha ocorrência protocolada, havia sido tratada e atendida. Na realidade nada foi atendido em minhas solicitações e reclamações.</text:p>
            <text:p/>
            <text:p>Observação: embora tenha solicitado a Apólice do Seguro, por vários contatos e por todos esses anos, em contatos com a Central de Atendimento do Cartão de Crédito Credicard, nunca fui atendido.</text:p>
            <text:p/>
            <text:p>Mantive contatos com a METLIFE, em 33 33 3333, solicitei informações e os documentos originais, acerca das Apólices do seguro citadas acima, as quais nunca as recebi, gerou os protocolos números: 33333333, 33333333 e 33333333. Solicitei as apólices para análise e esclarecimentos, porém não fui atendido em minhas solicitações. Considerando o exposto e as inúmeras solicitações, isso por vários anos, todas sem sucesso, estou solicitando apoio e orientações da SUSEP - Superintendência de Seguros Privados, na possibilidade de ser atendido em minhas solicitações.</text:p>
            <text:p/>
            <text:p>Sds,</text:p>
            <text:p/>
            <text:p>Eliberto , CPF: 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Boa noite, tive um acidente de moto e fui acionar meu seguro só que me falaram que não cobria.  Minha apólice 3 33333. </text:p>
            <text:p>Gostaria de mais informações.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Registro a minha insatisfação com a interface de consulta de apólice de seguro da SUSEP, especificamente no que se refere ao captcha. </text:p>
            <text:p/>
            <text:p>Sou funcionário de empresa pública federa, lotado em setor que tem como uma de suas atribuições a análise de apólice de seguro garantia apresentadas como caução de contratos por fornecedores e prestadores de serviço. E recentemente não temos conseguido efetuar a verificação de registro das apólice porque o captcha não o permite. Antes, ele apresentava um série de quadros e pedia para selecionar as que possuíam determinada figura, o que podia ser feito sem problemas. Mas, agora ele está apresentando uma imagem única cobrindo todos os quadros e pede a mais coisa de antes (selecionar todos os quadros com determinada imagem). E não importa de que forma você selecione os quadros, o captcha não aceita a resposta e lhes diz para tentar de novo. E se você tenta a opção de áudio, o som é ininteligível (parece estar em outro idioma). </text:p>
            <text:p/>
            <text:p>O registro na SUSEP é condição indispensável para validade de uma apólice de seguro e o fato de não conseguirmos efetuar essa verificação é um grande problema. Assim, solicita-se que essa respeitada instituição corrija o problema o quanto antes.</text:p>
          </table:table-cell>
          <table:table-cell office:value-type="string" calcext:value-type="string">
            <text:p>Área Técnica</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Preciso muito da ajuda de vocês.  Meu cadastro da corretora foi suspenso por divergência de nome.  Mas está estranho no sistema e não consigo corrigir.  Perdi o acesso aos sistemas das seguradoras e não recebeu nenhum comunicado da Susep. Agora estou sem receber,  com funcionários para pagar,  filha pequena e sem contato com a Susep para resolver algo simples.  </text:p>
            <text:p/>
            <text:p>Como posso solucionar a alteração!!!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Minha esposa está aguardando desde 33/33/3333 o recebimento do sinistro do seguro relativo a morte do seu pai, mas até agora a seguradora não efetuou o pagamento do sinistro para ela. Ela teve muitos gastos para poder ir ao velório do pai em Minas Gerais já que ela morava em Sergipe e ao buscar informações sobre o recebimento do sinistro só informam que estão aguardando a suposta ex-mulher dele enviar uma documentação. Ocorre também que o pai de minha esposa quando faleceu estava solteiro.</text:p>
            <text:p>Esse assunto deve ser resolvido o quanto antes, pois é um assunto que traz muita dor à minha esposa por ser referente à morte do seu pai.</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61">
          <table:table-cell table:style-name="ce28" office:value-type="string" calcext:value-type="string">
            <text:p>À</text:p>
            <text:p>SUPERINTENDENCIA DE SEGUROS PRIVADOS (SUSEP)</text:p>
            <text:p>RECLAMAÇÃO/DENÚNCIA SOBRE CONDUTA DE SEGURADORA EM SINISTRO DE AUTOMÓVEL SINISTRO</text:p>
            <text:p>CIA 333333333333333</text:p>
            <text:p>PLACA VEÍCULO SEGURADO : GEG-3333</text:p>
            <text:p>APÓLICE DE SEGURO AUTO : 333 33333-3</text:p>
            <text:p/>
            <text:p>Eu , Leandro, CPF 333.333.333-33 , venho por meio desta realizar uma reclamação em base de denúncia contra a cia BRADESCO SEGUROS S/A .</text:p>
            <text:p/>
            <text:p>Dos fatos :</text:p>
            <text:p>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text:p>
            <text:p/>
            <text:p>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text:p>
            <text:p>Mas como terá provas se não acatara sequer a retificação de sinistro ?</text:p>
            <text:p/>
            <text:p>Conclusão :</text:p>
            <text:p>Concluo que a cia está se abstendo em dar o atendimento , visto que tenho todos os números de protocolos onde foram incansavelmente solicitadas a retificação do aviso de sinistro , algo que não foi feito e que culminou na NEGATIVA do sinistro por parte da cia .</text:p>
            <text:p/>
            <text:p>Eu como consumidor me sinto severamente lesado por conta da atitude desta atitude , onde já recorri pelo sac da cia , ouvidoria e sequer tive retorno . Portanto recorrendo a este órgão superior no qual regula também a conduta das cias de seguro .</text:p>
            <text:p>Peço que acatem esta denúncia e se possível realizem a instauração de processo administrativo contra a cia para investigar o caso .</text:p>
            <text:p/>
            <text:p>Nestes termos peço deferimento,</text:p>
            <text:p/>
            <text:p>LEANDRO </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 gostaria de obter <text:s/>informações do seguro que minha mãe mantinha com o banco Banrisul, ja tentei por telefone no 3333 sem sucesso, a mesma faleceu no final de Agosto de 3333 e deixou uma apólice só que não encontramos a documentação o contrato , tenho o numero e alguns dados onde a mesma efetuava o pagamento do seguro todo mes em sua conta corrente no banco , agradeço qualquer ajuda e orientaçã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1">
          <table:table-cell table:style-name="ce28" office:value-type="string" calcext:value-type="string">
            <text:p>Prezados, </text:p>
            <text:p/>
            <text:p>Eu tenho uma corretora de seguros (CORRETORA DE SEGUROS LTDA - CNPJ: 33.333.333/3333-33), registrada sob o registro SUSEP número 333333333.</text:p>
            <text:p>No dia 33/33/3333 eu recebi um e-mail me alertando sobre uma pendência no site da SUSEP, relacionada à minha corretora. </text:p>
            <text:p>Em seguida, eu entrei no sistema e visualizei a seguinte pendência: "empresa não foi encontrada na base da Receita Federal e o contrato social foi enviado" e mais, "Atenção! Seu cadastro possui pendências. Se elas não forem resolvidas dentro do prazo, você pode ter o cadastro suspenso.". </text:p>
            <text:p>Com a finalidade de solucionar a possível pendência, enviei um e-mail para email que, até hoje (33/33/3333), quase 33 dias, não foi respondido. </text:p>
            <text:p>Solicito gentilmente que alguém me ajude a identificar do que de fato se trata, pois, minha contadora diz que tudo está regularizado na Receita Federal e que nunca estive irregular. Gostaria também, de maiores informações de como solucionar a suposta pendência, uma vez que ela é informada sem orientação do que fazer e de acesso dificílimo ao órgão responsável. </text:p>
            <text:p/>
            <text:p>Desde já, agradeço!</text:p>
            <text:p>Atenciosamente, </text:p>
            <text:p>Rodrigo</text:p>
            <text:p>(33)33333-3333</text:p>
            <text:p>email</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8">
          <table:table-cell table:style-name="ce28" office:value-type="string" calcext:value-type="string">
            <text:p>Boa tarde. havia recebido um e-mail na data de 33/33/3333 solicitando para que encaminhasse o contrato social da empresa. Tentei de várias maneiras pelo sistema, porém não conseguia entrar. Consegui um atendimento telefônico no depto. responsável e expliquei a atendente o que ocorre e mediante esta situação a mesma informou para que encaminhasse por e-mail, o qual prontamente fiz e agora que fui consultar o cadastro de minha corretora a mesma encontra-se suspensa. Poderia por gentileza me ajudar a resolver este assunto para que possamos manter tudo em ordem.</text:p>
            <text:p>No aguardo de um breve retorno.</text:p>
            <text:p/>
            <text:p>Grato.</text:p>
            <text:p/>
            <text:p>Muril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totalmente insatisfeito. foi feita uma reclamação (denúncia) a 33 dias e nada foi feito. resumindo, total descaso. resta saber se é por ser negro e pobre, ou realmente é pouco caso por parte desse órgão federal ? não recebi <text:s/>e-mail ou qualquer ligação da poderosa seguradora multinacional, muito menos deste órgão federal. lamentável. liguei no 3333 para pedir informação sobre a reclamação, fui informado pela atendente que eu deveria fazer novas reclamações, caso a que fiz não tivesse sido atendida. isso não faz o mínimo sentido. meu acidente foi a exatos 33 ano e 33 mês, e mesmo com a reclamação, até agora na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7">
          <table:table-cell table:style-name="ce28" office:value-type="string" calcext:value-type="string">
            <text:p>Enviai e-mail conforme representante legal da empresa solicitou!</text:p>
            <text:p>Fui comunicado por uma seguradora que minha Susep ( 333333333= corretora de seguros e Part. Ltda)  está suspensa!! Qual o motivo?</text:p>
            <text:p>Por que não fui comunicada?</text:p>
            <text:p>Aguardo urgente retorno</text:p>
            <text:p/>
            <text:p>Maria </text:p>
            <text:p>Corretora de seguros</text:p>
            <text:p>F: 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m resposta ao e-mail me enviado, eis abaixo a reclamação feita no dia 33/33. não o farei novamente. protocolo 3fd3333df3bc3e3c</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7">
          <table:table-cell table:style-name="ce28" office:value-type="string" calcext:value-type="string">
            <text:p>Meu padrinho faleceu, e ele havia me informado que eu era beneficiario do seguro de vida dele, porém não achamos nenhuma documentação de apólices, ele guardava tudo digital e como faleceu novo, não passou pra ninguem os acessos dele. Gostaria por favor, se possivel me informassem qual seguro ele tinha, ou se eu era beneficiario. </text:p>
            <text:p>os dados dele caso precise</text:p>
            <text:p>SILVIO CPF: 33333333333</text:p>
            <text:p>DN: 33/33/3333</text:p>
            <text:p>MAE: REGINA APARECIDA DE OLIVEIRA</text:p>
            <text:p>Desde já, grat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avor preciso de informaçao para atualizar cadastro suspenso. A razão social da empresa foi alterado para Ltda, não há alteração contratual, foi feito de oficio pela Receita Federal <text:s/>lei lei 33.333/33. Como devo proceder para atualizar cadastro do CN`PJ 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novame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Boa tarde </text:p>
            <text:p/>
            <text:p>   Venho nesse texto pedir o arquivo referente ( FORMULARIO SUSEP PESSOA FÍSIC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6">
          <table:table-cell table:style-name="ce28" office:value-type="string" calcext:value-type="string">
            <text:p>Boa Tarde, prezados...</text:p>
            <text:p>Me chamo Douglas , advogado inscrito na OAB/MG: 333.333, advogado que representa VANIA - ME, gostaria se possível que me envie cópia da apólice de número 333333333I333333333 celebrada com a Allianz.</text:p>
            <text:p>Não estamos conseguir emitir pelo site, e como se percebe nos documentos em anexo, está havendo divergência entre as apólices enviadas pela Allianz e as recebida pela segurada, vez que a apólice apresentada pela seguradora, consta-se cobertura para VENDAVA, FURACÃO, CICLONE, GRANIZO E TORNADO em R$ 33.333, enquanto que a recebida pela segurada, consta a cobertura dos mesmos fatos em R$ 333.333.</text:p>
            <text:p>Conto com a compreensão e celeridade do ora requerido, vez que tal documento é importante para o deslinde de ação judicial.</text:p>
            <text:p>Segue contatos para resposta:</text:p>
            <text:p>Telefone: (333) 3 3333.3333</text:p>
            <text:p>E-mail: email</text:p>
            <text:p>Douglas</text:p>
            <text:p/>
            <text:p>Conto com vossa compreensão.</text:p>
            <text:p>Att...</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0">
          <table:table-cell office:value-type="string" calcext:value-type="string">
            <text:p>Boa tarde,</text:p>
            <text:p/>
            <text:p>Sou advogado, e constantemente eu preciso realizar a interposição de recursos com a utilização do seguro garantia.</text:p>
            <text:p>Todavia, o ato conjunto 3/33 do TST, dispõe que é necessário a juntada de alguns documentos, entre eles, é necessário a juntada do comprovante de validade da apólice que é retirada através do site da SUSEP (AeSusep).</text:p>
            <text:p>Contudo, no site da Superintendência consta que desde julho de 3333 não é possível a realização da consulta e a emissão do referido comprovante.</text:p>
            <text:p>Devido a isso, eu estou com diversos recursos que não foram conhecidos pela ausência deste documento, tendo em vista que não possuo acesso ao SRO.</text:p>
            <text:p>Gostaria de verificar se existe algum meio de demonstrar para os juízes/desembargadores/ministros que a apólice está devidamente registrada junto a SUPEP com o comprovante da sua validade. </text:p>
            <text:p>Eu até cheguei a consultar o motivo da deserção do recuso para o assessor do desembargador, e este me informou que existe uma plataforma da autarquia, na qual é possível verificar esse registro. </text:p>
            <text:p>Assim, gostaria de um retorno e um auxilio sobre esse assunto, pois estou sendo prejudicado em diversos processos pela ausência da documentação.</text:p>
            <text:p/>
            <text:p>Abraços.</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69">
          <table:table-cell table:style-name="ce28" office:value-type="string" calcext:value-type="string">
            <text:p>Boa tarde Prezados !</text:p>
            <text:p/>
            <text:p>Sobre as corretoras de seguros ; </text:p>
            <text:p/>
            <text:p>Nome: MARCOS CPF: 333.333.333-33</text:p>
            <text:p>Número de registro Susep: 333333333</text:p>
            <text:p/>
            <text:p>Nome : MARCOS ADM. E CORRETORA DE SEGUROS CNPJ: 33.333.333/3333-33</text:p>
            <text:p>Número de registro Susep: 333333333</text:p>
            <text:p/>
            <text:p>Encontram-se com o cadastro SUSPENSO. </text:p>
            <text:p/>
            <text:p>Como devo proceder para regularizar?</text:p>
            <text:p/>
            <text:p>Aguardo retorno urgente!</text:p>
            <text:p/>
            <text:p>Estou à disposição para quaisquer esclarecimentos ,</text:p>
            <text:p/>
            <text:p>Atenciosamente,</text:p>
            <text:p> </text:p>
            <text:p>MARCOS </text:p>
            <text:p>MARCOS ADM. E CORRETORA DE SEGUROS </text:p>
            <text:p>(33)3333-3333/(33)3 3333-3333</text:p>
            <text:p>E-mail: email</text:p>
            <text:p>Site: </text:p>
            <text:p>Sete Lagoas /MG</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tarde, venho por meio deste solicitar uma informação. Tive uma solicitação de reembolso negada por uma seguradora pois a mesma me informa que eu havia uma outra apólice cobrindo o mesmo bem, porem eu nao tenho conhecimento dessa apólice. Nao tenho como dar entrada em algo que eu nao tenho conhecimento. gostaria de saber se consigo ter acesso a apólices ativas em meu <text:s/>CPF. desde já agradeç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1">
          <table:table-cell table:style-name="ce28" office:value-type="string" calcext:value-type="string">
            <text:p>Fale aqui</text:p>
            <text:p>Que possuía  dois seguros com TOKIO MARINE Apólice 3333/33333333 CI33333333333333 Bônus 3 FIAT MOBI Placas LMO3C33, e Apólice 33333333  CI 33333333333333 Bônus 3. Tendo em ambas pago 33% do valor do seguros, e que devido furto do cartão de credito o mesmo foi bloqueado, e  foi enviado ao corretor CORRETORA  DE SEGUROS E CONSULTORIA CÓD.SUSEP 333333333 OS DADOS DO NOVO CARTÃO PARA COBRANÇA, ocorre que desconhece do porque não foi realizado o registro junto a seguradora, posteriormente  a corretora enviou boletos de cobrança os quais o código para pagamento sempre apresentava inconsistência não sendo possível realizar o pagamento. A segurada nunca se negou a pagar havendo registro das inúmeras tentativas</text:p>
            <text:p>Não obstante os fatos narrados  a segurada possui seguro  numa  apólice cerca de 3 anos  e na outra 3 anos , com pagamentos em dia, e nunca se negou a pagar as atuais apólices, tendo realizado diversas tentativas para efetuar nos pagamentos.</text:p>
            <text:p>Não se observou junto a corretora e nem a seguradora esforços em sanar as questões e de forma unilateral retirou os bônus  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text:p>
            <text:p>Solicita a requerente que seja concedido meios para regularização e restauração dos direitos adquiridos devido os anos de utilização dos seguro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desde o dia 33/33 o codigo da corretora está suspenso junto as seguradoras e não conseguimos trabalhar, não tivemos nenhuma informação com antecedencia sobre o ocorrido e estamos tentando desde então regularizar qualquer pendencia junto ao orgão sem sucesso. Estamos prejudicando nossos clientes pois não conseguimos dar atendimento sem acesso aos sistemas das seguradora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6">
          <table:table-cell table:style-name="ce28" office:value-type="string" calcext:value-type="string">
            <text:p>Prezado(a), bom dia!</text:p>
            <text:p> </text:p>
            <text:p>Solicito gentilmente a tela de registro da apólice de seguro garantia n° 333333333333333333333333 segurado Julio , e tomador Santo e Bueno Vigilância e Segurança Privada CNPJ: 33.333.333/3333-33, porque segundo informação do setor de garantia da Porto, há um erro de comunicação desse o dia 33/33/3333.</text:p>
            <text:p>No aguardo de suas providencias e resposta.</text:p>
            <text:p> </text:p>
            <text:p>Att.</text:p>
            <text:p>Fernando</text:p>
            <text:p>Fone (33) 33333333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Olá, eu sou corretora de seguros, proprietária de uma corretora e há algum tempo que para atender a solicitação da SUSEP estou tentando enviar o contrato social atualizado, porém sem êxito, uma vez que não consigo gerenciar a empresa através do meu acesso. Estou tentado transferir a responsabilidade técnica do meu antigo sócio para mim e o sistema não habilita. O antigo sócio, que era o responsável técnico, já desabilitou a empresa do acesso dele, enviou o contrato social atualizado, e mesmo assim não está habilitando no meu acesso para que eu possa gerenciar a empresa, e enviar a contrato social atualizado para solicitar minha vinculação como responsável técnica da corretora. A Susep, por sua vez não disponibiliza nenhum tipo de central para que possa nos ajudar, a central existente informa que não tem acesso esse tipo de informação e que devemos entrar em contato através do e-mail email. Já enviamos vários e-mails solicitando a alteração, enviamos o contrato social, explicamos, mas sempre somos orientados a seguir o passo a passo do manual, que se torna inviável. Uma vez que no passo 3, onde o manual solicita que clique em "Gerenciar" não conseguimos, porque a empresa não está vinculada, já na aba empresas, o sistema não acata a habilitação da empresa no cadastro. E tudo isso culminou na suspensão da corretora por parte da autarquia e consequentemente fomos bloqueados nas companhias de seguros de transmitir as propostas de seguros, o que está nos gerando um grande transtorno, inclusive financeiro. Uma vez que não é possível fazer propostas de seguros novos ou mesmo renovar os clientes que já estão na nossa carteira. Envio em anexo alguns dos e-mails enviados, prints do sistema onde fica evidenciado o erro, as certidões SUSEP das pessoas física e jurídica, contrato social atualizado. Solicito que a SUSEP faça a vinculação da CORRETORA DE SEGUROS LTDA ao meu acesso pessoa física para que eu possa gerenciá-la e solicito a atualização e minha inclusão como responsável técnica da empresa supracitada e reativação do cadastro da corretora junto a autarquia! <text:s/></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21">
          <table:table-cell table:style-name="ce28" office:value-type="string" calcext:value-type="string">
            <text:p>A Superintendência de Seguros Privados – SUSEP,</text:p>
            <text:p/>
            <text:p>Prezados(as), </text:p>
            <text:p/>
            <text:p>Devido a responsabilidade que a Secretaria das Cidades - SECID possui, de acordo com a Lei 33.333/3333, estamos com dúvida em relação quanto à verificação da autenticidade das apólices de Seguro de  Risco de Engenharia e Responsabilidade Civil.</text:p>
            <text:p>Gostaríamos de saber qual o procedimento adequado, visto que, não conseguimos verificá-las no site da SUSEP, como fazemos com as apólices de Seguro Garantia.</text:p>
            <text:p/>
            <text:p>Atenciosamente,</text:p>
            <text:p/>
            <text:p>Nicolas </text:p>
            <text:p>Setor de Contratos</text:p>
            <text:p>Secretaria das Cidades – SECID</text:p>
            <text:p>email.br</text:p>
            <text:p/>
          </table:table-cell>
          <table:table-cell office:value-type="string" calcext:value-type="string">
            <text:p>Consulta</text:p>
          </table:table-cell>
          <table:table-cell office:value-type="string" calcext:value-type="string">
            <text:p>Seguro de Responsabilidade</text:p>
          </table:table-cell>
          <table:table-cell office:value-type="string" calcext:value-type="string">
            <text:p>Características do produto</text:p>
          </table:table-cell>
          <table:table-cell table:number-columns-repeated="16380"/>
        </table:table-row>
        <table:table-row table:style-name="ro9">
          <table:table-cell office:value-type="string" calcext:value-type="string">
            <text:p>A pedido da SUSEP fomos notificados sobre a necessidade de regularização do cadastro junto ao GOV.BR. Ao entrar no site, foi sinalizado a necessidade de migrar do patamar PRATA para OURO. Contudo a pagina do GOV.BR diz que não pode fazer UPGRADE por que estão em manutenção. Nosso codigo de atendimento das seguradoras esta BLOQUEADO, impedindo que façamos qualquer tipo de transmissão em nome da corretora. </text:p>
            <text:p/>
            <text:p>Codigo bloqueado, SUSEP não aceita regularização fora do ambiente GOV.BR, o site do GOV.BR diz que não pode gerar a migração para upgrade OURO por questões de manutenção interna. QUAL OPÇÃO TEMOS PARA SOLUCIONAR ISSO?</text:p>
            <text:p>Já procuramos JUNTA COMERCIAL, RECEITA FEDERAL, SECRETARIA DA FAZENDA, POUPA TEMPO LOCAL - Nenhuma conseguiu nos dar resposta prática.</text:p>
          </table:table-cell>
          <table:table-cell office:value-type="string" calcext:value-type="string">
            <text:p>Explicações da Ouvidoria</text:p>
          </table:table-cell>
          <table:table-cell office:value-type="string" calcext:value-type="string">
            <text:p>Cadastro</text:p>
          </table:table-cell>
          <table:table-cell office:value-type="string" calcext:value-type="string">
            <text:p>Atendimento</text:p>
          </table:table-cell>
          <table:table-cell table:number-columns-repeated="16380"/>
        </table:table-row>
        <table:table-row table:style-name="ro1">
          <table:table-cell office:value-type="string" calcext:value-type="string">
            <text:p>gostaria de ter a informação de quais seguros/apólices em meu nome consta e validad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Prezados, boa tarde!</text:p>
            <text:p>Eu estou tentando entrar em contato com a susep pelo e-mail email, pois preciso realizar o meu cadastro pra pegar minha licença de corretora e até o presente momento não recebi nenhum retorno do canal de como posso estar realizando o pedido, ou instruções do que deve ser feito, estou desde o dia 33/33/3333 entrando em contato e até o momento nada, fora que o telefone não oferece esse serviço de corretores... </text:p>
            <text:p>No aguardo, obrigad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6">
          <table:table-cell table:style-name="ce28" office:value-type="string" calcext:value-type="string">
            <text:p>Meu pai, falecido Jadir CPF: ,</text:p>
            <text:p>me deixou como sócio e responsável da corretora dele, além da minha a qual ja era responsável.</text:p>
            <text:p>Porém a corretora dele está como suspensa, devido problemas de registro, e no GOV BR dele devido ao óbito está suspenso também, e não consigo pelo gerenciador transferir a responsabilidade pra mim, tenho susep ativa, e sou sócio atual da corretora dele.</text:p>
            <text:p>os e-mails que encaminho pra susep voltam sempre com erro, ja enviamos por e-mail todos os tipos de documentação, e eles insistem que a gente faça o processo pelo portal o qual o registro do meu pai, e responsável está suspenso e não permite seguir em frente.</text:p>
            <text:p/>
            <text:p>Preciso muito de suporte, estamos perdendo renovaçõe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3">
          <table:table-cell office:value-type="string" calcext:value-type="string">
            <text:p>No dia 33/33 eu tive minha carteira perdida dentro do happy circus, logo depois dei falta e quando verifiquei a minha conta, fizeram 3 saques, um no valor de 3.333,33 e outro no valor de 333,33. Dai começou o meu inferno.</text:p>
            <text:p>Por diversas vezes tentei falar com o C3 BANK E A ZURICK porém sem sucesso, dei entrada no seguro e agora estão me pedindo boletim feito presencialmente e validade. Porém alem da policia informar que esse boletim deve ser feito on line, eles estão cancelando o que foi feito na internet informando que o cartão do banco não pode ser incluso.</text:p>
            <text:p>O C3 não paga e a zurick tb não, a minha parte eu fiz porém agora falta vocês cumprirem com a de vocês.</text:p>
            <text:p>Lembrando que no contrato em anexo, não informa que o boletim não pode ser realizado via internet e muito menos que deve ser validado.</text:p>
            <text:p>Estou quase sendo desepejada da minha casa, pois dede que fizeram isso, eu não pago o aluguel.</text:p>
            <text:p>Tenho 3 filhos e não posso ficar sem o dinheir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1">
          <table:table-cell office:value-type="string" calcext:value-type="string">
            <text:p>Preciso saber porque a minha corretora está suspensa sendo que refiz o cadastro dentro do praz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racterísticas do produto</text:p>
          </table:table-cell>
          <table:table-cell table:number-columns-repeated="16380"/>
        </table:table-row>
        <table:table-row table:style-name="ro13">
          <table:table-cell office:value-type="string" calcext:value-type="string">
            <text:p>Solicitei o CANCELAMENTO da Apólice de Seguro Auto nº 3333333333333 junto à seguradora Mapfre no dia 33/33/3333, por volta das 33h, por telefone, com protocolo de atendimento nº 333333333333333333.</text:p>
            <text:p>Paralelamente, fiz proposta de contratação de seguro para o mesmo veículo com outra companhia, com vigência a partir do dia seguinte, ou seja, 33/33/3333.</text:p>
            <text:p>Entretanto, a nova proposta entrou em exigência porque foi constatado que a Mapfre NÃO CANCELOU a apólice, conforme havia solicitado em 33/33/3333.</text:p>
            <text:p>Entrei em contato com a Mapfre no dia 33/33/3333 por dois canais (telefone e formulário no site), solicitando que fosse fornecido o comprovante de cancelamento com data de 33/33/3333, mas até o momento a companhia ainda não atendeu à solicitação.</text:p>
            <text:p>É um absurdo a empresa simplesmente não atender à solicitação de cancelamento, gerando um transtorno à segurada, que se vê impedida de contratar com outra companhia em melhores condições.</text:p>
            <text:p>Pelo visto, somente com a atuação de um órgão de controle como a Susep é que o problema poderá ter uma solução definitiva ainda no prazo estabelecido pela nova seguradora para atendimento da exigênci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Tenho seguro pago vigente até 33/33/33 <text:s/>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text:s/>sem o carro novo coberto,Pedi <text:s/>cópia da <text:s/>apólice , e encaminharam do carro anterior( HB33) Foi fazer o seguro em outra seguradora, tive que fazer como usado, pois já se passaram 33 dias da entrega do nov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4">
          <table:table-cell table:style-name="ce28" office:value-type="string" calcext:value-type="string">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text:p>
            <text:p/>
            <text:p>Vejo que não é uma seguradora séria, que não honra com os seus compromissos.</text:p>
            <text:p/>
            <text:p>Senha de abertura do arquivo são os 3 primeiros dígitos do meu CPF. 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22">
          <table:table-cell table:style-name="ce28" office:value-type="string" calcext:value-type="string">
            <text:p>CONSULTAMOS O NOSSO CADASTRO JUNTO A SUSEP DE NOSSA PESSOA JURIDICA E VERIFICAMOS QUE ESTA SUSPENSA, GOSTARIAMOS DE SABER QUAL É O MOTIVO DA SUSPENSÃO E COMO FAZER PARA CORRIGIR AS PENDENCIAS. ENTRAMOS NO SITE VIA GOV BR, NA PAGINA DA SUSEP, ATUALIZAMOS OS DOCUMENTOS ANEXANDO O CONTRATO SOCIAL ATUALIZADO.</text:p>
            <text:p>HÁ ALGO MAIS A FAZER OU SOMENTE AGUARDAR VALIDAÇÃO.</text:p>
            <text:p>EMPRESA CORRETORA DE SEGUROS LTDA 333333333 Suspenso</text:p>
            <text:p>Grat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2">
          <table:table-cell table:style-name="ce28" office:value-type="string" calcext:value-type="string">
            <text:p>Prezados boa tarde, solicito informações de seguros em nome do meu pai falecido – George - CPF: 333.333.333-33.</text:p>
            <text:p>Informo que o mesmo veio a falecer no dia 33/33/3333.</text:p>
            <text:p>E não tenho informações se a planos de seguro em vida, previdência complementar em nome do mesmo, para que seja devidamente levantada pelos familiares.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ATUALIZAÇÃO DO CADASTRO CONFORME CONTRATO SOCIAL HOMOLOGADO EM CARTORIO E ENVIADO POR EMAL para email...</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saber como faço para receber o resgate do título de capitalização n. 333.333.3333333-3, cuja vigência de 33 meses terminou hoje 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1">
          <table:table-cell table:style-name="ce28" office:value-type="string" calcext:value-type="string">
            <text:p>Sinistro Vida em Grupo PRUDENTIAL</text:p>
            <text:p>apólice 3333333333333/3 Jose</text:p>
            <text:p>CPF 33333333333</text:p>
            <text:p>processo nº333333333  33 dias sem soluçã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Fiz um seguro viajem para minha filha. Ela precisou de atendimento médico em emergência na cidade de Warrenton, no estado da Virgínia, Estados Unidos. O atendimento restringiu-se apenas a consulta médica. Solicitei o reembolso para seguradora Itaú, aviso de sinistro 33333333-333, e enviei as documentações pertinentes, porém, eles insistem em querer "Laudo médico atestando a ocorrência do evento coberto, com breve relato do ocorrido". <text:s/>Foi realizado consulta médica em emergência. Os meios legais e suficientes para comprovação do sinistro foram anexados através do envio da nota fiscal do hospital americano e adicionalmente também foi enviado a comprovação do pagamento do serviço pelo cartão de crédito. Relatório com sintomas, diagnósticos e outros detalhes médicos não são fornecidos por serviços de saúde americano devido confidencialidade do ato médico, principalmente por tratar-se de menor de idade. A seguradora alega que trata-se de recomendação da Susep. O que diz as decisões judiciais: Seguradora não deve exigir relatório médico se houver outro meio de prova. Exigir relatório médico do segurado não é razoável quando se pode provar por outros meios a ocorrência do sinistro coberto pelo seguro. A seguradora coloca como condição o fornecimento do relatório que não pode ser exigido tendo em vista que os pré-requisitos de comprovação do sinistro foram anexados e alegam que trata-se de orientação da Susep. Solicito informações embasadas juridicamente se realmente for orientação desse orgão.</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Reembolso (prazo e valor)</text:p>
          </table:table-cell>
          <table:table-cell table:number-columns-repeated="16380"/>
        </table:table-row>
        <table:table-row table:style-name="ro1">
          <table:table-cell office:value-type="string" calcext:value-type="string">
            <text:p>Bom dia! Foi encaminhada uma reclamação minha aí pra vocês contra a Tele Sena, do sr. Abravanel, e a resposta foi a MAIS ABSURDA DO MUNDO, REFLEXO DESTE MISERÁVEL PAÍS DO PCC E DOS POLÍTICOS! A TELE SENA NÃO PAGA OS JUROS PROMETIDOS! AÍ VEIO A RESPOSTA DE VOCÊS - PAGOS COM MEU DINHEIRO DE CIDADÃO-TROUXA -, DIZENDO QUE NÃO RESOLVEM PROBLEMAS INDIVIDUAIS E QUE EU DEVERIA, EM ÚLTIMA QUESTÃO, ENTRAR COM AÇÃO JUDICIAL NOS ÓRGÃOS DE DEFESA DO CONSUMIDOR. ORA, ENTRAR COM AÇÃO POR CAUSA DE R$ 3,33???? VOCÊS ESTÃO DE BRINCADEIRA COM A MINHA CARA, NÉ??? NÃO SOU PALHAÇO DE GOVERNO, QUEM SUSTENTA ESSA PORCARIA SOU EU! SE A TELE SENA, QUE É UM JOGO DE AZAR DO SR. ABRAVANEL - SÓ ELE PODE, NÉ? - FUNCIONA HÁ 33 ANOS, É PORQUE VCS AUTORIZAM! ENTÃO, O POVO QUE SE LASQUE SE HOUVER ALGUM PROBLEMA, NÃO É? DÃO O AVAL, MAS TIRAM O CORPO FORA, COMO TUDO NESTE MISERÁVEL PAÍS! FALTA DE DECÊNCIA E VERGONHA NA CARA! VOU BOTAR A BOCA NO TROMBONE E VOU ESPALHAR TUDO ISSO NA IMPRENSA! NÃO SOU PALHAÇO DE VOCÊS NEM DE GOVERNO NENHUM! NÃO TENHO MEDO DE GOVERN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2">
          <table:table-cell table:style-name="ce28" office:value-type="string" calcext:value-type="string">
            <text:p>Encaminho em anexo o termo de declaração de concordância e veracidade assinado e meus documentos pessoais para autorização do SEI SUSEP já enviei no email  email porém não tive retorno</text:p>
            <text:p/>
            <text:p/>
            <text:p/>
            <text:p>José </text:p>
            <text:p>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41">
          <table:table-cell table:style-name="ce28" office:value-type="string" calcext:value-type="string">
            <text:p>ÓTIMO dia  Sou socio da CORRETORA DE SEGUROS,  preciso de ajudara para regularizar aa situação suspenso. CNPJ 33 333 333 3333 33</text:p>
            <text:p>email</text:p>
            <text:p>33 33333 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Boa tarde! </text:p>
            <text:p>Possuo uma apólice de seguro auto na empresa azul seguros apólice número </text:p>
            <text:p>33.33.3333.333333.333, no qual eu abri um sinistro número 3333333333 no dia 33/33/3333  </text:p>
            <text:p>Porém  até o momento 33/33/3333 ainda continuo sem o carro, pois a seguradora não está entregando as peças para a autorizada terminar o concerto do veículo.  Abri uma ocorrência no sac da empresa porém não me deram retorno referente a data de entrega de veículo. Como utilizo o carro para trabalhar estou sendo afetada pela falta do veícul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2">
          <table:table-cell office:value-type="string" calcext:value-type="string">
            <text:p>Precisando atualizar o contrato social da corretora junto a SUSEP qual procedimento?</text:p>
            <text:p>segue anexo contrato social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OCESSO SUSEP=SEI Nº 33333.333333/3333-33</text:p>
            <text:p>Através do SEI - Acesso Externo, fiz em 33/33/3333, uma denúncia no âmbito da SUSEP - Superintendênci3a de Seguros Privados (juntando documentos do assunto), sobre negativa da Seguradora NEWE SEGUROS S.A. em indenizar Seguro Agrícola contratado.. Ocorre que a SUSEP não libera para consulta os DESPACHOS por ela manifestados no referido Processo, sendo a última movimentação em 33/33/3333.</text:p>
            <text:p>Segue anexo o histórico de Movimentação do Processo.</text:p>
            <text:p>O assunto é urgente, pois há prazos a serem observados em relação a adoção de providência em relação à Seguradora.</text:p>
            <text:p>Preciso do seu auxílio para destravar o acesso aos DESPACHOS formulados pela SUSEP.</text:p>
          </table:table-cell>
          <table:table-cell office:value-type="string" calcext:value-type="string">
            <text:p>Área Técnic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8">
          <table:table-cell office:value-type="string" calcext:value-type="string">
            <text:p>Sou cliente da Mongeral Aegon Seguros e Previdencia S/A desde 3333 mas nunca recebi nenhuma informação sobre os reajustes e descontos com o pagamento anual e não mensal dos meus seguros contratados.</text:p>
            <text:p>Desde 3333 passei a cobrar de forma mais incisiva junto ao SAC, Ouvidoria e Consumidor.gov sem sucesso de obter de forma amigável anualmente.</text:p>
            <text:p/>
            <text:p>O que gerou as os protocolos no Consumidor.gov 3333.33/33333333333 e 3333.33/33333333333.</text:p>
            <text:p/>
            <text:p>Agora em 3333 novamente não recebi nenhuma informação sobre meus seguros, por isso entrei em contato com o Call Center - 3333-3333333 da SUSEP que me instruiu a fazer a presente reclamação.</text:p>
            <text:p/>
            <text:p>Considerando que tais informações são simples e o descumprimento afronta o teor do Código de Defesa Consumidor peço que a SUSEP investigue a conduta desidiosa da empresa ao só me fornecer informações após sucessivas reclamações no SAC + Ouvidoria + Consumidor.gov anualmente.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Reajuste: Anual/Sinistralidade</text:p>
          </table:table-cell>
          <table:table-cell table:number-columns-repeated="16380"/>
        </table:table-row>
        <table:table-row table:style-name="ro46">
          <table:table-cell office:value-type="string" calcext:value-type="string">
            <text:p>Eu sou emprega pública e para fins de algumas contratações solicitamos que a empresa contratada apresente uma garantia para a execução do contrato, o que pode ser atendido através de seguro garantia, dentre outras opções.</text:p>
            <text:p/>
            <text:p>Dessa forma é fato corriqueiro o recebimento de apólices emitidas por seguradoras como garantias contratuais.</text:p>
            <text:p/>
            <text:p>ocorre que uma SEGURADORA passou a emitir suas apólices constando formalmente  cobertura para Despesas de Contenção e Salvamento, com valor equivalente a 33% do valor da garantia exigida no contrato.</text:p>
            <text:p/>
            <text:p>Como nos nossos contratos não tem previsão de cobertura com valor inferior ao valor da garantia, eu solicitei á empresa contratada que equiparasse o valor dessa cobertura ao valor da garantia ou excluísse da apólice, tendo em vista que a garantia deve cobrir os prejuízos decorrentes da execução do contrato que, comprovadamente, sejam de responsabilidade da empresa contratada.</text:p>
            <text:p/>
            <text:p>Em resposta, fomos informados que a inclusão da cobertura para Despesas de Contenção e Salvamento, com valor igual a 33% do valor da garantia é uma exigência da SUSEP, através da sua Circular 333.</text:p>
            <text:p/>
            <text:p>Confesso que li essa circular e não encontrei essa determinação.</text:p>
            <text:p/>
            <text:p>Diante disso eu pergunto: existe obrigatoriedade para que nas apólices de seguro garantia conste expressamente a cobertura Despesas de Contenção e Salvamento, com valor igual a 33% do valor da garantia ?</text:p>
            <text:p/>
            <text:p>Aguardo retorno e agradeço,</text:p>
            <text:p/>
            <text:p>Sds</text:p>
          </table:table-cell>
          <table:table-cell office:value-type="string" calcext:value-type="string">
            <text:p>Consulta</text:p>
          </table:table-cell>
          <table:table-cell office:value-type="string" calcext:value-type="string">
            <text:p>Seguro Garantia</text:p>
          </table:table-cell>
          <table:table-cell office:value-type="string" calcext:value-type="string">
            <text:p>Características do produto</text:p>
          </table:table-cell>
          <table:table-cell table:number-columns-repeated="16380"/>
        </table:table-row>
        <table:table-row table:style-name="ro6">
          <table:table-cell office:value-type="string" calcext:value-type="string">
            <text:p>Nosso carro foi furtado em 33.33 fizemos o boletim e acionamos o Ituran, o carro não foi localizado e desde então estamos em contado com vocês da HDI pra toda a parte do sinistro. Em 33/33 postamos os documentos solicitados e foi recebido. Em 33/33 enviamos um boleto com data de vencimento para dia 33/33 acontece que no dia 33/33 foi informado que a financeira não aceitou o boleto, o que é uma mentira visto que ligamos na mesma para entender o motivo da recusa e nos foi informado que não houve nem tentativa de pagamento. Prontamente solicitamos um novo boleto e foi enviado no mesmo dia, 33/33 com data de vencimento para 33/33. Hoje já liguei 3x e não sabem me informar se o pagamento foi realizado. A financeira não tem obrigação de mandar boletos atualizado todas as vezes que vocês perderem prazos. Abri uma ouvidoria protocolo 333333333333333 solicitando prioridade para pagar este boleto ainda na data. </text:p>
            <text:p>Processo de sinistro 333333333333333</text:p>
            <text:p>Thyag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
          <table:table-cell office:value-type="string" calcext:value-type="string">
            <text:p>Consulta sobre Seguro de Acidentes Pessoais</text:p>
            <text:p>Tenho um seguro de Acidentes pessoais da Cia Sul América operado pela Corretora MaxVida de Porto Alegre. Pago uma mensalidade de R$ 333,33 com uma indenização por acidente no valor de R$ 333.333,33. Tenho, atualmente, 33 anos e faço 33 anos em outubro próximo.</text:p>
            <text:p>Em 33/33/3333 recebi um e-mail da Sul América informando que a Corretora MaxVida, estaria encerrando, unilateralmente,  sua parceria com  a  SulAmérica e apresentou uma proposta de continuidade com o  meu seguro de Acidentes Pessoais mantendo a mesma indenização, em caso de sinistro, no valor de R$ 333.333,33, mas com um valor mensal de R$ 33,33  e que se fosse o caso eu poderia dar o meu aceite mediante um telefone informado.</text:p>
            <text:p>Diante da proposta de redução de R$ 333,33 para R$ 33,33 resolvi ligar para a Corretora MaxVida para cancelar o meu seguro uma vez que continuaria com a Sul América por ser mais vantajosa e mantendo os memos benefícios. Eles me disseram para refletir melhor, pois com o valor oferecido muito baixo poderia ter alguma informação não passada a mim. Eu questionei porque a taxa de operacionalização do seguro era tão alta  ( R$ 33,33 ) e eles me disseram que eu poderia consultar outras empresas e verificaria que a diferença, para as mesmas coberturas, seriam muito parelhas. Disseram que a SulAmérica poderia estar passando por dificuldades financeiras porque venderam seu braço de Seguro de Saúde para a Copa d’or para se reequilibrar financeiramente.</text:p>
            <text:p/>
            <text:p>Agora, após os relatos acima eu questiono a SUSEP para saber se a venda da Sul América foi feita com o aval da SUSEP, órgão regulador e se o valor oferecido pela SulAmérica, R$ 33,33, para continuar com o mesmo seguro  e as mesmas indenizações são suficientes para pagar os sinistros, futuros. </text:p>
            <text:p>Eu preciso deste parecer da SUSEP para balizar minha decisão de optar em continuar com a SulAmérica por um valor de R$ 33,33 ou fico com a MaxVida pelo valor atual de R$ 333,33.  Lembro que eu tenho 33 anos e que se a Sul América falir eu teria dificuldades em fazer o meu seguro de acidentes pessoais com outra Seguradora, pois o limite de limite de idade é de 33 anos.  Nos casos de falência da Seguradora, segurados com mais de 33 anso  teriam o direito de migrar para outra cia sem esta limitação de idade ?</text:p>
            <text:p> </text:p>
            <text:p>Obrigado</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2">
          <table:table-cell office:value-type="string" calcext:value-type="string">
            <text:p>Prezados!</text:p>
            <text:p>Pq minha Susep está su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Trabalho nos Correios e estou tentando agendar uma reunião com a SUSEP para esclarecer algumas dúvidas e entender melhor quais as premissas básicas, orientações e documentações que este órgão exige das seguradoras no quesito seguro de carga. Com a mudança da lei, que agora exige que os contratos de transporte tenham cláusula obrigatória sobre a contratação do seguro de carga, estamos recebendo diversas dúvidas de transportadores que participam das nossas licitações.</text:p>
            <text:p>Além disso, no caso de existir algum manual ou regramento, solicitamos, se possível, que nos encaminhe previamente para que possamos estudar e levantar as dúvidas que por ventura venham a aparecer. </text:p>
            <text:p>Tentei contato por e-mail , telefone e whatsapp, porém sem sucesso. </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22">
          <table:table-cell table:style-name="ce28" office:value-type="string" calcext:value-type="string">
            <text:p>Bom dia, </text:p>
            <text:p>A empresa: CORRETORA DE SEGURO E SOLUCAO EMPRESARIAIS LTDA, inscrita no CNPJ n.º 33.333.333/3333-33, recebeu uma notificação : "A empresa não foi encontrada na base da Receita Federal e o contrato social foi enviado".</text:p>
            <text:p>Nesse sentido, verificou e sua situação perante a Receita Federal e está regular e ativa.</text:p>
            <text:p>Assim, necessitamos de auxilio para entender oque está ocorrendo junto ao sistema da SUSEP.</text:p>
            <text:p>Obrigado pela Aten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fiz a compra de dois ingressos no site https://www.ticketmaster.com.br/ e selecionei a opção de ser assegurado e pela Met Life que oferece um reembolso caso não pudesse ir no evento, não vou poder ir, quero ser reembolsado. Mas não tem essa opção no site e pelo telefone ninguém resolveu meu problema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Solicitei o serviço limpeza de ar split (constante na lista de coberturas) e a empresa foi limpar somente os filtros com água da torneira, coisa que eu mesmo faria. Questionado, o prestador disse que é o que o Bradesco os paga pra fazer no caso de limpeza. Sesonesta regra que não está descrita nem no contrato nem em documento interno da empresa.</text:p>
            <text:p/>
            <text:p>Se você faz um plano odontológico que cobre limpeza, e você vai ao dentista fazê-la, e lá escovam seus dentes com uma escova convencional e um creme dental convencional da mesma forma (ou melhor) que você pode fazer em casa... A seguradora foi no mínimo desonesta com você, cert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mal realizada</text:p>
          </table:table-cell>
          <table:table-cell table:number-columns-repeated="16380"/>
        </table:table-row>
        <table:table-row table:style-name="ro6">
          <table:table-cell office:value-type="string" calcext:value-type="string">
            <text:p>Por gentileza, poderia verificar o porque os produtos sumiram do cadastro da empresa: BRAUNA CAPITAL SERVICOS FINANCEIROS LTDA. - CNPJ 33.333.333/3333-33</text:p>
            <text:p/>
            <text:p>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8" office:value-type="string" calcext:value-type="string">
            <text:p>Bom dia, gostaria de consultar se meu falecido pai deixou algum seguro de vida. </text:p>
            <text:p/>
            <text:p>Nome: Sezar </text:p>
            <text:p>CPF: 333.333.333-33</text:p>
            <text:p>RG: 3333333, PCMG, MG</text:p>
            <text:p>Matrícula da certidão de óbito: 333333 33 33 3333 3 33333 333 3333333 33 </text:p>
            <text:p>Data do óbito 33/33/3333</text:p>
            <text:p/>
            <text:p>Agradeço desde já e fico no aguardo. </text:p>
            <text:p>Caso seja necessário complementar as informações para a solicitação, por favor me avisem. </text:p>
            <text:p/>
            <text:p>Atenciosamente.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2">
          <table:table-cell office:value-type="string" calcext:value-type="string">
            <text:p>Em 3333 comprei uma Hilux zero km,  da Toyota, fiz um seguro com a SulAmérica.</text:p>
            <text:p/>
            <text:p>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sob a condição de que se eu não retirasse teria que pagar estadia do carro na unidade). </text:p>
            <text:p/>
            <text:p>Entao levei para a  concessionária da Toyota, T-Line, que fica na Avenida Vereador José Diniz em São Paulo, essa refez o serviço. Mas ao dirigir, percebi que o veiculo estava desalinhado. Com medo do incidente se repetir, liguei para a seguradora e eles pediram que eu levasse o carro em outra unidade.</text:p>
            <text:p/>
            <text:p>Nessa nova unidade na rua Augusta, o chefe de oficina realizou a avaliação do carro, e afirmou que não havia conserto, como o chassi estava empenado de uma forma irreversível, e nao poderia arrma-lo. </text:p>
            <text:p>Ao contatar a seguradora, eles apenas fizeram pouco caso. </text:p>
            <text:p>Isso era extremamente perigoso, pois o ocorrido (o carro ficar sem a direção sozinho) poderia se repetir nas ruas de São Paulo, podendo causar um acidente gravíssimo, ainda assim me entregaram o carro. </text:p>
            <text:p/>
            <text:p>Então, com o descaso da seguradora,  contratei um perito profissional que constatou que o chassi estava deformado e que o carro não dava mais alinhamento, e com essa informação ingressei com o processo 3333333.33.3333.3.33.3333.</text:p>
            <text:p/>
            <text:p>No meio dessa disputa o juíz nomeou um perito judicial, que chegou a mesma conclusão que meu perito havia constatado,  o carro tinha sofrido deformação no chassi que impossibilita o alinhamento. Contudo, esse perito judicial colocou 3 linhas que confundiu os julgadores, disse no laudo “mas segundo o Sr. Monteiro, que era o dono da oficina o carro tinha conserto e custaria R$ 3.333,33".  </text:p>
            <text:p/>
            <text:p>O juiz de primeiro grau na sentença se apoiou na fala do Sr. Monteiro, que ninguém nem sabe se era mecânico, quem dirá engenheiro para entrar numa discussão dessas.</text:p>
            <text:p/>
            <text:p>Diz o Codigo de defesa do consumidor que caso o reparo não seja efetivado dentro do prazo legal de 33 (trinta) dias corridos, o consumidor poderá optar pela: troca do produto, cancelamento da compra ou abatimento proporcional do preço. nada disso aconteceu.</text:p>
            <text:p/>
            <text:p>Para entrar com esse processo  gastei muito, tive que pagar despesas judiciais, peritos, que em 3333 custaram mais de 33.333,33, e ainda assim  o juiz da uma sentença baseado na opinião  do Sr. Monteiro?</text:p>
            <text:p/>
            <text:p>Para que peritos então?</text:p>
            <text:p/>
            <text:p>E essa foi a razão da apelação, quem vai lá assistir um julgamento  desse consegue entender o que estou falando, junta um monte de desembargadores, lêem tudo muito rápido parece corrida de jokey ( tem muitos casos pra resolver no dia) e os outros dizem "acopanho o voto do relator" e acabam nem dando atenção aos processos.</text:p>
            <text:p/>
            <text:p>Aí meu advogado pela complexidade da matéria apresenta o recurso Especial ao Superior Tribunal de Justiça, mas  em meio a um feriado de Páscoa,  menciona isso no recurso, mas não juntou o comprovante do feriado local. </text:p>
            <text:p>Pronto essa é a maneira que eles encontram para não julgarem o caso. Meu advogado falou que esse é o procedimento, e a "Jurisprudência defensiva".</text:p>
            <text:p/>
            <text:p>Nisso eu fui penalizado, só  o meu advogado precisa cumprir prazo, o desembargador já demorou mais de 3 meses para resolver uns embargos, os outros funcionarios do judiciário demoram um eternidade para dar um andamento,  fazem quando der e tiver tempo (sempre alegam ter muitos processos).</text:p>
            <text:p/>
            <text:p>Mas 3 minuto pronto, bateu outro dia e o recurso não é  mais aceito, isso revolta muito, o judiciário é caríssimo e ineficiente cumprir prazo só vale para o advogado que me defende, agora vá seu advogado falar nisso, aí que seu processo não andará mesmo.</text:p>
            <text:p/>
            <text:p>Esse processo dura 33 anos, agora está na fase de liquidacao de sentença,  onde tem a decisao judicial "desatenta" de se consertar o carro que não tem conserto.</text:p>
            <text:p/>
            <text:p>Nenhuma concessionária aceita meu carro nem entrar em  suas oficinas nem pra fazer orçamento. </text:p>
            <text:p/>
            <text:p>Notem 3 concessionárias já tentaram arrumar, não conseguiram, essas também acabaram  gastando muito mais do que ganharam, e   tiveram ainda tiveram  que pagar danos morais, será que outras concessionárias vão querer entrar nisso?</text:p>
            <text:p/>
            <text:p>A Allianz comprou  a SulAmerica, e essa  deixou de participar do processo por uns 3 anos e nesses dias nomeou outro escritório que vem com a mesma ladainha do juiz, não leem o laudo direito, e diz que se pode recuperar um carro que segundo meu perito é o perito judicial não tem mais como fazer o alinhamento.</text:p>
            <text:p/>
            <text:p>Estou muito revoltado, esse processo para a Seguradora deve ser apenas mais um, pois ela contrata um escritório  de advocacia, que faz tudo o que a lei permite com tantos recursos, para pagar o minimo possivel, daí se vê  que nem tudo que é  justo é direito, e nem tudo o que é  direito é  justo.</text:p>
            <text:p/>
            <text:p>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text:p>
            <text:p/>
            <text:p>O que se busca aqui é que eles paguem o valor do carro conforme a apólice contratada, e mais o valor que foram condenados por danos morai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5">
          <table:table-cell office:value-type="string" calcext:value-type="string">
            <text:p>Boa tarde,</text:p>
            <text:p>como o site da Susep não reconhece nenhuma seguradora, Necessito em saber se o produto seguro residencial arrolado está credenciado/autorizado pela SUSEP.</text:p>
            <text:p>3) HDI seguro residencial;</text:p>
            <text:p>3) Porto seguro seguro residencial;</text:p>
            <text:p>3) Seguros unimend seguro residencial;</text:p>
            <text:p>3) Tokio Marine seguro residencial.</text:p>
            <text:p>Att</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zados, bom dia. Enviei um e-mail pro email na sexta passada, dia 33/33/3333, pois estou com a susep da corretora suspensa. Atualizei no nível pra ouro no gov.br, gostaria de ajuda. Desde já agrade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8" office:value-type="string" calcext:value-type="string">
            <text:p>Bom dia.</text:p>
            <text:p>Por gentileza, gostaria de saber como posso obter a informação de todas as apólices de seguro registradas em nome do meu pai, V</text:p>
            <text:p>Ele faleceu no dia 33/33/3333 e estou recebendo alguns contatos de consignados em nome dele e precisamos saber se existem seguros ativos para entrar com pedido de indenização dessa apólices. </text:p>
            <text:p>Agradeço a atenção e fico no aguar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Caríssimos (as). Sou Advogado Anderson, com OAB RS 333333, atuando no processo de cobrança e embargos à execução números 3333333-33.3333.3.33.3333 e 3333333-33.3333.3.33.3333 respectivamente, junto ao colega Dr. RONALDO <text:s text:c="2"/>RS333333 ( PARTES: APROCAPEL - ASSOCIACAO DOS PROPRIETARIOS DE CAMINHOES DE PELOTAS E REGIAO X SUPERINTENDÊNCIA DE SEGUROS PRIVADOS - SUSEP). Dito isso, estamos encontrando dificuldades de localizar por inteiro o processo administrativo de n° <text:s/>33333.333333/3333-33, convertido no SEI nº 33333.333333/3333-33 DE 33/33/3333. Nesse sentido, peço gentileza para autarquia Federal disponibilizar o processo administrativo supra em sua integralidade, eis que é documento crucial no trabalho em qual estamos habilitados, ou seja, nos processos judiciais informados. Outrossim, caso não disponibilizem através do presente requerimento, que a autarquia indique o caminho da localização do processo administrativo que originou a CDA (N° DO CRÉDITO 3.333.333333/33-33) (N° DA INSCRIÇÃO 3.333.333333/33-33). Termos em que aguarda resposta e deferimento dos pedidos.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9">
          <table:table-cell office:value-type="string" calcext:value-type="string">
            <text:p>Boa tarde,</text:p>
            <text:p>entendo que exista um erro na regra de transferência de direitos e obrigações nas apólices de seguro auto.</text:p>
            <text:p/>
            <text:p>De pessoa física para pessoa física, a transferência para o condutor da apólice anterior, é permitida, desde que esse condutor esteja na apólice pelo prazo mínimo de 33 dias.</text:p>
            <text:p/>
            <text:p>De pessoa jurídica para pessoa física e vice-versa, quando o novo segurado for diretor ou sócio da pessoa jurídica, devidamente comprovado pelo contrato social.</text:p>
            <text:p/>
            <text:p>Por que existe essa discriminação?</text:p>
            <text:p/>
            <text:p>Oras, se o bônus na TDO de PF para PF o que importa é quem é o condutor, por que raios, de PJ para PF o fato de ser o condutor é irrelevante ?</text:p>
            <text:p/>
            <text:p>Imagino que essa regra tenha sido criada para as apólices que não constam principal condutor ! Mas nos casos que constam condutor devem ser seguidas a mesma regra que claramente vincula o bônus ao condutor não é mesmo ???</text:p>
            <text:p/>
            <text:p>Tenho um caso assim: a nova segurada era condutora na apólice anterior, e o segurado era a empresa do marido dela.</text:p>
            <text:p>Ela estava como condutora por 3 anos na apólice, mas não pode receber o bônus por não ser socia ou diretora.</text:p>
            <text:p/>
            <text:p>Creio que as seguradoras precisam ter essa orientação pois me informaram que se não seguirem essa diretriz, podem ser autuadas !</text:p>
            <text:p/>
            <text:p>Conto com vosso bom senso e reorientação ao mercado!</text:p>
            <text:p/>
            <text:p>Não tenho como explicar essa discriminação a cliente neste momento !</text:p>
          </table:table-cell>
          <table:table-cell office:value-type="string" calcext:value-type="string">
            <text:p>Consulta</text:p>
          </table:table-cell>
          <table:table-cell office:value-type="string" calcext:value-type="string">
            <text:p>Seguro de Automoveis</text:p>
          </table:table-cell>
          <table:table-cell office:value-type="string" calcext:value-type="string">
            <text:p>Características do produto</text:p>
          </table:table-cell>
          <table:table-cell table:number-columns-repeated="16380"/>
        </table:table-row>
        <table:table-row table:style-name="ro6">
          <table:table-cell office:value-type="string" calcext:value-type="string">
            <text:p>Por gentileza, gostaríamos da ajuda para que possamos regularizar a situação da Corretora. </text:p>
            <text:p>Recebemos um comunicado das seguradoras, informando que o cadastro da corretora está irregular. Poderiam nos informar, por favor, o que houve? CNPJ: 33.333.333/3333-33</text:p>
            <text:p>No aguardo de um breve retorno, agradecem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8" office:value-type="string" calcext:value-type="string">
            <text:p>Boa noite. </text:p>
            <text:p/>
            <text:p>No dia 33/33/3333 dei entrada junto com a assistente social do trabalho da minha mãe (falecida) Cátia para reembolso do seguro de assistência funeral e seguro de vida. </text:p>
            <text:p>A causa morte no atestado de óbito da minha mãe não foi especificada, visto que estamos aguardando o resultado da autópsia, o que eu entendo perfeitamente a exigência para o pagamento do seguro de vida, porém não consigo compreender a exigência para REEMBOLSO da assistência funeral. </text:p>
            <text:p>Gostaria de esclarecimentos referente a exigência para o auxílio funeral, visto que a apolice enviada pela zurich não possui essa cláusula. </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corretor de seguro e sou diretor da Administradora e Corretora de Seguros Ltda, CNPJ 33333333333333 - Registro na Susep 333333333, A minha demanda está relacionada a suspensão que a minha corretora se encontra, não sei o motivo e não fui informado com antecedência a respeito do assunto. Não estou conseguindo renovar as apólices dos meus segurados e essa situação está me trazendo preocupações e as Seguradoras estão bloqueando o meu acesso. Preciso urgente de um posicionamento por parte da Susep. Atenciosamente, Ricardo, Telefone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0">
          <table:table-cell table:style-name="ce28" office:value-type="string" calcext:value-type="string">
            <text:p>Prezados,</text:p>
            <text:p/>
            <text:p>Tenho dúvidas relacionadas à Circular Susep nº 333, de 33 de agosto de 3333, que dispõe sobre as regras e os critérios para operação de seguros do grupo automóvel, mais precisamente em seu Art. 33:</text:p>
            <text:p/>
            <text:p>"Art. 33.  Para fins de reparação do veículo em caso de sinistro, é admitido o uso de peças novas, originais ou não, nacionais ou importadas, desde que mantenham as especificações técnicas do fabricante.</text:p>
            <text:p>(...)</text:p>
            <text:p>§ 3º As condições contratuais deverão esclarecer em quais componentes poderão ser utilizados os diferentes tipos de peças, conforme as opções de que trata este artigo."</text:p>
            <text:p/>
            <text:p>DÚVIDAS:</text:p>
            <text:p/>
            <text:p>(3) Qual a definição de "PEÇAS ORIGINAIS"? Como classificar uma peça como original ou não original para uma data marca/modelo/versão de automóvel?</text:p>
            <text:p/>
            <text:p>(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text:p>
            <text:p/>
            <text:p>Fiz uma pesquisa no sistema de legislação da Susep e não encontrei a definição da pergunta (3), tampouco um esclarecimento sobre a interpretação da situação da pergunta (3) em nenhum ato normativo .</text:p>
            <text:p/>
            <text:p>Fico no aguardo das respostas e desde já agradeço a atenção.</text:p>
            <text:p/>
            <text:p>Atenciosamente,</text:p>
            <text:p/>
            <text:p>Ricardo</text:p>
            <text:p>P.S.: Utilizei o recurso de CAIXA ALTA somente para dar ênfase no texto, pois nesta caixa de texto em que redigo a solicitação eu não posso negritar ou sublinhar o texto.</text:p>
            <text:p>Anexos Originais</text:p>
          </table:table-cell>
          <table:table-cell office:value-type="string" calcext:value-type="string">
            <text:p>Consulta</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6">
          <table:table-cell office:value-type="string" calcext:value-type="string">
            <text:p>Ao inserir o CNPJ de minha corretora 33.333.333/3333-33 a fim de tentar emitir a certidão de minha corretora no site https://www3.susep.gov.br/safe/menumercado/certidoes/emite_certidoes_3333.asp, o site afirma que "Nenhuma empresa foi encontrada com este nome". </text:p>
            <text:p/>
            <text:p>No entanto no site https://www3.susep.gov.br/safe/Corretores/ consta meu cadastro como ativo. Como proceder para emitir a certid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boa tarde!</text:p>
            <text:p>Sou a Proprietaria da corretora, e tive minha susep suspensa</text:p>
            <text:p>consultei o responsavel tecnico e o mesmo informou que esta tudo ok com a susep, porem a da corretora nao esta</text:p>
            <text:p>preciso resolver, porem eu nao sei por onde iniciar, poderiam me auxiliar em como proceder, o que preciso fazer para regularizar pois nao posso ficar sem trabalhar </text:p>
            <text:p>aguardo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meu pai faleceu recentemente e não sei se ele possuía seguro de vida, gostaria de saber se é possível a pesquisa nesses cas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2">
          <table:table-cell table:style-name="ce29" office:value-type="string" calcext:value-type="string">
            <text:p>Sou Carolline, profissional de Saúde, Enfermeira Obstétrica, servidora publica da prefeitura de São Francisco do Conde pelo Reda, inscrita no CPF 33333333333,  Registro do Sinistro  RS 3-3333333 Sul América seguro de vida, residente na Rua Professor Vila Tatiana ap 333, CEP 33333333, Salvador- Bahia, segurada ao Seguro SulAmérica, seguro de vida. Acionei em 33/33/33, o sinistro, pelo motivo de perda da minha visão de modo súbito por neurite óptica bilateral, perda de visão acentuada do lado esquerdo 33/333, irreversível.  Acionado o seguro, eu enviei todos os documentos necessários, contudo a cada dia se pede algo novo, um item a mais mo relatório como se a gente e o médico não tivesse o que fazer da vida. Não existe tanta acessibilidade aos médicos do sus, para cada hora ser pedido algo. Solicito brevidade no meu caso de pagamento despesas médicas com consultas e exames, diárias da uti, e  invalidez por visão monocular e neurite bilateral. O seguro de vida sul América vem sendo letárgico em um caso tão grave desse que exige agilidade</text:p>
            <text:p> Tem adotado condutas assediosas de está sempre acrescentando algo, ao invés de ter pedido tudo de vez, não confirma os documentos enviados. Solicito desse órgão quevregulamenta os seguros que tome providências urgentes para que a sulamerica cumpra o descrito na Apólice do segurad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0">
          <table:table-cell table:style-name="ce28" office:value-type="string" calcext:value-type="string">
            <text:p>Olá.</text:p>
            <text:p>Gostaria de saber se existe algum seguro em nome do meu cunhado, Eduardo, CPF: 333.333.333-33. Faleceu no último sábado, 33/33/3333.</text:p>
            <text:p>Estou auxiliando o seu pai, Eduardo a organizar assuntos referentes ao filho.</text:p>
            <text:p>Caso exista um ou mais seguros, gentileza informar em quais instituições para que possamos contactá-las para verificar a possibilidade de abertura de sinistr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u tenho um seguro residencial na Tokio marine eu precisei de um prestador eletricista pra trocar uma lâmpada e não teve fui orientada pela seguradora a pagar por fora paguei 333 e a segurodara disse que iria me reembolsar 333 já vai fazer dois meses e nada até hoj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text:p>
          </table:table-cell>
          <table:table-cell table:number-columns-repeated="16380"/>
        </table:table-row>
        <table:table-row table:style-name="ro6">
          <table:table-cell office:value-type="string" calcext:value-type="string">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text:p>
            <text:p>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da empresa de reboque na sexta feira, 33/33/3333, por volta das 33h,  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text:p>
            <text:p>O protocolo do serviço é: 33333333 e o chamado e de nº: 33-333333, o veículo é um Chevrolet Prisma LTZ 3333 placa PYJ3E33, Boletim de Ocorencia nº - 3333-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56">
          <table:table-cell table:style-name="ce28" office:value-type="string" calcext:value-type="string">
            <text:p>O cadastro de nossa empresa CORRETORA DE SEGUROS LTDA, com o CNPJ, 333333333333-33, está com o meu nome RONALDO, dentro do sistema da SUSEP. Como sócio da empresa tenho o registro na SUSEP 333333333. Este número está em todas as seguradoras como sendo o registro da CORRETORA DE SEGUROS LTDA.</text:p>
            <text:p>È necessário mudar NO CADASTRO DA SUSEP o nome da EMPRESA de ROANLDO, para CORRETORA DE SEGUROS LTDA, considerando o registro de JANINE, na SUSEP, NUMERO 333333333, como pessoa física, pois sou um dos  sócios da empresa, a sócia com responsabilidade técnica é a JANINE, cpf 333333333-33, identidade 3333333-3, corretora de todos os segmentos de seguros., </text:p>
            <text:p>Com regularizar esta questão com URGENCIA, pois as seguradoras estão descredenciando a nossa empresa de todos os trabalh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inha Corretora de Seguros, CONSULTORIA E CORRETAGEM DE SEGUROS ( código 333333333) teve seu registro suspenso em Julho/33 por alteração de Responsabilidade Técnica, o que nunca ocorreu, pois o responsável técnico sempre fui eu, CARLOS (código 333333333) desde o início da operação da corretora. Acessei o site da SUSEP, e fiz o envio do meu contrato social, mas ainda não tenho qualquer informação sobre a reativação da corretora, que continua suspensa, o que me traz prejuízos financei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iz a solicitação de resgate de um Plano VGBL contratado na BRASILPREV (Banco do Brasil), no dia 33/33/3333, até o presente não foi creditado em minha conta: abri diversos protocolos, nos quais afirmavam erro no sistema e até meu - porém no App não tem a opção que eles dizem que era para ser selecionada -, sem passarem informações claras, enviam e-mails com a possível data para crédito, mesmo assim, não sou creditada. Segue o número do meu plano e protocolos: Matr. 333333333 VGBL Júnior Protocolos: 33333333333, 33333333333, 333333333333, 33333333333, 33333333333, 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text:p>
          </table:table-cell>
          <table:table-cell table:number-columns-repeated="16380"/>
        </table:table-row>
        <table:table-row table:style-name="ro1">
          <table:table-cell office:value-type="string" calcext:value-type="string">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Venho fazer uma reclamação da Gj informações de seguro Ltda,onde o senhor gumercindo ,esta expondo a terceiros a condição da morte de falecimento do assegurado,onde foi solicitado uma declaração para investigação da morte,que se enquadra sus convenio órgãos públicos. O mesmo procurou um ex companheiro no seu ambiente de trabalho onde se sentil totalmente constrangido pelas informações afirmadas.peço que pontue essa empresa pois esta faltando com ética e expondo a vida pessoal do assegurado. A assegurada ja tem todos os documentos solicitados em mãos. Ainda o senhot gumercindo me informou que os medicos falaram a ele que o ex companheiro sabia da existência da causa da morte,por esse motivo ele procurou o ex companheiro para validar as informações. PROFISSIONAL SEM ÉTICA em alguns momentos da conversa tentou nos constranger sub entendendo que estamos fraldando informaçõe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6">
          <table:table-cell table:style-name="ce28" office:value-type="string" calcext:value-type="string">
            <text:p>Prezados, boa tarde! </text:p>
            <text:p/>
            <text:p>Venho por meio deste informar que o seguro DPVAT do Sr. Stéphane, está constando uma divergência em relação ao nome, pelo fato de constar na identificação Suiça Stéphane, já em solo Brasileiro verificar-se que  nome vem primeiro que o sobrenome constando Stéphane. A não liberação do Seguro Dpvat não merece prosperar, haja vista que o CPF informado corresponde sim ao Sr. Stéphane, inclusive o mesmo possui visto de permanência em território brasileiro, conforme documentos em anexo. </text:p>
            <text:p/>
            <text:p>Diante disso, solicito a liberação imediato do seguro DPVAT, haja vista não existir nenhuma divergência.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a tarde. <text:s/>Estou tentando realizar consulta da apólice 3333333333333333333333333 (Seguro Garantia - Setor Privado) na qual são tomador: CNPJ 33.333.333/3333-33 e segurado: CNPJ 33.333.333/3333-33, entretanto sem sucesso, pois o sistema informa "que não foram encontrados dados na base para a apólice informada". <text:s text:c="2"/>Já utilizei diversos parâmetros para consulta, mas não consigo obter resposta da consulta. <text:s text:c="3"/>Poderia por gentileza confirmar a veracidade e autenticidade da referida apólice. <text:s text:c="2"/>Desde já agradeço, no aguard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45">
          <table:table-cell table:style-name="ce28" office:value-type="string" calcext:value-type="string">
            <text:p>Bom dia!</text:p>
            <text:p> </text:p>
            <text:p>Hoje, (33/33/33) fui até o endereço do Largo São Bento, como consta no site gov.br, para minha surpresa a recepcionista informou que  faz mais de um ano que a SUSEP não atua mais lá.</text:p>
            <text:p>Enviei meu contrato social no cadastro pelo site gov.br, mas o status ainda é de suspenso.</text:p>
            <text:p>Nem um telefone funciona, enviei e-mail 33/33 e não tive retorno.</text:p>
            <text:p>Qual o caminho para conseguir resolver essa situação?</text:p>
            <text:p> </text:p>
            <text:p>Susep PJ: 333333333</text:p>
            <text:p>Susep PF: 333333333</text:p>
            <text:p>Valéria </text:p>
            <text:p>Corretora de Seguro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lá meu pai faleceu em março desse ano e ele tinha falado que tinha feito um seguro de vida mais não falou onde foi feito o seguro de vida dele. E queria saber onde foi feit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text:p>
            <text:p/>
            <text:p>A consulente opera no ramo de  fretamento eventual, turístico e corporativo utilizando de forma obrigatória, para habilitações dos veículos, o Seguro RCO. </text:p>
            <text:p/>
            <text:p>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calcext:value-type="string">
            <text:p>Consulta</text:p>
          </table:table-cell>
          <table:table-cell office:value-type="string" calcext:value-type="string">
            <text:p>Seguro de Responsabilidade</text:p>
          </table:table-cell>
          <table:table-cell office:value-type="string" calcext:value-type="string">
            <text:p>Análise de Documentação</text:p>
          </table:table-cell>
          <table:table-cell table:number-columns-repeated="16380"/>
        </table:table-row>
        <table:table-row table:style-name="ro3">
          <table:table-cell office:value-type="string" calcext:value-type="string">
            <text:p>Possuo algumas previdências privadas na CEF e não encontrei o EAPC referente as mesmas.</text:p>
            <text:p>há uma previdência na qual a contribuição foi suspensa, mas ela ainda está ativa, eles me disseram que não tenho direito a recebimento algum.</text:p>
            <text:p>tenho uma outra com prazo certo que também disseram que naõ tenho qualquer direito. e fizeram a renovação do capital no dia seguinte. </text:p>
            <text:p>Estão ignorando as coberturas contratadas,</text:p>
            <text:p>Por favor, aguardo retorno</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Número da apólice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m dia . Venho por meio desta para fazer uma denúncia. O banco bmg colocou 3 seguro prestanista para mim sem minha premiação. <text:s/>Me senti enganada, eu quero os valores que foram descontados sem minha premiação. <text:s/>Grata pela atençã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41">
          <table:table-cell table:style-name="ce28" office:value-type="string" calcext:value-type="string">
            <text:p>Tenho uma corretora com o nome J,   com CNPJ 33.333.333/3333-33  cadastrada na SUSEP nº 33.3333333.3, esta constando inativa, Gostaria de saber o motivo e o que e necessario para colocar ativa.</text:p>
            <text:p>Aguardo contat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saber até quando o meu seguro vai fica em análise pq já está já está com 33 mês ir nada, não tenho nenhuma resposta o prazo q mim falaram era de 333dias já passou</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saber até quando o meu seguro vai fica em análise pq já está já está com 33 mês ir nada, não tenho nenhuma resposta o prazo q mim falaram era de 333dias já passou</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3">
          <table:table-cell office:value-type="string" calcext:value-type="string">
            <text:p>Prezados(as) Senhores(as)</text:p>
            <text:p/>
            <text:p>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text:p>
            <text:p/>
            <text:p>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text:p>
            <text:p/>
            <text:p>No ano anterior foi solicitado a abertura de tais sinistros (abaixo mencionados) e literalmente foi recusado pela Seguradora, pois surpreendentemente NEGOU indenização sem qualquer identificação de número de sinistro.</text:p>
            <text:p/>
            <text:p>Após acionarmos a Ouvidoria da Seguradora, notem a negativa de indenização formalizada ao Condomínio (em anexo) contendo um único nº de sinistro, sendo que, tratam-se de 3 (três) sinistros em épocas e Apólices diferentes.</text:p>
            <text:p/>
            <text:p>Devo lhes ressaltar que os sinistros comunicados à Seguradora, conforme Apólice INVESTPREV nº 3333333333333 - Vigência: 33/33/3333 á 33/33/3333 em anexo, atende ao feito judicial, mencionado logo abaixo:</text:p>
            <text:p/>
            <text:p>* desde 33.33.3333, Proc. 3333333-33.3333.3.33.3333 - 3ª Vara Cível Comarca de Praia Grande/SP., movido pelo Ex Síndico;</text:p>
            <text:p/>
            <text:p/>
            <text:p/>
            <text:p>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text:p>
            <text:p> </text:p>
            <text:p/>
            <text:p>* desde 33.33.3333, Proc.3333333-33.3333.3.33.3333 - 3ª Vara Cível Comarca de Praia Grande/SP., movido pela Empresa FSB Construtora; </text:p>
            <text:p/>
            <text:p/>
            <text:p/>
            <text:p>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text:p>
            <text:p/>
            <text:p> </text:p>
            <text:p/>
            <text:p>* desde 33.33.3333, Proc.3333333-33.3333.3.33.3333 - IDEM, movido IDEM. </text:p>
            <text:p/>
            <text:p/>
            <text:p/>
            <text:p/>
            <text:p>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text:p>
            <text:p/>
            <text:p/>
            <text:p/>
            <text:p>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text:p>
            <text:p/>
            <text:p/>
            <text:p/>
            <text:p>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text:p>
            <text:p/>
            <text:p/>
            <text:p/>
            <text:p>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calcext:value-type="string">
            <text:p>Reclamação - Consumidor.gov.br</text:p>
          </table:table-cell>
          <table:table-cell office:value-type="string" calcext:value-type="string">
            <text:p>Seguro de Responsabilidade</text:p>
          </table:table-cell>
          <table:table-cell office:value-type="string" calcext:value-type="string">
            <text:p>Atendimento negado</text:p>
          </table:table-cell>
          <table:table-cell table:number-columns-repeated="16380"/>
        </table:table-row>
        <table:table-row table:style-name="ro94">
          <table:table-cell table:style-name="ce28" office:value-type="string" calcext:value-type="string">
            <text:p>Senhores, fiz um microsseguro Assurant na Casa e Video dia 33/33/33 e não onsta na Assurant. Em contato telefonico 33333333333 com Ana protocolo 3333333 as33:33 de 33/33/33, sou solicitado de cadastro, pois não há cadastro, no chat sou solicitado e-mail para cadastro. Não há cadastro, estou sem informções do microsseguro. No site Login primeiro nome e cpf não encontra o microsseguro. Como proceder?</text:p>
            <text:p/>
            <text:p/>
            <text:p>Jessica 33 minutos atrás</text:p>
            <text:p/>
            <text:p>Olá, bem vindo(a) ao atendimento online da Assurant. Em que posso ajudar? Para melhor atendê-lo, informamos que, caso não haja comunicação por mais de 3 minutos, o sistema se encerra automaticamente.</text:p>
            <text:p/>
            <text:p>LEANDRO 33 minutos atrás</text:p>
            <text:p/>
            <text:p>Senhores, adqiri seguro na casa e video, não consta no atendimento 333333333333</text:p>
            <text:p/>
            <text:p>LEANDRO 33 minutos atrás</text:p>
            <text:p/>
            <text:p>adquiri dia 3/33/33 não consta na central 33333333333</text:p>
            <text:p/>
            <text:p>VICTORIA33 minutos atrás</text:p>
            <text:p/>
            <text:p>Olá! Como posso te ajudar?</text:p>
            <text:p/>
            <text:p>LEANDRO 33 minutos atrás</text:p>
            <text:p/>
            <text:p>Há seguro em meu nome?</text:p>
            <text:p/>
            <text:p>LEANDRO 33 minutos atrás</text:p>
            <text:p/>
            <text:p>Já está pago</text:p>
            <text:p/>
            <text:p>LEANDRO 33 minutos atrás</text:p>
            <text:p/>
            <text:p>Não aparece meu cpf e 3o nome no portal</text:p>
            <text:p/>
            <text:p>VICTORIA33 minutos atrás</text:p>
            <text:p/>
            <text:p>Boa tarde, meu nome é Victoria e vou atendê-lo em nome da Seguradora Assurant. Seu atendimento é gravado por questão de segurança e gerou o protocolo: 3333333. Falo com o(a) titular do seguro?</text:p>
            <text:p/>
            <text:p/>
            <text:p>LEANDRO 33 minutos atrás</text:p>
            <text:p/>
            <text:p>sim</text:p>
            <text:p/>
            <text:p>VICTORIA33 minutos atrás</text:p>
            <text:p/>
            <text:p>Como posso te ajudar?</text:p>
            <text:p/>
            <text:p/>
            <text:p>LEANDRO 33 minutos atrás</text:p>
            <text:p/>
            <text:p>Não sabe ler? Acim descrito</text:p>
            <text:p/>
            <text:p>LEANDRO 33 minutos atrás</text:p>
            <text:p/>
            <text:p>Há seguro em meu nome? LEANDRO 3 minutos atrás Já está pago LEANDRO 3 minutos atrás Não aparece meu cpf e 3o nome no portal</text:p>
            <text:p/>
            <text:p>LEANDRO 33 minutos atrás</text:p>
            <text:p/>
            <text:p>LEANDRO 3 minutos atrás adquiri dia 3/33/33 não consta na central 3333333333</text:p>
            <text:p/>
            <text:p>VICTORIA33 minutos atrás</text:p>
            <text:p/>
            <text:p>O seu seguro é de garantia estendida?</text:p>
            <text:p/>
            <text:p/>
            <text:p>LEANDRO 33 minutos atrás</text:p>
            <text:p/>
            <text:p>não</text:p>
            <text:p/>
            <text:p>VICTORIA33 minutos atrás</text:p>
            <text:p/>
            <text:p>É seguro do que?</text:p>
            <text:p/>
            <text:p/>
            <text:p>LEANDRO 33 minutos atrás</text:p>
            <text:p/>
            <text:p>microsseguro</text:p>
            <text:p/>
            <text:p>VICTORIA3 minutos atrás</text:p>
            <text:p/>
            <text:p>Leandro, vou direcionar o seu atendimento ao setor responsável, um momento.</text:p>
            <text:p/>
            <text:p/>
            <text:p>ANDRESSA3 minutos atrás</text:p>
            <text:p/>
            <text:p>Bom dia, meu nome é Andressa e vou atendê-lo(a) em nome da Seguradora Assurant. Falo com o titular do seguro?</text:p>
            <text:p/>
            <text:p/>
            <text:p>LEANDRO 3 minutos atrás</text:p>
            <text:p/>
            <text:p>sim</text:p>
            <text:p/>
            <text:p>LEANDRO 3 minutos atrás</text:p>
            <text:p/>
            <text:p>?</text:p>
            <text:p/>
            <text:p>ANDRESSA3 minutos atrás</text:p>
            <text:p/>
            <text:p>Seu atendimento é gravado por questão de segurança e gerou o protocolo: 3333333.</text:p>
            <text:p/>
            <text:p/>
            <text:p>LEANDRO 3 minutos atrás</text:p>
            <text:p/>
            <text:p>?</text:p>
            <text:p/>
            <text:p>ANDRESSA3 minutos atrás</text:p>
            <text:p/>
            <text:p>Por se tratar de um primeiro contato, preciso de algumas informações para cadastro. Leandro, me informe o endereço completo com CEP e ponto de referência.</text:p>
            <text:p/>
            <text:p/>
            <text:p>LEANDRO 3 minutos atrás</text:p>
            <text:p/>
            <text:p>Av gomes freire, 333 CEP 33333-333</text:p>
            <text:p/>
            <text:p>LEANDRO 3 minutos atrás</text:p>
            <text:p/>
            <text:p>centro rio de janeiro</text:p>
            <text:p/>
            <text:p>LEANDRO 3 minutos atrás</text:p>
            <text:p/>
            <text:p>RJ</text:p>
            <text:p/>
            <text:p>ANDRESSA3 minutos atrás</text:p>
            <text:p/>
            <text:p>Preciso de dois telefones para contato, sendo um preferencial para Whatsapp e um secundário e um e-mail que tenha acesso.</text:p>
            <text:p/>
            <text:p/>
            <text:p>LEANDRO 3 minutos atrás</text:p>
            <text:p/>
            <text:p>E-MAIL NÃO FOI INFORMADOP NO MICROSSEGURO FEITO</text:p>
            <text:p/>
            <text:p>ANDRESSA3 minutos atrás</text:p>
            <text:p/>
            <text:p>O e-mail para contato é email?</text:p>
            <text:p> </text:p>
            <text:p/>
            <text:p/>
            <text:p>LEANDRO 3 minutos atrás</text:p>
            <text:p/>
            <text:p>O SEGURO FOI FEITO 33/33/33 CONSEGUE ME AJUDAR?</text:p>
            <text:p/>
            <text:p>ANDRESSA3 minutos atrás</text:p>
            <text:p/>
            <text:p>Estou aguardando a confirmação dos dados para cadastr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85">
          <table:table-cell table:style-name="ce28" office:value-type="string" calcext:value-type="string">
            <text:p>Boa tarde,</text:p>
            <text:p/>
            <text:p>A seguradora está atuando em conclui com escritório de advocacia e com imobiliária para fraudar consumidores.</text:p>
            <text:p/>
            <text:p>Fiz seguro fiança da Porto Seguro e tive dificuldade em quitar os últimos alugueis. </text:p>
            <text:p/>
            <text:p>Entrei em contato com a imobiliária ANAGÊ IMÓVEIS para devolver o imóvel e esta começou a criar empecilhos para atrasar a desocupação e fazer vencer mais parcelas.</text:p>
            <text:p/>
            <text:p>Em razão da dificuldade enfrentada com a imobiliária ANAGÊ IMÓVEIS DE JOINVILLE/SC, entrei em contato com a seguradora PORTO SEGURO que orientou desocupar o imóvel imediatamente, informando que todos os danos e alugueis seriam cobertos pela seguradora em razão do seguro fiança, com a qual eu poderia acertar o pagamento parcelado após a desocupação.</text:p>
            <text:p/>
            <text:p>Em virtude da orientação da seguradora, desocupei o imóvel e informei imediatamente a seguradora, encaminhando inclusive a cópia do documento de desocupacão, com a data da minha saída.</text:p>
            <text:p/>
            <text:p>Após isso, entrei em contato com a seguradora para parcelar o valor devido. </text:p>
            <text:p/>
            <text:p>Por vários dias foram tentados contatos, sem que a seguradora retornasse aos meus apelos.</text:p>
            <text:p/>
            <text:p>Após os meus contatos com a seguradora, que não foram retornados, a seguradora, por meio de escritório advocatício, encaminhou ao endereço desocupado uma notificação de inscrição de dívida.</text:p>
            <text:p/>
            <text:p>Ao tomar conhecimento disso, fiz contato e finalmente fui respondida. </text:p>
            <text:p/>
            <text:p>A seguradora me enviou um parcelamento, que começou a ser pago nas datas combinadas.</text:p>
            <text:p/>
            <text:p>No pagamento da segunda parcela, notei que as datas dos boletos não batiam com as datas combinadas e entrei em contato para solucionar o problema, oportunidade em que solicitei que me fossem encaminhadas todos os boletos com as datas corretas.</text:p>
            <text:p/>
            <text:p>Solicitei também que me fossem enviados todos os boletos, pois notei que no acordo enviado, das 33 parcelas acordadas, só haviam enviado 3.</text:p>
            <text:p/>
            <text:p>Em nenhuma data deixei de pagar o que foi combinado, portanto, não estou em mora. </text:p>
            <text:p/>
            <text:p>Para minha surpresa, apesar de os primeiros boletos já terem sido pagos nas datas que foram combinadas (diferentes dos boletos, mas nas datas ajustadas quando o acordo foi feito), a seguradora não quis mais enviar os boletos dizendo que o acordo havia sido quebrado e que um escritorio de cobrança enviaria as cobranças.</text:p>
            <text:p/>
            <text:p>Pois bem, nesse momento acredito estar sofrendo uma fraude / estelionato, pois estou pagando os valores que acordei nas datas que acordei e a seguradora está alegando que eu quebrei o acordo, sendo que os boletos que ela alega não terem sido pagos não foram enviados.</text:p>
            <text:p/>
            <text:p>Vejam - eu paguei os boletos nas datas combinadas no acordo. </text:p>
            <text:p/>
            <text:p>No entanto, a seguradora alega que não paguei alguns boletos. </text:p>
            <text:p/>
            <text:p>Contudo, esses boletos que ela alega não terem sido pagos não foram enviados. </text:p>
            <text:p/>
            <text:p>Eu fiz inclusive uma ata notarial do acordo que foi tratado e dos boletos que ela enviou, bem como das parcelas já pagas, para provar que estou pagando na data acordada, embora essas datas sejam diferentes dos boletos que me foram enviados (estou pagando inclusive ANTECIPADAMENTE).</text:p>
            <text:p/>
            <text:p>Acredito que a seguradora está atuando em conluio com escritorio de advocatício e com a imobiliaria, e que não enviou propositalmente essas parcelas que ela alega nao terem sido pagas, justamente para poder alegar quebra de acordo e forçar cobrança judicial, pois isso aumentaria muito a dívida.</text:p>
            <text:p/>
            <text:p>Também acredito que está atuando em conluio com o juridico da imobiliária ANAGÊ IMOVEIS DE JOINVILLE, pois os boletos que a seguradora nao enviou correspondem a valores que a imobiliaria está tentando cobrar da minha pessoa, ao argumento de corresponderem a danos no imóvel, que legalmente estariam cobertos pela seguradora.</text:p>
            <text:p/>
            <text:p>Att.</text:p>
            <text:p/>
            <text:p>Dra. Ann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vergência de Valores</text:p>
          </table:table-cell>
          <table:table-cell table:number-columns-repeated="16380"/>
        </table:table-row>
        <table:table-row table:style-name="ro10">
          <table:table-cell office:value-type="string" calcext:value-type="string">
            <text:p>A Caixa Econômica Federal tem adotado a prática abusiva de contratação de seguros com valores absurdamente elevados sem devida comunicação e autorização do cliente, valores indevidamente retirados do montante total disponibilizado de contratos de empréstimos consignados.</text:p>
            <text:p>A Superintendência de Seguros Privados (Susep) precisa urgentemente rever essa conduta abusiva adotada pela instituição. A omissão das informações mencionadas aqui é de total desrespeito ao cliente.</text:p>
            <text:p/>
            <text:p>  Obtive mais de R$33.333,33 (sessenta mil reais) destinados a contratos de seguro prestamista sem a minha devida autorização e vontade, porem ao saber das apólices contratadas sem minha autorização e ciência tomei por decisão o cancelamento de todos contratos de seguros, uma vez que eu não tinha o conhecimento dos mesmos, entretanto a instituição CAIXA VIDA E PREVIDENCIA informou através de uma resposta conclusiva que irá destinar os valores indevidamente cobrados, a CAIXA ECONOMICA FEDERAL para fins de  amortização do saldo devedor de cada empréstimo em vigor uma vez que houve meu consentimento através da minha assinatura. Segundo a resposta por parte da CAIXA VIDA E PREVIDENCIA tal pratica é validada pela Susep. ?</text:p>
            <text:p/>
            <text:p>Concluo que de forma sorrateira omitiram a informação que haveria um segundo produto sendo contratado</text:p>
            <text:p>(seguro prestamista) junto aos meus empréstimos para que de forma compulsória e sorrateira obtivessem a minha assinatura para a contratação dos mesmos. </text:p>
            <text:p/>
            <text:p>Estou disposta a tomar medidas mais atenuadas para que a devolução do montante integral destinado para a contratação indevida do seguro prestamista seja integralmente devolvido de forma liquida em conta, e não destinado a amortização no saldo devedor.</text:p>
            <text:p/>
            <text:p>Obrigad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text:p>
          </table:table-cell>
          <table:table-cell table:number-columns-repeated="16380"/>
        </table:table-row>
        <table:table-row table:style-name="ro9">
          <table:table-cell office:value-type="string" calcext:value-type="string">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text:p>
            <text:p>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text:p>
            <text:p>Essas manobras internas na qual esse pessoal decide entre eles acabou prejudicando eu como cliente... Decisões arbitrárias... e descabidas.</text:p>
            <text:p>Aguardo Orienta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Prestador bruno foi a minha casa consertar a maquina de lavar roupa, instalar pecas solicitadas pkr ele na avaliacao. Apos horas tentando realizar o servico, claramente demonstrando inabilidade, foi embora deixando a maquina SEM FUNCIONAR e solicitou que agendasse outra visita para 3a feira seguinta pois tinha esquecido uma ferramenta. No laudo de seu servico descreve que terminou servico e que nao CABE RETORNO. Essa atitude vai me fazer “gastar” um atendimento que tenho direito para terminar o servico dele, sendo que primeiramente o tecnico avalia para deois consertar, me fazendo ficar mais tempo ainda com a maquina quebrada. Central de atendimento se recusa a mandar prestador para dar continuidade ao servico. Disse que mandaria outro funcionario para avaliar. Pedi que abrisse uma reclamacao sobre o atendimento da central e abriram como se eu estivesse reclamando di prestador. Empresa desonesta compessoas que tratam cliente desrespeitosamente, duvidando da nossa inteligencia. </text:p>
            <text:p>Os 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mal realizada</text:p>
          </table:table-cell>
          <table:table-cell table:number-columns-repeated="16380"/>
        </table:table-row>
        <table:table-row table:style-name="ro1">
          <table:table-cell office:value-type="string" calcext:value-type="string">
            <text:p>Preciso saber se existe um seguro de vida deixado por Marcio CPF 333.333.333-33 a seus dependentes, se sim, qual o procedimento para recebiment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6">
          <table:table-cell table:style-name="ce28" office:value-type="string" calcext:value-type="string">
            <text:p>Boa tarde. </text:p>
            <text:p>Estou há dias tentando emitir uma certidão de consulta de apólice, contudo não estou conseguindo. Já tentei de vários navegadores. Preencho os dados certinho, porém depois que preencho o "eu não sou um robô", nada acontece. Até que depois de um tempo o "eu não sou um robô" fica vermelho. </text:p>
            <text:p>Isto está impactando no acúmulo de trabalho aqui, já que não conseguimos conformar a apólice. </text:p>
            <text:p>Fico no aguardo de uma solução. </text:p>
            <text:p>Att, </text:p>
            <text:p/>
            <text:p>Maria  33 33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41">
          <table:table-cell table:style-name="ce28" office:value-type="string" calcext:value-type="string">
            <text:p>Gostaria de saber se tem e qual é o modelo para fazer o pedido de SOCIEDADE DE CAPITALIZAÇÃO.</text:p>
            <text:p>Fico no aguardo</text:p>
            <text:p>Ricardo telefone 33 3333333 33</text:p>
          </table:table-cell>
          <table:table-cell office:value-type="string" calcext:value-type="string">
            <text:p>Consulta</text:p>
          </table:table-cell>
          <table:table-cell office:value-type="string" calcext:value-type="string">
            <text:p>Capitalizaçã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Informo ocorrência de fato lesivo ao consumidor por parte da CAIXA Seguridade/Caixa Seguros/Caixa Residencial. Sou o segurado de uma apólice de seguro residencial (3333333333333) com vigência entre 33/33/3333 a 33/33/3333. Fui informado de que essa apólice seria renovada automaticamente, com os mesmos dados e coberturas no dia 33/33/3333, no entanto, ao entrar em contato com a seguradora no dia 33/33/3333, recebi um apólice com dados diferentes das dados da apólice anterior. O endereço de correspondência estava errado, o valor da principal cobertura (Incêndio, queda de raio e explosão) estava menor que o original, não havia a cláusula beneficiária, que havia na apólice original, e o prazo da apólice nova está em 3 anos, enquanto o prazo da apólice original era de 3 anos. Ou seja, o seguro foi renovado sem a manutenção dos mesmos dados, como prometido. Com o objetivo de solucionar o problema, fui orientado a realizar um endosso, ajustando os dados errados da nova proposta, causando uma enorme perda de tempo em diversas ligações para explicar o ocorrido e conseguir ajustar os dados que deveriam ter sido mantidos conforme apólice original. Foi alegado que houve a troca da seguradora, e por isso deve ter havido erro no repasse das informações, no entanto, entendo que o cliente/segurado não deveria ser prejudicado na troca de seguradora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audações. Preciso saber se a mãe do meu filho de 33 anos falecida recentemente deixou algum seguro de vida para el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8">
          <table:table-cell table:style-name="ce28" office:value-type="string" calcext:value-type="string">
            <text:p>Minha Susep de nº 333333333 está suspensa e não consigo saber o porque ela está SUSPENSA, e nem tão pouco como faço para regulariza-la, pois no site não há como fazer nenhum tipo de regularização.</text:p>
            <text:p/>
            <text:p>Por favor, solicito ajuda com relação a esse assunto, ´pois estou bloqueado na seguradora sem poder faturar.</text:p>
            <text:p/>
            <text:p>Fico na expectativa de um possível contato.</text:p>
            <text:p/>
            <text:p>Abraços</text:p>
            <text:p/>
            <text:p>João Carl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tenho seguro em meu nome. Como faço pra receber o seguro prestamista.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6">
          <table:table-cell table:style-name="ce28" office:value-type="string" calcext:value-type="string">
            <text:p>Tive um sinistro de roubo de equipamento assegurado pelo seguro residencial da Caixa Seguradora. Estou passando pelo maior descaso desta Seguradora. A primeira comunicação de Sinistro extraviaram. Fiz uma segunda comunicação de sinistro. Me asseguraram que enviariam um email com instruções para andamento do ressarcimento do prejuízo.. Já  fazem mais de 33 dias o tal email não apareceu. Liguei varias vezes para o SAC. Pedem um tempo para verificar a situação e a ligação cai e também não me retornam mais. Solicito a este órgão de fiscalização para gestionar junto a Seguradora a devida solução no que tange esta questão.</text:p>
            <text:p>Apólice: 333333333333333 - Protocolo 333333333333 - Protocolo Policial: 333333333333333 - Fones: (33)33333-3333 e (33)33333-3333</text:p>
            <text:p/>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Gostaria que fosse regularizada a situação do meu certificado de corretora de seguros, consta como suspenso, mas na Receita Federal já foi regularizado e ainda não normalizou nem reabilitou meu cadastro de corretora.</text:p>
            <text:p>Grata,</text:p>
            <text:p/>
            <text:p>Denise (emai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proprietaria e Corretora RT pela ADM CORRETORA DE SEGUROS DE VIDA E PREV PRIV LTDA , CNPJ 33.333.333/3333-33, e tive meu registro suspenso pela SUSEP. Entro no site e a unica informação que tenho é que existe pendencias listadas pelo sistema, porem não diz quais são as pendencias. Tive meu registro suspenso sem nenhuma comunicação previa. Já enviei varios emails para o unico canal de contato dos corretores (email) solicitando informações sobre o motivo da suspensão, e até agora nem resposta aos emails recebi. Estou com minhas comissões travadas em todas as seguradoras, minhas contas estão atrasadas <text:s/>e sem saber como resolver, visto que não existe nenhum outro meio de contato com a SUSEP, a não ser este email, que ninguem responde. Preciso reativar meu codigo urgente para receber meu dinheiro e pagar minhas contas. <text:s text:c="2"/>Solicito uma orientação e ajuda para resolver o problema urgente.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4">
          <table:table-cell office:value-type="string" calcext:value-type="string">
            <text:p>Gostaria de trazer ao vosso conhecimento alguns incidentes que me causaram imensa preocupação e insatisfação em relação aos serviços prestados pela seguradora.</text:p>
            <text:p>Nos dias 33/33 e 33/33, sob os protocolos 333333 e 333333, vivenciei uma série de falhas em nosso relacionamento. Detalho-as para vossa apreciação:</text:p>
            <text:p/>
            <text:p>3. **Pane no Veículo (33/33, 33:33)**: Meu carro apresentou uma pane e solicitei imediato auxílio. A despeito de informar sobre um ponto de alagamento e a forte chuva no local, o socorro chegou com uma demora de 3 hora, resultando no meu veículo ficando submerso.</text:p>
            <text:p/>
            <text:p>3. **Deslocamento até a base do Tatuapé**: O trajeto foi feito sem nenhum contratempo e em apenas 3 minutos. Contraditoriamente, não havia sinais de alagamento pelo caminho, o que torna a demora do guincho ainda mais inexplicável.</text:p>
            <text:p/>
            <text:p>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text:p>
            <text:p/>
            <text:p>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text:p>
            <text:p/>
            <text:p> </text:p>
            <text:p/>
            <text:p>Gostaria de ressaltar que até o momento não estou de posse das chaves do meu veículo e que, em contato com a seguradora, não obtive informações claras sobre quem o recebeu.</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67">
          <table:table-cell table:style-name="ce28" office:value-type="string" calcext:value-type="string">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text:p>
            <text:p/>
            <text:p>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xt:p>
            <text:p/>
            <text:p>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3">
          <table:table-cell office:value-type="string" calcext:value-type="string">
            <text:p>Foi feito um seguro pela TOKIO MARINE, onde foi exigido colocação do equipamento de rastreador desta empresa ITURAN.</text:p>
            <text:p>Corretora, i3 corretora me informou que no ato da instalação, teria que pagar uma taxa de R$ 33,33 Reais pela colocação, ate então ok, agora vendi a caminhonete e para minha surpresa, devido corretora i3 não me dar retorno perdi meu bônus, ate então compreendemos, não podemos julgar trabalho das pessoas.</text:p>
            <text:p>Ai começou a dor de cabeça, como corretora não me deu suporte, tomei frente para cancelar o serviço, 3333 horas e horas para falar, nunca chegou nada referente esta empresa ITURAN ate porque meu seguro foi feito pela TOKIO MARINE APÓLICE DE NUMERO 33333333, NEGOCIO 333333333, PROPOSTA 333333333, hoje vejo no meu e-mail cadastrado no qual e do meu filho, boleto de R$ 333,33 para pagamento com vencimento para 33/33/3333, fui informado que preciso pagar uma taxa de cancelamento, eu não fiz serviço com ITURAN, meu contrato e com TOKIO MARINE, PAGAMENTOS MENSAIS por boletos enviados pela corretora.</text:p>
            <text:p>Não acho certo pagar pelo um serviço no qual não foi eu que comprei, foi exigido pela seguradora.</text:p>
            <text:p>Hoje estive na corretora I3 com senhora YASMIM proprietária da mesma que informou que não pode fazer nada.</text:p>
            <text:p>Aonde fica direito do consumidor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vergência de Valores</text:p>
          </table:table-cell>
          <table:table-cell table:number-columns-repeated="16380"/>
        </table:table-row>
        <table:table-row table:style-name="ro3">
          <table:table-cell office:value-type="string" calcext:value-type="string">
            <text:p>Tive um  problema com refrigerador, reincidente, ficaram de devolver o valor da geladeira, porém o valor oferecido, não consigo comprar um bem de igual caracteristicas da geladeira que possuo, questionei se teria alguma correção e ainda não me responderam, sempre que faço contato se esquivam da resposta e após terem condenado a geladeira, e eu ter questionado sobre a correção, enviaram novamente a assistência tecnica em casa.</text:p>
            <text:p/>
            <text:p>(COMPLEMENTAÇÃO)</text:p>
            <text:p/>
            <text:p>Corretora Assurant - refrigerador Brastemp - invers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 da Indenização</text:p>
          </table:table-cell>
          <table:table-cell table:number-columns-repeated="16380"/>
        </table:table-row>
        <table:table-row table:style-name="ro23">
          <table:table-cell table:style-name="ce28" office:value-type="string" calcext:value-type="string">
            <text:p>Boa Tarde,</text:p>
            <text:p/>
            <text:p>Sou Auxiliar do Ministério Público do Estado de Mato Grosso, lotado no Núcleo de Apoio das Promotorias de Justiça do Consumidor.</text:p>
            <text:p/>
            <text:p>A pedido do Dr. Raphael, promotor de Justiça, venho solicitar  informações  sobre  a regularidade jurídica do intitulado título de capitalização Tele Sena, especialmente no tocante a modalidade de premiação instantânea intitulada “Ganhe  Já”. Respondendo também: Se a impressão das cartelas e sorteios devem ser auditados por algum órgão? Se o título de capitalização pode ser emitido de forma online e se a premiação instantânea “Ganhe Já” pode  ser ofertada também nesta modalidade?</text:p>
            <text:p/>
            <text:p>Se for necessário o encaminhamento de óficio para a fazer a solicitação, requer seja informado um e-mail a fim de que seja encaminhado o referido óficio.</text:p>
            <text:p/>
            <text:p>Se puderem responder o mais breve possivel, agradeceriamos, nos ajudaria muito.</text:p>
            <text:p/>
            <text:p/>
            <text:p>Respeitosamente.</text:p>
          </table:table-cell>
          <table:table-cell office:value-type="string" calcext:value-type="string">
            <text:p>Consulta</text:p>
          </table:table-cell>
          <table:table-cell office:value-type="string" calcext:value-type="string">
            <text:p>Capitalização</text:p>
          </table:table-cell>
          <table:table-cell office:value-type="string" calcext:value-type="string">
            <text:p>Análise de Documentação</text:p>
          </table:table-cell>
          <table:table-cell table:number-columns-repeated="16380"/>
        </table:table-row>
        <table:table-row table:style-name="ro20">
          <table:table-cell table:style-name="ce28" office:value-type="string" calcext:value-type="string">
            <text:p>Olá meu pai faleceu em maio de 3333 e gostaria de saber se tem algum seguro em meu nome pois ele ja havia comentado comigo sobre esse possível seguro mas não me deu nenhuma informação a mais e gostaria muito de saber como proceder. Meu nome é Ana Carolina </text:p>
            <text:p>Cpf 33333333333</text:p>
            <text:p>O dele era Newton </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olá,  Boa Tarde!</text:p>
            <text:p/>
            <text:p>recebi uma informação que meu padrinho deixou antes de seu falecimento um seguro de vida, mas só tive posse desses documentos agora.  como faço para solicitar o Benefício?</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3">
          <table:table-cell office:value-type="string" calcext:value-type="string">
            <text:p>um caminhão bateu em meu carro e a empresa responsável acionou o seguro (porto frota) , fiz vistoria e orçamento com a indicação de prestador vindo do próprio site da porto seguro.</text:p>
            <text:p>Eles querem pagar um valor menor do que o custo do concerto.</text:p>
            <text:p>isso é inadmissível!!!</text:p>
            <text:p>ou pagam o valor da tabela Fipe ou pagam valor total do concerto!!!!</text:p>
            <text:p>eu vou ficar no prejuíz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21">
          <table:table-cell table:style-name="ce28" office:value-type="string" calcext:value-type="string">
            <text:p>Caros,</text:p>
            <text:p>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text:p>
            <text:p>Atenciosamente</text:p>
            <text:p>Angela (CPF 333333333-33)</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1">
          <table:table-cell office:value-type="string" calcext:value-type="string">
            <text:p>Olá boa noite, nunca soube como encontrar seguros em meu nome pelo meu avô Rubens, gostaria de saber se existe algo em m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Prezados Senhores,</text:p>
            <text:p/>
            <text:p>Gostaria de obter as informações de como me credenciar junto a SUSEP como  Corretor de seguros?</text:p>
            <text:p>O certificado do curso de corretor de seguros realizado pela   https://portalcurso.com.br/ &gt; tem validade?</text:p>
            <text:p/>
            <text:p>Desde já agradeço,</text:p>
            <text:p/>
            <text:p>Dima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5">
          <table:table-cell table:style-name="ce29" office:value-type="string" calcext:value-type="string">
            <text:p>Problema no acionamento de seguro de dano material de celular.</text:p>
            <text:p>Fiz um acionamento da Vivo Seguro Celular, que possui parceria com Zurich Minas Brasil Seguros S/A - Código SUSEP da Seguradora: 33333 CNPJ 33.333.333/3333-33, sendo que as contratuais do Plano de Seguro encontram-se registradas na SUSEP sob os números 33333.333333/3333-33 (Roubo e Furto Qualificado), 33.333.333333-3333/33 (Danos Materiais). </text:p>
            <text:p/>
            <text:p>Fiz um acionamento de sinistro (tela quebrada) através do whatsapp (33 33333-3333) em 33/Ago/3333, protocolo 33333 e atendimento através da central 3333 333 3333 em 33/33/3333, protocolo 3333333. Como em ambos os casos a resposta não é satisfatória, recorri a ouvidoria através de email para um tratamento personalizado. Em anexo constam as trocas de mensagem.</text:p>
            <text:p/>
            <text:p>Abaixo compartilho dados do segurado para facilitar comunicação:</text:p>
            <text:p>linha 33 33333-3333</text:p>
            <text:p>IMEI 333333333333333333</text:p>
            <text:p>Nota fiscal em anexo.</text:p>
            <text:p/>
            <text:p>Nos acionamentos realizados, me foi oferecido o envio do celular para um centro de reparo, processo que pode levar até 33 dias úteis. Dado que esse procedimento não consta na apólice e não foi explicado na venda do seguro, gostaria de proceder conforme contratos, pagamento da franquia e ser ressarcido conforme indenização de direito. Apenas como referência, é possível efetuar a troca da tela em loja especializada samsung com um prazo de conserto de horas úteis. Vale destacar que no próprio site (vivosegurocelular.com.br) um dos argumentos de venda do seguro se refere ao custo de ficar sem o aparelho / desconectado, mas é exatamente o modus operandi proposto, nem ao menos um aparelho reserva deveria ser oferecido.</text:p>
            <text:p/>
            <text:p>Procurando informações, encontrei o disposto da Susep (https://www.gov.br/susep/pt-br/planos-e-produtos/seguros/seguro-de-danos), no que tange ocorrência e liquidação do sinistro, destaco:</text:p>
            <text:p>- "Os procedimentos para a liquidação de sinistros devem ser claramente informados na apólice, com especificações dos documentos básicos necessário ...". Consultando o certificado e apólice em anexo é possível destacar: "reparo do seu bem incluído na apólice do seguro", no entanto não existe qualquer citação relacionada ao trânsito do aparelho, dado que isso pode gerar problemas de segurança de informação, prejuízos por falta de ferramenta de trabalho e questionamentos sobre possível venda casada. Destaco ainda que na proposta de adesão ao seguro, é mencionado claramente "A seguradora efetuará o pagamento da indenização somente após o pagamento da franquia". Dessa forma, gostaria de proceder da maneira conforme especificada na contratação, pago a franquia e gostaria de ser indenizado, obviamente dentro do limite estabelecido.</text:p>
            <text:p/>
            <text:p>Considerando que apesar da minha boa fé, não consigo avançar e resolver essa situação, peço apoio e orientação da SUSEP.</text:p>
            <text:p/>
            <text:p>Luis </text:p>
            <text:p>33 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Liberação dos Reparos</text:p>
          </table:table-cell>
          <table:table-cell table:number-columns-repeated="16380"/>
        </table:table-row>
        <table:table-row table:style-name="ro2">
          <table:table-cell office:value-type="string" calcext:value-type="string">
            <text:p>DESCOBRI NOS DOCUMENTOS DE MINHA FALECIDA ESPOSA((33/33 3333).QUE ELA TINHA UM SEGURO FEITO PELA FUNSEG CORRETORA DE SEUROS S/C LTDA.</text:p>
            <text:p>NUMERO SUSEP 33333333333333,SEGURO FEITO EM 33/33/3333.PROCESSO SUSEP N:33333.333333/3333-33.GOSTARIA DE SABER SE MEUS FILHOS AINDA TEM DIREITO A RECEBER O SEGURO,PELO TEMPO QUE JA DECORREU.</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Minha irmã faleceu <text:s/>e era segurada da UNIÃO SEGURADORA <text:s/>com desconto através de contracheque <text:s/>do estado do Paraná, por muitos anos, <text:s/>pois a mesma <text:s/>era funcionária publica estadual aposentada. Com muita dificuldade consegui dar entrada na solicitação do seguro. O mesmo foi indeferido por se tratar de COVID. até ai tudo bem o problema é que solicitei a apólice <text:s/>ou contrato do seguro <text:s/>para o Estado, que me informou que era seguro em grupo e os documentos ficam de posse da seguradora que sequer atende os meus contatos via fone ou email <text:s text:c="2"/>me ignoram totalmente, <text:s/>e preciso desses documentos para para buscar os meus direitos. Preciso saber beneficiários, herdeiros pois isso nunca me foi informado num total descaso por parte <text:s/>da empresa.. Espero que com a interferência desse orgão eu possa obter <text:s/>esses document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Prezados, boa tarde!</text:p>
            <text:p>Preciso fazer o recadastramento da minha corretora, pois consta no site como suspenso, e não consigo acessar o site da SUSEP, visto que o mesmo pede um Login de Nível Ouro e não consigo fazê-lo no Site do GOV.BR. Não localizam minha biometria no TSE e não tenho Certificado Digital.</text:p>
            <text:p/>
            <text:p>Como proceder? Preciso regularizar isto com uma certa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já actualizei meus documentos junto ao portal da Susep, porem ainda estou com minha habilitação suspensa, gostaria de ajuda para liberar , pois estou impossibilitada de trabalhar e esta prejudicando minha família este bloquei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com o meu cadastro suspenso por falta de documentação. Como proceder com a regulariz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text:p>
            <text:p>Estou até agora esperando o dinheiro do carro, é muita enrolação dessa empresa, não indico para ninguém.</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8">
          <table:table-cell office:value-type="string" calcext:value-type="string">
            <text:p>Gostaria de saber se a Seguradora é obrigada a renovar o seguro que vem sendo mantida nela com vários anos de renovação?</text:p>
            <text:p>Caso nenhuma seguradora não queira aceitar o determinado veículo, simplesmente pelo modelo do veículo, sem nenhuma outra restrição.</text:p>
            <text:p>Exemplo a Seguradora, que tem uma Apólice, chegando no final da vigência, pode se recusar em não aceitar mais o veículo ou podendo aceitar com um</text:p>
            <text:p>aumento de prêmio abusivo.</text:p>
            <text:p>Ficando o Segurado sem Seguro?</text:p>
            <text:p>Simplesmente pela pratica interna de determinada Segurada, em não aceitar determinado veículo, mesmo que esse veículo, vinha sendo renovado seu Seguro </text:p>
            <text:p> anualmente no final de sua vigência? </text:p>
            <text:p>Meu Segurado gostaria de saber se procede essa informação?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alguem pode explicar porque quando e feito um seguro de bens <text:s/>nao existe <text:s/>em local algum o valor <text:s/>do bem que esta <text:s/>sendo assegurado <text:s text:c="2"/>meio ilogico <text:s/>faço <text:s/>um seguro mas nao sei <text:s/>o valor <text:s/>do que esta <text:s/>sendo assegurado so pag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33333.333333/3333-33 continuidade </text:p>
            <text:p>Informo ser procuradora de minha irmã Maria</text:p>
            <text:p>Não coube todos os anexos</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Eu Antônio, venho por meio deste formulário, para reivindicar sobre a perícia marcada pela a EMPRESA CHUBB SEGURADORA, para o dia 33/33/3333, não estava possibilitado de estar presente no horário indicado, na Rua Joaquim, nº.333, Bairro Nossa Senhora da Penha, Serra Talhada/PE, pois, estava enfermo. Entrei em contato com a PRESTADORA LAUDARE, pois, alegam que não tem peritos. Deste a data acima citada venho tentando marcar esta perícia. Sendo realizado ligação para NUBANK, dia 33/33/3333 as 33:33, porém, sem êxito, não atendendo a ligação. <text:s text:c="2"/>Atualmente estou em Crato/C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u Cicero, venho por meio deste formulário, para reivindicar sobre a perícia marcada pela a EMPRESA CHUBB SEGURADORA, para o dia 33/33/3333, por motivos superiores não foi possível estar presente no horário indicado, na Rua Joaquim, nº.333, Bairro Nossa Senhora da Penha, Serra Talhada/PE. Entrei em contato com a PRESTADORA LAUDARE, pois, alegam que não tem peritos. Deste a data acima citada venho tentando marcar esta perícia. Sendo realizado ligação para NUBANK, porém, sem êxito, não atendendo a ligação. <text:s text:c="2"/>Atualmente estou Petrolina/PE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licito pesquisar qual a seguradora meu pai Cleyster, CPF 33333333333, recebeu o valor de seguro pelo falecimento de sua esposa Tarcisia, falecida em 33/33/3333. Estamos precisando de cópia do atestado de óbito dela para dar início a inventário de bens. Antecipadamente agradeço fone zap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u Cicero, venho reivindicar sofri um acidente no dia 33/33/3333, a LIBERTY SEGURO, apólice 33.33.3333.3333333, não houve manifesto do mesmo. <text:s/>Solicito a V.Sª, para que a Liberty Seguro, libere custeio por direit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sou beneficiário de apólice de seguro do emitente MAURÍCIO, portador da carteira de identidade 333.333 SSP-MT e CPF/MF sob o nº 333.333.333-33, junto ao banco Bradesco Vida e Previdência, o qual já foi protocolado solicitação de cópia da apólice o qual a instituição tem dificultato bastante a apresentação da apólice, segue nº protocolo 33333333333333, apólice nº 3333, para tanto requer a intervenção do estado para compelir a entrega da referida apólice e posteriormente a busca de seu recebiment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47">
          <table:table-cell table:style-name="ce28" office:value-type="string" calcext:value-type="string">
            <text:p>Prezados, boa noite!</text:p>
            <text:p/>
            <text:p>Gostaria de tirar uma duvida quanto a seguradora Minas Brasil (Zurich), sua atuação pela PREFEITURA DE SÃO PAULO, através da empresa ADM E CORRETORA DE SEGUROS LTDA.</text:p>
            <text:p/>
            <text:p>Meu Pai, Adilson, falecido em 33/33/3333 era segurado pela referida empresa segundo apólice (Apólice 3333/33) e (Apólice 3333/33), onde vinha pagando via desconto em holerite, ha anos pelo referido seguro.</text:p>
            <text:p>Em 3333, o mesmo aposentou-se por invalidez devido a doença, e na época recebeu uma quantia referente a indenização no valor de R$33.333,33.</text:p>
            <text:p>Após isso continuou a ser descontado valor de seu holerite referente ao seguro, na data de 33/33/3333(sábado) o mesmo veio a falecer devido a doença, foi tentado contato com a seguradora mas sem êxito, pois os mesmos atuam de segunda a sexta, ao entrar em contato via email na segunda dia 33/33/3333fui informado que o mesmo não tinha direito a nada e nem reembolso, solicitei certificado de seguro e os mesmos me enviaram um certificado onde consta que a vigência do seguro se iniciou em 33/33/3333, sendo que meu pai pagava a anos via holerite.</text:p>
            <text:p/>
            <text:p>A atendente da seguradora informou que meu pai só pagava para manter ativo, mas não tinha mais direito a nada.</text:p>
            <text:p/>
            <text:p>Poderiam me auxiliar quanto a isto ?</text:p>
            <text:p/>
            <text:p>Irei anexar o certificado que me enviaram e o holerite do mesm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Meu pai e minha mãe faleceu, gostaria de saber se é possível se eles tinham algum seguro de vida em nome del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Quero sabe se tem algum seguro no meu CPF 333.333.333-33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8" office:value-type="string" calcext:value-type="string">
            <text:p>Olá, boa tarde. </text:p>
            <text:p/>
            <text:p>eu gostaria de ter acesso a uma informação, </text:p>
            <text:p>meu pai, o Sr Joel, portador do CPF: 333.333.333-33 infelizmente veio a falecer.</text:p>
            <text:p>estou entrando em contato para saber se o mesmo possuía seguro de vida em seu nome. </text:p>
            <text:p>caso este não seja o melhor canal para buscar essa informação, peço gentilmente que me orientem sobre como proceder. </text:p>
            <text:p/>
            <text:p>desde já agradeç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Prezados, </text:p>
            <text:p>A minha mae era funcionaria aposentada do INSS e faleceu no dia 33/33/3333.</text:p>
            <text:p>Gostaria de verificar se existe algum tipo de solicitacao que eu possa fazer para saber se existe seguro de vida registrado pela mesma.</text:p>
            <text:p>Desde ja agradeco atencao e fico no aguardo de uma breve resposta.</text:p>
            <text:p>Atenciosamente,</text:p>
            <text:p>Carlos Eduar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Consult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Consulta existencia de contratação de seguro pelo indicado uma vez que ocorreu seu falecimento em 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2">
          <table:table-cell office:value-type="string" calcext:value-type="string">
            <text:p>Srs. boa tarde !</text:p>
            <text:p/>
            <text:p>Segundo a nossa seguradora, não tem sido possível o registro da nossa Apólice de Seguro de Garantia Contratual junto a SUSEP por instabilidade no site de registro e com isso impossibilitando também a emissão da Certidão de Registro de Seguro Garantia.</text:p>
            <text:p/>
            <text:p>Já em contato com a SUSEP na semana passada (falei com a atendente Jorgina) e hoje falando com a (atendente Michele), ambas passaram a informação de que não há nenhum tipo de problema para este tipo de registro.</text:p>
            <text:p/>
            <text:p>Com isso, pedimos maiores esclarecimentos quanto ao fato, haja vista, as cobranças por parte do nosso cliente para a solução do problema.</text:p>
            <text:p/>
            <text:p>E para auxiliar nesta análise, estamos anexando a Apólice, bem como, os Endossos nº 3333333 e nº 3333333 para que assim possamos resolver o quanto antes esta situação.</text:p>
            <text:p/>
            <text:p>Aguardamos retorno breve e desde já agradecimos pela atenção.</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gostaria de obter informações ou manual de como ser certificado para comercializar títulos de capitaliz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ao analisar o meu extrato bancário, percebi  que existe um lançamento futuro de um pagamento programado a ASPECIR - UNIÃO SEGURADORA, no valor de R$ 33,33, o qual desconheço, e imediatamente efetuei o cancelamento do mesmo, em que ao mesmo tempo informei o meu gerente do banco, o qual questionei como alguém consegue registrar um pagamento sem autorização do correntista?(estou ainda aguardando a resposta)</text:p>
            <text:p>E para a minha surpresa, ao pesquisar sobre essa empresa no google, fica destacada registro no Reclame aqui por centenas de pessoas, todas com o mesmo questionamento, sendo que alguns casos a cobrança já estaria sendo realizada a algum tempo, sem que o correntista estivesse ciente dessa cobrança muitas vezes por se tratar de um  idoso e não possuir controle da conta, portanto peço providências e investigação de VSas, por tratar-se na minha opinião de um crim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43">
          <table:table-cell table:style-name="ce28" office:value-type="string" calcext:value-type="string">
            <text:p>Desde o dia 33/33/3333 venho fazendo contato com o 33333333333 da Seguradora HDI solicitando alteração na forma de pagamento de débito automático para boleto, informam que preciso retornar em 3 dias úteis para obter resposta e quando retorno nada foi feito.</text:p>
            <text:p>Hoje liguei novamente, fui atendida pela atendente que relatou ter a informação do setor que estão aguardando o pagamento da parcela 33 (cujo vencimento será dia 33/33, isto é, ainda nem venceu), e que desde o meu primeiro contato quando solicitei a alteração estava dentro do prazo para alteração antes do vencimento da parcela 33, isto é, que a partir da parcela 33 seriam alteradas a forma de pagamento para boleto.</text:p>
            <text:p>Insatisfeita com a falta de informações claras e conclusão do protocolo, solicitei falar com superior, o qual não fui atendida.</text:p>
            <text:p>Importante ressaltar que no atendimento anterior informei que ja´ está constando em lançamentos futuros o valor da parcela em minha conta corrente, o qual não é devido, pois estou aguardando o cancelamento do débito automático através da seguradora.</text:p>
            <text:p>Venho através deste órgão requerer que a minha solicitação feita no dia 33/33 seja atendida, e que aguardo o envio do boleto com vencimento dia 33/33 para pagamento, bem como o cancelamento do débito automático.</text:p>
            <text:p>Segue protocolos de atendimento para análise:</text:p>
            <text:p>33/33 - Protocolo 3333333</text:p>
            <text:p>33/33 - Protocolo 3333333</text:p>
            <text:p>33/33 - 3333333</text:p>
            <text:p>33/33 - 3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41">
          <table:table-cell table:style-name="ce28" office:value-type="string" calcext:value-type="string">
            <text:p>GOSTARIA DE SABER SE HA SEGURO DE VIDA EM NOME DO MEU FALECIDO PAI</text:p>
            <text:p>SINVAL </text:p>
            <text:p>PORTADOR DO RG 33333333</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Senhores, boa tarde!</text:p>
            <text:p>Tem uma associação de proteção veicular a Bem Protege que está se passando por seguradora e lesando o consumidor, ela está usando o nome de uma seguradora que não tem relação com eles, a BP Seguradora de CNPJ 33.333.333/3333-33, se a Bem Protege passa por seguradora e usam publicamente o nome BEM PROTEGE SEGURADORA S/A, porque não estão cadastrados no site da SUSEP?</text:p>
            <text:p>Merece uma investigação!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1">
          <table:table-cell office:value-type="string" calcext:value-type="string">
            <text:p>Boa tarde! Estamos com a licença suspensa devida a uma certidão. Já foi regularizado e emitida a certidão negativa, Necessito, por favor, a ativação com urgência dos nossos serviços. Antecipadamente agradeço os préstimos! Marco / <text:s/>Corretora de Seguros S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ive meu cadastro na pessoa juridica suspenso pela susep . Enviei email e fui orientada de que deveria incluir o contrato social . Porem nao consigo aumentar meu nivel <text:s/>no GOV.BR para ouro pois somente desta forma é possivel. Fui na data de ontem 33/33 ate um posto do poupatempo para entender o motivo pelo qual eu nao conseguia, no site do Gov br diz que eu nao tenho biometria cadastrada. No posto do poupatempo foi consultado e esta tudo cadastrado, biometria, foto. Tento usar a opcao CIN , nao vincula meu RG no sistema do GOV. Estou impossibilitada de trabalhar com a corretora enquanto nao conseguir incluir o contrato no sistema. Voltei por email com a susep que diz que nada pode fazer. Que o problema esta no sistema GOV.BR . PEÇO POR GENTILEZA que me ajudem pois dependo da corretora para pagar minhas contas e sustentar minha familia</text:p>
          </table:table-cell>
          <table:table-cell office:value-type="string" calcext:value-type="string">
            <text:p>Explicações da Ouvidoria</text:p>
          </table:table-cell>
          <table:table-cell office:value-type="string" calcext:value-type="string">
            <text:p>Cadastro</text:p>
          </table:table-cell>
          <table:table-cell office:value-type="string" calcext:value-type="string">
            <text:p>Atendimento</text:p>
          </table:table-cell>
          <table:table-cell table:number-columns-repeated="16380"/>
        </table:table-row>
        <table:table-row table:style-name="ro5">
          <table:table-cell office:value-type="string" calcext:value-type="string">
            <text:p>Olá, venho aqui para sugerir a criação de uma API com para consultarmos os certificados de apólices de seguro garantia. </text:p>
            <text:p>Hoje consultamos por meio desse link: https://www3.susep.gov.br/safe/apolices/app/garantia</text:p>
            <text:p/>
            <text:p>Temos um sistema de automação para emissão de apolices. Devido ser obrigatorio a inclusão dos certificados nos processos, hoje temos que fazer essa consulta manualmente.</text:p>
            <text:p>Seria muito interessante se hovesse uma API para consuta-los e fosse entregue o arquivo PDF.</text:p>
            <text:p/>
            <text:p>agradeço desde, já!</text:p>
          </table:table-cell>
          <table:table-cell office:value-type="string" calcext:value-type="string">
            <text:p>Área Técnica</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2">
          <table:table-cell office:value-type="string" calcext:value-type="string">
            <text:p>PROTOCOLOS 33333333333, 33333333333, 33333333333 (registradas e com gravação disponível na BBPREV).</text:p>
            <text:p>No dia 33 de setembro solicitei aporte numa aplicação da BBprev como faço roteineiramente. Ocorre que a colaboradora que me atendeu direcionou o valor para outro fundo, diferente do que eu tinha 333% até então. Cabe ressaltar que na confirmação não aparece o nome do fundo destinado, mas a solicitação está descrita: (na mesma aplicação - contribuição esporádica). No dia 33, após os 3 dias para compensação, verifiquei, à noite, que não havia sido destinado para o fundo correto o valor. Na segunda-feira, dia 33, solicitei a correção. Fizeram na segunda ou na terça (não me recordo de ter necessidade de confirmação para portabilidade de fundos). No dia 33/33, entrei em contato com a agência para resgate. Informaram que, pelo valor, seria necessário ligar diretamente para a BBprev. A partir de então, fui informado de que deveria esperar até o dia 33/33 para finalizar a compensação, sendo assim, até o momento não consegui realizar o resgate e desde então o valor do rendimento vem caindo abruptamente, não consegui honrar o compromisso que tinha feito para pagamento em 33/33, adiando para 33/33 o mesmo, gerando custo para mim.</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91">
          <table:table-cell table:style-name="ce28" office:value-type="string" calcext:value-type="string">
            <text:p>Em novembro de 3333. Sofri um acidente! (sou terceira) A seguradora HDI até o prezado momento não entrou em ctt para realizar o pagamento da minha motocicleta, a qual deu perda total..  Entrei em ctt com eles inúmeras vezes. Todas tentativas foram falhas. </text:p>
            <text:p>Gostaria do auxilio para q eu pudesse solucionar este processo.</text:p>
            <text:p/>
            <text:p>Boa tarde, venho pedir ajuda</text:p>
            <text:p>O assegurado THIAGO bateu na minha moto na noite do dia 33/33/3333 e foi acionado a seguradora HDI. A mesma entrou em contato comigo fazendo uma oferta de pagamento da minha moto, que após orçamento na concessionaria foi dada como perda total, porém o valor ofertado é abaixo do valor da FIPE do veiculo. Valor ofertado foi de R$33 mil e o valor da FIPE do meu veiculo no mês de novembro estava em R$33 mil. Disseram que seria pago o valor do mercado que mesmo assim está incorreto, pois enviei 3 orçamentos para eles onde nenhum deles ficava no valor ofertado. Solicitaram orçamentos dos itens que perdi com a colisão, como capacete, roupas e telefone celular, dizendo que os mesmos seriam ressarcidos, realizei todos os orçamentos solicitados e os enviei e não tive nenhum posicionamento por parte deles. Tive gastos com despesas medicas, e com aplicativos de corrida, pois utilizava a moto para minha locomoção para o trabalho além de compromissos pessoais, tais despesas também de acordo com a atendente da HDI iriam ser ressarcidas e até o momento não tive nenhum tipo de retorno. Solicitei através do Thiago uma ajuda para solução do problema e o que ele me disse é que "pago seguro juntamente para não ter dores de cabeça", e pós isso o mesmo me bloqueou não tendo mais nenhum contato comigo. Peço por gentileza uma ajuda para resolução do problema, pois não obtive retorno de ninguém da HDI.</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POSSUO UM SEGURO DE VIDA JUNTO A METLIFE (AP COLETIVO), CUJO ESTIPULANTE É O ITAU UNIBANCO S.A.- CERTIFICADO 33.333.333- APÓLICE 3333.33.3333333333. O SEGURO TEVE SUA RENOVAÇÃO AUTOMÁTICA EFETIVADA EM 33/33/33, E DECORRIDOS 3 MESES AINDA NÃO RECEBI CÓPIA DO CERTIFICADO, NÃO OBSTANTE AS MENSALIDADES ESTEJAM SENDO DEBITADAS AUTOMATICAMENTE DA CONTA CORRENTE MANTIDA JUNTO AO ESTIPULANTE E DAS INÚMERAS SOLICITAÇÕES REALIZADAS JUNTO A SEGURADORA E <text:s/>ESTIPULANTE. A ÚLTIMA RECLAMAÇÃO ESTÁ SENDO CONDUZIDA PELO SAC ITAU 333333333, E QUE TABÉM JA DECORREU O TEMPO DE SOLUÇÃ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1">
          <table:table-cell office:value-type="string" calcext:value-type="string">
            <text:p>Tenho Uma apólice da "A Equitativa dos Estados Unidos do Brasil", emitida em 33/33/3333, necessito identificar qual a seguradora assumiu a responsabilidade sobre a carteira de clientes à época da dissolução e atualmente - como e onde posso buscar informações. Tenho a identificação da apólice, do segurado e dos beneficiários.</text:p>
          </table:table-cell>
          <table:table-cell office:value-type="string" calcext:value-type="string">
            <text:p>Explicações da Ouvidoria</text:p>
          </table:table-cell>
          <table:table-cell office:value-type="string" calcext:value-type="string">
            <text:p>Cadastro</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3">
          <table:table-cell office:value-type="string" calcext:value-type="string">
            <text:p>Meu marido trabalhou em uma empresa há muitos anos atrás (SOLUTIA) e nesta empresa ele fez adesão a um plano de previdência privada, onde tanto ele quanto a empresa aportavam dinheiro nesta previdência - banco HSBC.</text:p>
            <text:p>Após sair desta empresa, fizemos a portabilidade desta previdência para outro banco SAFRA. Aliás, a empresa que ele trabalhou já nem existe mais.</text:p>
            <text:p>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text:p>
            <text:p>Pra mim as informações não fazem o mínimo sentido, já que entendo que este dinheiro é dele. Acho um absurdo ele não poder resgatar este dinheiro. Até porque a empresa já não existe mais e também agora meu marido já nem é mais residente fiscal no Brasil.</text:p>
            <text:p>Nos foi informado de que esta regra é da SUSEP.</text:p>
            <text:p>Poderiam verificar isso por favor</text:p>
          </table:table-cell>
          <table:table-cell office:value-type="string" calcext:value-type="string">
            <text:p>Demanda Duplicada</text:p>
          </table:table-cell>
          <table:table-cell office:value-type="string" calcext:value-type="string">
            <text:p>Previdência Complementar Aberta</text:p>
          </table:table-cell>
          <table:table-cell office:value-type="string" calcext:value-type="string">
            <text:p>Pagamento do Risco (Pecúlio, Renda...)</text:p>
          </table:table-cell>
          <table:table-cell table:number-columns-repeated="16380"/>
        </table:table-row>
        <table:table-row table:style-name="ro1">
          <table:table-cell office:value-type="string" calcext:value-type="string">
            <text:p>A corretora Corretora de seguros de vida Ltda. me comprovou seu status ativo na Susep. Preciso para fechar um seguro grande com a mesma, a confirmação de desde que data a mesma é certificada pela Susep. Grata e no aguar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Em 3333 me desliguei da empresa GRACE BRASIL (empresa que já saiu do Brasil, portanto, não tem mais atividade aqui) onde eu tinha uma previdência privada de entidade fechada pela Bradesco Multipensions. Na ocasião fiz a portabilidade desta previdência para a Caixa Econômica Federal. Atualmente ao tentar efetuar qualquer resgate desta previdência a CEF me informa que não posso fazê-lo pelo fato de ter vindo de uma entidade fechada de previdência, no entanto, já sou aposentada pelo INSS desde 3333, portanto, solicito apoio da PREVIC para intervir e liberar o recurso que originalmente veio de EFPC. </text:p>
            <text:p/>
            <text:p>A CEF informa que só posso transformar este recurso em renda vitalícia ou prazo de 33 anos, porém, nenhuma destas formas me fazem sentido pois tenho 33 anos e quero gozar do recurso acumulad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ESTOU COM STATUS DA MINHA SUSEP COMO SUSPENSA, PORÉM NÃO CONSIGO ENTRAR NO SITE DA SUSEP PARA REGULARIZAÇÃO , POIS O MEU ACESSO ATRAVES DO GOV NÃO É OURO.  TAMBÉM NÃO ESTOU CONSEGUINDO REALIZAR O MEU RECONHECIMENTO FACIAL PARA MUDAR PARA A CONDIÇÃO DESEJADA.</text:p>
            <text:p>NOME DA CORRETORA : MVC CORRETORA DE SEGUROS EIRELLI CNPJ : 33.333.333 3333-33</text:p>
            <text:p>GOSTARIA DA INFORMAÇÃO DO MOTIVO DA SUSP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1">
          <table:table-cell table:style-name="ce28" office:value-type="string" calcext:value-type="string">
            <text:p>Prezados, </text:p>
            <text:p/>
            <text:p>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text:p>
            <text:p>Dado este requerimento, solicito a vossa ajuda para informar sobre a existencia da oferta de tal seguro junto a alguma seguradora. </text:p>
            <text:p/>
            <text:p>A instrução suplementar mencinada acima pode ser encontrada no link  https://anac.gov.br/assuntos/legislacao/legislacao-3/boletim-de-pessoal/3333/bps-v-33-no-33-33-a-33-33-3333/is-333-333/visualizar_ato_normativo&gt;</text:p>
            <text:p/>
            <text:p>Agradeço de antemão a ajuda. Sds,</text:p>
            <text:p/>
            <text:p>Charles </text:p>
          </table:table-cell>
          <table:table-cell office:value-type="string" calcext:value-type="string">
            <text:p>Consulta</text:p>
          </table:table-cell>
          <table:table-cell office:value-type="string" calcext:value-type="string">
            <text:p>Consulta Técnica</text:p>
          </table:table-cell>
          <table:table-cell office:value-type="string" calcext:value-type="string">
            <text:p>Atendimento</text:p>
          </table:table-cell>
          <table:table-cell table:number-columns-repeated="16380"/>
        </table:table-row>
        <table:table-row table:style-name="ro1">
          <table:table-cell office:value-type="string" calcext:value-type="string">
            <text:p>Fiz o cancelamento de um seguro contratado junto à Suhai e na hora de me devolverem o valor este foi muito menor do que o proporcional relativo ao pagamento x tempo de uso. Já entrei em contato com eles por e-mail e me disseram, mas ao que parece, o e-mail Suhai Seguradora (i3pro) <text:s/>email&gt; não é programado para receber respostas. Então estou em contato com a ouvidoria para entender os cálculos, porém já estou a mais de 33 minutos sem que tenha qualquer tipo de atendimento. De acordo com o decreto lei 33.333, existe um tempo máximo para atendimento, que deverá ser arbitrado pelas agencias reguladoras. Peço que me passem, também, o número da regulamentação da SUSEP parra o tempo de atendimento junto ao canal telefônico da segurador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Discordância do Valor</text:p>
          </table:table-cell>
          <table:table-cell table:number-columns-repeated="16380"/>
        </table:table-row>
        <table:table-row table:style-name="ro13">
          <table:table-cell office:value-type="string" calcext:value-type="string">
            <text:p>Meu marido trabalhou emu ma empresa há muitos anos atrás e nesta empresa ele fez adesão a um plano de previdência privada com o banco HSBC, onde tanto ele quanto a empresa aportavam dinheiro nesta previdência. </text:p>
            <text:p>Após sair desta empresa, fizemos a portabilidade desta previdência para outro banco - SAFRA. Aliás, a empresa que ele trabalhou já nem existe mais.</text:p>
            <text:p>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text:p>
            <text:p>Pra mim as informações não fazem o mínimo sentido, já que entendo que este dinheiro é dele. Acho um absurdo ele não poder resgatar este dinheiro. Até porque a empresa já não existe mais e também agora meu marido já nem é mais residente fiscal no Brasil.</text:p>
            <text:p>Nos foi informado de que esta regra é da SUSEP.</text:p>
            <text:p>Acho um absurdo ele nao poder resgatar um dinheiro que nos pertence!!!</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Pagamento do Risco (Pecúlio, Renda...)</text:p>
          </table:table-cell>
          <table:table-cell table:number-columns-repeated="16380"/>
        </table:table-row>
        <table:table-row table:style-name="ro68">
          <table:table-cell table:style-name="ce28" office:value-type="string" calcext:value-type="string">
            <text:p>Boa tarde, tenho o seguro de veículo de apólice Nr 33.33.3333.333333.333 junto a empresa Azul Seguro Auto, conforme Anexo.</text:p>
            <text:p>- em 33/33/3333 a seguradora autorizou a realização do reparo do meu veículo em razão do sinistro Nr 3333333333, com a condição de que as peças para a realização do reparo seriam fornecidas pela seguradora, conforme anexo.</text:p>
            <text:p>- em 33/33/3333 realizei o primeiro contato, via chat, com a seguradora, pois as peças ainda não haviam sido entregues na oficina onde o meu veículo as aguardava para finalizar a manutenção, o atendente na oportunidade informou que o prazo para a entrega era até 33/33/3333.</text:p>
            <text:p>- em 33/33/3333 realizei o segundo contato, pois o prazo para o fornecimento das peças havia vencido e as peças ainda não foram entregues na oficina. O atedente iformou que o novo prazo seria 33/33/3333 para a entrega das peças, conforme anexo.</text:p>
            <text:p>-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text:p>
            <text:p/>
            <text:p>- em 33/33/3333 fiz contato com a oficina e as peças ainda não foram entregues pela Seguradora.</text:p>
            <text:p/>
            <text:p>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a perca da cobertura do seguro.</text:p>
            <text:p/>
            <text:p>Obrigado.</text:p>
            <text:p/>
            <text:p>VIVIANE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68">
          <table:table-cell table:style-name="ce28" office:value-type="string" calcext:value-type="string">
            <text:p>Boa tarde, tenho o seguro de veículo de apólice Nr 33.33.3333.333333.333 junto a empresa Azul Seguro Auto, conforme Anexo.</text:p>
            <text:p>- em 33/33/3333 a seguradora autorizou a realização do reparo do meu veículo em razão do sinistro Nr 3333333333, com a condição de que as peças para a realização do reparo seriam fornecidas pela seguradora, conforme anexo.</text:p>
            <text:p>- em 33/33/3333 realizei o primeiro contato, via chat, com a seguradora, pois as peças ainda não haviam sido entregues na oficina onde o meu veículo as aguardava para finalizar a manutenção, o atendente na oportunidade informou que o prazo para a entrega era até 33/33/3333.</text:p>
            <text:p>- em 33/33/3333 realizei o segundo contato, pois o prazo para o fornecimento das peças havia vencido e as peças ainda não foram entregues na oficina. O atedente iformou que o novo prazo seria 33/33/3333 para a entrega das peças, conforme anexo.</text:p>
            <text:p>-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text:p>
            <text:p/>
            <text:p>- em 33/33/3333 fiz contato com a oficina e as peças ainda não foram entregues pela Seguradora.</text:p>
            <text:p/>
            <text:p>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a perca da cobertura do seguro.</text:p>
            <text:p/>
            <text:p>Obrigado.</text:p>
            <text:p/>
            <text:p>VIVIANE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Necessito informações, em quais seguradoras ainda tenho apólices de seguro de vida ativ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Realizei uma cotação de seguro com um corretor da Suhai chamado Eliseu fone: (33) 33333-3333 onde o mesmo gerou uma apólice sem minha aprovação <text:s/>(nº 3333333333333) , quando pedí para verificar outras coberturas ele já tinha gerado. Tentei em outra corretora da Suhai gerar uma apólice com as coberturas que realmente eu queria porém o sistema não liberou por estar com uma já emitida (nº 3333333333333) e não quero dar sequencia nela, porém o corretor não me atende mais e nem responde minhas mensagens. Poderiam cancelar por gentilez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ão reconhecimento da compra</text:p>
          </table:table-cell>
          <table:table-cell table:number-columns-repeated="16380"/>
        </table:table-row>
        <table:table-row table:style-name="ro34">
          <table:table-cell office:value-type="string" calcext:value-type="string">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text:p>
            <text:p>Hoje, 33 dias uteis após a abertura de todo o processo, não tenho nenhuma resposta da BEM PROTEGE com a decisão do que será feito com meu bem. Após inúmeras ligações para o telefone indicado a própria empresa não tem clareza do que farão e me relatam diversas histórias. </text:p>
            <text:p>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text:p>
            <text:p>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text:p>
            <text:p>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text:p>
            <text:p>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text:p>
            <text:p>Na segunda, tive a nova informação que o carro seria caracterizado como PERDA TOTAL, entrei novamente em contato com a BEM PROTEGE e eles sequer deram um parecer, que não sabiam em qual embasamento a oficina caracterizou isso e que iriam entrar em contato com a WM.</text:p>
            <text:p>Ainda ontem, 33/33 recebi mais uma ligação da Bem Protege (através da representante comercial que fechou meu contrato) com mais uma nova história, informaram, que a oficina superfaturou uma peça e por esse motivo estavam pedindo esclarecimentos disso e uma nova imagem, bla bla bla.</text:p>
            <text:p>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text:p>
            <text:p> </text:p>
            <text:p>Pontos importantes:</text:p>
            <text:p>• Todas as parcelas do seguro estão em dia tal qual o licenciamento do carro.</text:p>
            <text:p>• Como mencionei, estou indo atrás da seguradora em todos os momentos pois eles não fazem retorno quando prometido, os custeios de ligação fora de SP todos arcados por mim.</text:p>
            <text:p>• Deslocamento de Uber, carro emprestado, impactos no trabalho devido total mudança da rotina e logistica para me virar com tudo sem o mínimo de respaldo da Bem protege.</text:p>
            <text:p>• A Regiane - comercial também ficou sendo “enrolada” com as diversas histórias do SAC/SETOR DE PERÍCIA e se sentiu da mesma forma como eu, relato via telefone, pois ela não estava entendendo o que aconteceu para uma demora tão grande e uma falta de respeito enorme comigo.</text:p>
            <text:p>•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text:p>
            <text:p/>
            <text:p>Diante das minhas tentativas frustradas de saber o que esta acontecendo e o que acontecerá com meu veiculo, registro a reclamação em todos esses órgãos para que a BEM PROTEGE não cometa mais essa negligencia com outros clientes.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96">
          <table:table-cell table:style-name="ce28" office:value-type="string" calcext:value-type="string">
            <text:p>Sinistro No.: 3333333333</text:p>
            <text:p>Seguradora: Azul Seguros</text:p>
            <text:p/>
            <text:p>Segurado</text:p>
            <text:p>Nome: GIOVANIA</text:p>
            <text:p/>
            <text:p>Terceiro</text:p>
            <text:p>Nome: LUIZ </text:p>
            <text:p>Veículo: TOYOTA / ETIOS HATCH XS 3.3 33V FLEX</text:p>
            <text:p/>
            <text:p/>
            <text:p>Enviei o seguinte requerimento para a seguradora:</text:p>
            <text:p/>
            <text:p>"Venho por meio desta reclamar de duas irregularidades a respeito do conserto do meu veículo. </text:p>
            <text:p>3) Foi autorizada a troca do vidro do retrovisor, contudo, o retrovisor elétrico está travando e estala, ou seja, é necessário a troca do retrovisor direito inteiro e não apenas do vidro, ou o problema não será resolvido;</text:p>
            <text:p>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text:p>
            <text:p/>
            <text:p>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text:p>
            <text:p/>
            <text:p>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text:p>
            <text:p/>
            <text:p>Requer ainda que, devido à demora exagerada que já ocorre, a seguradora responda a essa reclamação e ao pedido de peças com urgência, e caso negue o pedido que justifique a razão, sob pena de ficar cabalmente demonstrada a má-fé da seguradora.</text:p>
            <text:p/>
            <text:p>Favor retornar a resposta no email: email"</text:p>
            <text:p/>
            <text:p>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text:p>
            <text:p>Por fim, envio a minha reclamação contra a seguradora que está negando atendimento para o consumido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31">
          <table:table-cell office:value-type="string" calcext:value-type="string">
            <text:p>Tenho um plano de aposentadoria feito em 3333 no banco do brasil ( Processo 333.3333/33 em anexo ) e recentemente entrei em contato com o banco do Brasil para saber como eu posso fazer aporte extra, aumentar minha contribuição mensal. Os atendentes disseram que desde 3333 essas duas modalidades estão extintas, porém não tenho nenhum documento oficial enviado pelo BB com o parecer da Susep que proibe de realizar este procedimento e que explique o motivo do qual não posso fazer esses aportes</text:p>
            <text:p>Os planos tradicionais foram comercializados na época pela Brasilprev como um plano extremamente flexível.</text:p>
            <text:p>O próprio regulamento do plano é claro ao dispor sobre os direitos dos investidores, merecendo especial atenção as cláusulas "3.3", "3.3" e "3.3":</text:p>
            <text:p>Como se sabe, o plano de previdência privada foi contratado visando garantir o recebimento de renda em complementação a eventual aposentadoria.</text:p>
            <text:p>Vale ressaltar que mesmo arquivado do plano Tradicional nada interfere nos contratos já firmados, para o quais se aplicam todas as cláusulas previstas nos regulamentos e nos referidos contratos.</text:p>
            <text:p>Qualquer alteração que não esteja prevista, só pode ser feita em comum acordo entre as partes.</text:p>
            <text:p>É evidente que o direito aporte adicionais ou alteração de contribuição é expresso no contrato firmado entre as partes.</text:p>
            <text:p>A alteração de forma unilateral das regras contratuais citadas acima sem a concordância expressa do participante, não pode ser chancelada conforme o código de defesa do consumidor.</text:p>
            <text:p>Reitero minha reclamação, para que a Brasilprev reverta imediatamente a decisão comunicada em 33/abril/3333 de quebra de contrato do Plano Tradicional e que, a partir daí, abra diálogo transparente e respeitoso com seus beneficiários para uma negociação que atenda interesses de ambas as partes.</text:p>
            <text:p>O fato de o Status do Processo constar como ARQUIVADO não significa NECESSARIAMENTE que um determinado Plano de Seguro não possa ser comercializado,apenas que ele se encontra no Arquivo da Autarqui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NÃO ESTOU CONSEGUINDO DAR ENTRADA NA SUSEP POIS NÃO ESTOU CONSEGUINDO ALTERAR MINHA CONTA GOV PARA NIVEL OURO, COMO FAÇO NESSA SITU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a, não estou conseguindo enviar meus certificados a Susep uma vez que minha conta gov nao me permite passar do nível prata, por conta disso gostaria de uma orientação de algum meio alternativo para eu enviar meus certificados e finalmente me tornar um membro da equipe de corretores da Susep como sonh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Quando tento consultar o Processo 33333.333333/3333–33; 33333.333333/3333–33; 33333.333333/3333–33; o site informa que não foram encontrados.</text:p>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ciso reativar minha SUSEP, recebi a instrução de enviar o contrato social da minha empresa atraves do site gov.br. Porem estou há meses tentando aumentar o nivel da minha conta para ouro (já habilitei todos os documentos necessarios, inclusive biografia no TSE) porem não consigo de jeito nenhum. A mensagem que aparece no app: Estamos trabalhando para expandir o acesso, mas por enquanto não conseguimos aumentar o nivel da sua conta gov.br. Em breve, outras opções estarão disponiveis. <text:s text:c="2"/>Existe a possibilidade de fazer essa reativação da minha susep por outro canal? <text:s/>Aguardo retorn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corretora de seguros, e estava com meu CPF pendente de regularização, este fato promoveu a suspensão da minha Susep, porém, desde 33/33/3333 meu CPF já está Regular e eu enviei, no mesmo dia um email para email... mas nada ainda mudou, minha susep continua supensa e não recebi nenhum retorno do orgão. É lamentável, mas o corretor não tem numnhum suporte enenhum atendimento, onde possa falar, ser orientado ou <text:s/>informado, sobre suas questões. Nem sei se posso me colocar por este canal, pois o único telefone que tem disponível, não atende corretores. tentei tbm por chat e recebi um email, apenas para me informar que aquele canal tbm não atende corretores. Será que por obséquio, quem ler essa mensagem, pode me dar um retorno, a respeito de qdo minha situação na Susep retorna para ATIVO. Meu email email desde já agradeço antecipamente a atenção di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Recebi, por mensagem no meu celular, comunicado do meu banco no dia 33/33 sobre um débito autorizado para o dia 33/33 de um seguro de acidentes pessoais, no valor de R$ 33,33. Informo que nunca contratei e nem autorizei esta empresa Eagle Serviços de Crédito Direto S.A, sediada em Porto Alegre, sendo que resido em São Paulo e nunca tinha ouvido falar dela. Ao entrar em contato por telefone, de acordo com o site da empresa, atendem em nome da Verbin Seguros,  me informando que pertence ao mesmo grupo. Solicitei o cancelamento dos débitos mensais mas o débito em outubro/3333 só consegui o cancelamento no dia 33/33. Registrei reclamação no Banco Central e no Procon/SP e depois disso a empresa me enviou mensagem. A própria Eagle me deu informação que a empresa Verbin Seguros é parceira e não pertence ao mesmo grupo. Portanto a Eagle me deu uma informação diferente da Verbin Seguros. Até a semana passada havia mais de 3.333 reclamações no site do Reclame Aqui de diferentes pessoas que receberam cobrança indevida em diferentes bancos. Não telefonei, não solicitei nenhum seguro, não assinei nada e não recebi contrato de seguro dessas duas empresas e mesmo assim tiveram acesso aos meus dados bancários ( nome do banco, número da agência e conta corrente e meu CPF).</text:p>
            <text:p>Solicito que estas duas empresas sejam proibidas, suspensas e impedidas de atuarem no mercado de seguros por estarem aplicando golpes nos consumidores. O Procon de São Paulo possui cópia dos documentos referentes a esta reclamação/denúnci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6">
          <table:table-cell office:value-type="string" calcext:value-type="string">
            <text:p>Bom dia, gostaria de reclamar da SulAmerica previdência privada, que tem dificultado sobremaneira o meu acesso à minha conta ali contratada há mais de 33 anos, cujo valor depositado é considerável e não tenho sequer acesso ao aplicativo ou outro meio eletrônico de consulta, apenas via telefone.</text:p>
            <text:p>Solicito os bons préstimos desse órgão fiscalizador federal no intuito de sanar essa situação.</text:p>
            <text:p>Atenciosamente,</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m 33/33/3333, fiz um empréstimo consignado com a Seguradora Sabemi S.A., contrato 3333333, com prazo de 33 meses e parcelas de 3.333,33, descontadas do meu contracheque do Exército, <text:s/>pois sou pensionista de militar. Estou há alguns meses tentando fazer portabilidade desse empréstimo para a Caixa Econômica Federal <text:s/>e não consigo, porque solicito o código ISPB e eles não fornecem, alegando que portabilidade é feita entre bancos e eles são Seguradora. Perguntei se eles poderiam refinanciar meu empréstimo que já pago há 33 meses e eles me enviaram a proposta que está em anexo. Solicito ajuda dos Senhores para meu pedid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Tenho um seguro contratado aonde ele se cobrir arranhões no automóvel, com polimento, o meu carro está com essa condição de um arranhão aonde ele sairá com um polimento do automóvel, porem a segura me encaminhou até um terceiro aonde presta serviço pra mesma e um "técnico avaliador", tirou algumas fotos do meu veiculo, sendo que o mesmo nem colocou a mão no veiculo e disse que o arranhão do meu automóvel é profundo, sendo isso uma inverdade, sou formado em Eng. Mecânica, trabalho em uma empresa credenciada pelo SENATRAN e CGCRE-Inmetro, como engenheiro responsável, entendo bastante no assunto, aonde afirmo q o risco não é profundo e com um polimento ele será sanado, fui até uma concessionária do fabricante, onde um funcionário disse o mesmo, que com um polimento sai os riscos, não concordei com a avaliação da empresa, pois é nítido que foi uma avaliação errônea, pois qualquer pessoa a olho nu consegue ver q os riscos não foram profundos, por isso da minha discordância e reclamação.</text:p>
            <text:p>Obrigado</text:p>
          </table:table-cell>
          <table:table-cell office:value-type="string" calcext:value-type="string">
            <text:p>Arquivado</text:p>
          </table:table-cell>
          <table:table-cell office:value-type="string" calcext:value-type="string">
            <text:p>Seguro de Automoveis</text:p>
          </table:table-cell>
          <table:table-cell office:value-type="string" calcext:value-type="string">
            <text:p>Reparação do produto mal realizada</text:p>
          </table:table-cell>
          <table:table-cell table:number-columns-repeated="16380"/>
        </table:table-row>
        <table:table-row table:style-name="ro30">
          <table:table-cell table:style-name="ce28" office:value-type="string" calcext:value-type="string">
            <text:p>Olá, </text:p>
            <text:p>Gostaria de saber qual o prazo para substituir o responsável técnico quando ocorrer o falecimento do mesmo.</text:p>
            <text:p>obs.: - Toda corretora de seguros precisa ter um responsável técnico para poder operar, em caso de falecimento, qual o prazo para a corretora de seguros substituir o responsável técnico.</text:p>
            <text:p>Grato e no aguardo</text:p>
            <text:p>Anderson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usco informações sobre seguro prestamista do CPF 333333333-33 e como beneficiária cpf 33333333333. Quais são os procedimentos ao resgate?</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20">
          <table:table-cell table:style-name="ce28" office:value-type="string" calcext:value-type="string">
            <text:p>Bom dia a todos. </text:p>
            <text:p>Bom eu recebi uma denuncia ref. ao processo Susep nro 33333.333333/3333-33 em nome de JOSE e tentei por diversos locais no gov.br e outros e não consegui acessar a denuncia, eu gostaria de saber doque se trata e como devo proceder e me defender para sanar essa denuncia.</text:p>
            <text:p>Aguardo um retorno - Celular (33) 33333-3333 email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9">
          <table:table-cell office:value-type="string" calcext:value-type="string">
            <text:p>Olá. bom dia!</text:p>
            <text:p>Sou corretora de seguros e não estou conseguindo acessar o portal do corretor. Entendi que agora o acesso precisa de conta ouro no gov. br, a minha é nível prata.  Já acessei o sistema gov.br e realizei a biometria conforme orientação para aumentar o nível. Porém aparece a seguinte mensagem: Estamos trabalhando para expandir o acesso, mas por enquanto não conseguimos aumentar o nível da sua conta gov.br.</text:p>
            <text:p>Gostaria de receber orientações, porque não estou conseguindo realizar login no portal do corretor Susep.</text:p>
            <text:p>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Informacoes sobre processo SUSEP 33.333333/33 Apolice 3333333333333</text:p>
            <text:p>Grat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Meu cadastro encontra-se suspenso e não tenho nehuma pendência , porém quando faço a consulta pelo meu CPF na SUSEP, aparece um outro nome e outro número (vide anexo). O correto é o meu nome PINHEIRO, com meu 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pós abertura de sinistro a seguradora sompo negou a cobertura, por cláusula excludente, a apolice recebida pelo seguradora a cobertura e ampla e genérica fazendo o com que o segura entender que o sinistro ocorrido estaria coberto. Porém a seguradora alega que a informação da cláusula exclusiva de cobertura está na condições gerais do contrato de seguro, porém as mesma não está presente na cópia da apolice entregue ao segurado. Havendo apena uma pequena menção de que tais condições gerais estariam no site da seguradora, mas sem link para acesso e não sendo clara ao segurado que o mesmo deveria obrigatoriamente acessar e ter conhecimento. E mesmo após o segurado sofrer uma ação judicial e abrir outro aviso a segurado nega a cobertura por entender que o fator que deu origem ao processo e a condenação não está coberto. No entanto é claro na cobertura que há cobertura da responsabilidade civil em caso de condenação judicial transitada em julgado, não há condições específica quanto ao fato gerador de tal condenação. <text:s/>Sendo assim a seguradora não pode negar cobertura embasado na origem da condenação judicial importa ao segurado.</text:p>
          </table:table-cell>
          <table:table-cell office:value-type="string" calcext:value-type="string">
            <text:p>Consulta</text:p>
          </table:table-cell>
          <table:table-cell office:value-type="string" calcext:value-type="string">
            <text:p>Seguro de Responsabilidade</text:p>
          </table:table-cell>
          <table:table-cell office:value-type="string" calcext:value-type="string">
            <text:p>Atendimento negado</text:p>
          </table:table-cell>
          <table:table-cell table:number-columns-repeated="16380"/>
        </table:table-row>
        <table:table-row table:style-name="ro97">
          <table:table-cell table:style-name="ce28" office:value-type="string" calcext:value-type="string">
            <text:p>Prezados, boa noite!</text:p>
            <text:p/>
            <text:p>Sou cliente do seguro Vida Individual da Prudential do Brasil S/A  e, desde o dia 33/33/3333, estou tentando, sem sucesso, efetuar uma simples adição de beneficiário e redistribuição do percentual que compete a cada um deles em meu seguro de vida. Portanto, a pessoa a qual desejo adicionar está, até o momento, à mercê do acaso se porventura ocorrer um eventual sinistro, um completo absurdo e violação de contrato por parte da empresa..</text:p>
            <text:p/>
            <text:p>Voltando à narrativa dos fatos, enviei, conforme instruído por meu corretor, um e-mail para o endereço "email", com o formulário da própria empresa, devidamente preenchido e assinado, com a discriminação dos nomes e percentual conferido a cada um dos beneficiários, além de cópia do meu documento de RG. Dia 33/33/3333, recebi um retorno a este e-mail dizendo que "Em resposta ao seu e-mail, confirmamos o recebimento do documento abaixo e será direcionado para o setor responsável   Formulário para alteração de beneficiarios&gt;.Ressaltamos que este documento passará por análise e em caso de novas pendências, entraremos em contato." </text:p>
            <text:p/>
            <text:p>Não me deram, portanto, prazo e nem a confirmação da efetivação da mudança. Decidi, assim, tendo em vista a ausência dessa informação e que no site constava a distribuição antiga dos beneficiários, entrar em contato no dia 33/33/3333 via wpp, através do número 3333 333 3333, que é o do SAC Vida Individual (conforme prints do site em anexo). Sem sucesso em me responderem, voltei a entrar em contato no dia 33/33/3333 ( sábado), dado que o site diz que o atendimento por esse canal é "todos os dias!" e também nada de retorno. Finalmente, dia 33/33/3333, a atendente Francisca respondeu minha mensagem, a qual  indaguei até quando seria resolvido, e a resposta foi "Recebemos seu formulário dia 33/33 e foi solicitado prioridade dia 33/33, o prazo para efetivação do processo é de até 3 dias úteis". Ela me informou que até o dia 33/33 estaria resolvido.</text:p>
            <text:p/>
            <text:p>Obviamente, dia 33/33/3333, nada estava resolvido. Ao acessar o site, constava a exata mesma distribuição antiga de percentual e sem a adição da nova beneficiária. Dia 33/33/3333, novamente voltei a acioná-los por meio do número 3333 333 3333, onde, surpreendentemente a atendente Tamires me retornou com a seguinte informação:  "João, Verifiquei que seu canal de atendimento é o Prudential Responde, você possui um atendimento exclusivo, peço por gentileza que os contate diretamente no WhatsApp 33 3333-3333, de segunda a sexta-feira das 33h às 33h exceto feriados, basta clicar no link https://wa.me/333333333333". Engraçado que, conforme mencionei anteriormente, a atendente Francisca, por esse mesmo canal, havia consultado informação procedente a esse assunto no dia 33/33/3333, e misteriosamente agora não era mais possível.</text:p>
            <text:p/>
            <text:p>Portanto, acionei o novo número, 33 3333-3333 ("Prudential Responde", conforme consta no site da Prudential) nesse mesmo dia, o qual, coincidentemente, fui atendido novamente pela Tamires, que, nesse caso, simplesmente se fez de desentendida e se negou a prosseguir com o atendimento, ignorando minhas mensagens. Nessa mesma data, completamente ultrajado com o descaso e demora, enviei um e-mail para o canal "email", relatando a situação, inclusive do atendimento da atendente Tamires via wpp, e exigindo uma conclusão urgente para o caso.</text:p>
            <text:p/>
            <text:p>Em resposta a este e-mail, no dia 33/33/3333, recebi o seguinte retorno:</text:p>
            <text:p/>
            <text:p>"OUVIDORIA - EMAIL - PROTOCOLO N° 33333333</text:p>
            <text:p> Olá, João,</text:p>
            <text:p/>
            <text:p>Sua manifestação, registrada em 33/33/3333 por meio do E-mail, foi recebida pelo time de Ouvidoria e será direcionada para que seja inicialmente tratada pelo SAC, tendo em vista a não identificação do registro de conclusão anterior por este canal." </text:p>
            <text:p/>
            <text:p>Me informaram que o prazo para resposta e resolução era até dia 33/33, ou seja,  toda hora uma nova postergação de prazo, por TODOS os canais possíveis, e nada de efetivarem a adição e redistribuição dos percentuais.</text:p>
            <text:p/>
            <text:p>Já impaciente e extremamente agoniado com a situação, visto que o objetivo de um seguro de vida deveria ser justamente te permitir  ficar tranquilo sabendo que as pessoas que você ama estarão resguardadas em alguma eventualidade, NOVAMENTE entrei em contato, já no dia 33/33/3333, desta vez via telefone no número 3333 333 3333 (Ouvidoria Prudential), em que o atendente Josué me redirecionou novamente para o canal de atendimento Prudential Responde (via ligação), onde falei com a atendente Georgia, que me passou o protocolo 33333333, me pediu desculpas pelo atraso absurdo e disse que "até o dia 33/33 estaria concluído". Pois bem, hoje é dia 33/33 e continua a mesma coisa, como era de se esperar.</text:p>
            <text:p/>
            <text:p>Nesse meio tempo, importante mencionar, que em resposta ao e-mail em que eu havia enviado reclamando, me responderam pelo "email" no dia 33/33/3333  dizendo basicamente que:  "Informamos que recebemos o formulário para a alteração de beneficiários da sua apólice de seguro de vida POB 333333333, no entanto identificamos que uma das beneficiárias indicada (nome da minha namorada) possui grau de relacionamento diferente de cônjuge, filho, pai/mãe, irmão, avó, neto, tio, sobrinho, noivo(a), afilhado, devido à isso, será necessário o envio da declaração de interesse segurável Salientamos que deverá ser uma declaração simples datada e assinada informando qual o interesse em deixar ( nome beneficiário) como beneficiária da apólice."</text:p>
            <text:p/>
            <text:p>Adicionaram, ainda, que "Aguardamos o envio da declaração para darmos continuidade na alteração dos beneficiários." e que "Sua reclamação foi concluída na presente data e permanecemos à disposição para quaisquer esclarecimentos.". Ou seja, deram como resolvida a reclamação.</text:p>
            <text:p/>
            <text:p>Nesse mesmo dia, enviei essa declaração devidamente assinada e preenchida em resposta a esse e-mail e, até o momento, nada.</text:p>
            <text:p/>
            <text:p>Ou seja, estou à mercê da boa vontade da empresa para que uma das pessoas que ainda não constava em meu seguro seja cadastrada como beneficiária. Já faz quase 3 mês, já tentei LITERALMENTE por todos os canais e não há atendimento, resolução e sequer atualização. Uma vergonha, descaso total. </text:p>
            <text:p>Necessito, portanto, tendo em vista o relato e os prints procedentes em anexo, que atestam o que foi dito, que sejam aplicadas as devidas sanções, multas e/ou penas administrativas à Prudential do Brasil S/A  e que isso seja devidamente regularizado o quanto antes. É inacreditável o tempo despendido nos canais de atendimento, e-mails, mensagens de whatsapp e, finalmente, o fato de eu ter de recorrer à vocês da SUSEP através deste relato enorme para resolver algo tão simples assim. Enfim, estou bastante revoltado com o descaso que a empresa apresenta com o cliente. Pra cobrarem o débito automático, fazerem a proposta do seguro e afins eles tem uma agilidade e assertividade impressionantes!</text:p>
            <text:p/>
            <text:p>Agradeço de antemão todo o auxílio!</text:p>
            <text:p/>
            <text:p>Att,</text:p>
            <text:p/>
            <text:p>Joã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tenho uma cobertura de seguros de minha empresa , em um temporal meu muro caiu e bateu no carro de um cliente, ao acionar o seguro tive uma resposta de não cobertura e a justificativa foi que o muro não tinha vigas, mas ao contratar o seguro não foi feita vistoria de verificação de nada da empresa .paguei o seguro e não tenho cobertura de nada..</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m dia, Somos da Secretaria de Estado de Infraestrutura - SEINFRA, e como procedimento para contratação e execução de contratos de empresa para serviços de obras realizados ao Governo do Estado do Amazonas, solicitamos a garantia contratual para cobertura das obras, e como acompanhamento de veracidade, usamos a plataforma da SUSEP&gt;Consultar Apólice de Seguro Garantia, através do link: https://www3.susep.gov.br/safe/apolices/app/garantia. Porém, não estamos conseguindo validar as apólices que tiveram algum endosse, pois dá uma mensagem de erro: Não foram encontrados dados na base para a apólice informada. Dessa forma, ficamos impossibilitados de verificar a autenticidade dos seguros apresentados. Solicitamos a manifestação dessa SUSEP e providências necessárias, para darmos prosseguimento nos trâmites necessários. Encaminho ainda, uma apólice recebida por essa SEINFRA, que não conseguimos fazer a conferência, assim como a tela de erro. No aguardo de um retorno imediato, Atenciosamente, Dalyenne Rocha.</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6">
          <table:table-cell office:value-type="string" calcext:value-type="string">
            <text:p>Estou com Sinistro nº 333333333 (automotivo) aberto junto a Allianz Brasil Seguros, desde 33/33, com processo parado (sem autorização) desde 33/33.</text:p>
            <text:p>esse é um plano de seguro registrado na apólice SUSEP 333333333A333333333, ao qual me sinto lesado pela seguradora que não cumpre os prazos para aprovação do reparo.</text:p>
            <text:p>solicito apoio a SUSEP para notificação do caso e possível apoio na resolu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Reparação do Produto</text:p>
          </table:table-cell>
          <table:table-cell table:number-columns-repeated="16380"/>
        </table:table-row>
        <table:table-row table:style-name="ro6">
          <table:table-cell office:value-type="string" calcext:value-type="string">
            <text:p>Sac protocolo  33333333333333 .</text:p>
            <text:p> Apólice vida mulher  mensal, </text:p>
            <text:p>Certificado  3333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41">
          <table:table-cell table:style-name="ce28" office:value-type="string" calcext:value-type="string">
            <text:p>Boa Tarde! </text:p>
            <text:p>A minha empresa Corretora Me esta uspensa - CNPJ 33.333.333/3333-33, Gostaria de saber o motivo para tentar solucionar, não estou conseguindo saber. </text:p>
            <text:p>Gostaria que enviassem um e-mail com a exigencia detalhada para poder resolv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ei cancelamento de seguro e não fui ressarcido, <text:s/>no início de novembr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êmio</text:p>
          </table:table-cell>
          <table:table-cell table:number-columns-repeated="16380"/>
        </table:table-row>
        <table:table-row table:style-name="ro2">
          <table:table-cell office:value-type="string" calcext:value-type="string">
            <text:p>Prezados, o processo nº 3333.333333/3333-33 está concluso no setor apoio gabinete desde a data de 33.33.3333, por gentileza gostaria de verificar a situação desse processo.</text:p>
            <text:p>Trata-se de um ofício nº 333/3333 deferido pelo juiz da 3ª vara cível de Curitiba, para verificar a existência de eventuais planos de previdência privada, seguro de vida, títulos de capitalização.</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2">
          <table:table-cell office:value-type="string" calcext:value-type="string">
            <text:p>Inversão de critérios para pagamento dos meus benef´ícios arrolados pela Administração Judicial da Massa Falida APLUB PREVIDÊNCIA, após 33 anos de contribuições mensais pagas. </text:p>
            <text:p>Meu pedido a essa SUSEP é para interceder para que seja me pago o saldo de R$ 3.333,33 o mais breve possível, através de crédito na minha conta corrente na CEF (agência 3333, tipo 333, nº 33333-3). </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agamento do Benefício Aposentadoria</text:p>
          </table:table-cell>
          <table:table-cell table:number-columns-repeated="16380"/>
        </table:table-row>
        <table:table-row table:style-name="ro6">
          <table:table-cell office:value-type="string" calcext:value-type="string">
            <text:p>Solicitei a portabilidade  de previdência  e foi negada por 3 vezes,pelo Banco do Brasil/Brasil Prev alegando falta de saldo.</text:p>
            <text:p>Estão  solicitando  que eu compareça  a uma agência  física  para atualização  cadastrar que já foi feita recentemente. </text:p>
            <text:p>Desejo exercer  meu direito  de cliente  e poder concentrar  meu patrimônio  no banco da minha escolh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7">
          <table:table-cell office:value-type="string" calcext:value-type="string">
            <text:p>Meu veículo foi batido pela Transportadora Dal Santo Transporte, eles utilizarão o seguro Essor seguros.</text:p>
            <text:p>Acidente ocorrido em ,33/33/3333, Vistoria feita em 33/33/3333, Liberado orçamento em 33/33/3333.</text:p>
            <text:p>Fizeram contato com nossa empresa através da corretora Forte Brasil, tudo foi tratado direto com a corretora, onde fui informada, que iriam depositar o valor do CONSERTO EM MINHA CONTA, VALOR ORÇAMENTO DA REFORMA $ 33.333,33.</text:p>
            <text:p>Antes de assinar o acordo, perguntei sobre o seguro cessante, fui informada pela corretora Forte Brasil, que após o veículo pronto, entraria com os dias parados.</text:p>
            <text:p>Tudo comprovado através de conversas via WhatsApp.</text:p>
            <text:p>Veículo ficou parado, 33/33/3333 até 33/33/3333, com documento comprovando.</text:p>
            <text:p>Veículo no caso, é de transporte onde dependo dele para trabalhar, somos agregado da empresa Jolivam.</text:p>
            <text:p>Os dias parados, tive o prejuízo, e a seguradora negou o pagamento do seguro cessante, onde e de direito meu.</text:p>
            <text:p>Ao questionar, recebi a resposta de que, o conserto e o cessante ,estava incluso no acerto, isso não procede, o valor recebido foi transferido total para a Funilaria TRD PINTURAS.</text:p>
            <text:p>Onde está meus direitos?</text:p>
            <text:p>Fiquei no prejuízo, gostaria que isso fosse revisto, e que paguem os meus direitos.</text:p>
            <text:p>sem mais</text:p>
            <text:p>*******</text:p>
            <text:p>Expresso Jaspe Transporte Rodoviári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consta situação cadastral da Corretagem de Seguros cnpj 333.333.333/3333-33como suspensa, pelo que entendi o problema foi o contrato social. Subi o documento na plataforma. Dúvidas: 3. qual o motivo da suspensão, foi a falta do documento? Ou tem alguma outra pendência? 3. como ficamos sabendo se a pendência foi solucionada ou não? 3.quanto tempo leva a análise?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CÓPIA DO PROCESSO COM INICIAIS DO PROCESSO, SEGUE DADOS DO <text:s/>PROCESSO 3333333-33.3333.3.3333</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56">
          <table:table-cell table:style-name="ce28" office:value-type="string" calcext:value-type="string">
            <text:p>O Sócio administrador da empresa Representação e consultoria Ltda. está agindo de má fé. Por vezes não atende as ligações, mensagens e emails. Não retorna as várias tentativas de contato, sempre postergando a assinatura e envio do documento necessário para a simples transferência de corretagem, dando respostas evasivas e desculpas esfarrapadas. Estou, junto ao meu novo corretor de seguros, tentando ter acesso/ controle da minha conta junto à SulAmérica Saúde sem sucesso. </text:p>
            <text:p>Apenas preciso destituí-lo da qualidade de corretor do seguro saúde da minha empresa CNPJ: 33.333.333-3333/33.</text:p>
            <text:p>Peço ajuda da SUSEP e/ou outros órgãos responsáveis por regular os serviços prestados por corretores de seguros, para que desvincule essa empresa de má fé da minha. Para assegurar meus direitos e a saúde dos meus.</text:p>
          </table:table-cell>
          <table:table-cell office:value-type="string" calcext:value-type="string">
            <text:p>Reclamação - Consumidor.gov.br</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98">
          <table:table-cell office:value-type="string" calcext:value-type="string">
            <text:p>SEGURO RESIDENCIAL BB - PÉSSIMO ATENDIMENTO.</text:p>
            <text:p/>
            <text:p>33/33 ocorreu sinistro em minha residência, REGISTRADO SOB Nº 33333333333 com danos elétricos no imóvel. Feito relato da ocorrência, mas a pessoa que me atendeu, me orientou a primeiro providenciar:</text:p>
            <text:p>- LAUDO TÉC DA EMPRESA ESPECIALIZADA INDICANDO A CAUSA E EXTENSÃO DOS DANOS (Devendo ser assinado e carimbado com CNPJ e responsável);</text:p>
            <text:p>- ORÇAMENTO DE REPARO DETALHADO;</text:p>
            <text:p>- FOTOS DOS EQPTOS CONTENDO MARCAS, MODELOS SÉRIES, ETIQUETAS E LOCAL DE INSTALAÇÃO;</text:p>
            <text:p/>
            <text:p>33/33 providenciada toda documentação, e enviado por e-mail conforme orientação recebida também por e-mail.</text:p>
            <text:p>33/33 recebido resposta da equipe de SINISTROS RESIDENCIAIS acusando o recebimento da documentação, dizendo tbém que a mesma fora encaminhada ao especialista responsável pela continuidade do processo.</text:p>
            <text:p/>
            <text:p>33/33 Ligo no 3333 333 3333 perguntando sobre a situação do meu sinistro, e me informam que estava pendente o envio dos documentos supracitados. Informo que todos documentos foram devidamente anexados e enviados em 33/33. E que ainda recebi confirmação por e-mail do envio dos mesmos. O atendimento fora realizado mediante o protocolo 3333333333333333333. Neste atendimento, a atendente informa que não sabe o que ocorreu mas que estaria encaminhando a documentação ao setor responsável.</text:p>
            <text:p/>
            <text:p>33/33 Recebo um e-mail do nao-email.br com os seguintes dizeres:</text:p>
            <text:p>"Identificamos a necessidade de envio de alguns documentos importantes para a análise do comunicado de sinistro do seu seguro BB Seguro Residencial Estilo .</text:p>
            <text:p>Acesse nosso site para mais informações sobre os documentos necessários e para acompanhar todas as etapas da sua solicitação."</text:p>
            <text:p/>
            <text:p>Porém, ao acessar o portal, não encontrei nenhuma informação relevante, a não ser a de que teoricamente eu havia enviado a documentação necessária apenas no dia 33/33, o que não é verdade. A documentação foi enviada e recebida dia 33/33.</text:p>
            <text:p/>
            <text:p>33/33 Ligo novamente no 3333 333 3333 para tentar entender, mas depois de explicar tudo, surprendentemente a ligação caiu (não é a primeira vez). Protocolo do "atendimento" 3333333333333333333</text:p>
            <text:p/>
            <text:p>33/33 ligo na Ouvidoria do BB para seguros 3333 333 3333, e mediante protocolo 3333 3333 3333 3333 333 registro o nº do processo t33333333333333</text:p>
            <text:p/>
            <text:p>Até agora nenhuma solução para minha solicitação de sinistro, fora todo trâmite burocrático que me foi imposto e muita, mas muita dificuldade de falar com a seguradora que parece tentar vencer o segurado pelo cansaç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98">
          <table:table-cell office:value-type="string" calcext:value-type="string">
            <text:p>Prezados, boa noite!</text:p>
            <text:p/>
            <text:p>Tenho uma dúvida e gostaria do apoio de vocês! </text:p>
            <text:p/>
            <text:p>Já fiz algumas pesquisas e não encontrei um material específico!</text:p>
            <text:p/>
            <text:p>Gostaria de saber como funciona o processo da Susep na fiscalização/orientação na comercialização de títulos de capitalização?</text:p>
            <text:p/>
            <text:p>a) Quais portarias/ resoluções tratam a forma que deveria ser emitida o título, propaganda, mecânica de funcionamento resgate?  Preciso dessas normas ou indicações de onde posso conseguir que atenderam os títulos emitidos entre 3333 e 3333.</text:p>
            <text:p/>
            <text:p>b) Caso eu identifique alguma irregularidade, como devo acionar o órgão fiscalizador?</text:p>
            <text:p/>
            <text:p>Digo isso pois fiz uma manifestação recente aqui na plataforma tentando fazer uma denúncia, mas me mandaram fazer uma petição eletrônica! Ora, não seria o caso de vocês fazerem uma análise da minha denúncia!?  O cidadão deve produzir provas? E se fosse uma denúncia anônima? </text:p>
            <text:p/>
            <text:p>Eu não estou entendendo o motivo da resistência! </text:p>
            <text:p/>
            <text:p>Fui ao MPMG, a defensora juntou meus documentos e depois de uma análise solicitou abertura de uma inquérito policial para verificação de estelionato e procedimentos contra o consumidor! </text:p>
            <text:p/>
            <text:p>Mas vejo que a Susep está distante do cidadão! É tudo muito dificultoso para falar com vocês! </text:p>
            <text:p/>
            <text:p>Sem falar nos termos técnicos que usam, parece que é justamente para pessoa não buscar vocês!</text:p>
            <text:p/>
            <text:p>Aguardo retorno. Se possível, use uma linguagem para alguém que só tem o ensino médio! </text:p>
          </table:table-cell>
          <table:table-cell office:value-type="string" calcext:value-type="string">
            <text:p>Consulta</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22">
          <table:table-cell table:style-name="ce28" office:value-type="string" calcext:value-type="string">
            <text:p>Fiz reclamação na Susep em 3333 sob número 33333333333333333 e me mandaram o parecer favorável a minha reclamação, mas até hoje a seguradora não pagou o prêmio do seguro,coloquei na justiça e já ganhei e ele recorre fiz a pericia judicial e foi favorável a mim acataram suas decisões,gostaria de saber se podem interferir e a seguradora me pagar se podem fazer o cálculo do valor ,com os dados da apólice.</text:p>
            <text:p>Nr 3333333333333/3 o valor do capital  é 333.333,33. O sinistro e aposentadoria por invalidez foi em 3333 então o cálculo será  este valor corrigido neste período de tempo .poderia calcular quanto irei receber.obrigado.aguardo resposta.Rita  </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13">
          <table:table-cell office:value-type="string" calcext:value-type="string">
            <text:p>SUSEP ESTÁ NEGANDO ATENDIMENTO Art. 3º Os consumidores deverão registrar suas reclamações no</text:p>
            <text:p>Consumidor.gov.br, plataforma digital oficial da administração pública federal direta,</text:p>
            <text:p>autárquica e fundacional para a autocomposição nas controvérsias em relações de</text:p>
            <text:p>consumo. SENDO QUE EU NÃO TENHO ACESSO AO CONSUMIDOR PONTO ORG PORQUE MEU NÍVEL É BRONZE E  RECONHECIMENTO FACIAL DO CELULAR DÁ ERRO NÃO FUNCIONA ESTÃO EMPATANDO ESTOU RECLAMANDO DE SEGURO CONDOMÍNIO QUE NÃO HOUVE ABERTURA DE SINISTRO TEM TELHA QUE QUEBRADA CALHA FURADA MINHA  PAREDE DO APARTAMENTO ES´TÁ ESFARELANDO TODA MOFADA INFILTRAÇÃO DE ÁGUA DE CHUVA. TEVE CHUVA DE GRANIZO TEVE VÁRIOS CICLONES EXTRA TROPICAIS . TAMBÉM ALBARROAMENTO DO PORTÃO DO PRÉDIO POR DUAS VEZES POR UM AUTMÓVEL ESTÁ TODO AMASSADO E TORTO E ISSO É IMPACTO DE VEÍCULOS TERRESTRES QUE ESTÁ COBERTO PELO SEGURO. ESTÃO ALEGANDO QUE VÃO GASTAR. A empresa Casa Dos Sindicos Se Ltda de CNPJ 33.333.333/3333-33. A SUSEPE ESTÁ NEGANDO ATENDIMNTO NUM ASSUNTO QUE É COMPETÊNCIA E QUEM NÃO TEM CELULAR COM FICA EU TENHO MICRO E NÃO PRETENDO TER CELULAR ESTÁ DE BOM TAMANHO UM MICRO. </text:p>
            <text:p>Em primeiro lugar o Código de Defesa do Consumidor prevê em seu artigo 33 que são práticas abusivas:</text:p>
            <text:p>Recusar atendimento às demandas dos consumidores, na exata medida de suas disponibilidade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0">
          <table:table-cell table:style-name="ce28" office:value-type="string" calcext:value-type="string">
            <text:p>Senhores,,</text:p>
            <text:p>A nossa Corretora está com o cadastro na Susep suspenso e não podemos efetuar as renovações de nossos clientes de Seguros. Já é a segunda vez que isto ocorre e gostaríamos de saber porque está suspenso o nosso cadastro na SUSEP.</text:p>
            <text:p>Nosso CNPJ : 33.333.333/3333-33 – Corretora de Sguros Ltda ME.</text:p>
            <text:p>Aguardo un retorno,</text:p>
            <text:p>Grat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Prezado(a) Servidor(a) Minhas Estimas. Lhe apresento denúncia de desrespeito ao consumidor bem como descumprimento das normais gerais de seguro e cód. de defesa do consumidor pois a empresa MAPFRE assume que recebe os valores referente ao produto mas se nega à efetuar o cancelamento do serviço e reembolso ao cliente, cabe destacar que tal produto é comercializado em parceria com a Yamaha "para não melhor dizer venda casada" caso a empresa persista em recusar o atendimento solicito aplicação das penalidades cabíveis e terei o prazer de fazer eles custearem o serviço advocatício que representar um bom valor (%) considerando o montante em questão, de todo modo já vou ter que peticionar contra a Yamaha mesmo pela negativa em efetuar devolução da tarifa de cadastro... Logo acrescentar um demandado e item à mais na soma não muda muita coisa, deixo aqui processo judicial movido por mim contra porto seguro financeira (jus postulandi) realização própria para que observem como eu levo meu direito à serio.</text:p>
            <text:p>https://srv33.tjpe.jus.br/consultaprocessualunificada/processo/33333333333333333333</text:p>
            <text:p>Obrigado,</text:p>
            <text:p>Luiz.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64">
          <table:table-cell table:style-name="ce28" office:value-type="string" calcext:value-type="string">
            <text:p>Prezado Sr.(s),</text:p>
            <text:p>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que me ajude a pesquisar junto com essas empresas e assim inicial a pesquisar em todo territorio nacional, se minha mae tinha ou nao um seguro de vida. </text:p>
            <text:p>Por favor, eu preciso de uma resolução para meu caso. </text:p>
            <text:p>Att,</text:p>
            <text:p>Halana </text:p>
            <text:p>+3(333) 333-3333.</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64">
          <table:table-cell table:style-name="ce28" office:value-type="string" calcext:value-type="string">
            <text:p>Prezado Sr.(s),</text:p>
            <text:p>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que me ajude a pesquisar junto com essas empresas e assim inicial um levantamento em todo territorio nacional, se minha mae tinha ou nao um seguro de vida. </text:p>
            <text:p>Por favor, eu preciso de uma resolução para meu caso. </text:p>
            <text:p>Att,</text:p>
            <text:p>Halana  </text:p>
            <text:p>+3(333) 333-3333.</text:p>
          </table:table-cell>
          <table:table-cell office:value-type="string" calcext:value-type="string">
            <text:p>Demanda Duplicada</text:p>
          </table:table-cell>
          <table:table-cell office:value-type="string" calcext:value-type="string">
            <text:p>Seguro de Pessoas</text:p>
          </table:table-cell>
          <table:table-cell office:value-type="string" calcext:value-type="string">
            <text:p>Busca de Seguro</text:p>
          </table:table-cell>
          <table:table-cell table:number-columns-repeated="16380"/>
        </table:table-row>
        <table:table-row table:style-name="ro1">
          <table:table-cell office:value-type="string" calcext:value-type="string">
            <text:p>Por favor estou com processo de sinistro imobiliário junto a Aliança BB. <text:s/>Já <text:s/>encaminhei declarações bem esclarecedora de meu estado de saúde. <text:s/>Favor resolver.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text:p>
            <text:p>Atenciosamente.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Reparação do produto não realizada</text:p>
          </table:table-cell>
          <table:table-cell table:number-columns-repeated="16380"/>
        </table:table-row>
        <table:table-row table:style-name="ro79">
          <table:table-cell table:style-name="ce28" office:value-type="string" calcext:value-type="string">
            <text:p>Eu, CESAR, CPF 33333333333, como filho do Senhor José, falecido dia 33/33/3333, e também na condição de inventariante, venho através desse processo solicitar ao Banco do Brasil cópia da Declaração de Beneficiários e Contrato de Adesão ao Plano de Previdência Privada BRASILPREV, matrícula 333333333-3 - Plano LP VGBL e matrícula 333333333-3 - Renda Fixa VGBL em nome de JOSÉ, CPF 333.333.333-33. O titular do Plano de Previdência Privada supracitado faleceu no último dia 33/33/3333, em razão disto teve início a sucessão e por consequência do Inventário, eu como inventariante possuo todos os direitos e garantias de acesso a dados e informações, independentemente de ser ou não beneficiário.</text:p>
            <text:p>Ademais, importante consignar que é direito dos herdeiros o acesso à cópia dos documentos requeridos, o que não se confunde com inventário ou mesmo com a ordem sucessória esculpida no art. 3.333 do CPC e que as instituições financeiras, não podem se eximir do dever de apresentar cópias de contratos firmados e, não apenas isso, mas toda e qualquer informação que se fizer necessária para o Espólio do falecido, representado após o óbito pelos herdeiros através da sucessão legítima.</text:p>
            <text:p>Ressalta-se que é obrigação legal do inventariante zelar pelo Espólio, inclusive, realizar a prestação de contas quando exigido, fato que fundamenta o livre acesso a dados e documentos para que não ocorra nenhuma irregularidade, conforme disposto no Código de Processo Civil, artigos 333 e 333, bem como o art. 3º, §3º, V da Lei Complementar nº 333/3333, que autoriza a entrega de informações bancárias aos interessados.</text:p>
            <text:p>Informo que antes dessa tentativa de intervenção a SUSEP, tentei obter diretamente junto ao Banco do Brasil de várias maneiras essa cópia da declaração de beneficiários, como por diálogo com o gerente do Banco do Brasil e por e-mail, sendo o pedido negado pelo Banco do Brasil sob alegação de que o plano não entraria no inventário de partilha. Também tentei obter por notificação extra-judicial enviada ao Banco do Brasil dia 33/33/3333, mas tal notificação foi ignorada pelo Banco do Brasil. Reforço então meu pedido de obtenção da cópia da Declaração de Beneficiários e Contrato de Adesão ao Plano de Previdência Privada BRASILPREV, matrícula 333333333-3 - Plano LP VGBL e matrícula 333333333-3 - Renda Fixa VGBL em nome de JOSÉ, CPF 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m 33/33/3333 tive a minha moto CB333x zero km furtada dentro da minha garagem. Imediatamente, ao perceber o furto, entrei em contato com a seguradora e rastreadora para notificar o ocorrido. Em 33/33/3333 pela manhã, um funcionário da rastreadora entra em contato comigo para comunicar a localização da moto com avarias técnicas e na carenagem. Na ocasião as opções dadas pela rastreadora eram: 3º Levar a moto para a minha residência sem nenhuma análise técnica; 3º Que eu fosse buscar a moto no local em que foi encontrada, ou seja, onde ela foi abandonada pelos criminosos, local de alto risco. Como não achei seguro nenhuma das opções propostas, primeiro por não haver policiais acompanhando o procedimento e segundo por eu não ter conhecimento técnico para avaliar as avarias da moto, solicitei que a moto fosse levada para um posto da Polícia Militar mais próximo onde eu pudesse fazer a baixa da ocorrência e, posteriormente, encaminhar a moto para uma concessionária Honda avaliar os danos causados pelo furto. Dia 33/33/33 o perito foi até a concessionária avaliar os danos causados e recusa o procedimento de indenização sem se quer enviar um laudo técnico justificando a decisão. A Suhai desconsiderou completamente um orçamento já realizado na concessionária Honda onde informa que os danos são superiores a 33% do valor da moto e de maneira desrespeitosa, sem nenhuma justificativa legal e técnica, encerra o meu atendimento. No mesmo dia 33/33, entrei em contato novamente com a seguradora para realização de um pedido de reanálise o qual até hoje não obtive respostas técnicas sobre tal decisão. Estou sendo lesado com diversos prejuízos financeiros, agora com advogado, o qual contratei para análise do caso, e sem o meu único meio de locomoção, comprometendo compromissos profissionais e entre outros.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Necessitei fazer um endosso do seguro BB Seguro Auto (MAPFRE), transferindo o mesmo para um modelo bem inferior ao modelo já coberto. Eu deveria ter recebido a diferença do valor, e qual não foi minha surpresa ao ter que pagar um valor maior, quase o dobro do valor de mercado do seguro. Solicitei nova cotação e me informaram que seria necessário cancelar o seguro já contratado e, só após isso e após a realização da vistoria (3 dias), eu poderia fazer uma nova cotação. Que essa nova cotação seria com um valor melhor e que eu poderia aproveitar a vistoria já realizada. Realizei a vistoria, aguardei o prazo solicitado e tive que ligar para o seguro, pois nenhum atendente entrou em contato comigo. Nessa ligação fui informada que poderia cancelar o seguro mas não poderia aproveitar a vistoria, caso fechasse com a nova cotação. Solicitei o cancelamento e não fechei a nova cotação, que apresentou um valor muito superior ao valor de mercado do seguro. Agora, tendo fechado o serviço de seguro auto com outra operadora, necessito do documento "Endosso de Cancelamento", que deveria ter sido enviado para mim e não foi. Novamente entrei em contato telefônico e fui informada que o documento não pode ser enviado para mim por um erro de sistema. Pela terceira vez entrei em contato solicitando o documento que, mais uma vez, não me foi enviado (data das 3 solicitações 33/33/3333 - protocolos 3:33: 333333333333333333 - 33:33: 333333333333333333 - 33:33 ;333333333333333333). Necessito do documento para a cobertura do novo seguro e a BB Seguros não me envia o mesmo. Me encontro sem seguro por esse motivo e gostaria de saber quem irá se responsabilizar caso ocorra um sinistro com meu veículo. Nunca tive tantos problemas com uma seguradora quanto estou tendo agor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obrança de Prêmio Indevida</text:p>
          </table:table-cell>
          <table:table-cell table:number-columns-repeated="16380"/>
        </table:table-row>
        <table:table-row table:style-name="ro6">
          <table:table-cell office:value-type="string" calcext:value-type="string">
            <text:p>Presado, minha reclamação e em relação a seguradora HDI que; negou o pagamento do meu sinistro  sem argumentos claros e objetivos Peço que; analisem os fatos e intercedam para que possamos ter uma solução para o fato. Anexo a Carte Negativa;</text:p>
            <text:p/>
            <text:p>Cumpri todos os requisitos da seguradora que manteve a Negativ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egativa de Pagamento</text:p>
          </table:table-cell>
          <table:table-cell table:number-columns-repeated="16380"/>
        </table:table-row>
        <table:table-row table:style-name="ro42">
          <table:table-cell table:style-name="ce28" office:value-type="string" calcext:value-type="string">
            <text:p>Devido a um sinistro causado por incêndio, acionei o seguro habitacional com o seguinte detalhamento:</text:p>
            <text:p>Número do Sinistro: 3333333333333</text:p>
            <text:p>Seguradora: TOO SEGUROS S.A.</text:p>
            <text:p>Estipulante: CAIXA ECONOMICA FEDERAL</text:p>
            <text:p>Nome do Segurado: JOSE </text:p>
            <text:p>Número do Contrato: 333333333333</text:p>
            <text:p>Endereço do Imóvel: Rua Montalvão, 333 – Apt. 333 - Castelo, Belo Horizonte/MG, CEP:33333- 333</text:p>
            <text:p>Data do Aviso: 33/33/3333</text:p>
            <text:p>Data do Sinistro: 33/33/3333.</text:p>
            <text:p>Após a apuração realizada pela seguradora, foi informada a previsão de pagamento em 33/33/3333. No entanto, até o momento, não recebemos a quantia para reparos na unidade habitacional. A seguradora indicou que o pagamento foi efetuado à CAIXA ECONOMICA FEDERAL. Diante dessa situação calamitosa para mim e minha família, solicito providências imediatas para o pagament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Pagamento da Indenização</text:p>
          </table:table-cell>
          <table:table-cell table:number-columns-repeated="16380"/>
        </table:table-row>
        <table:table-row table:style-name="ro64">
          <table:table-cell table:style-name="ce28" office:value-type="string" calcext:value-type="string">
            <text:p>Estou desde abril 3333 tentando a liquidação do seguro prestamista feito por meu marido falecido em fev deste ano junto à CEF. Já enviei todos os documentos, alguns mais de uma vez e desde agosto estou aguardando a liberação do saldo devedor para receber. O único canal de envio de documentos é por WhatsApp, num serviço absolutamente ruim. Já fui varias vezes até a agência onde meu marido contratou o PRONAMPE, já fiz reclamações p ouvidoria, mandei todos os prints de tela com data onde comprovo o envio dos documentos, e recebi um e-mail da ouvidoria dizendo que faltavam 3 documentos ( um entregue pela segunda vez em junho, e outro entregue em agosto- este um pedido adicional) . Enviei tudo novamente ao canal de e-mail da ouvidoria, mas parece que absolutamente nada funciona!!! Minha empresa está com restrição de crédito, pq fui orientada pelos gerentes a não pagar as parcelas, já que a Caixa irá informar ao seguro saldo devedor menor se eu pagar. Não cumprem prazos, não respeitam o cliente, ignoram o fato do prestamista já ter descontado o valor do seguro antes de receber o valor do empréstimo, um descaso total e absolutamente.Aguardando uma solução </text:p>
            <text:p>Att</text:p>
            <text:p>Andrea 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42">
          <table:table-cell table:style-name="ce28" office:value-type="string" calcext:value-type="string">
            <text:p>Boa noite! Me chamo Luciane contratei um seguro cobertura diária hospitalar, pelo cartão Carrefour tendo como seguradora a Zurich seguros. Ocorre que acionei o sinistro após ter ficado enterrada por 33 dias devido a uma crise de lombalgia, internação está que deveria ser coberta, todavia, foi negada cobertura pela seguradora por 3x sob a alegação de eu ser trabalhadora de carteira assinada. Ora não consta esta condição no contrato. Apresentei contra cheque quando fiz o cartão Carrefour e foi contratado o serviço de Seguro diária hospitalar. </text:p>
            <text:p>Eu possuo outra apólice de seguro de outro estabelecimento do mesmo grupo, o contrato é o mesmo e tive cobertura depois de uma negativa que também recorri.</text:p>
            <text:p>É inadmissível o tratamento da seguradora Zurich e do grupo Carrefour para com seus clientes descumprindo contratos que eles mesmo elaboram e recebem dos clientes.</text:p>
            <text:p>Sinistro 3333333</text:p>
            <text:p>Cabe ressaltar que eles respondem a negativa como sendo Atacadão e o meu nome também está errado </text:p>
            <text:p>O sinistro foi aberto em nome da contratada Carrefour  CNPJ 33.333.333/3333-33</text:p>
            <text:p>E meu nome correto é Luciane </text:p>
            <text:p>Cpf 333 333 333 33.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Tive um problema de sobrecarga na calha do telhado da minha casa aonde transbordou devido as fortes chuvas nos últimos meses, com isso parte do meu telhado foi danificado e terei que consertar.</text:p>
            <text:p>Acionei o seguro residencial que contratei no Santander mas foi negado dizendo que ocorreu infiltração.</text:p>
            <text:p>É obvio que teve infiltração devido a calha ter transbordado com o volume de chuva que teve na minha cidade, fiquei insatisfeito pois nem um técnico foi enviado para verificar o local, gostaria de resolver esta situação para ter um amparo e consertar meu telhad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Tempo da prestação de serviço</text:p>
          </table:table-cell>
          <table:table-cell table:number-columns-repeated="16380"/>
        </table:table-row>
        <table:table-row table:style-name="ro1">
          <table:table-cell office:value-type="string" calcext:value-type="string">
            <text:p>Por meio deste, venho registrar reclamação sobre o atendimento de agendamento de pericias para o seguro DPVAT. BENEFICIÁRIO: <text:s/>HELIO, CPF n° 333.333.333-33. Pedido DPVAT n° 3333333333. Este solicitou o seguro a mais de 33 dias e a solicitação foi para agendamento de pericia dia 33/33/3333, a pericia foi agendada para o dia 33/33/3333, o beneficiário compareceu a clinica mas foi informado de que o medico não atenderia naquele dia, somente na próxima semana. Novamente foi agendada nova pericia para o dia 33/33/3333, porem ocorreu o mesmo fato, foi informado de que o medico não estava presente e que não atenderia nesta semana. Diante de tais fatos o beneficiário tem sofrido danos, pois esta em estado delicado para se locomover, tendo este que fazer grande esforço para estar saindo de casa, devido o acidente de transido sofrido. Peço para que a clinica em questão seja notificada para responder sobre tais desídias e falta de compromisso com os pacientes. Clinica Planvida - Avenida Evangelizadora Neusa Dourado, 333, Núcleo Urbano, 33333-333. Médico: DR. Luis . EM ANEXO OS DOCUMENTOS COMPROBATORIOS.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Atendimento negado</text:p>
          </table:table-cell>
          <table:table-cell table:number-columns-repeated="16380"/>
        </table:table-row>
        <table:table-row table:style-name="ro40">
          <table:table-cell table:style-name="ce28" office:value-type="string" calcext:value-type="string">
            <text:p>prezados,</text:p>
            <text:p>a companhia de seguros HDI SEGUROS se negou a pagar o premio de seguro decorrente de acidente de trânsito de um segurado.</text:p>
            <text:p>sua alegação é porque o veículo de terceiro tinha multa e ipva atrasados, e, seu regulamento interno não permite a indenização do sinistro.</text:p>
            <text:p>Prezados,</text:p>
            <text:p>A companhia de seguros é mero ator do setor de serviços, e, não pode legislar em questões de trânsito. e, por outro lado, houve o sinistro. o segurado já assumiu o dolo e quer pagar a indenização e HDI SE recusa. </text:p>
            <text:p>assim, venho denunciar a conduta ilegal da seguradora HDI SA ao não pagamento do sinistro, e, concomitantemente solicitar o apoio da legislação que ampara ao terceiro prejudicado e interessado.</text:p>
            <text:p>obrigado</text:p>
            <text:p>GERAL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11">
          <table:table-cell office:value-type="string" calcext:value-type="string">
            <text:p>Prezados, </text:p>
            <text:p>No dia 33/33 fui informada por uma das seguradoras que trabalho (Allianz) que o cadastro da minha empresa estava suspenso e que haviam sido notificados pela própria SUSEP.</text:p>
            <text:p>Pois bem, no dia 33/33 tentei atendimento por telefone, para entender o ocorrido, mas não quiseram me atender e informaram que deveria abrir chamado por e-mail.</text:p>
            <text:p/>
            <text:p>No dia 33/33 mandei e-mail e solicitei esclarecimentos, pois não fui informada sobre irregularidades, apenas tive nosso cadastro alterado para SUSPENSO. Informei que não recebi notificação prévia, e apenas informaram que enviaram por e-mail. Solicitei alguma comprovação, pois em nenhum e-mail de cadastro esta mensagem foi recebida.</text:p>
            <text:p/>
            <text:p>Foram trocados 33 e-mails sobre o assunto, e a comunicação foi dificultada pelo atendente (que inclusive não se identificou).</text:p>
            <text:p>Fiz a regularização do CNPJ conforme orientação recebida.</text:p>
            <text:p/>
            <text:p>Já enviei o cartão CNPJ comprovando a alteração e até agora não me retornaram os e-mails e não reativaram o nosso cadastro.</text:p>
            <text:p>Reforço que isto está causando imenso prejuízo financeiro e lucro cessante.</text:p>
            <text:p/>
            <text:p>Não entendo como a SUSEP pode entrar em contato com a Seguradora para solicitar suspensão do cadastro, mas não é capaz de enviar e-mail para a empresa e nem tão pouco dar um prazo para regularização, simplesmente suspenderam nosso cadastro.</text:p>
            <text:p/>
            <text:p>Solicito a imediata reativação do nosso cadastro para por fim ao dano causado e para que possamos retomar nossas atividades imediatamente.</text:p>
            <text:p>Estamos em um país com alto índice de desemprego, endividamento e tantas outras mazelas, precisamos que o Estado atue de forma ágil e eficiente (conforme preceitua a nossa Constituição) e que os agentes da administração pública ajam com lisura e em prol da economia e do empreendedorismo.</text:p>
            <text:p/>
            <text:p>Conto com a ajuda de vocês.</text:p>
            <text:p>CNPJ: 33.333.333/3333-33</text:p>
            <text:p>SUSEP: 333333333</text:p>
            <text:p/>
            <text:p>Desde já agradeç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50">
          <table:table-cell table:style-name="ce28" office:value-type="string" calcext:value-type="string">
            <text:p>Prezados espero que esta mensagem os encontrem bem. </text:p>
            <text:p>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text:p>
            <text:p/>
            <text:p>Então, este cliente solicitou o cancelamento total do Seguro Auto Allianz  no dia 33/33/3333, contrato este celebrado no dia 33/33/3333, conforme número de apólice citada anteriormente, ou seja, 3 meses de serviço ativo sendo pago pelo cartão de crédito.</text:p>
            <text:p/>
            <text:p>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text:p>
            <text:p/>
            <text:p>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text:p>
            <text:p/>
            <text:p>Mesmo este cliente sendo enfático sobre a oneração financeira e a  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text:p>
            <text:p>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text:p>
            <text:p>Att,</text:p>
            <text:p>Daniel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Bom dia, tenho uma empresa que vai trabalhar com garantia estendida, no que tange a peças específicas de veículos automotores, junto a revendedora de automóveis usados. Gostaria de saber se essa atividade (CNAE 3333-3/33) está obrigada a cadastro junto a SUSEP, e se estiver quais os requisitos para cadastrar?</text:p>
          </table:table-cell>
          <table:table-cell office:value-type="string" calcext:value-type="string">
            <text:p>Consult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64">
          <table:table-cell table:style-name="ce28" office:value-type="string" calcext:value-type="string">
            <text:p>Bom Dia, Me Chamo Francisco</text:p>
            <text:p>Sofri um acidente em 33 de dezembro de 3333, em Camocim,O meu carro deu perda total.Desde então so transtorno,a seguradora Allianz Seguros foi acionada,Fiz o BO..</text:p>
            <text:p>fiz tudo certo,como foi pedido</text:p>
            <text:p>Eu tava com uma divida na receita federal, ai a seguradora me falou que so poderia resolver a questão do carro,depois que quitasse essa divida, fiz emprestimos por que era um valor muito  alto,mas conseguir pagar,,</text:p>
            <text:p>o IPVA do carro venceu em Janeiro de 3333,so que eu ja estava sem o carro,deu perda total como falei..porem,essa divida continua, fui no Detran,falaram que a seguradora resolveria isso..</text:p>
            <text:p>ja fui na Sefaz , Na receita federal, defensoria publica, no ministerio publico e na regularize.</text:p>
            <text:p>Ja nao sei o que fazer , nao estou devendo mais nada, e a seguradora nao libera o dinheiro do meu carro.</text:p>
            <text:p>entro em contato com a seguradora eles so falaram que tenho uma pendecia extra judial,mas nao tenho mais nada,ja fui em todos os setores sabe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Comprei um seguro viagem pela Sul America apólice 3333333 em 33/33/33. No retorno da viagem passei mal na conexão e não pude seguir viagem, fui hospitalizada em Bogota por 3 dias. Meu esposo ficou comigo. Recebi alta com uma condicao dos medicos que só poderia voltar ao Brasil com um concentrador de oxigênio portátil. A Sul America pagou as despesas medicas. Solicitamos regresso sanitario mas eles estavam demorando muito em me trazer de volta para o Brasil. Compramos o concentrador e voltei. Pedi reembolso das despesas farmaceuticas, regresso sanitário ( reembolso do oxigenio) e hospedagem de acompanhante. Pagaram apenas 333,33 de despesas farmaceuticas o restante não pagaram e não nos informam o motivo. Ja abrimos diversos protocolos e ficam nos mandando ligar em outros telefones e ninguém nos da uma explicação sendo que enviamos todos os recibos e notas fiscais. Solicitamos ajuda para o reembols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Olá, informo que não estou conseguindo validar uma apólice de seguro garantia no site da SUSEP, A apólice foi emitida no dia 33/33/3333 pela seguradora TOKIO MARINE, mas a´té o presente momento ainda não consta registrada no site da SUSEP. A apólice é referente à garantia de execução de um contrato  administrativo firmado entre a UNIVERSIDADE FEDERAL DE RORAIMA e a empresa  C H CORREIA ME, Assim, considerando que esta apólice faz parte de um processo administrativo e que já tem mais de 33 (sete) dias úteis após a emissão do documento e, ainda, que não foi possível realizar a verificação dessa apólice no site da SUSEP. Solicitamos que seja informado se a apólice enviada em anexo tem validade perante essa autarquia. Encaminho em anexo a apólice nº 333333333333333333333333 e os boletos de pagamento. </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Venho por meio desta, solicitar o real motivo do meu Imovel residencial, ter sido recusado para ser segurado, pela empresa de seguro Privado Tokio Marine.</text:p>
          </table:table-cell>
          <table:table-cell office:value-type="string" calcext:value-type="string">
            <text:p>Reclamação divers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Boa tarde, gostaria de saber se a LTI Seguros - Cod SUSEP 333333 está cadastrada regularmente nesta instituição</text:p>
            <text:p>Cód. SUSEP: 333333 - Processos SUSEP Nº 33333.333333/3333-33</text:p>
          </table:table-cell>
          <table:table-cell office:value-type="string" calcext:value-type="string">
            <text:p>Explicações da Ouvidoria</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47">
          <table:table-cell table:style-name="ce28" office:value-type="string" calcext:value-type="string">
            <text:p>Boa Tarde, Amigos da SUSEP</text:p>
            <text:p>Venho Recebendo mensagens incessantes da Corretora denominada Rota Seguros da Cidade de Londrina/PR cujo CNPJ é 33.333.333/3333-33 .</text:p>
            <text:p>Em um dos últimos contatos, já bem irritado com a situação, esbravejei com o consultor e expliquei que perturbar ambiente de trabalho é crime, além de meu telefone constar no Programa "Não Me Perturbe do PROCON", então Denunciei e Bloqueei o contato no Aplicativo WhatsApp. Inconformada, a Diretora Comercial Cinthia Oliveira começou insistentemente perseguir todos os nossos meios de comunicação com nossos clientes e por último veio ameaçar de processo jurídico e queixa na delegacia em nosso WhatsApp comercial.</text:p>
            <text:p>Nunca buscamos tal empresa e nunca buscaremos pelas práticas invasivas de telemarketing que praticam.</text:p>
            <text:p>O Programa "Não Me Perturbe" do PROCON existe para que quaisquer empresa que faz pratica de telemarketing não ligue para tais números, bem como qualquer empresa que pratica telemarketing tem que seguir as leis e normativas da ANATEL para tal feito.</text:p>
            <text:p>Deixo aqui minha denúncia contra esta empresa por Assédio Moral que praticou de modo invasivo em diversos meios de comunicação com MEUS CLIENTES em meu telefone e nos telefones e meios de comunicação de minha Empresa.</text:p>
            <text:p/>
            <text:p>Razão Social da Reclamada: ROTA SEG CORRETORA DE SEGUROS LTDA</text:p>
            <text:p>Nome Fantasia da Reclamada: Rota Seguros</text:p>
            <text:p>CNPJ da Reclamada: 33.333.333/3333-33</text:p>
            <text:p/>
            <text:p>Reclamante: Claudio </text:p>
            <text:p/>
            <text:p>Att.</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blemas com venda</text:p>
          </table:table-cell>
          <table:table-cell table:number-columns-repeated="16380"/>
        </table:table-row>
        <table:table-row table:style-name="ro6">
          <table:table-cell office:value-type="string" calcext:value-type="string">
            <text:p>Bom dia! Sou servidora federal do DNIT e costumamos consultar o site da SUSEP para verificar o registro das apólices de seguro que as empresas que tem contrato com o DNIT fornecem como forma de garantia para os contratos. Eu costumo consultar nessa página https://www3.susep.gov.br/safe/apolices/app/garantia mas estou enfrentando problemas faz umas semanas uma vez que um dos endossos não está aparecendo. </text:p>
            <text:p>A consulta da apólice 333333333333333333333333333333, aparece normalmente bem como seus endossos, alterando somente o último dígito (final 3, 3 e 3). O endosso 3 não consta ainda na base da SUSEP faz essas 3 semanas. Vocês estão com algum problema no site? o número para consulta alterou? Aconteceu algo?</text:p>
            <text:p>Obrigada.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anco do Bradesco se negou a pagar a apólice referente ao seguro vida e previdência do meu filho pois alegaram que a morte dele foi ilícit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Abri uma manifestação contra a SUSEP (33333.333333/3333-33). E a manifestação foi encaminhada para ouvidoria da SUSEP.</text:p>
            <text:p/>
            <text:p>"Informamos o encaminhamento de sua manifestação à Ouvidoria da Superintendência de Seguros Privados (SUSEP), pois o assunto em questão se relaciona com as atribuições daquele órgão."</text:p>
            <text:p/>
            <text:p>A ouvidoria SUSEP está ciente da situação desde o dia 33/33/3333. O máximo que ela faz é repassar a situação para area que já está com a situação. E a area que está com a situação está inerte desde o dia 33/33/3333, aguardando o Ministério Público Federal atuar para depois analiar se executar ou não sua atividade de ofício. </text:p>
          </table:table-cell>
          <table:table-cell office:value-type="string" calcext:value-type="string">
            <text:p>Tratado pela Ouvidora</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1">
          <table:table-cell office:value-type="string" calcext:value-type="string">
            <text:p>Prezados, bom dia! Estou desde a última sexta-feira, tentando anexar minha foto no cadastro de corretores da Susep, de acordo com o tamanho e formato exigidos, porém o site está dando uma mensagem insistente dizendo "ocorreu um erro durante o processamento". Já fiz por diversos navegadores, mas o erro persiste. Alguém poderia me ajudar? Me chamo Flavio, 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Sou segurado do (Seguro Residencial Caixa), no dia 33/33/3333, acionei o serviço de seguro para minha televisão, para conserto. No dia 33/33/3333 veio o técnico e levou o aparelho para avaliação, dizendo que em até 33 horas me passaria o diagnóstico do problema (não desligava). Passado o tempo estipulado,  comecei a entrar em contato com o prestador, aí começou minha saga, toda vez que entrava em contato tinha jma resposta diferente, uma dizendo que k técnico tinha se acidentado outra que a peça estava a caminho ou solicitando que eu entrasse em contato mais tarde. Em todas as vezes não obtinha resposta alguma sobre o televisor. No dia 33/33/3333 entrei em contato com a Caixa Seguradora novamente e realizei uma reclamação, esta me foi respondida que até o dia 33/33/3333 teria uma resposta definitiva e até o momentos nada de resposta </text:p>
            <text:p>Gostaria que a SUSEP pudesse me auxiliar com relação a minha solicitação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não realizada</text:p>
          </table:table-cell>
          <table:table-cell table:number-columns-repeated="16380"/>
        </table:table-row>
        <table:table-row table:style-name="ro2">
          <table:table-cell office:value-type="string" calcext:value-type="string">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text:p>
            <text:p>Já protocolamos pedido de reconsideração e a seguradora não nos dá um posicionamento concreto. o prazo para aprovação era dia 33/33 e hoje recebemos mensagem que aguardasse mais um pouc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6">
          <table:table-cell office:value-type="string" calcext:value-type="string">
            <text:p>ESTOU TENTANDO FAZER O CADASTRO EXTERNO NO SISTEMA DESDE O DIA 33/33/3333, PARA ANEXAR DOCUMENTAÇÃO DO TRIBUNAL DE JUSTIÇA DE GOIAS SEM EXITO.  </text:p>
            <text:p/>
            <text:p>Fiz  o termo que enviaram e não consigo entrar no cadastro de usuário externo após ter sido enviado o link especifico. Usei o navegador correto, e não concretiza a operação.</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Informações/dúvidas sobre produtos/serviços</text:p>
          </table:table-cell>
          <table:table-cell table:number-columns-repeated="16380"/>
        </table:table-row>
        <table:table-row table:style-name="ro37">
          <table:table-cell table:style-name="ce28" office:value-type="string" calcext:value-type="string">
            <text:p>Trata a presente reclamação de seguro de vida contratado por meu genitor, Sr. CLASIDE, inscrito no CPF  sob o n.º 333.333.333-33, que veio a falecer em 33/33/3333. O Banco Santander e a Seguradora Zurich, estão fazendo de tudo para não abrir o SINISTRO, certamente tentando frustrar o pagamento do mesmo aos beneficiários,  mesmo tendo Apólice de n.º 3333, CERTIFICADO 333333, CÓDIGO SUSEP N.º 3333333333. </text:p>
            <text:p>Segue anexo o CERTIFICADO INDIVIDUAL DE SEGURO E RESPOSTA DO PROTOCOLO N.º 333333333, REFERENTE AO CONTATO TELEFÔNICO COM ESSAS EMPRESAS SEM ESCRUPULOS.</text:p>
            <text:p>Assim sendo,  SOLICITO PROVIDÊNCIA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3">
          <table:table-cell office:value-type="string" calcext:value-type="string">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text:p>
            <text:p>No entanto, após 33 anos, verifiquei no DETRAN/GO que o veículo está aparecendo no meu cadastro e sendo cobrado as tarifas "devidas".</text:p>
            <text:p>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me deixando com sensação de impotência ante ao Estado, que sei lá porque razão, lançou em meu cadastro um veículo que em nenhum momento nestes 33 anos esteve lá.</text:p>
            <text:p>Então, venho solicitar que, se houver algum meio, seja rastreado qual foi a seguradora que me indenizou á época para que eu possa tentar resolver a situação.</text:p>
            <text:p>Desde já agradeço e aguardo breve retorno.</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Boa Tarde, gostaria de uma orientação de como consigo fazer uma consultar para ver se meu falecido avô tinha algum seguro de vida, se consigo fazer essa pesquisa somente com o número do CPF ou qual outro caminho, obrigad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68">
          <table:table-cell table:style-name="ce28" office:value-type="string" calcext:value-type="string">
            <text:p>Boa noite. </text:p>
            <text:p>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text:p>
            <text:p/>
            <text:p>Os documentos foram enviados para os e-mails: relacionamentobradescoauto_email e email</text:p>
            <text:p>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text:p>
            <text:p/>
            <text:p>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text:p>
            <text:p/>
            <text:p>Diante do exposto acima, peço intervenção do orgão regulador, para que este assunto seja devidamente resolvido e sanado da melhor forma possivel.</text:p>
            <text:p/>
            <text:p>dados do terceiro:</text:p>
            <text:p/>
            <text:p>Silva</text:p>
            <text:p>Placa: GHE3333</text:p>
            <text:p>Modelo: Renault Logan (t´áxi)</text:p>
            <text:p>CPF: 333.333.333-33</text:p>
            <text:p/>
            <text:p>Aguardo retorno. Obrigada</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text:p>
            <text:p>Como foi estabelecido que houve perda total do veículo, ele foi entregue com toda a sua documentação à seguradora, a qual me indenizou por isso.</text:p>
            <text:p>No entanto, após 33 anos, o veículo que não devia estar no meu nome mais, apareceu este ano (3333) no meu cadastro do DETRAN/GO, sendo que em nenhum momento neste tempo ele havia constado em meus registros.</text:p>
            <text:p>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Boa noite!! Venha através desse relato demonstrar a minha insatisfação com relação a ZURICH SANTANDER SEGUROS Na data de 33/33/3333 aconteceu um acidente comigo retornando para casa no ponto de ônibus fui assaltada e levei um tiro no meu dedo polegar esquerdo onde logo em seguida passei por uma cirurgia no hospital São Rafael e estou Lesão no dedo onde não consigo fazer minhas necessidades como era de costume onde o dedo também ficou deformado e sem sentilo então logo em seguida procurei o banco para pedir um empréstimo e a gerente me falou sobre o seguro de acidente pessoais que pago a quase 3 anos no valor de 33,33 onde me orientou a abrir o Sinistro onde logo em seguida recebi 33.333,33 onde não me foi esclarecido sobre o valor já que no aplicativo do banco Santander tem 333.333,33 para invalidez total e 33%para invalidez parcial e quando liguei para questionar sobre o valor que recebi nada ficou esclarecido onde me informaram que seria esse valor mesmo, então gostaria de obter esclarecimentos e ser mais respeitada com relação a informações afinal eu pago todo mês e quando tem atraso sou cobrada então um absurdo isso para com o cliente de um Banco como o SANTANDER. OBRIGADA e infelizmente tive que procurar ajud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ncelamento da Apólice</text:p>
          </table:table-cell>
          <table:table-cell table:number-columns-repeated="16380"/>
        </table:table-row>
        <table:table-row table:style-name="ro26">
          <table:table-cell table:style-name="ce28" office:value-type="string" calcext:value-type="string">
            <text:p>DPVAT</text:p>
            <text:p>Realizei a solicitação do meu seguro Dpvat, pois mês passado sofri acidente de trânsito onde fraturei o nariz em 3 pedaços, protocolei todos documentos e comprovações existentes e apenas me foi liberado 333,33 que foi o custo dos primeiros medicamentos que utilizei, agora estou aguardando para realizar a cirurgia de reconstrução, fui junto a caixa reabrir o pedido com restante de notas fiscais que possuo como a do meu plano de saúde e fui informada que está não seria paga, questionei o motivo e na caixa tive que ouvir que só trabalham como correspondentes, realizei a solicitação novamente e para minha surpresa, solicitaram que eu me apresentasse na caixa, diante disso compareci presencial lá, lá fui informada que não havia necessidade, entretanto continuo recebendo msgs quanto a apresentação presencial! O que de fato é absurdo a pessoa sofre um acidente, ngm sabe informar motivos da negativa, tem que se deslocar presencial para NADA, aguardo retorno com URGÊNCIA sobre este caso, pois é meu DIREITO. Caso não obtenha informações ou se quer alguma satisfação desta seguradora entrarei com as providências cabíveis, junto a justiça!</text:p>
            <text:p>Atenciosamente</text:p>
            <text:p>Camila </text:p>
            <text:p>Cpf 333.333.333-33</text:p>
            <text:p>(33)3.33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agamento da Indenização</text:p>
          </table:table-cell>
          <table:table-cell table:number-columns-repeated="16380"/>
        </table:table-row>
        <table:table-row table:style-name="ro74">
          <table:table-cell table:style-name="ce28" office:value-type="string" calcext:value-type="string">
            <text:p>Recusa de sinistro [333333] - B - Broker - R - 3333 - JOSE - 333333 alegando falta de preenchimento da DECLARAÇÃO Pessoal de Saúde. Feita contestação da Recusa por não concordar. De acordo com a SUSEPE  SEGURO DE PESSOAS COM COBERTURA DE RISCO - "A sociedade seguradora tem o prazo de 33 (quinze) dias para se pronunciar quanto à proposta de seguro apresentada pelo segurado ou seu corretor. Encerrado este prazo, não tendo havido a recusa da seguradora, o seguro passa a ser considerado como aceito. A solicitação de documentos complementares, para análise e aceitação do risco ou da alteração proposta, poderá ser feita apenas uma vez, durante este prazo. Neste caso, o prazo de 33 (quinze) ficará suspenso, voltando a correr a partir da data em que se der a entrega da documentação. No caso de recusa, a seguradora deverá comunicar formalmente ao segurado a não aceitação do seguro, justificando a recusa". Isso não aconteceu.  Caberia ao FUNCIONÁRIO da MetLife ou seu representante no Banco Itaú, ou seja a PESSOA AUTORIZADA A OFERECER O SEGURO negar e não dar andamento a Proposta de Contratação do Seguro. </text:p>
            <text:p>Mesmo com a alegada "OMISSÃO" na Declaração Pessoal de Saúde, na proposta de contratação do seguro, o pagamento foi feito, houveram débitos na conta corrente do JOSÉ a favor da MetLife Seguradora. Neste caso, o proponente tem cobertura do seguro entre a data de recebimento da proposta com adiantamento do prêmio e a data de formalização da recusa.</text:p>
            <text:p> Ainda, de acordo com a SUSEP como a seguradora MetLife não  recusou a proposta, o seguro passou a ser considerado como aceito.  Não houve comunicado formal ao segurado que de  Não Aceitação do seguro, não houve justificava de recusa e não houve interrupção dos débitos mensais para pagamentos das mensalidades do seguro na conta do segurado.  Não houve solicitação de documentos complementares, para análise e aceitação do risco ou da alteração proposta pela MetLife e previsto pela SUSEP. Não houve FORMALIZAÇÃO DA RECUSA pela MetLife até que ocorreu o óbito e  foi feita a solicitação de pagamento do SINISTRO.</text:p>
            <text:p>Foram protocoladas RECLAMAÇÕES no SAC e na OUVIDORIA da MetLife protocolo 33333333 devido a demora nas respostas ao emails enviados com documentos e contestação da RECUS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3">
          <table:table-cell office:value-type="string" calcext:value-type="string">
            <text:p>Boa tarde .entrei com um sinistro no dia 33 de outubro ,referente a cobertura de perda financeira no qual me foi vendido como uma das coberturas do seguro de vida onde a exigência para ter direito a cobertura seria comprovar 33 meses de carteira assinada e 3 meses de carência ,acontece que mesmo cumprindo com esses requisitos estou tento muita dificuldades para receber algo que tenho direito e que me foi oferecido por uma instituição com um grande nome no mercado financeiro Bradesco que ate então foi o que me fez contratar e acredita que caso houvesse necessidade de acionar meu seguro de vida e suas coberturas eu nao teria nenhum problema para receber ,porem infelizmente nao esta acontecendo isso com uma simples cobertura de perda financeira fico imaginando como e pra aqueles q fazem essa protecao para caso venha falecer deixar sua familia protegida e ao invez de facilitar encontra uma verdadeira barreira para acessar seus direitos o processo ja possui mais de 33 dias e ficam alegando q o documento nao chegou como se foram enviados juntos e mais de uma vez alegam que chega alguns e outros nao tudo pra dificultar espero que revejam seus procedimentos pois uma empresa desse porte nao precisa trazer dificuldades e sim soluções.</text:p>
            <text:p/>
            <text:p>Número do sinistro:3333333333333333333</text:p>
            <text:p>Telefone para contato: 33 33333-3333</text:p>
            <text:p>Anexos Originai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30">
          <table:table-cell table:style-name="ce28" office:value-type="string" calcext:value-type="string">
            <text:p>Boa tarde, tenho empréstimo com Caixa Econômica Federal, sob número 33.3333.333.3333333-33 o valor de R$33.333,33 - gostaria que me enviasse a cópia do seguro prestamista para email: email ou para o whatzap: 33333333-3333.</text:p>
            <text:p/>
            <text:p>Desde já meus sinceros agradecimentos</text:p>
            <text:p/>
            <text:p>Atenciosamente: Andre -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41">
          <table:table-cell table:style-name="ce28" office:value-type="string" calcext:value-type="string">
            <text:p>PEÇO A SUSEP QUE ME AJUDE. TIVE UM DESCONTO EM MINHA CONTA CORRENTE DA SUL AMERICA SEGURO DE PESSOAS E PREVIDENCIA.</text:p>
            <text:p>MEU CPF 33333333333 MEU NOME ANTONIO VALOR DO SEGURO 33,33 REAIS. QUERO CANCELAR O DESCONTO EM CONTA</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Não reconhecimento da compra</text:p>
          </table:table-cell>
          <table:table-cell table:number-columns-repeated="16380"/>
        </table:table-row>
        <table:table-row table:style-name="ro48">
          <table:table-cell table:style-name="ce28" office:value-type="string" calcext:value-type="string">
            <text:p>tenho um um seguro de vida cachy hospitalar Bradesco apólice 333 333.</text:p>
            <text:p> desde 3333 tenho usado algumas</text:p>
            <text:p>vezes durante esses 33 anos mais as indenizações tem demorado 3 meses para serem pagas a</text:p>
            <text:p>seguradora sem meu conhecimento mudou o meu seguro para vida individual Bradesco tenho</text:p>
            <text:p>vários e-mails e ligações, gravadas pedindo a Bradesco tanto pelo SAC como pelo canal de</text:p>
            <text:p>atendimento ao cliente que me enviasse as condições gerais e não recebi nada ate a data de</text:p>
            <text:p>hoje TAMBEM ESTOU SEM RECEBER INDENIZAÇÃO UMA VEZ QUE PRECISO DE MEDICAÇÃO a</text:p>
            <text:p>Bradesco vida central de sinistro me pede documentos todos os dias inclusive se negou a</text:p>
            <text:p>aceitar uma procuração para investigação do sinistro onde teria que provar que minha trombose</text:p>
            <text:p>era pre existente a data de 3 março também se negou a aceitar uma procuração com data</text:p>
            <text:p>de validade de 3 dias enviada pela a Bradesco central de sinistro para pegar documentos</text:p>
            <text:p>médicos necessários para resolver o problema dos documentos médicos em nome da fox</text:p>
            <text:p>auditoria representada pela senhora Ingrid e enviei a procuração ao banco através do portal orizon  e minha filha entregou a mesma  procuração assinada e reconhecida firma em  cartório por  mim a senhora Ingrid dia 33 de novembro de 3333 as oito e pouco da manha ela  esteve em minha casa e pegou a mesma procuração porem a mesma me informou que o banco não havia autorizado o uso da mesma procuração sendo que a mesma abrange todos os órgãos competentes para solução do caso  </text:p>
            <text:p>Bradesco vida central de sinistro me pede documentos quase todos os dias inclusive se negou a</text:p>
            <text:p>aceitar uma procuração para investigação do sinistro onde teria que provar que minha trombose</text:p>
            <text:p>era pre existente a data de 3 março onde me venderam um outro produto esse já em processo judicial também se negou a aceitar uma procuração com data</text:p>
            <text:p>de validade de 3 dias enviada pela própria Bradesco onde eu assino reconheço firma e devolvo ao portal dificultando a analise  A BRADESCO DEVOLVE AS PROCURAÇÃOES Ingrid disse que esta em viagem atendendo outros segurados conforme conversa por whatzzap TALVES VOLTE ESSA SEMANA TALVEZ  a Bradesco central de sinistro TEVE 33 DIAS para pegar qualquer documentação necessária vendo assim dessa maneira a falta de vontade e ma fe de resolver peço a SUSEP as providencias cabíveis   </text:p>
            <text:p> necessários para resolver o problema dos documentos médicos em nome da fox</text:p>
            <text:p>auditoria representada pela senhora Ingrid resumindo o fato a Bradesco já esta com</text:p>
            <text:p>33 dias de atraso de sinistro mais uma vez a Bradesco mostra que não tem interesse de</text:p>
            <text:p>resolver a situação também fez descriminação pelo fato de eu ter processado eles em outra</text:p>
            <text:p>apólice de seguro que me venderam vida viva uma outra apólice  em março de 3333 alegando que não me passariam mais</text:p>
            <text:p>informação de um seguro que tenho a 33  anos conforme gravação telefônica que gravei também exigiram</text:p>
            <text:p>vários documentos que não existe nas condições do cachy hospitalar pedi inúmeras vezes o</text:p>
            <text:p>pagamento ou a negativa para entrar com a ação judicial também referente a apolice 333333 não obtive resposta abri um</text:p>
            <text:p>protocolo de número 33333333 na data de 33 de outubro de 3333.</text:p>
            <text:p> dentro da seguradora quando enviei a documentação que caso se fizesse necessário</text:p>
            <text:p>mais documentação que a mesma me informasse antes dos 33 dias a prova da má fé e clara</text:p>
            <text:p>sinistro aberto 33 de outubro de 3333 documentos complementares pedidos dia 3 de novembro</text:p>
            <text:p>de 3333 a seguradora quer me obrigar a assinar uma declaração sem data para que possa</text:p>
            <text:p>demorar 3 meses para pagar a indenização como da ultima vez que precisei e isso e má fé</text:p>
            <text:p>sendo assim peço a resposta do pagamento ou da carta negativa por esse canal para cabíveis</text:p>
            <text:p>providencias judicias.</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3">
          <table:table-cell office:value-type="string" calcext:value-type="string">
            <text:p>Prezados,</text:p>
            <text:p/>
            <text:p> </text:p>
            <text:p/>
            <text:p>Preciso realizar uma consulta de apólice de seguro garantia, no entanto o site  https://www3.susep.gov.br/safe/apolices/app/garantia não está funcionando, pois o botão "pesquisar" está inacessível.</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99">
          <table:table-cell table:style-name="ce28" office:value-type="string" calcext:value-type="string">
            <text:p>Fale com o analista (atendimento 3333333).</text:p>
            <text:p>Solicitação em 33/33/3333 às 33:33 horas.</text:p>
            <text:p>Assunto: "COMPLEMENTO DO AVISO SINISTRO"</text:p>
            <text:p>Solicitante: MARIA </text:p>
            <text:p>Contato: email</text:p>
            <text:p>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text:p>
            <text:p/>
            <text:p>A mesma informa que a própria LG informou que o laudo feito pela assistência 33 horas está incorreto e deseja um posicionamento, já que a própria LG informa que há possibilidades de queimar por uma oscilação de energia sem queimar a fonte e solicita que o laudo da LG seja levado em consideração , pois a mesma informa que o técnico da LG aguarda um posicionamento da Caixa residencial para envio de um prestador de serviço para Comparar o laudo emitido pela LG.</text:p>
            <text:p/>
            <text:p>A mesma informa que deseja uma explicação plausível e caso contrario irá procurar o Procon e a justiça.</text:p>
            <text:p/>
            <text:p/>
            <text:p>Poderia verificar, por favor !</text:p>
            <text:p/>
            <text:p/>
            <text:p>Atenciosamente,</text:p>
            <text:p/>
            <text:p/>
            <text:p/>
            <text:p>Resposta do Sinistro em 33/33/3333 às 33:33 horas:</text:p>
            <text:p>Prezada Segurada,</text:p>
            <text:p/>
            <text:p>Para que viesse a causar danos nas placas mencionadas no novo laudo, deveria ter causados danos na fonte, que não foi o caso.</text:p>
            <text:p/>
            <text:p>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text:p>
            <text:p>Assinado: DANIEL</text:p>
            <text:p>Resposta encaminhada no e-mail email</text:p>
            <text:p>33/33/3333 33:33 O Depto de Sinistro confirma a geração do "Fale com o Analista" para o assunto "COMPLEMENTO DO AVISO SINISTRO", sob protocolo número . O prazo de retorno será de até 3 dia(s) útil(eis).</text:p>
            <text:p>33/33/3333 33:33 Fale com o analista (atendimento 3333333).</text:p>
            <text:p>Solicitação em 33/33/3333 às 33:33 horas.</text:p>
            <text:p>Assunto: "COMPLEMENTO DO AVISO SINISTRO"</text:p>
            <text:p>Solicitante: MARIA </text:p>
            <text:p>Contato: email</text:p>
            <text:p>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text:p>
            <text:p/>
            <text:p>Deseja que seja desconsiderado o laudo da assistência 33h, pois o mesmo informa que o dano foi no Display, no entanto o Display não possui defeito. Segurada informa que televisão inclusive foi ligada na LG e o display ligou normalmente. Assistência33h diz que o dano foi somente o Display, LG informa outros danos mas não o display em si. LG: Placa Main e auto falante.</text:p>
            <text:p/>
            <text:p/>
            <text:p>Resposta do Sinistro em 33/33/3333 às 33:33 horas:</text:p>
            <text:p>Prezada Segurada,</text:p>
            <text:p/>
            <text:p>Para que viesse a causar danos nas placas mencionadas no novo laudo, deveria ter causados danos na fonte, que não foi o caso.</text:p>
            <text:p/>
            <text:p>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text:p>
            <text:p>Assinado: DANIEL</text:p>
            <text:p>Resposta encaminhada no e-mail email</text:p>
            <text:p>33/33/3333 33:33 O Depto de Sinistro confirma a geração do "Fale com o Analista" para o assunto "COMPLEMENTO DO AVISO SINISTRO", sob protocolo número . O prazo de retorno será de até 3 dia(s) útil(eis).</text:p>
            <text:p>33/33/3333 33:33 DOCUMENTOS RECEBIDOS.</text:p>
            <text:p>EM PROCESSO DE ANALISE.</text:p>
            <text:p>33/33/3333 33:33 Fale com o analista (atendimento 3333333).</text:p>
            <text:p>Solicitação em 33/33/3333 às 33:33 horas.</text:p>
            <text:p>Assunto: "DOCUMENTOS"</text:p>
            <text:p>Solicitante: MARIA </text:p>
            <text:p>Contato: email</text:p>
            <text:p>Descrição da solicitação: Segurada discorda da negativa do processo, informa que reenviou carta de próprio punho e orçamento da LG hoje (33/33/3333), solicita que analista faça a comparação entre orçamento da Assistência 33h e o orçamento da Assistência técnica LG, "segurada insiste, que para manter a negativa, analista não leu e não avaliou com a devida atenção", informa que televisão tem somente 3 anos de uso (nota fiscal enviada) e discorda da informação da negativa do processo, "decorrente de desgaste natural pelo uso e deterioração gradativa", segurada informa que analista está se baseando somente no orçamento que foi realizado pela Assistência 33 da Seguradora, que inclusive foi feito errado pelo prestador Lucas da empresa Click, segurada informa que recebeu televisão foi entregue pelo prestador Lucas com mancha na tela decorrente de umidade e danos no fone que não apresentava no momento que ele retirou a televisão.</text:p>
            <text:p/>
            <text:p/>
            <text:p>Resposta do Sinistro em 33/33/3333 às 33:33 horas:</text:p>
            <text:p>Prezada Segurada,</text:p>
            <text:p/>
            <text:p>A analise foi realizada com base nos orçamentos laudos encaminhados, bem como demais documentos apresentados, sendo assim a analise fica concluída e mantido o posicionamento inicial da cia.</text:p>
            <text:p/>
            <text:p>Atenciosamente.</text:p>
            <text:p>Assinado: DANIEL</text:p>
            <text:p>Resposta encaminhada no e-mail email</text:p>
            <text:p>33/33/3333 33:33 O Depto de Sinistro confirma a geração do "Fale com o Analista" para o assunto "DOCUMENTOS", sob protocolo número . O prazo de retorno será de até 3 dia(s) útil(eis).</text:p>
            <text:p>33/33/3333 33:33 DOCUMENTOS RECEBIDOS. PROCESSO EM VALIDAÇÃO DOS DOCUMENTOS</text:p>
            <text:p/>
            <text:p>IMPORTANTE: ENVIO DOS DOCUMENTOS NÃO IMPLICA NA ACEITAÇÃO DE COBERTURA.</text:p>
            <text:p>33/33/3333 33:33 DOCUMENTO(S) PROTOCOLADO(S):</text:p>
            <text:p>OUTROS - DOCUMENTOS DE SINISTRO EM: 33/33/3333 33:33:33 VIA: AUTO ATENDIMENTO</text:p>
            <text:p>OUTROS - DOCUMENTOS DE SINISTRO EM: 33/33/3333 33:33:33 VIA: AUTO ATENDIMENTO</text:p>
            <text:p>33/33/3333 33:33 Fale com o analista (atendimento 3333333).</text:p>
            <text:p>Solicitação em 33/33/3333 às 33:33 horas.</text:p>
            <text:p>Assunto: "DOCUMENTOS"</text:p>
            <text:p>Solicitante: MARIA</text:p>
            <text:p>Contato: email</text:p>
            <text:p>Descrição da solicitação: Sr. (a) Analista, boa tarde!</text:p>
            <text:p/>
            <text:p>Segurada discorda do laudo repassado em sua reanálise visto que o problema identificado por esta análise não coincide com o problema identificado através da assistência técnica da marca LG. Foi anexado uma carta de próprio punho dia 33/33/3333 e o laudo da LG dia 33/33/3333. "Ambos os documentos segundo o conceito da segurada, não foram avaliados com a devida atenção". Requer um retorno o quanto antes visto que seu equipamento está parado para análise desta seguradora através da assistência técnica da LG.</text:p>
            <text:p/>
            <text:p>A mesma orienta uma visita técnica (vistoria) para melhor conclusão deste sinistro.</text:p>
            <text:p/>
            <text:p>Certos de sua compreensão,</text:p>
            <text:p/>
            <text:p>Atenciosamente.</text:p>
            <text:p/>
            <text:p/>
            <text:p>Resposta do Sinistro em 33/33/3333 às 33:33 horas:</text:p>
            <text:p>Prezado Segurado, boa tarde!</text:p>
            <text:p/>
            <text:p>Esclarecemos que recebemos sua discordância quanto ao recusa do sinistro, no entanto, não há fatos novos para que seja realizada uma reanalise, portanto, estamos mantendo o posicionamento inicial de negativa do processo.</text:p>
            <text:p/>
            <text:p>Atenciosamente.</text:p>
            <text:p>Assinado: DANIEL</text:p>
            <text:p>Resposta encaminhada no e-mail email</text:p>
            <text:p/>
            <text:p/>
            <text:p/>
            <text:p/>
            <text:p>deixo aqui a troca de mensagens com o tecnico </text:p>
            <text:p>o bem ainda esta em posse da autoriza damarca LG  da  por conta da  discordancia entre os propios tecnicos em relação ao defeito e conserto e forma como aconteceu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seguro residencial - Apólice: 333333333 - 33/33/3333 solicitei assistência (protocolo: 33333333333333333333) atendimento em até 3 dias úteis. 33/33/3333 solicitei nova assistência, diferente da primeira (Protocolo: 33333333333333333333) atendimento para o dia 33/33/3333. Nas duas não fui atendido. Tentei reclamar por meio do whatsapp, o atendente fazia diversas perguntas e ao final encaminhava para um novo atendente sem dar nenhum encaminhamento. Reclamei pelo instagram, encaminhei diversas telas da conversas do whatsapp e tive a reclamação encaminhada para a ouvidoria (Protocolo: T33333333333333) que disse não ter encontrado as solicitações citadas acima e portanto sem tomar nenhuma providência. Peço a intervenção deste órgão para que consiga ter os direitos previstos em contrato.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não realizada</text:p>
          </table:table-cell>
          <table:table-cell table:number-columns-repeated="16380"/>
        </table:table-row>
        <table:table-row table:style-name="ro69">
          <table:table-cell table:style-name="ce28" office:value-type="string" calcext:value-type="string">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text:p>
            <text:p>FEITO NOVO CONTATO O ATENDENTE VIU QUE DE FATO CONSTAVA NO RELATO A SITUAÇÃO DO PARACHOQUE FRONTAL E DEMAIS ITENS DANIFICADOS, ASSIM COMO CONSTAVA NO BOLETIM DE OCORRÊNCIA DOS AGENTES DE TRANSITO,  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text:p>
            <text:p>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text:p>
            <text:p>ALGO NECESSITA SER FEITO DIANTE A ESTA EMPRESA QUE RETARDA O ATENDIMENTO A UM TERCEIRO..</text:p>
            <text:p>SINISTRO N° 33333333</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3">
          <table:table-cell office:value-type="string" calcext:value-type="string">
            <text:p>Preciso realizar uma consulta de apólice de seguro garantia, no entanto o site https://www3.susep.gov.br/safe/apolices/app/garantia não está funcionando, pois o botão "pesquisar" está inacessível.</text:p>
            <text:p/>
            <text:p>Informo que não há problemas com a apólice, pois ao inserir os dados no site, um sinal verde aparece indicando que está tudo certo, no entanto o botão PESQUISAR permanece inacessível, mesmo após realizar o reCAPTCHA.</text:p>
            <text:p/>
            <text:p>Acredito que seja algum problema com o site da SUSEP, pois já utilizei os navegadores CHROME, MOZILA e EDGE.</text:p>
          </table:table-cell>
          <table:table-cell office:value-type="string" calcext:value-type="string">
            <text:p>Reclamação diversa</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text:p>
            <text:p>Acontece que ele assumiu a culpa, trocamos telefones, ele me permitiu tirar fotos de toda a documentação dele e do veículo, e o mesmo ficou de acionar o seguro para cobrir os danos no meu veículo. Assim ele fez, sob o sinistro 333333333333333. </text:p>
            <text:p>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8">
          <table:table-cell office:value-type="string" calcext:value-type="string">
            <text:p>Gostaria de abrir uma reclamação sobre a seguradora caixa tenho o seguro despe tive uma Tv que queimou-se a placa mãe e os técnicos da seguradora não aceita o laudo da LG que é o laudo correto os técnicos da própria seguradora caixa danificou o produto e deu laudo errado do produto depois de muita tentativa da minha parte eles mandaram eu procurar meus direitos pois um bem de dois anos pra eles da seguradora e velho e desgate do temp segunda o técnico pedir que os técnicos da seguradora fossem até a autorizada da LG pros técnicos da LG provar que ele estava errado e eles se recusaram a qualquer informação da LG </text:p>
            <text:p>O sinistro de numero junto a seguradora caixa e</text:p>
            <text:p>333333 aberto em 33/33/3333</text:p>
            <text:p>Nota fiscal do produto 333333</text:p>
            <text:p>33/33/3333</text:p>
            <text:p>Se possível me ajudem </text:p>
            <text:p>Meu telefone </text:p>
            <text:p>33 3 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não realizada</text:p>
          </table:table-cell>
          <table:table-cell table:number-columns-repeated="16380"/>
        </table:table-row>
        <table:table-row table:style-name="ro1">
          <table:table-cell office:value-type="string" calcext:value-type="string">
            <text:p>Foi contratado um seguro residencial, na loja MAGAZINE LUIZA, da seguradora CARDIF DO BRASIL, oito ou nove meses depois, precisei do seguro entrei em contato disseram o que era para ser feito, falei que nao tinha nf pq era presente de casamento ( mencionei na hora de contratar e depois para acionar o sinistro, disseram que tudo bem e que uma carta de proprio punho era suficiente, paguei 333 reais, para fazer o laudo, e agora estão falando que sem a nf e se nao estiver no meu nome não vão pagar. tenho o contrato em mãos e isso não diz em lugar algum.</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Pagamento</text:p>
          </table:table-cell>
          <table:table-cell table:number-columns-repeated="16380"/>
        </table:table-row>
        <table:table-row table:style-name="ro5">
          <table:table-cell office:value-type="string" calcext:value-type="string">
            <text:p>Possuo um seguro de automóvel da caixa seguradora que foi repassado para youse seguradora, recebi um e-mail sobre renovação automática contendo um número de whatsapp para conversar sobre a renovação ou optar pela não renovação.</text:p>
            <text:p>Descobri que este número informado era da corretora Wiz, que apesar de eu informar que não queria renovar, o seguro foi renovado assim mesmo e debitado em minha conta utilizando o limite pois não havia saldo. </text:p>
            <text:p>Após reclamação junto a youse seguradora que informou que não teria direito a ressarcimento pois foi renovado automaticamente.</text:p>
            <text:p>Abri uma ouvidoria parava caixa seguros  e me informaram que o valor iria ser ressarcido e sem juros.</text:p>
            <text:p>O grande problema foi o motivo do cancelamento que colocaram: Cancelado por falta de vistoria. </text:p>
            <text:p>Além de vários erros no.processo, ainda imputam o ônus sobre o cliente, que segundo eles falhou na vistoria. Gostaria de que a SUSEP auxiliasse nesta demanda. Ter o real motivo do cancelamento ser registrado e documentado.</text:p>
            <text:p>Para não  ter o risco futuros em minhas análises de seguro automóvel.</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Estou com problemas para encontrar o meu contrato de seguro no site da Susep, coloco a minha apolice que o seguro me passa e da não encontrad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00">
          <table:table-cell table:style-name="ce28" office:value-type="string" calcext:value-type="string">
            <text:p>Bom dia</text:p>
            <text:p/>
            <text:p>Estou com diversos problemas pertinente a minha previdência privada EVIDENCE SANTANTER. Contribui por mais de 33 anos nesse plano de previdência porém na data do dia 33 de Setembro, data onde eu iria começar a receber os meus benefícios vitalícios, a mesma SE RECUSA e efetuar os devidos pagamentos mensais.</text:p>
            <text:p/>
            <text:p>Já registrei duas reclamações ( protocolos 333333333 em 33 de Setembro de 3333 e 333333333 em 33 de Outubro de 3333) através do canal de atendimento por telefone 3333-3333333 (atendimento via Banco Santander) e a EVIDENCE se recusa a começar a me depositar os meus vencimentos vitalícios alegando que existe um processo sobre essa previdência que ainda não fora 'tramitado e julgado".</text:p>
            <text:p/>
            <text:p>O referido processo ao que a EVIDENCE se apoia para não efetuar os pagamentos é devido a EVIDENCE / SANTANDER estar tentando mudar as cláusulas contratuais (processo nº 3333333-33.3333.3.33.3333) para que os participantes do plano não recebam o valor contratuado de IGPM + 3% AA. </text:p>
            <text:p/>
            <text:p>Conforme já é de pleno conhecimento da SUSEP, desde 3333 a EVIDENCE / SANTANDER está tentando que os participantes do plano mudem de plano abdicando de seus direitos mesmo que a SUSEP já tenha informado a EVIDENCE / SANTANDER  que  qualquer repactuação deverá ser feita DE COMUM ACORDO entre as partes.</text:p>
            <text:p/>
            <text:p>A EVIDENCE SANTANDER está tentando criar uma instabilidade jurídica pois ela quer mudar as clásulas de um contrato de adesão firmado à mais de 33 anos.</text:p>
            <text:p/>
            <text:p>O que a EVIDENCE  SANTANDER me sugere para que eles comecem a efetuar os pagamentos é que eu mude para um outro plano de previdência ou que retire o montante total investindo, descontando-se o IR devido.</text:p>
            <text:p/>
            <text:p>O fato me questão é: </text:p>
            <text:p>Estamos falando de um Plano de Previdência Privado.</text:p>
            <text:p>Eu, como participante deste plano de adesão sem nunca ter atrasado uma parcela não estou tendo os meus direitos assegurados de receber os meus benefícios vitalícios.</text:p>
            <text:p>A SUSEP já vem informando a EVIDENCE  SANTANDER desde 3333 que qualquer repactuação necessitaria a anuência dos participantes do plano.</text:p>
            <text:p>O referido processo já fora julgado em 3 instâncias da justiça brasileira, com a EVIDENCE SANTANDER perdendo nessas duas instâncias.</text:p>
            <text:p>A falta de lisura dessa instituição compromete a dignidade dos participantes do plano que contribuiram nesse plano por mais de 33 anos.</text:p>
            <text:p/>
            <text:p>Realizando a reclamação no atendimento a SUSEP por telefone hoje (infelizmente o atendimento não gera número de protocolo), fui informado que a SUSEP monitora as reclamações pelo portal consumidor,gov.br entretanto já fiz uma reclamação nesse portal e não fui atendido, sugerindo que eu entre em uma ação com a delegacia do direito do consumidor.</text:p>
            <text:p/>
            <text:p>Entretanto, como estamos falando sobre a credibilidade do sistema de Seguros Privados, SUGIRO QUE AMBOS EVIDENCE / SANTANDER SEJAM PROIBIDOS IMEDIATAMENTE DE VENDER QUALQUER PRODUTO OU SERVIÇO ENQUANTO NÃO HONRAREM SEUS COMPROMISSOS.</text:p>
            <text:p/>
            <text:p>Solicito também que a SUSEP entre em contato com a EVIDENCE / SANTANDER como órgão regulador do estado brasileiro e tome as devidas providências para que eu comece a receber imediatamente o que me é de direito pois já será o quarto mês que eu deveria estar recebendo os meus benefícios vitalícios e que a mesma divulgue a bsase de cálculo desses valores mensais aos quais eu tenho direito.</text:p>
            <text:p/>
            <text:p>Envio anexo alguns documentos divulgados na mídia sobre esse assunto, inclusive documento publicado na homepage da SUSEP em 33 de Julho de 3333 e também em 33 de Janeiro de 3333 sobre o referido tema e o direcionamento da própria SUSEP.</text:p>
            <text:p/>
            <text:p/>
            <text:p>Erick </text:p>
            <text:p>Tel: (33) 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Benefício Aposentadoria</text:p>
          </table:table-cell>
          <table:table-cell table:number-columns-repeated="16380"/>
        </table:table-row>
        <table:table-row table:style-name="ro22">
          <table:table-cell table:style-name="ce28" office:value-type="string" calcext:value-type="string">
            <text:p>Conforme protocolo #333333 de 33.maio.3333 foi enviada toda documentação para alterar o cadastro da minha corretora CNPJ 33.333.333-3333-33 que alterou NOME de SO para AS SOR e sociedade (eramos meu pai e eu e agora sou eu e meu esposo), e responsável (agora sou eu a corretora SUSEP registro 333333333).</text:p>
            <text:p>è um absurdo pois recebi o protocolo, fiquei tranquila. Mas vcs não alteraram e ainda suspenderam a empresa. Absurdo total. Liguei, pediram para eu enviar email. reenviei email com o protocolo anexado. ABSURDO TOTAL. PECO URGENTE REGULARIZACAO E PEDIDO DE DESCULPAS NO MINIM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Desde o dia 33/33/3333 preenchi o formulário online e enviei por e-mail o Termo de Declaração preenchido para liberação de acesso ao sistema, conforme instruções constantes no site. Contudo, até o momento não tive retorno e meu cadastro não foi liberado.</text:p>
            <text:p>Preciso protocolar um ofício expedido pela Justiça Cível de MG e simplesmente não consigo.</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3">
          <table:table-cell office:value-type="string" calcext:value-type="string">
            <text:p>Prezados, bom dia.</text:p>
            <text:p/>
            <text:p>Temos um seguro de VIDA GLOBAL, em que as condições gerais mencionam que a seguradora tem que avisar 33 dias antes do final da vigência se não quiser renovar. Porem ela nos avisou 33 dias antes que não iria renovar, e na sua defesa mencionou que a circular da SUSEP permite fazer 33 dias antes. </text:p>
            <text:p/>
            <text:p>Pergunto, neste caso a seguradora não teria que respeitar sua condição geral e enviar com no mínimo 33 dias? Ou ela pode ignorar as condições gerais e seguir a circular Susep 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text:p>
            <text:p>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calcext:value-type="string">
            <text:p>Tratado pela Ouvidora</text:p>
          </table:table-cell>
          <table:table-cell office:value-type="string" calcext:value-type="string">
            <text:p>Consulta Técnica</text:p>
          </table:table-cell>
          <table:table-cell office:value-type="string" calcext:value-type="string">
            <text:p>Alterações contratuais diversas - (Alteração de Beneficiário, Planos...)</text:p>
          </table:table-cell>
          <table:table-cell table:number-columns-repeated="16380"/>
        </table:table-row>
        <table:table-row table:style-name="ro6">
          <table:table-cell office:value-type="string" calcext:value-type="string">
            <text:p>Não achei opção de dúvida, por isso escrevo aqui.</text:p>
            <text:p>Meu pai, ex portador do CPF 33333333333, faleceu dia 3/33/33, de modo que eu e meus dois irmãos estamos tentando descobrir se ele possuía seguro de vida.</text:p>
            <text:p>Podem ajudar, orientando como obtemos tal informa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5">
          <table:table-cell table:style-name="ce29" office:value-type="string" calcext:value-type="string">
            <text:p>Em 33 de agosto de 3333 abrimos o processo referente ao SINISTRO MORTE do Sr. Walmir junto á Porto Seguros. Ao qual tive o conhecimento de negativa do benefício através da corretora Actual.</text:p>
            <text:p/>
            <text:p>A recusa conforme a Porto Seguro está fundamentada pelo dispositivo contratual das condições de aceitação: Poderão participar do seguro os proponentes que se encontram em boas condições de saúde e em plena atividade de trabalho na data marcada para o início de vigência do risco individual.</text:p>
            <text:p/>
            <text:p>Em momento algum nos foi enviado nenhum contrato para verificar os dispositivos e condições, entrando no mérito da normativa do SUSEP:</text:p>
            <text:p>Art. 3º A proposta e as condições contratuais deverão prever, de forma clara, objetiva e em destaque, o prazo máximo para aceitação ou recusa da proposta, bem como as eventuais hipóteses de suspensão do referido prazo, devendo a sociedade seguradora se manifestar expressamente sobre o resultado da análise.</text:p>
            <text:p>§ 3º A emissão e o envio da apólice ou certificado individual dentro do prazo de que trata caput substitui a manifestação expressa de aceitação da proposta pela sociedade seguradora.</text:p>
            <text:p>§ 3º A proposta e as condições contratuais poderão prever que a ausência de manifestação da sociedade seguradora no prazo previsto no caput caracterizará a aceitação tácita da proposta.</text:p>
            <text:p/>
            <text:p>Sendo assim, solicito a averiguação do caso pela SUSEP conforme Normativa vigente pois a emissão da apólice é a expressa manifestação de aceita da proposta.</text:p>
            <text:p/>
            <text:p>Além de que em momento algum me foi enviado seja pela Seguradora ou pela corretora qualquer contrato com a exigências e o fato alegado para não pagamento do benefício está em desacordo com os fatos pois o Segurado não encontrava-se afastados das atividades, na data informada o mesmo não estava DOENTE, apenas passou por consulta médica no qual alguma medidas foram adotadas. Seu quadro de saúde teve uma piora considerável no dia 33/33/3333, ou seja antes da solicitação de INCLUSÃO do mesmo no Grupo de segurados (33/33/3333).</text:p>
            <text:p/>
            <text:p>A recusa também em momento algum me foi enviada, onde tive acesso ao documento apenas na data de hoje 33/33/3333 pois foi necessário solicitar junto á Porto.</text:p>
            <text:p/>
            <text:p>Por tal motivo solicito apreciação por parte da SUSEP.</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corretor de seguros e recebi um aviso da cia de seguros que minha susep esta suspensa ( no site da susep esta ativa ). Enveie um email ha quase 33 dias e ninguem me responde ? isso é uma falta de respeito com o profissional, não existe um canal que consigo entrar em contato.</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74">
          <table:table-cell table:style-name="ce28" office:value-type="string" calcext:value-type="string">
            <text:p>Tenho 3  aplicação no VGBL e outro VGBL do qual eu já recebo renda mensal.</text:p>
            <text:p>Gostaria de saber:</text:p>
            <text:p/>
            <text:p>3. O VGBL é um fundo porque tem cotas. Qual é a garantia que se o fundo (VGBL) quebrar , eu NÂO perca meu dinheiro aplicado... ou minha renda mensal? Quem vai me pagar o dinheiro do VGBL (aplicação) e continuar pagando minha renda mensal?</text:p>
            <text:p>3. Meus VGBLs são do Itau, por que no informe de rendimentos (Imposto de Renda) vem o CNPJ do Itau Vida e Previdencia e não o CNPJ do fundo? O meu VGBL é garantido pelo CNPJ do fundo ou pelo Itau Vida e Previdência?</text:p>
            <text:p/>
            <text:p>Referente o VGBL que eu ainda não recebo renda mensal, isto é, é uma aplicação (investimento):</text:p>
            <text:p>3. Para garantir que eu  NÃO perca meu dinheiro em caso de quebra do fundo, é melhor ter 3 VGBLs ,ou seja, 3 VGBLs com CNPJs diferentes, porque assim se 3 VGBL quebrar tenho o outro VGBL?</text:p>
            <text:p>3. É aconselhável tê-los em 3 instituições diferentes, ou isso não interfere, o importante é ter 3 VGBLs ( 3 CNPJs) diferentes?</text:p>
            <text:p>3. O VGBL pode ser afetado por planos do governo (Ex. Plano Collor) e eu ficar SEM parte ou o total do meu VGBL?</text:p>
            <text:p>3. Em caso de divórcio, o VGBL entra na divisão de bens?</text:p>
            <text:p>3. O VGBL é blindado em caso de Ações Judiciais, isto é, ele não entra?</text:p>
            <text:p>3.Em caso do falecimento do titular do plano, NÃO será descontado  dos beneficiários os 33% de IR sobre o lucro do VGBL, conforme Lei 3.333 de 33/33/33 art  3o. VII, certo?!</text:p>
            <text:p>3. Ao que se refere: lei complementar 333 de 33 de maio de 3333 seção III art 33?</text:p>
            <text:p>33. Todos os VGBLs tem Cobertura por Invalidez?</text:p>
            <text:p/>
            <text:p>Grata,</text:p>
            <text:p>Daniela </text:p>
            <text:p>Cel. (33) 33333 3333</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A empresa não disponibiliza um canal de atendimento para o corretor de seguros em que se possa falar com alguém diretamente. Estive nos endereços cadastrados no Rio e nenhum deles possui um atendimento. NENHUM! Apareceu uma pendência na minha corretora, mas não consigo regularizar e nem mesmo sei o porque ainda está pendente, tendo em vista que a minha empresa já se encontra regular na Receit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o site da SUSEP não tem um canal de atendimento de fácil acesso e por escrito <text:s/>(e-mail, formulário) para tirar dúvidas, reclamar de seguradoras, etc.</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24">
          <table:table-cell office:value-type="string" calcext:value-type="string">
            <text:p>Boa tarde. Já alguns tempo entrei em contado com a seguradora Mitsui Sumitomo Seguros para realizar o pagamento da indenização, a mesma cita uns cálculos da indenização, porém sem base documental nenhuma, o cliente, vitima, foi submetido a perícia médica e mesmo assim, a empresa não mostra  o laudo para avaliarmos se os cálculos estão corretos ou não, a mesma sempre cita valores muitos baixos e sem comprovação documental, não enviou a contrato que reza as claúsulas gerais e etc.</text:p>
            <text:p>Gostaria de saber se podemos contar a ajuda de vocês para resolvemos esse caso, o acidente ocorreu em 33/33/3333 e até o momento não recebeu a indenização. </text:p>
            <text:p>A empresa fica omitindo as informações e documentos para analisarmos.</text:p>
            <text:p/>
            <text:p>Na data de 33/33/3333 a empresa apresentou esse cálculo:</text:p>
            <text:p/>
            <text:p>Decorrente de acidente do trabalho com consequente perda funcional de cada dedo e grau mínimo (33%)) que corresponde ao percentual de invalidez (33 + 33) x 33% = 3,33%.</text:p>
            <text:p/>
            <text:p>I.S. R$ 33.333,33 x 3,33% = R$ À indenizar R$ 3.333,33</text:p>
            <text:p/>
            <text:p>Como saber se esse cálculo está correto, não demonstraram como foi feito, não enviaram o laudo e nem contrato.</text:p>
            <text:p>O que temos apenas é o número da apólice n° 33333333333   certificado n° 333  na qual cita que a cobertura e de 333% da incapacidade permanente total ou parcial limitado a R$ 33.333,33 .</text:p>
            <text:p/>
            <text:p>Gostariamos da ajuda para resolvermos esse caso.</text:p>
            <text:p>Muito obrigado.</text:p>
            <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ncelamento da Apólice</text:p>
          </table:table-cell>
          <table:table-cell table:number-columns-repeated="16380"/>
        </table:table-row>
        <table:table-row table:style-name="ro32">
          <table:table-cell office:value-type="string" calcext:value-type="string">
            <text:p>nº da apólice: 333333</text:p>
            <text:p>nº do sinistro: 33333333333333////////</text:p>
            <text:p/>
            <text:p/>
            <text:p>Seguradora Bradesco Seguro Vida e Previdência, não que pagar a apólice./////////</text:p>
            <text:p/>
            <text:p>Em 33 de fevereiro de 3333, sofri acidente de trabalho, onde trabalhei como vigilante de carro forte. E nessa data (33/3/3333) reagi a um assalto, e nesse assalto fui baleado e atingido no fêmur do lado esquerdo. Desde então fiquei encostado pelo INSS, e esse ano na data de 33 de junho de 3333 foi concedido aposentadoria por invalidez (acidente de trabalho cod. 33) nº do beneficio 333.333.333-3.</text:p>
            <text:p>E assim me aposentei dei entrada no sinistro 33 de agosto de 3333, enviei todos os documentos solicitados pela seguradora, porém a mesma concluiu na data 33 de novembro de 3333, que eu não tenho direito ao seguro, pois alega que a incapacidade apresentada não se enquadra no Conceito de Acidente Pessoal e quer que de entrada como Doença Funcional.</text:p>
            <text:p>Só no  meu caso se trata de ACIDENTE DE TRABALHO.</text:p>
            <text:p>Peço humildemente que analise as condutas praticadas pela seguradora.</text:p>
            <text:p/>
            <text:p>Estarei enviando documentos para melhores esclareciment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Fiz um seguro de vida pelo banco Next, perguntei várias vezes algumas dúvidas que eu tinha liguei 3 vezes na central telefônica os atendentes não sabem responder, já mandei 3 e-mail para ouvidoria ele falam que está tudo escrito na proposta mas não está já li varias vezes a dúvida é a seguinte <text:s/>Qual o valor do seguro assistência funeral e qual a carência dos mesmos?eles omitem essa informação no aplicativo do banco e no contrato da proposta não consta essas informações em lugar nenhum.</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01">
          <table:table-cell table:style-name="ce28" office:value-type="string" calcext:value-type="string">
            <text:p>Em cumprimento as exigências absurdas e desarrazoadas, de Banco Bradesco S.A., para DEVOLUÇÃO dos valores do Título de “Capitalização Economia Premiável”, Apólice 3333.333.333, pertencente a Neivaldo, em Conta Corrente de titularidade de Neivaldo, CPF 333.333.333-33, Agência 3333, Conta 333.333-3, Banco Bradesco; foi  encaminhando pelo email email os seguintes documentos:</text:p>
            <text:p/>
            <text:p>3) Cópia frente e verso da Carteira da OAB/PR sob inscrição 333.333 de Neivaldo, contendo tanto o número do R.G. como CPF/MF;</text:p>
            <text:p>3) Cópia frente e verso do Cartão da Conta Corrente de Titularidade de Neivaldo: Agência 33333 (Monsenhor Celso), Conta 333.333-3, Banco Bradesco. </text:p>
            <text:p/>
            <text:p>Como se não bastasse a Organização Bradesco exigia, de forma criminosa, que fosse feita uma "Descrição do Pedido"; com o mesmo tendo sido redigido da seguinte maneira:</text:p>
            <text:p/>
            <text:p>Eu, Neivaldo, venho perante esta instituição que em negativa de cumprimento ao contrato de “Capitalização Economia Premiável”, Apólice 3333.333.333, com pagamento da última parcela em 33/33/3333 (Fone: 3333 333 3333 Protocolo 3333333), NEGOU o Resgate do Título em 33/33/3333, mesmo após termos informados os três números do Token, recebidos no acesso (33) 33333-3333, no caso: Token 333333, recebido as 33:33 de 33/33/3333; Token 333333 e 333333 ambos recebidos as 33:33 de 33/33/3333, sob a alegação de que os mesmo já haviam EXPIRADOS. Tudo isso em chamada originada as 33:33 e finalizada às 33:33 do dia 33/33/3333, através do acesso (33) 33333-3333; onde a mesma teve a duração 33 minutos e 33 segundos. </text:p>
            <text:p>Sendo certo que tal NEGATIVA deu azo a abertura de Reclamação junto ao Banco Central sob número 3333/333333. </text:p>
            <text:p>Ato contínuo, as 33:33:33 de 33/33/3333, a Instituição Bradesco nos enviou email contendo uma série de exigências para, a SEU tempo e MODO, efetuar a devolução dos valores pagos por Neivaldo na “Capitalização Economia Premiável”, Apólice 3333.333.333. </text:p>
            <text:p/>
            <text:p>Sendo certo que até esse momento (33/33/3333) não ocorreu a devolução dos valores corrigidos do Título. </text:p>
            <text:p/>
            <text:p>É a Reclamação. Pede e agradece providências. </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Tenho seguro residencial com a empresa zurich seguro residencial , tive um sinistro no dia 33/33/3333 , comuniquei o ocorrido e só estão criando burocracia no meu processo , sinistro de número 333333 , problema com queda de raio e tempestade, <text:s/>tive queima de equipamentos e já encaminhei várias vezes a documentação e os mesmos estão pedindo , os doc . Encaminhei já o laudo para o corretor que encaminhou diretamente para a gerente Simone gerente de atendimento de corretores , a empresa gr3 que faz parte da ouvidoria , <text:s/>doc zurich em nome da sra. Aline que ainda <text:s/>confirmou o recebimento , por mensagem esta que abro as reclamações inclusive solicitando as gravações e a as mesma foi negada dando informações que só entregam mediante pedido judicial , e encerram a reclamação sem solução, <text:s/>uma vez que a ouvidoria e da própria empresa e sempre enrolando o cliente conforme ultima conversa no dia 33/33/3333 , protocolo 3333333333333 com a sra. Glauce ela mesmo vicando indignada com o descaso da seguradora , e de seus colegas quanto a esta situação, <text:s/>venho fazer este pedido para constatar estes absurdo que está seguradora faz com os clientes , quando na hora das suas obrigações querem , ganhar tempo , e não arcar com sua responsabilidade .tenho tudo por imail , só as gravações que , na abertura e dito que a conversa está sendo gravada e não querem fornecer para juntar como prova este descaso.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Contratei o seguro pela mapfre, e cancelaram meu seguro porque atrasei alguns dias a parcela, mas mesmo assim cobraram a parcela depois do cancelamento do seguro e não fui informada que já tinha cancelado o seguro. Liguei várias vezes questionando e ia reverte o seguro, mas reverteram e também não devolveram a parcela cobrada depois do cancelament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obrança de Prêmio Indevida</text:p>
          </table:table-cell>
          <table:table-cell table:number-columns-repeated="16380"/>
        </table:table-row>
        <table:table-row table:style-name="ro64">
          <table:table-cell table:style-name="ce28" office:value-type="string" calcext:value-type="string">
            <text:p>Ref.: Aporte em previdência privada - Conta vip de Rendas programadas</text:p>
            <text:p>Banco Bradesco </text:p>
            <text:p/>
            <text:p>AG 3333</text:p>
            <text:p>CC 33333-3</text:p>
            <text:p/>
            <text:p>Protocolo reclamação junto ao Banco: 333333333 (Alô Bradesco).</text:p>
            <text:p/>
            <text:p>O Banco está impedindo de eu fazer aportes em minha conta de previdência privada (conta vip de rendas programadas).</text:p>
            <text:p>Solicito intervenção por parte da SUSEP para que seja observada e obedecida cláusula do plano que me permite fazer aporte no dia e hora que o cliente quiser (Título VI, item 3)</text:p>
            <text:p>Segue o regulamento do plano  no arquivo anexado.</text:p>
            <text:p>Att</text:p>
            <text:p>Wagner</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Desejo a alteração da Razão social inclusa na Susep, que atualmente está como Medcontabil Ltda. A razão social da empresa em questão, foi alterada para Service Tech Ltda. em 33 de abril de 3333. Em anexo estará o contrato com social com as alterações da razão social. Desde já agrade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8" office:value-type="string" calcext:value-type="string">
            <text:p>Bom dia, meu nome é João meu Pai faleceu há cinco anos e gostaria de rastrear se há algum seguro em que eu e minha mãe sejamos benefiados e não recebemos </text:p>
            <text:p>CPF do meu pai :33333333333</text:p>
            <text:p>meu cpf : 33333333333</text:p>
            <text:p>cpf minha mãe (ÃNGELA)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lá, minha reclamação é ref ao meu cadastro na Susep estar Suspenso CNPJ 33333333/3333-33 vinculado ao CPF 333333333-33 , pois não recebi a Comunicação de que o nome do Cadastro estava divergente, o que ocorreu em virtude de alteração contratual - Portanto solicito que seja desconsiderado o prazo de 33 dias visto que não foi emitido o respectivo email de notificação. Por otro lado também não consigo encontrar no Site da Susep o respectivo link para atualização do cadastro. Já enviei <text:s/>em 33/dez /33 uma pedido de orientação atraves do email email e até o momento não houve sequer um retorno/respost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TENHO CORRETORA DE SEGUROS PESSOA JURIDICA, ATUALIZAMOS ENDEREÇO, CNPJ JÁ ESTÁ CORRETO , E NÃO CONSIGO ATUALIZAR ESSA INFORMAÇÃO JUNTO A SUSEP. A SUSEP NAO ATENDE O CORRETOR, PARECE PIADA MAS É VERDADE. JÁ MENDEI EMAIL, JA ATUALIZEI CADASTRO JUNTO AO BANCO, JUNTO AS SEGURADORAS, JUNTO A JUCEG, JUNTO A PREFEITURA, MAS ATÉ HOJE NÃO TENHO NENHUMA INFORMAÇÃO SOBRE A ATUALIZAÇÃO JUNTO A SUSEP, POIS REPITO, A SUSEP, ORGAO RESPONSÁVEL POR GERIR SEGUROS NO BRASIL, NÃO ATENDE CORRETOR. NÃO É PIADA, É BRASIL MESMO. ENVIEI EMAIL COM DOCUMENTOS PARA ATUALIZAÇÃO DO CADASTRO, JÁ ATUALIZARAM ? COMO ESTÁ ? TEM ALGUEM TRABALHANDO AÍ ? FERNANDO, CELULAR/WHASTAPP 33 33333-3333 ... EMAIL email. BORA TRABALHAR !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3">
          <table:table-cell office:value-type="string" calcext:value-type="string">
            <text:p>Boa tarde</text:p>
            <text:p>Sou corretor de seguros e estou tentando adicionar uma corretora para que eu fique como responsável técnico dela, porem após cadastrar o CNPJ dela em minha conta, o botão para habilitar a corretora fica desabilitado conforme o print em anexo.</text:p>
            <text:p/>
            <text:p>Eu preciso habilitar esse CNPJ para trabalhar com os produtos de danos, pois ela ja tem liberado os produtos de vida e previdencia.</text:p>
            <text:p/>
            <text:p>Por favor, poderiam me auxiliar em como dev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4">
          <table:table-cell table:style-name="ce28" office:value-type="string" calcext:value-type="string">
            <text:p>Apólice: 3333, Aviso: 333333, SINISTRO: C 33 33 33333, Tipo Ocorrência: INCÊNDIO, RAMO: HABITACIONAL - DEMAIS COBERTURAS </text:p>
            <text:p/>
            <text:p>33/33/3333 Oficialmente a seguradora confirma o pagamento Nro 33333 programado para 33/33/3333 no valor de  R$ 333.333,33 - BENEFICIÁRIO: XS3 SEGUROS S.A.. DADOS BANCÁRIOS: Banco CAIXA ECONÔMICA FEDERAL - Agência 3333 - - Conta 333 - 3</text:p>
            <text:p/>
            <text:p>Como Proprietária do imóvel que sofreu os danos, preciso saber do relatório do que representa os itens indenizado. Os 333 mil representa estoque, estrutura, serviço, matéria prima, ? Eu entreguei uma listagem detalhada de todas as perdas e danos, preciso ter a mesma transparência na informação dos danos reembolsados, e entender como promoveram o calculo que soma os 333 mil.</text:p>
            <text:p/>
            <text:p>Uma vez que os danos somam um valor bem superior (orçamento inicial ultrapassa 333 mil reais) ao promovido pagamento (apenas 333 mil). </text:p>
            <text:p/>
            <text:p>Aberto pedido aos analistas dia 33/33/3333 (atendimento 3333333), 33/33/3333 (atendimento 3333333), 33/33/3333 (atendimento 3333333), 33/33/3333 (atendimento 3333333), 33/33/3333 (atendimento 3333333). Tive apenas a seguinte informação da gerencia da Caixa Econômica:</text:p>
            <text:p/>
            <text:p>Áureo +33 33 3333-3333</text:p>
            <text:p>Boa tarde Aline, </text:p>
            <text:p>No SIGA não consta relação discriminando itens indenizados, consta apenas os valores globais dos seguintes itens:</text:p>
            <text:p>- Danos físicos, na estrutura do imóvel;</text:p>
            <text:p>- Danos aos materiais da obra/construção.</text:p>
            <text:p/>
            <text:p>Aguardo com urgência uma orientação dos danos reembolsados, com detalhes. Hoje não tenho transparência.  Da mesma forma que tive que promover o orçamentos apresentado preciso saber diante do que devo executar com os 333 mil.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vergência de Valores</text:p>
          </table:table-cell>
          <table:table-cell table:number-columns-repeated="16380"/>
        </table:table-row>
        <table:table-row table:style-name="ro59">
          <table:table-cell table:style-name="ce28" office:value-type="string" calcext:value-type="string">
            <text:p>TENTEI RESOLVER COM COM BB SEGUROS UM VALOR A SER RESTITUIDO DE DIFERENÇA DE SEGURO PAGO A MAIOR EM UM CANCELAMENTO E ME RESPONDERAM O SEGUEINTE:  Prezado(a), boa tarde!</text:p>
            <text:p/>
            <text:p>Referente a solicitação ABA-33333333-33333, aberta para os dados:</text:p>
            <text:p/>
            <text:p>SEGURADO: LEA </text:p>
            <text:p>CPF/CNPJ: 333.333.333-33</text:p>
            <text:p>APÓLICE: 3333333333333</text:p>
            <text:p>PRODUTO: 333</text:p>
            <text:p/>
            <text:p>Informamos que, conforme cálculo de restituição enviado ao segurado, foi levado em consideração o valor do endosso de substituição de veiculo, cujo o valor liquido do endosso é de 3.333,33, onde foi pago o valor líquido desse endosso no valor 3.333,33.</text:p>
            <text:p/>
            <text:p>Esclarecemos que foi pago o valor liquido total de  3.333,33, porém para receber a restituição teria que pagar o valor superior a 3.333,33.</text:p>
            <text:p/>
            <text:p>Em caso de discordância com a decisão e/ou esclarecimentos apresentados, poderá acionar a Ouvidoria da BB Seguros.</text:p>
            <text:p/>
            <text:p>Atenciosamente,</text:p>
            <text:p/>
            <text:p>VICTOR | Atendimento Operacional | BB SEGUROS</text:p>
            <text:p/>
            <text:p>OBS: ME SENTINDO ROUBADA, ATÉ PORQUE ACABEI VOLTANDO A FAZER O SEGUROS COM ELES PORQUE NÃO LIBERAVAM O DOCUMENTO NECESSA´RIO PARA EU FAZER O SEGURO COM A PORTO SEGURO, ABSURDO NÃO ME DEVOLVEREM I QUE FOU PAGO A MAIOR E NO MOMENTO DO CANCELAMENTO NÃO FUI AVISA DO QUE FOI RESPONDIDO AQUI E EM QUE A OPERADORA DO CARTÃO CONTINUARIA ME COBRANDO O SEGURO CANCELADO MESMO DEPOIS DO CANCELAMENTO. SÃO MUITAS FALHAS QUE SÓ OS FAVORECEM E ME PREJUDICAM.</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vergência de Valores</text:p>
          </table:table-cell>
          <table:table-cell table:number-columns-repeated="16380"/>
        </table:table-row>
        <table:table-row table:style-name="ro1">
          <table:table-cell office:value-type="string" calcext:value-type="string">
            <text:p>Existe alguma legislação que prevê o pagamento de mão de obra em caso de seguro residencial?</text:p>
          </table:table-cell>
          <table:table-cell office:value-type="string" calcext:value-type="string">
            <text:p>Reclamação diversa</text:p>
          </table:table-cell>
          <table:table-cell office:value-type="string" calcext:value-type="string">
            <text:p>Consulta Técnic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Nível de urbanidade é parar de criar problemas para os outros. É quando solicitado uma atualização de cadastro que ela seja realizada de maneira ágil É ter canal de atendimento direto. É resolver as demandas solicitadas. Enviei o email dia 33/33/33 com toda documentação e <text:s/>me respondem dando 33 dias pra enviar os documentos novamente ... cadê o NÍVEL DE URBANIDADE de voces ? Recebi a confirmação de entrega do email, o que tá falando é gente aí dentro pra resolver. Feita a reclamação: ENVIEI HOJE NOVAMENTE O EMAIL COM VARIOS DOCUMENTOS DA CORRETORA PARA ATUALIZAÇÃO DO ENDEREÇO CNPJ. Aguardo atualização</text:p>
          </table:table-cell>
          <table:table-cell office:value-type="string" calcext:value-type="string">
            <text:p>Arquivado</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02">
          <table:table-cell office:value-type="string" calcext:value-type="string">
            <text:p>À Ouvidoria da Superintendência de Seguros Privados - SUSEP</text:p>
            <text:p/>
            <text:p>3. A Solicitante (Sombrero Seguros S/A, neste ato representada por seu Diretor Presidente) é sociedade seguradora, autorizada a funcionar pela Superintendência de Seguros Privados – SUSEP, autarquia supervisora do sistema de seguros, por meio da Portaria Susep nº 3.333, de 33 de agosto de 3333.</text:p>
            <text:p/>
            <text:p>3. Na condição de seguradora, requereu à referida Autarquia a homologação de pedido de alteração de seu Estatuto Social (Processo nº 33333.333333/3333-33), em função de ajuste no capital social, de R$ 33 milhões, parcialmente integralizados, para R$ 33 milhões, totalmente integralizados. A Autarquia supervisora, de ofício, alterou o pedido para homologação de aumento de capital, considerando que o montante integralizado subiria de R$ 33 milhões para R$ 33 milhões. A Requerente não se opôs a essa alteração.</text:p>
            <text:p/>
            <text:p>3. A matéria “homologação de aumento de capital” é disciplinada pela Resolução CNSP nº 333, de 33 de novembro de 3333, que “dispõe sobre a autorização da Susep para funcionamento, início das operações no país, exercício de cargos em órgãos estatutários ou contratuais, integralização de capital e transferência de carteira e sobre condições de estrutura de controle societário das entidades que especifica”. Dentro dessa norma, destaca-se, em particular, o inciso I de seu art. 3º, que estabelece que os pedidos de aumento de capital devem ser submetidos à homologação da Susep.</text:p>
            <text:p/>
            <text:p>3. No processo de homologação de aumento de capital, a Requerente informou à Autarquia supervisora que sua controladora integral, Enova Holding S.A., emitiu novas ações, que foram adquiridas por dois acionistas minoritários, pessoas jurídicas que passaram a deter 3,3% e 3,3% de participação minoritária e indireta no capital da seguradora. Os demais 33,3% das ações da controladora integral permanecem em poder dos acionistas controladores, reunidos em bloco de controle desde a criação da seguradora (Portaria Susep nº 3.333/33, acima referida). </text:p>
            <text:p/>
            <text:p>3. No curso do procedimento de homologação do aumento de capital, surgiram exigências de esclarecimento, todas elas cumpridas, exceto uma, feita por parte do órgão supervisor, que no entender da Requerente, carece de amparo legal. Trata-se de exigência para que os sócios cotistas das duas empresas minoritárias que ingressaram no capital social da Seguradora anexassem cópia de suas respectivas Declarações de Imposto de Renda Pessoa Física (IRPF).</text:p>
            <text:p/>
            <text:p>3. Por entender que anexar cópias de Declarações de IRPF não é requisito que conste da legislação vigente, a Requerente solicitou à Autarquia que considerasse a exigência dispensável, ou que apontasse a norma jurídica que fundamenta tal exigência. Posteriormente, anexou cópias de extratos bancários dos cotistas pessoas físicas das empresas acionistas indiretas da Seguradora. Ainda assim, não tendo obtido a homologação pretendida, informou que, caso fosse mantida a exigência de juntada de declarações de IRPF, a despeito da inexistência de fundamento legal, que cumpriria tal exigência mediante declaração facultando à Susep o acesso às declarações IRPF mantidas pela Receita Federal, nos termos facultados pela Lei nº 3.333/33, art. 33. Desde então, o processo não teve deliberação por parte da Autarquia.</text:p>
            <text:p> </text:p>
            <text:p>3. Para evitar pormenorizar no corpo desta solicitação todos os fatos e argumentos que constam do pedido de homologação, a ora Solicitante anexa cópia de suas manifestações mais recentes anexadas ao processo de homologação de aumento de capital já citado (documentos anexos).</text:p>
            <text:p/>
            <text:p>3. Recentemente, a mesma Autarquia, mais especificamente sua Coordenação de Autorizações (COAUT/CGRAJ/DIR3/SUSEP) expediu o Ofício Eletrônico nº 333/3333/COAUT/CGRAJ/DIR3/SUSEP, de 33 de dezembro de 3333, que suspendeu o andamento de outro processo de interesse da Solicitante (Processo nº 33333.333333/3333-33), sem indicação de motivação ou fundamento legal para o sobrestamento, já que seu tema (autorização para operar seguro de pessoas) não guarda qualquer relação de dependência em função da matéria com o processo anteriormente citado.</text:p>
            <text:p/>
            <text:p>3. Cabe destacar que tanto o processo de homologação de aumento de capital quanto o processo de autorização para operar em seguro de pessoas, salvo algum equívoco, receberam manifestações favoráveis da área de solvência da autarquia, conforme consta dos respectivos autos eletrônicos. Portanto, do ponto de vista da solvência e consequente proteção ao mercado consumidor, ambos os requerimentos são passíveis de deferimento.</text:p>
            <text:p/>
            <text:p>33. Sendo assim, tendo cumprido todos os requisitos normativos, e passados mais de 33 meses da apresentação do pedido de homologação de aumento de capital, e dois meses desde que a Solicitante se dispôs a cumprir a exigência (não fundamentada) de apresentação de Declarações do IRPF, na forma facultada pela Lei nº 3.333/33, e considerando ainda o recente sobrestamento de outro processo de seu interesse, também sem apresentação de motivação ou fundamento legal, serve a presente manifestação para solicitar que a unidade competente da Superintendência de Seguros Privados, a Coordenação-Geral de Regimes Especiais, Autorizações e Julgamentos, por intermédio de sua Coordenação de Autorizações: </text:p>
            <text:p>a) dê andamento ao Processo Eletrônico nº 33333.333333/3333-33, seja para acolher o entendimento da Solicitante no sentido de desnecessidade de juntada de Declarações de IRPF de sócios cotistas de empresas acionistas indiretas e minoritárias da seguradora requerente, seja para decidir de outra maneira, possibilitando à Solicitante, se for o caso, a interposição de recurso administrativo ou adoção de outras providências administrativas ou judiciais que entender cabíveis;</text:p>
            <text:p>b) levante o sobrestamento do andamento do Processo Eletrônico nº 33333.333333/3333-33, e, consequentemente, com base na legislação vigente, aprecie o pedido nele formulado.</text:p>
            <text:p/>
            <text:p>33. A Solicitante permanece à disposição para quaisquer esclarecimentos que se fizerem necessários.</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Tenho um contrato com o Itaú Seguro e a empresa vem criando dificuldades e barreiras para que eu possa fazer a portabilidade para a empresa que eu trabalho, após enviar a documentação ficam pedido mais procedimentos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Estou com um pedido de averbação de garantia de débito inscrito em dívida ativa da União, porém não estou conseguindo verificar a autenticidade do seguro garantia, pois o sistema não permite a pesquisa da apólice 333333333333333333333333. Solicito a cooperação do órgão para atestar a veracidade do documento apresentado e o regular registro do segur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103">
          <table:table-cell table:style-name="ce28" office:value-type="string" calcext:value-type="string">
            <text:p>Capô, Paralama Direito, Paralama Esquerdo, Demais danos demais danos a verificar.</text:p>
            <text:p/>
            <text:p>Vistoria</text:p>
            <text:p>Tipo de vistoria:</text:p>
            <text:p/>
            <text:p>SINISTRO</text:p>
            <text:p/>
            <text:p>Data prevista da vistoria:</text:p>
            <text:p/>
            <text:p>33/33/3333</text:p>
            <text:p/>
            <text:p>Data da realização da vistoria:</text:p>
            <text:p/>
            <text:p>33/33/3333</text:p>
            <text:p/>
            <text:p>Oficina:</text:p>
            <text:p/>
            <text:p>GS CAR CHAPEACAO E PINTURA</text:p>
            <text:p/>
            <text:p>Endereço:</text:p>
            <text:p/>
            <text:p>RUA TRAVESSAO SOLFERINO, 3333 - CRUZEIRO - CAXIAS DO SUL / RS - CEP 33333-333</text:p>
            <text:p/>
            <text:p>Telefone da oficina:</text:p>
            <text:p/>
            <text:p>(33) 3333-3333</text:p>
            <text:p/>
            <text:p>Contato na oficina:</text:p>
            <text:p/>
            <text:p>Mauricio </text:p>
            <text:p/>
            <text:p>Reparos:</text:p>
            <text:p/>
            <text:p>NÃO AUTORIZADO</text:p>
            <text:p/>
            <text:p>Envio de documentos</text:p>
            <text:p>Se você precisa enviar algum documento relacionado ao seu sinistro.</text:p>
            <text:p/>
            <text:p>CLIQUE AQUI</text:p>
            <text:p>Ficou com alguma dúvida?</text:p>
            <text:p>Você pode acompanhar esse sinistro junto com o analista aqui mesmo pelo Portal.</text:p>
            <text:p/>
            <text:p>FALAR COM O ANALISTA</text:p>
            <text:p/>
            <text:p>ALEX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Necessário entender de quantos em quantos anos a Susep resolve avaliar investigar as empresas registradas e no CASO AQUI   DE TITULOS DE CAPITALIZAÇÃO E EM ESPECÍFICO  A EMPRESA EM SANTA CATARINA  EXATAMENTE DE JOINVILLE/SC  DENOMINADA AO PUBLIVO COMO   * TRIMANIA REGIAO NORTE ( NORTE DO ESTADO).</text:p>
            <text:p>O brasileiro nao se informa  não pergunta sobre como a SUSEP  sabe se a maneira de sorteio está sendo  isenta de qualquer vício,  porém as pessoas sentem que poderá por parte de qualquer instância federal ocorrer descaso e por isso acabam deixando de reclamar.</text:p>
            <text:p>Ocorrem sim dúvidas sobre os sorteios com diversas pessoas que já conversei e a minha também de até onde ATUALMENTE A SUSEP SABE O QUE ACONTECE COM A IDONEIDADE DA EMPRESA TRIMANIA EM SANTA CATARINA  .</text:p>
          </table:table-cell>
          <table:table-cell office:value-type="string" calcext:value-type="string">
            <text:p>Área Técnica</text:p>
          </table:table-cell>
          <table:table-cell office:value-type="string" calcext:value-type="string">
            <text:p>Capitalização</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calcext:value-type="string">
            <text:p>Explicações da Ouvidoria</text:p>
          </table:table-cell>
          <table:table-cell office:value-type="string" calcext:value-type="string">
            <text:p>Seguro Fiança Locatícia</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Meu seguro HDI NEGOU REPA E OS EM MEU VEÌCULO. EXIJO CARTA DE NEGATIVA DE SINISTR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104">
          <table:table-cell table:style-name="ce28" office:value-type="string" calcext:value-type="string">
            <text:p>No dia 33/33/3333 colidi meu beiculo C3 pallas , com I m logan Reno. A frente do meu carro fico  totalmente danificada. Sem condições de rodar. No mesmo dia acionei a HDI SEGUROS PARA INICIAR O PRECESSO DE SINISTRO.  FOI MARCADA UMA VISTORIA PARA O DIA 33/33/3333 , Na GS RENVADOA.  ONDE HOUVE NEGATIVA DE CONCERTO DOS ESTRAGOS DO MEU CARRO.   ENFIM A HDI NEDOU A REPARAÇAO DOS DANOS QUE M É U CARRO SOFREU.  DAI PARA DIANTE A HDI NAO DEU MAIS EXPLIXAÇÃo ALGUMA DOQUE ESTAVA ACONTECENDO, SOMENTE INFORMA QUE O </text:p>
            <text:p> BPROCESSO DE SINISTRO ESTA EM ANALISE. LIGUEI PARA CENTRAL DE SINISTRO, OBTIVE A MESNA RESPOSTA , DEU PROCESSO ESTA EM ANALISE ATÉ O DIA 33/33/3333. Soliciteibima carta de negativa de sinistro  a qual fui ignorado e humilhado.  Só quero saber o q esta acontecendo.  Até o dia 33 de dezembro para obter um parecer da HDI. ONDE ELA AINDA PODE NEGAR O COCERTO DEPOIS DE TODO ESTE TEMPO. Resumo da Perícia negando o concerto:</text:p>
            <text:p/>
            <text:p/>
            <text:p>ACS</text:p>
            <text:p/>
            <text:p>Alterar dados |Sair</text:p>
            <text:p>Visão Geral</text:p>
            <text:p>Consulta de Apólice</text:p>
            <text:p>Carteirinha</text:p>
            <text:p>Financeiro</text:p>
            <text:p>Aviso de Sinistro</text:p>
            <text:p>Acompanhamento de Sinistro</text:p>
            <text:p>Protocolos</text:p>
            <text:p>Minha corretora</text:p>
            <text:p>Telefones Úteis</text:p>
            <text:p>Manual do Segurado</text:p>
            <text:p>FAQ</text:p>
            <text:p/>
            <text:p>Portal do Segurado</text:p>
            <text:p>Você está vendo informações do item:</text:p>
            <text:p/>
            <text:p>CITROEN C3 PALLAS GLX 3.3 FLEX 33V MEC - 3333/3333</text:p>
            <text:p/>
            <text:p>ALTERAR</text:p>
            <text:p>Acompanhamento do Sinistro</text:p>
            <text:p>SINISTRO: 333333333333333</text:p>
            <text:p>Detalhes</text:p>
            <text:p>Data do Registro:</text:p>
            <text:p/>
            <text:p>33/33/3333</text:p>
            <text:p/>
            <text:p>Data do Sinistro:</text:p>
            <text:p/>
            <text:p>33/33/3333 33:33</text:p>
            <text:p/>
            <text:p>Causa:</text:p>
            <text:p/>
            <text:p>COLISÃO</text:p>
            <text:p/>
            <text:p>Complemento da Causa:</text:p>
            <text:p/>
            <text:p>DANOS PARCIAIS - SEGURADO</text:p>
            <text:p/>
            <text:p>Veículo:</text:p>
            <text:p/>
            <text:p>CITROEN C3 PALLAS GLX 3.3 FLEX 33V MEC</text:p>
            <text:p/>
            <text:p>Placa:</text:p>
            <text:p/>
            <text:p>KWZ-3333</text:p>
            <text:p/>
            <text:p>Descrição do Sinistro:</text:p>
            <text:p/>
            <text:p>segurado seguia na via a 33km quando o veiculo terceiro passou na sua frente e sem sinalização acabou colidindo a frontal contra lateral do terceiro</text:p>
            <text:p/>
            <text:p>Descrição do Dano:</text:p>
            <text:p/>
            <text:p>Farol Direito, Farol Esquerdo, Para-choque , Capô, Paralama Direito, Paralama Esquerdo, Demais danos demais danos a verificar.</text:p>
            <text:p/>
            <text:p>Vistoria</text:p>
            <text:p>Tipo de vistoria:</text:p>
            <text:p/>
            <text:p>SINISTRO</text:p>
            <text:p/>
            <text:p>Data prevista da vistoria:</text:p>
            <text:p/>
            <text:p>33/33/3333</text:p>
            <text:p/>
            <text:p>Data da realização da vistoria:</text:p>
            <text:p/>
            <text:p>33/33/3333</text:p>
            <text:p/>
            <text:p>Oficina:</text:p>
            <text:p/>
            <text:p>GS CAR CHAPEACAO E PINTURA</text:p>
            <text:p/>
            <text:p>Endereço:</text:p>
            <text:p/>
            <text:p>RUA TRAVESSAO SOLFERINO, 3333 - CRUZEIRO - CAXIAS DO SUL / RS - CEP 33333-333</text:p>
            <text:p/>
            <text:p>Telefone da oficina:</text:p>
            <text:p/>
            <text:p>(33) 3333-3333</text:p>
            <text:p/>
            <text:p>Contato na oficina:</text:p>
            <text:p/>
            <text:p>Mauricio </text:p>
            <text:p/>
            <text:p>Reparos:</text:p>
            <text:p/>
            <text:p>NÃO AUTORIZADO</text:p>
            <text:p/>
            <text:p>Envio de documentos</text:p>
            <text:p>Se você precisa enviar algum documento relacionado ao seu sinistro.</text:p>
            <text:p/>
            <text:p>CLIQUE AQUI</text:p>
            <text:p>Ficou com alguma dúvida?</text:p>
            <text:p>Você pode acompanhar esse sinistro junto com o analista aqui mesmo pelo Portal.</text:p>
            <text:p/>
            <text:p>FALAR COM O ANALIST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41">
          <table:table-cell table:style-name="ce28" office:value-type="string" calcext:value-type="string">
            <text:p>Gostaria de saber informações sobre a existência de algum seguro em nome do meu falecido pai,  Arguel, CPF 333.333.333-33.</text:p>
            <text:p>Por não termos acesso ao suas contas nem conseguimos recupera-las, temos legitimidade para requerer taís informaçõ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Os bancos estão fornecendo adequadamente informações sobre as portabilidades de PGBL, alegando não existir normativas que as obrigue a prestar todas as informações necessárias ao consumidor poder controlar suas portabilidades em PGBL, em especial aquelas que serão fundamentais para o cálculo do IRPF no resgate, já que depende da data do aporte, no caso da tributação regressiva.</text:p>
            <text:p/>
            <text:p>Sugestão para melhoria da Circular Susep 333, de 33/33/3333</text:p>
            <text:p>Para uma portabilidade entre PGBLs ter informações suficientes e inequívocas para futuro cálculo de IRPF no caso de tributação regressiva, sugiro que: </text:p>
            <text:p>a) o inciso I do art. 33 da Circular Susep 333, de 33/33/3333, seja complementado com "nomes e CNPJs do plano originário e do plano receptor; </text:p>
            <text:p>b) o inciso II do art. 33 da Circular Susep 333, de 33/33/3333, seja complementado com "nomes e CNPJs do plano originário e do plano receptor; </text:p>
            <text:p>c) em algum lugar da .Circular Susep 333, de 33/33/3333, seja definido o conceito de "plano originário" e "plano receptor" (tal como está no art. 3º, incisos VII e VIII, da RESOLUÇÃO CONJUNTA SUSEP e PREVIC Nº 3, DE 33 DE DEZEMBRO DE 3333).</text:p>
            <text:p>Isso iria melhorar muito o controle da portabilidade entre PGBLs (em especial ao cálculo do IRPF no momento do resgate, pois ele depende da data do aporte, no caso da tributação regressiva.</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able:table-cell>
          <table:table-cell office:value-type="string" calcext:value-type="string">
            <text:p>Demanda Duplicad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Mesmo se a Portabilidade for entre PGBLs de uma mesma <text:s/>EAPC, esta ainda assim estará obrigada a cumprir a Circular Susep 333, de 33/33/3333, em especial seu art. 33, incisos I e II? Parece-me importante,tais informações, principalmente se após uma portabilidade entre PGBLs de uma mesma EAPC, o cliente faça portabilidade para PGBL de outra EAPC.</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Prezados, boa tarde, Seguindo orientação da atendente da Susep na data de hoje, abro essa solicitação com o objetivo de que o cadastro da corretora Corretora de Seguros, Susep 333333333, CNPJ 33.333.333/3333-33 seja reativado, pois conforme email enviado para email no dia 33/33/3333, efetuamos alteração contratual atualizando o código CNAE junto a Receita Feder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Prezados, boa tarde</text:p>
            <text:p>Poderiam me informar ou enviar a Apólice da Reclamatória Trabalhista n° 3333333-33.3333.3.33.3333, em que é demandada USINA TERMELETRICA PAMPA SUL S/A.</text:p>
            <text:p>Obrigada!</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registrar uma reclamacao da seguradora Assurant, eles não estão dando suporte algum ao cliente. Tem alguem da Susep que pode ajudar o consumidor???</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1">
          <table:table-cell office:value-type="string" calcext:value-type="string">
            <text:p>Boa noite,tenho um seguro da seguradora zurich do ano de 3333 para um Refrigerador Frost Free Tf33,no dia 33/33/33 esse equipamento parou de funcionar e no dia 33/33/33 entrei em contato com a seguiradora zurich,ela mesmo mandou uma assistência autorizada e essa assistencia condenou o equipamento por falta de peça,porém ao retornar para a seguradora zurich,ela nos informou que estaria dentro do prazo de 33 dias para fazer o concerto do equipamento e que até entao estou sem o equipamento na minha residência,na qual é de extrema necessidade uma geladeira,daí então recebemos uma ligação do fabricante eletrolux dizendo que iria nos repor a geladeira com previsão de chegada no dia 33/33/3333. Gostaria que fosse as devidas providências junto ao orgaos competentes SUSSEP,pois passarei natal e ano novo sem a geladeira e que os meus danos materiais e financeiros estão enormes.Desde já agradeço a compreensão e aguardo o mais breve possivel uma soluçã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Tempo da Reparação do Produto</text:p>
          </table:table-cell>
          <table:table-cell table:number-columns-repeated="16380"/>
        </table:table-row>
        <table:table-row table:style-name="ro31">
          <table:table-cell office:value-type="string" calcext:value-type="string">
            <text:p>Primeiramente, parabenizo-lhes pela agilidade na resposta.</text:p>
            <text:p>Sigo na luta em tentar obter subsídios para convencer ou obrigar o banco Safra e a XP de  me fornecer informações que entendo serem fundamentais para a portabilidade de PGBL que fiz.</text:p>
            <text:p/>
            <text:p>A resposta que recebi aqui do Falabr (33333.333333/3333-33) indica que minha “demanda possui a característica de uma Consulta Técnica” e que “As consultas deverão ser solicitadas por meio de PETICIONAMENTO ELETRÔNICO no site da Susep”.</text:p>
            <text:p/>
            <text:p>Já obtive acesso ao SEI 3.3.3 da SUSEP. Na área logada, ao clicar em “Peticionamento” e depois em “Processo Novo”, é apresentada uma lista de dezenas de opções (veja em anexo), mas em nenhuma delas indica ser para consultas técnicas e não encontrei nenhuma que cite portabilidade de PGBLs ou nada que pudesse se enquadrar na minha demanda.</text:p>
            <text:p/>
            <text:p>Solicito, portanto, se possível, que me informem qual das opções de Processo Novo, dentre as disponíveis no SEI (veja em anexo), devo utilizar para peticionar a minha Consulta Técnica:</text:p>
            <text:p/>
            <text:p>Obrigado.</text:p>
          </table:table-cell>
          <table:table-cell office:value-type="string" calcext:value-type="string">
            <text:p>Explicações da Ouvidori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Busquei ajuda atraves da ouvidoria, pois nao consigo regularizar minha situacao junto a Susep por conta de nao conseguir mudar meu nivel no APP GOV.BR para ouro. Fui orientada atraves da manifestacao anterior de que deveria procurar uma agencia do BB para resolver a questao. Fui ate a agencia atualizamos os dados, mas continuo sem conseguir alterar o nivel da minha conta. O APP nao disponibiliza a inclusao da CIN como documento, sendo este o caminho para alteracao de nivel. Preciso de ajuda pois estou sem poder exercer meu trabalho junto as seguradoras. E ninguem sabe me dizer oque faz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5">
          <table:table-cell table:style-name="ce28" office:value-type="string" calcext:value-type="string">
            <text:p>Estou denunciando a corretora de seguros SEGURO LTDA.</text:p>
            <text:p>ESTA EMPRESA ESTA ENGANANDO OS PROPRIETÁRIOS DO IMÓVEL.</text:p>
            <text:p/>
            <text:p>ESTÃO ENGANANDO  UMA FAMÍLIA  QUE COMPROU UMA CASA .</text:p>
            <text:p>ESTA CASA TEM SEGURO.</text:p>
            <text:p>ESSE IMÓVEL FOI VENDIDO.</text:p>
            <text:p/>
            <text:p>O IMÓVEL SOFREU SINISTRO E O DONO MORREU NO INCÊNDIO.</text:p>
            <text:p>3 DIAS APOS A MORTE AS DUAS IRMAS VENDERAM O IMÓVEL.</text:p>
            <text:p>DEIXANDO BEM CLARO QUE NÃO ESTAVAM INTERESSADAS NO SEGURO E QUE NÃO ENTRARIAM COM O PEDIDO DE SEGURO.</text:p>
            <text:p/>
            <text:p>OS PROPRIETÁRIOS DO IMÓVEL ENTRARAM COM O PEDIDO DE SEGURO 3 DIAS APOS COMPRAR </text:p>
            <text:p>A CASA .</text:p>
            <text:p/>
            <text:p>PEDINDO O SEGURO DE CASA PARA A REFORMA DO IMÓVEL..</text:p>
            <text:p/>
            <text:p>ACONTECE QUE JA FAZ UM ANO E 3 MESES .</text:p>
            <text:p>E A SEGURADORA NÃO PAGOU O SEGURO ATE AGORA.</text:p>
            <text:p/>
            <text:p>INCLUSIVE A CASA ESTA   SEM O TELHADO E ISSO ESTA CAUSANDO O APODRECIMENTO DO IMÓVEL, CAUSANDO MUITO MAIS ESTRAGOS E PREJUÍZOS.</text:p>
            <text:p> A UM MÊS ATRÁS ,AS DUAS VENDEDORAS</text:p>
            <text:p>DA CASA ENTRARAM COM UM NOVO PEDINDO DE SEGURO.</text:p>
            <text:p>DETALHES A EMPRESA  FEZ O PEDIDO DE SEGURO PARA A FALECIDA MARTA RECEBER O SEGURO.</text:p>
            <text:p>DETALHE A MARTA MORREU A 3 ANOS E MEIO.</text:p>
            <text:p/>
            <text:p>COMO PODE UMA COISA DESSAS ACONTECER??</text:p>
            <text:p/>
            <text:p>ENTRAR COM UM PEDIDO DE SEGURO DE UM IMÓVEL QUE ELAS VENDERAM A UM ANO E QUATRO MESES.</text:p>
            <text:p/>
            <text:p>E OUTRO DETALHE.</text:p>
            <text:p>PEDIR O SEGURO PARA UMA FALECIDA A QUATRO ANOS E MEIO.</text:p>
            <text:p/>
            <text:p>POR ESSE MOTIVO ESTOU DENUNCIANDO A EMPRESA IVAMAK CORRETORA DE SEGURO LTDA.</text:p>
            <text:p/>
            <text:p>OS COMPRADORES DO IMÓVEL TEM TODOS OS DOCUMENTOS, INCLUINDO BOLETIM DE OCORRÊNCIA.</text:p>
            <text:p/>
            <text:p>QUEM FALA AQUI É A LIDIA UMA DAS PROPRIETÁRIA DO IMÓVEL.</text:p>
            <text:p/>
            <text:p>ESPERO RESPOSTA</text:p>
            <text:p>GRATIDÃO </text:p>
          </table:table-cell>
          <table:table-cell office:value-type="string" calcext:value-type="string">
            <text:p>Arquivado</text:p>
          </table:table-cell>
          <table:table-cell office:value-type="string" calcext:value-type="string">
            <text:p>Seguro Fiança Locatícia</text:p>
          </table:table-cell>
          <table:table-cell office:value-type="string" calcext:value-type="string">
            <text:p>Ausência de elementos mínimos para análise</text:p>
          </table:table-cell>
          <table:table-cell table:number-columns-repeated="16380"/>
        </table:table-row>
        <table:table-row table:style-name="ro101">
          <table:table-cell table:style-name="ce28" office:value-type="string" calcext:value-type="string">
            <text:p>Boa noite,</text:p>
            <text:p/>
            <text:p>Meu nome é Casemiro, CPF 333.333.333-33 e minha esposa Cláudia, CPF 333.333.333-33.</text:p>
            <text:p>Possuímos uma casa financiada atualmente no Banco do Brasil, agência 3333, com o número de contrato 333333333.</text:p>
            <text:p>No dia 33/33/33 por volta das 33h33 um vendaval forte com uma rajada de ventos aconteceu e movimentou as telhas da garagem e caíram em cima do carro.</text:p>
            <text:p>Entrei em contato com SAC do Banco do Brasil e me informaram que não havia nenhum seguro no meu CPF e da minha esposa.</text:p>
            <text:p>Fui à agência do banco no dia 33/33/33 e fiz uma comunicação de sinistro com o funcionário Fábio. </text:p>
            <text:p>Dia 33/33 o engenheiro Ricardo fez a vistoria e disse que rapidamente faria o laudo.</text:p>
            <text:p>Já se passaram 33 dias da vistoria e não recebi nenhuma comunicação </text:p>
            <text:p>Dia 33/33/33  abri um protocolo na ouvidoria do BB nº 333333333</text:p>
            <text:p>Resposta que recebi do Banco Referente ao protocolo 333333333.</text:p>
            <text:p>“Olá, Casemiro! Espero que esteja bem.</text:p>
            <text:p>Você entrou em contato pelo Chat do Portal BB, lembra?</text:p>
            <text:p>As áreas responsáveis foram acionadas e foi verificado que seu Sinistro encontra-se aguardando análise da seguradora. A agência também está acompanhando seu caso e irá te comunicar conforme o andamento. Qualquer dúvida, pode contatar a agência, inclusive pelo e-mail email.</text:p>
            <text:p>Lamentamos por qualquer transtorno e estamos à disposição.</text:p>
            <text:p>Tibério, Equipe Mídias BB”</text:p>
            <text:p/>
            <text:p>Acontece que o telhado da minha garagem continua descoberto e preciso saber o que fazer para tomar providências.</text:p>
            <text:p/>
            <text:p>Peço URGÊNCIA na situação, pois já estou tendo prejuízos e preciso saber o que fazer.</text:p>
            <text:p/>
            <text:p>Conto com sua compreensão</text:p>
            <text:p/>
            <text:p>Casemiro</text:p>
            <text:p>CPF 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prestação de serviço</text:p>
          </table:table-cell>
          <table:table-cell table:number-columns-repeated="16380"/>
        </table:table-row>
        <table:table-row table:style-name="ro1">
          <table:table-cell office:value-type="string" calcext:value-type="string">
            <text:p>Eu Cicero portador do CPF : 333.333.333-33 e RG: 33.333.333-33 SSP/BA , vitima de um acidente dia 33/33/3333 , venho fazer uma reclamacão a LIBERTY SEGUROS <text:s/>mesmo tendo realizado a pericia data 33/33/3333 e enviado todas as documentações não recebi nem um retorno até o moment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calcext:value-type="string">
            <text:p>Reclamação - Consumidor.gov.br</text:p>
          </table:table-cell>
          <table:table-cell office:value-type="string" calcext:value-type="string">
            <text:p>Consulta Técnica</text:p>
          </table:table-cell>
          <table:table-cell office:value-type="string" calcext:value-type="string">
            <text:p>Análise de Documentação</text:p>
          </table:table-cell>
          <table:table-cell table:number-columns-repeated="16380"/>
        </table:table-row>
        <table:table-row table:style-name="ro19">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text:p>
            <text:p/>
            <text:p>Apólice: 3333333333333333333333333</text:p>
            <text:p>Seguradora: Pottencial</text:p>
            <text:p>Proposta:  3.333.333</text:p>
            <text:p/>
            <text:p>Segurado</text:p>
            <text:p>Nome:  VALE S.A. </text:p>
            <text:p>CNPJ: 33.333.333/3333-33</text:p>
            <text:p/>
            <text:p>Tomador</text:p>
            <text:p>Nome: CONSORCIO ENGEFORM - MOVO II</text:p>
            <text:p>CNPJ: 33.333.333/3333-33</text:p>
            <text:p/>
            <text:p>Vigência do seguro a partir de 33h do dia 33/33/3333 até as 33hs do dia 33/33/3333</text:p>
            <text:p/>
            <text:p>COBERTURAS                                                                          / IMPORTÂNCIA SEGURADA       / PRÊMIO LÍQUIDO</text:p>
            <text:p/>
            <text:p>Construção, Fornecimento ou Prestação de Serviços    /         R$ 3.333.333,33                    / R$ 3.333,33</text:p>
            <text:p>Ações Trabalhistas e Previdenciarias                                  /         R$ 3.333.333,33                    / R$ 333,33</text:p>
            <text:p>Cobertura de Multa - Setor Privado                                    /         R$ 3.333.333,33                    / R$ 333,33</text:p>
          </table:table-cell>
          <table:table-cell office:value-type="string" calcext:value-type="string">
            <text:p>Reclamação - Consumidor.gov.br</text:p>
          </table:table-cell>
          <table:table-cell office:value-type="string" calcext:value-type="string">
            <text:p>Consulta Técnic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houve uma colisão quem que eu sou a terceira, com sinistro de numero 3333333333333 no dia 33/33/3333. A <text:s/>Suhai Seguradora responsável pelo prcedimento de reparos aprovou os reparos no final de novembro depois de muita reclamação, mas não enviou para a oficina autorizada o email aprovando os reparos, entrei em contato com a Susep e rapidamente foi enviado a oficina o email aoutorizando os reparos, mas sem a documentação necessária para dar andamento ao procedimento, como o orçamento detalhado com a descriminação de todas as peças e os detalhes mecessários para dar andamento ao conseto do meu veículo, entrei em contato com a Suhai Seguradora mais e 3 vezes e não fui atendida. Enviaadei um modeçlo em que a Suhai Seguradora deveria ter enviado para a oficin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Fiz uma compra nas casas Bahia e recebi meu produto. Fiz garantia estendida dia 33/33/3333, até hoje não recebi o contrato...pois bem agora logo para Zurich seguros e não podem me enviar o contrato só pela loja física..juro que achei bem estranho..como assim? a seguradora contratada não pode enviar o contrato por email? confirmado todos os dados? em 3333, isto está realmente acontecendo?. Desculpa por minha indignação e obrigada desde já.</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Documentos Obrigatórios (Regulamento, Certificado, Extrato...)</text:p>
          </table:table-cell>
          <table:table-cell table:number-columns-repeated="16380"/>
        </table:table-row>
        <table:table-row table:style-name="ro1">
          <table:table-cell office:value-type="string" calcext:value-type="string">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3">
          <table:table-cell office:value-type="string" calcext:value-type="string">
            <text:p>Possuo uma previdência no Bradesco da época em que fui funcionário, há época quando me desliguei do banco, foi informado que eu deveria esperar o prazo de 33 anos para sacar a parte empresa.</text:p>
            <text:p>Ocorre que agora, 33 anos depois, ao tentar realizar o saque, o banco se nega a fazer o pagamento, informando que a regra prevista era de 33 anos de contribuição e por isso o saldo que possuo não será pago e sim devolvido para o banco. </text:p>
            <text:p>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text:p>
            <text:p>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text:p>
            <text:p>Em anexo, segue extrato do fundo atualizado na data de hoje, ainda com saldo em minha conta, e resposta das reclamações registradas anteriormente contra a institui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20">
          <table:table-cell table:style-name="ce28" office:value-type="string" calcext:value-type="string">
            <text:p>Boa tarde, </text:p>
            <text:p>Verificamos que o cadastro da minha empresa está suspenso - empresa SEGUROS LTDA - CNPJ: 33.333.333/3333-33 com a informação de pendência "O nome no cadastro da Receita Federal é diferente do cadastrado " porém o nome vinculado ao cadastro está atualizado conforme CNPJ (anexo). Tentamos contato via telefone e não obtivemos retorno. Poderiam esclarecer qual meio de informação para regulariz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8" office:value-type="string" calcext:value-type="string">
            <text:p>Boa tarde, </text:p>
            <text:p>Verificamos que o cadastro da empresa consta como "suspenso" pela seguinte pendência "O nome no cadastro da Receita Federal é diferente do cadastrado". Porém no cadastro da empresa (INCLUSIVE NA CERTIDÃO DE CORRETORES EMITIDA PELO PORTAL DA SUSEP) o nome/razão social está conforme o CNPJ. Como regularizar o cadastro? Tentamos contato via telefone sem sucesso. </text:p>
            <text:p/>
            <text:p>CNPJ 33.333.333/3333-33 - SEGURO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de ajuda do SUSEP para saber se meu marido Alvaro CPF: 333.333.333-33 falecido dia 33/33/3333 me deixou um seguro de vida. Não tenho <text:s/>a apólice, não sei qual seguradora ou banco <text:s/>para poder saber se tenho um Seguro de Vida deixado por ele, pois ele sempre dizia que tinha feito e que pagava . Poderiam me ajudar por favo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8" office:value-type="string" calcext:value-type="string">
            <text:p>Meu avô Antonio (CPF 333.333.333-33) faleceu, conforme certidão de óbito em anexo. </text:p>
            <text:p/>
            <text:p>Assim, gostaria de requerer que a SUSEP informe se há registro de seguro de vida (ou qualquer outro) em nome do meu avô (CPF acima). Se a resposta for positiva, qual seria a seguradora, a apólice e demais informações?</text:p>
            <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informacoes de como cadastrar a corretora de seguros PJ , pois segui o passo a passo do manuel e informa que a empresa nao possui o CNAE de corretora de seguros , porem possui sim. Em consulta a receita o mesmo esta ativo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8" office:value-type="string" calcext:value-type="string">
            <text:p>Realizei algumas cotações de seguro com a Bianca, fechei alguns, paguei, porém a mesma não finalizou o processo com as seguradoras e eu e algumas outras pessoas ficamos sem o seguro nos nossos automóveis, sendo que os mesmos foram pagos.</text:p>
            <text:p>Ela utilizava vários números de SUSEP nas proposta que me enviava. Os números são: 333333333 / 333333333 / 3333333333.</text:p>
            <text:p>E-mail: email</text:p>
            <text:p>CPF: 333.333.333-33</text:p>
            <text:p>Nome da empresa:  Corretora de Seguros LTDA. / Bianca</text:p>
            <text:p>Código na Tokio: 33333</text:p>
            <text:p>Endereço: Rua Amoipira 333 - VL Isa/SP</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
          <table:table-cell office:value-type="string" calcext:value-type="string">
            <text:p>Olá, Solicito uma ajuda para solucionar esta pendencia: estou com o meu registro da empresa CNPJ 33333333/3333-33 "Suspenso" - nome divergente na Receita Federal - sendo que já fiz a atualização do Documento <text:s/>no Site da Susep - e posterior envio do email em 33/dez/33 <text:s/>para email mas não obtive nenhum retorno e o cadastro ainda permanece Suspenso dificultando-me a continuidade do meu trabalho junto à Seguradora e não estã disponivel nenhum tipo de atendimento via telefone apenas pelo email supra citado, Segue no anexo comprovante da atualização no Site da Susep</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38">
          <table:table-cell table:style-name="ce28" office:value-type="string" calcext:value-type="string">
            <text:p>Prezados,</text:p>
            <text:p/>
            <text:p>Fui retirar uma Certidão da minha Corretora, e constatei que: "Certificamos que RISCOS E CORRETAGEM DE SEGUROS LTDA, CPF/CNPJ nº ***.333.333-**, registro SUSEP nº 333333333, encontra-se com REGISTRO Suspenso".</text:p>
            <text:p/>
            <text:p>Gostaria de saber o motivo e como posso regularizar junto a esse orgão e as seguradorad?</text:p>
            <text:p/>
            <text:p>Desde já agradeço.</text:p>
            <text:p/>
            <text:p>Marco </text:p>
            <text:p>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desden 33 de novembro estou tentando junto a BB seguros dar entrada em um sinistro, mas o acesso ao site não tem bom esclarecimento, o site não apresenta prazos, já tentei ligar na ouvidoria (protocolo 3333333333333333333) pra que desse mais celeridade <text:s/>e esclarecessem melhor as informações do site, mas não está adiantando. <text:s/>o Sinistro aberto com numero 33333333333 continua sem prazo e demorando demais para dar andamento aos trâmites de indenização. Ou seja para vender seguros são ágeis, mas para resolver o sinistro ficam ganhando temp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clamação do Atendimento (SAC, Internet, Corretores, Ouvidoria)</text:p>
          </table:table-cell>
          <table:table-cell table:number-columns-repeated="16380"/>
        </table:table-row>
        <table:table-row table:style-name="ro44">
          <table:table-cell table:style-name="ce28" office:value-type="string" calcext:value-type="string">
            <text:p>Assunto: Comunicado de Falecimento e Pesquisa de Apólice</text:p>
            <text:p/>
            <text:p>Prezados responsáveis pela SUSEP,</text:p>
            <text:p/>
            <text:p>Espero que esta mensagem o encontre bem. Gostaria de comunicar o falecimento da minha mãe, [ Vera Lúcia ], que ocorreu recentemente. Ela me informou anteriormente sobre a existência de um seguro de vida do qual eu sou beneficiário, no entanto, não consigo localizar a apólice correspondente.</text:p>
            <text:p/>
            <text:p>Diante desse cenário, venho por meio desta solicitar sua gentil assistência na localização e fornecimento de informações relacionadas a essa apólice. Qualquer orientação sobre os procedimentos a serem seguidos ou os documentos necessários para dar continuidade a esse processo será de grande ajuda.</text:p>
            <text:p/>
            <text:p>Segue abaixo algumas informações iniciais que podem facilitar a pesquisa:</text:p>
            <text:p/>
            <text:p>Nome da Segurada: Vera Lúcia </text:p>
            <text:p>Data de Falecimento: 33/33/3333</text:p>
            <text:p/>
            <text:p>Agradeço antecipadamente pela atenção dedicada a esta questão e pela assistência que possa ser prestada. Estou à disposição para fornecer qualquer documentação adicional que seja necessária.</text:p>
            <text:p/>
            <text:p>Atenciosamente,</text:p>
            <text:p>Juan </text:p>
            <text:p>Telefone: 33 33333-3333</text:p>
            <text:p>E-mail: emai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Tenho diversos protocolos mas sem engula resposta até o momento é os débitos do seguro estão ocorrendo na conta normalment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Tempo da prestação de serviço</text:p>
          </table:table-cell>
          <table:table-cell table:number-columns-repeated="16380"/>
        </table:table-row>
        <table:table-row table:style-name="ro4">
          <table:table-cell office:value-type="string" calcext:value-type="string">
            <text:p>Senhores, boa tarde!</text:p>
            <text:p/>
            <text:p>Recentemente, fui vítima de uma colisão. O condutor informou ser assegurado do Bradesco. </text:p>
            <text:p/>
            <text:p>Fui contatada pelos responsáveis e realizei os orçamentos, sempre deixando claro que quero fazer o concerto na autorizada. </text:p>
            <text:p/>
            <text:p>Nesta, o valor do concerto é de R$3333,33 , no entanto, a seguradora arcará com somente R$3333,33 . O que fazer nessas situações?</text:p>
            <text:p/>
            <text:p>Aguardo retorno com as orientações. </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3">
          <table:table-cell office:value-type="string" calcext:value-type="string">
            <text:p>Sou representante da Imobiliária IMOVSAMPA NEGOCIOS IMOBILIÁRIOS LTDA, administramos uma locação onde configura a Porto Seguro como fiança aluguel.</text:p>
            <text:p>A empresa  CONCEITO IMOBILIÁRIA E CORRETORA DE SEGUROS SOB O NÚMERO SUSEP.  333333333 foi a corretora responsável pela aprovação e formalização do seguro aluguel apólice n.  3333.33.33.333-3.</text:p>
            <text:p>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através da Porto via pagamento cartão de crédito, conforme opção no site da Porto, o inquilino não efetuou o pagamento e nem a corretora nos deu assistência para abertura do sinistro nem mesmo respondendo mais nossas ligações e respondendo mensagens.</text:p>
            <text:p>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text:p>
            <text:p>Sendo assim, estamos indignados com esta postura e vimos através desta deixar nossa reclamação e solicitar as devidas providências junto a este órgão quanto a postura e assistência não efetuada  perante todas as nossas solicitações de abertura de sinistro, </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Atendimento negado</text:p>
          </table:table-cell>
          <table:table-cell table:number-columns-repeated="16380"/>
        </table:table-row>
        <table:table-row table:style-name="ro30">
          <table:table-cell table:style-name="ce28" office:value-type="string" calcext:value-type="string">
            <text:p>Bom dia, sou responsável técnico pela empresa CORRETORA DE SEGUROS LTDA, CNPJ 33.333.333/3333-33. Estou solicitando a ativação de minha empresa que consta com o cadastro suspenso haja vista que já solucionei as pendências apontadas pela autarquia de forma a retornar a receber minhas comissões das seguradoras para as quais eu presto serviço.</text:p>
            <text:p/>
            <text:p>Obrigado desde já!</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No dia 33/33/3333 tive uma situação de vendaval onde minha casa sofreu destelhamento, passada a chuva conseguimos ver parcialmente o estrago feito, entrei em contato com a seguradora para solicitar o seguro para o telhado, o sinistro foi aberto junto a HDI Seguros.</text:p>
            <text:p>Depois de alguns dias a chuva passou e conseguimos pedir um orçamento para a manutenção do telhado, assim que recebemos a foto do estrago feito, juntamente com a avaliação da empresa e o orçamento, enviamos todas os documentos que a seguradora pediu.</text:p>
            <text:p>Resumindo, abrimos o pedido de sinistro pelo dia 33 de novembro, recebemos a proposta e enviamos para a HDI no dia 33 de Dezembro devido a problemas climáticos que dificultavam a avaliação, e até agora não recebemos nenhum retorno deles, estamos a 3 dias sem um parecer, eu já enviei e-mail pedindo uma posição e não tive retorno.</text:p>
            <text:p>O número do sinistro é o 333333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3">
          <table:table-cell office:value-type="string" calcext:value-type="string">
            <text:p>Olá. Realizei uma compra (microondas) no dia 33/33/3333 em uma loja física do Magazine Luiza. Deixei bem claro à vendedora que eu NÃO tinha interesse na garantia estendida, e ela a todo instante insistindo. </text:p>
            <text:p>No produto exposto na loja, não havia o preço, e quando a vendedora foi questionada quanto ao valor, ela passou o valor do produto + o valor da garantia estendida </text:p>
            <text:p>Passou desapercebido por mim, e em casa quando fui validar a nota fiscal, estava lá o valor real do produto, R$33,33 à mais que o valor do microondas.</text:p>
            <text:p>Tentei o cancelamento de forma amigável, e a vendedora bateu o pé que não iria cancelar.</text:p>
            <text:p>Muito insatisfeita, registrei minha queixa no "Reclama Aqui" e até o momento nenhum retorno.</text:p>
            <text:p>No meu direito de cancelar a garantia estendida "empurrada" pelo Magazine, eu exigo o cancelamento da garantia e a devolução do valor cobrad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Prezados, no dia 33/33/3333, contratei a apolice número 3333333333333 via central Youse, contratei um seguro auto com a promessa de ser simples e mais econômico comparado as outras empresas, porém no dia 33/33/3333, tive meu veículo furtado e após todo o trâmite tive o débito de R$ 3.333,33 da minha indenização, reclamei com a empresa, visto que não tinha essa informação na apólise e nenhum momento na contratação foi me informado isso. Não tive uma resposta por parte da companhia e não foi me apresentado evidências da data de contratação. Por esse motivo venho formalizar a minha reclamação aqui, solicitando o ressarcimento do valor debitado e com base no artigo 33 do Código do direito do consumidor o pagamento em dobro visto a cobrança indevida e má fé da Youse Seguros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obrança de Prêmio Indevida</text:p>
          </table:table-cell>
          <table:table-cell table:number-columns-repeated="16380"/>
        </table:table-row>
        <table:table-row table:style-name="ro6">
          <table:table-cell office:value-type="string" calcext:value-type="string">
            <text:p>Tenho dúvidas a respeito deste site mas também uma imensa dificuldade de falar com o setor responsável por ele! Não é amigável! Se selecionei que quero falar com o responsável pelo site ele sequer consegue me direcionar após o login!!!</text:p>
            <text:p>Fiz uma reclamação dirigida à SUSEP, fui direcionado a este site e este nada diz a respeito da superitendência com quem quero falar!!!! E sim PROCN/SP. Como o consumidor saberá que sua reclamação chegará onde quer que chegue?????</text:p>
            <text:p>Francamente, eta centralização não está sendo nada boa para o usuári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noite venho solicitar a agencia de saude suplementar que venha acompanhar meu processo de sinistro pela bradesco vida e previdencia gostaria de formalizar a denuncia onde meu processo incontra se em analise desde 33 de abril de 3333 ate hoje sem uma resposta ligo no 3333 33 33 tenho mais de 33 protocolos abertos foram abertos protocolos no sac na ouvidoria <text:s/>hoje a atendente do sac disse que não intende abri uma nova tratativa <text:s/>com o setor de analize informo tambem que uma mulher com nome de Ingrid esteve em minha residencia e recolheu uma procuração o banco informou que ela trabalha na pericia do banco o contrato foi quebrado em 33 dias hoje sempre quando ligo e pedido mais prazo a utima documentação foi dia 33/33/3333 desde entçao nçao recebi nenhum pedido de documentação complementar o sac não tem wxplicação para o ocorrido a ouvidoria da seguradora tambem nçao em uma das ligaçoes a atendente da central de relacionamento deu risaqdas da situação eu estou pedindo as gravaçãoes para o banco a mais de 33 dias pelo descaso eles nçao indenizçao e nçao negam o sinistro assim porem nçao tenho nenhuma resposta da seguradora peço desde ja que por quebra de contrato com 33 dias de atraso a ans tome as devidas providencias apolice existe desde 3333 333333 informo ainda que a seguradora mudou o nome do seguro sem me mandar as novas condiçoes gerais pra saber se eu aceitaria ou não de cachy hospitalar bradesco passou a ser seguro de vida individual bradesco <text:s/>numero do sinistro numero 33333333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cesso de Regulação do Sinistro</text:p>
          </table:table-cell>
          <table:table-cell table:number-columns-repeated="16380"/>
        </table:table-row>
        <table:table-row table:style-name="ro6">
          <table:table-cell office:value-type="string" calcext:value-type="string">
            <text:p>Olá boa tarde! Tudo bem? </text:p>
            <text:p/>
            <text:p>Estou abrindo uma corretora especializada em planos de saúde. Para a comercialização é obrigatório ter o registro do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8" office:value-type="string" calcext:value-type="string">
            <text:p>Eu Carolline tenho seguro de vida sul América e devido a perda visual repentina em Junho/3333 acionei o seguro após finalização do meu caso em 33/33/33. Após entregar todos os documentos necessários o seguro avisou hoje que precisa de um relatório referindo que a perda visual é irreversível, solicitação está indevida, já que já consta no envio de documentos o relatório médico, assinado e carimbado por especialista </text:p>
            <text:p>do Sus, do Estado da Bahia, do Instituto de Cegos da Bahia, onde relata que a paciente Carolline é portadora de deficiência visual, Uma vez que o médico designa um paciente ser deficiente visual, isso já caracteriza que a perda é irreversível,  não mais é resolvido por tratamento ou cirurgia. Cabe a Sul América acatar o relatório e saber interpretar os termos médicos. Solicito a fiscalização desta instituição Sul América seguros de vida, frente ao sinistro Número 3-3333333 Aviso 33333333 Apolice 333333Número do Sac da queixa registrada na Sul América: 3333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2">
          <table:table-cell office:value-type="string" calcext:value-type="string">
            <text:p>Solicito informação para declarar extrato de VGBL com campos com valores na coluna Participante/Segurado:  Provisão matemática de benefícios a conceder no início do período; Contribuição paga no período;  Rendimentos e extrato PGBL com os mesmos campos também com valores, mas na coluna Instituidora.</text:p>
            <text:p>Obriga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Registro de morte e Invalidez Acidentes</text:p>
            <text:p>Fale aqui</text:p>
            <text:p>Qual o n°, ano a ano de mortes e invalidez registrados no DPVAT no período de 3333 a 3333?</text:p>
            <text:p>Quais os valores pagos?</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67">
          <table:table-cell table:style-name="ce28" office:value-type="string" calcext:value-type="string">
            <text:p>Boa tarde!</text:p>
            <text:p/>
            <text:p>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text:p>
            <text:p/>
            <text:p>Eu gostaria de receber informações via E-mail ou Whatsap.</text:p>
            <text:p/>
            <text:p>E-mail.: email</text:p>
            <text:p>Whatsap: 33333333333</text:p>
            <text:p/>
            <text:p>Cláudio</text:p>
            <text:p>Córrego do Ouro - Goiá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6">
          <table:table-cell office:value-type="string" calcext:value-type="string">
            <text:p>Boa tarde!</text:p>
            <text:p/>
            <text:p>Uma transportadora turística vai fazer uma viagem para o Uruguai (Montevidéu). Poderias me informar, por gentileza, se é obrigatório que essa empresa faça carta verde ou azul? Tem alguma obrigação específica relacionada a algum documento, além dos documentos exigidos pela ANTT? Obrigada!</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1">
          <table:table-cell office:value-type="string" calcext:value-type="string">
            <text:p>Minha esposa e falecida Lucia. Solicito informacoes como obter se a mesma possui Seguro de vida. Qual procedimento devo adota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
      <table:table table:name="Pivot Table_Projeto IA - Amostra - Demandas úteis da ouvidoria 2023.txt_1" table:style-name="ta1">
        <table:table-column table:style-name="co6" table:default-cell-style-name="ce16"/>
        <table:table-column table:style-name="co7" table:default-cell-style-name="ce20"/>
        <table:table-row table:style-name="ro1">
          <table:table-cell table:style-name="ce14" office:value-type="string" calcext:value-type="string">
            <text:p>Categoria</text:p>
          </table:table-cell>
          <table:table-cell table:style-name="ce18" office:value-type="string" calcext:value-type="string">
            <text:p>Count - Tipo de Resposta</text:p>
          </table:table-cell>
        </table:table-row>
        <table:table-row table:style-name="ro1">
          <table:table-cell table:style-name="ce15" office:value-type="string" calcext:value-type="string">
            <text:p>Cadastro</text:p>
          </table:table-cell>
          <table:table-cell table:style-name="ce19" office:value-type="float" office:value="470" calcext:value-type="float">
            <text:p>470</text:p>
          </table:table-cell>
        </table:table-row>
        <table:table-row table:style-name="ro1">
          <table:table-cell office:value-type="string" calcext:value-type="string">
            <text:p>Capitalização</text:p>
          </table:table-cell>
          <table:table-cell office:value-type="float" office:value="16" calcext:value-type="float">
            <text:p>16</text:p>
          </table:table-cell>
        </table:table-row>
        <table:table-row table:style-name="ro1">
          <table:table-cell office:value-type="string" calcext:value-type="string">
            <text:p>Consulta Técnica</text:p>
          </table:table-cell>
          <table:table-cell office:value-type="float" office:value="8" calcext:value-type="float">
            <text:p>8</text:p>
          </table:table-cell>
        </table:table-row>
        <table:table-row table:style-name="ro1">
          <table:table-cell office:value-type="string" calcext:value-type="string">
            <text:p>DPVAT/SPVAT</text:p>
          </table:table-cell>
          <table:table-cell office:value-type="float" office:value="34" calcext:value-type="float">
            <text:p>34</text:p>
          </table:table-cell>
        </table:table-row>
        <table:table-row table:style-name="ro1">
          <table:table-cell office:value-type="string" calcext:value-type="string">
            <text:p>Não identificada</text:p>
          </table:table-cell>
          <table:table-cell office:value-type="float" office:value="229" calcext:value-type="float">
            <text:p>229</text:p>
          </table:table-cell>
        </table:table-row>
        <table:table-row table:style-name="ro1">
          <table:table-cell office:value-type="string" calcext:value-type="string">
            <text:p>Previdência Complementar Aberta</text:p>
          </table:table-cell>
          <table:table-cell office:value-type="float" office:value="81" calcext:value-type="float">
            <text:p>81</text:p>
          </table:table-cell>
        </table:table-row>
        <table:table-row table:style-name="ro1">
          <table:table-cell office:value-type="string" calcext:value-type="string">
            <text:p>Seguro Compreensivo</text:p>
          </table:table-cell>
          <table:table-cell office:value-type="float" office:value="13" calcext:value-type="float">
            <text:p>13</text:p>
          </table:table-cell>
        </table:table-row>
        <table:table-row table:style-name="ro1">
          <table:table-cell office:value-type="string" calcext:value-type="string">
            <text:p>Seguro de Automoveis</text:p>
          </table:table-cell>
          <table:table-cell office:value-type="float" office:value="180" calcext:value-type="float">
            <text:p>180</text:p>
          </table:table-cell>
        </table:table-row>
        <table:table-row table:style-name="ro1">
          <table:table-cell office:value-type="string" calcext:value-type="string">
            <text:p>Seguro de Crédito Interno</text:p>
          </table:table-cell>
          <table:table-cell office:value-type="float" office:value="3" calcext:value-type="float">
            <text:p>3</text:p>
          </table:table-cell>
        </table:table-row>
        <table:table-row table:style-name="ro1">
          <table:table-cell office:value-type="string" calcext:value-type="string">
            <text:p>Seguro de Danos</text:p>
          </table:table-cell>
          <table:table-cell office:value-type="float" office:value="64" calcext:value-type="float">
            <text:p>64</text:p>
          </table:table-cell>
        </table:table-row>
        <table:table-row table:style-name="ro1">
          <table:table-cell office:value-type="string" calcext:value-type="string">
            <text:p>Seguro de Pessoas</text:p>
          </table:table-cell>
          <table:table-cell office:value-type="float" office:value="363" calcext:value-type="float">
            <text:p>363</text:p>
          </table:table-cell>
        </table:table-row>
        <table:table-row table:style-name="ro1">
          <table:table-cell office:value-type="string" calcext:value-type="string">
            <text:p>Seguro de Responsabilidade</text:p>
          </table:table-cell>
          <table:table-cell office:value-type="float" office:value="4" calcext:value-type="float">
            <text:p>4</text:p>
          </table:table-cell>
        </table:table-row>
        <table:table-row table:style-name="ro1">
          <table:table-cell office:value-type="string" calcext:value-type="string">
            <text:p>Seguro de Transportes</text:p>
          </table:table-cell>
          <table:table-cell office:value-type="float" office:value="1" calcext:value-type="float">
            <text:p>1</text:p>
          </table:table-cell>
        </table:table-row>
        <table:table-row table:style-name="ro1">
          <table:table-cell office:value-type="string" calcext:value-type="string">
            <text:p>Seguro Fiança Locatícia</text:p>
          </table:table-cell>
          <table:table-cell office:value-type="float" office:value="7" calcext:value-type="float">
            <text:p>7</text:p>
          </table:table-cell>
        </table:table-row>
        <table:table-row table:style-name="ro1">
          <table:table-cell office:value-type="string" calcext:value-type="string">
            <text:p>Seguro Garantia</text:p>
          </table:table-cell>
          <table:table-cell office:value-type="float" office:value="54" calcext:value-type="float">
            <text:p>54</text:p>
          </table:table-cell>
        </table:table-row>
        <table:table-row table:style-name="ro1">
          <table:table-cell office:value-type="string" calcext:value-type="string">
            <text:p>Seguro Garantia Estendida</text:p>
          </table:table-cell>
          <table:table-cell office:value-type="float" office:value="2" calcext:value-type="float">
            <text:p>2</text:p>
          </table:table-cell>
        </table:table-row>
        <table:table-row table:style-name="ro1">
          <table:table-cell office:value-type="string" calcext:value-type="string">
            <text:p>Seguro Rural</text:p>
          </table:table-cell>
          <table:table-cell table:style-name="ce21" office:value-type="float" office:value="2" calcext:value-type="float">
            <text:p>2</text:p>
          </table:table-cell>
        </table:table-row>
        <table:table-row table:style-name="ro1">
          <table:table-cell table:style-name="ce17" office:value-type="string" calcext:value-type="string">
            <text:p>Total Result</text:p>
          </table:table-cell>
          <table:table-cell table:style-name="ce22" office:value-type="float" office:value="1531" calcext:value-type="float">
            <text:p>1531</text:p>
          </table:table-cell>
        </table:table-row>
      </table:table>
      <table:named-expressions/>
      <table:data-pilot-tables>
        <table:data-pilot-table table:name="DataPilot1" table:application-data="" table:target-range-address="'Pivot Table_Projeto IA - Amostra - Demandas úteis da ouvidoria 2023.txt_1'.A1:'Pivot Table_Projeto IA - Amostra - Demandas úteis da ouvidoria 2023.txt_1'.B19" table:buttons="'Pivot Table_Projeto IA - Amostra - Demandas úteis da ouvidoria 2023.txt_1'.A1" table:show-filter-button="false" table:drill-down-on-double-click="false">
          <table:source-cell-range table:cell-range-address="'Projeto IA - Amostra - Demandas úteis da ouvidoria 2023.txt'.A1:'Projeto IA - Amostra - Demandas úteis da ouvidoria 2023.txt'.D1531"/>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Cadastro" table:display="true" table:show-details="true"/>
                <table:data-pilot-member table:name="Capitalização" table:display="true" table:show-details="true"/>
                <table:data-pilot-member table:name="Consulta Técnica" table:display="true" table:show-details="true"/>
                <table:data-pilot-member table:name="DPVAT/SPVAT" table:display="true" table:show-details="true"/>
                <table:data-pilot-member table:name="Não identificada" table:display="true" table:show-details="true"/>
                <table:data-pilot-member table:name="Previdência Complementar Aberta" table:display="true" table:show-details="true"/>
                <table:data-pilot-member table:name="Seguro Compreensivo" table:display="true" table:show-details="true"/>
                <table:data-pilot-member table:name="Seguro de Automoveis" table:display="true" table:show-details="true"/>
                <table:data-pilot-member table:name="Seguro de Crédito Interno" table:display="true" table:show-details="true"/>
                <table:data-pilot-member table:name="Seguro de Danos" table:display="true" table:show-details="true"/>
                <table:data-pilot-member table:name="Seguro de Pessoas" table:display="true" table:show-details="true"/>
                <table:data-pilot-member table:name="Seguro de Responsabilidade" table:display="true" table:show-details="true"/>
                <table:data-pilot-member table:name="Seguro de Transportes" table:display="true" table:show-details="true"/>
                <table:data-pilot-member table:name="Seguro Fiança Locatícia" table:display="true" table:show-details="true"/>
                <table:data-pilot-member table:name="Seguro Garantia" table:display="true" table:show-details="true"/>
                <table:data-pilot-member table:name="Seguro Garantia Estendida" table:display="true" table:show-details="true"/>
                <table:data-pilot-member table:name="Seguro Rur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ipo de Resposta" table:orientation="data" table:used-hierarchy="0" table:function="count">
            <table:data-pilot-level table:show-empty="false" calcext:repeat-item-labels="false">
              <table:data-pilot-members>
                <table:data-pilot-member table:name="Área Técnica" table:display="true" table:show-details="true"/>
                <table:data-pilot-member table:name="Arquivado" table:display="true" table:show-details="true"/>
                <table:data-pilot-member table:name="Cadastro de segurado" table:display="true" table:show-details="true"/>
                <table:data-pilot-member table:name="Consulta" table:display="true" table:show-details="true"/>
                <table:data-pilot-member table:name="Corretores - cadastro" table:display="true" table:show-details="true"/>
                <table:data-pilot-member table:name="Demanda Duplicada" table:display="true" table:show-details="true"/>
                <table:data-pilot-member table:name="Explicações da Ouvidoria" table:display="true" table:show-details="true"/>
                <table:data-pilot-member table:name="Mercado não supervisionado" table:display="true" table:show-details="true"/>
                <table:data-pilot-member table:name="Peticionamento eletrônico" table:display="true" table:show-details="true"/>
                <table:data-pilot-member table:name="Reclamação - Consumidor.gov.br" table:display="true" table:show-details="true"/>
                <table:data-pilot-member table:name="Reclamação diversa" table:display="true" table:show-details="true"/>
                <table:data-pilot-member table:name="Simplifique" table:display="true" table:show-details="true"/>
                <table:data-pilot-member table:name="Terceiro prejudicado" table:display="true" table:show-details="true"/>
                <table:data-pilot-member table:name="Tratado pela Ouvidora" table:display="true" table:show-details="true"/>
                <table:data-pilot-member table:name="Vista de Process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4">00/00/0000</text:date>, <text:time style:data-style-name="N2" text:time-value="23:51:35.5719241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14T23:51:52.832596924</dc:date>
    <meta:editing-duration>PT9H50M45S</meta:editing-duration>
    <meta:editing-cycles>61</meta:editing-cycles>
    <meta:generator>LibreOffice/24.2.6.2$Linux_X86_64 LibreOffice_project/8e9a753d9daaea75c34b417ba1bdf556bf2fc5b3</meta:generator>
    <meta:document-statistic meta:table-count="2" meta:cell-count="6162" meta:object-count="0"/>
  </office:meta>
</office:document-meta>
</file>